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4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1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6.71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45.21mm"/>
    </style:style>
    <style:style style:name="co19" style:family="table-column">
      <style:table-column-properties fo:break-before="auto" style:column-width="29.56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35.65mm"/>
    </style:style>
    <style:style style:name="co22" style:family="table-column">
      <style:table-column-properties fo:break-before="auto" style:column-width="33.67mm"/>
    </style:style>
    <style:style style:name="co23" style:family="table-column">
      <style:table-column-properties fo:break-before="auto" style:column-width="46.06mm"/>
    </style:style>
    <style:style style:name="co24" style:family="table-column">
      <style:table-column-properties fo:break-before="auto" style:column-width="44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 - h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combined - h - quality'.B28:'combined - h - quality'.E28 'combined - h - quality'.A29:'combined - h - quality'.A29 'combined - h - quality'.B29:'combined - h - quality'.E29 'combined - h - quality'.A30:'combined - h - quality'.A30 'combined - h - quality'.B30:'combined - h - quality'.E30 'combined - h - quality'.A31:'combined - h - quality'.A31 'combined - h - quality'.B31:'combined - h - quality'.E31 'combined - h - quality'.A33:'combined - h - quality'.A33 'combined - h - quality'.B33:'combined - h - quality'.E33 'combined - h - quality'.A32:'combined - h - quality'.A32 'combined - h - quality'.B32:'combined - h - quality'.E32 'combined - h - quality'.A34:'combined - h - quality'.A34 'combined - h - quality'.B34:'combined - h - quality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59" calcext:value-type="float">
            <text:p>59</text:p>
          </table:table-cell>
          <table:table-cell table:formula="of:=[.J4]-[.K4]+[.N4]+[.C29]" office:value-type="float" office:value="81" calcext:value-type="float">
            <text:p>81</text:p>
          </table:table-cell>
          <table:table-cell table:formula="of:=[.J5]-[.K5]+[.N5]+[.D29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59" calcext:value-type="float">
            <text:p>59</text:p>
          </table:table-cell>
          <table:table-cell table:formula="of:=[.J14]-[.K14]+[.N14]+[.C31]" office:value-type="float" office:value="81" calcext:value-type="float">
            <text:p>81</text:p>
          </table:table-cell>
          <table:table-cell table:formula="of:=[.J15]-[.K15]+[.N15]+[.D31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59" calcext:value-type="float">
            <text:p>59</text:p>
          </table:table-cell>
          <table:table-cell table:formula="of:=[.J19]-[.K19]+[.N19]+[.C32]" office:value-type="float" office:value="81" calcext:value-type="float">
            <text:p>81</text:p>
          </table:table-cell>
          <table:table-cell table:formula="of:=[.J20]-[.K20]+[.N20]+[.D32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4" calcext:value-type="float">
            <text:p>74</text:p>
          </table:table-cell>
          <table:table-cell table:formula="of:=[.J25]-[.K25]+[.N25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00164599999999981" calcext:value-type="float">
            <text:p>0.001646</text:p>
          </table:table-cell>
          <table:table-cell office:value-type="float" office:value="0.227472" calcext:value-type="float">
            <text:p>0.227472</text:p>
          </table:table-cell>
          <table:table-cell office:value-type="float" office:value="3.06208348274231" calcext:value-type="float">
            <text:p>3.06208348274231</text:p>
          </table:table-cell>
          <table:table-cell office:value-type="float" office:value="5.012949" calcext:value-type="float">
            <text:p>5.012949</text:p>
          </table:table-cell>
          <table:table-cell office:value-type="float" office:value="0.000619999999999621" calcext:value-type="float">
            <text:p>0.00062</text:p>
          </table:table-cell>
          <table:table-cell office:value-type="float" office:value="8.913787" calcext:value-type="float">
            <text:p>8.913787</text:p>
          </table:table-cell>
          <table:table-cell office:value-type="float" office:value="0.464086999999999" calcext:value-type="float">
            <text:p>0.464086999999999</text:p>
          </table:table-cell>
          <table:table-cell office:value-type="float" office:value="0.0184800000000003" calcext:value-type="float">
            <text:p>0.01848</text:p>
          </table:table-cell>
          <table:table-cell office:value-type="float" office:value="0.0474379999999997" calcext:value-type="float">
            <text:p>0.047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0166100000000213" calcext:value-type="float">
            <text:p>0.001661000000002</text:p>
          </table:table-cell>
          <table:table-cell office:value-type="float" office:value="0.231635000000001" calcext:value-type="float">
            <text:p>0.231635000000001</text:p>
          </table:table-cell>
          <table:table-cell office:value-type="float" office:value="2.9954833984375" calcext:value-type="float">
            <text:p>2.9954833984375</text:p>
          </table:table-cell>
          <table:table-cell office:value-type="float" office:value="4.230521" calcext:value-type="float">
            <text:p>4.230521</text:p>
          </table:table-cell>
          <table:table-cell office:value-type="float" office:value="0.000429000000000457" calcext:value-type="float">
            <text:p>0.000429</text:p>
          </table:table-cell>
          <table:table-cell office:value-type="float" office:value="7.686574" calcext:value-type="float">
            <text:p>7.686574</text:p>
          </table:table-cell>
          <table:table-cell office:value-type="float" office:value="0.390001000000005" calcext:value-type="float">
            <text:p>0.390001000000005</text:p>
          </table:table-cell>
          <table:table-cell office:value-type="float" office:value="0.019319000000003" calcext:value-type="float">
            <text:p>0.019319000000003</text:p>
          </table:table-cell>
          <table:table-cell office:value-type="float" office:value="0.0461880000000008" calcext:value-type="float">
            <text:p>0.046188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81000000005" calcext:value-type="float">
            <text:p>0.118981000000005</text:p>
          </table:table-cell>
          <table:table-cell office:value-type="float" office:value="0.00165899999999652" calcext:value-type="float">
            <text:p>0.001658999999997</text:p>
          </table:table-cell>
          <table:table-cell office:value-type="float" office:value="0.231138000000001" calcext:value-type="float">
            <text:p>0.231138000000001</text:p>
          </table:table-cell>
          <table:table-cell office:value-type="float" office:value="2.94684624671936" calcext:value-type="float">
            <text:p>2.94684624671936</text:p>
          </table:table-cell>
          <table:table-cell office:value-type="float" office:value="4.759531" calcext:value-type="float">
            <text:p>4.759531</text:p>
          </table:table-cell>
          <table:table-cell office:value-type="float" office:value="0.000480000000003145" calcext:value-type="float">
            <text:p>0.000480000000003</text:p>
          </table:table-cell>
          <table:table-cell office:value-type="float" office:value="8.832742" calcext:value-type="float">
            <text:p>8.832742</text:p>
          </table:table-cell>
          <table:table-cell office:value-type="float" office:value="0.486998999999997" calcext:value-type="float">
            <text:p>0.486998999999997</text:p>
          </table:table-cell>
          <table:table-cell office:value-type="float" office:value="0.0189699999999959" calcext:value-type="float">
            <text:p>0.018969999999996</text:p>
          </table:table-cell>
          <table:table-cell office:value-type="float" office:value="0.0456569999999985" calcext:value-type="float">
            <text:p>0.045656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56" calcext:value-type="float">
            <text:p>0.11956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219670000000001" calcext:value-type="float">
            <text:p>0.219670000000001</text:p>
          </table:table-cell>
          <table:table-cell office:value-type="float" office:value="2.9721405506134" calcext:value-type="float">
            <text:p>2.9721405506134</text:p>
          </table:table-cell>
          <table:table-cell office:value-type="float" office:value="5.290485" calcext:value-type="float">
            <text:p>5.290485</text:p>
          </table:table-cell>
          <table:table-cell office:value-type="float" office:value="0.000485999999995101" calcext:value-type="float">
            <text:p>0.000485999999995</text:p>
          </table:table-cell>
          <table:table-cell office:value-type="float" office:value="8.485668" calcext:value-type="float">
            <text:p>8.485668</text:p>
          </table:table-cell>
          <table:table-cell office:value-type="float" office:value="0.475599000000003" calcext:value-type="float">
            <text:p>0.475599000000003</text:p>
          </table:table-cell>
          <table:table-cell office:value-type="float" office:value="0.0188070000000096" calcext:value-type="float">
            <text:p>0.01880700000001</text:p>
          </table:table-cell>
          <table:table-cell office:value-type="float" office:value="0.0451669999999922" calcext:value-type="float">
            <text:p>0.045166999999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94999999998" calcext:value-type="float">
            <text:p>0.115994999999998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6089000000002" calcext:value-type="float">
            <text:p>0.226089000000002</text:p>
          </table:table-cell>
          <table:table-cell office:value-type="float" office:value="3.06995868682861" calcext:value-type="float">
            <text:p>3.06995868682861</text:p>
          </table:table-cell>
          <table:table-cell office:value-type="float" office:value="4.871995" calcext:value-type="float">
            <text:p>4.871995</text:p>
          </table:table-cell>
          <table:table-cell office:value-type="float" office:value="0.0004950000000008" calcext:value-type="float">
            <text:p>0.000495000000001</text:p>
          </table:table-cell>
          <table:table-cell office:value-type="float" office:value="9.004058" calcext:value-type="float">
            <text:p>9.004058</text:p>
          </table:table-cell>
          <table:table-cell office:value-type="float" office:value="0.46485100000001" calcext:value-type="float">
            <text:p>0.46485100000001</text:p>
          </table:table-cell>
          <table:table-cell office:value-type="float" office:value="0.0187619999999953" calcext:value-type="float">
            <text:p>0.018761999999995</text:p>
          </table:table-cell>
          <table:table-cell office:value-type="float" office:value="0.047276999999994" calcext:value-type="float">
            <text:p>0.047276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721000000008" calcext:value-type="float">
            <text:p>0.118721000000008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232176999999993" calcext:value-type="float">
            <text:p>0.232176999999993</text:p>
          </table:table-cell>
          <table:table-cell office:value-type="float" office:value="3.06023073196411" calcext:value-type="float">
            <text:p>3.06023073196411</text:p>
          </table:table-cell>
          <table:table-cell office:value-type="float" office:value="4.2771" calcext:value-type="float">
            <text:p>4.2771</text:p>
          </table:table-cell>
          <table:table-cell office:value-type="float" office:value="0.000432000000003541" calcext:value-type="float">
            <text:p>0.000432000000004</text:p>
          </table:table-cell>
          <table:table-cell office:value-type="float" office:value="7.748226" calcext:value-type="float">
            <text:p>7.748226</text:p>
          </table:table-cell>
          <table:table-cell office:value-type="float" office:value="0.388554999999997" calcext:value-type="float">
            <text:p>0.388554999999997</text:p>
          </table:table-cell>
          <table:table-cell office:value-type="float" office:value="0.0193689999999975" calcext:value-type="float">
            <text:p>0.019368999999998</text:p>
          </table:table-cell>
          <table:table-cell office:value-type="float" office:value="0.0457799999999935" calcext:value-type="float">
            <text:p>0.045779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36000000002" calcext:value-type="float">
            <text:p>0.118836000000002</text:p>
          </table:table-cell>
          <table:table-cell office:value-type="float" office:value="0.00164900000000046" calcext:value-type="float">
            <text:p>0.001649</text:p>
          </table:table-cell>
          <table:table-cell office:value-type="float" office:value="0.229603999999995" calcext:value-type="float">
            <text:p>0.229603999999995</text:p>
          </table:table-cell>
          <table:table-cell office:value-type="float" office:value="3.06448411941528" calcext:value-type="float">
            <text:p>3.06448411941528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0.00048199999999099" calcext:value-type="float">
            <text:p>0.000481999999991</text:p>
          </table:table-cell>
          <table:table-cell office:value-type="float" office:value="8.857218" calcext:value-type="float">
            <text:p>8.857218</text:p>
          </table:table-cell>
          <table:table-cell office:value-type="float" office:value="0.487780000000015" calcext:value-type="float">
            <text:p>0.487780000000015</text:p>
          </table:table-cell>
          <table:table-cell office:value-type="float" office:value="0.019016999999991" calcext:value-type="float">
            <text:p>0.019016999999991</text:p>
          </table:table-cell>
          <table:table-cell office:value-type="float" office:value="0.0458240000000103" calcext:value-type="float">
            <text:p>0.045824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671000000006" calcext:value-type="float">
            <text:p>0.118671000000006</text:p>
          </table:table-cell>
          <table:table-cell office:value-type="float" office:value="0.00164900000001467" calcext:value-type="float">
            <text:p>0.001649000000015</text:p>
          </table:table-cell>
          <table:table-cell office:value-type="float" office:value="0.219684000000001" calcext:value-type="float">
            <text:p>0.219684000000001</text:p>
          </table:table-cell>
          <table:table-cell office:value-type="float" office:value="3.21093130111694" calcext:value-type="float">
            <text:p>3.21093130111694</text:p>
          </table:table-cell>
          <table:table-cell office:value-type="float" office:value="5.27876499999999" calcext:value-type="float">
            <text:p>5.27876499999999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926299999999" calcext:value-type="float">
            <text:p>8.52926299999999</text:p>
          </table:table-cell>
          <table:table-cell office:value-type="float" office:value="0.474570999999997" calcext:value-type="float">
            <text:p>0.474570999999997</text:p>
          </table:table-cell>
          <table:table-cell office:value-type="float" office:value="0.0188050000000146" calcext:value-type="float">
            <text:p>0.018805000000015</text:p>
          </table:table-cell>
          <table:table-cell office:value-type="float" office:value="0.0453190000000063" calcext:value-type="float">
            <text:p>0.045319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129999999998" calcext:value-type="float">
            <text:p>0.116129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6032000000004" calcext:value-type="float">
            <text:p>0.226032000000004</text:p>
          </table:table-cell>
          <table:table-cell office:value-type="float" office:value="3.0975341796875" calcext:value-type="float">
            <text:p>3.0975341796875</text:p>
          </table:table-cell>
          <table:table-cell office:value-type="float" office:value="4.88716199999999" calcext:value-type="float">
            <text:p>4.88716199999999</text:p>
          </table:table-cell>
          <table:table-cell office:value-type="float" office:value="0.000469999999978654" calcext:value-type="float">
            <text:p>0.000469999999979</text:p>
          </table:table-cell>
          <table:table-cell office:value-type="float" office:value="8.99582700000002" calcext:value-type="float">
            <text:p>8.99582700000002</text:p>
          </table:table-cell>
          <table:table-cell office:value-type="float" office:value="0.467668000000003" calcext:value-type="float">
            <text:p>0.467668000000003</text:p>
          </table:table-cell>
          <table:table-cell office:value-type="float" office:value="0.0188740000000109" calcext:value-type="float">
            <text:p>0.018874000000011</text:p>
          </table:table-cell>
          <table:table-cell office:value-type="float" office:value="0.0473619999999926" calcext:value-type="float">
            <text:p>0.047361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29999999999" calcext:value-type="float">
            <text:p>0.118729999999999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232773000000009" calcext:value-type="float">
            <text:p>0.232773000000009</text:p>
          </table:table-cell>
          <table:table-cell office:value-type="float" office:value="3.0462155342102" calcext:value-type="float">
            <text:p>3.0462155342102</text:p>
          </table:table-cell>
          <table:table-cell office:value-type="float" office:value="4.277592" calcext:value-type="float">
            <text:p>4.277592</text:p>
          </table:table-cell>
          <table:table-cell office:value-type="float" office:value="0.000429999999994379" calcext:value-type="float">
            <text:p>0.000429999999994</text:p>
          </table:table-cell>
          <table:table-cell office:value-type="float" office:value="7.701671" calcext:value-type="float">
            <text:p>7.701671</text:p>
          </table:table-cell>
          <table:table-cell office:value-type="float" office:value="0.389474999999976" calcext:value-type="float">
            <text:p>0.389474999999976</text:p>
          </table:table-cell>
          <table:table-cell office:value-type="float" office:value="0.0194260000000099" calcext:value-type="float">
            <text:p>0.01942600000001</text:p>
          </table:table-cell>
          <table:table-cell office:value-type="float" office:value="0.0461619999999812" calcext:value-type="float">
            <text:p>0.046161999999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122000000004" calcext:value-type="float">
            <text:p>0.119122000000004</text:p>
          </table:table-cell>
          <table:table-cell office:value-type="float" office:value="0.00166199999998184" calcext:value-type="float">
            <text:p>0.001661999999982</text:p>
          </table:table-cell>
          <table:table-cell office:value-type="float" office:value="0.229385000000008" calcext:value-type="float">
            <text:p>0.229385000000008</text:p>
          </table:table-cell>
          <table:table-cell office:value-type="float" office:value="3.07172322273254" calcext:value-type="float">
            <text:p>3.07172322273254</text:p>
          </table:table-cell>
          <table:table-cell office:value-type="float" office:value="4.78018800000001" calcext:value-type="float">
            <text:p>4.78018800000001</text:p>
          </table:table-cell>
          <table:table-cell office:value-type="float" office:value="0.000505000000003975" calcext:value-type="float">
            <text:p>0.000505000000004</text:p>
          </table:table-cell>
          <table:table-cell office:value-type="float" office:value="8.840844" calcext:value-type="float">
            <text:p>8.840844</text:p>
          </table:table-cell>
          <table:table-cell office:value-type="float" office:value="0.488942000000009" calcext:value-type="float">
            <text:p>0.488942000000009</text:p>
          </table:table-cell>
          <table:table-cell office:value-type="float" office:value="0.0197410000000104" calcext:value-type="float">
            <text:p>0.01974100000001</text:p>
          </table:table-cell>
          <table:table-cell office:value-type="float" office:value="0.0460010000000182" calcext:value-type="float">
            <text:p>0.04600100000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808999999999" calcext:value-type="float">
            <text:p>0.118808999999999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9371999999993" calcext:value-type="float">
            <text:p>0.219371999999993</text:p>
          </table:table-cell>
          <table:table-cell office:value-type="float" office:value="3.11821246147156" calcext:value-type="float">
            <text:p>3.11821246147156</text:p>
          </table:table-cell>
          <table:table-cell office:value-type="float" office:value="5.32480200000001" calcext:value-type="float">
            <text:p>5.32480200000001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183500000001" calcext:value-type="float">
            <text:p>8.52183500000001</text:p>
          </table:table-cell>
          <table:table-cell office:value-type="float" office:value="0.475423000000006" calcext:value-type="float">
            <text:p>0.475423000000006</text:p>
          </table:table-cell>
          <table:table-cell office:value-type="float" office:value="0.0187909999999931" calcext:value-type="float">
            <text:p>0.018790999999993</text:p>
          </table:table-cell>
          <table:table-cell office:value-type="float" office:value="0.0449169999999981" calcext:value-type="float">
            <text:p>0.04491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4228999999999" calcext:value-type="float">
            <text:p>0.114228999999999</text:p>
          </table:table-cell>
          <table:table-cell table:style-name="ce3" table:formula="of:=AVERAGE([.D2];[.D6];[.D10])" office:value-type="float" office:value="0.00165233333333211" calcext:value-type="float">
            <text:p>0.001652333333332</text:p>
          </table:table-cell>
          <table:table-cell table:style-name="ce3" table:formula="of:=AVERAGE([.E2];[.E6];[.E10])" office:value-type="float" office:value="0.226531000000002" calcext:value-type="float">
            <text:p>0.226531000000002</text:p>
          </table:table-cell>
          <table:table-cell table:style-name="ce3" table:formula="of:=AVERAGE([.F2];[.F6];[.F10])" office:value-type="float" office:value="3.07652544975281" calcext:value-type="float">
            <text:p>3.07652544975281</text:p>
          </table:table-cell>
          <table:table-cell table:style-name="ce3" table:formula="of:=AVERAGE([.G2];[.G6];[.G10])" office:value-type="float" office:value="4.92403533333333" calcext:value-type="float">
            <text:p>4.92403533333333</text:p>
          </table:table-cell>
          <table:table-cell table:style-name="ce3" table:formula="of:=AVERAGE([.H2];[.H6];[.H10])" office:value-type="float" office:value="0.000528333333326358" calcext:value-type="float">
            <text:p>0.000528333333326</text:p>
          </table:table-cell>
          <table:table-cell table:style-name="ce3" table:formula="of:=AVERAGE([.I2];[.I6];[.I10])" office:value-type="float" office:value="8.97122400000001" calcext:value-type="float">
            <text:p>8.97122400000001</text:p>
          </table:table-cell>
          <table:table-cell table:style-name="ce3" table:formula="of:=AVERAGE([.J2];[.J6];[.J10])" office:value-type="float" office:value="0.465535333333337" calcext:value-type="float">
            <text:p>0.465535333333337</text:p>
          </table:table-cell>
          <table:table-cell table:style-name="ce3" table:formula="of:=AVERAGE([.K2];[.K6];[.K10])" office:value-type="float" office:value="0.0187053333333355" calcext:value-type="float">
            <text:p>0.018705333333336</text:p>
          </table:table-cell>
          <table:table-cell table:style-name="ce3" table:formula="of:=AVERAGE([.L2];[.L6];[.L10])" office:value-type="float" office:value="0.0473589999999954" calcext:value-type="float">
            <text:p>0.047358999999996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7.8463251164195" calcext:value-type="float">
            <text:p>17.84632511641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571666666669" calcext:value-type="float">
            <text:p>0.118571666666669</text:p>
          </table:table-cell>
          <table:table-cell table:style-name="ce3" table:formula="of:=AVERAGE([.D3];[.D7];[.D11])" office:value-type="float" office:value="0.00165399999999849" calcext:value-type="float">
            <text:p>0.001653999999998</text:p>
          </table:table-cell>
          <table:table-cell table:style-name="ce3" table:formula="of:=AVERAGE([.E3];[.E7];[.E11])" office:value-type="float" office:value="0.232195000000001" calcext:value-type="float">
            <text:p>0.232195000000001</text:p>
          </table:table-cell>
          <table:table-cell table:style-name="ce3" table:formula="of:=AVERAGE([.F3];[.F7];[.F11])" office:value-type="float" office:value="3.0339765548706" calcext:value-type="float">
            <text:p>3.0339765548706</text:p>
          </table:table-cell>
          <table:table-cell table:style-name="ce3" table:formula="of:=AVERAGE([.G3];[.G7];[.G11])" office:value-type="float" office:value="4.26173766666667" calcext:value-type="float">
            <text:p>4.26173766666667</text:p>
          </table:table-cell>
          <table:table-cell table:style-name="ce3" table:formula="of:=AVERAGE([.H3];[.H7];[.H11])" office:value-type="float" office:value="0.000430333333332792" calcext:value-type="float">
            <text:p>0.000430333333333</text:p>
          </table:table-cell>
          <table:table-cell table:style-name="ce3" table:formula="of:=AVERAGE([.I3];[.I7];[.I11])" office:value-type="float" office:value="7.712157" calcext:value-type="float">
            <text:p>7.712157</text:p>
          </table:table-cell>
          <table:table-cell table:style-name="ce3" table:formula="of:=AVERAGE([.J3];[.J7];[.J11])" office:value-type="float" office:value="0.389343666666659" calcext:value-type="float">
            <text:p>0.389343666666659</text:p>
          </table:table-cell>
          <table:table-cell table:style-name="ce3" table:formula="of:=AVERAGE([.K3];[.K7];[.K11])" office:value-type="float" office:value="0.0193713333333368" calcext:value-type="float">
            <text:p>0.019371333333337</text:p>
          </table:table-cell>
          <table:table-cell table:style-name="ce3" table:formula="of:=AVERAGE([.L3];[.L7];[.L11])" office:value-type="float" office:value="0.0460433333333252" calcext:value-type="float">
            <text:p>0.046043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5.8154805548706" calcext:value-type="float">
            <text:p>15.81548055487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97966666667" calcext:value-type="float">
            <text:p>0.11897966666667</text:p>
          </table:table-cell>
          <table:table-cell table:style-name="ce3" table:formula="of:=AVERAGE([.D4];[.D8];[.D12])" office:value-type="float" office:value="0.00165666666665961" calcext:value-type="float">
            <text:p>0.00165666666666</text:p>
          </table:table-cell>
          <table:table-cell table:style-name="ce3" table:formula="of:=AVERAGE([.E4];[.E8];[.E12])" office:value-type="float" office:value="0.230042333333335" calcext:value-type="float">
            <text:p>0.230042333333335</text:p>
          </table:table-cell>
          <table:table-cell table:style-name="ce3" table:formula="of:=AVERAGE([.F4];[.F8];[.F12])" office:value-type="float" office:value="3.02768452962239" calcext:value-type="float">
            <text:p>3.02768452962239</text:p>
          </table:table-cell>
          <table:table-cell table:style-name="ce3" table:formula="of:=AVERAGE([.G4];[.G8];[.G12])" office:value-type="float" office:value="4.76492066666667" calcext:value-type="float">
            <text:p>4.76492066666667</text:p>
          </table:table-cell>
          <table:table-cell table:style-name="ce3" table:formula="of:=AVERAGE([.H4];[.H8];[.H12])" office:value-type="float" office:value="0.00048899999999937" calcext:value-type="float">
            <text:p>0.000488999999999</text:p>
          </table:table-cell>
          <table:table-cell table:style-name="ce3" table:formula="of:=AVERAGE([.I4];[.I8];[.I12])" office:value-type="float" office:value="8.84360133333333" calcext:value-type="float">
            <text:p>8.84360133333333</text:p>
          </table:table-cell>
          <table:table-cell table:style-name="ce3" table:formula="of:=AVERAGE([.J4];[.J8];[.J12])" office:value-type="float" office:value="0.487907000000007" calcext:value-type="float">
            <text:p>0.487907000000007</text:p>
          </table:table-cell>
          <table:table-cell table:style-name="ce3" table:formula="of:=AVERAGE([.K4];[.K8];[.K12])" office:value-type="float" office:value="0.0192426666666658" calcext:value-type="float">
            <text:p>0.019242666666666</text:p>
          </table:table-cell>
          <table:table-cell table:style-name="ce3" table:formula="of:=AVERAGE([.L4];[.L8];[.L12])" office:value-type="float" office:value="0.0458273333333423" calcext:value-type="float">
            <text:p>0.04582733333334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5403511962891" calcext:value-type="float">
            <text:p>17.540351196289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9013333333335" calcext:value-type="float">
            <text:p>0.119013333333335</text:p>
          </table:table-cell>
          <table:table-cell table:style-name="ce3" table:formula="of:=AVERAGE([.D5];[.D9];[.D13])" office:value-type="float" office:value="0.00166066666666846" calcext:value-type="float">
            <text:p>0.001660666666668</text:p>
          </table:table-cell>
          <table:table-cell table:style-name="ce3" table:formula="of:=AVERAGE([.E5];[.E9];[.E13])" office:value-type="float" office:value="0.219575333333332" calcext:value-type="float">
            <text:p>0.219575333333332</text:p>
          </table:table-cell>
          <table:table-cell table:style-name="ce3" table:formula="of:=AVERAGE([.F5];[.F9];[.F13])" office:value-type="float" office:value="3.10042810440063" calcext:value-type="float">
            <text:p>3.10042810440063</text:p>
          </table:table-cell>
          <table:table-cell table:style-name="ce3" table:formula="of:=AVERAGE([.G5];[.G9];[.G13])" office:value-type="float" office:value="5.29801733333333" calcext:value-type="float">
            <text:p>5.29801733333333</text:p>
          </table:table-cell>
          <table:table-cell table:style-name="ce3" table:formula="of:=AVERAGE([.H5];[.H9];[.H13])" office:value-type="float" office:value="0.000484000000000151" calcext:value-type="float">
            <text:p>0.000484</text:p>
          </table:table-cell>
          <table:table-cell table:style-name="ce3" table:formula="of:=AVERAGE([.I5];[.I9];[.I13])" office:value-type="float" office:value="8.51225533333333" calcext:value-type="float">
            <text:p>8.51225533333333</text:p>
          </table:table-cell>
          <table:table-cell table:style-name="ce3" table:formula="of:=AVERAGE([.J5];[.J9];[.J13])" office:value-type="float" office:value="0.475197666666669" calcext:value-type="float">
            <text:p>0.475197666666669</text:p>
          </table:table-cell>
          <table:table-cell table:style-name="ce3" table:formula="of:=AVERAGE([.K5];[.K9];[.K13])" office:value-type="float" office:value="0.0188010000000058" calcext:value-type="float">
            <text:p>0.018801000000006</text:p>
          </table:table-cell>
          <table:table-cell table:style-name="ce3" table:formula="of:=AVERAGE([.L5];[.L9];[.L13])" office:value-type="float" office:value="0.0451343333333322" calcext:value-type="float">
            <text:p>0.045134333333332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7905671044006" calcext:value-type="float">
            <text:p>17.790567104400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0793666666673" calcext:value-type="float">
            <text:p>0.470793666666673</text:p>
          </table:table-cell>
          <table:table-cell table:style-name="ce1" table:formula="of:=SUM([.D14:.D17])" office:value-type="float" office:value="0.00662366666665866" calcext:value-type="float">
            <text:p>0.006623666666659</text:p>
          </table:table-cell>
          <table:table-cell table:style-name="ce1" table:formula="of:=SUM([.E14:.E17])" office:value-type="float" office:value="0.908343666666669" calcext:value-type="float">
            <text:p>0.908343666666669</text:p>
          </table:table-cell>
          <table:table-cell table:style-name="ce1" table:formula="of:=SUM([.F14:.F17])" office:value-type="float" office:value="12.2386146386464" calcext:value-type="float">
            <text:p>12.2386146386464</text:p>
          </table:table-cell>
          <table:table-cell table:style-name="ce1" table:formula="of:=SUM([.G14:.G17])" office:value-type="float" office:value="19.248711" calcext:value-type="float">
            <text:p>19.248711</text:p>
          </table:table-cell>
          <table:table-cell table:style-name="ce1" table:formula="of:=SUM([.H14:.H17])" office:value-type="float" office:value="0.00193166666665867" calcext:value-type="float">
            <text:p>0.001931666666659</text:p>
          </table:table-cell>
          <table:table-cell table:style-name="ce1" table:formula="of:=SUM([.I14:.I17])" office:value-type="float" office:value="34.0392376666667" calcext:value-type="float">
            <text:p>34.0392376666667</text:p>
          </table:table-cell>
          <table:table-cell table:style-name="ce1" table:formula="of:=SUM([.J14:.J17])" office:value-type="float" office:value="1.81798366666667" calcext:value-type="float">
            <text:p>1.81798366666667</text:p>
          </table:table-cell>
          <table:table-cell table:style-name="ce1" table:formula="of:=SUM([.K14:.K17])" office:value-type="float" office:value="0.0761203333333438" calcext:value-type="float">
            <text:p>0.076120333333344</text:p>
          </table:table-cell>
          <table:table-cell table:style-name="ce1" table:formula="of:=SUM([.L14:.L17])" office:value-type="float" office:value="0.184363999999995" calcext:value-type="float">
            <text:p>0.184363999999995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9927239719798" calcext:value-type="float">
            <text:p>68.992723971979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496999999995" calcext:value-type="float">
            <text:p>0.107496999999995</text:p>
          </table:table-cell>
          <table:table-cell office:value-type="float" office:value="0.00164899999998624" calcext:value-type="float">
            <text:p>0.001648999999986</text:p>
          </table:table-cell>
          <table:table-cell office:value-type="float" office:value="0.225131000000005" calcext:value-type="float">
            <text:p>0.225131000000005</text:p>
          </table:table-cell>
          <table:table-cell office:value-type="float" office:value="3.08313941955566" calcext:value-type="float">
            <text:p>3.08313941955566</text:p>
          </table:table-cell>
          <table:table-cell office:value-type="float" office:value="4.95195000000001" calcext:value-type="float">
            <text:p>4.95195000000001</text:p>
          </table:table-cell>
          <table:table-cell office:value-type="float" office:value="0.000482000000005201" calcext:value-type="float">
            <text:p>0.000482000000005</text:p>
          </table:table-cell>
          <table:table-cell office:value-type="float" office:value="9.07078799999999" calcext:value-type="float">
            <text:p>9.07078799999999</text:p>
          </table:table-cell>
          <table:table-cell office:value-type="float" office:value="0.46419499999999" calcext:value-type="float">
            <text:p>0.46419499999999</text:p>
          </table:table-cell>
          <table:table-cell office:value-type="float" office:value="0.0187190000000044" calcext:value-type="float">
            <text:p>0.018719000000004</text:p>
          </table:table-cell>
          <table:table-cell office:value-type="float" office:value="0.0459950000000049" calcext:value-type="float">
            <text:p>0.045995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957999999992" calcext:value-type="float">
            <text:p>0.118957999999992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327366000000012" calcext:value-type="float">
            <text:p>0.327366000000012</text:p>
          </table:table-cell>
          <table:table-cell office:value-type="float" office:value="4.53132677078247" calcext:value-type="float">
            <text:p>4.53132677078247</text:p>
          </table:table-cell>
          <table:table-cell office:value-type="float" office:value="10.59954" calcext:value-type="float">
            <text:p>10.59954</text:p>
          </table:table-cell>
          <table:table-cell office:value-type="float" office:value="0.000517000000002099" calcext:value-type="float">
            <text:p>0.000517000000002</text:p>
          </table:table-cell>
          <table:table-cell office:value-type="float" office:value="13.435895" calcext:value-type="float">
            <text:p>13.435895</text:p>
          </table:table-cell>
          <table:table-cell office:value-type="float" office:value="0.683209000000034" calcext:value-type="float">
            <text:p>0.683209000000034</text:p>
          </table:table-cell>
          <table:table-cell office:value-type="float" office:value="0.0224169999999617" calcext:value-type="float">
            <text:p>0.022416999999962</text:p>
          </table:table-cell>
          <table:table-cell office:value-type="float" office:value="0.0699950000000058" calcext:value-type="float">
            <text:p>0.069995000000006</text:p>
          </table:table-cell>
          <table:table-cell office:value-type="float" office:value="0.0204499999999825" calcext:value-type="float">
            <text:p>0.020449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8399999998" calcext:value-type="float">
            <text:p>0.11888399999998</text:p>
          </table:table-cell>
          <table:table-cell office:value-type="float" office:value="0.00164499999999634" calcext:value-type="float">
            <text:p>0.001644999999996</text:p>
          </table:table-cell>
          <table:table-cell office:value-type="float" office:value="0.370781999999963" calcext:value-type="float">
            <text:p>0.370781999999963</text:p>
          </table:table-cell>
          <table:table-cell office:value-type="float" office:value="5.59499573707581" calcext:value-type="float">
            <text:p>5.59499573707581</text:p>
          </table:table-cell>
          <table:table-cell office:value-type="float" office:value="14.243241" calcext:value-type="float">
            <text:p>14.243241</text:p>
          </table:table-cell>
          <table:table-cell office:value-type="float" office:value="0.000503999999978078" calcext:value-type="float">
            <text:p>0.000503999999978</text:p>
          </table:table-cell>
          <table:table-cell office:value-type="float" office:value="19.168026" calcext:value-type="float">
            <text:p>19.168026</text:p>
          </table:table-cell>
          <table:table-cell office:value-type="float" office:value="0.820860999999979" calcext:value-type="float">
            <text:p>0.820860999999979</text:p>
          </table:table-cell>
          <table:table-cell office:value-type="float" office:value="0.0237879999999677" calcext:value-type="float">
            <text:p>0.023787999999968</text:p>
          </table:table-cell>
          <table:table-cell office:value-type="float" office:value="0.0667389999999841" calcext:value-type="float">
            <text:p>0.066738999999984</text:p>
          </table:table-cell>
          <table:table-cell office:value-type="float" office:value="0.0244800000000396" calcext:value-type="float">
            <text:p>0.024480000000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790999999987" calcext:value-type="float">
            <text:p>0.118790999999987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419583999999986" calcext:value-type="float">
            <text:p>0.419583999999986</text:p>
          </table:table-cell>
          <table:table-cell office:value-type="float" office:value="7.09228229522705" calcext:value-type="float">
            <text:p>7.09228229522705</text:p>
          </table:table-cell>
          <table:table-cell office:value-type="float" office:value="21.085289" calcext:value-type="float">
            <text:p>21.085289</text:p>
          </table:table-cell>
          <table:table-cell office:value-type="float" office:value="0.000517999999999574" calcext:value-type="float">
            <text:p>0.000518</text:p>
          </table:table-cell>
          <table:table-cell office:value-type="float" office:value="26.318435" calcext:value-type="float">
            <text:p>26.318435</text:p>
          </table:table-cell>
          <table:table-cell office:value-type="float" office:value="1.17042099999998" calcext:value-type="float">
            <text:p>1.17042099999998</text:p>
          </table:table-cell>
          <table:table-cell office:value-type="float" office:value="0.0262250000000108" calcext:value-type="float">
            <text:p>0.026225000000011</text:p>
          </table:table-cell>
          <table:table-cell office:value-type="float" office:value="0.0777409999999463" calcext:value-type="float">
            <text:p>0.077740999999946</text:p>
          </table:table-cell>
          <table:table-cell office:value-type="float" office:value="0.0273930000000178" calcext:value-type="float">
            <text:p>0.027393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3999999949" calcext:value-type="float">
            <text:p>0.115563999999949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22669099999996" calcext:value-type="float">
            <text:p>0.22669099999996</text:p>
          </table:table-cell>
          <table:table-cell office:value-type="float" office:value="3.15563702583313" calcext:value-type="float">
            <text:p>3.15563702583313</text:p>
          </table:table-cell>
          <table:table-cell office:value-type="float" office:value="4.96650500000004" calcext:value-type="float">
            <text:p>4.96650500000004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08636800000005" calcext:value-type="float">
            <text:p>9.08636800000005</text:p>
          </table:table-cell>
          <table:table-cell office:value-type="float" office:value="0.548215000000027" calcext:value-type="float">
            <text:p>0.548215000000027</text:p>
          </table:table-cell>
          <table:table-cell office:value-type="float" office:value="0.019143999999983" calcext:value-type="float">
            <text:p>0.019143999999983</text:p>
          </table:table-cell>
          <table:table-cell office:value-type="float" office:value="0.0463250000000244" calcext:value-type="float">
            <text:p>0.046325000000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394999999997" calcext:value-type="float">
            <text:p>0.1193949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30388000000028" calcext:value-type="float">
            <text:p>0.330388000000028</text:p>
          </table:table-cell>
          <table:table-cell office:value-type="float" office:value="4.73510670661926" calcext:value-type="float">
            <text:p>4.73510670661926</text:p>
          </table:table-cell>
          <table:table-cell office:value-type="float" office:value="10.495285" calcext:value-type="float">
            <text:p>10.49528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3.464817" calcext:value-type="float">
            <text:p>13.464817</text:p>
          </table:table-cell>
          <table:table-cell office:value-type="float" office:value="0.686949000000027" calcext:value-type="float">
            <text:p>0.686949000000027</text:p>
          </table:table-cell>
          <table:table-cell office:value-type="float" office:value="0.0225979999999595" calcext:value-type="float">
            <text:p>0.02259799999996</text:p>
          </table:table-cell>
          <table:table-cell office:value-type="float" office:value="0.0695249999999419" calcext:value-type="float">
            <text:p>0.069524999999942</text:p>
          </table:table-cell>
          <table:table-cell office:value-type="float" office:value="0.0204600000000141" calcext:value-type="float">
            <text:p>0.0204600000000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93000000014" calcext:value-type="float">
            <text:p>0.118893000000014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370378999999957" calcext:value-type="float">
            <text:p>0.370378999999957</text:p>
          </table:table-cell>
          <table:table-cell office:value-type="float" office:value="6.01974964141846" calcext:value-type="float">
            <text:p>6.01974964141846</text:p>
          </table:table-cell>
          <table:table-cell office:value-type="float" office:value="14.124924" calcext:value-type="float">
            <text:p>14.124924</text:p>
          </table:table-cell>
          <table:table-cell office:value-type="float" office:value="0.000508000000024822" calcext:value-type="float">
            <text:p>0.000508000000025</text:p>
          </table:table-cell>
          <table:table-cell office:value-type="float" office:value="19.133172" calcext:value-type="float">
            <text:p>19.133172</text:p>
          </table:table-cell>
          <table:table-cell office:value-type="float" office:value="0.821123999999998" calcext:value-type="float">
            <text:p>0.821123999999998</text:p>
          </table:table-cell>
          <table:table-cell office:value-type="float" office:value="0.0240619999999581" calcext:value-type="float">
            <text:p>0.024061999999958</text:p>
          </table:table-cell>
          <table:table-cell office:value-type="float" office:value="0.0673199999999383" calcext:value-type="float">
            <text:p>0.067319999999938</text:p>
          </table:table-cell>
          <table:table-cell office:value-type="float" office:value="0.0239480000000185" calcext:value-type="float">
            <text:p>0.0239480000000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20299999997" calcext:value-type="float">
            <text:p>0.11920299999997</text:p>
          </table:table-cell>
          <table:table-cell office:value-type="float" office:value="0.00165900000001784" calcext:value-type="float">
            <text:p>0.001659000000018</text:p>
          </table:table-cell>
          <table:table-cell office:value-type="float" office:value="0.418630000000007" calcext:value-type="float">
            <text:p>0.418630000000007</text:p>
          </table:table-cell>
          <table:table-cell office:value-type="float" office:value="7.51022076606751" calcext:value-type="float">
            <text:p>7.51022076606751</text:p>
          </table:table-cell>
          <table:table-cell office:value-type="float" office:value="21.091882" calcext:value-type="float">
            <text:p>21.091882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850880000001" calcext:value-type="float">
            <text:p>26.1850880000001</text:p>
          </table:table-cell>
          <table:table-cell office:value-type="float" office:value="1.19083799999999" calcext:value-type="float">
            <text:p>1.19083799999999</text:p>
          </table:table-cell>
          <table:table-cell office:value-type="float" office:value="0.0264459999999644" calcext:value-type="float">
            <text:p>0.026445999999964</text:p>
          </table:table-cell>
          <table:table-cell office:value-type="float" office:value="0.0765460000000076" calcext:value-type="float">
            <text:p>0.076546000000008</text:p>
          </table:table-cell>
          <table:table-cell office:value-type="float" office:value="0.0271569999999883" calcext:value-type="float">
            <text:p>0.02715699999998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74000000039" calcext:value-type="float">
            <text:p>0.116474000000039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27236000000062" calcext:value-type="float">
            <text:p>0.227236000000062</text:p>
          </table:table-cell>
          <table:table-cell office:value-type="float" office:value="3.1795494556427" calcext:value-type="float">
            <text:p>3.1795494556427</text:p>
          </table:table-cell>
          <table:table-cell office:value-type="float" office:value="5.13312299999996" calcext:value-type="float">
            <text:p>5.13312299999996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1216300000001" calcext:value-type="float">
            <text:p>9.1216300000001</text:p>
          </table:table-cell>
          <table:table-cell office:value-type="float" office:value="0.471259999999916" calcext:value-type="float">
            <text:p>0.471259999999916</text:p>
          </table:table-cell>
          <table:table-cell office:value-type="float" office:value="0.0190089999999827" calcext:value-type="float">
            <text:p>0.019008999999983</text:p>
          </table:table-cell>
          <table:table-cell office:value-type="float" office:value="0.0468989999999394" calcext:value-type="float">
            <text:p>0.04689899999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60000000016" calcext:value-type="float">
            <text:p>0.118960000000016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330189000000018" calcext:value-type="float">
            <text:p>0.330189000000018</text:p>
          </table:table-cell>
          <table:table-cell office:value-type="float" office:value="4.73116254806519" calcext:value-type="float">
            <text:p>4.73116254806519</text:p>
          </table:table-cell>
          <table:table-cell office:value-type="float" office:value="10.513911" calcext:value-type="float">
            <text:p>10.513911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13.5781079999999" calcext:value-type="float">
            <text:p>13.5781079999999</text:p>
          </table:table-cell>
          <table:table-cell office:value-type="float" office:value="0.680207999999993" calcext:value-type="float">
            <text:p>0.680207999999993</text:p>
          </table:table-cell>
          <table:table-cell office:value-type="float" office:value="0.022544000000039" calcext:value-type="float">
            <text:p>0.022544000000039</text:p>
          </table:table-cell>
          <table:table-cell office:value-type="float" office:value="0.0698540000000776" calcext:value-type="float">
            <text:p>0.069854000000078</text:p>
          </table:table-cell>
          <table:table-cell office:value-type="float" office:value="0.0204559999999674" calcext:value-type="float">
            <text:p>0.020455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6000000001" calcext:value-type="float">
            <text:p>0.119056000000001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37360000000001" calcext:value-type="float">
            <text:p>0.37360000000001</text:p>
          </table:table-cell>
          <table:table-cell office:value-type="float" office:value="5.93938422203064" calcext:value-type="float">
            <text:p>5.93938422203064</text:p>
          </table:table-cell>
          <table:table-cell office:value-type="float" office:value="13.947864" calcext:value-type="float">
            <text:p>13.947864</text:p>
          </table:table-cell>
          <table:table-cell office:value-type="float" office:value="0.00051199999995788" calcext:value-type="float">
            <text:p>0.000511999999958</text:p>
          </table:table-cell>
          <table:table-cell office:value-type="float" office:value="19.145071" calcext:value-type="float">
            <text:p>19.145071</text:p>
          </table:table-cell>
          <table:table-cell office:value-type="float" office:value="0.824998999999934" calcext:value-type="float">
            <text:p>0.824998999999934</text:p>
          </table:table-cell>
          <table:table-cell office:value-type="float" office:value="0.0241240000000289" calcext:value-type="float">
            <text:p>0.024124000000029</text:p>
          </table:table-cell>
          <table:table-cell office:value-type="float" office:value="0.0673830000000635" calcext:value-type="float">
            <text:p>0.067383000000064</text:p>
          </table:table-cell>
          <table:table-cell office:value-type="float" office:value="0.0240269999999327" calcext:value-type="float">
            <text:p>0.0240269999999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69000000043" calcext:value-type="float">
            <text:p>0.118769000000043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414916000000062" calcext:value-type="float">
            <text:p>0.414916000000062</text:p>
          </table:table-cell>
          <table:table-cell office:value-type="float" office:value="7.5405547618866" calcext:value-type="float">
            <text:p>7.5405547618866</text:p>
          </table:table-cell>
          <table:table-cell office:value-type="float" office:value="21.131367" calcext:value-type="float">
            <text:p>21.131367</text:p>
          </table:table-cell>
          <table:table-cell office:value-type="float" office:value="0.00050700000008419" calcext:value-type="float">
            <text:p>0.000507000000084</text:p>
          </table:table-cell>
          <table:table-cell office:value-type="float" office:value="26.423458" calcext:value-type="float">
            <text:p>26.423458</text:p>
          </table:table-cell>
          <table:table-cell office:value-type="float" office:value="1.09593200000006" calcext:value-type="float">
            <text:p>1.09593200000006</text:p>
          </table:table-cell>
          <table:table-cell office:value-type="float" office:value="0.0264019999999618" calcext:value-type="float">
            <text:p>0.026401999999962</text:p>
          </table:table-cell>
          <table:table-cell office:value-type="float" office:value="0.0762840000001006" calcext:value-type="float">
            <text:p>0.076284000000101</text:p>
          </table:table-cell>
          <table:table-cell office:value-type="float" office:value="0.0276869999999008" calcext:value-type="float">
            <text:p>0.0276869999999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;[.C32];[.C36];[.C40])" office:value-type="float" office:value="0.12777899999999" calcext:value-type="float">
            <text:p>0.12777899999999</text:p>
          </table:table-cell>
          <table:table-cell table:style-name="ce3" table:formula="of:=AVERAGE([.D20];[.D24];[.D28];[.D32];[.D36];[.D40])" office:value-type="float" office:value="0.00168300000001409" calcext:value-type="float">
            <text:p>0.001683000000014</text:p>
          </table:table-cell>
          <table:table-cell table:style-name="ce3" table:formula="of:=AVERAGE([.E20];[.E24];[.E28];[.E32];[.E36];[.E40])" office:value-type="float" office:value="0.227284666666667" calcext:value-type="float">
            <text:p>0.227284666666667</text:p>
          </table:table-cell>
          <table:table-cell table:style-name="ce3" table:formula="of:=AVERAGE([.F20];[.F24];[.F28];[.F32];[.F36];[.F40])" office:value-type="float" office:value="3.13169268767039" calcext:value-type="float">
            <text:p>3.13169268767039</text:p>
          </table:table-cell>
          <table:table-cell table:style-name="ce3" table:formula="of:=AVERAGE([.G20];[.G24];[.G28];[.G32];[.G36];[.G40])" office:value-type="float" office:value="5.026746" calcext:value-type="float">
            <text:p>5.026746</text:p>
          </table:table-cell>
          <table:table-cell table:style-name="ce3" table:formula="of:=AVERAGE([.H20];[.H24];[.H28];[.H32];[.H36];[.H40])" office:value-type="float" office:value="0.000501333333360776" calcext:value-type="float">
            <text:p>0.000501333333361</text:p>
          </table:table-cell>
          <table:table-cell table:style-name="ce3" table:formula="of:=AVERAGE([.I20];[.I24];[.I28];[.I32];[.I36];[.I40])" office:value-type="float" office:value="9.0694776666667" calcext:value-type="float">
            <text:p>9.0694776666667</text:p>
          </table:table-cell>
          <table:table-cell table:style-name="ce3" table:formula="of:=AVERAGE([.J20];[.J24];[.J28];[.J32];[.J36];[.J40])" office:value-type="float" office:value="0.511059333333317" calcext:value-type="float">
            <text:p>0.511059333333317</text:p>
          </table:table-cell>
          <table:table-cell table:style-name="ce3" table:formula="of:=AVERAGE([.K20];[.K24];[.K28];[.K32];[.K36];[.K40])" office:value-type="float" office:value="0.0189601666666543" calcext:value-type="float">
            <text:p>0.018960166666654</text:p>
          </table:table-cell>
          <table:table-cell table:style-name="ce3" table:formula="of:=AVERAGE([.L20];[.L24];[.L28];[.L32];[.L36];[.L40])" office:value-type="float" office:value="0.0467200000000029" calcext:value-type="float">
            <text:p>0.046720000000003</text:p>
          </table:table-cell>
          <table:table-cell table:style-name="ce3" table:formula="of:=AVERAGE([.M20];[.M24];[.M28];[.M32];[.M36];[.M40])" office:value-type="float" office:value="0" calcext:value-type="float">
            <text:p>0</text:p>
          </table:table-cell>
          <table:table-cell table:style-name="ce3" table:formula="of:=AVERAGE([.N20];[.N24];[.N28];[.N32];[.N36];[.N40])" office:value-type="float" office:value="0" calcext:value-type="float">
            <text:p>0</text:p>
          </table:table-cell>
          <table:table-cell table:style-name="ce4" table:formula="of:=SUM([.C44:.N44])" office:value-type="float" office:value="18.1619038543371" calcext:value-type="float">
            <text:p>18.16190385433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;[.C33];[.C37];[.C41])" office:value-type="float" office:value="0.11977983333334" calcext:value-type="float">
            <text:p>0.11977983333334</text:p>
          </table:table-cell>
          <table:table-cell table:style-name="ce3" table:formula="of:=AVERAGE([.D21];[.D25];[.D29];[.D33];[.D37];[.D41])" office:value-type="float" office:value="0.00167683333334878" calcext:value-type="float">
            <text:p>0.001676833333349</text:p>
          </table:table-cell>
          <table:table-cell table:style-name="ce3" table:formula="of:=AVERAGE([.E21];[.E25];[.E29];[.E33];[.E37];[.E41])" office:value-type="float" office:value="0.331361500000019" calcext:value-type="float">
            <text:p>0.331361500000019</text:p>
          </table:table-cell>
          <table:table-cell table:style-name="ce3" table:formula="of:=AVERAGE([.F21];[.F25];[.F29];[.F33];[.F37];[.F41])" office:value-type="float" office:value="4.71777065594991" calcext:value-type="float">
            <text:p>4.71777065594991</text:p>
          </table:table-cell>
          <table:table-cell table:style-name="ce3" table:formula="of:=AVERAGE([.G21];[.G25];[.G29];[.G33];[.G37];[.G41])" office:value-type="float" office:value="10.5218611666667" calcext:value-type="float">
            <text:p>10.5218611666667</text:p>
          </table:table-cell>
          <table:table-cell table:style-name="ce3" table:formula="of:=AVERAGE([.H21];[.H25];[.H29];[.H33];[.H37];[.H41])" office:value-type="float" office:value="0.000508833333308682" calcext:value-type="float">
            <text:p>0.000508833333309</text:p>
          </table:table-cell>
          <table:table-cell table:style-name="ce3" table:formula="of:=AVERAGE([.I21];[.I25];[.I29];[.I33];[.I37];[.I41])" office:value-type="float" office:value="13.474334" calcext:value-type="float">
            <text:p>13.474334</text:p>
          </table:table-cell>
          <table:table-cell table:style-name="ce3" table:formula="of:=AVERAGE([.J21];[.J25];[.J29];[.J33];[.J37];[.J41])" office:value-type="float" office:value="0.697006666666672" calcext:value-type="float">
            <text:p>0.697006666666672</text:p>
          </table:table-cell>
          <table:table-cell table:style-name="ce3" table:formula="of:=AVERAGE([.K21];[.K25];[.K29];[.K33];[.K37];[.K41])" office:value-type="float" office:value="0.0226133333333109" calcext:value-type="float">
            <text:p>0.022613333333311</text:p>
          </table:table-cell>
          <table:table-cell table:style-name="ce3" table:formula="of:=AVERAGE([.L21];[.L25];[.L29];[.L33];[.L37];[.L41])" office:value-type="float" office:value="0.0704494999999762" calcext:value-type="float">
            <text:p>0.070449499999976</text:p>
          </table:table-cell>
          <table:table-cell table:style-name="ce3" table:formula="of:=AVERAGE([.M21];[.M25];[.M29];[.M33];[.M37];[.M41])" office:value-type="float" office:value="0.0204936666666811" calcext:value-type="float">
            <text:p>0.020493666666681</text:p>
          </table:table-cell>
          <table:table-cell table:style-name="ce3" table:formula="of:=AVERAGE([.N21];[.N25];[.N29];[.N33];[.N37];[.N41])" office:value-type="float" office:value="0" calcext:value-type="float">
            <text:p>0</text:p>
          </table:table-cell>
          <table:table-cell table:style-name="ce4" table:formula="of:=SUM([.C45:.N45])" office:value-type="float" office:value="29.9778559892832" calcext:value-type="float">
            <text:p>29.97785598928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;[.C34];[.C38];[.C42])" office:value-type="float" office:value="0.119779500000002" calcext:value-type="float">
            <text:p>0.119779500000002</text:p>
          </table:table-cell>
          <table:table-cell table:style-name="ce3" table:formula="of:=AVERAGE([.D22];[.D26];[.D30];[.D34];[.D38];[.D42])" office:value-type="float" office:value="0.0016766666666778" calcext:value-type="float">
            <text:p>0.001676666666678</text:p>
          </table:table-cell>
          <table:table-cell table:style-name="ce3" table:formula="of:=AVERAGE([.E22];[.E26];[.E30];[.E34];[.E38];[.E42])" office:value-type="float" office:value="0.373427499999991" calcext:value-type="float">
            <text:p>0.373427499999991</text:p>
          </table:table-cell>
          <table:table-cell table:style-name="ce3" table:formula="of:=AVERAGE([.F22];[.F26];[.F30];[.F34];[.F38];[.F42])" office:value-type="float" office:value="5.94755331675212" calcext:value-type="float">
            <text:p>5.94755331675212</text:p>
          </table:table-cell>
          <table:table-cell table:style-name="ce3" table:formula="of:=AVERAGE([.G22];[.G26];[.G30];[.G34];[.G38];[.G42])" office:value-type="float" office:value="14.0933563333333" calcext:value-type="float">
            <text:p>14.0933563333333</text:p>
          </table:table-cell>
          <table:table-cell table:style-name="ce3" table:formula="of:=AVERAGE([.H22];[.H26];[.H30];[.H34];[.H38];[.H42])" office:value-type="float" office:value="0.000508999999993876" calcext:value-type="float">
            <text:p>0.000508999999994</text:p>
          </table:table-cell>
          <table:table-cell table:style-name="ce3" table:formula="of:=AVERAGE([.I22];[.I26];[.I30];[.I34];[.I38];[.I42])" office:value-type="float" office:value="19.113237" calcext:value-type="float">
            <text:p>19.113237</text:p>
          </table:table-cell>
          <table:table-cell table:style-name="ce3" table:formula="of:=AVERAGE([.J22];[.J26];[.J30];[.J34];[.J38];[.J42])" office:value-type="float" office:value="0.834818500000002" calcext:value-type="float">
            <text:p>0.834818500000002</text:p>
          </table:table-cell>
          <table:table-cell table:style-name="ce3" table:formula="of:=AVERAGE([.K22];[.K26];[.K30];[.K34];[.K38];[.K42])" office:value-type="float" office:value="0.024184666666675" calcext:value-type="float">
            <text:p>0.024184666666675</text:p>
          </table:table-cell>
          <table:table-cell table:style-name="ce3" table:formula="of:=AVERAGE([.L22];[.L26];[.L30];[.L34];[.L38];[.L42])" office:value-type="float" office:value="0.0679868333333218" calcext:value-type="float">
            <text:p>0.067986833333322</text:p>
          </table:table-cell>
          <table:table-cell table:style-name="ce3" table:formula="of:=AVERAGE([.M22];[.M26];[.M30];[.M34];[.M38];[.M42])" office:value-type="float" office:value="0.0241196666666686" calcext:value-type="float">
            <text:p>0.024119666666669</text:p>
          </table:table-cell>
          <table:table-cell table:style-name="ce3" table:formula="of:=AVERAGE([.N22];[.N26];[.N30];[.N34];[.N38];[.N42])" office:value-type="float" office:value="0" calcext:value-type="float">
            <text:p>0</text:p>
          </table:table-cell>
          <table:table-cell table:style-name="ce4" table:formula="of:=SUM([.C46:.N46])" office:value-type="float" office:value="40.6006489834188" calcext:value-type="float">
            <text:p>40.60064898341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;[.C35];[.C39];[.C43])" office:value-type="float" office:value="0.119703666666661" calcext:value-type="float">
            <text:p>0.119703666666661</text:p>
          </table:table-cell>
          <table:table-cell table:style-name="ce3" table:formula="of:=AVERAGE([.D23];[.D27];[.D31];[.D35];[.D39];[.D43])" office:value-type="float" office:value="0.00167500000001534" calcext:value-type="float">
            <text:p>0.001675000000015</text:p>
          </table:table-cell>
          <table:table-cell table:style-name="ce3" table:formula="of:=AVERAGE([.E23];[.E27];[.E31];[.E35];[.E39];[.E43])" office:value-type="float" office:value="0.419286" calcext:value-type="float">
            <text:p>0.419286</text:p>
          </table:table-cell>
          <table:table-cell table:style-name="ce3" table:formula="of:=AVERAGE([.F23];[.F27];[.F31];[.F35];[.F39];[.F43])" office:value-type="float" office:value="7.4503143231074" calcext:value-type="float">
            <text:p>7.4503143231074</text:p>
          </table:table-cell>
          <table:table-cell table:style-name="ce3" table:formula="of:=AVERAGE([.G23];[.G27];[.G31];[.G35];[.G39];[.G43])" office:value-type="float" office:value="21.1463916666667" calcext:value-type="float">
            <text:p>21.1463916666667</text:p>
          </table:table-cell>
          <table:table-cell table:style-name="ce3" table:formula="of:=AVERAGE([.H23];[.H27];[.H31];[.H35];[.H39];[.H43])" office:value-type="float" office:value="0.000511666666691705" calcext:value-type="float">
            <text:p>0.000511666666692</text:p>
          </table:table-cell>
          <table:table-cell table:style-name="ce3" table:formula="of:=AVERAGE([.I23];[.I27];[.I31];[.I35];[.I39];[.I43])" office:value-type="float" office:value="26.214018" calcext:value-type="float">
            <text:p>26.214018</text:p>
          </table:table-cell>
          <table:table-cell table:style-name="ce3" table:formula="of:=AVERAGE([.J23];[.J27];[.J31];[.J35];[.J39];[.J43])" office:value-type="float" office:value="1.144758" calcext:value-type="float">
            <text:p>1.144758</text:p>
          </table:table-cell>
          <table:table-cell table:style-name="ce3" table:formula="of:=AVERAGE([.K23];[.K27];[.K31];[.K35];[.K39];[.K43])" office:value-type="float" office:value="0.0418136666666649" calcext:value-type="float">
            <text:p>0.041813666666665</text:p>
          </table:table-cell>
          <table:table-cell table:style-name="ce3" table:formula="of:=AVERAGE([.L23];[.L27];[.L31];[.L35];[.L39];[.L43])" office:value-type="float" office:value="0.0775670000000067" calcext:value-type="float">
            <text:p>0.077567000000007</text:p>
          </table:table-cell>
          <table:table-cell table:style-name="ce3" table:formula="of:=AVERAGE([.M23];[.M27];[.M31];[.M35];[.M39];[.M43])" office:value-type="float" office:value="0.0275581666666558" calcext:value-type="float">
            <text:p>0.027558166666656</text:p>
          </table:table-cell>
          <table:table-cell table:style-name="ce3" table:formula="of:=AVERAGE([.N23];[.N27];[.N31];[.N35];[.N39];[.N43])" office:value-type="float" office:value="0" calcext:value-type="float">
            <text:p>0</text:p>
          </table:table-cell>
          <table:table-cell table:style-name="ce4" table:formula="of:=SUM([.C47:.N47])" office:value-type="float" office:value="56.6435971564408" calcext:value-type="float">
            <text:p>56.64359715644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44:.C47])" office:value-type="float" office:value="0.487041999999993" calcext:value-type="float">
            <text:p>0.487041999999993</text:p>
          </table:table-cell>
          <table:table-cell table:style-name="ce1" table:formula="of:=SUM([.D44:.D47])" office:value-type="float" office:value="0.00671150000005601" calcext:value-type="float">
            <text:p>0.006711500000056</text:p>
          </table:table-cell>
          <table:table-cell table:style-name="ce1" table:formula="of:=SUM([.E44:.E47])" office:value-type="float" office:value="1.35135966666668" calcext:value-type="float">
            <text:p>1.35135966666668</text:p>
          </table:table-cell>
          <table:table-cell table:style-name="ce1" table:formula="of:=SUM([.F44:.F47])" office:value-type="float" office:value="21.2473309834798" calcext:value-type="float">
            <text:p>21.2473309834798</text:p>
          </table:table-cell>
          <table:table-cell table:style-name="ce1" table:formula="of:=SUM([.G44:.G47])" office:value-type="float" office:value="50.7883551666667" calcext:value-type="float">
            <text:p>50.7883551666667</text:p>
          </table:table-cell>
          <table:table-cell table:style-name="ce1" table:formula="of:=SUM([.H44:.H47])" office:value-type="float" office:value="0.00203083333335504" calcext:value-type="float">
            <text:p>0.002030833333355</text:p>
          </table:table-cell>
          <table:table-cell table:style-name="ce1" table:formula="of:=SUM([.I44:.I47])" office:value-type="float" office:value="67.8710666666667" calcext:value-type="float">
            <text:p>67.8710666666667</text:p>
          </table:table-cell>
          <table:table-cell table:style-name="ce1" table:formula="of:=SUM([.J44:.J47])" office:value-type="float" office:value="3.18764249999999" calcext:value-type="float">
            <text:p>3.18764249999999</text:p>
          </table:table-cell>
          <table:table-cell table:style-name="ce1" table:formula="of:=SUM([.K44:.K47])" office:value-type="float" office:value="0.107571833333305" calcext:value-type="float">
            <text:p>0.107571833333305</text:p>
          </table:table-cell>
          <table:table-cell table:style-name="ce1" table:formula="of:=SUM([.L44:.L47])" office:value-type="float" office:value="0.262723333333308" calcext:value-type="float">
            <text:p>0.262723333333308</text:p>
          </table:table-cell>
          <table:table-cell table:style-name="ce1" table:formula="of:=SUM([.M44:.M47])" office:value-type="float" office:value="0.0721715000000055" calcext:value-type="float">
            <text:p>0.072171500000006</text:p>
          </table:table-cell>
          <table:table-cell table:style-name="ce1" table:formula="of:=SUM([.N44:.N47])" office:value-type="float" office:value="0" calcext:value-type="float">
            <text:p>0</text:p>
          </table:table-cell>
          <table:table-cell table:style-name="ce1" table:formula="of:=SUM([.C48:.N48])" office:value-type="float" office:value="145.38400598348" calcext:value-type="float">
            <text:p>145.384005983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924000000016" calcext:value-type="float">
            <text:p>0.11792400000001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147000000059" calcext:value-type="float">
            <text:p>0.227147000000059</text:p>
          </table:table-cell>
          <table:table-cell office:value-type="float" office:value="3.08088397979736" calcext:value-type="float">
            <text:p>3.08088397979736</text:p>
          </table:table-cell>
          <table:table-cell office:value-type="float" office:value="4.995587" calcext:value-type="float">
            <text:p>4.995587</text:p>
          </table:table-cell>
          <table:table-cell office:value-type="float" office:value="0.000505999999973028" calcext:value-type="float">
            <text:p>0.000505999999973</text:p>
          </table:table-cell>
          <table:table-cell office:value-type="float" office:value="9.05069200000014" calcext:value-type="float">
            <text:p>9.05069200000014</text:p>
          </table:table-cell>
          <table:table-cell office:value-type="float" office:value="0.467041999999992" calcext:value-type="float">
            <text:p>0.467041999999992</text:p>
          </table:table-cell>
          <table:table-cell office:value-type="float" office:value="0.0189840000000459" calcext:value-type="float">
            <text:p>0.018984000000046</text:p>
          </table:table-cell>
          <table:table-cell office:value-type="float" office:value="0.0668630000000121" calcext:value-type="float">
            <text:p>0.066863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3400000000256" calcext:value-type="float">
            <text:p>0.007834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743999999831" calcext:value-type="float">
            <text:p>0.120743999999831</text:p>
          </table:table-cell>
          <table:table-cell office:value-type="float" office:value="0.00171199999999772" calcext:value-type="float">
            <text:p>0.001711999999998</text:p>
          </table:table-cell>
          <table:table-cell office:value-type="float" office:value="0.237214999999878" calcext:value-type="float">
            <text:p>0.237214999999878</text:p>
          </table:table-cell>
          <table:table-cell office:value-type="float" office:value="3.16339898109436" calcext:value-type="float">
            <text:p>3.16339898109436</text:p>
          </table:table-cell>
          <table:table-cell office:value-type="float" office:value="5.10873300000003" calcext:value-type="float">
            <text:p>5.10873300000003</text:p>
          </table:table-cell>
          <table:table-cell office:value-type="float" office:value="0.000438999999914813" calcext:value-type="float">
            <text:p>0.000438999999915</text:p>
          </table:table-cell>
          <table:table-cell office:value-type="float" office:value="9.29974300000004" calcext:value-type="float">
            <text:p>9.29974300000004</text:p>
          </table:table-cell>
          <table:table-cell office:value-type="float" office:value="0.439759999999978" calcext:value-type="float">
            <text:p>0.439759999999978</text:p>
          </table:table-cell>
          <table:table-cell office:value-type="float" office:value="0.0192270000000008" calcext:value-type="float">
            <text:p>0.019227000000001</text:p>
          </table:table-cell>
          <table:table-cell office:value-type="float" office:value="0.0715720000000601" calcext:value-type="float">
            <text:p>0.07157200000006</text:p>
          </table:table-cell>
          <table:table-cell office:value-type="float" office:value="0" calcext:value-type="float">
            <text:p>0</text:p>
          </table:table-cell>
          <table:table-cell office:value-type="float" office:value="0.0150129999999535" calcext:value-type="float">
            <text:p>0.01501299999995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165000000019" calcext:value-type="float">
            <text:p>0.121165000000019</text:p>
          </table:table-cell>
          <table:table-cell office:value-type="float" office:value="0.00169599999981074" calcext:value-type="float">
            <text:p>0.001695999999811</text:p>
          </table:table-cell>
          <table:table-cell office:value-type="float" office:value="0.240620999999919" calcext:value-type="float">
            <text:p>0.240620999999919</text:p>
          </table:table-cell>
          <table:table-cell office:value-type="float" office:value="3.2738995552063" calcext:value-type="float">
            <text:p>3.2738995552063</text:p>
          </table:table-cell>
          <table:table-cell office:value-type="float" office:value="4.750855" calcext:value-type="float">
            <text:p>4.750855</text:p>
          </table:table-cell>
          <table:table-cell office:value-type="float" office:value="0.000488000000132161" calcext:value-type="float">
            <text:p>0.000488000000132</text:p>
          </table:table-cell>
          <table:table-cell office:value-type="float" office:value="6.6056880000001" calcext:value-type="float">
            <text:p>6.6056880000001</text:p>
          </table:table-cell>
          <table:table-cell office:value-type="float" office:value="0.449194999999918" calcext:value-type="float">
            <text:p>0.449194999999918</text:p>
          </table:table-cell>
          <table:table-cell office:value-type="float" office:value="0.0197249999998803" calcext:value-type="float">
            <text:p>0.01972499999988</text:p>
          </table:table-cell>
          <table:table-cell office:value-type="float" office:value="0.0684960000000956" calcext:value-type="float">
            <text:p>0.068496000000096</text:p>
          </table:table-cell>
          <table:table-cell office:value-type="float" office:value="0" calcext:value-type="float">
            <text:p>0</text:p>
          </table:table-cell>
          <table:table-cell office:value-type="float" office:value="0.0209279999999126" calcext:value-type="float">
            <text:p>0.0209279999999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48000000099" calcext:value-type="float">
            <text:p>0.120548000000099</text:p>
          </table:table-cell>
          <table:table-cell office:value-type="float" office:value="0.00170200000002296" calcext:value-type="float">
            <text:p>0.001702000000023</text:p>
          </table:table-cell>
          <table:table-cell office:value-type="float" office:value="0.229855000000043" calcext:value-type="float">
            <text:p>0.229855000000043</text:p>
          </table:table-cell>
          <table:table-cell office:value-type="float" office:value="3.40692615509033" calcext:value-type="float">
            <text:p>3.40692615509033</text:p>
          </table:table-cell>
          <table:table-cell office:value-type="float" office:value="6.10037000000011" calcext:value-type="float">
            <text:p>6.10037000000011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1444699999993" calcext:value-type="float">
            <text:p>7.11444699999993</text:p>
          </table:table-cell>
          <table:table-cell office:value-type="float" office:value="0.487409000000071" calcext:value-type="float">
            <text:p>0.487409000000071</text:p>
          </table:table-cell>
          <table:table-cell office:value-type="float" office:value="0.0190930000001117" calcext:value-type="float">
            <text:p>0.019093000000112</text:p>
          </table:table-cell>
          <table:table-cell office:value-type="float" office:value="0.0653600000000552" calcext:value-type="float">
            <text:p>0.06536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6870000000381" calcext:value-type="float">
            <text:p>0.0266870000000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022000000134" calcext:value-type="float">
            <text:p>0.117022000000134</text:p>
          </table:table-cell>
          <table:table-cell office:value-type="float" office:value="0.00170699999989665" calcext:value-type="float">
            <text:p>0.001706999999897</text:p>
          </table:table-cell>
          <table:table-cell office:value-type="float" office:value="0.228315000000066" calcext:value-type="float">
            <text:p>0.228315000000066</text:p>
          </table:table-cell>
          <table:table-cell office:value-type="float" office:value="3.08994483947754" calcext:value-type="float">
            <text:p>3.08994483947754</text:p>
          </table:table-cell>
          <table:table-cell office:value-type="float" office:value="5.02982599999996" calcext:value-type="float">
            <text:p>5.02982599999996</text:p>
          </table:table-cell>
          <table:table-cell office:value-type="float" office:value="0.000514999999950305" calcext:value-type="float">
            <text:p>0.00051499999995</text:p>
          </table:table-cell>
          <table:table-cell office:value-type="float" office:value="9.01928900000007" calcext:value-type="float">
            <text:p>9.01928900000007</text:p>
          </table:table-cell>
          <table:table-cell office:value-type="float" office:value="0.472218000000112" calcext:value-type="float">
            <text:p>0.472218000000112</text:p>
          </table:table-cell>
          <table:table-cell office:value-type="float" office:value="0.0195510000000922" calcext:value-type="float">
            <text:p>0.019551000000092</text:p>
          </table:table-cell>
          <table:table-cell office:value-type="float" office:value="0.0673350000001847" calcext:value-type="float">
            <text:p>0.067335000000185</text:p>
          </table:table-cell>
          <table:table-cell office:value-type="float" office:value="0" calcext:value-type="float">
            <text:p>0</text:p>
          </table:table-cell>
          <table:table-cell office:value-type="float" office:value="0.00789399999985108" calcext:value-type="float">
            <text:p>0.00789399999985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77999999896" calcext:value-type="float">
            <text:p>0.120177999999896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3773499999993" calcext:value-type="float">
            <text:p>0.23773499999993</text:p>
          </table:table-cell>
          <table:table-cell office:value-type="float" office:value="3.30609321594238" calcext:value-type="float">
            <text:p>3.30609321594238</text:p>
          </table:table-cell>
          <table:table-cell office:value-type="float" office:value="5.06549999999993" calcext:value-type="float">
            <text:p>5.06549999999993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8441499999985" calcext:value-type="float">
            <text:p>9.28441499999985</text:p>
          </table:table-cell>
          <table:table-cell office:value-type="float" office:value="0.443082999999888" calcext:value-type="float">
            <text:p>0.443082999999888</text:p>
          </table:table-cell>
          <table:table-cell office:value-type="float" office:value="0.0195059999998648" calcext:value-type="float">
            <text:p>0.019505999999865</text:p>
          </table:table-cell>
          <table:table-cell office:value-type="float" office:value="0.0720410000001266" calcext:value-type="float">
            <text:p>0.072041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152709999999843" calcext:value-type="float">
            <text:p>0.015270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01999999887" calcext:value-type="float">
            <text:p>0.120901999999887</text:p>
          </table:table-cell>
          <table:table-cell office:value-type="float" office:value="0.00170100000013917" calcext:value-type="float">
            <text:p>0.001701000000139</text:p>
          </table:table-cell>
          <table:table-cell office:value-type="float" office:value="0.238544000000047" calcext:value-type="float">
            <text:p>0.238544000000047</text:p>
          </table:table-cell>
          <table:table-cell office:value-type="float" office:value="3.2576961517334" calcext:value-type="float">
            <text:p>3.2576961517334</text:p>
          </table:table-cell>
          <table:table-cell office:value-type="float" office:value="4.75432799999999" calcext:value-type="float">
            <text:p>4.754327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6.61855800000012" calcext:value-type="float">
            <text:p>6.61855800000012</text:p>
          </table:table-cell>
          <table:table-cell office:value-type="float" office:value="0.44952400000011" calcext:value-type="float">
            <text:p>0.44952400000011</text:p>
          </table:table-cell>
          <table:table-cell office:value-type="float" office:value="0.0194899999999052" calcext:value-type="float">
            <text:p>0.019489999999905</text:p>
          </table:table-cell>
          <table:table-cell office:value-type="float" office:value="0.0681770000001052" calcext:value-type="float">
            <text:p>0.068177000000105</text:p>
          </table:table-cell>
          <table:table-cell office:value-type="float" office:value="0" calcext:value-type="float">
            <text:p>0</text:p>
          </table:table-cell>
          <table:table-cell office:value-type="float" office:value="0.0213369999999031" calcext:value-type="float">
            <text:p>0.02133699999990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62999999998" calcext:value-type="float">
            <text:p>0.120362999999998</text:p>
          </table:table-cell>
          <table:table-cell office:value-type="float" office:value="0.00169500000015432" calcext:value-type="float">
            <text:p>0.001695000000154</text:p>
          </table:table-cell>
          <table:table-cell office:value-type="float" office:value="0.230207999999948" calcext:value-type="float">
            <text:p>0.230207999999948</text:p>
          </table:table-cell>
          <table:table-cell office:value-type="float" office:value="3.44280505180359" calcext:value-type="float">
            <text:p>3.44280505180359</text:p>
          </table:table-cell>
          <table:table-cell office:value-type="float" office:value="6.10683200000017" calcext:value-type="float">
            <text:p>6.10683200000017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0495000000014" calcext:value-type="float">
            <text:p>7.10495000000014</text:p>
          </table:table-cell>
          <table:table-cell office:value-type="float" office:value="0.487691999999924" calcext:value-type="float">
            <text:p>0.487691999999924</text:p>
          </table:table-cell>
          <table:table-cell office:value-type="float" office:value="0.0191740000000209" calcext:value-type="float">
            <text:p>0.019174000000021</text:p>
          </table:table-cell>
          <table:table-cell office:value-type="float" office:value="0.065766000000167" calcext:value-type="float">
            <text:p>0.065766000000167</text:p>
          </table:table-cell>
          <table:table-cell office:value-type="float" office:value="0" calcext:value-type="float">
            <text:p>0</text:p>
          </table:table-cell>
          <table:table-cell office:value-type="float" office:value="0.0268949999999677" calcext:value-type="float">
            <text:p>0.026894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43999999927" calcext:value-type="float">
            <text:p>0.117643999999927</text:p>
          </table:table-cell>
          <table:table-cell office:value-type="float" office:value="0.00171799999998257" calcext:value-type="float">
            <text:p>0.001717999999983</text:p>
          </table:table-cell>
          <table:table-cell office:value-type="float" office:value="0.228563000000122" calcext:value-type="float">
            <text:p>0.228563000000122</text:p>
          </table:table-cell>
          <table:table-cell office:value-type="float" office:value="3.14838981628418" calcext:value-type="float">
            <text:p>3.14838981628418</text:p>
          </table:table-cell>
          <table:table-cell office:value-type="float" office:value="5.03767400000015" calcext:value-type="float">
            <text:p>5.03767400000015</text:p>
          </table:table-cell>
          <table:table-cell office:value-type="float" office:value="0.000533000000132233" calcext:value-type="float">
            <text:p>0.000533000000132</text:p>
          </table:table-cell>
          <table:table-cell office:value-type="float" office:value="9.01889600000004" calcext:value-type="float">
            <text:p>9.01889600000004</text:p>
          </table:table-cell>
          <table:table-cell office:value-type="float" office:value="0.472344000000021" calcext:value-type="float">
            <text:p>0.472344000000021</text:p>
          </table:table-cell>
          <table:table-cell office:value-type="float" office:value="0.019514000000072" calcext:value-type="float">
            <text:p>0.019514000000072</text:p>
          </table:table-cell>
          <table:table-cell office:value-type="float" office:value="0.0669080000000122" calcext:value-type="float">
            <text:p>0.066908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8499999998749" calcext:value-type="float">
            <text:p>0.00788499999998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63000000073" calcext:value-type="float">
            <text:p>0.120063000000073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23763699999995" calcext:value-type="float">
            <text:p>0.23763699999995</text:p>
          </table:table-cell>
          <table:table-cell office:value-type="float" office:value="3.26459646224976" calcext:value-type="float">
            <text:p>3.26459646224976</text:p>
          </table:table-cell>
          <table:table-cell office:value-type="float" office:value="5.08668000000012" calcext:value-type="float">
            <text:p>5.08668000000012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9465200000004" calcext:value-type="float">
            <text:p>9.29465200000004</text:p>
          </table:table-cell>
          <table:table-cell office:value-type="float" office:value="0.444512999999915" calcext:value-type="float">
            <text:p>0.444512999999915</text:p>
          </table:table-cell>
          <table:table-cell office:value-type="float" office:value="0.0193839999999454" calcext:value-type="float">
            <text:p>0.019383999999945</text:p>
          </table:table-cell>
          <table:table-cell office:value-type="float" office:value="0.0717399999998634" calcext:value-type="float">
            <text:p>0.071739999999863</text:p>
          </table:table-cell>
          <table:table-cell office:value-type="float" office:value="0" calcext:value-type="float">
            <text:p>0</text:p>
          </table:table-cell>
          <table:table-cell office:value-type="float" office:value="0.0151700000001256" calcext:value-type="float">
            <text:p>0.01517000000012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421000000055" calcext:value-type="float">
            <text:p>0.121421000000055</text:p>
          </table:table-cell>
          <table:table-cell office:value-type="float" office:value="0.0017049999999017" calcext:value-type="float">
            <text:p>0.001704999999902</text:p>
          </table:table-cell>
          <table:table-cell office:value-type="float" office:value="0.238284000000021" calcext:value-type="float">
            <text:p>0.238284000000021</text:p>
          </table:table-cell>
          <table:table-cell office:value-type="float" office:value="3.28918480873108" calcext:value-type="float">
            <text:p>3.28918480873108</text:p>
          </table:table-cell>
          <table:table-cell office:value-type="float" office:value="4.78470800000014" calcext:value-type="float">
            <text:p>4.7847080000001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6.58084500000018" calcext:value-type="float">
            <text:p>6.58084500000018</text:p>
          </table:table-cell>
          <table:table-cell office:value-type="float" office:value="0.45045499999992" calcext:value-type="float">
            <text:p>0.45045499999992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690600000000359" calcext:value-type="float">
            <text:p>0.06906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09710000001451" calcext:value-type="float">
            <text:p>0.02097100000014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24999999891" calcext:value-type="float">
            <text:p>0.120224999999891</text:p>
          </table:table-cell>
          <table:table-cell office:value-type="float" office:value="0.00171600000021499" calcext:value-type="float">
            <text:p>0.001716000000215</text:p>
          </table:table-cell>
          <table:table-cell office:value-type="float" office:value="0.229139000000032" calcext:value-type="float">
            <text:p>0.229139000000032</text:p>
          </table:table-cell>
          <table:table-cell office:value-type="float" office:value="3.37651920318604" calcext:value-type="float">
            <text:p>3.37651920318604</text:p>
          </table:table-cell>
          <table:table-cell office:value-type="float" office:value="6.11958299999992" calcext:value-type="float">
            <text:p>6.11958299999992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7.11192099999994" calcext:value-type="float">
            <text:p>7.11192099999994</text:p>
          </table:table-cell>
          <table:table-cell office:value-type="float" office:value="0.48680800000011" calcext:value-type="float">
            <text:p>0.48680800000011</text:p>
          </table:table-cell>
          <table:table-cell office:value-type="float" office:value="0.0193409999999403" calcext:value-type="float">
            <text:p>0.01934099999994</text:p>
          </table:table-cell>
          <table:table-cell office:value-type="float" office:value="0.065597999999909" calcext:value-type="float">
            <text:p>0.065597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272370000000137" calcext:value-type="float">
            <text:p>0.0272370000000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756999999992" calcext:value-type="float">
            <text:p>0.107756999999992</text:p>
          </table:table-cell>
          <table:table-cell office:value-type="float" office:value="0.00165000000004056" calcext:value-type="float">
            <text:p>0.001650000000041</text:p>
          </table:table-cell>
          <table:table-cell office:value-type="float" office:value="0.225160000000074" calcext:value-type="float">
            <text:p>0.225160000000074</text:p>
          </table:table-cell>
          <table:table-cell office:value-type="float" office:value="3.05674743652344" calcext:value-type="float">
            <text:p>3.05674743652344</text:p>
          </table:table-cell>
          <table:table-cell office:value-type="float" office:value="5.08932699999991" calcext:value-type="float">
            <text:p>5.08932699999991</text:p>
          </table:table-cell>
          <table:table-cell office:value-type="float" office:value="0.000480000000038672" calcext:value-type="float">
            <text:p>0.000480000000039</text:p>
          </table:table-cell>
          <table:table-cell office:value-type="float" office:value="9.09267199999999" calcext:value-type="float">
            <text:p>9.09267199999999</text:p>
          </table:table-cell>
          <table:table-cell office:value-type="float" office:value="0.464562000000001" calcext:value-type="float">
            <text:p>0.464562000000001</text:p>
          </table:table-cell>
          <table:table-cell office:value-type="float" office:value="0.0193789999999581" calcext:value-type="float">
            <text:p>0.019378999999958</text:p>
          </table:table-cell>
          <table:table-cell office:value-type="float" office:value="0.0679430000000139" calcext:value-type="float">
            <text:p>0.067943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0754299999994146" calcext:value-type="float">
            <text:p>0.00754299999994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03999999955" calcext:value-type="float">
            <text:p>0.118803999999955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36411000000089" calcext:value-type="float">
            <text:p>0.236411000000089</text:p>
          </table:table-cell>
          <table:table-cell office:value-type="float" office:value="3.21075844764709" calcext:value-type="float">
            <text:p>3.21075844764709</text:p>
          </table:table-cell>
          <table:table-cell office:value-type="float" office:value="5.11221499999999" calcext:value-type="float">
            <text:p>5.11221499999999</text:p>
          </table:table-cell>
          <table:table-cell office:value-type="float" office:value="0.000469000000066444" calcext:value-type="float">
            <text:p>0.000469000000066</text:p>
          </table:table-cell>
          <table:table-cell office:value-type="float" office:value="9.43366200000003" calcext:value-type="float">
            <text:p>9.43366200000003</text:p>
          </table:table-cell>
          <table:table-cell office:value-type="float" office:value="0.447869999999966" calcext:value-type="float">
            <text:p>0.447869999999966</text:p>
          </table:table-cell>
          <table:table-cell office:value-type="float" office:value="0.0194379999999228" calcext:value-type="float">
            <text:p>0.019437999999923</text:p>
          </table:table-cell>
          <table:table-cell office:value-type="float" office:value="0.0706619999998566" calcext:value-type="float">
            <text:p>0.070661999999857</text:p>
          </table:table-cell>
          <table:table-cell office:value-type="float" office:value="0" calcext:value-type="float">
            <text:p>0</text:p>
          </table:table-cell>
          <table:table-cell office:value-type="float" office:value="0.0154600000000755" calcext:value-type="float">
            <text:p>0.01546000000007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437000000062" calcext:value-type="float">
            <text:p>0.119437000000062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35260000000039" calcext:value-type="float">
            <text:p>0.235260000000039</text:p>
          </table:table-cell>
          <table:table-cell office:value-type="float" office:value="3.24168181419373" calcext:value-type="float">
            <text:p>3.24168181419373</text:p>
          </table:table-cell>
          <table:table-cell office:value-type="float" office:value="4.7384209999999" calcext:value-type="float">
            <text:p>4.7384209999999</text:p>
          </table:table-cell>
          <table:table-cell office:value-type="float" office:value="0.000461000000086642" calcext:value-type="float">
            <text:p>0.000461000000087</text:p>
          </table:table-cell>
          <table:table-cell office:value-type="float" office:value="6.66393199999993" calcext:value-type="float">
            <text:p>6.66393199999993</text:p>
          </table:table-cell>
          <table:table-cell office:value-type="float" office:value="0.444656000000009" calcext:value-type="float">
            <text:p>0.444656000000009</text:p>
          </table:table-cell>
          <table:table-cell office:value-type="float" office:value="0.0194309999999405" calcext:value-type="float">
            <text:p>0.019430999999941</text:p>
          </table:table-cell>
          <table:table-cell office:value-type="float" office:value="0.067600000000084" calcext:value-type="float">
            <text:p>0.067600000000084</text:p>
          </table:table-cell>
          <table:table-cell office:value-type="float" office:value="0" calcext:value-type="float">
            <text:p>0</text:p>
          </table:table-cell>
          <table:table-cell office:value-type="float" office:value="0.0206959999999299" calcext:value-type="float">
            <text:p>0.0206959999999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38999999955" calcext:value-type="float">
            <text:p>0.118938999999955</text:p>
          </table:table-cell>
          <table:table-cell office:value-type="float" office:value="0.00165099999992435" calcext:value-type="float">
            <text:p>0.001650999999924</text:p>
          </table:table-cell>
          <table:table-cell office:value-type="float" office:value="0.228493000000071" calcext:value-type="float">
            <text:p>0.228493000000071</text:p>
          </table:table-cell>
          <table:table-cell office:value-type="float" office:value="3.32171010971069" calcext:value-type="float">
            <text:p>3.32171010971069</text:p>
          </table:table-cell>
          <table:table-cell office:value-type="float" office:value="6.130765" calcext:value-type="float">
            <text:p>6.130765</text:p>
          </table:table-cell>
          <table:table-cell office:value-type="float" office:value="0.00047200000005887" calcext:value-type="float">
            <text:p>0.000472000000059</text:p>
          </table:table-cell>
          <table:table-cell office:value-type="float" office:value="7.17758500000002" calcext:value-type="float">
            <text:p>7.17758500000002</text:p>
          </table:table-cell>
          <table:table-cell office:value-type="float" office:value="0.483732000000032" calcext:value-type="float">
            <text:p>0.483732000000032</text:p>
          </table:table-cell>
          <table:table-cell office:value-type="float" office:value="0.0190150000000813" calcext:value-type="float">
            <text:p>0.019015000000081</text:p>
          </table:table-cell>
          <table:table-cell office:value-type="float" office:value="0.064975000000004" calcext:value-type="float">
            <text:p>0.064975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3879999999972" calcext:value-type="float">
            <text:p>0.026387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7299999994" calcext:value-type="float">
            <text:p>0.11597299999994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26343000000043" calcext:value-type="float">
            <text:p>0.226343000000043</text:p>
          </table:table-cell>
          <table:table-cell office:value-type="float" office:value="3.1320219039917" calcext:value-type="float">
            <text:p>3.1320219039917</text:p>
          </table:table-cell>
          <table:table-cell office:value-type="float" office:value="5.03709000000004" calcext:value-type="float">
            <text:p>5.03709000000004</text:p>
          </table:table-cell>
          <table:table-cell office:value-type="float" office:value="0.000477999999930034" calcext:value-type="float">
            <text:p>0.00047799999993</text:p>
          </table:table-cell>
          <table:table-cell office:value-type="float" office:value="9.09923600000002" calcext:value-type="float">
            <text:p>9.09923600000002</text:p>
          </table:table-cell>
          <table:table-cell office:value-type="float" office:value="0.465283999999997" calcext:value-type="float">
            <text:p>0.465283999999997</text:p>
          </table:table-cell>
          <table:table-cell office:value-type="float" office:value="0.0188229999999976" calcext:value-type="float">
            <text:p>0.018822999999998</text:p>
          </table:table-cell>
          <table:table-cell office:value-type="float" office:value="0.0660009999999147" calcext:value-type="float">
            <text:p>0.066000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754700000004504" calcext:value-type="float">
            <text:p>0.00754700000004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132000000036" calcext:value-type="float">
            <text:p>0.119132000000036</text:p>
          </table:table-cell>
          <table:table-cell office:value-type="float" office:value="0.00164999999992688" calcext:value-type="float">
            <text:p>0.001649999999927</text:p>
          </table:table-cell>
          <table:table-cell office:value-type="float" office:value="0.235953000000109" calcext:value-type="float">
            <text:p>0.235953000000109</text:p>
          </table:table-cell>
          <table:table-cell office:value-type="float" office:value="3.35730361938477" calcext:value-type="float">
            <text:p>3.35730361938477</text:p>
          </table:table-cell>
          <table:table-cell office:value-type="float" office:value="5.09900300000004" calcext:value-type="float">
            <text:p>5.09900300000004</text:p>
          </table:table-cell>
          <table:table-cell office:value-type="float" office:value="0.000452999999993153" calcext:value-type="float">
            <text:p>0.000452999999993</text:p>
          </table:table-cell>
          <table:table-cell office:value-type="float" office:value="9.39932899999997" calcext:value-type="float">
            <text:p>9.39932899999997</text:p>
          </table:table-cell>
          <table:table-cell office:value-type="float" office:value="0.449012000000039" calcext:value-type="float">
            <text:p>0.449012000000039</text:p>
          </table:table-cell>
          <table:table-cell office:value-type="float" office:value="0.0194639999999708" calcext:value-type="float">
            <text:p>0.019463999999971</text:p>
          </table:table-cell>
          <table:table-cell office:value-type="float" office:value="0.0704440000000659" calcext:value-type="float">
            <text:p>0.070444000000066</text:p>
          </table:table-cell>
          <table:table-cell office:value-type="float" office:value="0" calcext:value-type="float">
            <text:p>0</text:p>
          </table:table-cell>
          <table:table-cell office:value-type="float" office:value="0.0148389999999381" calcext:value-type="float">
            <text:p>0.0148389999999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093999999995" calcext:value-type="float">
            <text:p>0.120093999999995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38617999999974" calcext:value-type="float">
            <text:p>0.238617999999974</text:p>
          </table:table-cell>
          <table:table-cell office:value-type="float" office:value="3.36469864845276" calcext:value-type="float">
            <text:p>3.36469864845276</text:p>
          </table:table-cell>
          <table:table-cell office:value-type="float" office:value="4.73638400000004" calcext:value-type="float">
            <text:p>4.73638400000004</text:p>
          </table:table-cell>
          <table:table-cell office:value-type="float" office:value="0.00045999999997548" calcext:value-type="float">
            <text:p>0.000459999999975</text:p>
          </table:table-cell>
          <table:table-cell office:value-type="float" office:value="6.64313800000002" calcext:value-type="float">
            <text:p>6.64313800000002</text:p>
          </table:table-cell>
          <table:table-cell office:value-type="float" office:value="0.446519999999964" calcext:value-type="float">
            <text:p>0.446519999999964</text:p>
          </table:table-cell>
          <table:table-cell office:value-type="float" office:value="0.019264000000021" calcext:value-type="float">
            <text:p>0.019264000000021</text:p>
          </table:table-cell>
          <table:table-cell office:value-type="float" office:value="0.067209000000048" calcext:value-type="float">
            <text:p>0.067209000000048</text:p>
          </table:table-cell>
          <table:table-cell office:value-type="float" office:value="0" calcext:value-type="float">
            <text:p>0</text:p>
          </table:table-cell>
          <table:table-cell office:value-type="float" office:value="0.0210560000000441" calcext:value-type="float">
            <text:p>0.02105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97799999997" calcext:value-type="float">
            <text:p>0.118977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227856999999972" calcext:value-type="float">
            <text:p>0.227856999999972</text:p>
          </table:table-cell>
          <table:table-cell office:value-type="float" office:value="3.35208916664124" calcext:value-type="float">
            <text:p>3.35208916664124</text:p>
          </table:table-cell>
          <table:table-cell office:value-type="float" office:value="6.111088" calcext:value-type="float">
            <text:p>6.111088</text:p>
          </table:table-cell>
          <table:table-cell office:value-type="float" office:value="0.000471000000061394" calcext:value-type="float">
            <text:p>0.000471000000061</text:p>
          </table:table-cell>
          <table:table-cell office:value-type="float" office:value="7.15001199999995" calcext:value-type="float">
            <text:p>7.15001199999995</text:p>
          </table:table-cell>
          <table:table-cell office:value-type="float" office:value="0.482661000000007" calcext:value-type="float">
            <text:p>0.482661000000007</text:p>
          </table:table-cell>
          <table:table-cell office:value-type="float" office:value="0.0193289999999706" calcext:value-type="float">
            <text:p>0.019328999999971</text:p>
          </table:table-cell>
          <table:table-cell office:value-type="float" office:value="0.0650269999998727" calcext:value-type="float">
            <text:p>0.065026999999873</text:p>
          </table:table-cell>
          <table:table-cell office:value-type="float" office:value="0" calcext:value-type="float">
            <text:p>0</text:p>
          </table:table-cell>
          <table:table-cell office:value-type="float" office:value="0.0264100000000553" calcext:value-type="float">
            <text:p>0.02641000000005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639999999985" calcext:value-type="float">
            <text:p>0.115639999999985</text:p>
          </table:table-cell>
          <table:table-cell office:value-type="float" office:value="0.00163800000007086" calcext:value-type="float">
            <text:p>0.001638000000071</text:p>
          </table:table-cell>
          <table:table-cell office:value-type="float" office:value="0.225858000000017" calcext:value-type="float">
            <text:p>0.225858000000017</text:p>
          </table:table-cell>
          <table:table-cell office:value-type="float" office:value="3.12101912498474" calcext:value-type="float">
            <text:p>3.12101912498474</text:p>
          </table:table-cell>
          <table:table-cell office:value-type="float" office:value="5.05659900000001" calcext:value-type="float">
            <text:p>5.05659900000001</text:p>
          </table:table-cell>
          <table:table-cell office:value-type="float" office:value="0.00047400000005382" calcext:value-type="float">
            <text:p>0.000474000000054</text:p>
          </table:table-cell>
          <table:table-cell office:value-type="float" office:value="9.13821400000006" calcext:value-type="float">
            <text:p>9.13821400000006</text:p>
          </table:table-cell>
          <table:table-cell office:value-type="float" office:value="0.469587999999931" calcext:value-type="float">
            <text:p>0.469587999999931</text:p>
          </table:table-cell>
          <table:table-cell office:value-type="float" office:value="0.0192049999999426" calcext:value-type="float">
            <text:p>0.019204999999943</text:p>
          </table:table-cell>
          <table:table-cell office:value-type="float" office:value="0.0666439999998829" calcext:value-type="float">
            <text:p>0.066643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0779700000009598" calcext:value-type="float">
            <text:p>0.0077970000000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864000000031" calcext:value-type="float">
            <text:p>0.118864000000031</text:p>
          </table:table-cell>
          <table:table-cell office:value-type="float" office:value="0.00165300000003299" calcext:value-type="float">
            <text:p>0.001653000000033</text:p>
          </table:table-cell>
          <table:table-cell office:value-type="float" office:value="0.235833999999954" calcext:value-type="float">
            <text:p>0.235833999999954</text:p>
          </table:table-cell>
          <table:table-cell office:value-type="float" office:value="3.2170672416687" calcext:value-type="float">
            <text:p>3.2170672416687</text:p>
          </table:table-cell>
          <table:table-cell office:value-type="float" office:value="5.10725200000002" calcext:value-type="float">
            <text:p>5.10725200000002</text:p>
          </table:table-cell>
          <table:table-cell office:value-type="float" office:value="0.000472999999942658" calcext:value-type="float">
            <text:p>0.000472999999943</text:p>
          </table:table-cell>
          <table:table-cell office:value-type="float" office:value="9.34842400000002" calcext:value-type="float">
            <text:p>9.34842400000002</text:p>
          </table:table-cell>
          <table:table-cell office:value-type="float" office:value="0.449195999999915" calcext:value-type="float">
            <text:p>0.449195999999915</text:p>
          </table:table-cell>
          <table:table-cell office:value-type="float" office:value="0.0195339999999078" calcext:value-type="float">
            <text:p>0.019533999999908</text:p>
          </table:table-cell>
          <table:table-cell office:value-type="float" office:value="0.0711179999999558" calcext:value-type="float">
            <text:p>0.071117999999956</text:p>
          </table:table-cell>
          <table:table-cell office:value-type="float" office:value="0" calcext:value-type="float">
            <text:p>0</text:p>
          </table:table-cell>
          <table:table-cell office:value-type="float" office:value="0.0149549999999863" calcext:value-type="float">
            <text:p>0.01495499999998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49299999992" calcext:value-type="float">
            <text:p>0.1194929999999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35957000000099" calcext:value-type="float">
            <text:p>0.235957000000099</text:p>
          </table:table-cell>
          <table:table-cell office:value-type="float" office:value="3.28074669837952" calcext:value-type="float">
            <text:p>3.28074669837952</text:p>
          </table:table-cell>
          <table:table-cell office:value-type="float" office:value="4.78432199999997" calcext:value-type="float">
            <text:p>4.78432199999997</text:p>
          </table:table-cell>
          <table:table-cell office:value-type="float" office:value="0.000461999999970431" calcext:value-type="float">
            <text:p>0.00046199999997</text:p>
          </table:table-cell>
          <table:table-cell office:value-type="float" office:value="6.64819699999998" calcext:value-type="float">
            <text:p>6.64819699999998</text:p>
          </table:table-cell>
          <table:table-cell office:value-type="float" office:value="0.448225999999977" calcext:value-type="float">
            <text:p>0.448225999999977</text:p>
          </table:table-cell>
          <table:table-cell office:value-type="float" office:value="0.0196140000000469" calcext:value-type="float">
            <text:p>0.019614000000047</text:p>
          </table:table-cell>
          <table:table-cell office:value-type="float" office:value="0.0673090000000229" calcext:value-type="float">
            <text:p>0.067309000000023</text:p>
          </table:table-cell>
          <table:table-cell office:value-type="float" office:value="0" calcext:value-type="float">
            <text:p>0</text:p>
          </table:table-cell>
          <table:table-cell office:value-type="float" office:value="0.0210369999999784" calcext:value-type="float">
            <text:p>0.021036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086999999922" calcext:value-type="float">
            <text:p>0.119086999999922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28165999999987" calcext:value-type="float">
            <text:p>0.228165999999987</text:p>
          </table:table-cell>
          <table:table-cell office:value-type="float" office:value="3.39580368995666" calcext:value-type="float">
            <text:p>3.39580368995666</text:p>
          </table:table-cell>
          <table:table-cell office:value-type="float" office:value="6.094245" calcext:value-type="float">
            <text:p>6.094245</text:p>
          </table:table-cell>
          <table:table-cell office:value-type="float" office:value="0.000471999999945183" calcext:value-type="float">
            <text:p>0.000471999999945</text:p>
          </table:table-cell>
          <table:table-cell office:value-type="float" office:value="7.16915900000004" calcext:value-type="float">
            <text:p>7.16915900000004</text:p>
          </table:table-cell>
          <table:table-cell office:value-type="float" office:value="0.483630000000062" calcext:value-type="float">
            <text:p>0.483630000000062</text:p>
          </table:table-cell>
          <table:table-cell office:value-type="float" office:value="0.0192639999999074" calcext:value-type="float">
            <text:p>0.019263999999907</text:p>
          </table:table-cell>
          <table:table-cell office:value-type="float" office:value="0.0648429999998825" calcext:value-type="float">
            <text:p>0.064842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68560000000662" calcext:value-type="float">
            <text:p>0.02685600000006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0];[.C54];[.C58];[.C62];[.C66];[.C70])" office:value-type="float" office:value="0.115326666666666" calcext:value-type="float">
            <text:p>0.115326666666666</text:p>
          </table:table-cell>
          <table:table-cell table:style-name="ce3" table:formula="of:=AVERAGE([.D50];[.D54];[.D58];[.D62];[.D66];[.D70])" office:value-type="float" office:value="0.00167366666666643" calcext:value-type="float">
            <text:p>0.001673666666666</text:p>
          </table:table-cell>
          <table:table-cell table:style-name="ce3" table:formula="of:=AVERAGE([.E50];[.E54];[.E58];[.E62];[.E66];[.E70])" office:value-type="float" office:value="0.22689766666673" calcext:value-type="float">
            <text:p>0.22689766666673</text:p>
          </table:table-cell>
          <table:table-cell table:style-name="ce3" table:formula="of:=AVERAGE([.F50];[.F54];[.F58];[.F62];[.F66];[.F70])" office:value-type="float" office:value="3.10483451684316" calcext:value-type="float">
            <text:p>3.10483451684316</text:p>
          </table:table-cell>
          <table:table-cell table:style-name="ce3" table:formula="of:=AVERAGE([.G50];[.G54];[.G58];[.G62];[.G66];[.G70])" office:value-type="float" office:value="5.04101716666668" calcext:value-type="float">
            <text:p>5.04101716666668</text:p>
          </table:table-cell>
          <table:table-cell table:style-name="ce3" table:formula="of:=AVERAGE([.H50];[.H54];[.H58];[.H62];[.H66];[.H70])" office:value-type="float" office:value="0.000497666666679682" calcext:value-type="float">
            <text:p>0.00049766666668</text:p>
          </table:table-cell>
          <table:table-cell table:style-name="ce3" table:formula="of:=AVERAGE([.I50];[.I54];[.I58];[.I62];[.I66];[.I70])" office:value-type="float" office:value="9.06983316666672" calcext:value-type="float">
            <text:p>9.06983316666672</text:p>
          </table:table-cell>
          <table:table-cell table:style-name="ce3" table:formula="of:=AVERAGE([.J50];[.J54];[.J58];[.J62];[.J66];[.J70])" office:value-type="float" office:value="0.468506333333342" calcext:value-type="float">
            <text:p>0.468506333333342</text:p>
          </table:table-cell>
          <table:table-cell table:style-name="ce3" table:formula="of:=AVERAGE([.K50];[.K54];[.K58];[.K62];[.K66];[.K70])" office:value-type="float" office:value="0.0192426666666847" calcext:value-type="float">
            <text:p>0.019242666666685</text:p>
          </table:table-cell>
          <table:table-cell table:style-name="ce3" table:formula="of:=AVERAGE([.L50];[.L54];[.L58];[.L62];[.L66];[.L70])" office:value-type="float" office:value="0.0669490000000034" calcext:value-type="float">
            <text:p>0.066949000000004</text:p>
          </table:table-cell>
          <table:table-cell table:style-name="ce3" table:formula="of:=AVERAGE([.M50];[.M54];[.M58];[.M62];[.M66];[.M70])" office:value-type="float" office:value="0" calcext:value-type="float">
            <text:p>0</text:p>
          </table:table-cell>
          <table:table-cell table:style-name="ce3" table:formula="of:=AVERAGE([.N50];[.N54];[.N58];[.N62];[.N66];[.N70])" office:value-type="float" office:value="0.00774999999998727" calcext:value-type="float">
            <text:p>0.007749999999987</text:p>
          </table:table-cell>
          <table:table-cell table:style-name="ce4" table:formula="of:=SUM([.C74:.N74])" office:value-type="float" office:value="18.1225285168433" calcext:value-type="float">
            <text:p>18.122528516843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1];[.C55];[.C59];[.C63];[.C67];[.C71])" office:value-type="float" office:value="0.119630833333304" calcext:value-type="float">
            <text:p>0.119630833333304</text:p>
          </table:table-cell>
          <table:table-cell table:style-name="ce3" table:formula="of:=AVERAGE([.D51];[.D55];[.D59];[.D63];[.D67];[.D71])" office:value-type="float" office:value="0.00168399999999262" calcext:value-type="float">
            <text:p>0.001683999999993</text:p>
          </table:table-cell>
          <table:table-cell table:style-name="ce3" table:formula="of:=AVERAGE([.E51];[.E55];[.E59];[.E63];[.E67];[.E71])" office:value-type="float" office:value="0.236797499999985" calcext:value-type="float">
            <text:p>0.236797499999985</text:p>
          </table:table-cell>
          <table:table-cell table:style-name="ce3" table:formula="of:=AVERAGE([.F51];[.F55];[.F59];[.F63];[.F67];[.F71])" office:value-type="float" office:value="3.25320299466451" calcext:value-type="float">
            <text:p>3.25320299466451</text:p>
          </table:table-cell>
          <table:table-cell table:style-name="ce3" table:formula="of:=AVERAGE([.G51];[.G55];[.G59];[.G63];[.G67];[.G71])" office:value-type="float" office:value="5.09656383333336" calcext:value-type="float">
            <text:p>5.09656383333336</text:p>
          </table:table-cell>
          <table:table-cell table:style-name="ce3" table:formula="of:=AVERAGE([.H51];[.H55];[.H59];[.H63];[.H67];[.H71])" office:value-type="float" office:value="0.000453333333287749" calcext:value-type="float">
            <text:p>0.000453333333288</text:p>
          </table:table-cell>
          <table:table-cell table:style-name="ce3" table:formula="of:=AVERAGE([.I51];[.I55];[.I59];[.I63];[.I67];[.I71])" office:value-type="float" office:value="9.34337083333332" calcext:value-type="float">
            <text:p>9.34337083333332</text:p>
          </table:table-cell>
          <table:table-cell table:style-name="ce3" table:formula="of:=AVERAGE([.J51];[.J55];[.J59];[.J63];[.J67];[.J71])" office:value-type="float" office:value="0.445572333333284" calcext:value-type="float">
            <text:p>0.445572333333284</text:p>
          </table:table-cell>
          <table:table-cell table:style-name="ce3" table:formula="of:=AVERAGE([.K51];[.K55];[.K59];[.K63];[.K67];[.K71])" office:value-type="float" office:value="0.0194254999999354" calcext:value-type="float">
            <text:p>0.019425499999935</text:p>
          </table:table-cell>
          <table:table-cell table:style-name="ce3" table:formula="of:=AVERAGE([.L51];[.L55];[.L59];[.L63];[.L67];[.L71])" office:value-type="float" office:value="0.0712628333333214" calcext:value-type="float">
            <text:p>0.071262833333321</text:p>
          </table:table-cell>
          <table:table-cell table:style-name="ce3" table:formula="of:=AVERAGE([.M51];[.M55];[.M59];[.M63];[.M67];[.M71])" office:value-type="float" office:value="0" calcext:value-type="float">
            <text:p>0</text:p>
          </table:table-cell>
          <table:table-cell table:style-name="ce3" table:formula="of:=AVERAGE([.N51];[.N55];[.N59];[.N63];[.N67];[.N71])" office:value-type="float" office:value="0.0151180000000105" calcext:value-type="float">
            <text:p>0.015118000000011</text:p>
          </table:table-cell>
          <table:table-cell table:style-name="ce4" table:formula="of:=SUM([.C75:.N75])" office:value-type="float" office:value="18.6030819946643" calcext:value-type="float">
            <text:p>18.603081994664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2];[.C56];[.C60];[.C64];[.C68];[.C72])" office:value-type="float" office:value="0.120418666666656" calcext:value-type="float">
            <text:p>0.120418666666656</text:p>
          </table:table-cell>
          <table:table-cell table:style-name="ce3" table:formula="of:=AVERAGE([.D52];[.D56];[.D60];[.D64];[.D68];[.D72])" office:value-type="float" office:value="0.00167816666663612" calcext:value-type="float">
            <text:p>0.001678166666636</text:p>
          </table:table-cell>
          <table:table-cell table:style-name="ce3" table:formula="of:=AVERAGE([.E52];[.E56];[.E60];[.E64];[.E68];[.E72])" office:value-type="float" office:value="0.237880666666683" calcext:value-type="float">
            <text:p>0.237880666666683</text:p>
          </table:table-cell>
          <table:table-cell table:style-name="ce3" table:formula="of:=AVERAGE([.F52];[.F56];[.F60];[.F64];[.F68];[.F72])" office:value-type="float" office:value="3.28465127944946" calcext:value-type="float">
            <text:p>3.28465127944946</text:p>
          </table:table-cell>
          <table:table-cell table:style-name="ce3" table:formula="of:=AVERAGE([.G52];[.G56];[.G60];[.G64];[.G68];[.G72])" office:value-type="float" office:value="4.75816966666667" calcext:value-type="float">
            <text:p>4.75816966666667</text:p>
          </table:table-cell>
          <table:table-cell table:style-name="ce3" table:formula="of:=AVERAGE([.H52];[.H56];[.H60];[.H64];[.H68];[.H72])" office:value-type="float" office:value="0.000475833333363577" calcext:value-type="float">
            <text:p>0.000475833333364</text:p>
          </table:table-cell>
          <table:table-cell table:style-name="ce3" table:formula="of:=AVERAGE([.I52];[.I56];[.I60];[.I64];[.I68];[.I72])" office:value-type="float" office:value="6.62672633333339" calcext:value-type="float">
            <text:p>6.62672633333339</text:p>
          </table:table-cell>
          <table:table-cell table:style-name="ce3" table:formula="of:=AVERAGE([.J52];[.J56];[.J60];[.J64];[.J68];[.J72])" office:value-type="float" office:value="0.448095999999983" calcext:value-type="float">
            <text:p>0.448095999999983</text:p>
          </table:table-cell>
          <table:table-cell table:style-name="ce3" table:formula="of:=AVERAGE([.K52];[.K56];[.K60];[.K64];[.K68];[.K72])" office:value-type="float" office:value="0.0195068333332908" calcext:value-type="float">
            <text:p>0.019506833333291</text:p>
          </table:table-cell>
          <table:table-cell table:style-name="ce3" table:formula="of:=AVERAGE([.L52];[.L56];[.L60];[.L64];[.L68];[.L72])" office:value-type="float" office:value="0.0679751666667319" calcext:value-type="float">
            <text:p>0.067975166666732</text:p>
          </table:table-cell>
          <table:table-cell table:style-name="ce3" table:formula="of:=AVERAGE([.M52];[.M56];[.M60];[.M64];[.M68];[.M72])" office:value-type="float" office:value="0" calcext:value-type="float">
            <text:p>0</text:p>
          </table:table-cell>
          <table:table-cell table:style-name="ce3" table:formula="of:=AVERAGE([.N52];[.N56];[.N60];[.N64];[.N68];[.N72])" office:value-type="float" office:value="0.0210041666666522" calcext:value-type="float">
            <text:p>0.021004166666652</text:p>
          </table:table-cell>
          <table:table-cell table:style-name="ce4" table:formula="of:=SUM([.C76:.N76])" office:value-type="float" office:value="15.5865827794495" calcext:value-type="float">
            <text:p>15.58658277944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3];[.C57];[.C61];[.C65];[.C69];[.C73])" office:value-type="float" office:value="0.119689999999973" calcext:value-type="float">
            <text:p>0.119689999999973</text:p>
          </table:table-cell>
          <table:table-cell table:style-name="ce3" table:formula="of:=AVERAGE([.D53];[.D57];[.D61];[.D65];[.D69];[.D73])" office:value-type="float" office:value="0.0016785000000444" calcext:value-type="float">
            <text:p>0.001678500000044</text:p>
          </table:table-cell>
          <table:table-cell table:style-name="ce3" table:formula="of:=AVERAGE([.E53];[.E57];[.E61];[.E65];[.E69];[.E73])" office:value-type="float" office:value="0.228953000000009" calcext:value-type="float">
            <text:p>0.228953000000009</text:p>
          </table:table-cell>
          <table:table-cell table:style-name="ce3" table:formula="of:=AVERAGE([.F53];[.F57];[.F61];[.F65];[.F69];[.F73])" office:value-type="float" office:value="3.38264222939809" calcext:value-type="float">
            <text:p>3.38264222939809</text:p>
          </table:table-cell>
          <table:table-cell table:style-name="ce3" table:formula="of:=AVERAGE([.G53];[.G57];[.G61];[.G65];[.G69];[.G73])" office:value-type="float" office:value="6.11048050000003" calcext:value-type="float">
            <text:p>6.11048050000003</text:p>
          </table:table-cell>
          <table:table-cell table:style-name="ce3" table:formula="of:=AVERAGE([.H53];[.H57];[.H61];[.H65];[.H69];[.H73])" office:value-type="float" office:value="0.000487999999999526" calcext:value-type="float">
            <text:p>0.000488</text:p>
          </table:table-cell>
          <table:table-cell table:style-name="ce3" table:formula="of:=AVERAGE([.I53];[.I57];[.I61];[.I65];[.I69];[.I73])" office:value-type="float" office:value="7.13801233333334" calcext:value-type="float">
            <text:p>7.13801233333334</text:p>
          </table:table-cell>
          <table:table-cell table:style-name="ce3" table:formula="of:=AVERAGE([.J53];[.J57];[.J61];[.J65];[.J69];[.J73])" office:value-type="float" office:value="0.485322000000034" calcext:value-type="float">
            <text:p>0.485322000000034</text:p>
          </table:table-cell>
          <table:table-cell table:style-name="ce3" table:formula="of:=AVERAGE([.K53];[.K57];[.K61];[.K65];[.K69];[.K73])" office:value-type="float" office:value="0.019202666666672" calcext:value-type="float">
            <text:p>0.019202666666672</text:p>
          </table:table-cell>
          <table:table-cell table:style-name="ce3" table:formula="of:=AVERAGE([.L53];[.L57];[.L61];[.L65];[.L69];[.L73])" office:value-type="float" office:value="0.0652614999999818" calcext:value-type="float">
            <text:p>0.065261499999982</text:p>
          </table:table-cell>
          <table:table-cell table:style-name="ce3" table:formula="of:=AVERAGE([.M53];[.M57];[.M61];[.M65];[.M69];[.M73])" office:value-type="float" office:value="0" calcext:value-type="float">
            <text:p>0</text:p>
          </table:table-cell>
          <table:table-cell table:style-name="ce3" table:formula="of:=AVERAGE([.N53];[.N57];[.N61];[.N65];[.N69];[.N73])" office:value-type="float" office:value="0.026745500000023" calcext:value-type="float">
            <text:p>0.026745500000023</text:p>
          </table:table-cell>
          <table:table-cell table:style-name="ce4" table:formula="of:=SUM([.C77:.N77])" office:value-type="float" office:value="17.5784762293982" calcext:value-type="float">
            <text:p>17.578476229398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74:.C77])" office:value-type="float" office:value="0.475066166666598" calcext:value-type="float">
            <text:p>0.475066166666598</text:p>
          </table:table-cell>
          <table:table-cell table:style-name="ce1" table:formula="of:=SUM([.D74:.D77])" office:value-type="float" office:value="0.00671433333333956" calcext:value-type="float">
            <text:p>0.00671433333334</text:p>
          </table:table-cell>
          <table:table-cell table:style-name="ce1" table:formula="of:=SUM([.E74:.E77])" office:value-type="float" office:value="0.930528833333407" calcext:value-type="float">
            <text:p>0.930528833333407</text:p>
          </table:table-cell>
          <table:table-cell table:style-name="ce1" table:formula="of:=SUM([.F74:.F77])" office:value-type="float" office:value="13.0253310203552" calcext:value-type="float">
            <text:p>13.0253310203552</text:p>
          </table:table-cell>
          <table:table-cell table:style-name="ce1" table:formula="of:=SUM([.G74:.G77])" office:value-type="float" office:value="21.0062311666667" calcext:value-type="float">
            <text:p>21.0062311666667</text:p>
          </table:table-cell>
          <table:table-cell table:style-name="ce1" table:formula="of:=SUM([.H74:.H77])" office:value-type="float" office:value="0.00191483333333053" calcext:value-type="float">
            <text:p>0.001914833333331</text:p>
          </table:table-cell>
          <table:table-cell table:style-name="ce1" table:formula="of:=SUM([.I74:.I77])" office:value-type="float" office:value="32.1779426666668" calcext:value-type="float">
            <text:p>32.1779426666668</text:p>
          </table:table-cell>
          <table:table-cell table:style-name="ce1" table:formula="of:=SUM([.J74:.J77])" office:value-type="float" office:value="1.84749666666664" calcext:value-type="float">
            <text:p>1.84749666666664</text:p>
          </table:table-cell>
          <table:table-cell table:style-name="ce1" table:formula="of:=SUM([.K74:.K77])" office:value-type="float" office:value="0.0773776666665829" calcext:value-type="float">
            <text:p>0.077377666666583</text:p>
          </table:table-cell>
          <table:table-cell table:style-name="ce1" table:formula="of:=SUM([.L74:.L77])" office:value-type="float" office:value="0.271448500000038" calcext:value-type="float">
            <text:p>0.271448500000038</text:p>
          </table:table-cell>
          <table:table-cell table:style-name="ce1" table:formula="of:=SUM([.M74:.M77])" office:value-type="float" office:value="0" calcext:value-type="float">
            <text:p>0</text:p>
          </table:table-cell>
          <table:table-cell table:style-name="ce1" table:formula="of:=SUM([.N74:.N77])" office:value-type="float" office:value="0.070617666666673" calcext:value-type="float">
            <text:p>0.070617666666673</text:p>
          </table:table-cell>
          <table:table-cell table:style-name="ce1" table:formula="of:=SUM([.C78:.N78])" office:value-type="float" office:value="69.8906695203553" calcext:value-type="float">
            <text:p>69.89066952035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0167600000000001" calcext:value-type="float">
            <text:p>0.001676</text:p>
          </table:table-cell>
          <table:table-cell office:value-type="float" office:value="0.228996" calcext:value-type="float">
            <text:p>0.228996</text:p>
          </table:table-cell>
          <table:table-cell office:value-type="float" office:value="3.10212779045105" calcext:value-type="float">
            <text:p>3.10212779045105</text:p>
          </table:table-cell>
          <table:table-cell office:value-type="float" office:value="5.155123" calcext:value-type="float">
            <text:p>5.155123</text:p>
          </table:table-cell>
          <table:table-cell office:value-type="float" office:value="0.000643000000000171" calcext:value-type="float">
            <text:p>0.000643</text:p>
          </table:table-cell>
          <table:table-cell office:value-type="float" office:value="8.916392" calcext:value-type="float">
            <text:p>8.916392</text:p>
          </table:table-cell>
          <table:table-cell office:value-type="float" office:value="0.466554000000002" calcext:value-type="float">
            <text:p>0.46655400000000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0695479999999975" calcext:value-type="float">
            <text:p>0.069547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074120000000022" calcext:value-type="float">
            <text:p>0.00741200000000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214000000001" calcext:value-type="float">
            <text:p>0.120214000000001</text:p>
          </table:table-cell>
          <table:table-cell office:value-type="float" office:value="0.0016580000000026" calcext:value-type="float">
            <text:p>0.001658000000003</text:p>
          </table:table-cell>
          <table:table-cell office:value-type="float" office:value="0.313174999999998" calcext:value-type="float">
            <text:p>0.313174999999998</text:p>
          </table:table-cell>
          <table:table-cell office:value-type="float" office:value="3.06091785430908" calcext:value-type="float">
            <text:p>3.06091785430908</text:p>
          </table:table-cell>
          <table:table-cell office:value-type="float" office:value="5.054769" calcext:value-type="float">
            <text:p>5.054769</text:p>
          </table:table-cell>
          <table:table-cell office:value-type="float" office:value="0.00138300000000058" calcext:value-type="float">
            <text:p>0.001383000000001</text:p>
          </table:table-cell>
          <table:table-cell office:value-type="float" office:value="4.66724" calcext:value-type="float">
            <text:p>4.66724</text:p>
          </table:table-cell>
          <table:table-cell office:value-type="float" office:value="0.440692999999996" calcext:value-type="float">
            <text:p>0.440692999999996</text:p>
          </table:table-cell>
          <table:table-cell office:value-type="float" office:value="0.0193709999999996" calcext:value-type="float">
            <text:p>0.019371</text:p>
          </table:table-cell>
          <table:table-cell office:value-type="float" office:value="0.0715009999999978" calcext:value-type="float">
            <text:p>0.071500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149570000000026" calcext:value-type="float">
            <text:p>0.014957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20999999997" calcext:value-type="float">
            <text:p>0.120320999999997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37087000000002" calcext:value-type="float">
            <text:p>0.237087000000002</text:p>
          </table:table-cell>
          <table:table-cell office:value-type="float" office:value="3.11181020736694" calcext:value-type="float">
            <text:p>3.11181020736694</text:p>
          </table:table-cell>
          <table:table-cell office:value-type="float" office:value="4.744008" calcext:value-type="float">
            <text:p>4.744008</text:p>
          </table:table-cell>
          <table:table-cell office:value-type="float" office:value="0.00112000000000023" calcext:value-type="float">
            <text:p>0.00112</text:p>
          </table:table-cell>
          <table:table-cell office:value-type="float" office:value="4.994557" calcext:value-type="float">
            <text:p>4.994557</text:p>
          </table:table-cell>
          <table:table-cell office:value-type="float" office:value="0.449284999999996" calcext:value-type="float">
            <text:p>0.44928499999999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0680800000000019" calcext:value-type="float">
            <text:p>0.06808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205619999999982" calcext:value-type="float">
            <text:p>0.0205619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428000000004" calcext:value-type="float">
            <text:p>0.120428000000004</text:p>
          </table:table-cell>
          <table:table-cell office:value-type="float" office:value="0.00166800000000222" calcext:value-type="float">
            <text:p>0.001668000000002</text:p>
          </table:table-cell>
          <table:table-cell office:value-type="float" office:value="0.229742000000002" calcext:value-type="float">
            <text:p>0.229742000000002</text:p>
          </table:table-cell>
          <table:table-cell office:value-type="float" office:value="3.23791766166687" calcext:value-type="float">
            <text:p>3.23791766166687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0.0011170000000007" calcext:value-type="float">
            <text:p>0.001117000000001</text:p>
          </table:table-cell>
          <table:table-cell office:value-type="float" office:value="4.559974" calcext:value-type="float">
            <text:p>4.559974</text:p>
          </table:table-cell>
          <table:table-cell office:value-type="float" office:value="0.499603999999991" calcext:value-type="float">
            <text:p>0.499603999999991</text:p>
          </table:table-cell>
          <table:table-cell office:value-type="float" office:value="0.0191949999999963" calcext:value-type="float">
            <text:p>0.019194999999996</text:p>
          </table:table-cell>
          <table:table-cell office:value-type="float" office:value="0.065527000000003" calcext:value-type="float">
            <text:p>0.065527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26843999999997" calcext:value-type="float">
            <text:p>0.026843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0.00167299999999671" calcext:value-type="float">
            <text:p>0.001672999999997</text:p>
          </table:table-cell>
          <table:table-cell office:value-type="float" office:value="0.226686000000001" calcext:value-type="float">
            <text:p>0.226686000000001</text:p>
          </table:table-cell>
          <table:table-cell office:value-type="float" office:value="3.14057230949402" calcext:value-type="float">
            <text:p>3.14057230949402</text:p>
          </table:table-cell>
          <table:table-cell office:value-type="float" office:value="4.97088099999999" calcext:value-type="float">
            <text:p>4.970880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9.072301" calcext:value-type="float">
            <text:p>9.072301</text:p>
          </table:table-cell>
          <table:table-cell office:value-type="float" office:value="0.480107000000004" calcext:value-type="float">
            <text:p>0.480107000000004</text:p>
          </table:table-cell>
          <table:table-cell office:value-type="float" office:value="0.0188270000000017" calcext:value-type="float">
            <text:p>0.018827000000002</text:p>
          </table:table-cell>
          <table:table-cell office:value-type="float" office:value="0.0696799999999911" calcext:value-type="float">
            <text:p>0.06967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804200000000321" calcext:value-type="float">
            <text:p>0.00804200000000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553000000001" calcext:value-type="float">
            <text:p>0.120553000000001</text:p>
          </table:table-cell>
          <table:table-cell office:value-type="float" office:value="0.00168600000000652" calcext:value-type="float">
            <text:p>0.001686000000007</text:p>
          </table:table-cell>
          <table:table-cell office:value-type="float" office:value="0.237439999999992" calcext:value-type="float">
            <text:p>0.237439999999992</text:p>
          </table:table-cell>
          <table:table-cell office:value-type="float" office:value="3.17237305641174" calcext:value-type="float">
            <text:p>3.17237305641174</text:p>
          </table:table-cell>
          <table:table-cell office:value-type="float" office:value="5.10389500000001" calcext:value-type="float">
            <text:p>5.10389500000001</text:p>
          </table:table-cell>
          <table:table-cell office:value-type="float" office:value="0.00111199999999201" calcext:value-type="float">
            <text:p>0.001111999999992</text:p>
          </table:table-cell>
          <table:table-cell office:value-type="float" office:value="4.73823700000001" calcext:value-type="float">
            <text:p>4.73823700000001</text:p>
          </table:table-cell>
          <table:table-cell office:value-type="float" office:value="0.443260999999993" calcext:value-type="float">
            <text:p>0.443260999999993</text:p>
          </table:table-cell>
          <table:table-cell office:value-type="float" office:value="0.0193469999999962" calcext:value-type="float">
            <text:p>0.019346999999996</text:p>
          </table:table-cell>
          <table:table-cell office:value-type="float" office:value="0.071329999999989" calcext:value-type="float">
            <text:p>0.07132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151570000000021" calcext:value-type="float">
            <text:p>0.01515700000000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867000000004" calcext:value-type="float">
            <text:p>0.120867000000004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7320999999994" calcext:value-type="float">
            <text:p>0.237320999999994</text:p>
          </table:table-cell>
          <table:table-cell office:value-type="float" office:value="3.23531556129456" calcext:value-type="float">
            <text:p>3.23531556129456</text:p>
          </table:table-cell>
          <table:table-cell office:value-type="float" office:value="4.74779600000001" calcext:value-type="float">
            <text:p>4.74779600000001</text:p>
          </table:table-cell>
          <table:table-cell office:value-type="float" office:value="0.00112500000000182" calcext:value-type="float">
            <text:p>0.001125000000002</text:p>
          </table:table-cell>
          <table:table-cell office:value-type="float" office:value="5.018428" calcext:value-type="float">
            <text:p>5.018428</text:p>
          </table:table-cell>
          <table:table-cell office:value-type="float" office:value="0.536676999999997" calcext:value-type="float">
            <text:p>0.536676999999997</text:p>
          </table:table-cell>
          <table:table-cell office:value-type="float" office:value="0.0192699999999917" calcext:value-type="float">
            <text:p>0.019269999999992</text:p>
          </table:table-cell>
          <table:table-cell office:value-type="float" office:value="0.0678220000000067" calcext:value-type="float">
            <text:p>0.0678220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16629999999896" calcext:value-type="float">
            <text:p>0.021662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964999999998" calcext:value-type="float">
            <text:p>0.120964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30642000000003" calcext:value-type="float">
            <text:p>0.230642000000003</text:p>
          </table:table-cell>
          <table:table-cell office:value-type="float" office:value="3.42566967010498" calcext:value-type="float">
            <text:p>3.42566967010498</text:p>
          </table:table-cell>
          <table:table-cell office:value-type="float" office:value="6.073003" calcext:value-type="float">
            <text:p>6.073003</text:p>
          </table:table-cell>
          <table:table-cell office:value-type="float" office:value="0.00112899999999172" calcext:value-type="float">
            <text:p>0.001128999999992</text:p>
          </table:table-cell>
          <table:table-cell office:value-type="float" office:value="4.547235" calcext:value-type="float">
            <text:p>4.547235</text:p>
          </table:table-cell>
          <table:table-cell office:value-type="float" office:value="0.500500999999986" calcext:value-type="float">
            <text:p>0.500500999999986</text:p>
          </table:table-cell>
          <table:table-cell office:value-type="float" office:value="0.0193940000000055" calcext:value-type="float">
            <text:p>0.019394000000006</text:p>
          </table:table-cell>
          <table:table-cell office:value-type="float" office:value="0.0658950000000402" calcext:value-type="float">
            <text:p>0.065895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1159999999734" calcext:value-type="float">
            <text:p>0.02611599999997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56000000018" calcext:value-type="float">
            <text:p>0.11785600000001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8807999999987" calcext:value-type="float">
            <text:p>0.228807999999987</text:p>
          </table:table-cell>
          <table:table-cell office:value-type="float" office:value="3.08230686187744" calcext:value-type="float">
            <text:p>3.08230686187744</text:p>
          </table:table-cell>
          <table:table-cell office:value-type="float" office:value="5.01557600000001" calcext:value-type="float">
            <text:p>5.01557600000001</text:p>
          </table:table-cell>
          <table:table-cell office:value-type="float" office:value="0.000500999999985652" calcext:value-type="float">
            <text:p>0.000500999999986</text:p>
          </table:table-cell>
          <table:table-cell office:value-type="float" office:value="9.102777" calcext:value-type="float">
            <text:p>9.102777</text:p>
          </table:table-cell>
          <table:table-cell office:value-type="float" office:value="0.486387000000008" calcext:value-type="float">
            <text:p>0.486387000000008</text:p>
          </table:table-cell>
          <table:table-cell office:value-type="float" office:value="0.0193109999999876" calcext:value-type="float">
            <text:p>0.019310999999988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" calcext:value-type="float">
            <text:p>0</text:p>
          </table:table-cell>
          <table:table-cell office:value-type="float" office:value="0.00784799999999564" calcext:value-type="float">
            <text:p>0.0078479999999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53999999999" calcext:value-type="float">
            <text:p>0.120553999999999</text:p>
          </table:table-cell>
          <table:table-cell office:value-type="float" office:value="0.00167799999999829" calcext:value-type="float">
            <text:p>0.001677999999998</text:p>
          </table:table-cell>
          <table:table-cell office:value-type="float" office:value="0.315708999999998" calcext:value-type="float">
            <text:p>0.315708999999998</text:p>
          </table:table-cell>
          <table:table-cell office:value-type="float" office:value="3.15986466407776" calcext:value-type="float">
            <text:p>3.15986466407776</text:p>
          </table:table-cell>
          <table:table-cell office:value-type="float" office:value="5.12725499999999" calcext:value-type="float">
            <text:p>5.12725499999999</text:p>
          </table:table-cell>
          <table:table-cell office:value-type="float" office:value="0.00109900000001062" calcext:value-type="float">
            <text:p>0.001099000000011</text:p>
          </table:table-cell>
          <table:table-cell office:value-type="float" office:value="4.73431000000002" calcext:value-type="float">
            <text:p>4.73431000000002</text:p>
          </table:table-cell>
          <table:table-cell office:value-type="float" office:value="0.442176999999987" calcext:value-type="float">
            <text:p>0.442176999999987</text:p>
          </table:table-cell>
          <table:table-cell office:value-type="float" office:value="0.0196289999999806" calcext:value-type="float">
            <text:p>0.019628999999981</text:p>
          </table:table-cell>
          <table:table-cell office:value-type="float" office:value="0.0725250000000415" calcext:value-type="float">
            <text:p>0.072525000000042</text:p>
          </table:table-cell>
          <table:table-cell office:value-type="float" office:value="0" calcext:value-type="float">
            <text:p>0</text:p>
          </table:table-cell>
          <table:table-cell office:value-type="float" office:value="0.0152849999999773" calcext:value-type="float">
            <text:p>0.015284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59299999999" calcext:value-type="float">
            <text:p>0.12159299999999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37442999999985" calcext:value-type="float">
            <text:p>0.237442999999985</text:p>
          </table:table-cell>
          <table:table-cell office:value-type="float" office:value="3.22457408905029" calcext:value-type="float">
            <text:p>3.22457408905029</text:p>
          </table:table-cell>
          <table:table-cell office:value-type="float" office:value="4.744911" calcext:value-type="float">
            <text:p>4.744911</text:p>
          </table:table-cell>
          <table:table-cell office:value-type="float" office:value="0.00114100000001827" calcext:value-type="float">
            <text:p>0.001141000000018</text:p>
          </table:table-cell>
          <table:table-cell office:value-type="float" office:value="4.985759" calcext:value-type="float">
            <text:p>4.985759</text:p>
          </table:table-cell>
          <table:table-cell office:value-type="float" office:value="0.449719000000016" calcext:value-type="float">
            <text:p>0.449719000000016</text:p>
          </table:table-cell>
          <table:table-cell office:value-type="float" office:value="0.0197740000000124" calcext:value-type="float">
            <text:p>0.019774000000012</text:p>
          </table:table-cell>
          <table:table-cell office:value-type="float" office:value="0.0682970000000012" calcext:value-type="float">
            <text:p>0.068297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13899999999967" calcext:value-type="float">
            <text:p>0.0213899999999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784000000015" calcext:value-type="float">
            <text:p>0.120784000000015</text:p>
          </table:table-cell>
          <table:table-cell office:value-type="float" office:value="0.00164699999999129" calcext:value-type="float">
            <text:p>0.001646999999991</text:p>
          </table:table-cell>
          <table:table-cell office:value-type="float" office:value="0.230530999999985" calcext:value-type="float">
            <text:p>0.230530999999985</text:p>
          </table:table-cell>
          <table:table-cell office:value-type="float" office:value="3.32651090621948" calcext:value-type="float">
            <text:p>3.32651090621948</text:p>
          </table:table-cell>
          <table:table-cell office:value-type="float" office:value="6.07207099999999" calcext:value-type="float">
            <text:p>6.07207099999999</text:p>
          </table:table-cell>
          <table:table-cell office:value-type="float" office:value="0.00113099999998667" calcext:value-type="float">
            <text:p>0.001130999999987</text:p>
          </table:table-cell>
          <table:table-cell office:value-type="float" office:value="4.53235100000001" calcext:value-type="float">
            <text:p>4.53235100000001</text:p>
          </table:table-cell>
          <table:table-cell office:value-type="float" office:value="0.502239000000003" calcext:value-type="float">
            <text:p>0.502239000000003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0656829999999786" calcext:value-type="float">
            <text:p>0.06568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3130000000208" calcext:value-type="float">
            <text:p>0.02731300000002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80];[.C84];[.C88])" office:value-type="float" office:value="0.115959333333339" calcext:value-type="float">
            <text:p>0.115959333333339</text:p>
          </table:table-cell>
          <table:table-cell table:style-name="ce3" table:formula="of:=AVERAGE([.D80];[.D84];[.D88])" office:value-type="float" office:value="0.0016729999999956" calcext:value-type="float">
            <text:p>0.001672999999996</text:p>
          </table:table-cell>
          <table:table-cell table:style-name="ce3" table:formula="of:=AVERAGE([.E80];[.E84];[.E88])" office:value-type="float" office:value="0.228163333333329" calcext:value-type="float">
            <text:p>0.228163333333329</text:p>
          </table:table-cell>
          <table:table-cell table:style-name="ce3" table:formula="of:=AVERAGE([.F80];[.F84];[.F88])" office:value-type="float" office:value="3.10833565394084" calcext:value-type="float">
            <text:p>3.10833565394084</text:p>
          </table:table-cell>
          <table:table-cell table:style-name="ce3" table:formula="of:=AVERAGE([.G80];[.G84];[.G88])" office:value-type="float" office:value="5.04719333333333" calcext:value-type="float">
            <text:p>5.04719333333333</text:p>
          </table:table-cell>
          <table:table-cell table:style-name="ce3" table:formula="of:=AVERAGE([.H80];[.H84];[.H88])" office:value-type="float" office:value="0.000545666666663891" calcext:value-type="float">
            <text:p>0.000545666666664</text:p>
          </table:table-cell>
          <table:table-cell table:style-name="ce3" table:formula="of:=AVERAGE([.I80];[.I84];[.I88])" office:value-type="float" office:value="9.03049" calcext:value-type="float">
            <text:p>9.03049</text:p>
          </table:table-cell>
          <table:table-cell table:style-name="ce3" table:formula="of:=AVERAGE([.J80];[.J84];[.J88])" office:value-type="float" office:value="0.477682666666671" calcext:value-type="float">
            <text:p>0.477682666666671</text:p>
          </table:table-cell>
          <table:table-cell table:style-name="ce3" table:formula="of:=AVERAGE([.K80];[.K84];[.K88])" office:value-type="float" office:value="0.0189113333333305" calcext:value-type="float">
            <text:p>0.018911333333331</text:p>
          </table:table-cell>
          <table:table-cell table:style-name="ce3" table:formula="of:=AVERAGE([.L80];[.L84];[.L88])" office:value-type="float" office:value="0.0697079999999962" calcext:value-type="float">
            <text:p>0.069707999999996</text:p>
          </table:table-cell>
          <table:table-cell table:style-name="ce3" table:formula="of:=AVERAGE([.M80];[.M84];[.M88])" office:value-type="float" office:value="0" calcext:value-type="float">
            <text:p>0</text:p>
          </table:table-cell>
          <table:table-cell table:style-name="ce3" table:formula="of:=AVERAGE([.N80];[.N84];[.N88])" office:value-type="float" office:value="0.00776733333333368" calcext:value-type="float">
            <text:p>0.007767333333334</text:p>
          </table:table-cell>
          <table:table-cell table:style-name="ce4" table:formula="of:=SUM([.C92:.N92])" office:value-type="float" office:value="18.1064296539408" calcext:value-type="float">
            <text:p>18.1064296539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1];[.C85];[.C89])" office:value-type="float" office:value="0.120440333333334" calcext:value-type="float">
            <text:p>0.120440333333334</text:p>
          </table:table-cell>
          <table:table-cell table:style-name="ce3" table:formula="of:=AVERAGE([.D81];[.D85];[.D89])" office:value-type="float" office:value="0.00167400000000247" calcext:value-type="float">
            <text:p>0.001674000000002</text:p>
          </table:table-cell>
          <table:table-cell table:style-name="ce3" table:formula="of:=AVERAGE([.E81];[.E85];[.E89])" office:value-type="float" office:value="0.288774666666663" calcext:value-type="float">
            <text:p>0.288774666666663</text:p>
          </table:table-cell>
          <table:table-cell table:style-name="ce3" table:formula="of:=AVERAGE([.F81];[.F85];[.F89])" office:value-type="float" office:value="3.13105185826619" calcext:value-type="float">
            <text:p>3.13105185826619</text:p>
          </table:table-cell>
          <table:table-cell table:style-name="ce3" table:formula="of:=AVERAGE([.G81];[.G85];[.G89])" office:value-type="float" office:value="5.09530633333333" calcext:value-type="float">
            <text:p>5.09530633333333</text:p>
          </table:table-cell>
          <table:table-cell table:style-name="ce3" table:formula="of:=AVERAGE([.H81];[.H85];[.H89])" office:value-type="float" office:value="0.00119800000000107" calcext:value-type="float">
            <text:p>0.001198000000001</text:p>
          </table:table-cell>
          <table:table-cell table:style-name="ce3" table:formula="of:=AVERAGE([.I81];[.I85];[.I89])" office:value-type="float" office:value="4.71326233333334" calcext:value-type="float">
            <text:p>4.71326233333334</text:p>
          </table:table-cell>
          <table:table-cell table:style-name="ce3" table:formula="of:=AVERAGE([.J81];[.J85];[.J89])" office:value-type="float" office:value="0.442043666666659" calcext:value-type="float">
            <text:p>0.442043666666659</text:p>
          </table:table-cell>
          <table:table-cell table:style-name="ce3" table:formula="of:=AVERAGE([.K81];[.K85];[.K89])" office:value-type="float" office:value="0.0194489999999921" calcext:value-type="float">
            <text:p>0.019448999999992</text:p>
          </table:table-cell>
          <table:table-cell table:style-name="ce3" table:formula="of:=AVERAGE([.L81];[.L85];[.L89])" office:value-type="float" office:value="0.0717853333333428" calcext:value-type="float">
            <text:p>0.071785333333343</text:p>
          </table:table-cell>
          <table:table-cell table:style-name="ce3" table:formula="of:=AVERAGE([.M81];[.M85];[.M89])" office:value-type="float" office:value="0" calcext:value-type="float">
            <text:p>0</text:p>
          </table:table-cell>
          <table:table-cell table:style-name="ce3" table:formula="of:=AVERAGE([.N81];[.N85];[.N89])" office:value-type="float" office:value="0.015132999999994" calcext:value-type="float">
            <text:p>0.015132999999994</text:p>
          </table:table-cell>
          <table:table-cell table:style-name="ce4" table:formula="of:=SUM([.C93:.N93])" office:value-type="float" office:value="13.9001185249329" calcext:value-type="float">
            <text:p>13.900118524932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2];[.C86];[.C90])" office:value-type="float" office:value="0.120926999999997" calcext:value-type="float">
            <text:p>0.120926999999997</text:p>
          </table:table-cell>
          <table:table-cell table:style-name="ce3" table:formula="of:=AVERAGE([.D82];[.D86];[.D90])" office:value-type="float" office:value="0.00167400000000365" calcext:value-type="float">
            <text:p>0.001674000000004</text:p>
          </table:table-cell>
          <table:table-cell table:style-name="ce3" table:formula="of:=AVERAGE([.E82];[.E86];[.E90])" office:value-type="float" office:value="0.23728366666666" calcext:value-type="float">
            <text:p>0.23728366666666</text:p>
          </table:table-cell>
          <table:table-cell table:style-name="ce3" table:formula="of:=AVERAGE([.F82];[.F86];[.F90])" office:value-type="float" office:value="3.19056661923726" calcext:value-type="float">
            <text:p>3.19056661923726</text:p>
          </table:table-cell>
          <table:table-cell table:style-name="ce3" table:formula="of:=AVERAGE([.G82];[.G86];[.G90])" office:value-type="float" office:value="4.74557166666667" calcext:value-type="float">
            <text:p>4.74557166666667</text:p>
          </table:table-cell>
          <table:table-cell table:style-name="ce3" table:formula="of:=AVERAGE([.H82];[.H86];[.H90])" office:value-type="float" office:value="0.00112866666667344" calcext:value-type="float">
            <text:p>0.001128666666673</text:p>
          </table:table-cell>
          <table:table-cell table:style-name="ce3" table:formula="of:=AVERAGE([.I82];[.I86];[.I90])" office:value-type="float" office:value="4.99958133333333" calcext:value-type="float">
            <text:p>4.99958133333333</text:p>
          </table:table-cell>
          <table:table-cell table:style-name="ce3" table:formula="of:=AVERAGE([.J82];[.J86];[.J90])" office:value-type="float" office:value="0.478560333333336" calcext:value-type="float">
            <text:p>0.478560333333336</text:p>
          </table:table-cell>
          <table:table-cell table:style-name="ce3" table:formula="of:=AVERAGE([.K82];[.K86];[.K90])" office:value-type="float" office:value="0.0194840000000009" calcext:value-type="float">
            <text:p>0.019484000000001</text:p>
          </table:table-cell>
          <table:table-cell table:style-name="ce3" table:formula="of:=AVERAGE([.L82];[.L86];[.L90])" office:value-type="float" office:value="0.0680663333333366" calcext:value-type="float">
            <text:p>0.068066333333337</text:p>
          </table:table-cell>
          <table:table-cell table:style-name="ce3" table:formula="of:=AVERAGE([.M82];[.M86];[.M90])" office:value-type="float" office:value="0" calcext:value-type="float">
            <text:p>0</text:p>
          </table:table-cell>
          <table:table-cell table:style-name="ce3" table:formula="of:=AVERAGE([.N82];[.N86];[.N90])" office:value-type="float" office:value="0.0212049999999948" calcext:value-type="float">
            <text:p>0.021204999999995</text:p>
          </table:table-cell>
          <table:table-cell table:style-name="ce4" table:formula="of:=SUM([.C94:.N94])" office:value-type="float" office:value="13.8840486192373" calcext:value-type="float">
            <text:p>13.88404861923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3];[.C87];[.C91])" office:value-type="float" office:value="0.120725666666672" calcext:value-type="float">
            <text:p>0.120725666666672</text:p>
          </table:table-cell>
          <table:table-cell table:style-name="ce3" table:formula="of:=AVERAGE([.D83];[.D87];[.D91])" office:value-type="float" office:value="0.00165733333332933" calcext:value-type="float">
            <text:p>0.001657333333329</text:p>
          </table:table-cell>
          <table:table-cell table:style-name="ce3" table:formula="of:=AVERAGE([.E83];[.E87];[.E91])" office:value-type="float" office:value="0.230304999999997" calcext:value-type="float">
            <text:p>0.230304999999997</text:p>
          </table:table-cell>
          <table:table-cell table:style-name="ce3" table:formula="of:=AVERAGE([.F83];[.F87];[.F91])" office:value-type="float" office:value="3.33003274599711" calcext:value-type="float">
            <text:p>3.33003274599711</text:p>
          </table:table-cell>
          <table:table-cell table:style-name="ce3" table:formula="of:=AVERAGE([.G83];[.G87];[.G91])" office:value-type="float" office:value="6.05975133333333" calcext:value-type="float">
            <text:p>6.05975133333333</text:p>
          </table:table-cell>
          <table:table-cell table:style-name="ce3" table:formula="of:=AVERAGE([.H83];[.H87];[.H91])" office:value-type="float" office:value="0.0011256666666597" calcext:value-type="float">
            <text:p>0.00112566666666</text:p>
          </table:table-cell>
          <table:table-cell table:style-name="ce3" table:formula="of:=AVERAGE([.I83];[.I87];[.I91])" office:value-type="float" office:value="4.54652" calcext:value-type="float">
            <text:p>4.54652</text:p>
          </table:table-cell>
          <table:table-cell table:style-name="ce3" table:formula="of:=AVERAGE([.J83];[.J87];[.J91])" office:value-type="float" office:value="0.500781333333327" calcext:value-type="float">
            <text:p>0.500781333333327</text:p>
          </table:table-cell>
          <table:table-cell table:style-name="ce3" table:formula="of:=AVERAGE([.K83];[.K87];[.K91])" office:value-type="float" office:value="0.0192646666666671" calcext:value-type="float">
            <text:p>0.019264666666667</text:p>
          </table:table-cell>
          <table:table-cell table:style-name="ce3" table:formula="of:=AVERAGE([.L83];[.L87];[.L91])" office:value-type="float" office:value="0.0657016666666739" calcext:value-type="float">
            <text:p>0.065701666666674</text:p>
          </table:table-cell>
          <table:table-cell table:style-name="ce3" table:formula="of:=AVERAGE([.M83];[.M87];[.M91])" office:value-type="float" office:value="0" calcext:value-type="float">
            <text:p>0</text:p>
          </table:table-cell>
          <table:table-cell table:style-name="ce3" table:formula="of:=AVERAGE([.N83];[.N87];[.N91])" office:value-type="float" office:value="0.0267576666666637" calcext:value-type="float">
            <text:p>0.026757666666664</text:p>
          </table:table-cell>
          <table:table-cell table:style-name="ce4" table:formula="of:=SUM([.C95:.N95])" office:value-type="float" office:value="14.9026230793304" calcext:value-type="float">
            <text:p>14.902623079330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92:.C95])" office:value-type="float" office:value="0.478052333333342" calcext:value-type="float">
            <text:p>0.478052333333342</text:p>
          </table:table-cell>
          <table:table-cell table:style-name="ce1" table:formula="of:=SUM([.D92:.D95])" office:value-type="float" office:value="0.00667833333333104" calcext:value-type="float">
            <text:p>0.006678333333331</text:p>
          </table:table-cell>
          <table:table-cell table:style-name="ce1" table:formula="of:=SUM([.E92:.E95])" office:value-type="float" office:value="0.984526666666649" calcext:value-type="float">
            <text:p>0.984526666666649</text:p>
          </table:table-cell>
          <table:table-cell table:style-name="ce1" table:formula="of:=SUM([.F92:.F95])" office:value-type="float" office:value="12.7599868774414" calcext:value-type="float">
            <text:p>12.7599868774414</text:p>
          </table:table-cell>
          <table:table-cell table:style-name="ce1" table:formula="of:=SUM([.G92:.G95])" office:value-type="float" office:value="20.9478226666667" calcext:value-type="float">
            <text:p>20.9478226666667</text:p>
          </table:table-cell>
          <table:table-cell table:style-name="ce1" table:formula="of:=SUM([.H92:.H95])" office:value-type="float" office:value="0.0039979999999981" calcext:value-type="float">
            <text:p>0.003997999999998</text:p>
          </table:table-cell>
          <table:table-cell table:style-name="ce1" table:formula="of:=SUM([.I92:.I95])" office:value-type="float" office:value="23.2898536666667" calcext:value-type="float">
            <text:p>23.2898536666667</text:p>
          </table:table-cell>
          <table:table-cell table:style-name="ce1" table:formula="of:=SUM([.J92:.J95])" office:value-type="float" office:value="1.89906799999999" calcext:value-type="float">
            <text:p>1.89906799999999</text:p>
          </table:table-cell>
          <table:table-cell table:style-name="ce1" table:formula="of:=SUM([.K92:.K95])" office:value-type="float" office:value="0.0771089999999906" calcext:value-type="float">
            <text:p>0.077108999999991</text:p>
          </table:table-cell>
          <table:table-cell table:style-name="ce1" table:formula="of:=SUM([.L92:.L95])" office:value-type="float" office:value="0.275261333333349" calcext:value-type="float">
            <text:p>0.275261333333349</text:p>
          </table:table-cell>
          <table:table-cell table:style-name="ce1" table:formula="of:=SUM([.M92:.M95])" office:value-type="float" office:value="0" calcext:value-type="float">
            <text:p>0</text:p>
          </table:table-cell>
          <table:table-cell table:style-name="ce1" table:formula="of:=SUM([.N92:.N95])" office:value-type="float" office:value="0.0708629999999863" calcext:value-type="float">
            <text:p>0.070862999999986</text:p>
          </table:table-cell>
          <table:table-cell table:style-name="ce1" table:formula="of:=SUM([.C96:.N96])" office:value-type="float" office:value="60.7932198774414" calcext:value-type="float">
            <text:p>60.793219877441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00168600000000008" calcext:value-type="float">
            <text:p>0.001686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3.04045581817627" calcext:value-type="float">
            <text:p>3.04045581817627</text:p>
          </table:table-cell>
          <table:table-cell office:value-type="float" office:value="5.036526" calcext:value-type="float">
            <text:p>5.036526</text:p>
          </table:table-cell>
          <table:table-cell office:value-type="float" office:value="0.000629999999999242" calcext:value-type="float">
            <text:p>0.000629999999999</text:p>
          </table:table-cell>
          <table:table-cell office:value-type="float" office:value="8.991767" calcext:value-type="float">
            <text:p>8.99176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0186899999999994" calcext:value-type="float">
            <text:p>0.018689999999999</text:p>
          </table:table-cell>
          <table:table-cell office:value-type="float" office:value="0.0696890000000003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0.00744699999999909" calcext:value-type="float">
            <text:p>0.007446999999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752000000001" calcext:value-type="float">
            <text:p>0.11875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4.34155559539795" calcext:value-type="float">
            <text:p>4.34155559539795</text:p>
          </table:table-cell>
          <table:table-cell office:value-type="float" office:value="10.482561" calcext:value-type="float">
            <text:p>10.482561</text:p>
          </table:table-cell>
          <table:table-cell office:value-type="float" office:value="0.0013230000000064" calcext:value-type="float">
            <text:p>0.001323000000006</text:p>
          </table:table-cell>
          <table:table-cell office:value-type="float" office:value="9.727697" calcext:value-type="float">
            <text:p>9.727697</text:p>
          </table:table-cell>
          <table:table-cell office:value-type="float" office:value="0.689034" calcext:value-type="float">
            <text:p>0.689034</text:p>
          </table:table-cell>
          <table:table-cell office:value-type="float" office:value="0.0225780000000029" calcext:value-type="float">
            <text:p>0.022578000000003</text:p>
          </table:table-cell>
          <table:table-cell office:value-type="float" office:value="0.489440999999992" calcext:value-type="float">
            <text:p>0.489440999999992</text:p>
          </table:table-cell>
          <table:table-cell office:value-type="float" office:value="0.0206340000000012" calcext:value-type="float">
            <text:p>0.020634000000001</text:p>
          </table:table-cell>
          <table:table-cell office:value-type="float" office:value="0.0145060000000044" calcext:value-type="float">
            <text:p>0.01450600000000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71000000001" calcext:value-type="float">
            <text:p>0.119571000000001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5.62370443344116" calcext:value-type="float">
            <text:p>5.62370443344116</text:p>
          </table:table-cell>
          <table:table-cell office:value-type="float" office:value="14.170287" calcext:value-type="float">
            <text:p>14.170287</text:p>
          </table:table-cell>
          <table:table-cell office:value-type="float" office:value="0.00116700000000947" calcext:value-type="float">
            <text:p>0.001167000000009</text:p>
          </table:table-cell>
          <table:table-cell office:value-type="float" office:value="16.066975" calcext:value-type="float">
            <text:p>16.066975</text:p>
          </table:table-cell>
          <table:table-cell office:value-type="float" office:value="0.844093999999998" calcext:value-type="float">
            <text:p>0.844093999999998</text:p>
          </table:table-cell>
          <table:table-cell office:value-type="float" office:value="0.0243350000000078" calcext:value-type="float">
            <text:p>0.024335000000008</text:p>
          </table:table-cell>
          <table:table-cell office:value-type="float" office:value="0.658621000000025" calcext:value-type="float">
            <text:p>0.658621000000025</text:p>
          </table:table-cell>
          <table:table-cell office:value-type="float" office:value="0.0244979999999941" calcext:value-type="float">
            <text:p>0.024497999999994</text:p>
          </table:table-cell>
          <table:table-cell office:value-type="float" office:value="0.0202829999999921" calcext:value-type="float">
            <text:p>0.02028299999999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2294999999994" calcext:value-type="float">
            <text:p>0.122294999999994</text:p>
          </table:table-cell>
          <table:table-cell office:value-type="float" office:value="0.00167700000000082" calcext:value-type="float">
            <text:p>0.001677000000001</text:p>
          </table:table-cell>
          <table:table-cell office:value-type="float" office:value="0.417437000000007" calcext:value-type="float">
            <text:p>0.417437000000007</text:p>
          </table:table-cell>
          <table:table-cell office:value-type="float" office:value="6.91813945770264" calcext:value-type="float">
            <text:p>6.91813945770264</text:p>
          </table:table-cell>
          <table:table-cell office:value-type="float" office:value="20.816986" calcext:value-type="float">
            <text:p>20.816986</text:p>
          </table:table-cell>
          <table:table-cell office:value-type="float" office:value="0.0011870000000016" calcext:value-type="float">
            <text:p>0.001187000000002</text:p>
          </table:table-cell>
          <table:table-cell office:value-type="float" office:value="22.347739" calcext:value-type="float">
            <text:p>22.347739</text:p>
          </table:table-cell>
          <table:table-cell office:value-type="float" office:value="1.10413500000001" calcext:value-type="float">
            <text:p>1.10413500000001</text:p>
          </table:table-cell>
          <table:table-cell office:value-type="float" office:value="0.0266550000000052" calcext:value-type="float">
            <text:p>0.026655000000005</text:p>
          </table:table-cell>
          <table:table-cell office:value-type="float" office:value="0.810765000000032" calcext:value-type="float">
            <text:p>0.810765000000032</text:p>
          </table:table-cell>
          <table:table-cell office:value-type="float" office:value="0.028712999999982" calcext:value-type="float">
            <text:p>0.028712999999982</text:p>
          </table:table-cell>
          <table:table-cell office:value-type="float" office:value="0.0260099999999852" calcext:value-type="float">
            <text:p>0.02600999999998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09999999995" calcext:value-type="float">
            <text:p>0.116209999999995</text:p>
          </table:table-cell>
          <table:table-cell office:value-type="float" office:value="0.00169299999998884" calcext:value-type="float">
            <text:p>0.001692999999989</text:p>
          </table:table-cell>
          <table:table-cell office:value-type="float" office:value="0.226175999999981" calcext:value-type="float">
            <text:p>0.226175999999981</text:p>
          </table:table-cell>
          <table:table-cell office:value-type="float" office:value="3.10191535949707" calcext:value-type="float">
            <text:p>3.10191535949707</text:p>
          </table:table-cell>
          <table:table-cell office:value-type="float" office:value="4.95701299999999" calcext:value-type="float">
            <text:p>4.95701299999999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9.12580199999999" calcext:value-type="float">
            <text:p>9.12580199999999</text:p>
          </table:table-cell>
          <table:table-cell office:value-type="float" office:value="0.479749999999996" calcext:value-type="float">
            <text:p>0.479749999999996</text:p>
          </table:table-cell>
          <table:table-cell office:value-type="float" office:value="0.0190920000000006" calcext:value-type="float">
            <text:p>0.019092000000001</text:p>
          </table:table-cell>
          <table:table-cell office:value-type="float" office:value="0.0703250000000253" calcext:value-type="float">
            <text:p>0.070325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0755300000000148" calcext:value-type="float">
            <text:p>0.0075530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45399999999" calcext:value-type="float">
            <text:p>0.11945399999999</text:p>
          </table:table-cell>
          <table:table-cell office:value-type="float" office:value="0.00168700000000399" calcext:value-type="float">
            <text:p>0.001687000000004</text:p>
          </table:table-cell>
          <table:table-cell office:value-type="float" office:value="0.331670000000003" calcext:value-type="float">
            <text:p>0.331670000000003</text:p>
          </table:table-cell>
          <table:table-cell office:value-type="float" office:value="4.5418107509613" calcext:value-type="float">
            <text:p>4.5418107509613</text:p>
          </table:table-cell>
          <table:table-cell office:value-type="float" office:value="10.284741" calcext:value-type="float">
            <text:p>10.284741</text:p>
          </table:table-cell>
          <table:table-cell office:value-type="float" office:value="0.00116400000001704" calcext:value-type="float">
            <text:p>0.001164000000017</text:p>
          </table:table-cell>
          <table:table-cell office:value-type="float" office:value="9.77509700000002" calcext:value-type="float">
            <text:p>9.77509700000002</text:p>
          </table:table-cell>
          <table:table-cell office:value-type="float" office:value="0.691915999999992" calcext:value-type="float">
            <text:p>0.691915999999992</text:p>
          </table:table-cell>
          <table:table-cell office:value-type="float" office:value="0.022783999999973" calcext:value-type="float">
            <text:p>0.022783999999973</text:p>
          </table:table-cell>
          <table:table-cell office:value-type="float" office:value="0.494917999999956" calcext:value-type="float">
            <text:p>0.494917999999956</text:p>
          </table:table-cell>
          <table:table-cell office:value-type="float" office:value="0.0207550000000083" calcext:value-type="float">
            <text:p>0.020755000000008</text:p>
          </table:table-cell>
          <table:table-cell office:value-type="float" office:value="0.0144930000000159" calcext:value-type="float">
            <text:p>0.01449300000001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45999999984" calcext:value-type="float">
            <text:p>0.120345999999984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373359999999991" calcext:value-type="float">
            <text:p>0.373359999999991</text:p>
          </table:table-cell>
          <table:table-cell office:value-type="float" office:value="5.96741604804993" calcext:value-type="float">
            <text:p>5.96741604804993</text:p>
          </table:table-cell>
          <table:table-cell office:value-type="float" office:value="13.781681" calcext:value-type="float">
            <text:p>13.781681</text:p>
          </table:table-cell>
          <table:table-cell office:value-type="float" office:value="0.00116199999999367" calcext:value-type="float">
            <text:p>0.001161999999994</text:p>
          </table:table-cell>
          <table:table-cell office:value-type="float" office:value="16.088415" calcext:value-type="float">
            <text:p>16.088415</text:p>
          </table:table-cell>
          <table:table-cell office:value-type="float" office:value="0.825896999999998" calcext:value-type="float">
            <text:p>0.825896999999998</text:p>
          </table:table-cell>
          <table:table-cell office:value-type="float" office:value="0.0245290000000011" calcext:value-type="float">
            <text:p>0.024529000000001</text:p>
          </table:table-cell>
          <table:table-cell office:value-type="float" office:value="0.655789999999996" calcext:value-type="float">
            <text:p>0.655789999999996</text:p>
          </table:table-cell>
          <table:table-cell office:value-type="float" office:value="0.0247390000000109" calcext:value-type="float">
            <text:p>0.024739000000011</text:p>
          </table:table-cell>
          <table:table-cell office:value-type="float" office:value="0.0205620000000124" calcext:value-type="float">
            <text:p>0.02056200000001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886000000008" calcext:value-type="float">
            <text:p>0.119886000000008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41933499999999" calcext:value-type="float">
            <text:p>0.41933499999999</text:p>
          </table:table-cell>
          <table:table-cell office:value-type="float" office:value="7.31910872459412" calcext:value-type="float">
            <text:p>7.31910872459412</text:p>
          </table:table-cell>
          <table:table-cell office:value-type="float" office:value="20.979316" calcext:value-type="float">
            <text:p>20.979316</text:p>
          </table:table-cell>
          <table:table-cell office:value-type="float" office:value="0.00117199999999684" calcext:value-type="float">
            <text:p>0.001171999999997</text:p>
          </table:table-cell>
          <table:table-cell office:value-type="float" office:value="22.269244" calcext:value-type="float">
            <text:p>22.269244</text:p>
          </table:table-cell>
          <table:table-cell office:value-type="float" office:value="1.10057499999999" calcext:value-type="float">
            <text:p>1.10057499999999</text:p>
          </table:table-cell>
          <table:table-cell office:value-type="float" office:value="0.026286999999968" calcext:value-type="float">
            <text:p>0.026286999999968</text:p>
          </table:table-cell>
          <table:table-cell office:value-type="float" office:value="0.812763000000018" calcext:value-type="float">
            <text:p>0.812763000000018</text:p>
          </table:table-cell>
          <table:table-cell office:value-type="float" office:value="0.0280139999999847" calcext:value-type="float">
            <text:p>0.028013999999985</text:p>
          </table:table-cell>
          <table:table-cell office:value-type="float" office:value="0.0271050000000059" calcext:value-type="float">
            <text:p>0.02710500000000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920999999991" calcext:value-type="float">
            <text:p>0.116920999999991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00900000001" calcext:value-type="float">
            <text:p>0.22700900000001</text:p>
          </table:table-cell>
          <table:table-cell office:value-type="float" office:value="3.09848499298096" calcext:value-type="float">
            <text:p>3.09848499298096</text:p>
          </table:table-cell>
          <table:table-cell office:value-type="float" office:value="4.996984" calcext:value-type="float">
            <text:p>4.99698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9.09736600000002" calcext:value-type="float">
            <text:p>9.09736600000002</text:p>
          </table:table-cell>
          <table:table-cell office:value-type="float" office:value="0.485705999999993" calcext:value-type="float">
            <text:p>0.485705999999993</text:p>
          </table:table-cell>
          <table:table-cell office:value-type="float" office:value="0.019188999999983" calcext:value-type="float">
            <text:p>0.019188999999983</text:p>
          </table:table-cell>
          <table:table-cell office:value-type="float" office:value="0.0704810000000293" calcext:value-type="float">
            <text:p>0.070481000000029</text:p>
          </table:table-cell>
          <table:table-cell office:value-type="float" office:value="0" calcext:value-type="float">
            <text:p>0</text:p>
          </table:table-cell>
          <table:table-cell office:value-type="float" office:value="0.00795999999996866" calcext:value-type="float">
            <text:p>0.007959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625999999982" calcext:value-type="float">
            <text:p>0.119625999999982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407332999999994" calcext:value-type="float">
            <text:p>0.407332999999994</text:p>
          </table:table-cell>
          <table:table-cell office:value-type="float" office:value="4.58128833770752" calcext:value-type="float">
            <text:p>4.58128833770752</text:p>
          </table:table-cell>
          <table:table-cell office:value-type="float" office:value="10.321934" calcext:value-type="float">
            <text:p>10.321934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9.71491399999997" calcext:value-type="float">
            <text:p>9.71491399999997</text:p>
          </table:table-cell>
          <table:table-cell office:value-type="float" office:value="0.696233000000006" calcext:value-type="float">
            <text:p>0.696233000000006</text:p>
          </table:table-cell>
          <table:table-cell office:value-type="float" office:value="0.0227120000000127" calcext:value-type="float">
            <text:p>0.022712000000013</text:p>
          </table:table-cell>
          <table:table-cell office:value-type="float" office:value="0.493006999999921" calcext:value-type="float">
            <text:p>0.493006999999921</text:p>
          </table:table-cell>
          <table:table-cell office:value-type="float" office:value="0.0207440000000361" calcext:value-type="float">
            <text:p>0.020744000000036</text:p>
          </table:table-cell>
          <table:table-cell office:value-type="float" office:value="0.0151910000000157" calcext:value-type="float">
            <text:p>0.01519100000001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762999999978" calcext:value-type="float">
            <text:p>0.119762999999978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74970000000019" calcext:value-type="float">
            <text:p>0.374970000000019</text:p>
          </table:table-cell>
          <table:table-cell office:value-type="float" office:value="5.87142848968506" calcext:value-type="float">
            <text:p>5.87142848968506</text:p>
          </table:table-cell>
          <table:table-cell office:value-type="float" office:value="13.841682" calcext:value-type="float">
            <text:p>13.841682</text:p>
          </table:table-cell>
          <table:table-cell office:value-type="float" office:value="0.00118000000003349" calcext:value-type="float">
            <text:p>0.001180000000033</text:p>
          </table:table-cell>
          <table:table-cell office:value-type="float" office:value="16.182961" calcext:value-type="float">
            <text:p>16.182961</text:p>
          </table:table-cell>
          <table:table-cell office:value-type="float" office:value="0.848218000000031" calcext:value-type="float">
            <text:p>0.848218000000031</text:p>
          </table:table-cell>
          <table:table-cell office:value-type="float" office:value="0.0248520000000099" calcext:value-type="float">
            <text:p>0.02485200000001</text:p>
          </table:table-cell>
          <table:table-cell office:value-type="float" office:value="0.66153399999996" calcext:value-type="float">
            <text:p>0.66153399999996</text:p>
          </table:table-cell>
          <table:table-cell office:value-type="float" office:value="0.0247100000000273" calcext:value-type="float">
            <text:p>0.024710000000027</text:p>
          </table:table-cell>
          <table:table-cell office:value-type="float" office:value="0.023631000000023" calcext:value-type="float">
            <text:p>0.023631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829999999979" calcext:value-type="float">
            <text:p>0.119829999999979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416656999999987" calcext:value-type="float">
            <text:p>0.416656999999987</text:p>
          </table:table-cell>
          <table:table-cell office:value-type="float" office:value="7.79078364372253" calcext:value-type="float">
            <text:p>7.79078364372253</text:p>
          </table:table-cell>
          <table:table-cell office:value-type="float" office:value="20.893798" calcext:value-type="float">
            <text:p>20.893798</text:p>
          </table:table-cell>
          <table:table-cell office:value-type="float" office:value="0.00118200000002844" calcext:value-type="float">
            <text:p>0.001182000000028</text:p>
          </table:table-cell>
          <table:table-cell office:value-type="float" office:value="22.206231" calcext:value-type="float">
            <text:p>22.206231</text:p>
          </table:table-cell>
          <table:table-cell office:value-type="float" office:value="1.10567200000003" calcext:value-type="float">
            <text:p>1.10567200000003</text:p>
          </table:table-cell>
          <table:table-cell office:value-type="float" office:value="0.0270489999999768" calcext:value-type="float">
            <text:p>0.027048999999977</text:p>
          </table:table-cell>
          <table:table-cell office:value-type="float" office:value="0.814243000000033" calcext:value-type="float">
            <text:p>0.814243000000033</text:p>
          </table:table-cell>
          <table:table-cell office:value-type="float" office:value="0.0282649999999762" calcext:value-type="float">
            <text:p>0.028264999999976</text:p>
          </table:table-cell>
          <table:table-cell office:value-type="float" office:value="0.027971999999977" calcext:value-type="float">
            <text:p>0.02797199999997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98];[.C102];[.C106])" office:value-type="float" office:value="0.114752666666662" calcext:value-type="float">
            <text:p>0.114752666666662</text:p>
          </table:table-cell>
          <table:table-cell table:style-name="ce3" table:formula="of:=AVERAGE([.D98];[.D102];[.D106])" office:value-type="float" office:value="0.00168366666665798" calcext:value-type="float">
            <text:p>0.001683666666658</text:p>
          </table:table-cell>
          <table:table-cell table:style-name="ce3" table:formula="of:=AVERAGE([.E98];[.E102];[.E106])" office:value-type="float" office:value="0.226850666666664" calcext:value-type="float">
            <text:p>0.226850666666664</text:p>
          </table:table-cell>
          <table:table-cell table:style-name="ce3" table:formula="of:=AVERAGE([.F98];[.F102];[.F106])" office:value-type="float" office:value="3.0802853902181" calcext:value-type="float">
            <text:p>3.0802853902181</text:p>
          </table:table-cell>
          <table:table-cell table:style-name="ce3" table:formula="of:=AVERAGE([.G98];[.G102];[.G106])" office:value-type="float" office:value="4.996841" calcext:value-type="float">
            <text:p>4.996841</text:p>
          </table:table-cell>
          <table:table-cell table:style-name="ce3" table:formula="of:=AVERAGE([.H98];[.H102];[.H106])" office:value-type="float" office:value="0.000540000000000281" calcext:value-type="float">
            <text:p>0.00054</text:p>
          </table:table-cell>
          <table:table-cell table:style-name="ce3" table:formula="of:=AVERAGE([.I98];[.I102];[.I106])" office:value-type="float" office:value="9.071645" calcext:value-type="float">
            <text:p>9.071645</text:p>
          </table:table-cell>
          <table:table-cell table:style-name="ce3" table:formula="of:=AVERAGE([.J98];[.J102];[.J106])" office:value-type="float" office:value="0.477166666666663" calcext:value-type="float">
            <text:p>0.477166666666663</text:p>
          </table:table-cell>
          <table:table-cell table:style-name="ce3" table:formula="of:=AVERAGE([.K98];[.K102];[.K106])" office:value-type="float" office:value="0.0189903333333277" calcext:value-type="float">
            <text:p>0.018990333333328</text:p>
          </table:table-cell>
          <table:table-cell table:style-name="ce3" table:formula="of:=AVERAGE([.L98];[.L102];[.L106])" office:value-type="float" office:value="0.0701650000000183" calcext:value-type="float">
            <text:p>0.070165000000018</text:p>
          </table:table-cell>
          <table:table-cell table:style-name="ce3" table:formula="of:=AVERAGE([.M98];[.M102];[.M106])" office:value-type="float" office:value="0" calcext:value-type="float">
            <text:p>0</text:p>
          </table:table-cell>
          <table:table-cell table:style-name="ce3" table:formula="of:=AVERAGE([.N98];[.N102];[.N106])" office:value-type="float" office:value="0.00765333333332308" calcext:value-type="float">
            <text:p>0.007653333333323</text:p>
          </table:table-cell>
          <table:table-cell table:style-name="ce4" table:formula="of:=SUM([.C110:.N110])" office:value-type="float" office:value="18.0665737235514" calcext:value-type="float">
            <text:p>18.066573723551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99];[.C103];[.C107])" office:value-type="float" office:value="0.119277333333324" calcext:value-type="float">
            <text:p>0.119277333333324</text:p>
          </table:table-cell>
          <table:table-cell table:style-name="ce3" table:formula="of:=AVERAGE([.D99];[.D103];[.D107])" office:value-type="float" office:value="0.00167666666667069" calcext:value-type="float">
            <text:p>0.001676666666671</text:p>
          </table:table-cell>
          <table:table-cell table:style-name="ce3" table:formula="of:=AVERAGE([.E99];[.E103];[.E107])" office:value-type="float" office:value="0.380881333333332" calcext:value-type="float">
            <text:p>0.380881333333332</text:p>
          </table:table-cell>
          <table:table-cell table:style-name="ce3" table:formula="of:=AVERAGE([.F99];[.F103];[.F107])" office:value-type="float" office:value="4.48821822802226" calcext:value-type="float">
            <text:p>4.48821822802226</text:p>
          </table:table-cell>
          <table:table-cell table:style-name="ce3" table:formula="of:=AVERAGE([.G99];[.G103];[.G107])" office:value-type="float" office:value="10.3630786666667" calcext:value-type="float">
            <text:p>10.3630786666667</text:p>
          </table:table-cell>
          <table:table-cell table:style-name="ce3" table:formula="of:=AVERAGE([.H99];[.H103];[.H107])" office:value-type="float" office:value="0.00122000000000592" calcext:value-type="float">
            <text:p>0.001220000000006</text:p>
          </table:table-cell>
          <table:table-cell table:style-name="ce3" table:formula="of:=AVERAGE([.I99];[.I103];[.I107])" office:value-type="float" office:value="9.739236" calcext:value-type="float">
            <text:p>9.739236</text:p>
          </table:table-cell>
          <table:table-cell table:style-name="ce3" table:formula="of:=AVERAGE([.J99];[.J103];[.J107])" office:value-type="float" office:value="0.692394333333333" calcext:value-type="float">
            <text:p>0.692394333333333</text:p>
          </table:table-cell>
          <table:table-cell table:style-name="ce3" table:formula="of:=AVERAGE([.K99];[.K103];[.K107])" office:value-type="float" office:value="0.0226913333333295" calcext:value-type="float">
            <text:p>0.02269133333333</text:p>
          </table:table-cell>
          <table:table-cell table:style-name="ce3" table:formula="of:=AVERAGE([.L99];[.L103];[.L107])" office:value-type="float" office:value="0.49245533333329" calcext:value-type="float">
            <text:p>0.49245533333329</text:p>
          </table:table-cell>
          <table:table-cell table:style-name="ce3" table:formula="of:=AVERAGE([.M99];[.M103];[.M107])" office:value-type="float" office:value="0.0207110000000152" calcext:value-type="float">
            <text:p>0.020711000000015</text:p>
          </table:table-cell>
          <table:table-cell table:style-name="ce3" table:formula="of:=AVERAGE([.N99];[.N103];[.N107])" office:value-type="float" office:value="0.014730000000012" calcext:value-type="float">
            <text:p>0.014730000000012</text:p>
          </table:table-cell>
          <table:table-cell table:style-name="ce4" table:formula="of:=SUM([.C111:.N111])" office:value-type="float" office:value="26.3365702280222" calcext:value-type="float">
            <text:p>26.336570228022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0];[.C104];[.C108])" office:value-type="float" office:value="0.119893333333321" calcext:value-type="float">
            <text:p>0.119893333333321</text:p>
          </table:table-cell>
          <table:table-cell table:style-name="ce3" table:formula="of:=AVERAGE([.D100];[.D104];[.D108])" office:value-type="float" office:value="0.00167300000001328" calcext:value-type="float">
            <text:p>0.001673000000013</text:p>
          </table:table-cell>
          <table:table-cell table:style-name="ce3" table:formula="of:=AVERAGE([.E100];[.E104];[.E108])" office:value-type="float" office:value="0.37322666666667" calcext:value-type="float">
            <text:p>0.37322666666667</text:p>
          </table:table-cell>
          <table:table-cell table:style-name="ce3" table:formula="of:=AVERAGE([.F100];[.F104];[.F108])" office:value-type="float" office:value="5.82084965705872" calcext:value-type="float">
            <text:p>5.82084965705872</text:p>
          </table:table-cell>
          <table:table-cell table:style-name="ce3" table:formula="of:=AVERAGE([.G100];[.G104];[.G108])" office:value-type="float" office:value="13.9312166666667" calcext:value-type="float">
            <text:p>13.9312166666667</text:p>
          </table:table-cell>
          <table:table-cell table:style-name="ce3" table:formula="of:=AVERAGE([.H100];[.H104];[.H108])" office:value-type="float" office:value="0.00116966666667888" calcext:value-type="float">
            <text:p>0.001169666666679</text:p>
          </table:table-cell>
          <table:table-cell table:style-name="ce3" table:formula="of:=AVERAGE([.I100];[.I104];[.I108])" office:value-type="float" office:value="16.1127836666667" calcext:value-type="float">
            <text:p>16.1127836666667</text:p>
          </table:table-cell>
          <table:table-cell table:style-name="ce3" table:formula="of:=AVERAGE([.J100];[.J104];[.J108])" office:value-type="float" office:value="0.839403000000009" calcext:value-type="float">
            <text:p>0.839403000000009</text:p>
          </table:table-cell>
          <table:table-cell table:style-name="ce3" table:formula="of:=AVERAGE([.K100];[.K104];[.K108])" office:value-type="float" office:value="0.0245720000000063" calcext:value-type="float">
            <text:p>0.024572000000006</text:p>
          </table:table-cell>
          <table:table-cell table:style-name="ce3" table:formula="of:=AVERAGE([.L100];[.L104];[.L108])" office:value-type="float" office:value="0.658648333333327" calcext:value-type="float">
            <text:p>0.658648333333327</text:p>
          </table:table-cell>
          <table:table-cell table:style-name="ce3" table:formula="of:=AVERAGE([.M100];[.M104];[.M108])" office:value-type="float" office:value="0.0246490000000108" calcext:value-type="float">
            <text:p>0.024649000000011</text:p>
          </table:table-cell>
          <table:table-cell table:style-name="ce3" table:formula="of:=AVERAGE([.N100];[.N104];[.N108])" office:value-type="float" office:value="0.0214920000000092" calcext:value-type="float">
            <text:p>0.021492000000009</text:p>
          </table:table-cell>
          <table:table-cell table:style-name="ce4" table:formula="of:=SUM([.C112:.N112])" office:value-type="float" office:value="37.9295769903921" calcext:value-type="float">
            <text:p>37.929576990392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1];[.C105];[.C109])" office:value-type="float" office:value="0.120670333333327" calcext:value-type="float">
            <text:p>0.120670333333327</text:p>
          </table:table-cell>
          <table:table-cell table:style-name="ce3" table:formula="of:=AVERAGE([.D101];[.D105];[.D109])" office:value-type="float" office:value="0.00167333333333393" calcext:value-type="float">
            <text:p>0.001673333333334</text:p>
          </table:table-cell>
          <table:table-cell table:style-name="ce3" table:formula="of:=AVERAGE([.E101];[.E105];[.E109])" office:value-type="float" office:value="0.417809666666661" calcext:value-type="float">
            <text:p>0.417809666666661</text:p>
          </table:table-cell>
          <table:table-cell table:style-name="ce3" table:formula="of:=AVERAGE([.F101];[.F105];[.F109])" office:value-type="float" office:value="7.34267727533976" calcext:value-type="float">
            <text:p>7.34267727533976</text:p>
          </table:table-cell>
          <table:table-cell table:style-name="ce3" table:formula="of:=AVERAGE([.G101];[.G105];[.G109])" office:value-type="float" office:value="20.8967" calcext:value-type="float">
            <text:p>20.8967</text:p>
          </table:table-cell>
          <table:table-cell table:style-name="ce3" table:formula="of:=AVERAGE([.H101];[.H105];[.H109])" office:value-type="float" office:value="0.00118033333334229" calcext:value-type="float">
            <text:p>0.001180333333342</text:p>
          </table:table-cell>
          <table:table-cell table:style-name="ce3" table:formula="of:=AVERAGE([.I101];[.I105];[.I109])" office:value-type="float" office:value="22.2744046666667" calcext:value-type="float">
            <text:p>22.2744046666667</text:p>
          </table:table-cell>
          <table:table-cell table:style-name="ce3" table:formula="of:=AVERAGE([.J101];[.J105];[.J109])" office:value-type="float" office:value="1.10346066666668" calcext:value-type="float">
            <text:p>1.10346066666668</text:p>
          </table:table-cell>
          <table:table-cell table:style-name="ce3" table:formula="of:=AVERAGE([.K101];[.K105];[.K109])" office:value-type="float" office:value="0.02666366666665" calcext:value-type="float">
            <text:p>0.02666366666665</text:p>
          </table:table-cell>
          <table:table-cell table:style-name="ce3" table:formula="of:=AVERAGE([.L101];[.L105];[.L109])" office:value-type="float" office:value="0.812590333333361" calcext:value-type="float">
            <text:p>0.812590333333361</text:p>
          </table:table-cell>
          <table:table-cell table:style-name="ce3" table:formula="of:=AVERAGE([.M101];[.M105];[.M109])" office:value-type="float" office:value="0.0283306666666476" calcext:value-type="float">
            <text:p>0.028330666666648</text:p>
          </table:table-cell>
          <table:table-cell table:style-name="ce3" table:formula="of:=AVERAGE([.N101];[.N105];[.N109])" office:value-type="float" office:value="0.0270289999999894" calcext:value-type="float">
            <text:p>0.027028999999989</text:p>
          </table:table-cell>
          <table:table-cell table:style-name="ce4" table:formula="of:=SUM([.C113:.N113])" office:value-type="float" office:value="53.0531899420064" calcext:value-type="float">
            <text:p>53.053189942006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10:.C113])" office:value-type="float" office:value="0.474593666666634" calcext:value-type="float">
            <text:p>0.474593666666634</text:p>
          </table:table-cell>
          <table:table-cell table:style-name="ce1" table:formula="of:=SUM([.D110:.D113])" office:value-type="float" office:value="0.00670666666667589" calcext:value-type="float">
            <text:p>0.006706666666676</text:p>
          </table:table-cell>
          <table:table-cell table:style-name="ce1" table:formula="of:=SUM([.E110:.E113])" office:value-type="float" office:value="1.39876833333333" calcext:value-type="float">
            <text:p>1.39876833333333</text:p>
          </table:table-cell>
          <table:table-cell table:style-name="ce1" table:formula="of:=SUM([.F110:.F113])" office:value-type="float" office:value="20.7320305506388" calcext:value-type="float">
            <text:p>20.7320305506388</text:p>
          </table:table-cell>
          <table:table-cell table:style-name="ce1" table:formula="of:=SUM([.G110:.G113])" office:value-type="float" office:value="50.1878363333333" calcext:value-type="float">
            <text:p>50.1878363333333</text:p>
          </table:table-cell>
          <table:table-cell table:style-name="ce1" table:formula="of:=SUM([.H110:.H113])" office:value-type="float" office:value="0.00411000000002737" calcext:value-type="float">
            <text:p>0.004110000000027</text:p>
          </table:table-cell>
          <table:table-cell table:style-name="ce1" table:formula="of:=SUM([.I110:.I113])" office:value-type="float" office:value="57.1980693333333" calcext:value-type="float">
            <text:p>57.1980693333333</text:p>
          </table:table-cell>
          <table:table-cell table:style-name="ce1" table:formula="of:=SUM([.J110:.J113])" office:value-type="float" office:value="3.11242466666668" calcext:value-type="float">
            <text:p>3.11242466666668</text:p>
          </table:table-cell>
          <table:table-cell table:style-name="ce1" table:formula="of:=SUM([.K110:.K113])" office:value-type="float" office:value="0.0929173333333135" calcext:value-type="float">
            <text:p>0.092917333333314</text:p>
          </table:table-cell>
          <table:table-cell table:style-name="ce1" table:formula="of:=SUM([.L110:.L113])" office:value-type="float" office:value="2.033859" calcext:value-type="float">
            <text:p>2.033859</text:p>
          </table:table-cell>
          <table:table-cell table:style-name="ce1" table:formula="of:=SUM([.M110:.M113])" office:value-type="float" office:value="0.0736906666666736" calcext:value-type="float">
            <text:p>0.073690666666674</text:p>
          </table:table-cell>
          <table:table-cell table:style-name="ce1" table:formula="of:=SUM([.N110:.N113])" office:value-type="float" office:value="0.0709043333333336" calcext:value-type="float">
            <text:p>0.070904333333334</text:p>
          </table:table-cell>
          <table:table-cell table:style-name="ce1" table:formula="of:=SUM([.C114:.N114])" office:value-type="float" office:value="135.385910883972" calcext:value-type="float">
            <text:p>135.385910883972</text:p>
          </table:table-cell>
          <table:table-cell table:number-columns-repeated="1009"/>
        </table:table-row>
      </table:table>
      <table:table table:name="combined - h_cp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combined - h_cp - quality'.B28:'combined - h_cp - quality'.E28 'combined - h_cp - quality'.A29:'combined - h_cp - quality'.A29 'combined - h_cp - quality'.B29:'combined - h_cp - quality'.E29 'combined - h_cp - quality'.A30:'combined - h_cp - quality'.A30 'combined - h_cp - quality'.B30:'combined - h_cp - quality'.E30 'combined - h_cp - quality'.A31:'combined - h_cp - quality'.A31 'combined - h_cp - quality'.B31:'combined - h_cp - quality'.E31 'combined - h_cp - quality'.A33:'combined - h_cp - quality'.A33 'combined - h_cp - quality'.B33:'combined - h_cp - quality'.E33 'combined - h_cp - quality'.A32:'combined - h_cp - quality'.A32 'combined - h_cp - quality'.B32:'combined - h_cp - quality'.E32 'combined - h_cp - quality'.A34:'combined - h_cp - quality'.A34 'combined - h_cp - quality'.B34:'combined - h_cp - quality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2592592592593" calcext:value-type="float">
            <text:p>0.84259259259259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713725490196078" calcext:value-type="float">
            <text:p>0.713725490196078</text:p>
          </table:table-cell>
          <table:table-cell office:value-type="float" office:value="0.892156862745098" calcext:value-type="float">
            <text:p>0.892156862745098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56338028169014" calcext:value-type="float">
            <text:p>0.556338028169014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0.711711711711712" calcext:value-type="float">
            <text:p>0.711711711711712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91" calcext:value-type="float">
            <text:p>91</text:p>
          </table:table-cell>
          <table:table-cell table:formula="of:=[.J4]-[.K4]+[.N4]+[.C29]" office:value-type="float" office:value="110" calcext:value-type="float">
            <text:p>110</text:p>
          </table:table-cell>
          <table:table-cell table:formula="of:=[.J5]-[.K5]+[.N5]+[.D29]"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79" calcext:value-type="float">
            <text:p>79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81" calcext:value-type="float">
            <text:p>81</text:p>
          </table:table-cell>
          <table:table-cell table:formula="of:=[.J14]-[.K14]+[.N14]+[.C31]" office:value-type="float" office:value="100" calcext:value-type="float">
            <text:p>100</text:p>
          </table:table-cell>
          <table:table-cell table:formula="of:=[.J15]-[.K15]+[.N15]+[.D31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81" calcext:value-type="float">
            <text:p>81</text:p>
          </table:table-cell>
          <table:table-cell table:formula="of:=[.J19]-[.K19]+[.N19]+[.C32]" office:value-type="float" office:value="100" calcext:value-type="float">
            <text:p>100</text:p>
          </table:table-cell>
          <table:table-cell table:formula="of:=[.J20]-[.K20]+[.N20]+[.D32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79" calcext:value-type="float">
            <text:p>79</text:p>
          </table:table-cell>
          <table:table-cell table:formula="of:=[.J24]-[.K24]+[.N24]" office:value-type="float" office:value="82" calcext:value-type="float">
            <text:p>82</text:p>
          </table:table-cell>
          <table:table-cell table:formula="of:=[.J25]-[.K25]+[.N25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_cp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015" calcext:value-type="float">
            <text:p>0.108015</text:p>
          </table:table-cell>
          <table:table-cell office:value-type="float" office:value="0.00169399999999986" calcext:value-type="float">
            <text:p>0.00169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3.03997159004211" calcext:value-type="float">
            <text:p>3.03997159004211</text:p>
          </table:table-cell>
          <table:table-cell office:value-type="float" office:value="4.677721" calcext:value-type="float">
            <text:p>4.677721</text:p>
          </table:table-cell>
          <table:table-cell office:value-type="float" office:value="0.000635000000000829" calcext:value-type="float">
            <text:p>0.000635000000001</text:p>
          </table:table-cell>
          <table:table-cell office:value-type="float" office:value="7.599189" calcext:value-type="float">
            <text:p>7.599189</text:p>
          </table:table-cell>
          <table:table-cell office:value-type="float" office:value="0.405558000000003" calcext:value-type="float">
            <text:p>0.405558000000003</text:p>
          </table:table-cell>
          <table:table-cell office:value-type="float" office:value="0.0182549999999999" calcext:value-type="float">
            <text:p>0.018255</text:p>
          </table:table-cell>
          <table:table-cell office:value-type="float" office:value="0.0455669999999984" calcext:value-type="float">
            <text:p>0.04556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25000000001" calcext:value-type="float">
            <text:p>0.117425000000001</text:p>
          </table:table-cell>
          <table:table-cell office:value-type="float" office:value="0.00165799999999905" calcext:value-type="float">
            <text:p>0.001657999999999</text:p>
          </table:table-cell>
          <table:table-cell office:value-type="float" office:value="0.212612" calcext:value-type="float">
            <text:p>0.212612</text:p>
          </table:table-cell>
          <table:table-cell office:value-type="float" office:value="3.16770076751709" calcext:value-type="float">
            <text:p>3.16770076751709</text:p>
          </table:table-cell>
          <table:table-cell office:value-type="float" office:value="5.709712" calcext:value-type="float">
            <text:p>5.709712</text:p>
          </table:table-cell>
          <table:table-cell office:value-type="float" office:value="0.000478999999998564" calcext:value-type="float">
            <text:p>0.000478999999999</text:p>
          </table:table-cell>
          <table:table-cell office:value-type="float" office:value="9.694011" calcext:value-type="float">
            <text:p>9.694011</text:p>
          </table:table-cell>
          <table:table-cell office:value-type="float" office:value="0.38964" calcext:value-type="float">
            <text:p>0.38964</text:p>
          </table:table-cell>
          <table:table-cell office:value-type="float" office:value="0.0184710000000052" calcext:value-type="float">
            <text:p>0.018471000000005</text:p>
          </table:table-cell>
          <table:table-cell office:value-type="float" office:value="0.0443610000000021" calcext:value-type="float">
            <text:p>0.0443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72999999999" calcext:value-type="float">
            <text:p>0.118172999999999</text:p>
          </table:table-cell>
          <table:table-cell office:value-type="float" office:value="0.00166300000000064" calcext:value-type="float">
            <text:p>0.001663000000001</text:p>
          </table:table-cell>
          <table:table-cell office:value-type="float" office:value="0.220205" calcext:value-type="float">
            <text:p>0.220205</text:p>
          </table:table-cell>
          <table:table-cell office:value-type="float" office:value="3.02245211601257" calcext:value-type="float">
            <text:p>3.02245211601257</text:p>
          </table:table-cell>
          <table:table-cell office:value-type="float" office:value="4.810237" calcext:value-type="float">
            <text:p>4.810237</text:p>
          </table:table-cell>
          <table:table-cell office:value-type="float" office:value="0.000508000000003506" calcext:value-type="float">
            <text:p>0.000508000000004</text:p>
          </table:table-cell>
          <table:table-cell office:value-type="float" office:value="8.555404" calcext:value-type="float">
            <text:p>8.555404</text:p>
          </table:table-cell>
          <table:table-cell office:value-type="float" office:value="0.465728000000006" calcext:value-type="float">
            <text:p>0.465728000000006</text:p>
          </table:table-cell>
          <table:table-cell office:value-type="float" office:value="0.0188559999999995" calcext:value-type="float">
            <text:p>0.018856</text:p>
          </table:table-cell>
          <table:table-cell office:value-type="float" office:value="0.0445610000000016" calcext:value-type="float">
            <text:p>0.0445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82999999998" calcext:value-type="float">
            <text:p>0.118282999999998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12379999999996" calcext:value-type="float">
            <text:p>0.212379999999996</text:p>
          </table:table-cell>
          <table:table-cell office:value-type="float" office:value="3.18452024459839" calcext:value-type="float">
            <text:p>3.18452024459839</text:p>
          </table:table-cell>
          <table:table-cell office:value-type="float" office:value="7.039813" calcext:value-type="float">
            <text:p>7.039813</text:p>
          </table:table-cell>
          <table:table-cell office:value-type="float" office:value="0.000512000000000512" calcext:value-type="float">
            <text:p>0.000512000000001</text:p>
          </table:table-cell>
          <table:table-cell office:value-type="float" office:value="10.554589" calcext:value-type="float">
            <text:p>10.554589</text:p>
          </table:table-cell>
          <table:table-cell office:value-type="float" office:value="0.493133" calcext:value-type="float">
            <text:p>0.493133</text:p>
          </table:table-cell>
          <table:table-cell office:value-type="float" office:value="0.0186970000000031" calcext:value-type="float">
            <text:p>0.018697000000003</text:p>
          </table:table-cell>
          <table:table-cell office:value-type="float" office:value="0.0443320000000114" calcext:value-type="float">
            <text:p>0.044332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99400000001" calcext:value-type="float">
            <text:p>0.11499400000001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1157999999998" calcext:value-type="float">
            <text:p>0.211157999999998</text:p>
          </table:table-cell>
          <table:table-cell office:value-type="float" office:value="3.02590322494507" calcext:value-type="float">
            <text:p>3.02590322494507</text:p>
          </table:table-cell>
          <table:table-cell office:value-type="float" office:value="4.49748199999999" calcext:value-type="float">
            <text:p>4.49748199999999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7.70473299999999" calcext:value-type="float">
            <text:p>7.70473299999999</text:p>
          </table:table-cell>
          <table:table-cell office:value-type="float" office:value="0.408602999999999" calcext:value-type="float">
            <text:p>0.408602999999999</text:p>
          </table:table-cell>
          <table:table-cell office:value-type="float" office:value="0.0185110000000037" calcext:value-type="float">
            <text:p>0.018511000000004</text:p>
          </table:table-cell>
          <table:table-cell office:value-type="float" office:value="0.0462229999999977" calcext:value-type="float">
            <text:p>0.046222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418000000001" calcext:value-type="float">
            <text:p>0.117418000000001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2614000000002" calcext:value-type="float">
            <text:p>0.212614000000002</text:p>
          </table:table-cell>
          <table:table-cell office:value-type="float" office:value="3.22784090042114" calcext:value-type="float">
            <text:p>3.22784090042114</text:p>
          </table:table-cell>
          <table:table-cell office:value-type="float" office:value="5.73518899999999" calcext:value-type="float">
            <text:p>5.73518899999999</text:p>
          </table:table-cell>
          <table:table-cell office:value-type="float" office:value="0.000464000000008014" calcext:value-type="float">
            <text:p>0.000464000000008</text:p>
          </table:table-cell>
          <table:table-cell office:value-type="float" office:value="9.615644" calcext:value-type="float">
            <text:p>9.615644</text:p>
          </table:table-cell>
          <table:table-cell office:value-type="float" office:value="0.391931" calcext:value-type="float">
            <text:p>0.391931</text:p>
          </table:table-cell>
          <table:table-cell office:value-type="float" office:value="0.0185159999999911" calcext:value-type="float">
            <text:p>0.018515999999991</text:p>
          </table:table-cell>
          <table:table-cell office:value-type="float" office:value="0.0440790000000106" calcext:value-type="float">
            <text:p>0.04407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15000000006" calcext:value-type="float">
            <text:p>0.118215000000006</text:p>
          </table:table-cell>
          <table:table-cell office:value-type="float" office:value="0.00166700000001185" calcext:value-type="float">
            <text:p>0.001667000000012</text:p>
          </table:table-cell>
          <table:table-cell office:value-type="float" office:value="0.222909000000001" calcext:value-type="float">
            <text:p>0.222909000000001</text:p>
          </table:table-cell>
          <table:table-cell office:value-type="float" office:value="3.09863328933716" calcext:value-type="float">
            <text:p>3.09863328933716</text:p>
          </table:table-cell>
          <table:table-cell office:value-type="float" office:value="4.73954400000001" calcext:value-type="float">
            <text:p>4.73954400000001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8.52559199999999" calcext:value-type="float">
            <text:p>8.52559199999999</text:p>
          </table:table-cell>
          <table:table-cell office:value-type="float" office:value="0.468977000000024" calcext:value-type="float">
            <text:p>0.468977000000024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446289999999863" calcext:value-type="float">
            <text:p>0.044628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83" calcext:value-type="float">
            <text:p>0.118499999999983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4067999999997" calcext:value-type="float">
            <text:p>0.214067999999997</text:p>
          </table:table-cell>
          <table:table-cell office:value-type="float" office:value="3.31138896942139" calcext:value-type="float">
            <text:p>3.31138896942139</text:p>
          </table:table-cell>
          <table:table-cell office:value-type="float" office:value="7.07728399999999" calcext:value-type="float">
            <text:p>7.07728399999999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0.611089" calcext:value-type="float">
            <text:p>10.611089</text:p>
          </table:table-cell>
          <table:table-cell office:value-type="float" office:value="0.477518000000003" calcext:value-type="float">
            <text:p>0.477518000000003</text:p>
          </table:table-cell>
          <table:table-cell office:value-type="float" office:value="0.0187139999999886" calcext:value-type="float">
            <text:p>0.018713999999989</text:p>
          </table:table-cell>
          <table:table-cell office:value-type="float" office:value="0.0445349999999962" calcext:value-type="float">
            <text:p>0.044534999999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52999999996" calcext:value-type="float">
            <text:p>0.115252999999996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212419000000011" calcext:value-type="float">
            <text:p>0.212419000000011</text:p>
          </table:table-cell>
          <table:table-cell office:value-type="float" office:value="3.0704333782196" calcext:value-type="float">
            <text:p>3.0704333782196</text:p>
          </table:table-cell>
          <table:table-cell office:value-type="float" office:value="4.500033" calcext:value-type="float">
            <text:p>4.500033</text:p>
          </table:table-cell>
          <table:table-cell office:value-type="float" office:value="0.000501000000014074" calcext:value-type="float">
            <text:p>0.000501000000014</text:p>
          </table:table-cell>
          <table:table-cell office:value-type="float" office:value="7.70132100000001" calcext:value-type="float">
            <text:p>7.70132100000001</text:p>
          </table:table-cell>
          <table:table-cell office:value-type="float" office:value="0.409318999999982" calcext:value-type="float">
            <text:p>0.409318999999982</text:p>
          </table:table-cell>
          <table:table-cell office:value-type="float" office:value="0.0185539999999946" calcext:value-type="float">
            <text:p>0.018553999999995</text:p>
          </table:table-cell>
          <table:table-cell office:value-type="float" office:value="0.0459199999999953" calcext:value-type="float">
            <text:p>0.045919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149999999986" calcext:value-type="float">
            <text:p>0.118149999999986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13682999999975" calcext:value-type="float">
            <text:p>0.213682999999975</text:p>
          </table:table-cell>
          <table:table-cell office:value-type="float" office:value="3.12180852890015" calcext:value-type="float">
            <text:p>3.12180852890015</text:p>
          </table:table-cell>
          <table:table-cell office:value-type="float" office:value="5.74842999999999" calcext:value-type="float">
            <text:p>5.74842999999999</text:p>
          </table:table-cell>
          <table:table-cell office:value-type="float" office:value="0.000461000000001377" calcext:value-type="float">
            <text:p>0.000461000000001</text:p>
          </table:table-cell>
          <table:table-cell office:value-type="float" office:value="9.66065900000001" calcext:value-type="float">
            <text:p>9.66065900000001</text:p>
          </table:table-cell>
          <table:table-cell office:value-type="float" office:value="0.390856000000014" calcext:value-type="float">
            <text:p>0.390856000000014</text:p>
          </table:table-cell>
          <table:table-cell office:value-type="float" office:value="0.0186119999999903" calcext:value-type="float">
            <text:p>0.01861199999999</text:p>
          </table:table-cell>
          <table:table-cell office:value-type="float" office:value="0.0444570000000226" calcext:value-type="float">
            <text:p>0.044457000000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49999999989" calcext:value-type="float">
            <text:p>0.118249999999989</text:p>
          </table:table-cell>
          <table:table-cell office:value-type="float" office:value="0.00165999999998689" calcext:value-type="float">
            <text:p>0.001659999999987</text:p>
          </table:table-cell>
          <table:table-cell office:value-type="float" office:value="0.299958000000004" calcext:value-type="float">
            <text:p>0.299958000000004</text:p>
          </table:table-cell>
          <table:table-cell office:value-type="float" office:value="3.0971531867981" calcext:value-type="float">
            <text:p>3.0971531867981</text:p>
          </table:table-cell>
          <table:table-cell office:value-type="float" office:value="4.72895700000001" calcext:value-type="float">
            <text:p>4.72895700000001</text:p>
          </table:table-cell>
          <table:table-cell office:value-type="float" office:value="0.000492999999977428" calcext:value-type="float">
            <text:p>0.000492999999977</text:p>
          </table:table-cell>
          <table:table-cell office:value-type="float" office:value="8.527207" calcext:value-type="float">
            <text:p>8.527207</text:p>
          </table:table-cell>
          <table:table-cell office:value-type="float" office:value="0.470277999999979" calcext:value-type="float">
            <text:p>0.470277999999979</text:p>
          </table:table-cell>
          <table:table-cell office:value-type="float" office:value="0.0190200000000118" calcext:value-type="float">
            <text:p>0.019020000000012</text:p>
          </table:table-cell>
          <table:table-cell office:value-type="float" office:value="0.044713999999999" calcext:value-type="float">
            <text:p>0.044713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6099999999" calcext:value-type="float">
            <text:p>0.11826099999999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1808000000019" calcext:value-type="float">
            <text:p>0.211808000000019</text:p>
          </table:table-cell>
          <table:table-cell office:value-type="float" office:value="3.2262077331543" calcext:value-type="float">
            <text:p>3.2262077331543</text:p>
          </table:table-cell>
          <table:table-cell office:value-type="float" office:value="7.088831" calcext:value-type="float">
            <text:p>7.088831</text:p>
          </table:table-cell>
          <table:table-cell office:value-type="float" office:value="0.000492000000008375" calcext:value-type="float">
            <text:p>0.000492000000008</text:p>
          </table:table-cell>
          <table:table-cell office:value-type="float" office:value="10.561577" calcext:value-type="float">
            <text:p>10.561577</text:p>
          </table:table-cell>
          <table:table-cell office:value-type="float" office:value="0.493941000000007" calcext:value-type="float">
            <text:p>0.493941000000007</text:p>
          </table:table-cell>
          <table:table-cell office:value-type="float" office:value="0.0187159999999835" calcext:value-type="float">
            <text:p>0.018715999999984</text:p>
          </table:table-cell>
          <table:table-cell office:value-type="float" office:value="0.0441690000000108" calcext:value-type="float">
            <text:p>0.04416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2754000000002" calcext:value-type="float">
            <text:p>0.112754000000002</text:p>
          </table:table-cell>
          <table:table-cell table:style-name="ce3" table:formula="of:=AVERAGE([.D2];[.D6];[.D10])" office:value-type="float" office:value="0.00167899999999555" calcext:value-type="float">
            <text:p>0.001678999999996</text:p>
          </table:table-cell>
          <table:table-cell table:style-name="ce3" table:formula="of:=AVERAGE([.E2];[.E6];[.E10])" office:value-type="float" office:value="0.212358000000003" calcext:value-type="float">
            <text:p>0.212358000000003</text:p>
          </table:table-cell>
          <table:table-cell table:style-name="ce3" table:formula="of:=AVERAGE([.F2];[.F6];[.F10])" office:value-type="float" office:value="3.04543606440226" calcext:value-type="float">
            <text:p>3.04543606440226</text:p>
          </table:table-cell>
          <table:table-cell table:style-name="ce3" table:formula="of:=AVERAGE([.G2];[.G6];[.G10])" office:value-type="float" office:value="4.558412" calcext:value-type="float">
            <text:p>4.558412</text:p>
          </table:table-cell>
          <table:table-cell table:style-name="ce3" table:formula="of:=AVERAGE([.H2];[.H6];[.H10])" office:value-type="float" office:value="0.000540000000005018" calcext:value-type="float">
            <text:p>0.000540000000005</text:p>
          </table:table-cell>
          <table:table-cell table:style-name="ce3" table:formula="of:=AVERAGE([.I2];[.I6];[.I10])" office:value-type="float" office:value="7.66841433333333" calcext:value-type="float">
            <text:p>7.66841433333333</text:p>
          </table:table-cell>
          <table:table-cell table:style-name="ce3" table:formula="of:=AVERAGE([.J2];[.J6];[.J10])" office:value-type="float" office:value="0.407826666666661" calcext:value-type="float">
            <text:p>0.407826666666661</text:p>
          </table:table-cell>
          <table:table-cell table:style-name="ce3" table:formula="of:=AVERAGE([.K2];[.K6];[.K10])" office:value-type="float" office:value="0.0184399999999994" calcext:value-type="float">
            <text:p>0.018439999999999</text:p>
          </table:table-cell>
          <table:table-cell table:style-name="ce3" table:formula="of:=AVERAGE([.L2];[.L6];[.L10])" office:value-type="float" office:value="0.0459033333333305" calcext:value-type="float">
            <text:p>0.04590333333333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6.0717633977356" calcext:value-type="float">
            <text:p>16.071763397735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7664333333329" calcext:value-type="float">
            <text:p>0.117664333333329</text:p>
          </table:table-cell>
          <table:table-cell table:style-name="ce3" table:formula="of:=AVERAGE([.D3];[.D7];[.D11])" office:value-type="float" office:value="0.00166566666667005" calcext:value-type="float">
            <text:p>0.00166566666667</text:p>
          </table:table-cell>
          <table:table-cell table:style-name="ce3" table:formula="of:=AVERAGE([.E3];[.E7];[.E11])" office:value-type="float" office:value="0.212969666666659" calcext:value-type="float">
            <text:p>0.212969666666659</text:p>
          </table:table-cell>
          <table:table-cell table:style-name="ce3" table:formula="of:=AVERAGE([.F3];[.F7];[.F11])" office:value-type="float" office:value="3.17245006561279" calcext:value-type="float">
            <text:p>3.17245006561279</text:p>
          </table:table-cell>
          <table:table-cell table:style-name="ce3" table:formula="of:=AVERAGE([.G3];[.G7];[.G11])" office:value-type="float" office:value="5.73111033333333" calcext:value-type="float">
            <text:p>5.73111033333333</text:p>
          </table:table-cell>
          <table:table-cell table:style-name="ce3" table:formula="of:=AVERAGE([.H3];[.H7];[.H11])" office:value-type="float" office:value="0.000468000000002652" calcext:value-type="float">
            <text:p>0.000468000000003</text:p>
          </table:table-cell>
          <table:table-cell table:style-name="ce3" table:formula="of:=AVERAGE([.I3];[.I7];[.I11])" office:value-type="float" office:value="9.65677133333334" calcext:value-type="float">
            <text:p>9.65677133333334</text:p>
          </table:table-cell>
          <table:table-cell table:style-name="ce3" table:formula="of:=AVERAGE([.J3];[.J7];[.J11])" office:value-type="float" office:value="0.390809000000005" calcext:value-type="float">
            <text:p>0.390809000000005</text:p>
          </table:table-cell>
          <table:table-cell table:style-name="ce3" table:formula="of:=AVERAGE([.K3];[.K7];[.K11])" office:value-type="float" office:value="0.0185329999999955" calcext:value-type="float">
            <text:p>0.018532999999996</text:p>
          </table:table-cell>
          <table:table-cell table:style-name="ce3" table:formula="of:=AVERAGE([.L3];[.L7];[.L11])" office:value-type="float" office:value="0.0442990000000118" calcext:value-type="float">
            <text:p>0.044299000000012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9.3467403989461" calcext:value-type="float">
            <text:p>19.34674039894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212666666665" calcext:value-type="float">
            <text:p>0.118212666666665</text:p>
          </table:table-cell>
          <table:table-cell table:style-name="ce3" table:formula="of:=AVERAGE([.D4];[.D8];[.D12])" office:value-type="float" office:value="0.00166333333333313" calcext:value-type="float">
            <text:p>0.001663333333333</text:p>
          </table:table-cell>
          <table:table-cell table:style-name="ce3" table:formula="of:=AVERAGE([.E4];[.E8];[.E12])" office:value-type="float" office:value="0.247690666666668" calcext:value-type="float">
            <text:p>0.247690666666668</text:p>
          </table:table-cell>
          <table:table-cell table:style-name="ce3" table:formula="of:=AVERAGE([.F4];[.F8];[.F12])" office:value-type="float" office:value="3.07274619738261" calcext:value-type="float">
            <text:p>3.07274619738261</text:p>
          </table:table-cell>
          <table:table-cell table:style-name="ce3" table:formula="of:=AVERAGE([.G4];[.G8];[.G12])" office:value-type="float" office:value="4.75957933333334" calcext:value-type="float">
            <text:p>4.75957933333334</text:p>
          </table:table-cell>
          <table:table-cell table:style-name="ce3" table:formula="of:=AVERAGE([.H4];[.H8];[.H12])" office:value-type="float" office:value="0.000494999999993695" calcext:value-type="float">
            <text:p>0.000494999999994</text:p>
          </table:table-cell>
          <table:table-cell table:style-name="ce3" table:formula="of:=AVERAGE([.I4];[.I8];[.I12])" office:value-type="float" office:value="8.53606766666666" calcext:value-type="float">
            <text:p>8.53606766666666</text:p>
          </table:table-cell>
          <table:table-cell table:style-name="ce3" table:formula="of:=AVERAGE([.J4];[.J8];[.J12])" office:value-type="float" office:value="0.46832766666667" calcext:value-type="float">
            <text:p>0.46832766666667</text:p>
          </table:table-cell>
          <table:table-cell table:style-name="ce3" table:formula="of:=AVERAGE([.K4];[.K8];[.K12])" office:value-type="float" office:value="0.0188760000000059" calcext:value-type="float">
            <text:p>0.018876000000006</text:p>
          </table:table-cell>
          <table:table-cell table:style-name="ce3" table:formula="of:=AVERAGE([.L4];[.L8];[.L12])" office:value-type="float" office:value="0.0446346666666623" calcext:value-type="float">
            <text:p>0.044634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2682931973826" calcext:value-type="float">
            <text:p>17.268293197382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4799999999" calcext:value-type="float">
            <text:p>0.11834799999999</text:p>
          </table:table-cell>
          <table:table-cell table:style-name="ce3" table:formula="of:=AVERAGE([.D5];[.D9];[.D13])" office:value-type="float" office:value="0.00166733333333487" calcext:value-type="float">
            <text:p>0.001667333333335</text:p>
          </table:table-cell>
          <table:table-cell table:style-name="ce3" table:formula="of:=AVERAGE([.E5];[.E9];[.E13])" office:value-type="float" office:value="0.212752000000004" calcext:value-type="float">
            <text:p>0.212752000000004</text:p>
          </table:table-cell>
          <table:table-cell table:style-name="ce3" table:formula="of:=AVERAGE([.F5];[.F9];[.F13])" office:value-type="float" office:value="3.24070564905803" calcext:value-type="float">
            <text:p>3.24070564905803</text:p>
          </table:table-cell>
          <table:table-cell table:style-name="ce3" table:formula="of:=AVERAGE([.G5];[.G9];[.G13])" office:value-type="float" office:value="7.06864266666666" calcext:value-type="float">
            <text:p>7.06864266666666</text:p>
          </table:table-cell>
          <table:table-cell table:style-name="ce3" table:formula="of:=AVERAGE([.H5];[.H9];[.H13])" office:value-type="float" office:value="0.000499333333337404" calcext:value-type="float">
            <text:p>0.000499333333337</text:p>
          </table:table-cell>
          <table:table-cell table:style-name="ce3" table:formula="of:=AVERAGE([.I5];[.I9];[.I13])" office:value-type="float" office:value="10.5757516666667" calcext:value-type="float">
            <text:p>10.5757516666667</text:p>
          </table:table-cell>
          <table:table-cell table:style-name="ce3" table:formula="of:=AVERAGE([.J5];[.J9];[.J13])" office:value-type="float" office:value="0.488197333333337" calcext:value-type="float">
            <text:p>0.488197333333337</text:p>
          </table:table-cell>
          <table:table-cell table:style-name="ce3" table:formula="of:=AVERAGE([.K5];[.K9];[.K13])" office:value-type="float" office:value="0.0187089999999917" calcext:value-type="float">
            <text:p>0.018708999999992</text:p>
          </table:table-cell>
          <table:table-cell table:style-name="ce3" table:formula="of:=AVERAGE([.L5];[.L9];[.L13])" office:value-type="float" office:value="0.0443453333333395" calcext:value-type="float">
            <text:p>0.04434533333334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21.7696183157247" calcext:value-type="float">
            <text:p>21.769618315724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66978999999986" calcext:value-type="float">
            <text:p>0.466978999999986</text:p>
          </table:table-cell>
          <table:table-cell table:style-name="ce1" table:formula="of:=SUM([.D14:.D17])" office:value-type="float" office:value="0.00667533333333359" calcext:value-type="float">
            <text:p>0.006675333333334</text:p>
          </table:table-cell>
          <table:table-cell table:style-name="ce1" table:formula="of:=SUM([.E14:.E17])" office:value-type="float" office:value="0.885770333333334" calcext:value-type="float">
            <text:p>0.885770333333334</text:p>
          </table:table-cell>
          <table:table-cell table:style-name="ce1" table:formula="of:=SUM([.F14:.F17])" office:value-type="float" office:value="12.5313379764557" calcext:value-type="float">
            <text:p>12.5313379764557</text:p>
          </table:table-cell>
          <table:table-cell table:style-name="ce1" table:formula="of:=SUM([.G14:.G17])" office:value-type="float" office:value="22.1177443333333" calcext:value-type="float">
            <text:p>22.1177443333333</text:p>
          </table:table-cell>
          <table:table-cell table:style-name="ce1" table:formula="of:=SUM([.H14:.H17])" office:value-type="float" office:value="0.00200233333333877" calcext:value-type="float">
            <text:p>0.002002333333339</text:p>
          </table:table-cell>
          <table:table-cell table:style-name="ce1" table:formula="of:=SUM([.I14:.I17])" office:value-type="float" office:value="36.437005" calcext:value-type="float">
            <text:p>36.437005</text:p>
          </table:table-cell>
          <table:table-cell table:style-name="ce1" table:formula="of:=SUM([.J14:.J17])" office:value-type="float" office:value="1.75516066666667" calcext:value-type="float">
            <text:p>1.75516066666667</text:p>
          </table:table-cell>
          <table:table-cell table:style-name="ce1" table:formula="of:=SUM([.K14:.K17])" office:value-type="float" office:value="0.0745579999999925" calcext:value-type="float">
            <text:p>0.074557999999993</text:p>
          </table:table-cell>
          <table:table-cell table:style-name="ce1" table:formula="of:=SUM([.L14:.L17])" office:value-type="float" office:value="0.179182333333344" calcext:value-type="float">
            <text:p>0.179182333333344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74.456415309789" calcext:value-type="float">
            <text:p>74.45641530978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42379666666651" calcext:value-type="float">
            <text:p>0.142379666666651</text:p>
          </table:table-cell>
          <table:table-cell table:style-name="ce3" table:formula="of:=AVERAGE([.D20];[.D24];[.D28])" office:value-type="float" office:value="0.00170700000004824" calcext:value-type="float">
            <text:p>0.001707000000048</text:p>
          </table:table-cell>
          <table:table-cell table:style-name="ce3" table:formula="of:=AVERAGE([.E20];[.E24];[.E28])" office:value-type="float" office:value="0.228216666666659" calcext:value-type="float">
            <text:p>0.228216666666659</text:p>
          </table:table-cell>
          <table:table-cell table:style-name="ce3" table:formula="of:=AVERAGE([.F20];[.F24];[.F28])" office:value-type="float" office:value="3.12394340833028" calcext:value-type="float">
            <text:p>3.12394340833028</text:p>
          </table:table-cell>
          <table:table-cell table:style-name="ce3" table:formula="of:=AVERAGE([.G20];[.G24];[.G28])" office:value-type="float" office:value="5.03629933333334" calcext:value-type="float">
            <text:p>5.03629933333334</text:p>
          </table:table-cell>
          <table:table-cell table:style-name="ce3" table:formula="of:=AVERAGE([.H20];[.H24];[.H28])" office:value-type="float" office:value="0.000519333333367437" calcext:value-type="float">
            <text:p>0.000519333333367</text:p>
          </table:table-cell>
          <table:table-cell table:style-name="ce3" table:formula="of:=AVERAGE([.I20];[.I24];[.I28])" office:value-type="float" office:value="9.04602666666669" calcext:value-type="float">
            <text:p>9.04602666666669</text:p>
          </table:table-cell>
          <table:table-cell table:style-name="ce3" table:formula="of:=AVERAGE([.J20];[.J24];[.J28])" office:value-type="float" office:value="0.527561999999989" calcext:value-type="float">
            <text:p>0.527561999999989</text:p>
          </table:table-cell>
          <table:table-cell table:style-name="ce3" table:formula="of:=AVERAGE([.K20];[.K24];[.K28])" office:value-type="float" office:value="0.0189629999999852" calcext:value-type="float">
            <text:p>0.018962999999985</text:p>
          </table:table-cell>
          <table:table-cell table:style-name="ce3" table:formula="of:=AVERAGE([.L20];[.L24];[.L28])" office:value-type="float" office:value="0.0470336666666829" calcext:value-type="float">
            <text:p>0.047033666666683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1726507416637" calcext:value-type="float">
            <text:p>18.172650741663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20455333333344" calcext:value-type="float">
            <text:p>0.120455333333344</text:p>
          </table:table-cell>
          <table:table-cell table:style-name="ce3" table:formula="of:=AVERAGE([.D21];[.D25];[.D29])" office:value-type="float" office:value="0.00169900000001159" calcext:value-type="float">
            <text:p>0.001699000000012</text:p>
          </table:table-cell>
          <table:table-cell table:style-name="ce3" table:formula="of:=AVERAGE([.E21];[.E25];[.E29])" office:value-type="float" office:value="0.333408666666685" calcext:value-type="float">
            <text:p>0.333408666666685</text:p>
          </table:table-cell>
          <table:table-cell table:style-name="ce3" table:formula="of:=AVERAGE([.F21];[.F25];[.F29])" office:value-type="float" office:value="4.76967597007752" calcext:value-type="float">
            <text:p>4.76967597007752</text:p>
          </table:table-cell>
          <table:table-cell table:style-name="ce3" table:formula="of:=AVERAGE([.G21];[.G25];[.G29])" office:value-type="float" office:value="10.507477" calcext:value-type="float">
            <text:p>10.507477</text:p>
          </table:table-cell>
          <table:table-cell table:style-name="ce3" table:formula="of:=AVERAGE([.H21];[.H25];[.H29])" office:value-type="float" office:value="0.000516333333280272" calcext:value-type="float">
            <text:p>0.00051633333328</text:p>
          </table:table-cell>
          <table:table-cell table:style-name="ce3" table:formula="of:=AVERAGE([.I21];[.I25];[.I29])" office:value-type="float" office:value="13.4557279999999" calcext:value-type="float">
            <text:p>13.4557279999999</text:p>
          </table:table-cell>
          <table:table-cell table:style-name="ce3" table:formula="of:=AVERAGE([.J21];[.J25];[.J29])" office:value-type="float" office:value="0.710557999999992" calcext:value-type="float">
            <text:p>0.710557999999992</text:p>
          </table:table-cell>
          <table:table-cell table:style-name="ce3" table:formula="of:=AVERAGE([.K21];[.K25];[.K29])" office:value-type="float" office:value="0.0227069999999685" calcext:value-type="float">
            <text:p>0.022706999999969</text:p>
          </table:table-cell>
          <table:table-cell table:style-name="ce3" table:formula="of:=AVERAGE([.L21];[.L25];[.L29])" office:value-type="float" office:value="0.0711076666666107" calcext:value-type="float">
            <text:p>0.071107666666611</text:p>
          </table:table-cell>
          <table:table-cell table:style-name="ce3" table:formula="of:=AVERAGE([.M21];[.M25];[.M29])" office:value-type="float" office:value="0.0205320000000408" calcext:value-type="float">
            <text:p>0.02053200000004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0138649700774" calcext:value-type="float">
            <text:p>30.013864970077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0614666666673" calcext:value-type="float">
            <text:p>0.120614666666673</text:p>
          </table:table-cell>
          <table:table-cell table:style-name="ce3" table:formula="of:=AVERAGE([.D22];[.D26];[.D30])" office:value-type="float" office:value="0.00170233333335545" calcext:value-type="float">
            <text:p>0.001702333333355</text:p>
          </table:table-cell>
          <table:table-cell table:style-name="ce3" table:formula="of:=AVERAGE([.E22];[.E26];[.E30])" office:value-type="float" office:value="0.375268000000005" calcext:value-type="float">
            <text:p>0.375268000000005</text:p>
          </table:table-cell>
          <table:table-cell table:style-name="ce3" table:formula="of:=AVERAGE([.F22];[.F26];[.F30])" office:value-type="float" office:value="6.04373009999593" calcext:value-type="float">
            <text:p>6.04373009999593</text:p>
          </table:table-cell>
          <table:table-cell table:style-name="ce3" table:formula="of:=AVERAGE([.G22];[.G26];[.G30])" office:value-type="float" office:value="14.0813696666667" calcext:value-type="float">
            <text:p>14.0813696666667</text:p>
          </table:table-cell>
          <table:table-cell table:style-name="ce3" table:formula="of:=AVERAGE([.H22];[.H26];[.H30])" office:value-type="float" office:value="0.000510000000000825" calcext:value-type="float">
            <text:p>0.000510000000001</text:p>
          </table:table-cell>
          <table:table-cell table:style-name="ce3" table:formula="of:=AVERAGE([.I22];[.I26];[.I30])" office:value-type="float" office:value="19.0777176666667" calcext:value-type="float">
            <text:p>19.0777176666667</text:p>
          </table:table-cell>
          <table:table-cell table:style-name="ce3" table:formula="of:=AVERAGE([.J22];[.J26];[.J30])" office:value-type="float" office:value="0.847309000000034" calcext:value-type="float">
            <text:p>0.847309000000034</text:p>
          </table:table-cell>
          <table:table-cell table:style-name="ce3" table:formula="of:=AVERAGE([.K22];[.K26];[.K30])" office:value-type="float" office:value="0.0243780000000318" calcext:value-type="float">
            <text:p>0.024378000000032</text:p>
          </table:table-cell>
          <table:table-cell table:style-name="ce3" table:formula="of:=AVERAGE([.L22];[.L26];[.L30])" office:value-type="float" office:value="0.0688263333333149" calcext:value-type="float">
            <text:p>0.068826333333315</text:p>
          </table:table-cell>
          <table:table-cell table:style-name="ce3" table:formula="of:=AVERAGE([.M22];[.M26];[.M30])" office:value-type="float" office:value="0.0240876666666736" calcext:value-type="float">
            <text:p>0.024087666666674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0.6655134333294" calcext:value-type="float">
            <text:p>40.665513433329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486333333322" calcext:value-type="float">
            <text:p>0.120486333333322</text:p>
          </table:table-cell>
          <table:table-cell table:style-name="ce3" table:formula="of:=AVERAGE([.D23];[.D27];[.D31])" office:value-type="float" office:value="0.00169433333333775" calcext:value-type="float">
            <text:p>0.001694333333338</text:p>
          </table:table-cell>
          <table:table-cell table:style-name="ce3" table:formula="of:=AVERAGE([.E23];[.E27];[.E31])" office:value-type="float" office:value="0.420861999999981" calcext:value-type="float">
            <text:p>0.420861999999981</text:p>
          </table:table-cell>
          <table:table-cell table:style-name="ce3" table:formula="of:=AVERAGE([.F23];[.F27];[.F31])" office:value-type="float" office:value="7.51960937182109" calcext:value-type="float">
            <text:p>7.51960937182109</text:p>
          </table:table-cell>
          <table:table-cell table:style-name="ce3" table:formula="of:=AVERAGE([.G23];[.G27];[.G31])" office:value-type="float" office:value="21.1899373333333" calcext:value-type="float">
            <text:p>21.1899373333333</text:p>
          </table:table-cell>
          <table:table-cell table:style-name="ce3" table:formula="of:=AVERAGE([.H23];[.H27];[.H31])" office:value-type="float" office:value="0.000511666666701179" calcext:value-type="float">
            <text:p>0.000511666666701</text:p>
          </table:table-cell>
          <table:table-cell table:style-name="ce3" table:formula="of:=AVERAGE([.I23];[.I27];[.I31])" office:value-type="float" office:value="26.1190423333334" calcext:value-type="float">
            <text:p>26.1190423333334</text:p>
          </table:table-cell>
          <table:table-cell table:style-name="ce3" table:formula="of:=AVERAGE([.J23];[.J27];[.J31])" office:value-type="float" office:value="1.13711899999999" calcext:value-type="float">
            <text:p>1.13711899999999</text:p>
          </table:table-cell>
          <table:table-cell table:style-name="ce3" table:formula="of:=AVERAGE([.K23];[.K27];[.K31])" office:value-type="float" office:value="0.0572696666666842" calcext:value-type="float">
            <text:p>0.057269666666684</text:p>
          </table:table-cell>
          <table:table-cell table:style-name="ce3" table:formula="of:=AVERAGE([.L23];[.L27];[.L31])" office:value-type="float" office:value="0.0782769999999952" calcext:value-type="float">
            <text:p>0.078276999999995</text:p>
          </table:table-cell>
          <table:table-cell table:style-name="ce3" table:formula="of:=AVERAGE([.M23];[.M27];[.M31])" office:value-type="float" office:value="0.0277040000000094" calcext:value-type="float">
            <text:p>0.02770400000000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6.6725130384878" calcext:value-type="float">
            <text:p>56.672513038487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503935999999991" calcext:value-type="float">
            <text:p>0.503935999999991</text:p>
          </table:table-cell>
          <table:table-cell table:style-name="ce1" table:formula="of:=SUM([.D32:.D35])" office:value-type="float" office:value="0.00680266666675303" calcext:value-type="float">
            <text:p>0.006802666666753</text:p>
          </table:table-cell>
          <table:table-cell table:style-name="ce1" table:formula="of:=SUM([.E32:.E35])" office:value-type="float" office:value="1.35775533333333" calcext:value-type="float">
            <text:p>1.35775533333333</text:p>
          </table:table-cell>
          <table:table-cell table:style-name="ce1" table:formula="of:=SUM([.F32:.F35])" office:value-type="float" office:value="21.4569588502248" calcext:value-type="float">
            <text:p>21.4569588502248</text:p>
          </table:table-cell>
          <table:table-cell table:style-name="ce1" table:formula="of:=SUM([.G32:.G35])" office:value-type="float" office:value="50.8150833333333" calcext:value-type="float">
            <text:p>50.8150833333333</text:p>
          </table:table-cell>
          <table:table-cell table:style-name="ce1" table:formula="of:=SUM([.H32:.H35])" office:value-type="float" office:value="0.00205733333334971" calcext:value-type="float">
            <text:p>0.00205733333335</text:p>
          </table:table-cell>
          <table:table-cell table:style-name="ce1" table:formula="of:=SUM([.I32:.I35])" office:value-type="float" office:value="67.6985146666667" calcext:value-type="float">
            <text:p>67.6985146666667</text:p>
          </table:table-cell>
          <table:table-cell table:style-name="ce1" table:formula="of:=SUM([.J32:.J35])" office:value-type="float" office:value="3.222548" calcext:value-type="float">
            <text:p>3.222548</text:p>
          </table:table-cell>
          <table:table-cell table:style-name="ce1" table:formula="of:=SUM([.K32:.K35])" office:value-type="float" office:value="0.12331766666667" calcext:value-type="float">
            <text:p>0.12331766666667</text:p>
          </table:table-cell>
          <table:table-cell table:style-name="ce1" table:formula="of:=SUM([.L32:.L35])" office:value-type="float" office:value="0.265244666666604" calcext:value-type="float">
            <text:p>0.265244666666604</text:p>
          </table:table-cell>
          <table:table-cell table:style-name="ce1" table:formula="of:=SUM([.M32:.M35])" office:value-type="float" office:value="0.0723236666667238" calcext:value-type="float">
            <text:p>0.072323666666724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5.524542183558" calcext:value-type="float">
            <text:p>145.52454218355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805000000008" calcext:value-type="float">
            <text:p>0.106805000000008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285625999999979" calcext:value-type="float">
            <text:p>0.285625999999979</text:p>
          </table:table-cell>
          <table:table-cell office:value-type="float" office:value="3.09044766426086" calcext:value-type="float">
            <text:p>3.09044766426086</text:p>
          </table:table-cell>
          <table:table-cell office:value-type="float" office:value="4.53065100000003" calcext:value-type="float">
            <text:p>4.5306510000000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7.733023" calcext:value-type="float">
            <text:p>7.733023</text:p>
          </table:table-cell>
          <table:table-cell office:value-type="float" office:value="0.406595000000038" calcext:value-type="float">
            <text:p>0.406595000000038</text:p>
          </table:table-cell>
          <table:table-cell office:value-type="float" office:value="0.0185950000000048" calcext:value-type="float">
            <text:p>0.018595000000005</text:p>
          </table:table-cell>
          <table:table-cell office:value-type="float" office:value="0.0633700000000772" calcext:value-type="float">
            <text:p>0.063370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0773399999991398" calcext:value-type="float">
            <text:p>0.00773399999991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31200000006" calcext:value-type="float">
            <text:p>0.11831200000006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7528999999899" calcext:value-type="float">
            <text:p>0.217528999999899</text:p>
          </table:table-cell>
          <table:table-cell office:value-type="float" office:value="3.13755035400391" calcext:value-type="float">
            <text:p>3.13755035400391</text:p>
          </table:table-cell>
          <table:table-cell office:value-type="float" office:value="6.20390900000007" calcext:value-type="float">
            <text:p>6.20390900000007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18736799999999" calcext:value-type="float">
            <text:p>7.18736799999999</text:p>
          </table:table-cell>
          <table:table-cell office:value-type="float" office:value="0.437948000000006" calcext:value-type="float">
            <text:p>0.437948000000006</text:p>
          </table:table-cell>
          <table:table-cell office:value-type="float" office:value="0.0187120000000505" calcext:value-type="float">
            <text:p>0.018712000000051</text:p>
          </table:table-cell>
          <table:table-cell office:value-type="float" office:value="0.0673719999999776" calcext:value-type="float">
            <text:p>0.067371999999978</text:p>
          </table:table-cell>
          <table:table-cell office:value-type="float" office:value="0" calcext:value-type="float">
            <text:p>0</text:p>
          </table:table-cell>
          <table:table-cell office:value-type="float" office:value="0.0145660000000589" calcext:value-type="float">
            <text:p>0.01456600000005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899000000009" calcext:value-type="float">
            <text:p>0.120899000000009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29528000000073" calcext:value-type="float">
            <text:p>0.229528000000073</text:p>
          </table:table-cell>
          <table:table-cell office:value-type="float" office:value="3.08889222145081" calcext:value-type="float">
            <text:p>3.08889222145081</text:p>
          </table:table-cell>
          <table:table-cell office:value-type="float" office:value="4.68141900000001" calcext:value-type="float">
            <text:p>4.68141900000001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8684900000001" calcext:value-type="float">
            <text:p>6.98684900000001</text:p>
          </table:table-cell>
          <table:table-cell office:value-type="float" office:value="0.438096999999971" calcext:value-type="float">
            <text:p>0.438096999999971</text:p>
          </table:table-cell>
          <table:table-cell office:value-type="float" office:value="0.0192710000000034" calcext:value-type="float">
            <text:p>0.019271000000003</text:p>
          </table:table-cell>
          <table:table-cell office:value-type="float" office:value="0.0645660000000135" calcext:value-type="float">
            <text:p>0.064566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202540000000226" calcext:value-type="float">
            <text:p>0.02025400000002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18999999954" calcext:value-type="float">
            <text:p>0.11821899999995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305869999999" calcext:value-type="float">
            <text:p>0.2305869999999</text:p>
          </table:table-cell>
          <table:table-cell office:value-type="float" office:value="3.20996499061584" calcext:value-type="float">
            <text:p>3.20996499061584</text:p>
          </table:table-cell>
          <table:table-cell office:value-type="float" office:value="6.04550699999993" calcext:value-type="float">
            <text:p>6.0455069999999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8.87732700000004" calcext:value-type="float">
            <text:p>8.87732700000004</text:p>
          </table:table-cell>
          <table:table-cell office:value-type="float" office:value="0.496632000000091" calcext:value-type="float">
            <text:p>0.496632000000091</text:p>
          </table:table-cell>
          <table:table-cell office:value-type="float" office:value="0.0194890000000214" calcext:value-type="float">
            <text:p>0.019489000000021</text:p>
          </table:table-cell>
          <table:table-cell office:value-type="float" office:value="0.0696380000000545" calcext:value-type="float">
            <text:p>0.069638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75409999999283" calcext:value-type="float">
            <text:p>0.02754099999992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588000000026" calcext:value-type="float">
            <text:p>0.114588000000026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11448999999902" calcext:value-type="float">
            <text:p>0.211448999999902</text:p>
          </table:table-cell>
          <table:table-cell office:value-type="float" office:value="3.04684972763062" calcext:value-type="float">
            <text:p>3.04684972763062</text:p>
          </table:table-cell>
          <table:table-cell office:value-type="float" office:value="4.50227199999995" calcext:value-type="float">
            <text:p>4.5022719999999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77091400000006" calcext:value-type="float">
            <text:p>7.77091400000006</text:p>
          </table:table-cell>
          <table:table-cell office:value-type="float" office:value="0.406600000000026" calcext:value-type="float">
            <text:p>0.406600000000026</text:p>
          </table:table-cell>
          <table:table-cell office:value-type="float" office:value="0.0184610000000021" calcext:value-type="float">
            <text:p>0.018461000000002</text:p>
          </table:table-cell>
          <table:table-cell office:value-type="float" office:value="0.063590999999974" calcext:value-type="float">
            <text:p>0.063590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0775399999997717" calcext:value-type="float">
            <text:p>0.007753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93546999999967" calcext:value-type="float">
            <text:p>0.193546999999967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18212999999992" calcext:value-type="float">
            <text:p>0.218212999999992</text:p>
          </table:table-cell>
          <table:table-cell office:value-type="float" office:value="3.3232684135437" calcext:value-type="float">
            <text:p>3.3232684135437</text:p>
          </table:table-cell>
          <table:table-cell office:value-type="float" office:value="6.19814299999996" calcext:value-type="float">
            <text:p>6.19814299999996</text:p>
          </table:table-cell>
          <table:table-cell office:value-type="float" office:value="0.000486000000023523" calcext:value-type="float">
            <text:p>0.000486000000024</text:p>
          </table:table-cell>
          <table:table-cell office:value-type="float" office:value="7.20275000000004" calcext:value-type="float">
            <text:p>7.20275000000004</text:p>
          </table:table-cell>
          <table:table-cell office:value-type="float" office:value="0.440001000000052" calcext:value-type="float">
            <text:p>0.440001000000052</text:p>
          </table:table-cell>
          <table:table-cell office:value-type="float" office:value="0.0187359999999899" calcext:value-type="float">
            <text:p>0.01873599999999</text:p>
          </table:table-cell>
          <table:table-cell office:value-type="float" office:value="0.0674900000000207" calcext:value-type="float">
            <text:p>0.067490000000021</text:p>
          </table:table-cell>
          <table:table-cell office:value-type="float" office:value="0" calcext:value-type="float">
            <text:p>0</text:p>
          </table:table-cell>
          <table:table-cell office:value-type="float" office:value="0.0147759999999835" calcext:value-type="float">
            <text:p>0.014775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996000000038" calcext:value-type="float">
            <text:p>0.11899600000003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7091999999971" calcext:value-type="float">
            <text:p>0.227091999999971</text:p>
          </table:table-cell>
          <table:table-cell office:value-type="float" office:value="3.25434374809265" calcext:value-type="float">
            <text:p>3.25434374809265</text:p>
          </table:table-cell>
          <table:table-cell office:value-type="float" office:value="4.72162200000003" calcext:value-type="float">
            <text:p>4.72162200000003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652450000001" calcext:value-type="float">
            <text:p>6.9652450000001</text:p>
          </table:table-cell>
          <table:table-cell office:value-type="float" office:value="0.524471000000062" calcext:value-type="float">
            <text:p>0.524471000000062</text:p>
          </table:table-cell>
          <table:table-cell office:value-type="float" office:value="0.0190819999999121" calcext:value-type="float">
            <text:p>0.019081999999912</text:p>
          </table:table-cell>
          <table:table-cell office:value-type="float" office:value="0.0639099999999644" calcext:value-type="float">
            <text:p>0.063909999999964</text:p>
          </table:table-cell>
          <table:table-cell office:value-type="float" office:value="0" calcext:value-type="float">
            <text:p>0</text:p>
          </table:table-cell>
          <table:table-cell office:value-type="float" office:value="0.021396999999979" calcext:value-type="float">
            <text:p>0.02139699999997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991999999958" calcext:value-type="float">
            <text:p>0.117991999999958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427999999961" calcext:value-type="float">
            <text:p>0.230427999999961</text:p>
          </table:table-cell>
          <table:table-cell office:value-type="float" office:value="3.42669773101807" calcext:value-type="float">
            <text:p>3.42669773101807</text:p>
          </table:table-cell>
          <table:table-cell office:value-type="float" office:value="6.15891499999998" calcext:value-type="float">
            <text:p>6.15891499999998</text:p>
          </table:table-cell>
          <table:table-cell office:value-type="float" office:value="0.000486999999907312" calcext:value-type="float">
            <text:p>0.000486999999907</text:p>
          </table:table-cell>
          <table:table-cell office:value-type="float" office:value="8.93169999999998" calcext:value-type="float">
            <text:p>8.93169999999998</text:p>
          </table:table-cell>
          <table:table-cell office:value-type="float" office:value="0.497226000000069" calcext:value-type="float">
            <text:p>0.497226000000069</text:p>
          </table:table-cell>
          <table:table-cell office:value-type="float" office:value="0.0193400000000565" calcext:value-type="float">
            <text:p>0.019340000000057</text:p>
          </table:table-cell>
          <table:table-cell office:value-type="float" office:value="0.0695069999999305" calcext:value-type="float">
            <text:p>0.069506999999931</text:p>
          </table:table-cell>
          <table:table-cell office:value-type="float" office:value="0" calcext:value-type="float">
            <text:p>0</text:p>
          </table:table-cell>
          <table:table-cell office:value-type="float" office:value="0.027445000000057" calcext:value-type="float">
            <text:p>0.02744500000005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96000000058" calcext:value-type="float">
            <text:p>0.115296000000058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12080000000014" calcext:value-type="float">
            <text:p>0.212080000000014</text:p>
          </table:table-cell>
          <table:table-cell office:value-type="float" office:value="3.15359163284302" calcext:value-type="float">
            <text:p>3.15359163284302</text:p>
          </table:table-cell>
          <table:table-cell office:value-type="float" office:value="4.55229399999996" calcext:value-type="float">
            <text:p>4.55229399999996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74013100000002" calcext:value-type="float">
            <text:p>7.74013100000002</text:p>
          </table:table-cell>
          <table:table-cell office:value-type="float" office:value="0.411519999999996" calcext:value-type="float">
            <text:p>0.411519999999996</text:p>
          </table:table-cell>
          <table:table-cell office:value-type="float" office:value="0.0186449999999923" calcext:value-type="float">
            <text:p>0.018644999999992</text:p>
          </table:table-cell>
          <table:table-cell office:value-type="float" office:value="0.0635999999999513" calcext:value-type="float">
            <text:p>0.063599999999951</text:p>
          </table:table-cell>
          <table:table-cell office:value-type="float" office:value="0" calcext:value-type="float">
            <text:p>0</text:p>
          </table:table-cell>
          <table:table-cell office:value-type="float" office:value="0.00797899999997753" calcext:value-type="float">
            <text:p>0.007978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4899999998" calcext:value-type="float">
            <text:p>0.11874899999998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044999999961" calcext:value-type="float">
            <text:p>0.218044999999961</text:p>
          </table:table-cell>
          <table:table-cell office:value-type="float" office:value="3.42756581306458" calcext:value-type="float">
            <text:p>3.42756581306458</text:p>
          </table:table-cell>
          <table:table-cell office:value-type="float" office:value="6.22070899999994" calcext:value-type="float">
            <text:p>6.22070899999994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19720999999993" calcext:value-type="float">
            <text:p>7.19720999999993</text:p>
          </table:table-cell>
          <table:table-cell office:value-type="float" office:value="0.440079999999966" calcext:value-type="float">
            <text:p>0.440079999999966</text:p>
          </table:table-cell>
          <table:table-cell office:value-type="float" office:value="0.0187079999999469" calcext:value-type="float">
            <text:p>0.018707999999947</text:p>
          </table:table-cell>
          <table:table-cell office:value-type="float" office:value="0.0678659999998672" calcext:value-type="float">
            <text:p>0.067865999999867</text:p>
          </table:table-cell>
          <table:table-cell office:value-type="float" office:value="0" calcext:value-type="float">
            <text:p>0</text:p>
          </table:table-cell>
          <table:table-cell office:value-type="float" office:value="0.0150630000000547" calcext:value-type="float">
            <text:p>0.01506300000005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310000000041" calcext:value-type="float">
            <text:p>0.119310000000041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2800000001" calcext:value-type="float">
            <text:p>0.22932800000001</text:p>
          </table:table-cell>
          <table:table-cell office:value-type="float" office:value="3.31393122673035" calcext:value-type="float">
            <text:p>3.31393122673035</text:p>
          </table:table-cell>
          <table:table-cell office:value-type="float" office:value="4.71057699999994" calcext:value-type="float">
            <text:p>4.71057699999994</text:p>
          </table:table-cell>
          <table:table-cell office:value-type="float" office:value="0.000483000000031097" calcext:value-type="float">
            <text:p>0.000483000000031</text:p>
          </table:table-cell>
          <table:table-cell office:value-type="float" office:value="7.01965500000006" calcext:value-type="float">
            <text:p>7.01965500000006</text:p>
          </table:table-cell>
          <table:table-cell office:value-type="float" office:value="0.435103000000026" calcext:value-type="float">
            <text:p>0.435103000000026</text:p>
          </table:table-cell>
          <table:table-cell office:value-type="float" office:value="0.0193669999999884" calcext:value-type="float">
            <text:p>0.019366999999988</text:p>
          </table:table-cell>
          <table:table-cell office:value-type="float" office:value="0.0641969999999219" calcext:value-type="float">
            <text:p>0.064196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10360000000946" calcext:value-type="float">
            <text:p>0.02103600000009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5900000008" calcext:value-type="float">
            <text:p>0.11825900000008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31343000000038" calcext:value-type="float">
            <text:p>0.231343000000038</text:p>
          </table:table-cell>
          <table:table-cell office:value-type="float" office:value="3.38314485549927" calcext:value-type="float">
            <text:p>3.38314485549927</text:p>
          </table:table-cell>
          <table:table-cell office:value-type="float" office:value="6.05320599999993" calcext:value-type="float">
            <text:p>6.05320599999993</text:p>
          </table:table-cell>
          <table:table-cell office:value-type="float" office:value="0.000485999999909836" calcext:value-type="float">
            <text:p>0.00048599999991</text:p>
          </table:table-cell>
          <table:table-cell office:value-type="float" office:value="8.84858499999996" calcext:value-type="float">
            <text:p>8.84858499999996</text:p>
          </table:table-cell>
          <table:table-cell office:value-type="float" office:value="0.499457000000007" calcext:value-type="float">
            <text:p>0.499457000000007</text:p>
          </table:table-cell>
          <table:table-cell office:value-type="float" office:value="0.0196070000000645" calcext:value-type="float">
            <text:p>0.019607000000065</text:p>
          </table:table-cell>
          <table:table-cell office:value-type="float" office:value="0.0697640000000774" calcext:value-type="float">
            <text:p>0.069764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280779999999368" calcext:value-type="float">
            <text:p>0.02807799999993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229666666697" calcext:value-type="float">
            <text:p>0.112229666666697</text:p>
          </table:table-cell>
          <table:table-cell table:style-name="ce3" table:formula="of:=AVERAGE([.D38];[.D42];[.D46])" office:value-type="float" office:value="0.00167199999998502" calcext:value-type="float">
            <text:p>0.001671999999985</text:p>
          </table:table-cell>
          <table:table-cell table:style-name="ce3" table:formula="of:=AVERAGE([.E38];[.E42];[.E46])" office:value-type="float" office:value="0.236384999999965" calcext:value-type="float">
            <text:p>0.236384999999965</text:p>
          </table:table-cell>
          <table:table-cell table:style-name="ce3" table:formula="of:=AVERAGE([.F38];[.F42];[.F46])" office:value-type="float" office:value="3.09696300824483" calcext:value-type="float">
            <text:p>3.09696300824483</text:p>
          </table:table-cell>
          <table:table-cell table:style-name="ce3" table:formula="of:=AVERAGE([.G38];[.G42];[.G46])" office:value-type="float" office:value="4.52840566666665" calcext:value-type="float">
            <text:p>4.52840566666665</text:p>
          </table:table-cell>
          <table:table-cell table:style-name="ce3" table:formula="of:=AVERAGE([.H38];[.H42];[.H46])" office:value-type="float" office:value="0.000489666666680932" calcext:value-type="float">
            <text:p>0.000489666666681</text:p>
          </table:table-cell>
          <table:table-cell table:style-name="ce3" table:formula="of:=AVERAGE([.I38];[.I42];[.I46])" office:value-type="float" office:value="7.74802266666669" calcext:value-type="float">
            <text:p>7.74802266666669</text:p>
          </table:table-cell>
          <table:table-cell table:style-name="ce3" table:formula="of:=AVERAGE([.J38];[.J42];[.J46])" office:value-type="float" office:value="0.408238333333353" calcext:value-type="float">
            <text:p>0.408238333333353</text:p>
          </table:table-cell>
          <table:table-cell table:style-name="ce3" table:formula="of:=AVERAGE([.K38];[.K42];[.K46])" office:value-type="float" office:value="0.0185669999999997" calcext:value-type="float">
            <text:p>0.018567</text:p>
          </table:table-cell>
          <table:table-cell table:style-name="ce3" table:formula="of:=AVERAGE([.L38];[.L42];[.L46])" office:value-type="float" office:value="0.0635203333333342" calcext:value-type="float">
            <text:p>0.0635203333333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82233333328956" calcext:value-type="float">
            <text:p>0.00782233333329</text:p>
          </table:table-cell>
          <table:table-cell table:style-name="ce4" table:formula="of:=SUM([.C50:.N50])" office:value-type="float" office:value="16.2223156749115" calcext:value-type="float">
            <text:p>16.22231567491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43536000000002" calcext:value-type="float">
            <text:p>0.143536000000002</text:p>
          </table:table-cell>
          <table:table-cell table:style-name="ce3" table:formula="of:=AVERAGE([.D39];[.D43];[.D47])" office:value-type="float" office:value="0.00166600000000017" calcext:value-type="float">
            <text:p>0.001666</text:p>
          </table:table-cell>
          <table:table-cell table:style-name="ce3" table:formula="of:=AVERAGE([.E39];[.E43];[.E47])" office:value-type="float" office:value="0.217928999999951" calcext:value-type="float">
            <text:p>0.217928999999951</text:p>
          </table:table-cell>
          <table:table-cell table:style-name="ce3" table:formula="of:=AVERAGE([.F39];[.F43];[.F47])" office:value-type="float" office:value="3.2961281935374" calcext:value-type="float">
            <text:p>3.2961281935374</text:p>
          </table:table-cell>
          <table:table-cell table:style-name="ce3" table:formula="of:=AVERAGE([.G39];[.G43];[.G47])" office:value-type="float" office:value="6.20758699999999" calcext:value-type="float">
            <text:p>6.20758699999999</text:p>
          </table:table-cell>
          <table:table-cell table:style-name="ce3" table:formula="of:=AVERAGE([.H39];[.H43];[.H47])" office:value-type="float" office:value="0.000488000000018474" calcext:value-type="float">
            <text:p>0.000488000000018</text:p>
          </table:table-cell>
          <table:table-cell table:style-name="ce3" table:formula="of:=AVERAGE([.I39];[.I43];[.I47])" office:value-type="float" office:value="7.19577599999999" calcext:value-type="float">
            <text:p>7.19577599999999</text:p>
          </table:table-cell>
          <table:table-cell table:style-name="ce3" table:formula="of:=AVERAGE([.J39];[.J43];[.J47])" office:value-type="float" office:value="0.439343000000008" calcext:value-type="float">
            <text:p>0.439343000000008</text:p>
          </table:table-cell>
          <table:table-cell table:style-name="ce3" table:formula="of:=AVERAGE([.K39];[.K43];[.K47])" office:value-type="float" office:value="0.0187186666666624" calcext:value-type="float">
            <text:p>0.018718666666663</text:p>
          </table:table-cell>
          <table:table-cell table:style-name="ce3" table:formula="of:=AVERAGE([.L39];[.L43];[.L47])" office:value-type="float" office:value="0.0675759999999552" calcext:value-type="float">
            <text:p>0.067575999999955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4801666666699" calcext:value-type="float">
            <text:p>0.014801666666699</text:p>
          </table:table-cell>
          <table:table-cell table:style-name="ce4" table:formula="of:=SUM([.C51:.N51])" office:value-type="float" office:value="17.6035495268707" calcext:value-type="float">
            <text:p>17.603549526870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735000000029" calcext:value-type="float">
            <text:p>0.119735000000029</text:p>
          </table:table-cell>
          <table:table-cell table:style-name="ce3" table:formula="of:=AVERAGE([.D40];[.D44];[.D48])" office:value-type="float" office:value="0.00167900000000524" calcext:value-type="float">
            <text:p>0.001679000000005</text:p>
          </table:table-cell>
          <table:table-cell table:style-name="ce3" table:formula="of:=AVERAGE([.E40];[.E44];[.E48])" office:value-type="float" office:value="0.228649333333351" calcext:value-type="float">
            <text:p>0.228649333333351</text:p>
          </table:table-cell>
          <table:table-cell table:style-name="ce3" table:formula="of:=AVERAGE([.F40];[.F44];[.F48])" office:value-type="float" office:value="3.21905573209127" calcext:value-type="float">
            <text:p>3.21905573209127</text:p>
          </table:table-cell>
          <table:table-cell table:style-name="ce3" table:formula="of:=AVERAGE([.G40];[.G44];[.G48])" office:value-type="float" office:value="4.70453933333333" calcext:value-type="float">
            <text:p>4.70453933333333</text:p>
          </table:table-cell>
          <table:table-cell table:style-name="ce3" table:formula="of:=AVERAGE([.H40];[.H44];[.H48])" office:value-type="float" office:value="0.000484333333361064" calcext:value-type="float">
            <text:p>0.000484333333361</text:p>
          </table:table-cell>
          <table:table-cell table:style-name="ce3" table:formula="of:=AVERAGE([.I40];[.I44];[.I48])" office:value-type="float" office:value="6.99058300000006" calcext:value-type="float">
            <text:p>6.99058300000006</text:p>
          </table:table-cell>
          <table:table-cell table:style-name="ce3" table:formula="of:=AVERAGE([.J40];[.J44];[.J48])" office:value-type="float" office:value="0.465890333333353" calcext:value-type="float">
            <text:p>0.465890333333353</text:p>
          </table:table-cell>
          <table:table-cell table:style-name="ce3" table:formula="of:=AVERAGE([.K40];[.K44];[.K48])" office:value-type="float" office:value="0.019239999999968" calcext:value-type="float">
            <text:p>0.019239999999968</text:p>
          </table:table-cell>
          <table:table-cell table:style-name="ce3" table:formula="of:=AVERAGE([.L40];[.L44];[.L48])" office:value-type="float" office:value="0.0642243333332999" calcext:value-type="float">
            <text:p>0.0642243333333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08956666666987" calcext:value-type="float">
            <text:p>0.020895666666699</text:p>
          </table:table-cell>
          <table:table-cell table:style-name="ce4" table:formula="of:=SUM([.C52:.N52])" office:value-type="float" office:value="15.8349760654247" calcext:value-type="float">
            <text:p>15.834976065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156666666664" calcext:value-type="float">
            <text:p>0.118156666666664</text:p>
          </table:table-cell>
          <table:table-cell table:style-name="ce3" table:formula="of:=AVERAGE([.D41];[.D45];[.D49])" office:value-type="float" office:value="0.00167066666665505" calcext:value-type="float">
            <text:p>0.001670666666655</text:p>
          </table:table-cell>
          <table:table-cell table:style-name="ce3" table:formula="of:=AVERAGE([.E41];[.E45];[.E49])" office:value-type="float" office:value="0.230785999999966" calcext:value-type="float">
            <text:p>0.230785999999966</text:p>
          </table:table-cell>
          <table:table-cell table:style-name="ce3" table:formula="of:=AVERAGE([.F41];[.F45];[.F49])" office:value-type="float" office:value="3.33993585904439" calcext:value-type="float">
            <text:p>3.33993585904439</text:p>
          </table:table-cell>
          <table:table-cell table:style-name="ce3" table:formula="of:=AVERAGE([.G41];[.G45];[.G49])" office:value-type="float" office:value="6.08587599999995" calcext:value-type="float">
            <text:p>6.08587599999995</text:p>
          </table:table-cell>
          <table:table-cell table:style-name="ce3" table:formula="of:=AVERAGE([.H41];[.H45];[.H49])" office:value-type="float" office:value="0.000486666666612715" calcext:value-type="float">
            <text:p>0.000486666666613</text:p>
          </table:table-cell>
          <table:table-cell table:style-name="ce3" table:formula="of:=AVERAGE([.I41];[.I45];[.I49])" office:value-type="float" office:value="8.88587066666666" calcext:value-type="float">
            <text:p>8.88587066666666</text:p>
          </table:table-cell>
          <table:table-cell table:style-name="ce3" table:formula="of:=AVERAGE([.J41];[.J45];[.J49])" office:value-type="float" office:value="0.497771666666722" calcext:value-type="float">
            <text:p>0.497771666666722</text:p>
          </table:table-cell>
          <table:table-cell table:style-name="ce3" table:formula="of:=AVERAGE([.K41];[.K45];[.K49])" office:value-type="float" office:value="0.0194786666667141" calcext:value-type="float">
            <text:p>0.019478666666714</text:p>
          </table:table-cell>
          <table:table-cell table:style-name="ce3" table:formula="of:=AVERAGE([.L41];[.L45];[.L49])" office:value-type="float" office:value="0.0696363333333541" calcext:value-type="float">
            <text:p>0.06963633333335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687999999974" calcext:value-type="float">
            <text:p>0.027687999999974</text:p>
          </table:table-cell>
          <table:table-cell table:style-name="ce4" table:formula="of:=SUM([.C53:.N53])" office:value-type="float" office:value="19.2773571923777" calcext:value-type="float">
            <text:p>19.277357192377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93657333333393" calcext:value-type="float">
            <text:p>0.493657333333393</text:p>
          </table:table-cell>
          <table:table-cell table:style-name="ce1" table:formula="of:=SUM([.D50:.D53])" office:value-type="float" office:value="0.00668766666664548" calcext:value-type="float">
            <text:p>0.006687666666645</text:p>
          </table:table-cell>
          <table:table-cell table:style-name="ce1" table:formula="of:=SUM([.E50:.E53])" office:value-type="float" office:value="0.913749333333233" calcext:value-type="float">
            <text:p>0.913749333333233</text:p>
          </table:table-cell>
          <table:table-cell table:style-name="ce1" table:formula="of:=SUM([.F50:.F53])" office:value-type="float" office:value="12.9520827929179" calcext:value-type="float">
            <text:p>12.9520827929179</text:p>
          </table:table-cell>
          <table:table-cell table:style-name="ce1" table:formula="of:=SUM([.G50:.G53])" office:value-type="float" office:value="21.5264079999999" calcext:value-type="float">
            <text:p>21.5264079999999</text:p>
          </table:table-cell>
          <table:table-cell table:style-name="ce1" table:formula="of:=SUM([.H50:.H53])" office:value-type="float" office:value="0.00194866666667319" calcext:value-type="float">
            <text:p>0.001948666666673</text:p>
          </table:table-cell>
          <table:table-cell table:style-name="ce1" table:formula="of:=SUM([.I50:.I53])" office:value-type="float" office:value="30.8202523333334" calcext:value-type="float">
            <text:p>30.8202523333334</text:p>
          </table:table-cell>
          <table:table-cell table:style-name="ce1" table:formula="of:=SUM([.J50:.J53])" office:value-type="float" office:value="1.81124333333344" calcext:value-type="float">
            <text:p>1.81124333333344</text:p>
          </table:table-cell>
          <table:table-cell table:style-name="ce1" table:formula="of:=SUM([.K50:.K53])" office:value-type="float" office:value="0.0760043333333443" calcext:value-type="float">
            <text:p>0.076004333333344</text:p>
          </table:table-cell>
          <table:table-cell table:style-name="ce1" table:formula="of:=SUM([.L50:.L53])" office:value-type="float" office:value="0.264956999999943" calcext:value-type="float">
            <text:p>0.264956999999943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2076666666614" calcext:value-type="float">
            <text:p>0.071207666666661</text:p>
          </table:table-cell>
          <table:table-cell table:style-name="ce1" table:formula="of:=SUM([.C54:.N54])" office:value-type="float" office:value="68.9381984595845" calcext:value-type="float">
            <text:p>68.93819845958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022999999993" calcext:value-type="float">
            <text:p>0.106022999999993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09429" calcext:value-type="float">
            <text:p>0.209429</text:p>
          </table:table-cell>
          <table:table-cell office:value-type="float" office:value="3.04402899742126" calcext:value-type="float">
            <text:p>3.04402899742126</text:p>
          </table:table-cell>
          <table:table-cell office:value-type="float" office:value="4.57734599999998" calcext:value-type="float">
            <text:p>4.57734599999998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80867599999999" calcext:value-type="float">
            <text:p>7.80867599999999</text:p>
          </table:table-cell>
          <table:table-cell office:value-type="float" office:value="0.407367000000022" calcext:value-type="float">
            <text:p>0.407367000000022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634150000000204" calcext:value-type="float">
            <text:p>0.063415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791299999997364" calcext:value-type="float">
            <text:p>0.0079129999999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23000000024" calcext:value-type="float">
            <text:p>0.11722300000002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503100000001" calcext:value-type="float">
            <text:p>0.21503100000001</text:p>
          </table:table-cell>
          <table:table-cell office:value-type="float" office:value="3.22043776512146" calcext:value-type="float">
            <text:p>3.22043776512146</text:p>
          </table:table-cell>
          <table:table-cell office:value-type="float" office:value="6.30001599999997" calcext:value-type="float">
            <text:p>6.30001599999997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60896300000002" calcext:value-type="float">
            <text:p>4.60896300000002</text:p>
          </table:table-cell>
          <table:table-cell office:value-type="float" office:value="0.43716900000004" calcext:value-type="float">
            <text:p>0.43716900000004</text:p>
          </table:table-cell>
          <table:table-cell office:value-type="float" office:value="0.0186789999999064" calcext:value-type="float">
            <text:p>0.018678999999906</text:p>
          </table:table-cell>
          <table:table-cell office:value-type="float" office:value="0.0671770000000151" calcext:value-type="float">
            <text:p>0.067177000000015</text:p>
          </table:table-cell>
          <table:table-cell office:value-type="float" office:value="0" calcext:value-type="float">
            <text:p>0</text:p>
          </table:table-cell>
          <table:table-cell office:value-type="float" office:value="0.0149010000000089" calcext:value-type="float">
            <text:p>0.01490100000000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68899999997" calcext:value-type="float">
            <text:p>0.12068899999997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226703999999927" calcext:value-type="float">
            <text:p>0.226703999999927</text:p>
          </table:table-cell>
          <table:table-cell office:value-type="float" office:value="3.09667468070984" calcext:value-type="float">
            <text:p>3.09667468070984</text:p>
          </table:table-cell>
          <table:table-cell office:value-type="float" office:value="4.76816999999994" calcext:value-type="float">
            <text:p>4.76816999999994</text:p>
          </table:table-cell>
          <table:table-cell office:value-type="float" office:value="0.0011539999999286" calcext:value-type="float">
            <text:p>0.001153999999929</text:p>
          </table:table-cell>
          <table:table-cell office:value-type="float" office:value="4.472129" calcext:value-type="float">
            <text:p>4.472129</text:p>
          </table:table-cell>
          <table:table-cell office:value-type="float" office:value="0.437640999999985" calcext:value-type="float">
            <text:p>0.437640999999985</text:p>
          </table:table-cell>
          <table:table-cell office:value-type="float" office:value="0.019190999999978" calcext:value-type="float">
            <text:p>0.019190999999978</text:p>
          </table:table-cell>
          <table:table-cell office:value-type="float" office:value="0.0640919999999596" calcext:value-type="float">
            <text:p>0.06409199999996</text:p>
          </table:table-cell>
          <table:table-cell office:value-type="float" office:value="0" calcext:value-type="float">
            <text:p>0</text:p>
          </table:table-cell>
          <table:table-cell office:value-type="float" office:value="0.0204390000000103" calcext:value-type="float">
            <text:p>0.0204390000000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857000000072" calcext:value-type="float">
            <text:p>0.117857000000072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29091999999923" calcext:value-type="float">
            <text:p>0.229091999999923</text:p>
          </table:table-cell>
          <table:table-cell office:value-type="float" office:value="3.23956990242004" calcext:value-type="float">
            <text:p>3.23956990242004</text:p>
          </table:table-cell>
          <table:table-cell office:value-type="float" office:value="6.19297900000004" calcext:value-type="float">
            <text:p>6.19297900000004</text:p>
          </table:table-cell>
          <table:table-cell office:value-type="float" office:value="0.00115099999993618" calcext:value-type="float">
            <text:p>0.001150999999936</text:p>
          </table:table-cell>
          <table:table-cell office:value-type="float" office:value="5.4334510000001" calcext:value-type="float">
            <text:p>5.4334510000001</text:p>
          </table:table-cell>
          <table:table-cell office:value-type="float" office:value="0.497191999999927" calcext:value-type="float">
            <text:p>0.497191999999927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700050000000374" calcext:value-type="float">
            <text:p>0.070005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67879999998968" calcext:value-type="float">
            <text:p>0.0267879999998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11000000011" calcext:value-type="float">
            <text:p>0.117611000000011</text:p>
          </table:table-cell>
          <table:table-cell office:value-type="float" office:value="0.001692999999932" calcext:value-type="float">
            <text:p>0.001692999999932</text:p>
          </table:table-cell>
          <table:table-cell office:value-type="float" office:value="0.21058800000003" calcext:value-type="float">
            <text:p>0.21058800000003</text:p>
          </table:table-cell>
          <table:table-cell office:value-type="float" office:value="3.12278270721436" calcext:value-type="float">
            <text:p>3.12278270721436</text:p>
          </table:table-cell>
          <table:table-cell office:value-type="float" office:value="4.71414699999991" calcext:value-type="float">
            <text:p>4.71414699999991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81037800000001" calcext:value-type="float">
            <text:p>7.81037800000001</text:p>
          </table:table-cell>
          <table:table-cell office:value-type="float" office:value="0.411362999999938" calcext:value-type="float">
            <text:p>0.411362999999938</text:p>
          </table:table-cell>
          <table:table-cell office:value-type="float" office:value="0.0186869999999999" calcext:value-type="float">
            <text:p>0.018687</text:p>
          </table:table-cell>
          <table:table-cell office:value-type="float" office:value="0.0635829999999942" calcext:value-type="float">
            <text:p>0.063582999999994</text:p>
          </table:table-cell>
          <table:table-cell office:value-type="float" office:value="0" calcext:value-type="float">
            <text:p>0</text:p>
          </table:table-cell>
          <table:table-cell office:value-type="float" office:value="0.0079680000000053" calcext:value-type="float">
            <text:p>0.00796800000000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876000000024" calcext:value-type="float">
            <text:p>0.117876000000024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15110999999979" calcext:value-type="float">
            <text:p>0.215110999999979</text:p>
          </table:table-cell>
          <table:table-cell office:value-type="float" office:value="3.36207985877991" calcext:value-type="float">
            <text:p>3.36207985877991</text:p>
          </table:table-cell>
          <table:table-cell office:value-type="float" office:value="6.3400519999999" calcext:value-type="float">
            <text:p>6.3400519999999</text:p>
          </table:table-cell>
          <table:table-cell office:value-type="float" office:value="0.0011579999999185" calcext:value-type="float">
            <text:p>0.001157999999919</text:p>
          </table:table-cell>
          <table:table-cell office:value-type="float" office:value="4.620589" calcext:value-type="float">
            <text:p>4.620589</text:p>
          </table:table-cell>
          <table:table-cell office:value-type="float" office:value="0.447110000000066" calcext:value-type="float">
            <text:p>0.447110000000066</text:p>
          </table:table-cell>
          <table:table-cell office:value-type="float" office:value="0.0188100000000304" calcext:value-type="float">
            <text:p>0.01881000000003</text:p>
          </table:table-cell>
          <table:table-cell office:value-type="float" office:value="0.0677500000000464" calcext:value-type="float">
            <text:p>0.067750000000046</text:p>
          </table:table-cell>
          <table:table-cell office:value-type="float" office:value="0" calcext:value-type="float">
            <text:p>0</text:p>
          </table:table-cell>
          <table:table-cell office:value-type="float" office:value="0.0158539999999903" calcext:value-type="float">
            <text:p>0.015853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47999999969" calcext:value-type="float">
            <text:p>0.118347999999969</text:p>
          </table:table-cell>
          <table:table-cell office:value-type="float" office:value="0.00169100000005074" calcext:value-type="float">
            <text:p>0.001691000000051</text:p>
          </table:table-cell>
          <table:table-cell office:value-type="float" office:value="0.22810000000004" calcext:value-type="float">
            <text:p>0.22810000000004</text:p>
          </table:table-cell>
          <table:table-cell office:value-type="float" office:value="3.24612402915955" calcext:value-type="float">
            <text:p>3.24612402915955</text:p>
          </table:table-cell>
          <table:table-cell office:value-type="float" office:value="4.770938" calcext:value-type="float">
            <text:p>4.770938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468028" calcext:value-type="float">
            <text:p>4.468028</text:p>
          </table:table-cell>
          <table:table-cell office:value-type="float" office:value="0.439044000000081" calcext:value-type="float">
            <text:p>0.439044000000081</text:p>
          </table:table-cell>
          <table:table-cell office:value-type="float" office:value="0.0193179999999984" calcext:value-type="float">
            <text:p>0.019317999999998</text:p>
          </table:table-cell>
          <table:table-cell office:value-type="float" office:value="0.0644600000000537" calcext:value-type="float">
            <text:p>0.064460000000054</text:p>
          </table:table-cell>
          <table:table-cell office:value-type="float" office:value="0" calcext:value-type="float">
            <text:p>0</text:p>
          </table:table-cell>
          <table:table-cell office:value-type="float" office:value="0.0204539999999724" calcext:value-type="float">
            <text:p>0.02045399999997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05000000014" calcext:value-type="float">
            <text:p>0.11810500000001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28924000000006" calcext:value-type="float">
            <text:p>0.228924000000006</text:p>
          </table:table-cell>
          <table:table-cell office:value-type="float" office:value="3.38197469711304" calcext:value-type="float">
            <text:p>3.38197469711304</text:p>
          </table:table-cell>
          <table:table-cell office:value-type="float" office:value="6.18191200000001" calcext:value-type="float">
            <text:p>6.18191200000001</text:p>
          </table:table-cell>
          <table:table-cell office:value-type="float" office:value="0.00115300000004481" calcext:value-type="float">
            <text:p>0.001153000000045</text:p>
          </table:table-cell>
          <table:table-cell office:value-type="float" office:value="5.47387700000002" calcext:value-type="float">
            <text:p>5.47387700000002</text:p>
          </table:table-cell>
          <table:table-cell office:value-type="float" office:value="0.500612000000046" calcext:value-type="float">
            <text:p>0.500612000000046</text:p>
          </table:table-cell>
          <table:table-cell office:value-type="float" office:value="0.0194779999999355" calcext:value-type="float">
            <text:p>0.019477999999936</text:p>
          </table:table-cell>
          <table:table-cell office:value-type="float" office:value="0.0696729999999661" calcext:value-type="float">
            <text:p>0.06967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78930000000628" calcext:value-type="float">
            <text:p>0.02789300000006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851000000044" calcext:value-type="float">
            <text:p>0.114851000000044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210728000000017" calcext:value-type="float">
            <text:p>0.210728000000017</text:p>
          </table:table-cell>
          <table:table-cell office:value-type="float" office:value="3.09283924102783" calcext:value-type="float">
            <text:p>3.09283924102783</text:p>
          </table:table-cell>
          <table:table-cell office:value-type="float" office:value="4.64581800000008" calcext:value-type="float">
            <text:p>4.64581800000008</text:p>
          </table:table-cell>
          <table:table-cell office:value-type="float" office:value="0.000497999999993226" calcext:value-type="float">
            <text:p>0.000497999999993</text:p>
          </table:table-cell>
          <table:table-cell office:value-type="float" office:value="7.78030000000001" calcext:value-type="float">
            <text:p>7.78030000000001</text:p>
          </table:table-cell>
          <table:table-cell office:value-type="float" office:value="0.411557000000016" calcext:value-type="float">
            <text:p>0.411557000000016</text:p>
          </table:table-cell>
          <table:table-cell office:value-type="float" office:value="0.0187210000000277" calcext:value-type="float">
            <text:p>0.018721000000028</text:p>
          </table:table-cell>
          <table:table-cell office:value-type="float" office:value="0.0636580000000322" calcext:value-type="float">
            <text:p>0.063658000000032</text:p>
          </table:table-cell>
          <table:table-cell office:value-type="float" office:value="0" calcext:value-type="float">
            <text:p>0</text:p>
          </table:table-cell>
          <table:table-cell office:value-type="float" office:value="0.0080159999999978" calcext:value-type="float">
            <text:p>0.00801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678999999953" calcext:value-type="float">
            <text:p>0.117678999999953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15821000000005" calcext:value-type="float">
            <text:p>0.215821000000005</text:p>
          </table:table-cell>
          <table:table-cell office:value-type="float" office:value="3.38270306587219" calcext:value-type="float">
            <text:p>3.38270306587219</text:p>
          </table:table-cell>
          <table:table-cell office:value-type="float" office:value="6.31278499999996" calcext:value-type="float">
            <text:p>6.31278499999996</text:p>
          </table:table-cell>
          <table:table-cell office:value-type="float" office:value="0.0011419999999589" calcext:value-type="float">
            <text:p>0.001141999999959</text:p>
          </table:table-cell>
          <table:table-cell office:value-type="float" office:value="4.61512900000002" calcext:value-type="float">
            <text:p>4.61512900000002</text:p>
          </table:table-cell>
          <table:table-cell office:value-type="float" office:value="0.442662999999925" calcext:value-type="float">
            <text:p>0.442662999999925</text:p>
          </table:table-cell>
          <table:table-cell office:value-type="float" office:value="0.0189269999999624" calcext:value-type="float">
            <text:p>0.018926999999962</text:p>
          </table:table-cell>
          <table:table-cell office:value-type="float" office:value="0.0678270000000794" calcext:value-type="float">
            <text:p>0.067827000000079</text:p>
          </table:table-cell>
          <table:table-cell office:value-type="float" office:value="0" calcext:value-type="float">
            <text:p>0</text:p>
          </table:table-cell>
          <table:table-cell office:value-type="float" office:value="0.0153070000000071" calcext:value-type="float">
            <text:p>0.01530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89000000004" calcext:value-type="float">
            <text:p>0.118289000000004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476000000024" calcext:value-type="float">
            <text:p>0.227476000000024</text:p>
          </table:table-cell>
          <table:table-cell office:value-type="float" office:value="3.27580237388611" calcext:value-type="float">
            <text:p>3.27580237388611</text:p>
          </table:table-cell>
          <table:table-cell office:value-type="float" office:value="4.7987260000001" calcext:value-type="float">
            <text:p>4.7987260000001</text:p>
          </table:table-cell>
          <table:table-cell office:value-type="float" office:value="0.00113699999997152" calcext:value-type="float">
            <text:p>0.001136999999972</text:p>
          </table:table-cell>
          <table:table-cell office:value-type="float" office:value="4.47884800000008" calcext:value-type="float">
            <text:p>4.47884800000008</text:p>
          </table:table-cell>
          <table:table-cell office:value-type="float" office:value="0.438657000000035" calcext:value-type="float">
            <text:p>0.438657000000035</text:p>
          </table:table-cell>
          <table:table-cell office:value-type="float" office:value="0.0194960000000037" calcext:value-type="float">
            <text:p>0.019496000000004</text:p>
          </table:table-cell>
          <table:table-cell office:value-type="float" office:value="0.0645839999998543" calcext:value-type="float">
            <text:p>0.064583999999854</text:p>
          </table:table-cell>
          <table:table-cell office:value-type="float" office:value="0" calcext:value-type="float">
            <text:p>0</text:p>
          </table:table-cell>
          <table:table-cell office:value-type="float" office:value="0.0202020000000402" calcext:value-type="float">
            <text:p>0.0202020000000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779999999925" calcext:value-type="float">
            <text:p>0.117779999999925</text:p>
          </table:table-cell>
          <table:table-cell office:value-type="float" office:value="0.00167999999996482" calcext:value-type="float">
            <text:p>0.001679999999965</text:p>
          </table:table-cell>
          <table:table-cell office:value-type="float" office:value="0.229124999999954" calcext:value-type="float">
            <text:p>0.229124999999954</text:p>
          </table:table-cell>
          <table:table-cell office:value-type="float" office:value="3.3621027469635" calcext:value-type="float">
            <text:p>3.3621027469635</text:p>
          </table:table-cell>
          <table:table-cell office:value-type="float" office:value="6.17098799999997" calcext:value-type="float">
            <text:p>6.17098799999997</text:p>
          </table:table-cell>
          <table:table-cell office:value-type="float" office:value="0.00116500000001452" calcext:value-type="float">
            <text:p>0.001165000000015</text:p>
          </table:table-cell>
          <table:table-cell office:value-type="float" office:value="5.46329700000001" calcext:value-type="float">
            <text:p>5.46329700000001</text:p>
          </table:table-cell>
          <table:table-cell office:value-type="float" office:value="0.502265000000079" calcext:value-type="float">
            <text:p>0.502265000000079</text:p>
          </table:table-cell>
          <table:table-cell office:value-type="float" office:value="0.0196719999999004" calcext:value-type="float">
            <text:p>0.0196719999999</text:p>
          </table:table-cell>
          <table:table-cell office:value-type="float" office:value="0.0696229999999787" calcext:value-type="float">
            <text:p>0.06962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4930000000495" calcext:value-type="float">
            <text:p>0.02749300000005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2828333333349" calcext:value-type="float">
            <text:p>0.112828333333349</text:p>
          </table:table-cell>
          <table:table-cell table:style-name="ce3" table:formula="of:=AVERAGE([.D56];[.D60];[.D64])" office:value-type="float" office:value="0.00168333333332763" calcext:value-type="float">
            <text:p>0.001683333333328</text:p>
          </table:table-cell>
          <table:table-cell table:style-name="ce3" table:formula="of:=AVERAGE([.E56];[.E60];[.E64])" office:value-type="float" office:value="0.210248333333349" calcext:value-type="float">
            <text:p>0.210248333333349</text:p>
          </table:table-cell>
          <table:table-cell table:style-name="ce3" table:formula="of:=AVERAGE([.F56];[.F60];[.F64])" office:value-type="float" office:value="3.08655031522115" calcext:value-type="float">
            <text:p>3.08655031522115</text:p>
          </table:table-cell>
          <table:table-cell table:style-name="ce3" table:formula="of:=AVERAGE([.G56];[.G60];[.G64])" office:value-type="float" office:value="4.64577033333332" calcext:value-type="float">
            <text:p>4.64577033333332</text:p>
          </table:table-cell>
          <table:table-cell table:style-name="ce3" table:formula="of:=AVERAGE([.H56];[.H60];[.H64])" office:value-type="float" office:value="0.000494000000003325" calcext:value-type="float">
            <text:p>0.000494000000003</text:p>
          </table:table-cell>
          <table:table-cell table:style-name="ce3" table:formula="of:=AVERAGE([.I56];[.I60];[.I64])" office:value-type="float" office:value="7.79978466666667" calcext:value-type="float">
            <text:p>7.79978466666667</text:p>
          </table:table-cell>
          <table:table-cell table:style-name="ce3" table:formula="of:=AVERAGE([.J56];[.J60];[.J64])" office:value-type="float" office:value="0.410095666666659" calcext:value-type="float">
            <text:p>0.410095666666659</text:p>
          </table:table-cell>
          <table:table-cell table:style-name="ce3" table:formula="of:=AVERAGE([.K56];[.K60];[.K64])" office:value-type="float" office:value="0.0187200000000113" calcext:value-type="float">
            <text:p>0.018720000000011</text:p>
          </table:table-cell>
          <table:table-cell table:style-name="ce3" table:formula="of:=AVERAGE([.L56];[.L60];[.L64])" office:value-type="float" office:value="0.0635520000000156" calcext:value-type="float">
            <text:p>0.063552000000016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796566666665891" calcext:value-type="float">
            <text:p>0.007965666666659</text:p>
          </table:table-cell>
          <table:table-cell table:style-name="ce4" table:formula="of:=SUM([.C68:.N68])" office:value-type="float" office:value="16.3576926485545" calcext:value-type="float">
            <text:p>16.35769264855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7592666666667" calcext:value-type="float">
            <text:p>0.117592666666667</text:p>
          </table:table-cell>
          <table:table-cell table:style-name="ce3" table:formula="of:=AVERAGE([.D57];[.D61];[.D65])" office:value-type="float" office:value="0.00168433333332511" calcext:value-type="float">
            <text:p>0.001684333333325</text:p>
          </table:table-cell>
          <table:table-cell table:style-name="ce3" table:formula="of:=AVERAGE([.E57];[.E61];[.E65])" office:value-type="float" office:value="0.215320999999998" calcext:value-type="float">
            <text:p>0.215320999999998</text:p>
          </table:table-cell>
          <table:table-cell table:style-name="ce3" table:formula="of:=AVERAGE([.F57];[.F61];[.F65])" office:value-type="float" office:value="3.32174022992452" calcext:value-type="float">
            <text:p>3.32174022992452</text:p>
          </table:table-cell>
          <table:table-cell table:style-name="ce3" table:formula="of:=AVERAGE([.G57];[.G61];[.G65])" office:value-type="float" office:value="6.31761766666661" calcext:value-type="float">
            <text:p>6.31761766666661</text:p>
          </table:table-cell>
          <table:table-cell table:style-name="ce3" table:formula="of:=AVERAGE([.H57];[.H61];[.H65])" office:value-type="float" office:value="0.00114399999995385" calcext:value-type="float">
            <text:p>0.001143999999954</text:p>
          </table:table-cell>
          <table:table-cell table:style-name="ce3" table:formula="of:=AVERAGE([.I57];[.I61];[.I65])" office:value-type="float" office:value="4.61489366666668" calcext:value-type="float">
            <text:p>4.61489366666668</text:p>
          </table:table-cell>
          <table:table-cell table:style-name="ce3" table:formula="of:=AVERAGE([.J57];[.J61];[.J65])" office:value-type="float" office:value="0.44231400000001" calcext:value-type="float">
            <text:p>0.44231400000001</text:p>
          </table:table-cell>
          <table:table-cell table:style-name="ce3" table:formula="of:=AVERAGE([.K57];[.K61];[.K65])" office:value-type="float" office:value="0.0188053333332997" calcext:value-type="float">
            <text:p>0.0188053333333</text:p>
          </table:table-cell>
          <table:table-cell table:style-name="ce3" table:formula="of:=AVERAGE([.L57];[.L61];[.L65])" office:value-type="float" office:value="0.0675846666667136" calcext:value-type="float">
            <text:p>0.067584666666714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3540000000021" calcext:value-type="float">
            <text:p>0.015354000000002</text:p>
          </table:table-cell>
          <table:table-cell table:style-name="ce4" table:formula="of:=SUM([.C69:.N69])" office:value-type="float" office:value="15.1340515632578" calcext:value-type="float">
            <text:p>15.13405156325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108666666648" calcext:value-type="float">
            <text:p>0.119108666666648</text:p>
          </table:table-cell>
          <table:table-cell table:style-name="ce3" table:formula="of:=AVERAGE([.D58];[.D62];[.D66])" office:value-type="float" office:value="0.00168733333331754" calcext:value-type="float">
            <text:p>0.001687333333318</text:p>
          </table:table-cell>
          <table:table-cell table:style-name="ce3" table:formula="of:=AVERAGE([.E58];[.E62];[.E66])" office:value-type="float" office:value="0.227426666666664" calcext:value-type="float">
            <text:p>0.227426666666664</text:p>
          </table:table-cell>
          <table:table-cell table:style-name="ce3" table:formula="of:=AVERAGE([.F58];[.F62];[.F66])" office:value-type="float" office:value="3.20620036125183" calcext:value-type="float">
            <text:p>3.20620036125183</text:p>
          </table:table-cell>
          <table:table-cell table:style-name="ce3" table:formula="of:=AVERAGE([.G58];[.G62];[.G66])" office:value-type="float" office:value="4.77927800000001" calcext:value-type="float">
            <text:p>4.77927800000001</text:p>
          </table:table-cell>
          <table:table-cell table:style-name="ce3" table:formula="of:=AVERAGE([.H58];[.H62];[.H66])" office:value-type="float" office:value="0.00114099999996142" calcext:value-type="float">
            <text:p>0.001140999999961</text:p>
          </table:table-cell>
          <table:table-cell table:style-name="ce3" table:formula="of:=AVERAGE([.I58];[.I62];[.I66])" office:value-type="float" office:value="4.47300166666669" calcext:value-type="float">
            <text:p>4.47300166666669</text:p>
          </table:table-cell>
          <table:table-cell table:style-name="ce3" table:formula="of:=AVERAGE([.J58];[.J62];[.J66])" office:value-type="float" office:value="0.438447333333367" calcext:value-type="float">
            <text:p>0.438447333333367</text:p>
          </table:table-cell>
          <table:table-cell table:style-name="ce3" table:formula="of:=AVERAGE([.K58];[.K62];[.K66])" office:value-type="float" office:value="0.0193349999999934" calcext:value-type="float">
            <text:p>0.019334999999993</text:p>
          </table:table-cell>
          <table:table-cell table:style-name="ce3" table:formula="of:=AVERAGE([.L58];[.L62];[.L66])" office:value-type="float" office:value="0.0643786666666225" calcext:value-type="float">
            <text:p>0.06437866666662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3650000000076" calcext:value-type="float">
            <text:p>0.020365000000008</text:p>
          </table:table-cell>
          <table:table-cell table:style-name="ce4" table:formula="of:=SUM([.C70:.N70])" office:value-type="float" office:value="13.3503696945851" calcext:value-type="float">
            <text:p>13.350369694585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7914000000004" calcext:value-type="float">
            <text:p>0.117914000000004</text:p>
          </table:table-cell>
          <table:table-cell table:style-name="ce3" table:formula="of:=AVERAGE([.D59];[.D63];[.D67])" office:value-type="float" office:value="0.00167999999996482" calcext:value-type="float">
            <text:p>0.001679999999965</text:p>
          </table:table-cell>
          <table:table-cell table:style-name="ce3" table:formula="of:=AVERAGE([.E59];[.E63];[.E67])" office:value-type="float" office:value="0.229046999999961" calcext:value-type="float">
            <text:p>0.229046999999961</text:p>
          </table:table-cell>
          <table:table-cell table:style-name="ce3" table:formula="of:=AVERAGE([.F59];[.F63];[.F67])" office:value-type="float" office:value="3.32788244883219" calcext:value-type="float">
            <text:p>3.32788244883219</text:p>
          </table:table-cell>
          <table:table-cell table:style-name="ce3" table:formula="of:=AVERAGE([.G59];[.G63];[.G67])" office:value-type="float" office:value="6.18195966666667" calcext:value-type="float">
            <text:p>6.18195966666667</text:p>
          </table:table-cell>
          <table:table-cell table:style-name="ce3" table:formula="of:=AVERAGE([.H59];[.H63];[.H67])" office:value-type="float" office:value="0.00115633333333184" calcext:value-type="float">
            <text:p>0.001156333333332</text:p>
          </table:table-cell>
          <table:table-cell table:style-name="ce3" table:formula="of:=AVERAGE([.I59];[.I63];[.I67])" office:value-type="float" office:value="5.45687500000004" calcext:value-type="float">
            <text:p>5.45687500000004</text:p>
          </table:table-cell>
          <table:table-cell table:style-name="ce3" table:formula="of:=AVERAGE([.J59];[.J63];[.J67])" office:value-type="float" office:value="0.500023000000017" calcext:value-type="float">
            <text:p>0.500023000000017</text:p>
          </table:table-cell>
          <table:table-cell table:style-name="ce3" table:formula="of:=AVERAGE([.K59];[.K63];[.K67])" office:value-type="float" office:value="0.0195556666665955" calcext:value-type="float">
            <text:p>0.019555666666596</text:p>
          </table:table-cell>
          <table:table-cell table:style-name="ce3" table:formula="of:=AVERAGE([.L59];[.L63];[.L67])" office:value-type="float" office:value="0.0697669999999941" calcext:value-type="float">
            <text:p>0.069766999999994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3913333333364" calcext:value-type="float">
            <text:p>0.027391333333336</text:p>
          </table:table-cell>
          <table:table-cell table:style-name="ce4" table:formula="of:=SUM([.C71:.N71])" office:value-type="float" office:value="15.9332514488321" calcext:value-type="float">
            <text:p>15.933251448832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67443666666668" calcext:value-type="float">
            <text:p>0.467443666666668</text:p>
          </table:table-cell>
          <table:table-cell table:style-name="ce1" table:formula="of:=SUM([.D68:.D71])" office:value-type="float" office:value="0.0067349999999351" calcext:value-type="float">
            <text:p>0.006734999999935</text:p>
          </table:table-cell>
          <table:table-cell table:style-name="ce1" table:formula="of:=SUM([.E68:.E71])" office:value-type="float" office:value="0.882042999999972" calcext:value-type="float">
            <text:p>0.882042999999972</text:p>
          </table:table-cell>
          <table:table-cell table:style-name="ce1" table:formula="of:=SUM([.F68:.F71])" office:value-type="float" office:value="12.9423733552297" calcext:value-type="float">
            <text:p>12.9423733552297</text:p>
          </table:table-cell>
          <table:table-cell table:style-name="ce1" table:formula="of:=SUM([.G68:.G71])" office:value-type="float" office:value="21.9246256666666" calcext:value-type="float">
            <text:p>21.9246256666666</text:p>
          </table:table-cell>
          <table:table-cell table:style-name="ce1" table:formula="of:=SUM([.H68:.H71])" office:value-type="float" office:value="0.00393533333325044" calcext:value-type="float">
            <text:p>0.00393533333325</text:p>
          </table:table-cell>
          <table:table-cell table:style-name="ce1" table:formula="of:=SUM([.I68:.I71])" office:value-type="float" office:value="22.3445550000001" calcext:value-type="float">
            <text:p>22.3445550000001</text:p>
          </table:table-cell>
          <table:table-cell table:style-name="ce1" table:formula="of:=SUM([.J68:.J71])" office:value-type="float" office:value="1.79088000000005" calcext:value-type="float">
            <text:p>1.79088000000005</text:p>
          </table:table-cell>
          <table:table-cell table:style-name="ce1" table:formula="of:=SUM([.K68:.K71])" office:value-type="float" office:value="0.0764159999998999" calcext:value-type="float">
            <text:p>0.0764159999999</text:p>
          </table:table-cell>
          <table:table-cell table:style-name="ce1" table:formula="of:=SUM([.L68:.L71])" office:value-type="float" office:value="0.265282333333346" calcext:value-type="float">
            <text:p>0.265282333333346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076000000005" calcext:value-type="float">
            <text:p>0.071076000000005</text:p>
          </table:table-cell>
          <table:table-cell table:style-name="ce1" table:formula="of:=SUM([.C72:.N72])" office:value-type="float" office:value="60.7753653552295" calcext:value-type="float">
            <text:p>60.775365355229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0.00168400000000002" calcext:value-type="float">
            <text:p>0.001684</text:p>
          </table:table-cell>
          <table:table-cell office:value-type="float" office:value="0.211973" calcext:value-type="float">
            <text:p>0.211973</text:p>
          </table:table-cell>
          <table:table-cell office:value-type="float" office:value="3.01456546783447" calcext:value-type="float">
            <text:p>3.01456546783447</text:p>
          </table:table-cell>
          <table:table-cell office:value-type="float" office:value="4.763902" calcext:value-type="float">
            <text:p>4.763902</text:p>
          </table:table-cell>
          <table:table-cell office:value-type="float" office:value="0.000632000000001298" calcext:value-type="float">
            <text:p>0.000632000000001</text:p>
          </table:table-cell>
          <table:table-cell office:value-type="float" office:value="7.702062" calcext:value-type="float">
            <text:p>7.702062</text:p>
          </table:table-cell>
          <table:table-cell office:value-type="float" office:value="0.406413000000001" calcext:value-type="float">
            <text:p>0.406413000000001</text:p>
          </table:table-cell>
          <table:table-cell office:value-type="float" office:value="0.0181789999999999" calcext:value-type="float">
            <text:p>0.018179</text:p>
          </table:table-cell>
          <table:table-cell office:value-type="float" office:value="0.0475619999999992" calcext:value-type="float">
            <text:p>0.047561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32000000001" calcext:value-type="float">
            <text:p>0.11723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325229999999998" calcext:value-type="float">
            <text:p>0.325229999999998</text:p>
          </table:table-cell>
          <table:table-cell office:value-type="float" office:value="4.67050194740295" calcext:value-type="float">
            <text:p>4.67050194740295</text:p>
          </table:table-cell>
          <table:table-cell office:value-type="float" office:value="12.909821" calcext:value-type="float">
            <text:p>12.909821</text:p>
          </table:table-cell>
          <table:table-cell office:value-type="float" office:value="0.00134099999999648" calcext:value-type="float">
            <text:p>0.001340999999996</text:p>
          </table:table-cell>
          <table:table-cell office:value-type="float" office:value="11.921821" calcext:value-type="float">
            <text:p>11.921821</text:p>
          </table:table-cell>
          <table:table-cell office:value-type="float" office:value="0.744810000000001" calcext:value-type="float">
            <text:p>0.744810000000001</text:p>
          </table:table-cell>
          <table:table-cell office:value-type="float" office:value="0.0224970000000013" calcext:value-type="float">
            <text:p>0.022497000000001</text:p>
          </table:table-cell>
          <table:table-cell office:value-type="float" office:value="0.449691999999999" calcext:value-type="float">
            <text:p>0.449691999999999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6985" calcext:value-type="float">
            <text:p>0.116985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353799000000002" calcext:value-type="float">
            <text:p>0.353799000000002</text:p>
          </table:table-cell>
          <table:table-cell office:value-type="float" office:value="5.66674327850342" calcext:value-type="float">
            <text:p>5.66674327850342</text:p>
          </table:table-cell>
          <table:table-cell office:value-type="float" office:value="13.852565" calcext:value-type="float">
            <text:p>13.852565</text:p>
          </table:table-cell>
          <table:table-cell office:value-type="float" office:value="0.00117600000000095" calcext:value-type="float">
            <text:p>0.001176000000001</text:p>
          </table:table-cell>
          <table:table-cell office:value-type="float" office:value="25.767125" calcext:value-type="float">
            <text:p>25.767125</text:p>
          </table:table-cell>
          <table:table-cell office:value-type="float" office:value="0.787283000000002" calcext:value-type="float">
            <text:p>0.787283000000002</text:p>
          </table:table-cell>
          <table:table-cell office:value-type="float" office:value="0.0233100000000093" calcext:value-type="float">
            <text:p>0.023310000000009</text:p>
          </table:table-cell>
          <table:table-cell office:value-type="float" office:value="0.632235000000009" calcext:value-type="float">
            <text:p>0.632235000000009</text:p>
          </table:table-cell>
          <table:table-cell office:value-type="float" office:value="0.024091999999996" calcext:value-type="float">
            <text:p>0.024091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372000000003" calcext:value-type="float">
            <text:p>0.117372000000003</text:p>
          </table:table-cell>
          <table:table-cell office:value-type="float" office:value="0.00167400000000839" calcext:value-type="float">
            <text:p>0.001674000000008</text:p>
          </table:table-cell>
          <table:table-cell office:value-type="float" office:value="0.524917000000002" calcext:value-type="float">
            <text:p>0.524917000000002</text:p>
          </table:table-cell>
          <table:table-cell office:value-type="float" office:value="7.38840675354004" calcext:value-type="float">
            <text:p>7.38840675354004</text:p>
          </table:table-cell>
          <table:table-cell office:value-type="float" office:value="22.536768" calcext:value-type="float">
            <text:p>22.536768</text:p>
          </table:table-cell>
          <table:table-cell office:value-type="float" office:value="0.00118499999999244" calcext:value-type="float">
            <text:p>0.001184999999992</text:p>
          </table:table-cell>
          <table:table-cell office:value-type="float" office:value="21.404513" calcext:value-type="float">
            <text:p>21.404513</text:p>
          </table:table-cell>
          <table:table-cell office:value-type="float" office:value="1.47292300000001" calcext:value-type="float">
            <text:p>1.47292300000001</text:p>
          </table:table-cell>
          <table:table-cell office:value-type="float" office:value="0.0305129999999849" calcext:value-type="float">
            <text:p>0.030512999999985</text:p>
          </table:table-cell>
          <table:table-cell office:value-type="float" office:value="0.864962000000048" calcext:value-type="float">
            <text:p>0.864962000000048</text:p>
          </table:table-cell>
          <table:table-cell office:value-type="float" office:value="0.0274319999999761" calcext:value-type="float">
            <text:p>0.0274319999999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749000000008" calcext:value-type="float">
            <text:p>0.118749000000008</text:p>
          </table:table-cell>
          <table:table-cell office:value-type="float" office:value="0.00168399999998314" calcext:value-type="float">
            <text:p>0.001683999999983</text:p>
          </table:table-cell>
          <table:table-cell office:value-type="float" office:value="0.210563000000008" calcext:value-type="float">
            <text:p>0.210563000000008</text:p>
          </table:table-cell>
          <table:table-cell office:value-type="float" office:value="3.02861905097961" calcext:value-type="float">
            <text:p>3.02861905097961</text:p>
          </table:table-cell>
          <table:table-cell office:value-type="float" office:value="4.56571500000001" calcext:value-type="float">
            <text:p>4.56571500000001</text:p>
          </table:table-cell>
          <table:table-cell office:value-type="float" office:value="0.000442999999989979" calcext:value-type="float">
            <text:p>0.00044299999999</text:p>
          </table:table-cell>
          <table:table-cell office:value-type="float" office:value="7.861403" calcext:value-type="float">
            <text:p>7.861403</text:p>
          </table:table-cell>
          <table:table-cell office:value-type="float" office:value="0.396377000000001" calcext:value-type="float">
            <text:p>0.396377000000001</text:p>
          </table:table-cell>
          <table:table-cell office:value-type="float" office:value="0.0183870000000184" calcext:value-type="float">
            <text:p>0.018387000000018</text:p>
          </table:table-cell>
          <table:table-cell office:value-type="float" office:value="0.0481920000000002" calcext:value-type="float">
            <text:p>0.048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99999999995" calcext:value-type="float">
            <text:p>0.117999999999995</text:p>
          </table:table-cell>
          <table:table-cell office:value-type="float" office:value="0.00167999999999324" calcext:value-type="float">
            <text:p>0.001679999999993</text:p>
          </table:table-cell>
          <table:table-cell office:value-type="float" office:value="0.405409999999989" calcext:value-type="float">
            <text:p>0.405409999999989</text:p>
          </table:table-cell>
          <table:table-cell office:value-type="float" office:value="4.72142195701599" calcext:value-type="float">
            <text:p>4.72142195701599</text:p>
          </table:table-cell>
          <table:table-cell office:value-type="float" office:value="12.457559" calcext:value-type="float">
            <text:p>12.457559</text:p>
          </table:table-cell>
          <table:table-cell office:value-type="float" office:value="0.00118299999999749" calcext:value-type="float">
            <text:p>0.001182999999997</text:p>
          </table:table-cell>
          <table:table-cell office:value-type="float" office:value="11.914164" calcext:value-type="float">
            <text:p>11.914164</text:p>
          </table:table-cell>
          <table:table-cell office:value-type="float" office:value="0.746184999999997" calcext:value-type="float">
            <text:p>0.746184999999997</text:p>
          </table:table-cell>
          <table:table-cell office:value-type="float" office:value="0.0223340000000007" calcext:value-type="float">
            <text:p>0.022334000000001</text:p>
          </table:table-cell>
          <table:table-cell office:value-type="float" office:value="0.451183000000015" calcext:value-type="float">
            <text:p>0.451183000000015</text:p>
          </table:table-cell>
          <table:table-cell office:value-type="float" office:value="0.0211349999999868" calcext:value-type="float">
            <text:p>0.0211349999999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439000000019" calcext:value-type="float">
            <text:p>0.117439000000019</text:p>
          </table:table-cell>
          <table:table-cell office:value-type="float" office:value="0.00169600000000969" calcext:value-type="float">
            <text:p>0.00169600000001</text:p>
          </table:table-cell>
          <table:table-cell office:value-type="float" office:value="0.353019999999987" calcext:value-type="float">
            <text:p>0.353019999999987</text:p>
          </table:table-cell>
          <table:table-cell office:value-type="float" office:value="5.91767907142639" calcext:value-type="float">
            <text:p>5.91767907142639</text:p>
          </table:table-cell>
          <table:table-cell office:value-type="float" office:value="13.758542" calcext:value-type="float">
            <text:p>13.758542</text:p>
          </table:table-cell>
          <table:table-cell office:value-type="float" office:value="0.00120100000000889" calcext:value-type="float">
            <text:p>0.001201000000009</text:p>
          </table:table-cell>
          <table:table-cell office:value-type="float" office:value="26.001482" calcext:value-type="float">
            <text:p>26.001482</text:p>
          </table:table-cell>
          <table:table-cell office:value-type="float" office:value="0.770978000000014" calcext:value-type="float">
            <text:p>0.770978000000014</text:p>
          </table:table-cell>
          <table:table-cell office:value-type="float" office:value="0.0230640000000335" calcext:value-type="float">
            <text:p>0.023064000000034</text:p>
          </table:table-cell>
          <table:table-cell office:value-type="float" office:value="0.63547299999999" calcext:value-type="float">
            <text:p>0.63547299999999</text:p>
          </table:table-cell>
          <table:table-cell office:value-type="float" office:value="0.0239909999999668" calcext:value-type="float">
            <text:p>0.023990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558999999972" calcext:value-type="float">
            <text:p>0.117558999999972</text:p>
          </table:table-cell>
          <table:table-cell office:value-type="float" office:value="0.00168400000001157" calcext:value-type="float">
            <text:p>0.001684000000012</text:p>
          </table:table-cell>
          <table:table-cell office:value-type="float" office:value="0.600573999999995" calcext:value-type="float">
            <text:p>0.600573999999995</text:p>
          </table:table-cell>
          <table:table-cell office:value-type="float" office:value="7.82384777069092" calcext:value-type="float">
            <text:p>7.82384777069092</text:p>
          </table:table-cell>
          <table:table-cell office:value-type="float" office:value="22.458053" calcext:value-type="float">
            <text:p>22.458053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21.595614" calcext:value-type="float">
            <text:p>21.595614</text:p>
          </table:table-cell>
          <table:table-cell office:value-type="float" office:value="1.41144700000001" calcext:value-type="float">
            <text:p>1.41144700000001</text:p>
          </table:table-cell>
          <table:table-cell office:value-type="float" office:value="0.0310189999999579" calcext:value-type="float">
            <text:p>0.031018999999958</text:p>
          </table:table-cell>
          <table:table-cell office:value-type="float" office:value="0.953125999999941" calcext:value-type="float">
            <text:p>0.953125999999941</text:p>
          </table:table-cell>
          <table:table-cell office:value-type="float" office:value="0.0277940000000285" calcext:value-type="float">
            <text:p>0.0277940000000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10936000000004" calcext:value-type="float">
            <text:p>0.210936000000004</text:p>
          </table:table-cell>
          <table:table-cell office:value-type="float" office:value="3.13632941246033" calcext:value-type="float">
            <text:p>3.13632941246033</text:p>
          </table:table-cell>
          <table:table-cell office:value-type="float" office:value="4.65184400000004" calcext:value-type="float">
            <text:p>4.65184400000004</text:p>
          </table:table-cell>
          <table:table-cell office:value-type="float" office:value="0.000442000000020926" calcext:value-type="float">
            <text:p>0.000442000000021</text:p>
          </table:table-cell>
          <table:table-cell office:value-type="float" office:value="7.82326899999998" calcext:value-type="float">
            <text:p>7.82326899999998</text:p>
          </table:table-cell>
          <table:table-cell office:value-type="float" office:value="0.400191000000007" calcext:value-type="float">
            <text:p>0.400191000000007</text:p>
          </table:table-cell>
          <table:table-cell office:value-type="float" office:value="0.018369000000007" calcext:value-type="float">
            <text:p>0.018369000000007</text:p>
          </table:table-cell>
          <table:table-cell office:value-type="float" office:value="0.0492469999999798" calcext:value-type="float">
            <text:p>0.049246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855999999961" calcext:value-type="float">
            <text:p>0.117855999999961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328102999999999" calcext:value-type="float">
            <text:p>0.328102999999999</text:p>
          </table:table-cell>
          <table:table-cell office:value-type="float" office:value="4.84234142303467" calcext:value-type="float">
            <text:p>4.84234142303467</text:p>
          </table:table-cell>
          <table:table-cell office:value-type="float" office:value="12.42872" calcext:value-type="float">
            <text:p>12.42872</text:p>
          </table:table-cell>
          <table:table-cell office:value-type="float" office:value="0.00117499999998927" calcext:value-type="float">
            <text:p>0.001174999999989</text:p>
          </table:table-cell>
          <table:table-cell office:value-type="float" office:value="11.934021" calcext:value-type="float">
            <text:p>11.934021</text:p>
          </table:table-cell>
          <table:table-cell office:value-type="float" office:value="0.732709999999997" calcext:value-type="float">
            <text:p>0.732709999999997</text:p>
          </table:table-cell>
          <table:table-cell office:value-type="float" office:value="0.0224739999999883" calcext:value-type="float">
            <text:p>0.022473999999988</text:p>
          </table:table-cell>
          <table:table-cell office:value-type="float" office:value="0.450819999999965" calcext:value-type="float">
            <text:p>0.450819999999965</text:p>
          </table:table-cell>
          <table:table-cell office:value-type="float" office:value="0.0207940000000235" calcext:value-type="float">
            <text:p>0.0207940000000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669000000035" calcext:value-type="float">
            <text:p>0.117669000000035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352777000000003" calcext:value-type="float">
            <text:p>0.352777000000003</text:p>
          </table:table-cell>
          <table:table-cell office:value-type="float" office:value="5.97717452049255" calcext:value-type="float">
            <text:p>5.97717452049255</text:p>
          </table:table-cell>
          <table:table-cell office:value-type="float" office:value="13.538658" calcext:value-type="float">
            <text:p>13.538658</text:p>
          </table:table-cell>
          <table:table-cell office:value-type="float" office:value="0.00118699999995897" calcext:value-type="float">
            <text:p>0.001186999999959</text:p>
          </table:table-cell>
          <table:table-cell office:value-type="float" office:value="25.943889" calcext:value-type="float">
            <text:p>25.943889</text:p>
          </table:table-cell>
          <table:table-cell office:value-type="float" office:value="0.771005000000002" calcext:value-type="float">
            <text:p>0.771005000000002</text:p>
          </table:table-cell>
          <table:table-cell office:value-type="float" office:value="0.0231970000000388" calcext:value-type="float">
            <text:p>0.023197000000039</text:p>
          </table:table-cell>
          <table:table-cell office:value-type="float" office:value="0.633538999999985" calcext:value-type="float">
            <text:p>0.633538999999985</text:p>
          </table:table-cell>
          <table:table-cell office:value-type="float" office:value="0.0242569999999773" calcext:value-type="float">
            <text:p>0.0242569999999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934999999989" calcext:value-type="float">
            <text:p>0.117934999999989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527568000000031" calcext:value-type="float">
            <text:p>0.527568000000031</text:p>
          </table:table-cell>
          <table:table-cell office:value-type="float" office:value="8.04510879516602" calcext:value-type="float">
            <text:p>8.04510879516602</text:p>
          </table:table-cell>
          <table:table-cell office:value-type="float" office:value="22.44308" calcext:value-type="float">
            <text:p>22.44308</text:p>
          </table:table-cell>
          <table:table-cell office:value-type="float" office:value="0.00119200000000319" calcext:value-type="float">
            <text:p>0.001192000000003</text:p>
          </table:table-cell>
          <table:table-cell office:value-type="float" office:value="21.601726" calcext:value-type="float">
            <text:p>21.601726</text:p>
          </table:table-cell>
          <table:table-cell office:value-type="float" office:value="1.51140299999997" calcext:value-type="float">
            <text:p>1.51140299999997</text:p>
          </table:table-cell>
          <table:table-cell office:value-type="float" office:value="0.0310359999999719" calcext:value-type="float">
            <text:p>0.031035999999972</text:p>
          </table:table-cell>
          <table:table-cell office:value-type="float" office:value="0.865471000000071" calcext:value-type="float">
            <text:p>0.865471000000071</text:p>
          </table:table-cell>
          <table:table-cell office:value-type="float" office:value="0.0276629999999614" calcext:value-type="float">
            <text:p>0.0276629999999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3696666666669" calcext:value-type="float">
            <text:p>0.113696666666669</text:p>
          </table:table-cell>
          <table:table-cell table:style-name="ce3" table:formula="of:=AVERAGE([.D74];[.D78];[.D82])" office:value-type="float" office:value="0.00167866666665943" calcext:value-type="float">
            <text:p>0.001678666666659</text:p>
          </table:table-cell>
          <table:table-cell table:style-name="ce3" table:formula="of:=AVERAGE([.E74];[.E78];[.E82])" office:value-type="float" office:value="0.211157333333337" calcext:value-type="float">
            <text:p>0.211157333333337</text:p>
          </table:table-cell>
          <table:table-cell table:style-name="ce3" table:formula="of:=AVERAGE([.F74];[.F78];[.F82])" office:value-type="float" office:value="3.05983797709147" calcext:value-type="float">
            <text:p>3.05983797709147</text:p>
          </table:table-cell>
          <table:table-cell table:style-name="ce3" table:formula="of:=AVERAGE([.G74];[.G78];[.G82])" office:value-type="float" office:value="4.66048700000002" calcext:value-type="float">
            <text:p>4.66048700000002</text:p>
          </table:table-cell>
          <table:table-cell table:style-name="ce3" table:formula="of:=AVERAGE([.H74];[.H78];[.H82])" office:value-type="float" office:value="0.000505666666670734" calcext:value-type="float">
            <text:p>0.000505666666671</text:p>
          </table:table-cell>
          <table:table-cell table:style-name="ce3" table:formula="of:=AVERAGE([.I74];[.I78];[.I82])" office:value-type="float" office:value="7.79557799999999" calcext:value-type="float">
            <text:p>7.79557799999999</text:p>
          </table:table-cell>
          <table:table-cell table:style-name="ce3" table:formula="of:=AVERAGE([.J74];[.J78];[.J82])" office:value-type="float" office:value="0.40099366666667" calcext:value-type="float">
            <text:p>0.40099366666667</text:p>
          </table:table-cell>
          <table:table-cell table:style-name="ce3" table:formula="of:=AVERAGE([.K74];[.K78];[.K82])" office:value-type="float" office:value="0.0183116666666751" calcext:value-type="float">
            <text:p>0.018311666666675</text:p>
          </table:table-cell>
          <table:table-cell table:style-name="ce3" table:formula="of:=AVERAGE([.L74];[.L78];[.L82])" office:value-type="float" office:value="0.0483336666666597" calcext:value-type="float">
            <text:p>0.0483336666666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6.3105803104248" calcext:value-type="float">
            <text:p>16.310580310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7695999999986" calcext:value-type="float">
            <text:p>0.117695999999986</text:p>
          </table:table-cell>
          <table:table-cell table:style-name="ce3" table:formula="of:=AVERAGE([.D75];[.D79];[.D83])" office:value-type="float" office:value="0.00168533333332495" calcext:value-type="float">
            <text:p>0.001685333333325</text:p>
          </table:table-cell>
          <table:table-cell table:style-name="ce3" table:formula="of:=AVERAGE([.E75];[.E79];[.E83])" office:value-type="float" office:value="0.352914333333329" calcext:value-type="float">
            <text:p>0.352914333333329</text:p>
          </table:table-cell>
          <table:table-cell table:style-name="ce3" table:formula="of:=AVERAGE([.F75];[.F79];[.F83])" office:value-type="float" office:value="4.7447551091512" calcext:value-type="float">
            <text:p>4.7447551091512</text:p>
          </table:table-cell>
          <table:table-cell table:style-name="ce3" table:formula="of:=AVERAGE([.G75];[.G79];[.G83])" office:value-type="float" office:value="12.5987" calcext:value-type="float">
            <text:p>12.5987</text:p>
          </table:table-cell>
          <table:table-cell table:style-name="ce3" table:formula="of:=AVERAGE([.H75];[.H79];[.H83])" office:value-type="float" office:value="0.00123299999999441" calcext:value-type="float">
            <text:p>0.001232999999994</text:p>
          </table:table-cell>
          <table:table-cell table:style-name="ce3" table:formula="of:=AVERAGE([.I75];[.I79];[.I83])" office:value-type="float" office:value="11.9233353333333" calcext:value-type="float">
            <text:p>11.9233353333333</text:p>
          </table:table-cell>
          <table:table-cell table:style-name="ce3" table:formula="of:=AVERAGE([.J75];[.J79];[.J83])" office:value-type="float" office:value="0.741234999999998" calcext:value-type="float">
            <text:p>0.741234999999998</text:p>
          </table:table-cell>
          <table:table-cell table:style-name="ce3" table:formula="of:=AVERAGE([.K75];[.K79];[.K83])" office:value-type="float" office:value="0.0224349999999968" calcext:value-type="float">
            <text:p>0.022434999999997</text:p>
          </table:table-cell>
          <table:table-cell table:style-name="ce3" table:formula="of:=AVERAGE([.L75];[.L79];[.L83])" office:value-type="float" office:value="0.450564999999993" calcext:value-type="float">
            <text:p>0.450564999999993</text:p>
          </table:table-cell>
          <table:table-cell table:style-name="ce3" table:formula="of:=AVERAGE([.M75];[.M79];[.M83])" office:value-type="float" office:value="0.0208516666666701" calcext:value-type="float">
            <text:p>0.02085166666667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30.9754057758178" calcext:value-type="float">
            <text:p>30.97540577581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7364333333351" calcext:value-type="float">
            <text:p>0.117364333333351</text:p>
          </table:table-cell>
          <table:table-cell table:style-name="ce3" table:formula="of:=AVERAGE([.D76];[.D80];[.D84])" office:value-type="float" office:value="0.00169066666667798" calcext:value-type="float">
            <text:p>0.001690666666678</text:p>
          </table:table-cell>
          <table:table-cell table:style-name="ce3" table:formula="of:=AVERAGE([.E76];[.E80];[.E84])" office:value-type="float" office:value="0.353198666666664" calcext:value-type="float">
            <text:p>0.353198666666664</text:p>
          </table:table-cell>
          <table:table-cell table:style-name="ce3" table:formula="of:=AVERAGE([.F76];[.F80];[.F84])" office:value-type="float" office:value="5.85386562347412" calcext:value-type="float">
            <text:p>5.85386562347412</text:p>
          </table:table-cell>
          <table:table-cell table:style-name="ce3" table:formula="of:=AVERAGE([.G76];[.G80];[.G84])" office:value-type="float" office:value="13.7165883333333" calcext:value-type="float">
            <text:p>13.7165883333333</text:p>
          </table:table-cell>
          <table:table-cell table:style-name="ce3" table:formula="of:=AVERAGE([.H76];[.H80];[.H84])" office:value-type="float" office:value="0.0011879999999896" calcext:value-type="float">
            <text:p>0.00118799999999</text:p>
          </table:table-cell>
          <table:table-cell table:style-name="ce3" table:formula="of:=AVERAGE([.I76];[.I80];[.I84])" office:value-type="float" office:value="25.9041653333333" calcext:value-type="float">
            <text:p>25.9041653333333</text:p>
          </table:table-cell>
          <table:table-cell table:style-name="ce3" table:formula="of:=AVERAGE([.J76];[.J80];[.J84])" office:value-type="float" office:value="0.776422000000006" calcext:value-type="float">
            <text:p>0.776422000000006</text:p>
          </table:table-cell>
          <table:table-cell table:style-name="ce3" table:formula="of:=AVERAGE([.K76];[.K80];[.K84])" office:value-type="float" office:value="0.0231903333333605" calcext:value-type="float">
            <text:p>0.023190333333361</text:p>
          </table:table-cell>
          <table:table-cell table:style-name="ce3" table:formula="of:=AVERAGE([.L76];[.L80];[.L84])" office:value-type="float" office:value="0.633748999999995" calcext:value-type="float">
            <text:p>0.633748999999995</text:p>
          </table:table-cell>
          <table:table-cell table:style-name="ce3" table:formula="of:=AVERAGE([.M76];[.M80];[.M84])" office:value-type="float" office:value="0.0241133333333134" calcext:value-type="float">
            <text:p>0.024113333333313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47.4055356234741" calcext:value-type="float">
            <text:p>47.405535623474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7621999999988" calcext:value-type="float">
            <text:p>0.117621999999988</text:p>
          </table:table-cell>
          <table:table-cell table:style-name="ce3" table:formula="of:=AVERAGE([.D77];[.D81];[.D85])" office:value-type="float" office:value="0.00168400000002104" calcext:value-type="float">
            <text:p>0.001684000000021</text:p>
          </table:table-cell>
          <table:table-cell table:style-name="ce3" table:formula="of:=AVERAGE([.E77];[.E81];[.E85])" office:value-type="float" office:value="0.551019666666676" calcext:value-type="float">
            <text:p>0.551019666666676</text:p>
          </table:table-cell>
          <table:table-cell table:style-name="ce3" table:formula="of:=AVERAGE([.F77];[.F81];[.F85])" office:value-type="float" office:value="7.75245443979899" calcext:value-type="float">
            <text:p>7.75245443979899</text:p>
          </table:table-cell>
          <table:table-cell table:style-name="ce3" table:formula="of:=AVERAGE([.G77];[.G81];[.G85])" office:value-type="float" office:value="22.4793003333333" calcext:value-type="float">
            <text:p>22.4793003333333</text:p>
          </table:table-cell>
          <table:table-cell table:style-name="ce3" table:formula="of:=AVERAGE([.H77];[.H81];[.H85])" office:value-type="float" office:value="0.00118333333332998" calcext:value-type="float">
            <text:p>0.00118333333333</text:p>
          </table:table-cell>
          <table:table-cell table:style-name="ce3" table:formula="of:=AVERAGE([.I77];[.I81];[.I85])" office:value-type="float" office:value="21.533951" calcext:value-type="float">
            <text:p>21.533951</text:p>
          </table:table-cell>
          <table:table-cell table:style-name="ce3" table:formula="of:=AVERAGE([.J77];[.J81];[.J85])" office:value-type="float" office:value="1.46525766666666" calcext:value-type="float">
            <text:p>1.46525766666666</text:p>
          </table:table-cell>
          <table:table-cell table:style-name="ce3" table:formula="of:=AVERAGE([.K77];[.K81];[.K85])" office:value-type="float" office:value="0.0308559999999716" calcext:value-type="float">
            <text:p>0.030855999999972</text:p>
          </table:table-cell>
          <table:table-cell table:style-name="ce3" table:formula="of:=AVERAGE([.L77];[.L81];[.L85])" office:value-type="float" office:value="0.894519666666687" calcext:value-type="float">
            <text:p>0.894519666666687</text:p>
          </table:table-cell>
          <table:table-cell table:style-name="ce3" table:formula="of:=AVERAGE([.M77];[.M81];[.M85])" office:value-type="float" office:value="0.0276296666666553" calcext:value-type="float">
            <text:p>0.02762966666665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54.8554777731323" calcext:value-type="float">
            <text:p>54.855477773132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6378999999994" calcext:value-type="float">
            <text:p>0.466378999999994</text:p>
          </table:table-cell>
          <table:table-cell table:style-name="ce1" table:formula="of:=SUM([.D86:.D89])" office:value-type="float" office:value="0.0067386666666834" calcext:value-type="float">
            <text:p>0.006738666666683</text:p>
          </table:table-cell>
          <table:table-cell table:style-name="ce1" table:formula="of:=SUM([.E86:.E89])" office:value-type="float" office:value="1.46829000000001" calcext:value-type="float">
            <text:p>1.46829000000001</text:p>
          </table:table-cell>
          <table:table-cell table:style-name="ce1" table:formula="of:=SUM([.F86:.F89])" office:value-type="float" office:value="21.4109131495158" calcext:value-type="float">
            <text:p>21.4109131495158</text:p>
          </table:table-cell>
          <table:table-cell table:style-name="ce1" table:formula="of:=SUM([.G86:.G89])" office:value-type="float" office:value="53.4550756666667" calcext:value-type="float">
            <text:p>53.4550756666667</text:p>
          </table:table-cell>
          <table:table-cell table:style-name="ce1" table:formula="of:=SUM([.H86:.H89])" office:value-type="float" office:value="0.00410999999998473" calcext:value-type="float">
            <text:p>0.004109999999985</text:p>
          </table:table-cell>
          <table:table-cell table:style-name="ce1" table:formula="of:=SUM([.I86:.I89])" office:value-type="float" office:value="67.1570296666667" calcext:value-type="float">
            <text:p>67.1570296666667</text:p>
          </table:table-cell>
          <table:table-cell table:style-name="ce1" table:formula="of:=SUM([.J86:.J89])" office:value-type="float" office:value="3.38390833333334" calcext:value-type="float">
            <text:p>3.38390833333334</text:p>
          </table:table-cell>
          <table:table-cell table:style-name="ce1" table:formula="of:=SUM([.K86:.K89])" office:value-type="float" office:value="0.094793000000004" calcext:value-type="float">
            <text:p>0.094793000000004</text:p>
          </table:table-cell>
          <table:table-cell table:style-name="ce1" table:formula="of:=SUM([.L86:.L89])" office:value-type="float" office:value="2.02716733333333" calcext:value-type="float">
            <text:p>2.02716733333333</text:p>
          </table:table-cell>
          <table:table-cell table:style-name="ce1" table:formula="of:=SUM([.M86:.M89])" office:value-type="float" office:value="0.0725946666666388" calcext:value-type="float">
            <text:p>0.07259466666663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49.546999482849" calcext:value-type="float">
            <text:p>149.546999482849</text:p>
          </table:table-cell>
          <table:table-cell table:number-columns-repeated="1009"/>
        </table:table-row>
      </table:table>
      <table:table table:name="attr_based - h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 - quality'.B28:'attr_based - h - quality'.E28 'attr_based - h - quality'.A29:'attr_based - h - quality'.A29 'attr_based - h - quality'.B29:'attr_based - h - quality'.E29 'attr_based - h - quality'.A30:'attr_based - h - quality'.A30 'attr_based - h - quality'.B30:'attr_based - h - quality'.E30 'attr_based - h - quality'.A31:'attr_based - h - quality'.A31 'attr_based - h - quality'.B31:'attr_based - h - quality'.E31 'attr_based - h - quality'.A33:'attr_based - h - quality'.A33 'attr_based - h - quality'.B33:'attr_based - h - quality'.E33 'attr_based - h - quality'.A32:'attr_based - h - quality'.A32 'attr_based - h - quality'.B32:'attr_based - h - quality'.E32 'attr_based - h - quality'.A34:'attr_based - h - quality'.A34 'attr_based - h - quality'.B34:'attr_based - h - quality'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965217391304348" calcext:value-type="float">
            <text:p>0.965217391304348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90983606557377" calcext:value-type="float">
            <text:p>0.9098360655737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793893129770992" calcext:value-type="float">
            <text:p>0.793893129770992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76525821596244" calcext:value-type="float">
            <text:p>0.97652582159624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5256" calcext:value-type="float">
            <text:p>525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54838709677419" calcext:value-type="float">
            <text:p>0.75483870967741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6896551724138" calcext:value-type="float">
            <text:p>0.806896551724138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5" calcext:value-type="float">
            <text:p>4085</text:p>
          </table:table-cell>
          <table:table-cell office:value-type="float" office:value="8558" calcext:value-type="float">
            <text:p>8558</text:p>
          </table:table-cell>
          <table:table-cell office:value-type="float" office:value="0.991304347826087" calcext:value-type="float">
            <text:p>0.991304347826087</text:p>
          </table:table-cell>
          <table:table-cell office:value-type="float" office:value="0.609625668449198" calcext:value-type="float">
            <text:p>0.609625668449198</text:p>
          </table:table-cell>
          <table:table-cell office:value-type="float" office:value="0.95" calcext:value-type="float">
            <text:p>0.95</text:p>
          </table:table-cell>
          <table:table-cell office:value-type="float" office:value="0.754966887417219" calcext:value-type="float">
            <text:p>0.754966887417219</text:p>
          </table:table-cell>
          <table:table-cell office:value-type="float" office:value="0.970212765957447" calcext:value-type="float">
            <text:p>0.970212765957447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9" calcext:value-type="float">
            <text:p>4619</text:p>
          </table:table-cell>
          <table:table-cell office:value-type="float" office:value="11535" calcext:value-type="float">
            <text:p>1153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63963963963964" calcext:value-type="float">
            <text:p>0.963963963963964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149" calcext:value-type="float">
            <text:p>2149</text:p>
          </table:table-cell>
          <table:table-cell office:value-type="float" office:value="0.291105121293801" calcext:value-type="float">
            <text:p>0.291105121293801</text:p>
          </table:table-cell>
          <table:table-cell office:value-type="float" office:value="0.8" calcext:value-type="float">
            <text:p>0.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426877470355731" calcext:value-type="float">
            <text:p>0.42687747035573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260" calcext:value-type="float">
            <text:p>2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5" calcext:value-type="float">
            <text:p>2365</text:p>
          </table:table-cell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9" calcext:value-type="float">
            <text:p>2239</text:p>
          </table:table-cell>
          <table:table-cell office:value-type="float" office:value="2329" calcext:value-type="float">
            <text:p>232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634" calcext:value-type="float">
            <text:p>634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7" calcext:value-type="float">
            <text:p>2317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7" calcext:value-type="float">
            <text:p>2207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1283" calcext:value-type="float">
            <text:p>128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54838709677419" calcext:value-type="float">
            <text:p>0.75483870967741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6896551724138" calcext:value-type="float">
            <text:p>0.806896551724138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5" calcext:value-type="float">
            <text:p>4085</text:p>
          </table:table-cell>
          <table:table-cell office:value-type="float" office:value="2428" calcext:value-type="float">
            <text:p>2428</text:p>
          </table:table-cell>
          <table:table-cell office:value-type="float" office:value="0.991228070175439" calcext:value-type="float">
            <text:p>0.991228070175439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0830564784053" calcext:value-type="float">
            <text:p>0.750830564784053</text:p>
          </table:table-cell>
          <table:table-cell office:value-type="float" office:value="0.965811965811966" calcext:value-type="float">
            <text:p>0.965811965811966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1" calcext:value-type="float">
            <text:p>4541</text:p>
          </table:table-cell>
          <table:table-cell office:value-type="float" office:value="3320" calcext:value-type="float">
            <text:p>3320</text:p>
          </table:table-cell>
          <table:table-cell office:value-type="float" office:value="1" calcext:value-type="float">
            <text:p>1</text:p>
          </table:table-cell>
          <table:table-cell office:value-type="float" office:value="0.566137566137566" calcext:value-type="float">
            <text:p>0.566137566137566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722972972972973" calcext:value-type="float">
            <text:p>0.722972972972973</text:p>
          </table:table-cell>
          <table:table-cell office:value-type="float" office:value="0.963963963963964" calcext:value-type="float">
            <text:p>0.963963963963964</text:p>
          </table:table-cell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20" calcext:value-type="float">
            <text:p>20</text:p>
          </table:table-cell>
          <table:table-cell table:formula="of:=[.J3]-[.K3]+[.N3]+[.B29]" office:value-type="float" office:value="62" calcext:value-type="float">
            <text:p>62</text:p>
          </table:table-cell>
          <table:table-cell table:formula="of:=[.J4]-[.K4]+[.N4]+[.C29]" office:value-type="float" office:value="89" calcext:value-type="float">
            <text:p>89</text:p>
          </table:table-cell>
          <table:table-cell table:formula="of:=[.J5]-[.K5]+[.N5]+[.D29]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20" calcext:value-type="float">
            <text:p>20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20" calcext:value-type="float">
            <text:p>20</text:p>
          </table:table-cell>
          <table:table-cell table:formula="of:=[.J13]-[.K13]+[.N13]+[.B31]" office:value-type="float" office:value="307" calcext:value-type="float">
            <text:p>307</text:p>
          </table:table-cell>
          <table:table-cell table:formula="of:=[.J14]-[.K14]+[.N14]+[.C31]" office:value-type="float" office:value="329" calcext:value-type="float">
            <text:p>329</text:p>
          </table:table-cell>
          <table:table-cell table:formula="of:=[.J15]-[.K15]+[.N15]+[.D31]"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20" calcext:value-type="float">
            <text:p>20</text:p>
          </table:table-cell>
          <table:table-cell table:formula="of:=[.J18]-[.K18]+[.N18]+[.B32]" office:value-type="float" office:value="61" calcext:value-type="float">
            <text:p>61</text:p>
          </table:table-cell>
          <table:table-cell table:formula="of:=[.J19]-[.K19]+[.N19]+[.C32]" office:value-type="float" office:value="83" calcext:value-type="float">
            <text:p>83</text:p>
          </table:table-cell>
          <table:table-cell table:formula="of:=[.J20]-[.K20]+[.N20]+[.D32]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20" calcext:value-type="float">
            <text:p>20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5" calcext:value-type="float">
            <text:p>75</text:p>
          </table:table-cell>
          <table:table-cell table:formula="of:=[.J25]-[.K25]+[.N25]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0485" calcext:value-type="float">
            <text:p>0.120485</text:p>
          </table:table-cell>
          <table:table-cell office:value-type="float" office:value="0.00168199999999996" calcext:value-type="float">
            <text:p>0.001682</text:p>
          </table:table-cell>
          <table:table-cell office:value-type="float" office:value="0.227969" calcext:value-type="float">
            <text:p>0.227969</text:p>
          </table:table-cell>
          <table:table-cell office:value-type="float" office:value="3.03574633598328" calcext:value-type="float">
            <text:p>3.03574633598328</text:p>
          </table:table-cell>
          <table:table-cell office:value-type="float" office:value="4.322013" calcext:value-type="float">
            <text:p>4.322013</text:p>
          </table:table-cell>
          <table:table-cell office:value-type="float" office:value="0.00457399999999986" calcext:value-type="float">
            <text:p>0.004574</text:p>
          </table:table-cell>
          <table:table-cell office:value-type="float" office:value="5.423983" calcext:value-type="float">
            <text:p>5.423983</text:p>
          </table:table-cell>
          <table:table-cell office:value-type="float" office:value="0.379268" calcext:value-type="float">
            <text:p>0.379268</text:p>
          </table:table-cell>
          <table:table-cell office:value-type="float" office:value="0.0188809999999986" calcext:value-type="float">
            <text:p>0.018880999999999</text:p>
          </table:table-cell>
          <table:table-cell office:value-type="float" office:value="0.0467490000000002" calcext:value-type="float">
            <text:p>0.046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340000000001" calcext:value-type="float">
            <text:p>0.119340000000001</text:p>
          </table:table-cell>
          <table:table-cell office:value-type="float" office:value="0.00166199999999961" calcext:value-type="float">
            <text:p>0.001662</text:p>
          </table:table-cell>
          <table:table-cell office:value-type="float" office:value="0.234605000000002" calcext:value-type="float">
            <text:p>0.234605000000002</text:p>
          </table:table-cell>
          <table:table-cell office:value-type="float" office:value="2.93975257873535" calcext:value-type="float">
            <text:p>2.93975257873535</text:p>
          </table:table-cell>
          <table:table-cell office:value-type="float" office:value="4.027277" calcext:value-type="float">
            <text:p>4.027277</text:p>
          </table:table-cell>
          <table:table-cell office:value-type="float" office:value="0.00455599999999734" calcext:value-type="float">
            <text:p>0.004555999999997</text:p>
          </table:table-cell>
          <table:table-cell office:value-type="float" office:value="6.139194" calcext:value-type="float">
            <text:p>6.139194</text:p>
          </table:table-cell>
          <table:table-cell office:value-type="float" office:value="0.388895999999999" calcext:value-type="float">
            <text:p>0.388895999999999</text:p>
          </table:table-cell>
          <table:table-cell office:value-type="float" office:value="0.0195340000000002" calcext:value-type="float">
            <text:p>0.019534</text:p>
          </table:table-cell>
          <table:table-cell office:value-type="float" office:value="0.0459110000000003" calcext:value-type="float">
            <text:p>0.045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631999999999" calcext:value-type="float">
            <text:p>0.119631999999999</text:p>
          </table:table-cell>
          <table:table-cell office:value-type="float" office:value="0.00167099999999465" calcext:value-type="float">
            <text:p>0.001670999999995</text:p>
          </table:table-cell>
          <table:table-cell office:value-type="float" office:value="0.231465" calcext:value-type="float">
            <text:p>0.231465</text:p>
          </table:table-cell>
          <table:table-cell office:value-type="float" office:value="2.95704126358032" calcext:value-type="float">
            <text:p>2.95704126358032</text:p>
          </table:table-cell>
          <table:table-cell office:value-type="float" office:value="4.166078" calcext:value-type="float">
            <text:p>4.166078</text:p>
          </table:table-cell>
          <table:table-cell office:value-type="float" office:value="0.00457399999999808" calcext:value-type="float">
            <text:p>0.004573999999998</text:p>
          </table:table-cell>
          <table:table-cell office:value-type="float" office:value="5.551976" calcext:value-type="float">
            <text:p>5.551976</text:p>
          </table:table-cell>
          <table:table-cell office:value-type="float" office:value="0.379255999999998" calcext:value-type="float">
            <text:p>0.379255999999998</text:p>
          </table:table-cell>
          <table:table-cell office:value-type="float" office:value="0.0196469999999991" calcext:value-type="float">
            <text:p>0.019646999999999</text:p>
          </table:table-cell>
          <table:table-cell office:value-type="float" office:value="0.045769" calcext:value-type="float">
            <text:p>0.0457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136000000002" calcext:value-type="float">
            <text:p>0.120136000000002</text:p>
          </table:table-cell>
          <table:table-cell office:value-type="float" office:value="0.0016819999999953" calcext:value-type="float">
            <text:p>0.001681999999995</text:p>
          </table:table-cell>
          <table:table-cell office:value-type="float" office:value="0.221483999999997" calcext:value-type="float">
            <text:p>0.221483999999997</text:p>
          </table:table-cell>
          <table:table-cell office:value-type="float" office:value="3.0032811164856" calcext:value-type="float">
            <text:p>3.0032811164856</text:p>
          </table:table-cell>
          <table:table-cell office:value-type="float" office:value="4.645375" calcext:value-type="float">
            <text:p>4.645375</text:p>
          </table:table-cell>
          <table:table-cell office:value-type="float" office:value="0.00455500000000342" calcext:value-type="float">
            <text:p>0.004555000000003</text:p>
          </table:table-cell>
          <table:table-cell office:value-type="float" office:value="6.567494" calcext:value-type="float">
            <text:p>6.567494</text:p>
          </table:table-cell>
          <table:table-cell office:value-type="float" office:value="0.370278000000006" calcext:value-type="float">
            <text:p>0.370278000000006</text:p>
          </table:table-cell>
          <table:table-cell office:value-type="float" office:value="0.0192070000000015" calcext:value-type="float">
            <text:p>0.019207000000002</text:p>
          </table:table-cell>
          <table:table-cell office:value-type="float" office:value="0.0450569999999999" calcext:value-type="float">
            <text:p>0.045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226248000000005" calcext:value-type="float">
            <text:p>0.226248000000005</text:p>
          </table:table-cell>
          <table:table-cell office:value-type="float" office:value="3.12166738510132" calcext:value-type="float">
            <text:p>3.12166738510132</text:p>
          </table:table-cell>
          <table:table-cell office:value-type="float" office:value="4.300641" calcext:value-type="float">
            <text:p>4.300641</text:p>
          </table:table-cell>
          <table:table-cell office:value-type="float" office:value="0.00449400000000821" calcext:value-type="float">
            <text:p>0.004494000000008</text:p>
          </table:table-cell>
          <table:table-cell office:value-type="float" office:value="5.53104" calcext:value-type="float">
            <text:p>5.53104</text:p>
          </table:table-cell>
          <table:table-cell office:value-type="float" office:value="0.377105" calcext:value-type="float">
            <text:p>0.377105</text:p>
          </table:table-cell>
          <table:table-cell office:value-type="float" office:value="0.0193789999999865" calcext:value-type="float">
            <text:p>0.019378999999987</text:p>
          </table:table-cell>
          <table:table-cell office:value-type="float" office:value="0.0467210000000051" calcext:value-type="float">
            <text:p>0.046721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954000000007" calcext:value-type="float">
            <text:p>0.119954000000007</text:p>
          </table:table-cell>
          <table:table-cell office:value-type="float" office:value="0.0016690000000068" calcext:value-type="float">
            <text:p>0.001669000000007</text:p>
          </table:table-cell>
          <table:table-cell office:value-type="float" office:value="0.234158000000008" calcext:value-type="float">
            <text:p>0.234158000000008</text:p>
          </table:table-cell>
          <table:table-cell office:value-type="float" office:value="3.02753663063049" calcext:value-type="float">
            <text:p>3.02753663063049</text:p>
          </table:table-cell>
          <table:table-cell office:value-type="float" office:value="4.041027" calcext:value-type="float">
            <text:p>4.041027</text:p>
          </table:table-cell>
          <table:table-cell office:value-type="float" office:value="0.00451000000001045" calcext:value-type="float">
            <text:p>0.00451000000001</text:p>
          </table:table-cell>
          <table:table-cell office:value-type="float" office:value="6.118987" calcext:value-type="float">
            <text:p>6.118987</text:p>
          </table:table-cell>
          <table:table-cell office:value-type="float" office:value="0.389071000000001" calcext:value-type="float">
            <text:p>0.389071000000001</text:p>
          </table:table-cell>
          <table:table-cell office:value-type="float" office:value="0.0200650000000024" calcext:value-type="float">
            <text:p>0.020065000000002</text:p>
          </table:table-cell>
          <table:table-cell office:value-type="float" office:value="0.0463769999999926" calcext:value-type="float">
            <text:p>0.046376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762999999992" calcext:value-type="float">
            <text:p>0.119762999999992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231650999999999" calcext:value-type="float">
            <text:p>0.231650999999999</text:p>
          </table:table-cell>
          <table:table-cell office:value-type="float" office:value="3.14811158180237" calcext:value-type="float">
            <text:p>3.14811158180237</text:p>
          </table:table-cell>
          <table:table-cell office:value-type="float" office:value="4.17304900000001" calcext:value-type="float">
            <text:p>4.17304900000001</text:p>
          </table:table-cell>
          <table:table-cell office:value-type="float" office:value="0.00458999999999321" calcext:value-type="float">
            <text:p>0.004589999999993</text:p>
          </table:table-cell>
          <table:table-cell office:value-type="float" office:value="5.53638699999999" calcext:value-type="float">
            <text:p>5.53638699999999</text:p>
          </table:table-cell>
          <table:table-cell office:value-type="float" office:value="0.380296999999999" calcext:value-type="float">
            <text:p>0.380296999999999</text:p>
          </table:table-cell>
          <table:table-cell office:value-type="float" office:value="0.0197829999999897" calcext:value-type="float">
            <text:p>0.01978299999999</text:p>
          </table:table-cell>
          <table:table-cell office:value-type="float" office:value="0.0453339999999969" calcext:value-type="float">
            <text:p>0.045333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114999999998" calcext:value-type="float">
            <text:p>0.120114999999998</text:p>
          </table:table-cell>
          <table:table-cell office:value-type="float" office:value="0.00168999999999642" calcext:value-type="float">
            <text:p>0.001689999999996</text:p>
          </table:table-cell>
          <table:table-cell office:value-type="float" office:value="0.222443999999996" calcext:value-type="float">
            <text:p>0.222443999999996</text:p>
          </table:table-cell>
          <table:table-cell office:value-type="float" office:value="3.10213947296143" calcext:value-type="float">
            <text:p>3.10213947296143</text:p>
          </table:table-cell>
          <table:table-cell office:value-type="float" office:value="4.649446" calcext:value-type="float">
            <text:p>4.649446</text:p>
          </table:table-cell>
          <table:table-cell office:value-type="float" office:value="0.00457900000000677" calcext:value-type="float">
            <text:p>0.004579000000007</text:p>
          </table:table-cell>
          <table:table-cell office:value-type="float" office:value="6.53764100000001" calcext:value-type="float">
            <text:p>6.53764100000001</text:p>
          </table:table-cell>
          <table:table-cell office:value-type="float" office:value="0.369275999999999" calcext:value-type="float">
            <text:p>0.369275999999999</text:p>
          </table:table-cell>
          <table:table-cell office:value-type="float" office:value="0.0191280000000091" calcext:value-type="float">
            <text:p>0.019128000000009</text:p>
          </table:table-cell>
          <table:table-cell office:value-type="float" office:value="0.0451759999999979" calcext:value-type="float">
            <text:p>0.045175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34999999993" calcext:value-type="float">
            <text:p>0.117634999999993</text:p>
          </table:table-cell>
          <table:table-cell office:value-type="float" office:value="0.00165900000000363" calcext:value-type="float">
            <text:p>0.001659000000004</text:p>
          </table:table-cell>
          <table:table-cell office:value-type="float" office:value="0.227471999999992" calcext:value-type="float">
            <text:p>0.227471999999992</text:p>
          </table:table-cell>
          <table:table-cell office:value-type="float" office:value="3.09729099273682" calcext:value-type="float">
            <text:p>3.09729099273682</text:p>
          </table:table-cell>
          <table:table-cell office:value-type="float" office:value="4.30877900000002" calcext:value-type="float">
            <text:p>4.30877900000002</text:p>
          </table:table-cell>
          <table:table-cell office:value-type="float" office:value="0.00460099999997965" calcext:value-type="float">
            <text:p>0.00460099999998</text:p>
          </table:table-cell>
          <table:table-cell office:value-type="float" office:value="5.49166199999999" calcext:value-type="float">
            <text:p>5.49166199999999</text:p>
          </table:table-cell>
          <table:table-cell office:value-type="float" office:value="0.382273999999995" calcext:value-type="float">
            <text:p>0.382273999999995</text:p>
          </table:table-cell>
          <table:table-cell office:value-type="float" office:value="0.0192590000000052" calcext:value-type="float">
            <text:p>0.019259000000005</text:p>
          </table:table-cell>
          <table:table-cell office:value-type="float" office:value="0.046939999999978" calcext:value-type="float">
            <text:p>0.046939999999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49999999999" calcext:value-type="float">
            <text:p>0.120249999999999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35484999999983" calcext:value-type="float">
            <text:p>0.235484999999983</text:p>
          </table:table-cell>
          <table:table-cell office:value-type="float" office:value="3.03791213035583" calcext:value-type="float">
            <text:p>3.03791213035583</text:p>
          </table:table-cell>
          <table:table-cell office:value-type="float" office:value="4.02505499999998" calcext:value-type="float">
            <text:p>4.02505499999998</text:p>
          </table:table-cell>
          <table:table-cell office:value-type="float" office:value="0.00454099999998903" calcext:value-type="float">
            <text:p>0.004540999999989</text:p>
          </table:table-cell>
          <table:table-cell office:value-type="float" office:value="6.14648199999999" calcext:value-type="float">
            <text:p>6.14648199999999</text:p>
          </table:table-cell>
          <table:table-cell office:value-type="float" office:value="0.391627999999997" calcext:value-type="float">
            <text:p>0.391627999999997</text:p>
          </table:table-cell>
          <table:table-cell office:value-type="float" office:value="0.0199530000000152" calcext:value-type="float">
            <text:p>0.019953000000015</text:p>
          </table:table-cell>
          <table:table-cell office:value-type="float" office:value="0.0455989999999815" calcext:value-type="float">
            <text:p>0.045598999999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004000000023" calcext:value-type="float">
            <text:p>0.120004000000023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867999999987" calcext:value-type="float">
            <text:p>0.230867999999987</text:p>
          </table:table-cell>
          <table:table-cell office:value-type="float" office:value="3.09590840339661" calcext:value-type="float">
            <text:p>3.09590840339661</text:p>
          </table:table-cell>
          <table:table-cell office:value-type="float" office:value="4.15139500000001" calcext:value-type="float">
            <text:p>4.15139500000001</text:p>
          </table:table-cell>
          <table:table-cell office:value-type="float" office:value="0.0045780000000093" calcext:value-type="float">
            <text:p>0.004578000000009</text:p>
          </table:table-cell>
          <table:table-cell office:value-type="float" office:value="5.56969599999999" calcext:value-type="float">
            <text:p>5.56969599999999</text:p>
          </table:table-cell>
          <table:table-cell office:value-type="float" office:value="0.382792999999992" calcext:value-type="float">
            <text:p>0.382792999999992</text:p>
          </table:table-cell>
          <table:table-cell office:value-type="float" office:value="0.0196559999999977" calcext:value-type="float">
            <text:p>0.019655999999998</text:p>
          </table:table-cell>
          <table:table-cell office:value-type="float" office:value="0.045944999999989" calcext:value-type="float">
            <text:p>0.0459449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44000000014" calcext:value-type="float">
            <text:p>0.120244000000014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21537000000012" calcext:value-type="float">
            <text:p>0.221537000000012</text:p>
          </table:table-cell>
          <table:table-cell office:value-type="float" office:value="3.09927439689636" calcext:value-type="float">
            <text:p>3.09927439689636</text:p>
          </table:table-cell>
          <table:table-cell office:value-type="float" office:value="4.663704" calcext:value-type="float">
            <text:p>4.663704</text:p>
          </table:table-cell>
          <table:table-cell office:value-type="float" office:value="0.00453600000000165" calcext:value-type="float">
            <text:p>0.004536000000002</text:p>
          </table:table-cell>
          <table:table-cell office:value-type="float" office:value="6.558595" calcext:value-type="float">
            <text:p>6.558595</text:p>
          </table:table-cell>
          <table:table-cell office:value-type="float" office:value="0.372012000000012" calcext:value-type="float">
            <text:p>0.372012000000012</text:p>
          </table:table-cell>
          <table:table-cell office:value-type="float" office:value="0.0192140000000052" calcext:value-type="float">
            <text:p>0.019214000000005</text:p>
          </table:table-cell>
          <table:table-cell office:value-type="float" office:value="0.0448590000000024" calcext:value-type="float">
            <text:p>0.044859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8353333333331" calcext:value-type="float">
            <text:p>0.118353333333331</text:p>
          </table:table-cell>
          <table:table-cell table:style-name="ce3" table:formula="of:=AVERAGE([.D2];[.D6];[.D10])" office:value-type="float" office:value="0.00167033333333359" calcext:value-type="float">
            <text:p>0.001670333333334</text:p>
          </table:table-cell>
          <table:table-cell table:style-name="ce3" table:formula="of:=AVERAGE([.E2];[.E6];[.E10])" office:value-type="float" office:value="0.227229666666666" calcext:value-type="float">
            <text:p>0.227229666666666</text:p>
          </table:table-cell>
          <table:table-cell table:style-name="ce3" table:formula="of:=AVERAGE([.F2];[.F6];[.F10])" office:value-type="float" office:value="3.08490157127381" calcext:value-type="float">
            <text:p>3.08490157127381</text:p>
          </table:table-cell>
          <table:table-cell table:style-name="ce3" table:formula="of:=AVERAGE([.G2];[.G6];[.G10])" office:value-type="float" office:value="4.31047766666667" calcext:value-type="float">
            <text:p>4.31047766666667</text:p>
          </table:table-cell>
          <table:table-cell table:style-name="ce3" table:formula="of:=AVERAGE([.H2];[.H6];[.H10])" office:value-type="float" office:value="0.00455633333332924" calcext:value-type="float">
            <text:p>0.004556333333329</text:p>
          </table:table-cell>
          <table:table-cell table:style-name="ce3" table:formula="of:=AVERAGE([.I2];[.I6];[.I10])" office:value-type="float" office:value="5.48222833333333" calcext:value-type="float">
            <text:p>5.48222833333333</text:p>
          </table:table-cell>
          <table:table-cell table:style-name="ce3" table:formula="of:=AVERAGE([.J2];[.J6];[.J10])" office:value-type="float" office:value="0.379548999999998" calcext:value-type="float">
            <text:p>0.379548999999998</text:p>
          </table:table-cell>
          <table:table-cell table:style-name="ce3" table:formula="of:=AVERAGE([.K2];[.K6];[.K10])" office:value-type="float" office:value="0.0191729999999968" calcext:value-type="float">
            <text:p>0.019172999999997</text:p>
          </table:table-cell>
          <table:table-cell table:style-name="ce3" table:formula="of:=AVERAGE([.L2];[.L6];[.L10])" office:value-type="float" office:value="0.0468033333333278" calcext:value-type="float">
            <text:p>0.046803333333328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3.6749425712738" calcext:value-type="float">
            <text:p>13.674942571273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9848000000002" calcext:value-type="float">
            <text:p>0.119848000000002</text:p>
          </table:table-cell>
          <table:table-cell table:style-name="ce3" table:formula="of:=AVERAGE([.D3];[.D7];[.D11])" office:value-type="float" office:value="0.00166800000000578" calcext:value-type="float">
            <text:p>0.001668000000006</text:p>
          </table:table-cell>
          <table:table-cell table:style-name="ce3" table:formula="of:=AVERAGE([.E3];[.E7];[.E11])" office:value-type="float" office:value="0.234749333333331" calcext:value-type="float">
            <text:p>0.234749333333331</text:p>
          </table:table-cell>
          <table:table-cell table:style-name="ce3" table:formula="of:=AVERAGE([.F3];[.F7];[.F11])" office:value-type="float" office:value="3.00173377990722" calcext:value-type="float">
            <text:p>3.00173377990722</text:p>
          </table:table-cell>
          <table:table-cell table:style-name="ce3" table:formula="of:=AVERAGE([.G3];[.G7];[.G11])" office:value-type="float" office:value="4.03111966666666" calcext:value-type="float">
            <text:p>4.03111966666666</text:p>
          </table:table-cell>
          <table:table-cell table:style-name="ce3" table:formula="of:=AVERAGE([.H3];[.H7];[.H11])" office:value-type="float" office:value="0.00453566666666561" calcext:value-type="float">
            <text:p>0.004535666666666</text:p>
          </table:table-cell>
          <table:table-cell table:style-name="ce3" table:formula="of:=AVERAGE([.I3];[.I7];[.I11])" office:value-type="float" office:value="6.13488766666666" calcext:value-type="float">
            <text:p>6.13488766666666</text:p>
          </table:table-cell>
          <table:table-cell table:style-name="ce3" table:formula="of:=AVERAGE([.J3];[.J7];[.J11])" office:value-type="float" office:value="0.389864999999999" calcext:value-type="float">
            <text:p>0.389864999999999</text:p>
          </table:table-cell>
          <table:table-cell table:style-name="ce3" table:formula="of:=AVERAGE([.K3];[.K7];[.K11])" office:value-type="float" office:value="0.0198506666666726" calcext:value-type="float">
            <text:p>0.019850666666673</text:p>
          </table:table-cell>
          <table:table-cell table:style-name="ce3" table:formula="of:=AVERAGE([.L3];[.L7];[.L11])" office:value-type="float" office:value="0.0459623333333248" calcext:value-type="float">
            <text:p>0.045962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3.9842201132405" calcext:value-type="float">
            <text:p>13.984220113240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9799666666671" calcext:value-type="float">
            <text:p>0.119799666666671</text:p>
          </table:table-cell>
          <table:table-cell table:style-name="ce3" table:formula="of:=AVERAGE([.D4];[.D8];[.D12])" office:value-type="float" office:value="0.00166833333332998" calcext:value-type="float">
            <text:p>0.00166833333333</text:p>
          </table:table-cell>
          <table:table-cell table:style-name="ce3" table:formula="of:=AVERAGE([.E4];[.E8];[.E12])" office:value-type="float" office:value="0.231327999999995" calcext:value-type="float">
            <text:p>0.231327999999995</text:p>
          </table:table-cell>
          <table:table-cell table:style-name="ce3" table:formula="of:=AVERAGE([.F4];[.F8];[.F12])" office:value-type="float" office:value="3.06702041625977" calcext:value-type="float">
            <text:p>3.06702041625977</text:p>
          </table:table-cell>
          <table:table-cell table:style-name="ce3" table:formula="of:=AVERAGE([.G4];[.G8];[.G12])" office:value-type="float" office:value="4.16350733333334" calcext:value-type="float">
            <text:p>4.16350733333334</text:p>
          </table:table-cell>
          <table:table-cell table:style-name="ce3" table:formula="of:=AVERAGE([.H4];[.H8];[.H12])" office:value-type="float" office:value="0.00458066666666686" calcext:value-type="float">
            <text:p>0.004580666666667</text:p>
          </table:table-cell>
          <table:table-cell table:style-name="ce3" table:formula="of:=AVERAGE([.I4];[.I8];[.I12])" office:value-type="float" office:value="5.55268633333333" calcext:value-type="float">
            <text:p>5.55268633333333</text:p>
          </table:table-cell>
          <table:table-cell table:style-name="ce3" table:formula="of:=AVERAGE([.J4];[.J8];[.J12])" office:value-type="float" office:value="0.380781999999996" calcext:value-type="float">
            <text:p>0.380781999999996</text:p>
          </table:table-cell>
          <table:table-cell table:style-name="ce3" table:formula="of:=AVERAGE([.K4];[.K8];[.K12])" office:value-type="float" office:value="0.0196953333333288" calcext:value-type="float">
            <text:p>0.019695333333329</text:p>
          </table:table-cell>
          <table:table-cell table:style-name="ce3" table:formula="of:=AVERAGE([.L4];[.L8];[.L12])" office:value-type="float" office:value="0.045682666666662" calcext:value-type="float">
            <text:p>0.045682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3.5867507495931" calcext:value-type="float">
            <text:p>13.586750749593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20165000000005" calcext:value-type="float">
            <text:p>0.120165000000005</text:p>
          </table:table-cell>
          <table:table-cell table:style-name="ce3" table:formula="of:=AVERAGE([.D5];[.D9];[.D13])" office:value-type="float" office:value="0.00167866666666565" calcext:value-type="float">
            <text:p>0.001678666666666</text:p>
          </table:table-cell>
          <table:table-cell table:style-name="ce3" table:formula="of:=AVERAGE([.E5];[.E9];[.E13])" office:value-type="float" office:value="0.221821666666668" calcext:value-type="float">
            <text:p>0.221821666666668</text:p>
          </table:table-cell>
          <table:table-cell table:style-name="ce3" table:formula="of:=AVERAGE([.F5];[.F9];[.F13])" office:value-type="float" office:value="3.06823166211446" calcext:value-type="float">
            <text:p>3.06823166211446</text:p>
          </table:table-cell>
          <table:table-cell table:style-name="ce3" table:formula="of:=AVERAGE([.G5];[.G9];[.G13])" office:value-type="float" office:value="4.65284166666667" calcext:value-type="float">
            <text:p>4.65284166666667</text:p>
          </table:table-cell>
          <table:table-cell table:style-name="ce3" table:formula="of:=AVERAGE([.H5];[.H9];[.H13])" office:value-type="float" office:value="0.00455666666667061" calcext:value-type="float">
            <text:p>0.004556666666671</text:p>
          </table:table-cell>
          <table:table-cell table:style-name="ce3" table:formula="of:=AVERAGE([.I5];[.I9];[.I13])" office:value-type="float" office:value="6.55457666666667" calcext:value-type="float">
            <text:p>6.55457666666667</text:p>
          </table:table-cell>
          <table:table-cell table:style-name="ce3" table:formula="of:=AVERAGE([.J5];[.J9];[.J13])" office:value-type="float" office:value="0.370522000000006" calcext:value-type="float">
            <text:p>0.370522000000006</text:p>
          </table:table-cell>
          <table:table-cell table:style-name="ce3" table:formula="of:=AVERAGE([.K5];[.K9];[.K13])" office:value-type="float" office:value="0.0191830000000053" calcext:value-type="float">
            <text:p>0.019183000000005</text:p>
          </table:table-cell>
          <table:table-cell table:style-name="ce3" table:formula="of:=AVERAGE([.L5];[.L9];[.L13])" office:value-type="float" office:value="0.0450306666666667" calcext:value-type="float">
            <text:p>0.045030666666667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5.0586076621145" calcext:value-type="float">
            <text:p>15.058607662114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8166000000009" calcext:value-type="float">
            <text:p>0.478166000000009</text:p>
          </table:table-cell>
          <table:table-cell table:style-name="ce1" table:formula="of:=SUM([.D14:.D17])" office:value-type="float" office:value="0.00668533333333499" calcext:value-type="float">
            <text:p>0.006685333333335</text:p>
          </table:table-cell>
          <table:table-cell table:style-name="ce1" table:formula="of:=SUM([.E14:.E17])" office:value-type="float" office:value="0.91512866666666" calcext:value-type="float">
            <text:p>0.91512866666666</text:p>
          </table:table-cell>
          <table:table-cell table:style-name="ce1" table:formula="of:=SUM([.F14:.F17])" office:value-type="float" office:value="12.2218874295553" calcext:value-type="float">
            <text:p>12.2218874295553</text:p>
          </table:table-cell>
          <table:table-cell table:style-name="ce1" table:formula="of:=SUM([.G14:.G17])" office:value-type="float" office:value="17.1579463333333" calcext:value-type="float">
            <text:p>17.1579463333333</text:p>
          </table:table-cell>
          <table:table-cell table:style-name="ce1" table:formula="of:=SUM([.H14:.H17])" office:value-type="float" office:value="0.0182293333333323" calcext:value-type="float">
            <text:p>0.018229333333332</text:p>
          </table:table-cell>
          <table:table-cell table:style-name="ce1" table:formula="of:=SUM([.I14:.I17])" office:value-type="float" office:value="23.724379" calcext:value-type="float">
            <text:p>23.724379</text:p>
          </table:table-cell>
          <table:table-cell table:style-name="ce1" table:formula="of:=SUM([.J14:.J17])" office:value-type="float" office:value="1.520718" calcext:value-type="float">
            <text:p>1.520718</text:p>
          </table:table-cell>
          <table:table-cell table:style-name="ce1" table:formula="of:=SUM([.K14:.K17])" office:value-type="float" office:value="0.0779020000000035" calcext:value-type="float">
            <text:p>0.077902000000004</text:p>
          </table:table-cell>
          <table:table-cell table:style-name="ce1" table:formula="of:=SUM([.L14:.L17])" office:value-type="float" office:value="0.183478999999981" calcext:value-type="float">
            <text:p>0.183478999999981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56.3045210962219" calcext:value-type="float">
            <text:p>56.30452109622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06700000002" calcext:value-type="float">
            <text:p>0.11706700000002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26083999999986" calcext:value-type="float">
            <text:p>0.226083999999986</text:p>
          </table:table-cell>
          <table:table-cell office:value-type="float" office:value="3.10165238380432" calcext:value-type="float">
            <text:p>3.10165238380432</text:p>
          </table:table-cell>
          <table:table-cell office:value-type="float" office:value="4.30219399999999" calcext:value-type="float">
            <text:p>4.30219399999999</text:p>
          </table:table-cell>
          <table:table-cell office:value-type="float" office:value="0.00447900000000345" calcext:value-type="float">
            <text:p>0.004479000000003</text:p>
          </table:table-cell>
          <table:table-cell office:value-type="float" office:value="5.52656999999999" calcext:value-type="float">
            <text:p>5.52656999999999</text:p>
          </table:table-cell>
          <table:table-cell office:value-type="float" office:value="0.377544999999998" calcext:value-type="float">
            <text:p>0.377544999999998</text:p>
          </table:table-cell>
          <table:table-cell office:value-type="float" office:value="0.0194299999999998" calcext:value-type="float">
            <text:p>0.01943</text:p>
          </table:table-cell>
          <table:table-cell office:value-type="float" office:value="0.0491350000000068" calcext:value-type="float">
            <text:p>0.049135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784999999979" calcext:value-type="float">
            <text:p>0.119784999999979</text:p>
          </table:table-cell>
          <table:table-cell office:value-type="float" office:value="0.00166200000001027" calcext:value-type="float">
            <text:p>0.00166200000001</text:p>
          </table:table-cell>
          <table:table-cell office:value-type="float" office:value="0.337413999999995" calcext:value-type="float">
            <text:p>0.337413999999995</text:p>
          </table:table-cell>
          <table:table-cell office:value-type="float" office:value="4.47540235519409" calcext:value-type="float">
            <text:p>4.47540235519409</text:p>
          </table:table-cell>
          <table:table-cell office:value-type="float" office:value="9.46626900000001" calcext:value-type="float">
            <text:p>9.46626900000001</text:p>
          </table:table-cell>
          <table:table-cell office:value-type="float" office:value="0.00470900000001961" calcext:value-type="float">
            <text:p>0.00470900000002</text:p>
          </table:table-cell>
          <table:table-cell office:value-type="float" office:value="11.487995" calcext:value-type="float">
            <text:p>11.487995</text:p>
          </table:table-cell>
          <table:table-cell office:value-type="float" office:value="0.758240000000001" calcext:value-type="float">
            <text:p>0.758240000000001</text:p>
          </table:table-cell>
          <table:table-cell office:value-type="float" office:value="0.0232029999999952" calcext:value-type="float">
            <text:p>0.023202999999995</text:p>
          </table:table-cell>
          <table:table-cell office:value-type="float" office:value="0.468039000000005" calcext:value-type="float">
            <text:p>0.468039000000005</text:p>
          </table:table-cell>
          <table:table-cell office:value-type="float" office:value="0.0208460000000059" calcext:value-type="float">
            <text:p>0.0208460000000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036999999996" calcext:value-type="float">
            <text:p>0.120036999999996</text:p>
          </table:table-cell>
          <table:table-cell office:value-type="float" office:value="0.00167500000000587" calcext:value-type="float">
            <text:p>0.001675000000006</text:p>
          </table:table-cell>
          <table:table-cell office:value-type="float" office:value="0.375931999999977" calcext:value-type="float">
            <text:p>0.375931999999977</text:p>
          </table:table-cell>
          <table:table-cell office:value-type="float" office:value="5.74042367935181" calcext:value-type="float">
            <text:p>5.74042367935181</text:p>
          </table:table-cell>
          <table:table-cell office:value-type="float" office:value="12.469706" calcext:value-type="float">
            <text:p>12.469706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18.194459" calcext:value-type="float">
            <text:p>18.194459</text:p>
          </table:table-cell>
          <table:table-cell office:value-type="float" office:value="0.796889000000022" calcext:value-type="float">
            <text:p>0.796889000000022</text:p>
          </table:table-cell>
          <table:table-cell office:value-type="float" office:value="0.0248279999999568" calcext:value-type="float">
            <text:p>0.024827999999957</text:p>
          </table:table-cell>
          <table:table-cell office:value-type="float" office:value="0.642172000000073" calcext:value-type="float">
            <text:p>0.642172000000073</text:p>
          </table:table-cell>
          <table:table-cell office:value-type="float" office:value="0.0245349999999576" calcext:value-type="float">
            <text:p>0.0245349999999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292000000006" calcext:value-type="float">
            <text:p>0.120292000000006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415459999999996" calcext:value-type="float">
            <text:p>0.415459999999996</text:p>
          </table:table-cell>
          <table:table-cell office:value-type="float" office:value="7.25112175941467" calcext:value-type="float">
            <text:p>7.25112175941467</text:p>
          </table:table-cell>
          <table:table-cell office:value-type="float" office:value="18.475894" calcext:value-type="float">
            <text:p>18.475894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25.306067" calcext:value-type="float">
            <text:p>25.306067</text:p>
          </table:table-cell>
          <table:table-cell office:value-type="float" office:value="1.11376399999995" calcext:value-type="float">
            <text:p>1.11376399999995</text:p>
          </table:table-cell>
          <table:table-cell office:value-type="float" office:value="0.0266340000000014" calcext:value-type="float">
            <text:p>0.026634000000001</text:p>
          </table:table-cell>
          <table:table-cell office:value-type="float" office:value="0.791187000000036" calcext:value-type="float">
            <text:p>0.791187000000036</text:p>
          </table:table-cell>
          <table:table-cell office:value-type="float" office:value="0.0280779999999936" calcext:value-type="float">
            <text:p>0.028077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361000000017" calcext:value-type="float">
            <text:p>0.117361000000017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228956000000039" calcext:value-type="float">
            <text:p>0.228956000000039</text:p>
          </table:table-cell>
          <table:table-cell office:value-type="float" office:value="3.20869445800781" calcext:value-type="float">
            <text:p>3.20869445800781</text:p>
          </table:table-cell>
          <table:table-cell office:value-type="float" office:value="4.31559599999997" calcext:value-type="float">
            <text:p>4.31559599999997</text:p>
          </table:table-cell>
          <table:table-cell office:value-type="float" office:value="0.00448799999998073" calcext:value-type="float">
            <text:p>0.004487999999981</text:p>
          </table:table-cell>
          <table:table-cell office:value-type="float" office:value="5.52281599999998" calcext:value-type="float">
            <text:p>5.52281599999998</text:p>
          </table:table-cell>
          <table:table-cell office:value-type="float" office:value="0.379962999999975" calcext:value-type="float">
            <text:p>0.379962999999975</text:p>
          </table:table-cell>
          <table:table-cell office:value-type="float" office:value="0.01937700000002" calcext:value-type="float">
            <text:p>0.01937700000002</text:p>
          </table:table-cell>
          <table:table-cell office:value-type="float" office:value="0.0491380000000277" calcext:value-type="float">
            <text:p>0.04913800000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66000000001" calcext:value-type="float">
            <text:p>0.11966000000001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335648999999989" calcext:value-type="float">
            <text:p>0.335648999999989</text:p>
          </table:table-cell>
          <table:table-cell office:value-type="float" office:value="4.60264658927918" calcext:value-type="float">
            <text:p>4.60264658927918</text:p>
          </table:table-cell>
          <table:table-cell office:value-type="float" office:value="9.45208500000001" calcext:value-type="float">
            <text:p>9.45208500000001</text:p>
          </table:table-cell>
          <table:table-cell office:value-type="float" office:value="0.0046130000000062" calcext:value-type="float">
            <text:p>0.004613000000006</text:p>
          </table:table-cell>
          <table:table-cell office:value-type="float" office:value="11.526882" calcext:value-type="float">
            <text:p>11.526882</text:p>
          </table:table-cell>
          <table:table-cell office:value-type="float" office:value="0.663341000000003" calcext:value-type="float">
            <text:p>0.663341000000003</text:p>
          </table:table-cell>
          <table:table-cell office:value-type="float" office:value="0.023110000000031" calcext:value-type="float">
            <text:p>0.023110000000031</text:p>
          </table:table-cell>
          <table:table-cell office:value-type="float" office:value="0.469418000000019" calcext:value-type="float">
            <text:p>0.469418000000019</text:p>
          </table:table-cell>
          <table:table-cell office:value-type="float" office:value="0.0213269999999852" calcext:value-type="float">
            <text:p>0.0213269999999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19999999992" calcext:value-type="float">
            <text:p>0.120319999999992</text:p>
          </table:table-cell>
          <table:table-cell office:value-type="float" office:value="0.00168500000000904" calcext:value-type="float">
            <text:p>0.001685000000009</text:p>
          </table:table-cell>
          <table:table-cell office:value-type="float" office:value="0.378195000000005" calcext:value-type="float">
            <text:p>0.378195000000005</text:p>
          </table:table-cell>
          <table:table-cell office:value-type="float" office:value="6.06805491447449" calcext:value-type="float">
            <text:p>6.06805491447449</text:p>
          </table:table-cell>
          <table:table-cell office:value-type="float" office:value="12.377353" calcext:value-type="float">
            <text:p>12.377353</text:p>
          </table:table-cell>
          <table:table-cell office:value-type="float" office:value="0.00465900000000374" calcext:value-type="float">
            <text:p>0.004659000000004</text:p>
          </table:table-cell>
          <table:table-cell office:value-type="float" office:value="18.011174" calcext:value-type="float">
            <text:p>18.011174</text:p>
          </table:table-cell>
          <table:table-cell office:value-type="float" office:value="0.905273000000022" calcext:value-type="float">
            <text:p>0.905273000000022</text:p>
          </table:table-cell>
          <table:table-cell office:value-type="float" office:value="0.0248299999999517" calcext:value-type="float">
            <text:p>0.024829999999952</text:p>
          </table:table-cell>
          <table:table-cell office:value-type="float" office:value="0.641915999999981" calcext:value-type="float">
            <text:p>0.641915999999981</text:p>
          </table:table-cell>
          <table:table-cell office:value-type="float" office:value="0.0244910000000118" calcext:value-type="float">
            <text:p>0.0244910000000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08000000023" calcext:value-type="float">
            <text:p>0.120308000000023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421481000000028" calcext:value-type="float">
            <text:p>0.421481000000028</text:p>
          </table:table-cell>
          <table:table-cell office:value-type="float" office:value="7.48820328712463" calcext:value-type="float">
            <text:p>7.48820328712463</text:p>
          </table:table-cell>
          <table:table-cell office:value-type="float" office:value="18.491325" calcext:value-type="float">
            <text:p>18.491325</text:p>
          </table:table-cell>
          <table:table-cell office:value-type="float" office:value="0.00465800000000627" calcext:value-type="float">
            <text:p>0.004658000000006</text:p>
          </table:table-cell>
          <table:table-cell office:value-type="float" office:value="25.479826" calcext:value-type="float">
            <text:p>25.479826</text:p>
          </table:table-cell>
          <table:table-cell office:value-type="float" office:value="1.123379" calcext:value-type="float">
            <text:p>1.123379</text:p>
          </table:table-cell>
          <table:table-cell office:value-type="float" office:value="0.0265109999999709" calcext:value-type="float">
            <text:p>0.026510999999971</text:p>
          </table:table-cell>
          <table:table-cell office:value-type="float" office:value="0.796289999999999" calcext:value-type="float">
            <text:p>0.796289999999999</text:p>
          </table:table-cell>
          <table:table-cell office:value-type="float" office:value="0.0281320000000278" calcext:value-type="float">
            <text:p>0.0281320000000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725000000007" calcext:value-type="float">
            <text:p>0.117725000000007</text:p>
          </table:table-cell>
          <table:table-cell office:value-type="float" office:value="0.00169499999998379" calcext:value-type="float">
            <text:p>0.001694999999984</text:p>
          </table:table-cell>
          <table:table-cell office:value-type="float" office:value="0.23067999999995" calcext:value-type="float">
            <text:p>0.23067999999995</text:p>
          </table:table-cell>
          <table:table-cell office:value-type="float" office:value="3.08916449546814" calcext:value-type="float">
            <text:p>3.08916449546814</text:p>
          </table:table-cell>
          <table:table-cell office:value-type="float" office:value="4.45805100000001" calcext:value-type="float">
            <text:p>4.45805100000001</text:p>
          </table:table-cell>
          <table:table-cell office:value-type="float" office:value="0.00461200000000872" calcext:value-type="float">
            <text:p>0.004612000000009</text:p>
          </table:table-cell>
          <table:table-cell office:value-type="float" office:value="5.55267700000002" calcext:value-type="float">
            <text:p>5.55267700000002</text:p>
          </table:table-cell>
          <table:table-cell office:value-type="float" office:value="0.386167" calcext:value-type="float">
            <text:p>0.386167</text:p>
          </table:table-cell>
          <table:table-cell office:value-type="float" office:value="0.0194250000000125" calcext:value-type="float">
            <text:p>0.019425000000013</text:p>
          </table:table-cell>
          <table:table-cell office:value-type="float" office:value="0.0493789999999876" calcext:value-type="float">
            <text:p>0.049378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24000000007" calcext:value-type="float">
            <text:p>0.120224000000007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338494999999966" calcext:value-type="float">
            <text:p>0.338494999999966</text:p>
          </table:table-cell>
          <table:table-cell office:value-type="float" office:value="4.64692711830139" calcext:value-type="float">
            <text:p>4.64692711830139</text:p>
          </table:table-cell>
          <table:table-cell office:value-type="float" office:value="9.49256800000001" calcext:value-type="float">
            <text:p>9.49256800000001</text:p>
          </table:table-cell>
          <table:table-cell office:value-type="float" office:value="0.00461999999998852" calcext:value-type="float">
            <text:p>0.004619999999989</text:p>
          </table:table-cell>
          <table:table-cell office:value-type="float" office:value="11.537652" calcext:value-type="float">
            <text:p>11.537652</text:p>
          </table:table-cell>
          <table:table-cell office:value-type="float" office:value="0.665507000000048" calcext:value-type="float">
            <text:p>0.665507000000048</text:p>
          </table:table-cell>
          <table:table-cell office:value-type="float" office:value="0.0234859999999344" calcext:value-type="float">
            <text:p>0.023485999999934</text:p>
          </table:table-cell>
          <table:table-cell office:value-type="float" office:value="0.471085000000016" calcext:value-type="float">
            <text:p>0.471085000000016</text:p>
          </table:table-cell>
          <table:table-cell office:value-type="float" office:value="0.020956999999953" calcext:value-type="float">
            <text:p>0.0209569999999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2875000000022" calcext:value-type="float">
            <text:p>0.122875000000022</text:p>
          </table:table-cell>
          <table:table-cell office:value-type="float" office:value="0.00168300000007093" calcext:value-type="float">
            <text:p>0.001683000000071</text:p>
          </table:table-cell>
          <table:table-cell office:value-type="float" office:value="0.379233999999997" calcext:value-type="float">
            <text:p>0.379233999999997</text:p>
          </table:table-cell>
          <table:table-cell office:value-type="float" office:value="6.02756190299988" calcext:value-type="float">
            <text:p>6.02756190299988</text:p>
          </table:table-cell>
          <table:table-cell office:value-type="float" office:value="12.3600990000001" calcext:value-type="float">
            <text:p>12.3600990000001</text:p>
          </table:table-cell>
          <table:table-cell office:value-type="float" office:value="0.0046109999999544" calcext:value-type="float">
            <text:p>0.004610999999954</text:p>
          </table:table-cell>
          <table:table-cell office:value-type="float" office:value="17.973194" calcext:value-type="float">
            <text:p>17.973194</text:p>
          </table:table-cell>
          <table:table-cell office:value-type="float" office:value="0.901467000000025" calcext:value-type="float">
            <text:p>0.901467000000025</text:p>
          </table:table-cell>
          <table:table-cell office:value-type="float" office:value="0.0248780000000579" calcext:value-type="float">
            <text:p>0.024878000000058</text:p>
          </table:table-cell>
          <table:table-cell office:value-type="float" office:value="0.642109000000005" calcext:value-type="float">
            <text:p>0.642109000000005</text:p>
          </table:table-cell>
          <table:table-cell office:value-type="float" office:value="0.0246439999999666" calcext:value-type="float">
            <text:p>0.024643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131000000015" calcext:value-type="float">
            <text:p>0.120131000000015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417894000000047" calcext:value-type="float">
            <text:p>0.417894000000047</text:p>
          </table:table-cell>
          <table:table-cell office:value-type="float" office:value="7.48326563835144" calcext:value-type="float">
            <text:p>7.48326563835144</text:p>
          </table:table-cell>
          <table:table-cell office:value-type="float" office:value="18.604547" calcext:value-type="float">
            <text:p>18.604547</text:p>
          </table:table-cell>
          <table:table-cell office:value-type="float" office:value="0.00464499999998225" calcext:value-type="float">
            <text:p>0.004644999999982</text:p>
          </table:table-cell>
          <table:table-cell office:value-type="float" office:value="25.42494" calcext:value-type="float">
            <text:p>25.42494</text:p>
          </table:table-cell>
          <table:table-cell office:value-type="float" office:value="1.12812299999996" calcext:value-type="float">
            <text:p>1.12812299999996</text:p>
          </table:table-cell>
          <table:table-cell office:value-type="float" office:value="0.0269120000000385" calcext:value-type="float">
            <text:p>0.026912000000039</text:p>
          </table:table-cell>
          <table:table-cell office:value-type="float" office:value="0.790034000000105" calcext:value-type="float">
            <text:p>0.790034000000105</text:p>
          </table:table-cell>
          <table:table-cell office:value-type="float" office:value="0.0285169999999653" calcext:value-type="float">
            <text:p>0.0285169999999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7384333333348" calcext:value-type="float">
            <text:p>0.117384333333348</text:p>
          </table:table-cell>
          <table:table-cell table:style-name="ce3" table:formula="of:=AVERAGE([.D20];[.D24];[.D28])" office:value-type="float" office:value="0.00168666666665255" calcext:value-type="float">
            <text:p>0.001686666666653</text:p>
          </table:table-cell>
          <table:table-cell table:style-name="ce3" table:formula="of:=AVERAGE([.E20];[.E24];[.E28])" office:value-type="float" office:value="0.228573333333325" calcext:value-type="float">
            <text:p>0.228573333333325</text:p>
          </table:table-cell>
          <table:table-cell table:style-name="ce3" table:formula="of:=AVERAGE([.F20];[.F24];[.F28])" office:value-type="float" office:value="3.13317044576009" calcext:value-type="float">
            <text:p>3.13317044576009</text:p>
          </table:table-cell>
          <table:table-cell table:style-name="ce3" table:formula="of:=AVERAGE([.G20];[.G24];[.G28])" office:value-type="float" office:value="4.35861366666666" calcext:value-type="float">
            <text:p>4.35861366666666</text:p>
          </table:table-cell>
          <table:table-cell table:style-name="ce3" table:formula="of:=AVERAGE([.H20];[.H24];[.H28])" office:value-type="float" office:value="0.00452633333333097" calcext:value-type="float">
            <text:p>0.004526333333331</text:p>
          </table:table-cell>
          <table:table-cell table:style-name="ce3" table:formula="of:=AVERAGE([.I20];[.I24];[.I28])" office:value-type="float" office:value="5.534021" calcext:value-type="float">
            <text:p>5.534021</text:p>
          </table:table-cell>
          <table:table-cell table:style-name="ce3" table:formula="of:=AVERAGE([.J20];[.J24];[.J28])" office:value-type="float" office:value="0.381224999999991" calcext:value-type="float">
            <text:p>0.381224999999991</text:p>
          </table:table-cell>
          <table:table-cell table:style-name="ce3" table:formula="of:=AVERAGE([.K20];[.K24];[.K28])" office:value-type="float" office:value="0.0194106666666774" calcext:value-type="float">
            <text:p>0.019410666666678</text:p>
          </table:table-cell>
          <table:table-cell table:style-name="ce3" table:formula="of:=AVERAGE([.L20];[.L24];[.L28])" office:value-type="float" office:value="0.0492173333333407" calcext:value-type="float">
            <text:p>0.049217333333341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3.8278287790934" calcext:value-type="float">
            <text:p>13.827828779093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9889666666665" calcext:value-type="float">
            <text:p>0.119889666666665</text:p>
          </table:table-cell>
          <table:table-cell table:style-name="ce3" table:formula="of:=AVERAGE([.D21];[.D25];[.D29])" office:value-type="float" office:value="0.00167199999998502" calcext:value-type="float">
            <text:p>0.001671999999985</text:p>
          </table:table-cell>
          <table:table-cell table:style-name="ce3" table:formula="of:=AVERAGE([.E21];[.E25];[.E29])" office:value-type="float" office:value="0.337185999999983" calcext:value-type="float">
            <text:p>0.337185999999983</text:p>
          </table:table-cell>
          <table:table-cell table:style-name="ce3" table:formula="of:=AVERAGE([.F21];[.F25];[.F29])" office:value-type="float" office:value="4.57499202092489" calcext:value-type="float">
            <text:p>4.57499202092489</text:p>
          </table:table-cell>
          <table:table-cell table:style-name="ce3" table:formula="of:=AVERAGE([.G21];[.G25];[.G29])" office:value-type="float" office:value="9.47030733333334" calcext:value-type="float">
            <text:p>9.47030733333334</text:p>
          </table:table-cell>
          <table:table-cell table:style-name="ce3" table:formula="of:=AVERAGE([.H21];[.H25];[.H29])" office:value-type="float" office:value="0.00464733333333811" calcext:value-type="float">
            <text:p>0.004647333333338</text:p>
          </table:table-cell>
          <table:table-cell table:style-name="ce3" table:formula="of:=AVERAGE([.I21];[.I25];[.I29])" office:value-type="float" office:value="11.5175096666667" calcext:value-type="float">
            <text:p>11.5175096666667</text:p>
          </table:table-cell>
          <table:table-cell table:style-name="ce3" table:formula="of:=AVERAGE([.J21];[.J25];[.J29])" office:value-type="float" office:value="0.695696000000017" calcext:value-type="float">
            <text:p>0.695696000000017</text:p>
          </table:table-cell>
          <table:table-cell table:style-name="ce3" table:formula="of:=AVERAGE([.K21];[.K25];[.K29])" office:value-type="float" office:value="0.0232663333333202" calcext:value-type="float">
            <text:p>0.02326633333332</text:p>
          </table:table-cell>
          <table:table-cell table:style-name="ce3" table:formula="of:=AVERAGE([.L21];[.L25];[.L29])" office:value-type="float" office:value="0.469514000000013" calcext:value-type="float">
            <text:p>0.469514000000013</text:p>
          </table:table-cell>
          <table:table-cell table:style-name="ce3" table:formula="of:=AVERAGE([.M21];[.M25];[.M29])" office:value-type="float" office:value="0.0210433333333147" calcext:value-type="float">
            <text:p>0.021043333333315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27.2357236875915" calcext:value-type="float">
            <text:p>27.23572368759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1077333333337" calcext:value-type="float">
            <text:p>0.121077333333337</text:p>
          </table:table-cell>
          <table:table-cell table:style-name="ce3" table:formula="of:=AVERAGE([.D22];[.D26];[.D30])" office:value-type="float" office:value="0.00168100000002861" calcext:value-type="float">
            <text:p>0.001681000000029</text:p>
          </table:table-cell>
          <table:table-cell table:style-name="ce3" table:formula="of:=AVERAGE([.E22];[.E26];[.E30])" office:value-type="float" office:value="0.377786999999993" calcext:value-type="float">
            <text:p>0.377786999999993</text:p>
          </table:table-cell>
          <table:table-cell table:style-name="ce3" table:formula="of:=AVERAGE([.F22];[.F26];[.F30])" office:value-type="float" office:value="5.94534683227539" calcext:value-type="float">
            <text:p>5.94534683227539</text:p>
          </table:table-cell>
          <table:table-cell table:style-name="ce3" table:formula="of:=AVERAGE([.G22];[.G26];[.G30])" office:value-type="float" office:value="12.402386" calcext:value-type="float">
            <text:p>12.402386</text:p>
          </table:table-cell>
          <table:table-cell table:style-name="ce3" table:formula="of:=AVERAGE([.H22];[.H26];[.H30])" office:value-type="float" office:value="0.00464466666664975" calcext:value-type="float">
            <text:p>0.00464466666665</text:p>
          </table:table-cell>
          <table:table-cell table:style-name="ce3" table:formula="of:=AVERAGE([.I22];[.I26];[.I30])" office:value-type="float" office:value="18.059609" calcext:value-type="float">
            <text:p>18.059609</text:p>
          </table:table-cell>
          <table:table-cell table:style-name="ce3" table:formula="of:=AVERAGE([.J22];[.J26];[.J30])" office:value-type="float" office:value="0.867876333333356" calcext:value-type="float">
            <text:p>0.867876333333356</text:p>
          </table:table-cell>
          <table:table-cell table:style-name="ce3" table:formula="of:=AVERAGE([.K22];[.K26];[.K30])" office:value-type="float" office:value="0.0248453333333221" calcext:value-type="float">
            <text:p>0.024845333333322</text:p>
          </table:table-cell>
          <table:table-cell table:style-name="ce3" table:formula="of:=AVERAGE([.L22];[.L26];[.L30])" office:value-type="float" office:value="0.642065666666686" calcext:value-type="float">
            <text:p>0.642065666666686</text:p>
          </table:table-cell>
          <table:table-cell table:style-name="ce3" table:formula="of:=AVERAGE([.M22];[.M26];[.M30])" office:value-type="float" office:value="0.0245566666666453" calcext:value-type="float">
            <text:p>0.024556666666645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38.4718758322755" calcext:value-type="float">
            <text:p>38.471875832275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243666666681" calcext:value-type="float">
            <text:p>0.120243666666681</text:p>
          </table:table-cell>
          <table:table-cell table:style-name="ce3" table:formula="of:=AVERAGE([.D23];[.D27];[.D31])" office:value-type="float" office:value="0.00167199999998502" calcext:value-type="float">
            <text:p>0.001671999999985</text:p>
          </table:table-cell>
          <table:table-cell table:style-name="ce3" table:formula="of:=AVERAGE([.E23];[.E27];[.E31])" office:value-type="float" office:value="0.418278333333357" calcext:value-type="float">
            <text:p>0.418278333333357</text:p>
          </table:table-cell>
          <table:table-cell table:style-name="ce3" table:formula="of:=AVERAGE([.F23];[.F27];[.F31])" office:value-type="float" office:value="7.40753022829691" calcext:value-type="float">
            <text:p>7.40753022829691</text:p>
          </table:table-cell>
          <table:table-cell table:style-name="ce3" table:formula="of:=AVERAGE([.G23];[.G27];[.G31])" office:value-type="float" office:value="18.523922" calcext:value-type="float">
            <text:p>18.523922</text:p>
          </table:table-cell>
          <table:table-cell table:style-name="ce3" table:formula="of:=AVERAGE([.H23];[.H27];[.H31])" office:value-type="float" office:value="0.00465566666665988" calcext:value-type="float">
            <text:p>0.00465566666666</text:p>
          </table:table-cell>
          <table:table-cell table:style-name="ce3" table:formula="of:=AVERAGE([.I23];[.I27];[.I31])" office:value-type="float" office:value="25.403611" calcext:value-type="float">
            <text:p>25.403611</text:p>
          </table:table-cell>
          <table:table-cell table:style-name="ce3" table:formula="of:=AVERAGE([.J23];[.J27];[.J31])" office:value-type="float" office:value="1.1217553333333" calcext:value-type="float">
            <text:p>1.1217553333333</text:p>
          </table:table-cell>
          <table:table-cell table:style-name="ce3" table:formula="of:=AVERAGE([.K23];[.K27];[.K31])" office:value-type="float" office:value="0.0266856666666703" calcext:value-type="float">
            <text:p>0.02668566666667</text:p>
          </table:table-cell>
          <table:table-cell table:style-name="ce3" table:formula="of:=AVERAGE([.L23];[.L27];[.L31])" office:value-type="float" office:value="0.792503666666713" calcext:value-type="float">
            <text:p>0.792503666666713</text:p>
          </table:table-cell>
          <table:table-cell table:style-name="ce3" table:formula="of:=AVERAGE([.M23];[.M27];[.M31])" office:value-type="float" office:value="0.0282423333333289" calcext:value-type="float">
            <text:p>0.02824233333332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3.8490998949636" calcext:value-type="float">
            <text:p>53.84909989496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78595000000031" calcext:value-type="float">
            <text:p>0.478595000000031</text:p>
          </table:table-cell>
          <table:table-cell table:style-name="ce1" table:formula="of:=SUM([.D32:.D35])" office:value-type="float" office:value="0.0067116666666512" calcext:value-type="float">
            <text:p>0.006711666666651</text:p>
          </table:table-cell>
          <table:table-cell table:style-name="ce1" table:formula="of:=SUM([.E32:.E35])" office:value-type="float" office:value="1.36182466666666" calcext:value-type="float">
            <text:p>1.36182466666666</text:p>
          </table:table-cell>
          <table:table-cell table:style-name="ce1" table:formula="of:=SUM([.F32:.F35])" office:value-type="float" office:value="21.0610395272573" calcext:value-type="float">
            <text:p>21.0610395272573</text:p>
          </table:table-cell>
          <table:table-cell table:style-name="ce1" table:formula="of:=SUM([.G32:.G35])" office:value-type="float" office:value="44.755229" calcext:value-type="float">
            <text:p>44.755229</text:p>
          </table:table-cell>
          <table:table-cell table:style-name="ce1" table:formula="of:=SUM([.H32:.H35])" office:value-type="float" office:value="0.0184739999999787" calcext:value-type="float">
            <text:p>0.018473999999979</text:p>
          </table:table-cell>
          <table:table-cell table:style-name="ce1" table:formula="of:=SUM([.I32:.I35])" office:value-type="float" office:value="60.5147506666667" calcext:value-type="float">
            <text:p>60.5147506666667</text:p>
          </table:table-cell>
          <table:table-cell table:style-name="ce1" table:formula="of:=SUM([.J32:.J35])" office:value-type="float" office:value="3.06655266666667" calcext:value-type="float">
            <text:p>3.06655266666667</text:p>
          </table:table-cell>
          <table:table-cell table:style-name="ce1" table:formula="of:=SUM([.K32:.K35])" office:value-type="float" office:value="0.09420799999999" calcext:value-type="float">
            <text:p>0.09420799999999</text:p>
          </table:table-cell>
          <table:table-cell table:style-name="ce1" table:formula="of:=SUM([.L32:.L35])" office:value-type="float" office:value="1.95330066666675" calcext:value-type="float">
            <text:p>1.95330066666675</text:p>
          </table:table-cell>
          <table:table-cell table:style-name="ce1" table:formula="of:=SUM([.M32:.M35])" office:value-type="float" office:value="0.0738423333332889" calcext:value-type="float">
            <text:p>0.073842333333289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33.384528193924" calcext:value-type="float">
            <text:p>133.3845281939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461999999932" calcext:value-type="float">
            <text:p>0.117461999999932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8103000000033" calcext:value-type="float">
            <text:p>0.228103000000033</text:p>
          </table:table-cell>
          <table:table-cell office:value-type="float" office:value="3.21040153503418" calcext:value-type="float">
            <text:p>3.21040153503418</text:p>
          </table:table-cell>
          <table:table-cell office:value-type="float" office:value="4.30864099999997" calcext:value-type="float">
            <text:p>4.30864099999997</text:p>
          </table:table-cell>
          <table:table-cell office:value-type="float" office:value="0.00455500000009579" calcext:value-type="float">
            <text:p>0.004555000000096</text:p>
          </table:table-cell>
          <table:table-cell office:value-type="float" office:value="5.53357399999993" calcext:value-type="float">
            <text:p>5.53357399999993</text:p>
          </table:table-cell>
          <table:table-cell office:value-type="float" office:value="0.38032300000009" calcext:value-type="float">
            <text:p>0.38032300000009</text:p>
          </table:table-cell>
          <table:table-cell office:value-type="float" office:value="0.0193329999999605" calcext:value-type="float">
            <text:p>0.019332999999961</text:p>
          </table:table-cell>
          <table:table-cell office:value-type="float" office:value="0.0684170000000677" calcext:value-type="float">
            <text:p>0.068417000000068</text:p>
          </table:table-cell>
          <table:table-cell office:value-type="float" office:value="0" calcext:value-type="float">
            <text:p>0</text:p>
          </table:table-cell>
          <table:table-cell office:value-type="float" office:value="0.00794099999995979" calcext:value-type="float">
            <text:p>0.0079409999999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956000000002" calcext:value-type="float">
            <text:p>0.119956000000002</text:p>
          </table:table-cell>
          <table:table-cell office:value-type="float" office:value="0.00167500000009113" calcext:value-type="float">
            <text:p>0.001675000000091</text:p>
          </table:table-cell>
          <table:table-cell office:value-type="float" office:value="0.240537000000018" calcext:value-type="float">
            <text:p>0.240537000000018</text:p>
          </table:table-cell>
          <table:table-cell office:value-type="float" office:value="3.0661449432373" calcext:value-type="float">
            <text:p>3.0661449432373</text:p>
          </table:table-cell>
          <table:table-cell office:value-type="float" office:value="4.61504600000001" calcext:value-type="float">
            <text:p>4.61504600000001</text:p>
          </table:table-cell>
          <table:table-cell office:value-type="float" office:value="0.00457800000003772" calcext:value-type="float">
            <text:p>0.004578000000038</text:p>
          </table:table-cell>
          <table:table-cell office:value-type="float" office:value="5.96085900000003" calcext:value-type="float">
            <text:p>5.96085900000003</text:p>
          </table:table-cell>
          <table:table-cell office:value-type="float" office:value="0.430531999999971" calcext:value-type="float">
            <text:p>0.430531999999971</text:p>
          </table:table-cell>
          <table:table-cell office:value-type="float" office:value="0.0199979999999869" calcext:value-type="float">
            <text:p>0.019997999999987</text:p>
          </table:table-cell>
          <table:table-cell office:value-type="float" office:value="0.111802999999895" calcext:value-type="float">
            <text:p>0.111802999999895</text:p>
          </table:table-cell>
          <table:table-cell office:value-type="float" office:value="0" calcext:value-type="float">
            <text:p>0</text:p>
          </table:table-cell>
          <table:table-cell office:value-type="float" office:value="0.0154340000000275" calcext:value-type="float">
            <text:p>0.01543400000002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970000000057" calcext:value-type="float">
            <text:p>0.120970000000057</text:p>
          </table:table-cell>
          <table:table-cell office:value-type="float" office:value="0.00168400000006841" calcext:value-type="float">
            <text:p>0.001684000000068</text:p>
          </table:table-cell>
          <table:table-cell office:value-type="float" office:value="0.243344999999977" calcext:value-type="float">
            <text:p>0.243344999999977</text:p>
          </table:table-cell>
          <table:table-cell office:value-type="float" office:value="3.11729454994202" calcext:value-type="float">
            <text:p>3.11729454994202</text:p>
          </table:table-cell>
          <table:table-cell office:value-type="float" office:value="4.289355" calcext:value-type="float">
            <text:p>4.289355</text:p>
          </table:table-cell>
          <table:table-cell office:value-type="float" office:value="0.00473899999997229" calcext:value-type="float">
            <text:p>0.004738999999972</text:p>
          </table:table-cell>
          <table:table-cell office:value-type="float" office:value="5.77402099999995" calcext:value-type="float">
            <text:p>5.77402099999995</text:p>
          </table:table-cell>
          <table:table-cell office:value-type="float" office:value="0.444294000000014" calcext:value-type="float">
            <text:p>0.444294000000014</text:p>
          </table:table-cell>
          <table:table-cell office:value-type="float" office:value="0.0199269999999387" calcext:value-type="float">
            <text:p>0.019926999999939</text:p>
          </table:table-cell>
          <table:table-cell office:value-type="float" office:value="0.0676379999998744" calcext:value-type="float">
            <text:p>0.067637999999874</text:p>
          </table:table-cell>
          <table:table-cell office:value-type="float" office:value="0" calcext:value-type="float">
            <text:p>0</text:p>
          </table:table-cell>
          <table:table-cell office:value-type="float" office:value="0.0209590000000617" calcext:value-type="float">
            <text:p>0.02095900000006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072999999934" calcext:value-type="float">
            <text:p>0.120072999999934</text:p>
          </table:table-cell>
          <table:table-cell office:value-type="float" office:value="0.0016809999999623" calcext:value-type="float">
            <text:p>0.001680999999962</text:p>
          </table:table-cell>
          <table:table-cell office:value-type="float" office:value="0.23472599999991" calcext:value-type="float">
            <text:p>0.23472599999991</text:p>
          </table:table-cell>
          <table:table-cell office:value-type="float" office:value="3.24980282783508" calcext:value-type="float">
            <text:p>3.24980282783508</text:p>
          </table:table-cell>
          <table:table-cell office:value-type="float" office:value="5.36680999999999" calcext:value-type="float">
            <text:p>5.36680999999999</text:p>
          </table:table-cell>
          <table:table-cell office:value-type="float" office:value="0.00460899999995945" calcext:value-type="float">
            <text:p>0.004608999999959</text:p>
          </table:table-cell>
          <table:table-cell office:value-type="float" office:value="4.80273099999999" calcext:value-type="float">
            <text:p>4.80273099999999</text:p>
          </table:table-cell>
          <table:table-cell office:value-type="float" office:value="0.475686999999994" calcext:value-type="float">
            <text:p>0.475686999999994</text:p>
          </table:table-cell>
          <table:table-cell office:value-type="float" office:value="0.0197670000000016" calcext:value-type="float">
            <text:p>0.019767000000002</text:p>
          </table:table-cell>
          <table:table-cell office:value-type="float" office:value="0.0690129999999272" calcext:value-type="float">
            <text:p>0.069012999999927</text:p>
          </table:table-cell>
          <table:table-cell office:value-type="float" office:value="0" calcext:value-type="float">
            <text:p>0</text:p>
          </table:table-cell>
          <table:table-cell office:value-type="float" office:value="0.0267730000000483" calcext:value-type="float">
            <text:p>0.02677300000004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310999999972" calcext:value-type="float">
            <text:p>0.117310999999972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309968000000026" calcext:value-type="float">
            <text:p>0.309968000000026</text:p>
          </table:table-cell>
          <table:table-cell office:value-type="float" office:value="3.23230791091919" calcext:value-type="float">
            <text:p>3.23230791091919</text:p>
          </table:table-cell>
          <table:table-cell office:value-type="float" office:value="4.326277" calcext:value-type="float">
            <text:p>4.326277</text:p>
          </table:table-cell>
          <table:table-cell office:value-type="float" office:value="0.00455800000008821" calcext:value-type="float">
            <text:p>0.004558000000088</text:p>
          </table:table-cell>
          <table:table-cell office:value-type="float" office:value="5.48769600000003" calcext:value-type="float">
            <text:p>5.48769600000003</text:p>
          </table:table-cell>
          <table:table-cell office:value-type="float" office:value="0.380901999999992" calcext:value-type="float">
            <text:p>0.380901999999992</text:p>
          </table:table-cell>
          <table:table-cell office:value-type="float" office:value="0.0192389999999705" calcext:value-type="float">
            <text:p>0.019238999999971</text:p>
          </table:table-cell>
          <table:table-cell office:value-type="float" office:value="0.0689299999999093" calcext:value-type="float">
            <text:p>0.068929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0787600000001021" calcext:value-type="float">
            <text:p>0.007876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960999999989" calcext:value-type="float">
            <text:p>0.119960999999989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41420000000062" calcext:value-type="float">
            <text:p>0.241420000000062</text:p>
          </table:table-cell>
          <table:table-cell office:value-type="float" office:value="3.23674368858337" calcext:value-type="float">
            <text:p>3.23674368858337</text:p>
          </table:table-cell>
          <table:table-cell office:value-type="float" office:value="4.63008100000002" calcext:value-type="float">
            <text:p>4.63008100000002</text:p>
          </table:table-cell>
          <table:table-cell office:value-type="float" office:value="0.00458200000002762" calcext:value-type="float">
            <text:p>0.004582000000028</text:p>
          </table:table-cell>
          <table:table-cell office:value-type="float" office:value="5.95211000000006" calcext:value-type="float">
            <text:p>5.95211000000006</text:p>
          </table:table-cell>
          <table:table-cell office:value-type="float" office:value="0.430610999999999" calcext:value-type="float">
            <text:p>0.430610999999999</text:p>
          </table:table-cell>
          <table:table-cell office:value-type="float" office:value="0.0201869999999644" calcext:value-type="float">
            <text:p>0.020186999999964</text:p>
          </table:table-cell>
          <table:table-cell office:value-type="float" office:value="0.112599999999929" calcext:value-type="float">
            <text:p>0.112599999999929</text:p>
          </table:table-cell>
          <table:table-cell office:value-type="float" office:value="0" calcext:value-type="float">
            <text:p>0</text:p>
          </table:table-cell>
          <table:table-cell office:value-type="float" office:value="0.0153340000000526" calcext:value-type="float">
            <text:p>0.01533400000005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11999999976" calcext:value-type="float">
            <text:p>0.12091199999997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44003000000021" calcext:value-type="float">
            <text:p>0.244003000000021</text:p>
          </table:table-cell>
          <table:table-cell office:value-type="float" office:value="3.3586208820343" calcext:value-type="float">
            <text:p>3.3586208820343</text:p>
          </table:table-cell>
          <table:table-cell office:value-type="float" office:value="4.29696799999999" calcext:value-type="float">
            <text:p>4.29696799999999</text:p>
          </table:table-cell>
          <table:table-cell office:value-type="float" office:value="0.00460599999996703" calcext:value-type="float">
            <text:p>0.004605999999967</text:p>
          </table:table-cell>
          <table:table-cell office:value-type="float" office:value="5.79103900000007" calcext:value-type="float">
            <text:p>5.79103900000007</text:p>
          </table:table-cell>
          <table:table-cell office:value-type="float" office:value="0.446750000000066" calcext:value-type="float">
            <text:p>0.446750000000066</text:p>
          </table:table-cell>
          <table:table-cell office:value-type="float" office:value="0.0200569999999516" calcext:value-type="float">
            <text:p>0.020056999999952</text:p>
          </table:table-cell>
          <table:table-cell office:value-type="float" office:value="0.0687820000000556" calcext:value-type="float">
            <text:p>0.068782000000056</text:p>
          </table:table-cell>
          <table:table-cell office:value-type="float" office:value="0" calcext:value-type="float">
            <text:p>0</text:p>
          </table:table-cell>
          <table:table-cell office:value-type="float" office:value="0.0209609999999429" calcext:value-type="float">
            <text:p>0.02096099999994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17999999997" calcext:value-type="float">
            <text:p>0.120317999999997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234575999999947" calcext:value-type="float">
            <text:p>0.234575999999947</text:p>
          </table:table-cell>
          <table:table-cell office:value-type="float" office:value="3.40552878379822" calcext:value-type="float">
            <text:p>3.40552878379822</text:p>
          </table:table-cell>
          <table:table-cell office:value-type="float" office:value="5.37086000000011" calcext:value-type="float">
            <text:p>5.37086000000011</text:p>
          </table:table-cell>
          <table:table-cell office:value-type="float" office:value="0.00456799999994928" calcext:value-type="float">
            <text:p>0.004567999999949</text:p>
          </table:table-cell>
          <table:table-cell office:value-type="float" office:value="4.813804" calcext:value-type="float">
            <text:p>4.813804</text:p>
          </table:table-cell>
          <table:table-cell office:value-type="float" office:value="0.474836999999979" calcext:value-type="float">
            <text:p>0.474836999999979</text:p>
          </table:table-cell>
          <table:table-cell office:value-type="float" office:value="0.019963999999959" calcext:value-type="float">
            <text:p>0.019963999999959</text:p>
          </table:table-cell>
          <table:table-cell office:value-type="float" office:value="0.0687910000000329" calcext:value-type="float">
            <text:p>0.068791000000033</text:p>
          </table:table-cell>
          <table:table-cell office:value-type="float" office:value="0" calcext:value-type="float">
            <text:p>0</text:p>
          </table:table-cell>
          <table:table-cell office:value-type="float" office:value="0.0265489999999318" calcext:value-type="float">
            <text:p>0.02654899999993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21000000011" calcext:value-type="float">
            <text:p>0.117521000000011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29629000000045" calcext:value-type="float">
            <text:p>0.229629000000045</text:p>
          </table:table-cell>
          <table:table-cell office:value-type="float" office:value="3.13082432746887" calcext:value-type="float">
            <text:p>3.13082432746887</text:p>
          </table:table-cell>
          <table:table-cell office:value-type="float" office:value="4.44364899999994" calcext:value-type="float">
            <text:p>4.44364899999994</text:p>
          </table:table-cell>
          <table:table-cell office:value-type="float" office:value="0.0045949999999948" calcext:value-type="float">
            <text:p>0.004594999999995</text:p>
          </table:table-cell>
          <table:table-cell office:value-type="float" office:value="5.55352500000004" calcext:value-type="float">
            <text:p>5.55352500000004</text:p>
          </table:table-cell>
          <table:table-cell office:value-type="float" office:value="0.387318999999934" calcext:value-type="float">
            <text:p>0.387318999999934</text:p>
          </table:table-cell>
          <table:table-cell office:value-type="float" office:value="0.0195280000000366" calcext:value-type="float">
            <text:p>0.019528000000037</text:p>
          </table:table-cell>
          <table:table-cell office:value-type="float" office:value="0.0692109999999957" calcext:value-type="float">
            <text:p>0.069210999999996</text:p>
          </table:table-cell>
          <table:table-cell office:value-type="float" office:value="0" calcext:value-type="float">
            <text:p>0</text:p>
          </table:table-cell>
          <table:table-cell office:value-type="float" office:value="0.00810599999999795" calcext:value-type="float">
            <text:p>0.00810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47999999997" calcext:value-type="float">
            <text:p>0.120047999999997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40722000000005" calcext:value-type="float">
            <text:p>0.240722000000005</text:p>
          </table:table-cell>
          <table:table-cell office:value-type="float" office:value="3.31701970100403" calcext:value-type="float">
            <text:p>3.31701970100403</text:p>
          </table:table-cell>
          <table:table-cell office:value-type="float" office:value="4.70942100000002" calcext:value-type="float">
            <text:p>4.70942100000002</text:p>
          </table:table-cell>
          <table:table-cell office:value-type="float" office:value="0.00458000000003267" calcext:value-type="float">
            <text:p>0.004580000000033</text:p>
          </table:table-cell>
          <table:table-cell office:value-type="float" office:value="6.00659000000007" calcext:value-type="float">
            <text:p>6.00659000000007</text:p>
          </table:table-cell>
          <table:table-cell office:value-type="float" office:value="0.434081999999989" calcext:value-type="float">
            <text:p>0.434081999999989</text:p>
          </table:table-cell>
          <table:table-cell office:value-type="float" office:value="0.0202060000000301" calcext:value-type="float">
            <text:p>0.02020600000003</text:p>
          </table:table-cell>
          <table:table-cell office:value-type="float" office:value="0.113410999999928" calcext:value-type="float">
            <text:p>0.113410999999928</text:p>
          </table:table-cell>
          <table:table-cell office:value-type="float" office:value="0" calcext:value-type="float">
            <text:p>0</text:p>
          </table:table-cell>
          <table:table-cell office:value-type="float" office:value="0.0153970000000072" calcext:value-type="float">
            <text:p>0.01539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39900000002" calcext:value-type="float">
            <text:p>0.12039900000002</text:p>
          </table:table-cell>
          <table:table-cell office:value-type="float" office:value="0.00167899999996735" calcext:value-type="float">
            <text:p>0.001678999999967</text:p>
          </table:table-cell>
          <table:table-cell office:value-type="float" office:value="0.243580000000065" calcext:value-type="float">
            <text:p>0.243580000000065</text:p>
          </table:table-cell>
          <table:table-cell office:value-type="float" office:value="3.23265218734741" calcext:value-type="float">
            <text:p>3.23265218734741</text:p>
          </table:table-cell>
          <table:table-cell office:value-type="float" office:value="4.30036099999995" calcext:value-type="float">
            <text:p>4.30036099999995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5.79013199999997" calcext:value-type="float">
            <text:p>5.79013199999997</text:p>
          </table:table-cell>
          <table:table-cell office:value-type="float" office:value="0.445153000000005" calcext:value-type="float">
            <text:p>0.445153000000005</text:p>
          </table:table-cell>
          <table:table-cell office:value-type="float" office:value="0.0202130000000125" calcext:value-type="float">
            <text:p>0.020213000000013</text:p>
          </table:table-cell>
          <table:table-cell office:value-type="float" office:value="0.0683390000000372" calcext:value-type="float">
            <text:p>0.068339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18200000000479" calcext:value-type="float">
            <text:p>0.02182000000004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05787999999984" calcext:value-type="float">
            <text:p>0.205787999999984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234144000000015" calcext:value-type="float">
            <text:p>0.234144000000015</text:p>
          </table:table-cell>
          <table:table-cell office:value-type="float" office:value="3.32706809043884" calcext:value-type="float">
            <text:p>3.32706809043884</text:p>
          </table:table-cell>
          <table:table-cell office:value-type="float" office:value="5.38676399999997" calcext:value-type="float">
            <text:p>5.38676399999997</text:p>
          </table:table-cell>
          <table:table-cell office:value-type="float" office:value="0.00457500000004529" calcext:value-type="float">
            <text:p>0.004575000000045</text:p>
          </table:table-cell>
          <table:table-cell office:value-type="float" office:value="4.83854000000008" calcext:value-type="float">
            <text:p>4.83854000000008</text:p>
          </table:table-cell>
          <table:table-cell office:value-type="float" office:value="0.474912000000018" calcext:value-type="float">
            <text:p>0.474912000000018</text:p>
          </table:table-cell>
          <table:table-cell office:value-type="float" office:value="0.0201489999999467" calcext:value-type="float">
            <text:p>0.020148999999947</text:p>
          </table:table-cell>
          <table:table-cell office:value-type="float" office:value="0.0688719999999421" calcext:value-type="float">
            <text:p>0.068871999999942</text:p>
          </table:table-cell>
          <table:table-cell office:value-type="float" office:value="0" calcext:value-type="float">
            <text:p>0</text:p>
          </table:table-cell>
          <table:table-cell office:value-type="float" office:value="0.0267700000000559" calcext:value-type="float">
            <text:p>0.02677000000005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7431333333305" calcext:value-type="float">
            <text:p>0.117431333333305</text:p>
          </table:table-cell>
          <table:table-cell table:style-name="ce3" table:formula="of:=AVERAGE([.D38];[.D42];[.D46])" office:value-type="float" office:value="0.00167833333334026" calcext:value-type="float">
            <text:p>0.00167833333334</text:p>
          </table:table-cell>
          <table:table-cell table:style-name="ce3" table:formula="of:=AVERAGE([.E38];[.E42];[.E46])" office:value-type="float" office:value="0.255900000000035" calcext:value-type="float">
            <text:p>0.255900000000035</text:p>
          </table:table-cell>
          <table:table-cell table:style-name="ce3" table:formula="of:=AVERAGE([.F38];[.F42];[.F46])" office:value-type="float" office:value="3.19117792447408" calcext:value-type="float">
            <text:p>3.19117792447408</text:p>
          </table:table-cell>
          <table:table-cell table:style-name="ce3" table:formula="of:=AVERAGE([.G38];[.G42];[.G46])" office:value-type="float" office:value="4.3595223333333" calcext:value-type="float">
            <text:p>4.3595223333333</text:p>
          </table:table-cell>
          <table:table-cell table:style-name="ce3" table:formula="of:=AVERAGE([.H38];[.H42];[.H46])" office:value-type="float" office:value="0.00456933333339293" calcext:value-type="float">
            <text:p>0.004569333333393</text:p>
          </table:table-cell>
          <table:table-cell table:style-name="ce3" table:formula="of:=AVERAGE([.I38];[.I42];[.I46])" office:value-type="float" office:value="5.52493166666667" calcext:value-type="float">
            <text:p>5.52493166666667</text:p>
          </table:table-cell>
          <table:table-cell table:style-name="ce3" table:formula="of:=AVERAGE([.J38];[.J42];[.J46])" office:value-type="float" office:value="0.382848000000005" calcext:value-type="float">
            <text:p>0.382848000000005</text:p>
          </table:table-cell>
          <table:table-cell table:style-name="ce3" table:formula="of:=AVERAGE([.K38];[.K42];[.K46])" office:value-type="float" office:value="0.0193666666666559" calcext:value-type="float">
            <text:p>0.019366666666656</text:p>
          </table:table-cell>
          <table:table-cell table:style-name="ce3" table:formula="of:=AVERAGE([.L38];[.L42];[.L46])" office:value-type="float" office:value="0.0688526666666576" calcext:value-type="float">
            <text:p>0.068852666666658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97433333332265" calcext:value-type="float">
            <text:p>0.007974333333323</text:p>
          </table:table-cell>
          <table:table-cell table:style-name="ce4" table:formula="of:=SUM([.C50:.N50])" office:value-type="float" office:value="13.9342525911408" calcext:value-type="float">
            <text:p>13.9342525911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9988333333329" calcext:value-type="float">
            <text:p>0.119988333333329</text:p>
          </table:table-cell>
          <table:table-cell table:style-name="ce3" table:formula="of:=AVERAGE([.D39];[.D43];[.D47])" office:value-type="float" office:value="0.00167333333335288" calcext:value-type="float">
            <text:p>0.001673333333353</text:p>
          </table:table-cell>
          <table:table-cell table:style-name="ce3" table:formula="of:=AVERAGE([.E39];[.E43];[.E47])" office:value-type="float" office:value="0.240893000000028" calcext:value-type="float">
            <text:p>0.240893000000028</text:p>
          </table:table-cell>
          <table:table-cell table:style-name="ce3" table:formula="of:=AVERAGE([.F39];[.F43];[.F47])" office:value-type="float" office:value="3.20663611094157" calcext:value-type="float">
            <text:p>3.20663611094157</text:p>
          </table:table-cell>
          <table:table-cell table:style-name="ce3" table:formula="of:=AVERAGE([.G39];[.G43];[.G47])" office:value-type="float" office:value="4.65151600000002" calcext:value-type="float">
            <text:p>4.65151600000002</text:p>
          </table:table-cell>
          <table:table-cell table:style-name="ce3" table:formula="of:=AVERAGE([.H39];[.H43];[.H47])" office:value-type="float" office:value="0.00458000000003267" calcext:value-type="float">
            <text:p>0.004580000000033</text:p>
          </table:table-cell>
          <table:table-cell table:style-name="ce3" table:formula="of:=AVERAGE([.I39];[.I43];[.I47])" office:value-type="float" office:value="5.97318633333339" calcext:value-type="float">
            <text:p>5.97318633333339</text:p>
          </table:table-cell>
          <table:table-cell table:style-name="ce3" table:formula="of:=AVERAGE([.J39];[.J43];[.J47])" office:value-type="float" office:value="0.431741666666653" calcext:value-type="float">
            <text:p>0.431741666666653</text:p>
          </table:table-cell>
          <table:table-cell table:style-name="ce3" table:formula="of:=AVERAGE([.K39];[.K43];[.K47])" office:value-type="float" office:value="0.0201303333333271" calcext:value-type="float">
            <text:p>0.020130333333327</text:p>
          </table:table-cell>
          <table:table-cell table:style-name="ce3" table:formula="of:=AVERAGE([.L39];[.L43];[.L47])" office:value-type="float" office:value="0.112604666666584" calcext:value-type="float">
            <text:p>0.112604666666584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53883333333624" calcext:value-type="float">
            <text:p>0.015388333333363</text:p>
          </table:table-cell>
          <table:table-cell table:style-name="ce4" table:formula="of:=SUM([.C51:.N51])" office:value-type="float" office:value="14.7783381109416" calcext:value-type="float">
            <text:p>14.778338110941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20760333333351" calcext:value-type="float">
            <text:p>0.120760333333351</text:p>
          </table:table-cell>
          <table:table-cell table:style-name="ce3" table:formula="of:=AVERAGE([.D40];[.D44];[.D48])" office:value-type="float" office:value="0.00167833333334026" calcext:value-type="float">
            <text:p>0.00167833333334</text:p>
          </table:table-cell>
          <table:table-cell table:style-name="ce3" table:formula="of:=AVERAGE([.E40];[.E44];[.E48])" office:value-type="float" office:value="0.243642666666688" calcext:value-type="float">
            <text:p>0.243642666666688</text:p>
          </table:table-cell>
          <table:table-cell table:style-name="ce3" table:formula="of:=AVERAGE([.F40];[.F44];[.F48])" office:value-type="float" office:value="3.23618920644124" calcext:value-type="float">
            <text:p>3.23618920644124</text:p>
          </table:table-cell>
          <table:table-cell table:style-name="ce3" table:formula="of:=AVERAGE([.G40];[.G44];[.G48])" office:value-type="float" office:value="4.29556133333331" calcext:value-type="float">
            <text:p>4.29556133333331</text:p>
          </table:table-cell>
          <table:table-cell table:style-name="ce3" table:formula="of:=AVERAGE([.H40];[.H44];[.H48])" office:value-type="float" office:value="0.00464833333330716" calcext:value-type="float">
            <text:p>0.004648333333307</text:p>
          </table:table-cell>
          <table:table-cell table:style-name="ce3" table:formula="of:=AVERAGE([.I40];[.I44];[.I48])" office:value-type="float" office:value="5.785064" calcext:value-type="float">
            <text:p>5.785064</text:p>
          </table:table-cell>
          <table:table-cell table:style-name="ce3" table:formula="of:=AVERAGE([.J40];[.J44];[.J48])" office:value-type="float" office:value="0.445399000000028" calcext:value-type="float">
            <text:p>0.445399000000028</text:p>
          </table:table-cell>
          <table:table-cell table:style-name="ce3" table:formula="of:=AVERAGE([.K40];[.K44];[.K48])" office:value-type="float" office:value="0.0200656666666343" calcext:value-type="float">
            <text:p>0.020065666666634</text:p>
          </table:table-cell>
          <table:table-cell table:style-name="ce3" table:formula="of:=AVERAGE([.L40];[.L44];[.L48])" office:value-type="float" office:value="0.0682529999999891" calcext:value-type="float">
            <text:p>0.068252999999989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12466666666842" calcext:value-type="float">
            <text:p>0.021246666666684</text:p>
          </table:table-cell>
          <table:table-cell table:style-name="ce4" table:formula="of:=SUM([.C52:.N52])" office:value-type="float" office:value="14.2425085397746" calcext:value-type="float">
            <text:p>14.242508539774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48726333333305" calcext:value-type="float">
            <text:p>0.148726333333305</text:p>
          </table:table-cell>
          <table:table-cell table:style-name="ce3" table:formula="of:=AVERAGE([.D41];[.D45];[.D49])" office:value-type="float" office:value="0.00168833333335291" calcext:value-type="float">
            <text:p>0.001688333333353</text:p>
          </table:table-cell>
          <table:table-cell table:style-name="ce3" table:formula="of:=AVERAGE([.E41];[.E45];[.E49])" office:value-type="float" office:value="0.234481999999957" calcext:value-type="float">
            <text:p>0.234481999999957</text:p>
          </table:table-cell>
          <table:table-cell table:style-name="ce3" table:formula="of:=AVERAGE([.F41];[.F45];[.F49])" office:value-type="float" office:value="3.32746656735738" calcext:value-type="float">
            <text:p>3.32746656735738</text:p>
          </table:table-cell>
          <table:table-cell table:style-name="ce3" table:formula="of:=AVERAGE([.G41];[.G45];[.G49])" office:value-type="float" office:value="5.37481133333336" calcext:value-type="float">
            <text:p>5.37481133333336</text:p>
          </table:table-cell>
          <table:table-cell table:style-name="ce3" table:formula="of:=AVERAGE([.H41];[.H45];[.H49])" office:value-type="float" office:value="0.00458399999998467" calcext:value-type="float">
            <text:p>0.004583999999985</text:p>
          </table:table-cell>
          <table:table-cell table:style-name="ce3" table:formula="of:=AVERAGE([.I41];[.I45];[.I49])" office:value-type="float" office:value="4.81835833333336" calcext:value-type="float">
            <text:p>4.81835833333336</text:p>
          </table:table-cell>
          <table:table-cell table:style-name="ce3" table:formula="of:=AVERAGE([.J41];[.J45];[.J49])" office:value-type="float" office:value="0.47514533333333" calcext:value-type="float">
            <text:p>0.47514533333333</text:p>
          </table:table-cell>
          <table:table-cell table:style-name="ce3" table:formula="of:=AVERAGE([.K41];[.K45];[.K49])" office:value-type="float" office:value="0.0199599999999691" calcext:value-type="float">
            <text:p>0.019959999999969</text:p>
          </table:table-cell>
          <table:table-cell table:style-name="ce3" table:formula="of:=AVERAGE([.L41];[.L45];[.L49])" office:value-type="float" office:value="0.0688919999999674" calcext:value-type="float">
            <text:p>0.068891999999967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66973333333453" calcext:value-type="float">
            <text:p>0.026697333333345</text:p>
          </table:table-cell>
          <table:table-cell table:style-name="ce4" table:formula="of:=SUM([.C53:.N53])" office:value-type="float" office:value="14.5008115673573" calcext:value-type="float">
            <text:p>14.500811567357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50690633333329" calcext:value-type="float">
            <text:p>0.50690633333329</text:p>
          </table:table-cell>
          <table:table-cell table:style-name="ce1" table:formula="of:=SUM([.D50:.D53])" office:value-type="float" office:value="0.0067183333333863" calcext:value-type="float">
            <text:p>0.006718333333386</text:p>
          </table:table-cell>
          <table:table-cell table:style-name="ce1" table:formula="of:=SUM([.E50:.E53])" office:value-type="float" office:value="0.974917666666708" calcext:value-type="float">
            <text:p>0.974917666666708</text:p>
          </table:table-cell>
          <table:table-cell table:style-name="ce1" table:formula="of:=SUM([.F50:.F53])" office:value-type="float" office:value="12.9614698092143" calcext:value-type="float">
            <text:p>12.9614698092143</text:p>
          </table:table-cell>
          <table:table-cell table:style-name="ce1" table:formula="of:=SUM([.G50:.G53])" office:value-type="float" office:value="18.681411" calcext:value-type="float">
            <text:p>18.681411</text:p>
          </table:table-cell>
          <table:table-cell table:style-name="ce1" table:formula="of:=SUM([.H50:.H53])" office:value-type="float" office:value="0.0183816666667174" calcext:value-type="float">
            <text:p>0.018381666666718</text:p>
          </table:table-cell>
          <table:table-cell table:style-name="ce1" table:formula="of:=SUM([.I50:.I53])" office:value-type="float" office:value="22.1015403333334" calcext:value-type="float">
            <text:p>22.1015403333334</text:p>
          </table:table-cell>
          <table:table-cell table:style-name="ce1" table:formula="of:=SUM([.J50:.J53])" office:value-type="float" office:value="1.73513400000002" calcext:value-type="float">
            <text:p>1.73513400000002</text:p>
          </table:table-cell>
          <table:table-cell table:style-name="ce1" table:formula="of:=SUM([.K50:.K53])" office:value-type="float" office:value="0.0795226666665864" calcext:value-type="float">
            <text:p>0.079522666666586</text:p>
          </table:table-cell>
          <table:table-cell table:style-name="ce1" table:formula="of:=SUM([.L50:.L53])" office:value-type="float" office:value="0.318602333333198" calcext:value-type="float">
            <text:p>0.318602333333198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3066666667146" calcext:value-type="float">
            <text:p>0.071306666666715</text:p>
          </table:table-cell>
          <table:table-cell table:style-name="ce1" table:formula="of:=SUM([.C54:.N54])" office:value-type="float" office:value="57.4559108092143" calcext:value-type="float">
            <text:p>57.455910809214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58900000018" calcext:value-type="float">
            <text:p>0.11758900000018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228227999999945" calcext:value-type="float">
            <text:p>0.228227999999945</text:p>
          </table:table-cell>
          <table:table-cell office:value-type="float" office:value="3.0817346572876" calcext:value-type="float">
            <text:p>3.0817346572876</text:p>
          </table:table-cell>
          <table:table-cell office:value-type="float" office:value="4.33643700000016" calcext:value-type="float">
            <text:p>4.33643700000016</text:p>
          </table:table-cell>
          <table:table-cell office:value-type="float" office:value="0.004654999999957" calcext:value-type="float">
            <text:p>0.004654999999957</text:p>
          </table:table-cell>
          <table:table-cell office:value-type="float" office:value="5.52509399999985" calcext:value-type="float">
            <text:p>5.52509399999985</text:p>
          </table:table-cell>
          <table:table-cell office:value-type="float" office:value="0.384456" calcext:value-type="float">
            <text:p>0.384456</text:p>
          </table:table-cell>
          <table:table-cell office:value-type="float" office:value="0.0193389999999454" calcext:value-type="float">
            <text:p>0.019338999999945</text:p>
          </table:table-cell>
          <table:table-cell office:value-type="float" office:value="0.0688439999996717" calcext:value-type="float">
            <text:p>0.068843999999672</text:p>
          </table:table-cell>
          <table:table-cell office:value-type="float" office:value="0" calcext:value-type="float">
            <text:p>0</text:p>
          </table:table-cell>
          <table:table-cell office:value-type="float" office:value="0.00797700000020996" calcext:value-type="float">
            <text:p>0.0079770000002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533000000023" calcext:value-type="float">
            <text:p>0.120533000000023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239984000000049" calcext:value-type="float">
            <text:p>0.239984000000049</text:p>
          </table:table-cell>
          <table:table-cell office:value-type="float" office:value="3.42235279083252" calcext:value-type="float">
            <text:p>3.42235279083252</text:p>
          </table:table-cell>
          <table:table-cell office:value-type="float" office:value="4.61253299999999" calcext:value-type="float">
            <text:p>4.61253299999999</text:p>
          </table:table-cell>
          <table:table-cell office:value-type="float" office:value="0.0131509999998798" calcext:value-type="float">
            <text:p>0.01315099999988</text:p>
          </table:table-cell>
          <table:table-cell office:value-type="float" office:value="2.07302299999992" calcext:value-type="float">
            <text:p>2.07302299999992</text:p>
          </table:table-cell>
          <table:table-cell office:value-type="float" office:value="0.432960000000094" calcext:value-type="float">
            <text:p>0.432960000000094</text:p>
          </table:table-cell>
          <table:table-cell office:value-type="float" office:value="0.0202730000000884" calcext:value-type="float">
            <text:p>0.020273000000088</text:p>
          </table:table-cell>
          <table:table-cell office:value-type="float" office:value="0.0719240000000809" calcext:value-type="float">
            <text:p>0.071924000000081</text:p>
          </table:table-cell>
          <table:table-cell office:value-type="float" office:value="0" calcext:value-type="float">
            <text:p>0</text:p>
          </table:table-cell>
          <table:table-cell office:value-type="float" office:value="0.0155429999999797" calcext:value-type="float">
            <text:p>0.015542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912000000089" calcext:value-type="float">
            <text:p>0.120912000000089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238190000000031" calcext:value-type="float">
            <text:p>0.238190000000031</text:p>
          </table:table-cell>
          <table:table-cell office:value-type="float" office:value="3.33788657188416" calcext:value-type="float">
            <text:p>3.33788657188416</text:p>
          </table:table-cell>
          <table:table-cell office:value-type="float" office:value="4.24169600000005" calcext:value-type="float">
            <text:p>4.24169600000005</text:p>
          </table:table-cell>
          <table:table-cell office:value-type="float" office:value="0.0130360000000565" calcext:value-type="float">
            <text:p>0.013036000000057</text:p>
          </table:table-cell>
          <table:table-cell office:value-type="float" office:value="2.00939999999991" calcext:value-type="float">
            <text:p>2.00939999999991</text:p>
          </table:table-cell>
          <table:table-cell office:value-type="float" office:value="0.438995999999861" calcext:value-type="float">
            <text:p>0.438995999999861</text:p>
          </table:table-cell>
          <table:table-cell office:value-type="float" office:value="0.0199390000000221" calcext:value-type="float">
            <text:p>0.019939000000022</text:p>
          </table:table-cell>
          <table:table-cell office:value-type="float" office:value="0.0677579999999125" calcext:value-type="float">
            <text:p>0.067757999999913</text:p>
          </table:table-cell>
          <table:table-cell office:value-type="float" office:value="0" calcext:value-type="float">
            <text:p>0</text:p>
          </table:table-cell>
          <table:table-cell office:value-type="float" office:value="0.0212040000001252" calcext:value-type="float">
            <text:p>0.02120400000012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54000000084" calcext:value-type="float">
            <text:p>0.120554000000084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232009999999946" calcext:value-type="float">
            <text:p>0.232009999999946</text:p>
          </table:table-cell>
          <table:table-cell office:value-type="float" office:value="3.43748664855957" calcext:value-type="float">
            <text:p>3.43748664855957</text:p>
          </table:table-cell>
          <table:table-cell office:value-type="float" office:value="5.38500399999998" calcext:value-type="float">
            <text:p>5.38500399999998</text:p>
          </table:table-cell>
          <table:table-cell office:value-type="float" office:value="0.01304499999992" calcext:value-type="float">
            <text:p>0.01304499999992</text:p>
          </table:table-cell>
          <table:table-cell office:value-type="float" office:value="2.10945700000002" calcext:value-type="float">
            <text:p>2.10945700000002</text:p>
          </table:table-cell>
          <table:table-cell office:value-type="float" office:value="0.472451000000092" calcext:value-type="float">
            <text:p>0.472451000000092</text:p>
          </table:table-cell>
          <table:table-cell office:value-type="float" office:value="0.0198120000000017" calcext:value-type="float">
            <text:p>0.019812000000002</text:p>
          </table:table-cell>
          <table:table-cell office:value-type="float" office:value="0.065469000000121" calcext:value-type="float">
            <text:p>0.065469000000121</text:p>
          </table:table-cell>
          <table:table-cell office:value-type="float" office:value="0" calcext:value-type="float">
            <text:p>0</text:p>
          </table:table-cell>
          <table:table-cell office:value-type="float" office:value="0.026828999999907" calcext:value-type="float">
            <text:p>0.02682899999990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067999999994" calcext:value-type="float">
            <text:p>0.118067999999994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97000000063" calcext:value-type="float">
            <text:p>0.229397000000063</text:p>
          </table:table-cell>
          <table:table-cell office:value-type="float" office:value="3.20881819725037" calcext:value-type="float">
            <text:p>3.20881819725037</text:p>
          </table:table-cell>
          <table:table-cell office:value-type="float" office:value="4.37277199999994" calcext:value-type="float">
            <text:p>4.37277199999994</text:p>
          </table:table-cell>
          <table:table-cell office:value-type="float" office:value="0.00458899999989626" calcext:value-type="float">
            <text:p>0.004588999999896</text:p>
          </table:table-cell>
          <table:table-cell office:value-type="float" office:value="5.55121699999995" calcext:value-type="float">
            <text:p>5.55121699999995</text:p>
          </table:table-cell>
          <table:table-cell office:value-type="float" office:value="0.387508999999909" calcext:value-type="float">
            <text:p>0.387508999999909</text:p>
          </table:table-cell>
          <table:table-cell office:value-type="float" office:value="0.0194729999998344" calcext:value-type="float">
            <text:p>0.019472999999834</text:p>
          </table:table-cell>
          <table:table-cell office:value-type="float" office:value="0.0690179999999145" calcext:value-type="float">
            <text:p>0.069017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805500000001302" calcext:value-type="float">
            <text:p>0.00805500000001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84999999992" calcext:value-type="float">
            <text:p>0.120184999999992</text:p>
          </table:table-cell>
          <table:table-cell office:value-type="float" office:value="0.00167899999996735" calcext:value-type="float">
            <text:p>0.001678999999967</text:p>
          </table:table-cell>
          <table:table-cell office:value-type="float" office:value="0.240718000000015" calcext:value-type="float">
            <text:p>0.240718000000015</text:p>
          </table:table-cell>
          <table:table-cell office:value-type="float" office:value="3.32537865638733" calcext:value-type="float">
            <text:p>3.32537865638733</text:p>
          </table:table-cell>
          <table:table-cell office:value-type="float" office:value="4.63892999999985" calcext:value-type="float">
            <text:p>4.63892999999985</text:p>
          </table:table-cell>
          <table:table-cell office:value-type="float" office:value="0.0131729999998242" calcext:value-type="float">
            <text:p>0.013172999999824</text:p>
          </table:table-cell>
          <table:table-cell office:value-type="float" office:value="2.06434300000001" calcext:value-type="float">
            <text:p>2.06434300000001</text:p>
          </table:table-cell>
          <table:table-cell office:value-type="float" office:value="0.435036999999966" calcext:value-type="float">
            <text:p>0.435036999999966</text:p>
          </table:table-cell>
          <table:table-cell office:value-type="float" office:value="0.0203700000001845" calcext:value-type="float">
            <text:p>0.020370000000185</text:p>
          </table:table-cell>
          <table:table-cell office:value-type="float" office:value="0.0716850000001159" calcext:value-type="float">
            <text:p>0.071685000000116</text:p>
          </table:table-cell>
          <table:table-cell office:value-type="float" office:value="0" calcext:value-type="float">
            <text:p>0</text:p>
          </table:table-cell>
          <table:table-cell office:value-type="float" office:value="0.0154869999998937" calcext:value-type="float">
            <text:p>0.01548699999989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999999968" calcext:value-type="float">
            <text:p>0.120644999999968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8877000000002" calcext:value-type="float">
            <text:p>0.238877000000002</text:p>
          </table:table-cell>
          <table:table-cell office:value-type="float" office:value="3.32014513015747" calcext:value-type="float">
            <text:p>3.32014513015747</text:p>
          </table:table-cell>
          <table:table-cell office:value-type="float" office:value="4.24998300000016" calcext:value-type="float">
            <text:p>4.24998300000016</text:p>
          </table:table-cell>
          <table:table-cell office:value-type="float" office:value="0.0130199999998695" calcext:value-type="float">
            <text:p>0.01301999999987</text:p>
          </table:table-cell>
          <table:table-cell office:value-type="float" office:value="1.99119399999995" calcext:value-type="float">
            <text:p>1.99119399999995</text:p>
          </table:table-cell>
          <table:table-cell office:value-type="float" office:value="0.439158000000134" calcext:value-type="float">
            <text:p>0.439158000000134</text:p>
          </table:table-cell>
          <table:table-cell office:value-type="float" office:value="0.0200769999999011" calcext:value-type="float">
            <text:p>0.020076999999901</text:p>
          </table:table-cell>
          <table:table-cell office:value-type="float" office:value="0.0672010000000682" calcext:value-type="float">
            <text:p>0.067201000000068</text:p>
          </table:table-cell>
          <table:table-cell office:value-type="float" office:value="0" calcext:value-type="float">
            <text:p>0</text:p>
          </table:table-cell>
          <table:table-cell office:value-type="float" office:value="0.0211460000000443" calcext:value-type="float">
            <text:p>0.02114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762000000013" calcext:value-type="float">
            <text:p>0.120762000000013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233547999999928" calcext:value-type="float">
            <text:p>0.233547999999928</text:p>
          </table:table-cell>
          <table:table-cell office:value-type="float" office:value="3.46312832832336" calcext:value-type="float">
            <text:p>3.46312832832336</text:p>
          </table:table-cell>
          <table:table-cell office:value-type="float" office:value="5.41843999999992" calcext:value-type="float">
            <text:p>5.41843999999992</text:p>
          </table:table-cell>
          <table:table-cell office:value-type="float" office:value="0.0130130000000008" calcext:value-type="float">
            <text:p>0.013013000000001</text:p>
          </table:table-cell>
          <table:table-cell office:value-type="float" office:value="2.09533299999998" calcext:value-type="float">
            <text:p>2.09533299999998</text:p>
          </table:table-cell>
          <table:table-cell office:value-type="float" office:value="0.471919000000071" calcext:value-type="float">
            <text:p>0.471919000000071</text:p>
          </table:table-cell>
          <table:table-cell office:value-type="float" office:value="0.0200159999999414" calcext:value-type="float">
            <text:p>0.020015999999941</text:p>
          </table:table-cell>
          <table:table-cell office:value-type="float" office:value="0.0657320000000254" calcext:value-type="float">
            <text:p>0.065732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269149999999172" calcext:value-type="float">
            <text:p>0.02691499999991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35999999898" calcext:value-type="float">
            <text:p>0.117835999999898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228951000000052" calcext:value-type="float">
            <text:p>0.228951000000052</text:p>
          </table:table-cell>
          <table:table-cell office:value-type="float" office:value="3.17319965362549" calcext:value-type="float">
            <text:p>3.17319965362549</text:p>
          </table:table-cell>
          <table:table-cell office:value-type="float" office:value="4.38612599999988" calcext:value-type="float">
            <text:p>4.38612599999988</text:p>
          </table:table-cell>
          <table:table-cell office:value-type="float" office:value="0.00458600000001752" calcext:value-type="float">
            <text:p>0.004586000000018</text:p>
          </table:table-cell>
          <table:table-cell office:value-type="float" office:value="5.54516199999989" calcext:value-type="float">
            <text:p>5.54516199999989</text:p>
          </table:table-cell>
          <table:table-cell office:value-type="float" office:value="0.388607999999977" calcext:value-type="float">
            <text:p>0.388607999999977</text:p>
          </table:table-cell>
          <table:table-cell office:value-type="float" office:value="0.0193970000000263" calcext:value-type="float">
            <text:p>0.019397000000026</text:p>
          </table:table-cell>
          <table:table-cell office:value-type="float" office:value="0.0692490000001271" calcext:value-type="float">
            <text:p>0.069249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0814799999989191" calcext:value-type="float">
            <text:p>0.00814799999989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19000000134" calcext:value-type="float">
            <text:p>0.120219000000134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4120999999991" calcext:value-type="float">
            <text:p>0.24120999999991</text:p>
          </table:table-cell>
          <table:table-cell office:value-type="float" office:value="3.31482005119324" calcext:value-type="float">
            <text:p>3.31482005119324</text:p>
          </table:table-cell>
          <table:table-cell office:value-type="float" office:value="4.65825900000004" calcext:value-type="float">
            <text:p>4.65825900000004</text:p>
          </table:table-cell>
          <table:table-cell office:value-type="float" office:value="0.0132190000001629" calcext:value-type="float">
            <text:p>0.013219000000163</text:p>
          </table:table-cell>
          <table:table-cell office:value-type="float" office:value="2.09633800000006" calcext:value-type="float">
            <text:p>2.09633800000006</text:p>
          </table:table-cell>
          <table:table-cell office:value-type="float" office:value="0.434102000000166" calcext:value-type="float">
            <text:p>0.434102000000166</text:p>
          </table:table-cell>
          <table:table-cell office:value-type="float" office:value="0.0205739999998968" calcext:value-type="float">
            <text:p>0.020573999999897</text:p>
          </table:table-cell>
          <table:table-cell office:value-type="float" office:value="0.0711120000000847" calcext:value-type="float">
            <text:p>0.071112000000085</text:p>
          </table:table-cell>
          <table:table-cell office:value-type="float" office:value="0" calcext:value-type="float">
            <text:p>0</text:p>
          </table:table-cell>
          <table:table-cell office:value-type="float" office:value="0.015519999999924" calcext:value-type="float">
            <text:p>0.0155199999999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585000000119" calcext:value-type="float">
            <text:p>0.120585000000119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39000999999917" calcext:value-type="float">
            <text:p>0.239000999999917</text:p>
          </table:table-cell>
          <table:table-cell office:value-type="float" office:value="3.29603838920593" calcext:value-type="float">
            <text:p>3.29603838920593</text:p>
          </table:table-cell>
          <table:table-cell office:value-type="float" office:value="4.25536799999986" calcext:value-type="float">
            <text:p>4.25536799999986</text:p>
          </table:table-cell>
          <table:table-cell office:value-type="float" office:value="0.0130429999999251" calcext:value-type="float">
            <text:p>0.013042999999925</text:p>
          </table:table-cell>
          <table:table-cell office:value-type="float" office:value="1.99423999999999" calcext:value-type="float">
            <text:p>1.99423999999999</text:p>
          </table:table-cell>
          <table:table-cell office:value-type="float" office:value="0.440088999999944" calcext:value-type="float">
            <text:p>0.440088999999944</text:p>
          </table:table-cell>
          <table:table-cell office:value-type="float" office:value="0.0200429999999869" calcext:value-type="float">
            <text:p>0.020042999999987</text:p>
          </table:table-cell>
          <table:table-cell office:value-type="float" office:value="0.067784999999958" calcext:value-type="float">
            <text:p>0.067784999999958</text:p>
          </table:table-cell>
          <table:table-cell office:value-type="float" office:value="0" calcext:value-type="float">
            <text:p>0</text:p>
          </table:table-cell>
          <table:table-cell office:value-type="float" office:value="0.0214009999999689" calcext:value-type="float">
            <text:p>0.021400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562999999947" calcext:value-type="float">
            <text:p>0.120562999999947</text:p>
          </table:table-cell>
          <table:table-cell office:value-type="float" office:value="0.00169199999982084" calcext:value-type="float">
            <text:p>0.001691999999821</text:p>
          </table:table-cell>
          <table:table-cell office:value-type="float" office:value="0.23178699999994" calcext:value-type="float">
            <text:p>0.23178699999994</text:p>
          </table:table-cell>
          <table:table-cell office:value-type="float" office:value="3.4310348033905" calcext:value-type="float">
            <text:p>3.4310348033905</text:p>
          </table:table-cell>
          <table:table-cell office:value-type="float" office:value="5.42895099999987" calcext:value-type="float">
            <text:p>5.42895099999987</text:p>
          </table:table-cell>
          <table:table-cell office:value-type="float" office:value="0.0130269999999655" calcext:value-type="float">
            <text:p>0.013026999999966</text:p>
          </table:table-cell>
          <table:table-cell office:value-type="float" office:value="2.14918699999998" calcext:value-type="float">
            <text:p>2.14918699999998</text:p>
          </table:table-cell>
          <table:table-cell office:value-type="float" office:value="0.47435500000006" calcext:value-type="float">
            <text:p>0.47435500000006</text:p>
          </table:table-cell>
          <table:table-cell office:value-type="float" office:value="0.020046000000093" calcext:value-type="float">
            <text:p>0.020046000000093</text:p>
          </table:table-cell>
          <table:table-cell office:value-type="float" office:value="0.0654579999998077" calcext:value-type="float">
            <text:p>0.065457999999808</text:p>
          </table:table-cell>
          <table:table-cell office:value-type="float" office:value="0" calcext:value-type="float">
            <text:p>0</text:p>
          </table:table-cell>
          <table:table-cell office:value-type="float" office:value="0.026698000000124" calcext:value-type="float">
            <text:p>0.026698000000124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7831000000024" calcext:value-type="float">
            <text:p>0.117831000000024</text:p>
          </table:table-cell>
          <table:table-cell table:style-name="ce3" table:formula="of:=AVERAGE([.D56];[.D60];[.D64])" office:value-type="float" office:value="0.00167733333334278" calcext:value-type="float">
            <text:p>0.001677333333343</text:p>
          </table:table-cell>
          <table:table-cell table:style-name="ce3" table:formula="of:=AVERAGE([.E56];[.E60];[.E64])" office:value-type="float" office:value="0.228858666666687" calcext:value-type="float">
            <text:p>0.228858666666687</text:p>
          </table:table-cell>
          <table:table-cell table:style-name="ce3" table:formula="of:=AVERAGE([.F56];[.F60];[.F64])" office:value-type="float" office:value="3.15458416938782" calcext:value-type="float">
            <text:p>3.15458416938782</text:p>
          </table:table-cell>
          <table:table-cell table:style-name="ce3" table:formula="of:=AVERAGE([.G56];[.G60];[.G64])" office:value-type="float" office:value="4.36511166666666" calcext:value-type="float">
            <text:p>4.36511166666666</text:p>
          </table:table-cell>
          <table:table-cell table:style-name="ce3" table:formula="of:=AVERAGE([.H56];[.H60];[.H64])" office:value-type="float" office:value="0.00460999999995693" calcext:value-type="float">
            <text:p>0.004609999999957</text:p>
          </table:table-cell>
          <table:table-cell table:style-name="ce3" table:formula="of:=AVERAGE([.I56];[.I60];[.I64])" office:value-type="float" office:value="5.5404909999999" calcext:value-type="float">
            <text:p>5.5404909999999</text:p>
          </table:table-cell>
          <table:table-cell table:style-name="ce3" table:formula="of:=AVERAGE([.J56];[.J60];[.J64])" office:value-type="float" office:value="0.386857666666629" calcext:value-type="float">
            <text:p>0.386857666666629</text:p>
          </table:table-cell>
          <table:table-cell table:style-name="ce3" table:formula="of:=AVERAGE([.K56];[.K60];[.K64])" office:value-type="float" office:value="0.0194029999999354" calcext:value-type="float">
            <text:p>0.019402999999935</text:p>
          </table:table-cell>
          <table:table-cell table:style-name="ce3" table:formula="of:=AVERAGE([.L56];[.L60];[.L64])" office:value-type="float" office:value="0.0690369999999044" calcext:value-type="float">
            <text:p>0.069036999999905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80600000000383" calcext:value-type="float">
            <text:p>0.008060000000038</text:p>
          </table:table-cell>
          <table:table-cell table:style-name="ce4" table:formula="of:=SUM([.C68:.N68])" office:value-type="float" office:value="13.8965215027209" calcext:value-type="float">
            <text:p>13.896521502720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20312333333383" calcext:value-type="float">
            <text:p>0.120312333333383</text:p>
          </table:table-cell>
          <table:table-cell table:style-name="ce3" table:formula="of:=AVERAGE([.D57];[.D61];[.D65])" office:value-type="float" office:value="0.00168000000000272" calcext:value-type="float">
            <text:p>0.001680000000003</text:p>
          </table:table-cell>
          <table:table-cell table:style-name="ce3" table:formula="of:=AVERAGE([.E57];[.E61];[.E65])" office:value-type="float" office:value="0.240637333333325" calcext:value-type="float">
            <text:p>0.240637333333325</text:p>
          </table:table-cell>
          <table:table-cell table:style-name="ce3" table:formula="of:=AVERAGE([.F57];[.F61];[.F65])" office:value-type="float" office:value="3.35418383280436" calcext:value-type="float">
            <text:p>3.35418383280436</text:p>
          </table:table-cell>
          <table:table-cell table:style-name="ce3" table:formula="of:=AVERAGE([.G57];[.G61];[.G65])" office:value-type="float" office:value="4.63657399999996" calcext:value-type="float">
            <text:p>4.63657399999996</text:p>
          </table:table-cell>
          <table:table-cell table:style-name="ce3" table:formula="of:=AVERAGE([.H57];[.H61];[.H65])" office:value-type="float" office:value="0.0131809999999556" calcext:value-type="float">
            <text:p>0.013180999999956</text:p>
          </table:table-cell>
          <table:table-cell table:style-name="ce3" table:formula="of:=AVERAGE([.I57];[.I61];[.I65])" office:value-type="float" office:value="2.07790133333333" calcext:value-type="float">
            <text:p>2.07790133333333</text:p>
          </table:table-cell>
          <table:table-cell table:style-name="ce3" table:formula="of:=AVERAGE([.J57];[.J61];[.J65])" office:value-type="float" office:value="0.434033000000075" calcext:value-type="float">
            <text:p>0.434033000000075</text:p>
          </table:table-cell>
          <table:table-cell table:style-name="ce3" table:formula="of:=AVERAGE([.K57];[.K61];[.K65])" office:value-type="float" office:value="0.0204056666667232" calcext:value-type="float">
            <text:p>0.020405666666723</text:p>
          </table:table-cell>
          <table:table-cell table:style-name="ce3" table:formula="of:=AVERAGE([.L57];[.L61];[.L65])" office:value-type="float" office:value="0.0715736666667605" calcext:value-type="float">
            <text:p>0.071573666666761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5166666665991" calcext:value-type="float">
            <text:p>0.015516666666599</text:p>
          </table:table-cell>
          <table:table-cell table:style-name="ce4" table:formula="of:=SUM([.C69:.N69])" office:value-type="float" office:value="10.9859988328045" calcext:value-type="float">
            <text:p>10.98599883280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20714000000059" calcext:value-type="float">
            <text:p>0.120714000000059</text:p>
          </table:table-cell>
          <table:table-cell table:style-name="ce3" table:formula="of:=AVERAGE([.D58];[.D62];[.D66])" office:value-type="float" office:value="0.0016766666666778" calcext:value-type="float">
            <text:p>0.001676666666678</text:p>
          </table:table-cell>
          <table:table-cell table:style-name="ce3" table:formula="of:=AVERAGE([.E58];[.E62];[.E66])" office:value-type="float" office:value="0.238689333333317" calcext:value-type="float">
            <text:p>0.238689333333317</text:p>
          </table:table-cell>
          <table:table-cell table:style-name="ce3" table:formula="of:=AVERAGE([.F58];[.F62];[.F66])" office:value-type="float" office:value="3.31802336374919" calcext:value-type="float">
            <text:p>3.31802336374919</text:p>
          </table:table-cell>
          <table:table-cell table:style-name="ce3" table:formula="of:=AVERAGE([.G58];[.G62];[.G66])" office:value-type="float" office:value="4.24901566666669" calcext:value-type="float">
            <text:p>4.24901566666669</text:p>
          </table:table-cell>
          <table:table-cell table:style-name="ce3" table:formula="of:=AVERAGE([.H58];[.H62];[.H66])" office:value-type="float" office:value="0.0130329999999504" calcext:value-type="float">
            <text:p>0.01303299999995</text:p>
          </table:table-cell>
          <table:table-cell table:style-name="ce3" table:formula="of:=AVERAGE([.I58];[.I62];[.I66])" office:value-type="float" office:value="1.99827799999995" calcext:value-type="float">
            <text:p>1.99827799999995</text:p>
          </table:table-cell>
          <table:table-cell table:style-name="ce3" table:formula="of:=AVERAGE([.J58];[.J62];[.J66])" office:value-type="float" office:value="0.439414333333313" calcext:value-type="float">
            <text:p>0.439414333333313</text:p>
          </table:table-cell>
          <table:table-cell table:style-name="ce3" table:formula="of:=AVERAGE([.K58];[.K62];[.K66])" office:value-type="float" office:value="0.0200196666666367" calcext:value-type="float">
            <text:p>0.020019666666637</text:p>
          </table:table-cell>
          <table:table-cell table:style-name="ce3" table:formula="of:=AVERAGE([.L58];[.L62];[.L66])" office:value-type="float" office:value="0.0675813333333129" calcext:value-type="float">
            <text:p>0.06758133333331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12503333333795" calcext:value-type="float">
            <text:p>0.02125033333338</text:p>
          </table:table-cell>
          <table:table-cell table:style-name="ce4" table:formula="of:=SUM([.C70:.N70])" office:value-type="float" office:value="10.4876956970825" calcext:value-type="float">
            <text:p>10.487695697082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20626333333348" calcext:value-type="float">
            <text:p>0.120626333333348</text:p>
          </table:table-cell>
          <table:table-cell table:style-name="ce3" table:formula="of:=AVERAGE([.D59];[.D63];[.D67])" office:value-type="float" office:value="0.00168299999988146" calcext:value-type="float">
            <text:p>0.001682999999881</text:p>
          </table:table-cell>
          <table:table-cell table:style-name="ce3" table:formula="of:=AVERAGE([.E59];[.E63];[.E67])" office:value-type="float" office:value="0.232448333333271" calcext:value-type="float">
            <text:p>0.232448333333271</text:p>
          </table:table-cell>
          <table:table-cell table:style-name="ce3" table:formula="of:=AVERAGE([.F59];[.F63];[.F67])" office:value-type="float" office:value="3.44388326009114" calcext:value-type="float">
            <text:p>3.44388326009114</text:p>
          </table:table-cell>
          <table:table-cell table:style-name="ce3" table:formula="of:=AVERAGE([.G59];[.G63];[.G67])" office:value-type="float" office:value="5.41079833333326" calcext:value-type="float">
            <text:p>5.41079833333326</text:p>
          </table:table-cell>
          <table:table-cell table:style-name="ce3" table:formula="of:=AVERAGE([.H59];[.H63];[.H67])" office:value-type="float" office:value="0.0130283333332954" calcext:value-type="float">
            <text:p>0.013028333333296</text:p>
          </table:table-cell>
          <table:table-cell table:style-name="ce3" table:formula="of:=AVERAGE([.I59];[.I63];[.I67])" office:value-type="float" office:value="2.11799233333333" calcext:value-type="float">
            <text:p>2.11799233333333</text:p>
          </table:table-cell>
          <table:table-cell table:style-name="ce3" table:formula="of:=AVERAGE([.J59];[.J63];[.J67])" office:value-type="float" office:value="0.472908333333408" calcext:value-type="float">
            <text:p>0.472908333333408</text:p>
          </table:table-cell>
          <table:table-cell table:style-name="ce3" table:formula="of:=AVERAGE([.K59];[.K63];[.K67])" office:value-type="float" office:value="0.019958000000012" calcext:value-type="float">
            <text:p>0.019958000000012</text:p>
          </table:table-cell>
          <table:table-cell table:style-name="ce3" table:formula="of:=AVERAGE([.L59];[.L63];[.L67])" office:value-type="float" office:value="0.0655529999999847" calcext:value-type="float">
            <text:p>0.065552999999985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68139999999827" calcext:value-type="float">
            <text:p>0.026813999999983</text:p>
          </table:table-cell>
          <table:table-cell table:style-name="ce4" table:formula="of:=SUM([.C71:.N71])" office:value-type="float" office:value="11.9256932600909" calcext:value-type="float">
            <text:p>11.9256932600909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9483666666814" calcext:value-type="float">
            <text:p>0.479483666666814</text:p>
          </table:table-cell>
          <table:table-cell table:style-name="ce1" table:formula="of:=SUM([.D68:.D71])" office:value-type="float" office:value="0.00671699999990475" calcext:value-type="float">
            <text:p>0.006716999999905</text:p>
          </table:table-cell>
          <table:table-cell table:style-name="ce1" table:formula="of:=SUM([.E68:.E71])" office:value-type="float" office:value="0.940633666666599" calcext:value-type="float">
            <text:p>0.940633666666599</text:p>
          </table:table-cell>
          <table:table-cell table:style-name="ce1" table:formula="of:=SUM([.F68:.F71])" office:value-type="float" office:value="13.2706746260325" calcext:value-type="float">
            <text:p>13.2706746260325</text:p>
          </table:table-cell>
          <table:table-cell table:style-name="ce1" table:formula="of:=SUM([.G68:.G71])" office:value-type="float" office:value="18.6614996666666" calcext:value-type="float">
            <text:p>18.6614996666666</text:p>
          </table:table-cell>
          <table:table-cell table:style-name="ce1" table:formula="of:=SUM([.H68:.H71])" office:value-type="float" office:value="0.0438523333331584" calcext:value-type="float">
            <text:p>0.043852333333158</text:p>
          </table:table-cell>
          <table:table-cell table:style-name="ce1" table:formula="of:=SUM([.I68:.I71])" office:value-type="float" office:value="11.7346626666665" calcext:value-type="float">
            <text:p>11.7346626666665</text:p>
          </table:table-cell>
          <table:table-cell table:style-name="ce1" table:formula="of:=SUM([.J68:.J71])" office:value-type="float" office:value="1.73321333333342" calcext:value-type="float">
            <text:p>1.73321333333342</text:p>
          </table:table-cell>
          <table:table-cell table:style-name="ce1" table:formula="of:=SUM([.K68:.K71])" office:value-type="float" office:value="0.0797863333333073" calcext:value-type="float">
            <text:p>0.079786333333307</text:p>
          </table:table-cell>
          <table:table-cell table:style-name="ce1" table:formula="of:=SUM([.L68:.L71])" office:value-type="float" office:value="0.273744999999963" calcext:value-type="float">
            <text:p>0.273744999999963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6409999999997" calcext:value-type="float">
            <text:p>0.071641</text:p>
          </table:table-cell>
          <table:table-cell table:style-name="ce1" table:formula="of:=SUM([.C72:.N72])" office:value-type="float" office:value="47.2959092926988" calcext:value-type="float">
            <text:p>47.295909292698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9115000000088" calcext:value-type="float">
            <text:p>0.109115000000088</text:p>
          </table:table-cell>
          <table:table-cell office:value-type="float" office:value="0.00168999999993957" calcext:value-type="float">
            <text:p>0.00168999999994</text:p>
          </table:table-cell>
          <table:table-cell office:value-type="float" office:value="0.228462000000036" calcext:value-type="float">
            <text:p>0.228462000000036</text:p>
          </table:table-cell>
          <table:table-cell office:value-type="float" office:value="3.07719922065735" calcext:value-type="float">
            <text:p>3.07719922065735</text:p>
          </table:table-cell>
          <table:table-cell office:value-type="float" office:value="4.340194" calcext:value-type="float">
            <text:p>4.340194</text:p>
          </table:table-cell>
          <table:table-cell office:value-type="float" office:value="0.00454899999999725" calcext:value-type="float">
            <text:p>0.004548999999997</text:p>
          </table:table-cell>
          <table:table-cell office:value-type="float" office:value="5.48960799999998" calcext:value-type="float">
            <text:p>5.48960799999998</text:p>
          </table:table-cell>
          <table:table-cell office:value-type="float" office:value="0.381855000000087" calcext:value-type="float">
            <text:p>0.381855000000087</text:p>
          </table:table-cell>
          <table:table-cell office:value-type="float" office:value="0.0193779999999606" calcext:value-type="float">
            <text:p>0.019377999999961</text:p>
          </table:table-cell>
          <table:table-cell office:value-type="float" office:value="0.0501260000000912" calcext:value-type="float">
            <text:p>0.050126000000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083000000022" calcext:value-type="float">
            <text:p>0.120083000000022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336538000000019" calcext:value-type="float">
            <text:p>0.336538000000019</text:p>
          </table:table-cell>
          <table:table-cell office:value-type="float" office:value="4.66453003883362" calcext:value-type="float">
            <text:p>4.66453003883362</text:p>
          </table:table-cell>
          <table:table-cell office:value-type="float" office:value="9.52923300000009" calcext:value-type="float">
            <text:p>9.52923300000009</text:p>
          </table:table-cell>
          <table:table-cell office:value-type="float" office:value="0.0133190000000241" calcext:value-type="float">
            <text:p>0.013319000000024</text:p>
          </table:table-cell>
          <table:table-cell office:value-type="float" office:value="3.96487000000002" calcext:value-type="float">
            <text:p>3.96487000000002</text:p>
          </table:table-cell>
          <table:table-cell office:value-type="float" office:value="0.668916000000081" calcext:value-type="float">
            <text:p>0.668916000000081</text:p>
          </table:table-cell>
          <table:table-cell office:value-type="float" office:value="0.0235500000000002" calcext:value-type="float">
            <text:p>0.02355</text:p>
          </table:table-cell>
          <table:table-cell office:value-type="float" office:value="0.468850999999972" calcext:value-type="float">
            <text:p>0.468850999999972</text:p>
          </table:table-cell>
          <table:table-cell office:value-type="float" office:value="0.0211229999999887" calcext:value-type="float">
            <text:p>0.02112299999998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04000000033" calcext:value-type="float">
            <text:p>0.120304000000033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37809100000004" calcext:value-type="float">
            <text:p>0.37809100000004</text:p>
          </table:table-cell>
          <table:table-cell office:value-type="float" office:value="5.94938397407532" calcext:value-type="float">
            <text:p>5.94938397407532</text:p>
          </table:table-cell>
          <table:table-cell office:value-type="float" office:value="12.464065" calcext:value-type="float">
            <text:p>12.464065</text:p>
          </table:table-cell>
          <table:table-cell office:value-type="float" office:value="0.0131039999999985" calcext:value-type="float">
            <text:p>0.013103999999999</text:p>
          </table:table-cell>
          <table:table-cell office:value-type="float" office:value="6.65646800000002" calcext:value-type="float">
            <text:p>6.65646800000002</text:p>
          </table:table-cell>
          <table:table-cell office:value-type="float" office:value="0.79725099999996" calcext:value-type="float">
            <text:p>0.79725099999996</text:p>
          </table:table-cell>
          <table:table-cell office:value-type="float" office:value="0.024936999999909" calcext:value-type="float">
            <text:p>0.024936999999909</text:p>
          </table:table-cell>
          <table:table-cell office:value-type="float" office:value="0.64262599999995" calcext:value-type="float">
            <text:p>0.64262599999995</text:p>
          </table:table-cell>
          <table:table-cell office:value-type="float" office:value="0.0246630000000323" calcext:value-type="float">
            <text:p>0.0246630000000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204000000058" calcext:value-type="float">
            <text:p>0.120204000000058</text:p>
          </table:table-cell>
          <table:table-cell office:value-type="float" office:value="0.00168999999993957" calcext:value-type="float">
            <text:p>0.00168999999994</text:p>
          </table:table-cell>
          <table:table-cell office:value-type="float" office:value="0.412719999999922" calcext:value-type="float">
            <text:p>0.412719999999922</text:p>
          </table:table-cell>
          <table:table-cell office:value-type="float" office:value="7.19249153137207" calcext:value-type="float">
            <text:p>7.19249153137207</text:p>
          </table:table-cell>
          <table:table-cell office:value-type="float" office:value="18.527423" calcext:value-type="float">
            <text:p>18.527423</text:p>
          </table:table-cell>
          <table:table-cell office:value-type="float" office:value="0.0131230000000642" calcext:value-type="float">
            <text:p>0.013123000000064</text:p>
          </table:table-cell>
          <table:table-cell office:value-type="float" office:value="5.24762899999996" calcext:value-type="float">
            <text:p>5.24762899999996</text:p>
          </table:table-cell>
          <table:table-cell office:value-type="float" office:value="1.09957599999996" calcext:value-type="float">
            <text:p>1.09957599999996</text:p>
          </table:table-cell>
          <table:table-cell office:value-type="float" office:value="0.0262210000000778" calcext:value-type="float">
            <text:p>0.026221000000078</text:p>
          </table:table-cell>
          <table:table-cell office:value-type="float" office:value="0.79019500000004" calcext:value-type="float">
            <text:p>0.79019500000004</text:p>
          </table:table-cell>
          <table:table-cell office:value-type="float" office:value="0.0281989999999723" calcext:value-type="float">
            <text:p>0.0281989999999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580000000089" calcext:value-type="float">
            <text:p>0.117580000000089</text:p>
          </table:table-cell>
          <table:table-cell office:value-type="float" office:value="0.00166499999988901" calcext:value-type="float">
            <text:p>0.001664999999889</text:p>
          </table:table-cell>
          <table:table-cell office:value-type="float" office:value="0.228179999999952" calcext:value-type="float">
            <text:p>0.228179999999952</text:p>
          </table:table-cell>
          <table:table-cell office:value-type="float" office:value="3.06773900985718" calcext:value-type="float">
            <text:p>3.06773900985718</text:p>
          </table:table-cell>
          <table:table-cell office:value-type="float" office:value="4.33203500000002" calcext:value-type="float">
            <text:p>4.33203500000002</text:p>
          </table:table-cell>
          <table:table-cell office:value-type="float" office:value="0.00452200000006542" calcext:value-type="float">
            <text:p>0.004522000000065</text:p>
          </table:table-cell>
          <table:table-cell office:value-type="float" office:value="5.52546599999994" calcext:value-type="float">
            <text:p>5.52546599999994</text:p>
          </table:table-cell>
          <table:table-cell office:value-type="float" office:value="0.384209000000055" calcext:value-type="float">
            <text:p>0.384209000000055</text:p>
          </table:table-cell>
          <table:table-cell office:value-type="float" office:value="0.0193720000000894" calcext:value-type="float">
            <text:p>0.019372000000089</text:p>
          </table:table-cell>
          <table:table-cell office:value-type="float" office:value="0.0494999999999664" calcext:value-type="float">
            <text:p>0.049499999999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48999999969" calcext:value-type="float">
            <text:p>0.120148999999969</text:p>
          </table:table-cell>
          <table:table-cell office:value-type="float" office:value="0.00168699999994715" calcext:value-type="float">
            <text:p>0.001686999999947</text:p>
          </table:table-cell>
          <table:table-cell office:value-type="float" office:value="0.42446700000005" calcext:value-type="float">
            <text:p>0.42446700000005</text:p>
          </table:table-cell>
          <table:table-cell office:value-type="float" office:value="4.67469358444214" calcext:value-type="float">
            <text:p>4.67469358444214</text:p>
          </table:table-cell>
          <table:table-cell office:value-type="float" office:value="9.48020899999995" calcext:value-type="float">
            <text:p>9.48020899999995</text:p>
          </table:table-cell>
          <table:table-cell office:value-type="float" office:value="0.0131299999999328" calcext:value-type="float">
            <text:p>0.013129999999933</text:p>
          </table:table-cell>
          <table:table-cell office:value-type="float" office:value="3.96615599999996" calcext:value-type="float">
            <text:p>3.96615599999996</text:p>
          </table:table-cell>
          <table:table-cell office:value-type="float" office:value="0.668345000000045" calcext:value-type="float">
            <text:p>0.668345000000045</text:p>
          </table:table-cell>
          <table:table-cell office:value-type="float" office:value="0.0234030000000303" calcext:value-type="float">
            <text:p>0.02340300000003</text:p>
          </table:table-cell>
          <table:table-cell office:value-type="float" office:value="0.467396000000008" calcext:value-type="float">
            <text:p>0.467396000000008</text:p>
          </table:table-cell>
          <table:table-cell office:value-type="float" office:value="0.0215990000000375" calcext:value-type="float">
            <text:p>0.0215990000000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3204999999984" calcext:value-type="float">
            <text:p>0.123204999999984</text:p>
          </table:table-cell>
          <table:table-cell office:value-type="float" office:value="0.00169599999992442" calcext:value-type="float">
            <text:p>0.001695999999924</text:p>
          </table:table-cell>
          <table:table-cell office:value-type="float" office:value="0.378694999999993" calcext:value-type="float">
            <text:p>0.378694999999993</text:p>
          </table:table-cell>
          <table:table-cell office:value-type="float" office:value="6.08181262016296" calcext:value-type="float">
            <text:p>6.08181262016296</text:p>
          </table:table-cell>
          <table:table-cell office:value-type="float" office:value="12.357872" calcext:value-type="float">
            <text:p>12.357872</text:p>
          </table:table-cell>
          <table:table-cell office:value-type="float" office:value="0.013121999999953" calcext:value-type="float">
            <text:p>0.013121999999953</text:p>
          </table:table-cell>
          <table:table-cell office:value-type="float" office:value="6.63499200000001" calcext:value-type="float">
            <text:p>6.63499200000001</text:p>
          </table:table-cell>
          <table:table-cell office:value-type="float" office:value="0.904368999999974" calcext:value-type="float">
            <text:p>0.904368999999974</text:p>
          </table:table-cell>
          <table:table-cell office:value-type="float" office:value="0.0250169999999343" calcext:value-type="float">
            <text:p>0.025016999999934</text:p>
          </table:table-cell>
          <table:table-cell office:value-type="float" office:value="0.641757999999868" calcext:value-type="float">
            <text:p>0.641757999999868</text:p>
          </table:table-cell>
          <table:table-cell office:value-type="float" office:value="0.0246430000000828" calcext:value-type="float">
            <text:p>0.0246430000000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94000000033" calcext:value-type="float">
            <text:p>0.120394000000033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414297000000033" calcext:value-type="float">
            <text:p>0.414297000000033</text:p>
          </table:table-cell>
          <table:table-cell office:value-type="float" office:value="7.54559898376465" calcext:value-type="float">
            <text:p>7.54559898376465</text:p>
          </table:table-cell>
          <table:table-cell office:value-type="float" office:value="18.545306" calcext:value-type="float">
            <text:p>18.545306</text:p>
          </table:table-cell>
          <table:table-cell office:value-type="float" office:value="0.0132529999999633" calcext:value-type="float">
            <text:p>0.013252999999963</text:p>
          </table:table-cell>
          <table:table-cell office:value-type="float" office:value="5.29004599999996" calcext:value-type="float">
            <text:p>5.29004599999996</text:p>
          </table:table-cell>
          <table:table-cell office:value-type="float" office:value="1.11745700000006" calcext:value-type="float">
            <text:p>1.11745700000006</text:p>
          </table:table-cell>
          <table:table-cell office:value-type="float" office:value="0.0261639999999943" calcext:value-type="float">
            <text:p>0.026163999999994</text:p>
          </table:table-cell>
          <table:table-cell office:value-type="float" office:value="0.794266000000221" calcext:value-type="float">
            <text:p>0.794266000000221</text:p>
          </table:table-cell>
          <table:table-cell office:value-type="float" office:value="0.0283439999998336" calcext:value-type="float">
            <text:p>0.0283439999998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78500000014" calcext:value-type="float">
            <text:p>0.11778500000014</text:p>
          </table:table-cell>
          <table:table-cell office:value-type="float" office:value="0.00167799999985618" calcext:value-type="float">
            <text:p>0.001677999999856</text:p>
          </table:table-cell>
          <table:table-cell office:value-type="float" office:value="0.229746000000205" calcext:value-type="float">
            <text:p>0.229746000000205</text:p>
          </table:table-cell>
          <table:table-cell office:value-type="float" office:value="3.19823050498962" calcext:value-type="float">
            <text:p>3.19823050498962</text:p>
          </table:table-cell>
          <table:table-cell office:value-type="float" office:value="4.38245399999983" calcext:value-type="float">
            <text:p>4.38245399999983</text:p>
          </table:table-cell>
          <table:table-cell office:value-type="float" office:value="0.00460300000008829" calcext:value-type="float">
            <text:p>0.004603000000088</text:p>
          </table:table-cell>
          <table:table-cell office:value-type="float" office:value="5.52645699999994" calcext:value-type="float">
            <text:p>5.52645699999994</text:p>
          </table:table-cell>
          <table:table-cell office:value-type="float" office:value="0.475723000000016" calcext:value-type="float">
            <text:p>0.475723000000016</text:p>
          </table:table-cell>
          <table:table-cell office:value-type="float" office:value="0.0194209999999657" calcext:value-type="float">
            <text:p>0.019420999999966</text:p>
          </table:table-cell>
          <table:table-cell office:value-type="float" office:value="0.0494300000000294" calcext:value-type="float">
            <text:p>0.049430000000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57999999922" calcext:value-type="float">
            <text:p>0.120257999999922</text:p>
          </table:table-cell>
          <table:table-cell office:value-type="float" office:value="0.00167799999985618" calcext:value-type="float">
            <text:p>0.001677999999856</text:p>
          </table:table-cell>
          <table:table-cell office:value-type="float" office:value="0.424652000000151" calcext:value-type="float">
            <text:p>0.424652000000151</text:p>
          </table:table-cell>
          <table:table-cell office:value-type="float" office:value="4.67635130882263" calcext:value-type="float">
            <text:p>4.67635130882263</text:p>
          </table:table-cell>
          <table:table-cell office:value-type="float" office:value="9.51835200000005" calcext:value-type="float">
            <text:p>9.51835200000005</text:p>
          </table:table-cell>
          <table:table-cell office:value-type="float" office:value="0.0130990000000111" calcext:value-type="float">
            <text:p>0.013099000000011</text:p>
          </table:table-cell>
          <table:table-cell office:value-type="float" office:value="3.887293" calcext:value-type="float">
            <text:p>3.887293</text:p>
          </table:table-cell>
          <table:table-cell office:value-type="float" office:value="0.672618999999941" calcext:value-type="float">
            <text:p>0.672618999999941</text:p>
          </table:table-cell>
          <table:table-cell office:value-type="float" office:value="0.0237720000000081" calcext:value-type="float">
            <text:p>0.023772000000008</text:p>
          </table:table-cell>
          <table:table-cell office:value-type="float" office:value="0.469675000000052" calcext:value-type="float">
            <text:p>0.469675000000052</text:p>
          </table:table-cell>
          <table:table-cell office:value-type="float" office:value="0.020958999999948" calcext:value-type="float">
            <text:p>0.0209589999999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479999999816" calcext:value-type="float">
            <text:p>0.120479999999816</text:p>
          </table:table-cell>
          <table:table-cell office:value-type="float" office:value="0.00166599999988648" calcext:value-type="float">
            <text:p>0.001665999999886</text:p>
          </table:table-cell>
          <table:table-cell office:value-type="float" office:value="0.382254999999986" calcext:value-type="float">
            <text:p>0.382254999999986</text:p>
          </table:table-cell>
          <table:table-cell office:value-type="float" office:value="6.04501986503601" calcext:value-type="float">
            <text:p>6.04501986503601</text:p>
          </table:table-cell>
          <table:table-cell office:value-type="float" office:value="12.4425620000002" calcext:value-type="float">
            <text:p>12.4425620000002</text:p>
          </table:table-cell>
          <table:table-cell office:value-type="float" office:value="0.0130510000001323" calcext:value-type="float">
            <text:p>0.013051000000132</text:p>
          </table:table-cell>
          <table:table-cell office:value-type="float" office:value="6.60896000000002" calcext:value-type="float">
            <text:p>6.60896000000002</text:p>
          </table:table-cell>
          <table:table-cell office:value-type="float" office:value="0.802036000000044" calcext:value-type="float">
            <text:p>0.802036000000044</text:p>
          </table:table-cell>
          <table:table-cell office:value-type="float" office:value="0.0252140000000054" calcext:value-type="float">
            <text:p>0.025214000000005</text:p>
          </table:table-cell>
          <table:table-cell office:value-type="float" office:value="0.642931000000317" calcext:value-type="float">
            <text:p>0.642931000000317</text:p>
          </table:table-cell>
          <table:table-cell office:value-type="float" office:value="0.024927999999818" calcext:value-type="float">
            <text:p>0.024927999999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511999999962" calcext:value-type="float">
            <text:p>0.120511999999962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410683000000063" calcext:value-type="float">
            <text:p>0.410683000000063</text:p>
          </table:table-cell>
          <table:table-cell office:value-type="float" office:value="7.71487092971802" calcext:value-type="float">
            <text:p>7.71487092971802</text:p>
          </table:table-cell>
          <table:table-cell office:value-type="float" office:value="18.523138" calcext:value-type="float">
            <text:p>18.523138</text:p>
          </table:table-cell>
          <table:table-cell office:value-type="float" office:value="0.0132640000001629" calcext:value-type="float">
            <text:p>0.013264000000163</text:p>
          </table:table-cell>
          <table:table-cell office:value-type="float" office:value="5.31263000000013" calcext:value-type="float">
            <text:p>5.31263000000013</text:p>
          </table:table-cell>
          <table:table-cell office:value-type="float" office:value="1.106855" calcext:value-type="float">
            <text:p>1.106855</text:p>
          </table:table-cell>
          <table:table-cell office:value-type="float" office:value="0.0265280000000985" calcext:value-type="float">
            <text:p>0.026528000000099</text:p>
          </table:table-cell>
          <table:table-cell office:value-type="float" office:value="0.793040000000019" calcext:value-type="float">
            <text:p>0.793040000000019</text:p>
          </table:table-cell>
          <table:table-cell office:value-type="float" office:value="0.0283540000000357" calcext:value-type="float">
            <text:p>0.0283540000000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4826666666772" calcext:value-type="float">
            <text:p>0.114826666666772</text:p>
          </table:table-cell>
          <table:table-cell table:style-name="ce3" table:formula="of:=AVERAGE([.D74];[.D78];[.D82])" office:value-type="float" office:value="0.00167766666656159" calcext:value-type="float">
            <text:p>0.001677666666562</text:p>
          </table:table-cell>
          <table:table-cell table:style-name="ce3" table:formula="of:=AVERAGE([.E74];[.E78];[.E82])" office:value-type="float" office:value="0.228796000000064" calcext:value-type="float">
            <text:p>0.228796000000064</text:p>
          </table:table-cell>
          <table:table-cell table:style-name="ce3" table:formula="of:=AVERAGE([.F74];[.F78];[.F82])" office:value-type="float" office:value="3.11438957850138" calcext:value-type="float">
            <text:p>3.11438957850138</text:p>
          </table:table-cell>
          <table:table-cell table:style-name="ce3" table:formula="of:=AVERAGE([.G74];[.G78];[.G82])" office:value-type="float" office:value="4.35156099999995" calcext:value-type="float">
            <text:p>4.35156099999995</text:p>
          </table:table-cell>
          <table:table-cell table:style-name="ce3" table:formula="of:=AVERAGE([.H74];[.H78];[.H82])" office:value-type="float" office:value="0.00455800000005032" calcext:value-type="float">
            <text:p>0.00455800000005</text:p>
          </table:table-cell>
          <table:table-cell table:style-name="ce3" table:formula="of:=AVERAGE([.I74];[.I78];[.I82])" office:value-type="float" office:value="5.51384366666662" calcext:value-type="float">
            <text:p>5.51384366666662</text:p>
          </table:table-cell>
          <table:table-cell table:style-name="ce3" table:formula="of:=AVERAGE([.J74];[.J78];[.J82])" office:value-type="float" office:value="0.413929000000053" calcext:value-type="float">
            <text:p>0.413929000000053</text:p>
          </table:table-cell>
          <table:table-cell table:style-name="ce3" table:formula="of:=AVERAGE([.K74];[.K78];[.K82])" office:value-type="float" office:value="0.0193903333333386" calcext:value-type="float">
            <text:p>0.019390333333339</text:p>
          </table:table-cell>
          <table:table-cell table:style-name="ce3" table:formula="of:=AVERAGE([.L74];[.L78];[.L82])" office:value-type="float" office:value="0.0496853333333623" calcext:value-type="float">
            <text:p>0.049685333333362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3.8126572451682" calcext:value-type="float">
            <text:p>13.812657245168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20163333333304" calcext:value-type="float">
            <text:p>0.120163333333304</text:p>
          </table:table-cell>
          <table:table-cell table:style-name="ce3" table:formula="of:=AVERAGE([.D75];[.D79];[.D83])" office:value-type="float" office:value="0.00167599999993702" calcext:value-type="float">
            <text:p>0.001675999999937</text:p>
          </table:table-cell>
          <table:table-cell table:style-name="ce3" table:formula="of:=AVERAGE([.E75];[.E79];[.E83])" office:value-type="float" office:value="0.395219000000073" calcext:value-type="float">
            <text:p>0.395219000000073</text:p>
          </table:table-cell>
          <table:table-cell table:style-name="ce3" table:formula="of:=AVERAGE([.F75];[.F79];[.F83])" office:value-type="float" office:value="4.67185831069946" calcext:value-type="float">
            <text:p>4.67185831069946</text:p>
          </table:table-cell>
          <table:table-cell table:style-name="ce3" table:formula="of:=AVERAGE([.G75];[.G79];[.G83])" office:value-type="float" office:value="9.5092646666667" calcext:value-type="float">
            <text:p>9.5092646666667</text:p>
          </table:table-cell>
          <table:table-cell table:style-name="ce3" table:formula="of:=AVERAGE([.H75];[.H79];[.H83])" office:value-type="float" office:value="0.013182666666656" calcext:value-type="float">
            <text:p>0.013182666666656</text:p>
          </table:table-cell>
          <table:table-cell table:style-name="ce3" table:formula="of:=AVERAGE([.I75];[.I79];[.I83])" office:value-type="float" office:value="3.93943966666666" calcext:value-type="float">
            <text:p>3.93943966666666</text:p>
          </table:table-cell>
          <table:table-cell table:style-name="ce3" table:formula="of:=AVERAGE([.J75];[.J79];[.J83])" office:value-type="float" office:value="0.669960000000022" calcext:value-type="float">
            <text:p>0.669960000000022</text:p>
          </table:table-cell>
          <table:table-cell table:style-name="ce3" table:formula="of:=AVERAGE([.K75];[.K79];[.K83])" office:value-type="float" office:value="0.0235750000000129" calcext:value-type="float">
            <text:p>0.023575000000013</text:p>
          </table:table-cell>
          <table:table-cell table:style-name="ce3" table:formula="of:=AVERAGE([.L75];[.L79];[.L83])" office:value-type="float" office:value="0.468640666666677" calcext:value-type="float">
            <text:p>0.468640666666677</text:p>
          </table:table-cell>
          <table:table-cell table:style-name="ce3" table:formula="of:=AVERAGE([.M75];[.M79];[.M83])" office:value-type="float" office:value="0.0212269999999914" calcext:value-type="float">
            <text:p>0.021226999999991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19.8342063106995" calcext:value-type="float">
            <text:p>19.83420631069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21329666666611" calcext:value-type="float">
            <text:p>0.121329666666611</text:p>
          </table:table-cell>
          <table:table-cell table:style-name="ce3" table:formula="of:=AVERAGE([.D76];[.D80];[.D84])" office:value-type="float" office:value="0.00167566666660453" calcext:value-type="float">
            <text:p>0.001675666666605</text:p>
          </table:table-cell>
          <table:table-cell table:style-name="ce3" table:formula="of:=AVERAGE([.E76];[.E80];[.E84])" office:value-type="float" office:value="0.37968033333334" calcext:value-type="float">
            <text:p>0.37968033333334</text:p>
          </table:table-cell>
          <table:table-cell table:style-name="ce3" table:formula="of:=AVERAGE([.F76];[.F80];[.F84])" office:value-type="float" office:value="6.02540548642476" calcext:value-type="float">
            <text:p>6.02540548642476</text:p>
          </table:table-cell>
          <table:table-cell table:style-name="ce3" table:formula="of:=AVERAGE([.G76];[.G80];[.G84])" office:value-type="float" office:value="12.4214996666667" calcext:value-type="float">
            <text:p>12.4214996666667</text:p>
          </table:table-cell>
          <table:table-cell table:style-name="ce3" table:formula="of:=AVERAGE([.H76];[.H80];[.H84])" office:value-type="float" office:value="0.0130923333333613" calcext:value-type="float">
            <text:p>0.013092333333361</text:p>
          </table:table-cell>
          <table:table-cell table:style-name="ce3" table:formula="of:=AVERAGE([.I76];[.I80];[.I84])" office:value-type="float" office:value="6.63347333333335" calcext:value-type="float">
            <text:p>6.63347333333335</text:p>
          </table:table-cell>
          <table:table-cell table:style-name="ce3" table:formula="of:=AVERAGE([.J76];[.J80];[.J84])" office:value-type="float" office:value="0.834551999999993" calcext:value-type="float">
            <text:p>0.834551999999993</text:p>
          </table:table-cell>
          <table:table-cell table:style-name="ce3" table:formula="of:=AVERAGE([.K76];[.K80];[.K84])" office:value-type="float" office:value="0.0250559999999496" calcext:value-type="float">
            <text:p>0.02505599999995</text:p>
          </table:table-cell>
          <table:table-cell table:style-name="ce3" table:formula="of:=AVERAGE([.L76];[.L80];[.L84])" office:value-type="float" office:value="0.642438333333378" calcext:value-type="float">
            <text:p>0.642438333333378</text:p>
          </table:table-cell>
          <table:table-cell table:style-name="ce3" table:formula="of:=AVERAGE([.M76];[.M80];[.M84])" office:value-type="float" office:value="0.0247446666666444" calcext:value-type="float">
            <text:p>0.024744666666644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7.1229474864247" calcext:value-type="float">
            <text:p>27.122947486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20370000000018" calcext:value-type="float">
            <text:p>0.120370000000018</text:p>
          </table:table-cell>
          <table:table-cell table:style-name="ce3" table:formula="of:=AVERAGE([.D77];[.D81];[.D85])" office:value-type="float" office:value="0.00168266666666265" calcext:value-type="float">
            <text:p>0.001682666666663</text:p>
          </table:table-cell>
          <table:table-cell table:style-name="ce3" table:formula="of:=AVERAGE([.E77];[.E81];[.E85])" office:value-type="float" office:value="0.412566666666673" calcext:value-type="float">
            <text:p>0.412566666666673</text:p>
          </table:table-cell>
          <table:table-cell table:style-name="ce3" table:formula="of:=AVERAGE([.F77];[.F81];[.F85])" office:value-type="float" office:value="7.48432048161825" calcext:value-type="float">
            <text:p>7.48432048161825</text:p>
          </table:table-cell>
          <table:table-cell table:style-name="ce3" table:formula="of:=AVERAGE([.G77];[.G81];[.G85])" office:value-type="float" office:value="18.5319556666667" calcext:value-type="float">
            <text:p>18.5319556666667</text:p>
          </table:table-cell>
          <table:table-cell table:style-name="ce3" table:formula="of:=AVERAGE([.H77];[.H81];[.H85])" office:value-type="float" office:value="0.0132133333333968" calcext:value-type="float">
            <text:p>0.013213333333397</text:p>
          </table:table-cell>
          <table:table-cell table:style-name="ce3" table:formula="of:=AVERAGE([.I77];[.I81];[.I85])" office:value-type="float" office:value="5.28343500000002" calcext:value-type="float">
            <text:p>5.28343500000002</text:p>
          </table:table-cell>
          <table:table-cell table:style-name="ce3" table:formula="of:=AVERAGE([.J77];[.J81];[.J85])" office:value-type="float" office:value="1.10796266666667" calcext:value-type="float">
            <text:p>1.10796266666667</text:p>
          </table:table-cell>
          <table:table-cell table:style-name="ce3" table:formula="of:=AVERAGE([.K77];[.K81];[.K85])" office:value-type="float" office:value="0.0263043333333902" calcext:value-type="float">
            <text:p>0.02630433333339</text:p>
          </table:table-cell>
          <table:table-cell table:style-name="ce3" table:formula="of:=AVERAGE([.L77];[.L81];[.L85])" office:value-type="float" office:value="0.792500333333427" calcext:value-type="float">
            <text:p>0.792500333333427</text:p>
          </table:table-cell>
          <table:table-cell table:style-name="ce3" table:formula="of:=AVERAGE([.M77];[.M81];[.M85])" office:value-type="float" office:value="0.0282989999999472" calcext:value-type="float">
            <text:p>0.028298999999947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3.8026101482851" calcext:value-type="float">
            <text:p>33.802610148285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76689666666705" calcext:value-type="float">
            <text:p>0.476689666666705</text:p>
          </table:table-cell>
          <table:table-cell table:style-name="ce1" table:formula="of:=SUM([.D86:.D89])" office:value-type="float" office:value="0.00671199999976579" calcext:value-type="float">
            <text:p>0.006711999999766</text:p>
          </table:table-cell>
          <table:table-cell table:style-name="ce1" table:formula="of:=SUM([.E86:.E89])" office:value-type="float" office:value="1.41626200000015" calcext:value-type="float">
            <text:p>1.41626200000015</text:p>
          </table:table-cell>
          <table:table-cell table:style-name="ce1" table:formula="of:=SUM([.F86:.F89])" office:value-type="float" office:value="21.2959738572439" calcext:value-type="float">
            <text:p>21.2959738572439</text:p>
          </table:table-cell>
          <table:table-cell table:style-name="ce1" table:formula="of:=SUM([.G86:.G89])" office:value-type="float" office:value="44.814281" calcext:value-type="float">
            <text:p>44.814281</text:p>
          </table:table-cell>
          <table:table-cell table:style-name="ce1" table:formula="of:=SUM([.H86:.H89])" office:value-type="float" office:value="0.0440463333334644" calcext:value-type="float">
            <text:p>0.044046333333464</text:p>
          </table:table-cell>
          <table:table-cell table:style-name="ce1" table:formula="of:=SUM([.I86:.I89])" office:value-type="float" office:value="21.3701916666666" calcext:value-type="float">
            <text:p>21.3701916666666</text:p>
          </table:table-cell>
          <table:table-cell table:style-name="ce1" table:formula="of:=SUM([.J86:.J89])" office:value-type="float" office:value="3.02640366666674" calcext:value-type="float">
            <text:p>3.02640366666674</text:p>
          </table:table-cell>
          <table:table-cell table:style-name="ce1" table:formula="of:=SUM([.K86:.K89])" office:value-type="float" office:value="0.0943256666666912" calcext:value-type="float">
            <text:p>0.094325666666691</text:p>
          </table:table-cell>
          <table:table-cell table:style-name="ce1" table:formula="of:=SUM([.L86:.L89])" office:value-type="float" office:value="1.95326466666684" calcext:value-type="float">
            <text:p>1.95326466666684</text:p>
          </table:table-cell>
          <table:table-cell table:style-name="ce1" table:formula="of:=SUM([.M86:.M89])" office:value-type="float" office:value="0.074270666666583" calcext:value-type="float">
            <text:p>0.074270666666583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94.5724211905775" calcext:value-type="float">
            <text:p>94.5724211905775</text:p>
          </table:table-cell>
          <table:table-cell table:number-columns-repeated="1009"/>
        </table:table-row>
      </table:table>
      <table:table table:name="attr_based - h_cp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_cp - quality'.B28:'attr_based - h_cp - quality'.E28 'attr_based - h_cp - quality'.A29:'attr_based - h_cp - quality'.A29 'attr_based - h_cp - quality'.B29:'attr_based - h_cp - quality'.E29 'attr_based - h_cp - quality'.A30:'attr_based - h_cp - quality'.A30 'attr_based - h_cp - quality'.B30:'attr_based - h_cp - quality'.E30 'attr_based - h_cp - quality'.A31:'attr_based - h_cp - quality'.A31 'attr_based - h_cp - quality'.B31:'attr_based - h_cp - quality'.E31 'attr_based - h_cp - quality'.A33:'attr_based - h_cp - quality'.A33 'attr_based - h_cp - quality'.B33:'attr_based - h_cp - quality'.E33 'attr_based - h_cp - quality'.A32:'attr_based - h_cp - quality'.A32 'attr_based - h_cp - quality'.B32:'attr_based - h_cp - quality'.E32 'attr_based - h_cp - quality'.A34:'attr_based - h_cp - quality'.A34 'attr_based - h_cp - quality'.B34:'attr_based - h_cp - quality'.E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7619047619048" calcext:value-type="float">
            <text:p>0.847619047619048</text:p>
          </table:table-cell>
          <table:table-cell office:value-type="float" office:value="0.605442176870748" calcext:value-type="float">
            <text:p>0.605442176870748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706349206349206" calcext:value-type="float">
            <text:p>0.706349206349206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875" calcext:value-type="float">
            <text:p>0.887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5339" calcext:value-type="float">
            <text:p>533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08296943231441" calcext:value-type="float">
            <text:p>0.908296943231441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8623" calcext:value-type="float">
            <text:p>8623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576719576719577" calcext:value-type="float">
            <text:p>0.5767195767195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960352422907489" calcext:value-type="float">
            <text:p>0.960352422907489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  <table:table-cell office:value-type="float" office:value="11143" calcext:value-type="float">
            <text:p>1114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45205479452055" calcext:value-type="float">
            <text:p>0.945205479452055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46" calcext:value-type="float">
            <text:p>146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680272108843537" calcext:value-type="float">
            <text:p>0.680272108843537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0.760456273764259" calcext:value-type="float">
            <text:p>0.760456273764259</text:p>
          </table:table-cell>
          <table:table-cell office:value-type="float" office:value="0.900900900900901" calcext:value-type="float">
            <text:p>0.90090090090090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6" calcext:value-type="float">
            <text:p>2206</text:p>
          </table:table-cell>
          <table:table-cell office:value-type="float" office:value="2353" calcext:value-type="float">
            <text:p>2353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1960784313725" calcext:value-type="float">
            <text:p>0.901960784313725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float" office:value="2326" calcext:value-type="float">
            <text:p>2326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838028169014084" calcext:value-type="float">
            <text:p>0.838028169014084</text:p>
          </table:table-cell>
          <table:table-cell office:value-type="float" office:value="0.967479674796748" calcext:value-type="float">
            <text:p>0.967479674796748</text:p>
          </table:table-cell>
          <table:table-cell office:value-type="float" office:value="0.908396946564885" calcext:value-type="float">
            <text:p>0.908396946564885</text:p>
          </table:table-cell>
          <table:table-cell office:value-type="float" office:value="0.979423868312757" calcext:value-type="float">
            <text:p>0.979423868312757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88" calcext:value-type="float">
            <text:p>988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1" calcext:value-type="float">
            <text:p>2191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7" calcext:value-type="float">
            <text:p>2227</text:p>
          </table:table-cell>
          <table:table-cell office:value-type="float" office:value="1097" calcext:value-type="float">
            <text:p>1097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1292" calcext:value-type="float">
            <text:p>1292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08296943231441" calcext:value-type="float">
            <text:p>0.908296943231441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1827" calcext:value-type="float">
            <text:p>182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6719576719577" calcext:value-type="float">
            <text:p>0.5767195767195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729096989966555" calcext:value-type="float">
            <text:p>0.729096989966555</text:p>
          </table:table-cell>
          <table:table-cell office:value-type="float" office:value="0.964601769911504" calcext:value-type="float">
            <text:p>0.964601769911504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  <table:table-cell office:value-type="float" office:value="3567" calcext:value-type="float">
            <text:p>3567</text:p>
          </table:table-cell>
          <table:table-cell office:value-type="float" office:value="0.985611510791367" calcext:value-type="float">
            <text:p>0.985611510791367</text:p>
          </table:table-cell>
          <table:table-cell office:value-type="float" office:value="0.614349775784753" calcext:value-type="float">
            <text:p>0.61434977578475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756906077348066" calcext:value-type="float">
            <text:p>0.756906077348066</text:p>
          </table:table-cell>
          <table:table-cell office:value-type="float" office:value="0.964788732394366" calcext:value-type="float">
            <text:p>0.964788732394366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9" calcext:value-type="float">
            <text:p>19</text:p>
          </table:table-cell>
          <table:table-cell table:formula="of:=[.J3]-[.K3]+[.N3]+[.B29]" office:value-type="float" office:value="93" calcext:value-type="float">
            <text:p>93</text:p>
          </table:table-cell>
          <table:table-cell table:formula="of:=[.J4]-[.K4]+[.N4]+[.C29]" office:value-type="float" office:value="114" calcext:value-type="float">
            <text:p>114</text:p>
          </table:table-cell>
          <table:table-cell table:formula="of:=[.J5]-[.K5]+[.N5]+[.D29]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9" calcext:value-type="float">
            <text:p>19</text:p>
          </table:table-cell>
          <table:table-cell table:formula="of:=[.J8]-[.K8]+[.N8]" office:value-type="float" office:value="78" calcext:value-type="float">
            <text:p>78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9" calcext:value-type="float">
            <text:p>19</text:p>
          </table:table-cell>
          <table:table-cell table:formula="of:=[.J13]-[.K13]+[.N13]+[.B31]" office:value-type="float" office:value="82" calcext:value-type="float">
            <text:p>82</text:p>
          </table:table-cell>
          <table:table-cell table:formula="of:=[.J14]-[.K14]+[.N14]+[.C31]" office:value-type="float" office:value="102" calcext:value-type="float">
            <text:p>102</text:p>
          </table:table-cell>
          <table:table-cell table:formula="of:=[.J15]-[.K15]+[.N15]+[.D31]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9" calcext:value-type="float">
            <text:p>19</text:p>
          </table:table-cell>
          <table:table-cell table:formula="of:=[.J18]-[.K18]+[.N18]+[.B32]" office:value-type="float" office:value="82" calcext:value-type="float">
            <text:p>82</text:p>
          </table:table-cell>
          <table:table-cell table:formula="of:=[.J19]-[.K19]+[.N19]+[.C32]" office:value-type="float" office:value="101" calcext:value-type="float">
            <text:p>101</text:p>
          </table:table-cell>
          <table:table-cell table:formula="of:=[.J20]-[.K20]+[.N20]+[.D32]"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9" calcext:value-type="float">
            <text:p>19</text:p>
          </table:table-cell>
          <table:table-cell table:formula="of:=[.J23]-[.K23]+[.N23]" office:value-type="float" office:value="78" calcext:value-type="float">
            <text:p>78</text:p>
          </table:table-cell>
          <table:table-cell table:formula="of:=[.J24]-[.K24]+[.N24]" office:value-type="float" office:value="81" calcext:value-type="float">
            <text:p>81</text:p>
          </table:table-cell>
          <table:table-cell table:formula="of:=[.J25]-[.K25]+[.N25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_cp - time" table:style-name="ta1">
        <table:shapes>
          <draw:frame draw:z-index="0" draw:style-name="gr1" draw:text-style-name="P1" svg:width="159.99mm" svg:height="89.99mm" svg:x="16.17mm" svg:y="451.56mm">
            <draw:object draw:notify-on-update-of-ranges="'attr_based - h_cp - time'.B94:'attr_based - h_cp - time'.B98 'attr_based - h_cp - time'.C93:'attr_based - h_cp - time'.C93 'attr_based - h_cp - time'.C94:'attr_based - h_cp - time'.C98 'attr_based - h_cp - time'.D93:'attr_based - h_cp - time'.D93 'attr_based - h_cp - time'.D94:'attr_based - h_cp - time'.D98 'attr_based - h_cp - time'.E93:'attr_based - h_cp - time'.E93 'attr_based - h_cp - time'.E94:'attr_based - h_cp - time'.E98 'attr_based - h_cp - time'.F93:'attr_based - h_cp - time'.F93 'attr_based - h_cp - time'.F94:'attr_based - h_cp - time'.F98 'attr_based - h_cp - time'.G93:'attr_based - h_cp - time'.G93 'attr_based - h_cp - time'.G94:'attr_based - h_cp - time'.G98 'attr_based - h_cp - time'.H93:'attr_based - h_cp - time'.H93 'attr_based - h_cp - time'.H94:'attr_based - h_cp - time'.H98 'attr_based - h_cp - time'.I93:'attr_based - h_cp - time'.I93 'attr_based - h_cp - time'.I94:'attr_based - h_cp - time'.I98 'attr_based - h_cp - time'.J93:'attr_based - h_cp - time'.J93 'attr_based - h_cp - time'.J94:'attr_based - h_cp - time'.J98 'attr_based - h_cp - time'.K93:'attr_based - h_cp - time'.K93 'attr_based - h_cp - time'.K94:'attr_based - h_cp - time'.K98 'attr_based - h_cp - time'.L93:'attr_based - h_cp - time'.L93 'attr_based - h_cp - time'.L94:'attr_based - h_cp - time'.L98 'attr_based - h_cp - time'.M93:'attr_based - h_cp - time'.M93 'attr_based - h_cp - time'.M94:'attr_based - h_cp - time'.M98 'attr_based - h_cp - time'.N93:'attr_based - h_cp - time'.N93 'attr_based - h_cp - time'.N94:'attr_based - h_cp - time'.N9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8975" calcext:value-type="float">
            <text:p>0.118975</text:p>
          </table:table-cell>
          <table:table-cell office:value-type="float" office:value="0.00163899999999995" calcext:value-type="float">
            <text:p>0.001639</text:p>
          </table:table-cell>
          <table:table-cell office:value-type="float" office:value="0.211115" calcext:value-type="float">
            <text:p>0.211115</text:p>
          </table:table-cell>
          <table:table-cell office:value-type="float" office:value="2.99880838394165" calcext:value-type="float">
            <text:p>2.99880838394165</text:p>
          </table:table-cell>
          <table:table-cell office:value-type="float" office:value="3.962897" calcext:value-type="float">
            <text:p>3.962897</text:p>
          </table:table-cell>
          <table:table-cell office:value-type="float" office:value="0.00482599999999955" calcext:value-type="float">
            <text:p>0.004826</text:p>
          </table:table-cell>
          <table:table-cell office:value-type="float" office:value="5.847443" calcext:value-type="float">
            <text:p>5.847443</text:p>
          </table:table-cell>
          <table:table-cell office:value-type="float" office:value="0.334817999999998" calcext:value-type="float">
            <text:p>0.334817999999998</text:p>
          </table:table-cell>
          <table:table-cell office:value-type="float" office:value="0.0186379999999993" calcext:value-type="float">
            <text:p>0.018637999999999</text:p>
          </table:table-cell>
          <table:table-cell office:value-type="float" office:value="0.0455279999999991" calcext:value-type="float">
            <text:p>0.045527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742" calcext:value-type="float">
            <text:p>0.117742</text:p>
          </table:table-cell>
          <table:table-cell office:value-type="float" office:value="0.0016709999999982" calcext:value-type="float">
            <text:p>0.001670999999998</text:p>
          </table:table-cell>
          <table:table-cell office:value-type="float" office:value="0.211548999999998" calcext:value-type="float">
            <text:p>0.211548999999998</text:p>
          </table:table-cell>
          <table:table-cell office:value-type="float" office:value="3.00355315208435" calcext:value-type="float">
            <text:p>3.00355315208435</text:p>
          </table:table-cell>
          <table:table-cell office:value-type="float" office:value="5.244407" calcext:value-type="float">
            <text:p>5.244407</text:p>
          </table:table-cell>
          <table:table-cell office:value-type="float" office:value="0.00466600000000028" calcext:value-type="float">
            <text:p>0.004666</text:p>
          </table:table-cell>
          <table:table-cell office:value-type="float" office:value="7.595749" calcext:value-type="float">
            <text:p>7.595749</text:p>
          </table:table-cell>
          <table:table-cell office:value-type="float" office:value="0.376374999999996" calcext:value-type="float">
            <text:p>0.376374999999996</text:p>
          </table:table-cell>
          <table:table-cell office:value-type="float" office:value="0.0189110000000028" calcext:value-type="float">
            <text:p>0.018911000000003</text:p>
          </table:table-cell>
          <table:table-cell office:value-type="float" office:value="0.0449290000000033" calcext:value-type="float">
            <text:p>0.044929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94489999999995" calcext:value-type="float">
            <text:p>0.194489999999995</text:p>
          </table:table-cell>
          <table:table-cell office:value-type="float" office:value="0.00164300000000139" calcext:value-type="float">
            <text:p>0.001643000000001</text:p>
          </table:table-cell>
          <table:table-cell office:value-type="float" office:value="0.222644000000002" calcext:value-type="float">
            <text:p>0.222644000000002</text:p>
          </table:table-cell>
          <table:table-cell office:value-type="float" office:value="2.96793389320374" calcext:value-type="float">
            <text:p>2.96793389320374</text:p>
          </table:table-cell>
          <table:table-cell office:value-type="float" office:value="4.016511" calcext:value-type="float">
            <text:p>4.016511</text:p>
          </table:table-cell>
          <table:table-cell office:value-type="float" office:value="0.00465400000000216" calcext:value-type="float">
            <text:p>0.004654000000002</text:p>
          </table:table-cell>
          <table:table-cell office:value-type="float" office:value="6.661978" calcext:value-type="float">
            <text:p>6.661978</text:p>
          </table:table-cell>
          <table:table-cell office:value-type="float" office:value="0.355632999999997" calcext:value-type="float">
            <text:p>0.355632999999997</text:p>
          </table:table-cell>
          <table:table-cell office:value-type="float" office:value="0.0191300000000041" calcext:value-type="float">
            <text:p>0.019130000000004</text:p>
          </table:table-cell>
          <table:table-cell office:value-type="float" office:value="0.0449020000000004" calcext:value-type="float">
            <text:p>0.044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97" calcext:value-type="float">
            <text:p>0.118499999999997</text:p>
          </table:table-cell>
          <table:table-cell office:value-type="float" office:value="0.00168000000000035" calcext:value-type="float">
            <text:p>0.00168</text:p>
          </table:table-cell>
          <table:table-cell office:value-type="float" office:value="0.211082999999995" calcext:value-type="float">
            <text:p>0.211082999999995</text:p>
          </table:table-cell>
          <table:table-cell office:value-type="float" office:value="3.09282207489014" calcext:value-type="float">
            <text:p>3.09282207489014</text:p>
          </table:table-cell>
          <table:table-cell office:value-type="float" office:value="6.256828" calcext:value-type="float">
            <text:p>6.256828</text:p>
          </table:table-cell>
          <table:table-cell office:value-type="float" office:value="0.00463200000000086" calcext:value-type="float">
            <text:p>0.004632000000001</text:p>
          </table:table-cell>
          <table:table-cell office:value-type="float" office:value="7.255428" calcext:value-type="float">
            <text:p>7.255428</text:p>
          </table:table-cell>
          <table:table-cell office:value-type="float" office:value="0.404368000000005" calcext:value-type="float">
            <text:p>0.404368000000005</text:p>
          </table:table-cell>
          <table:table-cell office:value-type="float" office:value="0.0191889999999972" calcext:value-type="float">
            <text:p>0.019188999999997</text:p>
          </table:table-cell>
          <table:table-cell office:value-type="float" office:value="0.0444490000000002" calcext:value-type="float">
            <text:p>0.044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334000000004" calcext:value-type="float">
            <text:p>0.115334000000004</text:p>
          </table:table-cell>
          <table:table-cell office:value-type="float" office:value="0.00165499999999952" calcext:value-type="float">
            <text:p>0.001655</text:p>
          </table:table-cell>
          <table:table-cell office:value-type="float" office:value="0.210975999999988" calcext:value-type="float">
            <text:p>0.210975999999988</text:p>
          </table:table-cell>
          <table:table-cell office:value-type="float" office:value="3.06054425239563" calcext:value-type="float">
            <text:p>3.06054425239563</text:p>
          </table:table-cell>
          <table:table-cell office:value-type="float" office:value="3.94333800000001" calcext:value-type="float">
            <text:p>3.94333800000001</text:p>
          </table:table-cell>
          <table:table-cell office:value-type="float" office:value="0.004493999999994" calcext:value-type="float">
            <text:p>0.004493999999994</text:p>
          </table:table-cell>
          <table:table-cell office:value-type="float" office:value="5.977169" calcext:value-type="float">
            <text:p>5.977169</text:p>
          </table:table-cell>
          <table:table-cell office:value-type="float" office:value="0.332774000000001" calcext:value-type="float">
            <text:p>0.332774000000001</text:p>
          </table:table-cell>
          <table:table-cell office:value-type="float" office:value="0.0187180000000069" calcext:value-type="float">
            <text:p>0.018718000000007</text:p>
          </table:table-cell>
          <table:table-cell office:value-type="float" office:value="0.045929000000001" calcext:value-type="float">
            <text:p>0.045929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03000000004" calcext:value-type="float">
            <text:p>0.118503000000004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2454999999991" calcext:value-type="float">
            <text:p>0.212454999999991</text:p>
          </table:table-cell>
          <table:table-cell office:value-type="float" office:value="3.14762043952942" calcext:value-type="float">
            <text:p>3.14762043952942</text:p>
          </table:table-cell>
          <table:table-cell office:value-type="float" office:value="5.273417" calcext:value-type="float">
            <text:p>5.273417</text:p>
          </table:table-cell>
          <table:table-cell office:value-type="float" office:value="0.00462299999999516" calcext:value-type="float">
            <text:p>0.004622999999995</text:p>
          </table:table-cell>
          <table:table-cell office:value-type="float" office:value="7.57066300000001" calcext:value-type="float">
            <text:p>7.57066300000001</text:p>
          </table:table-cell>
          <table:table-cell office:value-type="float" office:value="0.379937999999996" calcext:value-type="float">
            <text:p>0.379937999999996</text:p>
          </table:table-cell>
          <table:table-cell office:value-type="float" office:value="0.0188799999999958" calcext:value-type="float">
            <text:p>0.018879999999996</text:p>
          </table:table-cell>
          <table:table-cell office:value-type="float" office:value="0.0446730000000031" calcext:value-type="float">
            <text:p>0.044673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84999999989" calcext:value-type="float">
            <text:p>0.118384999999989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0195000000004" calcext:value-type="float">
            <text:p>0.220195000000004</text:p>
          </table:table-cell>
          <table:table-cell office:value-type="float" office:value="3.14940977096558" calcext:value-type="float">
            <text:p>3.14940977096558</text:p>
          </table:table-cell>
          <table:table-cell office:value-type="float" office:value="4.04844900000001" calcext:value-type="float">
            <text:p>4.04844900000001</text:p>
          </table:table-cell>
          <table:table-cell office:value-type="float" office:value="0.00465799999999206" calcext:value-type="float">
            <text:p>0.004657999999992</text:p>
          </table:table-cell>
          <table:table-cell office:value-type="float" office:value="6.631967" calcext:value-type="float">
            <text:p>6.631967</text:p>
          </table:table-cell>
          <table:table-cell office:value-type="float" office:value="0.354810999999998" calcext:value-type="float">
            <text:p>0.354810999999998</text:p>
          </table:table-cell>
          <table:table-cell office:value-type="float" office:value="0.0192720000000008" calcext:value-type="float">
            <text:p>0.019272000000001</text:p>
          </table:table-cell>
          <table:table-cell office:value-type="float" office:value="0.0451979999999992" calcext:value-type="float">
            <text:p>0.045197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23000000011" calcext:value-type="float">
            <text:p>0.118123000000011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2252000000007" calcext:value-type="float">
            <text:p>0.212252000000007</text:p>
          </table:table-cell>
          <table:table-cell office:value-type="float" office:value="3.24599838256836" calcext:value-type="float">
            <text:p>3.24599838256836</text:p>
          </table:table-cell>
          <table:table-cell office:value-type="float" office:value="6.29285899999999" calcext:value-type="float">
            <text:p>6.29285899999999</text:p>
          </table:table-cell>
          <table:table-cell office:value-type="float" office:value="0.00461599999999862" calcext:value-type="float">
            <text:p>0.004615999999999</text:p>
          </table:table-cell>
          <table:table-cell office:value-type="float" office:value="7.27229" calcext:value-type="float">
            <text:p>7.27229</text:p>
          </table:table-cell>
          <table:table-cell office:value-type="float" office:value="0.399445000000014" calcext:value-type="float">
            <text:p>0.399445000000014</text:p>
          </table:table-cell>
          <table:table-cell office:value-type="float" office:value="0.0191839999999957" calcext:value-type="float">
            <text:p>0.019183999999996</text:p>
          </table:table-cell>
          <table:table-cell office:value-type="float" office:value="0.0446509999999876" calcext:value-type="float">
            <text:p>0.044650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6299999998" calcext:value-type="float">
            <text:p>0.11556299999998</text:p>
          </table:table-cell>
          <table:table-cell office:value-type="float" office:value="0.00166200000001027" calcext:value-type="float">
            <text:p>0.00166200000001</text:p>
          </table:table-cell>
          <table:table-cell office:value-type="float" office:value="0.211503999999991" calcext:value-type="float">
            <text:p>0.211503999999991</text:p>
          </table:table-cell>
          <table:table-cell office:value-type="float" office:value="3.03106570243835" calcext:value-type="float">
            <text:p>3.03106570243835</text:p>
          </table:table-cell>
          <table:table-cell office:value-type="float" office:value="3.956299" calcext:value-type="float">
            <text:p>3.956299</text:p>
          </table:table-cell>
          <table:table-cell office:value-type="float" office:value="0.00468800000001579" calcext:value-type="float">
            <text:p>0.004688000000016</text:p>
          </table:table-cell>
          <table:table-cell office:value-type="float" office:value="5.961569" calcext:value-type="float">
            <text:p>5.961569</text:p>
          </table:table-cell>
          <table:table-cell office:value-type="float" office:value="0.338696999999996" calcext:value-type="float">
            <text:p>0.338696999999996</text:p>
          </table:table-cell>
          <table:table-cell office:value-type="float" office:value="0.0188300000000083" calcext:value-type="float">
            <text:p>0.018830000000008</text:p>
          </table:table-cell>
          <table:table-cell office:value-type="float" office:value="0.0459320000000218" calcext:value-type="float">
            <text:p>0.045932000000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07000000001" calcext:value-type="float">
            <text:p>0.118707000000001</text:p>
          </table:table-cell>
          <table:table-cell office:value-type="float" office:value="0.00167500000000587" calcext:value-type="float">
            <text:p>0.001675000000006</text:p>
          </table:table-cell>
          <table:table-cell office:value-type="float" office:value="0.213662999999997" calcext:value-type="float">
            <text:p>0.213662999999997</text:p>
          </table:table-cell>
          <table:table-cell office:value-type="float" office:value="3.16550517082214" calcext:value-type="float">
            <text:p>3.16550517082214</text:p>
          </table:table-cell>
          <table:table-cell office:value-type="float" office:value="5.28428500000001" calcext:value-type="float">
            <text:p>5.28428500000001</text:p>
          </table:table-cell>
          <table:table-cell office:value-type="float" office:value="0.00465200000002142" calcext:value-type="float">
            <text:p>0.004652000000021</text:p>
          </table:table-cell>
          <table:table-cell office:value-type="float" office:value="7.462808" calcext:value-type="float">
            <text:p>7.462808</text:p>
          </table:table-cell>
          <table:table-cell office:value-type="float" office:value="0.383044999999981" calcext:value-type="float">
            <text:p>0.383044999999981</text:p>
          </table:table-cell>
          <table:table-cell office:value-type="float" office:value="0.018921000000006" calcext:value-type="float">
            <text:p>0.018921000000006</text:p>
          </table:table-cell>
          <table:table-cell office:value-type="float" office:value="0.0445190000000082" calcext:value-type="float">
            <text:p>0.044519000000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51000000015" calcext:value-type="float">
            <text:p>0.118251000000015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1141999999986" calcext:value-type="float">
            <text:p>0.221141999999986</text:p>
          </table:table-cell>
          <table:table-cell office:value-type="float" office:value="3.07820725440979" calcext:value-type="float">
            <text:p>3.07820725440979</text:p>
          </table:table-cell>
          <table:table-cell office:value-type="float" office:value="4.02012500000001" calcext:value-type="float">
            <text:p>4.02012500000001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6.53197399999999" calcext:value-type="float">
            <text:p>6.53197399999999</text:p>
          </table:table-cell>
          <table:table-cell office:value-type="float" office:value="0.35603900000001" calcext:value-type="float">
            <text:p>0.35603900000001</text:p>
          </table:table-cell>
          <table:table-cell office:value-type="float" office:value="0.0190739999999892" calcext:value-type="float">
            <text:p>0.019073999999989</text:p>
          </table:table-cell>
          <table:table-cell office:value-type="float" office:value="0.0449669999999855" calcext:value-type="float">
            <text:p>0.044966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517999999995" calcext:value-type="float">
            <text:p>0.118517999999995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2195000000008" calcext:value-type="float">
            <text:p>0.212195000000008</text:p>
          </table:table-cell>
          <table:table-cell office:value-type="float" office:value="3.17753767967224" calcext:value-type="float">
            <text:p>3.17753767967224</text:p>
          </table:table-cell>
          <table:table-cell office:value-type="float" office:value="6.267247" calcext:value-type="float">
            <text:p>6.267247</text:p>
          </table:table-cell>
          <table:table-cell office:value-type="float" office:value="0.00464900000000057" calcext:value-type="float">
            <text:p>0.004649000000001</text:p>
          </table:table-cell>
          <table:table-cell office:value-type="float" office:value="7.26487399999999" calcext:value-type="float">
            <text:p>7.26487399999999</text:p>
          </table:table-cell>
          <table:table-cell office:value-type="float" office:value="0.400760999999989" calcext:value-type="float">
            <text:p>0.400760999999989</text:p>
          </table:table-cell>
          <table:table-cell office:value-type="float" office:value="0.0191549999999836" calcext:value-type="float">
            <text:p>0.019154999999984</text:p>
          </table:table-cell>
          <table:table-cell office:value-type="float" office:value="0.0446739999999863" calcext:value-type="float">
            <text:p>0.044673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6623999999995" calcext:value-type="float">
            <text:p>0.116623999999995</text:p>
          </table:table-cell>
          <table:table-cell table:style-name="ce3" table:formula="of:=AVERAGE([.D2];[.D6];[.D10])" office:value-type="float" office:value="0.00165200000000325" calcext:value-type="float">
            <text:p>0.001652000000003</text:p>
          </table:table-cell>
          <table:table-cell table:style-name="ce3" table:formula="of:=AVERAGE([.E2];[.E6];[.E10])" office:value-type="float" office:value="0.211198333333326" calcext:value-type="float">
            <text:p>0.211198333333326</text:p>
          </table:table-cell>
          <table:table-cell table:style-name="ce3" table:formula="of:=AVERAGE([.F2];[.F6];[.F10])" office:value-type="float" office:value="3.03013944625854" calcext:value-type="float">
            <text:p>3.03013944625854</text:p>
          </table:table-cell>
          <table:table-cell table:style-name="ce3" table:formula="of:=AVERAGE([.G2];[.G6];[.G10])" office:value-type="float" office:value="3.954178" calcext:value-type="float">
            <text:p>3.954178</text:p>
          </table:table-cell>
          <table:table-cell table:style-name="ce3" table:formula="of:=AVERAGE([.H2];[.H6];[.H10])" office:value-type="float" office:value="0.00466933333333645" calcext:value-type="float">
            <text:p>0.004669333333336</text:p>
          </table:table-cell>
          <table:table-cell table:style-name="ce3" table:formula="of:=AVERAGE([.I2];[.I6];[.I10])" office:value-type="float" office:value="5.928727" calcext:value-type="float">
            <text:p>5.928727</text:p>
          </table:table-cell>
          <table:table-cell table:style-name="ce3" table:formula="of:=AVERAGE([.J2];[.J6];[.J10])" office:value-type="float" office:value="0.335429666666665" calcext:value-type="float">
            <text:p>0.335429666666665</text:p>
          </table:table-cell>
          <table:table-cell table:style-name="ce3" table:formula="of:=AVERAGE([.K2];[.K6];[.K10])" office:value-type="float" office:value="0.0187286666666715" calcext:value-type="float">
            <text:p>0.018728666666672</text:p>
          </table:table-cell>
          <table:table-cell table:style-name="ce3" table:formula="of:=AVERAGE([.L2];[.L6];[.L10])" office:value-type="float" office:value="0.0457963333333406" calcext:value-type="float">
            <text:p>0.04579633333334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3.6471427795919" calcext:value-type="float">
            <text:p>13.647142779591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317333333335" calcext:value-type="float">
            <text:p>0.118317333333335</text:p>
          </table:table-cell>
          <table:table-cell table:style-name="ce3" table:formula="of:=AVERAGE([.D3];[.D7];[.D11])" office:value-type="float" office:value="0.00166866666666839" calcext:value-type="float">
            <text:p>0.001668666666668</text:p>
          </table:table-cell>
          <table:table-cell table:style-name="ce3" table:formula="of:=AVERAGE([.E3];[.E7];[.E11])" office:value-type="float" office:value="0.212555666666662" calcext:value-type="float">
            <text:p>0.212555666666662</text:p>
          </table:table-cell>
          <table:table-cell table:style-name="ce3" table:formula="of:=AVERAGE([.F3];[.F7];[.F11])" office:value-type="float" office:value="3.10555958747864" calcext:value-type="float">
            <text:p>3.10555958747864</text:p>
          </table:table-cell>
          <table:table-cell table:style-name="ce3" table:formula="of:=AVERAGE([.G3];[.G7];[.G11])" office:value-type="float" office:value="5.26736966666667" calcext:value-type="float">
            <text:p>5.26736966666667</text:p>
          </table:table-cell>
          <table:table-cell table:style-name="ce3" table:formula="of:=AVERAGE([.H3];[.H7];[.H11])" office:value-type="float" office:value="0.00464700000000562" calcext:value-type="float">
            <text:p>0.004647000000006</text:p>
          </table:table-cell>
          <table:table-cell table:style-name="ce3" table:formula="of:=AVERAGE([.I3];[.I7];[.I11])" office:value-type="float" office:value="7.54307333333334" calcext:value-type="float">
            <text:p>7.54307333333334</text:p>
          </table:table-cell>
          <table:table-cell table:style-name="ce3" table:formula="of:=AVERAGE([.J3];[.J7];[.J11])" office:value-type="float" office:value="0.379785999999991" calcext:value-type="float">
            <text:p>0.379785999999991</text:p>
          </table:table-cell>
          <table:table-cell table:style-name="ce3" table:formula="of:=AVERAGE([.K3];[.K7];[.K11])" office:value-type="float" office:value="0.0189040000000015" calcext:value-type="float">
            <text:p>0.018904000000002</text:p>
          </table:table-cell>
          <table:table-cell table:style-name="ce3" table:formula="of:=AVERAGE([.L3];[.L7];[.L11])" office:value-type="float" office:value="0.0447070000000049" calcext:value-type="float">
            <text:p>0.04470700000000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6.6965882541453" calcext:value-type="float">
            <text:p>16.696588254145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43708666666666" calcext:value-type="float">
            <text:p>0.143708666666666</text:p>
          </table:table-cell>
          <table:table-cell table:style-name="ce3" table:formula="of:=AVERAGE([.D4];[.D8];[.D12])" office:value-type="float" office:value="0.00165133333333263" calcext:value-type="float">
            <text:p>0.001651333333333</text:p>
          </table:table-cell>
          <table:table-cell table:style-name="ce3" table:formula="of:=AVERAGE([.E4];[.E8];[.E12])" office:value-type="float" office:value="0.221326999999997" calcext:value-type="float">
            <text:p>0.221326999999997</text:p>
          </table:table-cell>
          <table:table-cell table:style-name="ce3" table:formula="of:=AVERAGE([.F4];[.F8];[.F12])" office:value-type="float" office:value="3.06518363952637" calcext:value-type="float">
            <text:p>3.06518363952637</text:p>
          </table:table-cell>
          <table:table-cell table:style-name="ce3" table:formula="of:=AVERAGE([.G4];[.G8];[.G12])" office:value-type="float" office:value="4.02836166666667" calcext:value-type="float">
            <text:p>4.02836166666667</text:p>
          </table:table-cell>
          <table:table-cell table:style-name="ce3" table:formula="of:=AVERAGE([.H4];[.H8];[.H12])" office:value-type="float" office:value="0.00465866666666178" calcext:value-type="float">
            <text:p>0.004658666666662</text:p>
          </table:table-cell>
          <table:table-cell table:style-name="ce3" table:formula="of:=AVERAGE([.I4];[.I8];[.I12])" office:value-type="float" office:value="6.60863966666666" calcext:value-type="float">
            <text:p>6.60863966666666</text:p>
          </table:table-cell>
          <table:table-cell table:style-name="ce3" table:formula="of:=AVERAGE([.J4];[.J8];[.J12])" office:value-type="float" office:value="0.355494333333335" calcext:value-type="float">
            <text:p>0.355494333333335</text:p>
          </table:table-cell>
          <table:table-cell table:style-name="ce3" table:formula="of:=AVERAGE([.K4];[.K8];[.K12])" office:value-type="float" office:value="0.0191586666666647" calcext:value-type="float">
            <text:p>0.019158666666665</text:p>
          </table:table-cell>
          <table:table-cell table:style-name="ce3" table:formula="of:=AVERAGE([.L4];[.L8];[.L12])" office:value-type="float" office:value="0.0450223333333284" calcext:value-type="float">
            <text:p>0.045022333333328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4.4932059728597" calcext:value-type="float">
            <text:p>14.493205972859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80333333334" calcext:value-type="float">
            <text:p>0.118380333333334</text:p>
          </table:table-cell>
          <table:table-cell table:style-name="ce3" table:formula="of:=AVERAGE([.D5];[.D9];[.D13])" office:value-type="float" office:value="0.0016673333333325" calcext:value-type="float">
            <text:p>0.001667333333333</text:p>
          </table:table-cell>
          <table:table-cell table:style-name="ce3" table:formula="of:=AVERAGE([.E5];[.E9];[.E13])" office:value-type="float" office:value="0.211843333333337" calcext:value-type="float">
            <text:p>0.211843333333337</text:p>
          </table:table-cell>
          <table:table-cell table:style-name="ce3" table:formula="of:=AVERAGE([.F5];[.F9];[.F13])" office:value-type="float" office:value="3.17211937904358" calcext:value-type="float">
            <text:p>3.17211937904358</text:p>
          </table:table-cell>
          <table:table-cell table:style-name="ce3" table:formula="of:=AVERAGE([.G5];[.G9];[.G13])" office:value-type="float" office:value="6.27231133333333" calcext:value-type="float">
            <text:p>6.27231133333333</text:p>
          </table:table-cell>
          <table:table-cell table:style-name="ce3" table:formula="of:=AVERAGE([.H5];[.H9];[.H13])" office:value-type="float" office:value="0.00463233333333335" calcext:value-type="float">
            <text:p>0.004632333333333</text:p>
          </table:table-cell>
          <table:table-cell table:style-name="ce3" table:formula="of:=AVERAGE([.I5];[.I9];[.I13])" office:value-type="float" office:value="7.26419733333333" calcext:value-type="float">
            <text:p>7.26419733333333</text:p>
          </table:table-cell>
          <table:table-cell table:style-name="ce3" table:formula="of:=AVERAGE([.J5];[.J9];[.J13])" office:value-type="float" office:value="0.401524666666669" calcext:value-type="float">
            <text:p>0.401524666666669</text:p>
          </table:table-cell>
          <table:table-cell table:style-name="ce3" table:formula="of:=AVERAGE([.K5];[.K9];[.K13])" office:value-type="float" office:value="0.0191759999999922" calcext:value-type="float">
            <text:p>0.019175999999992</text:p>
          </table:table-cell>
          <table:table-cell table:style-name="ce3" table:formula="of:=AVERAGE([.L5];[.L9];[.L13])" office:value-type="float" office:value="0.0445913333333247" calcext:value-type="float">
            <text:p>0.044591333333325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5104433790436" calcext:value-type="float">
            <text:p>17.51044337904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9703033333333" calcext:value-type="float">
            <text:p>0.49703033333333</text:p>
          </table:table-cell>
          <table:table-cell table:style-name="ce1" table:formula="of:=SUM([.D14:.D17])" office:value-type="float" office:value="0.00663933333333678" calcext:value-type="float">
            <text:p>0.006639333333337</text:p>
          </table:table-cell>
          <table:table-cell table:style-name="ce1" table:formula="of:=SUM([.E14:.E17])" office:value-type="float" office:value="0.856924333333322" calcext:value-type="float">
            <text:p>0.856924333333322</text:p>
          </table:table-cell>
          <table:table-cell table:style-name="ce1" table:formula="of:=SUM([.F14:.F17])" office:value-type="float" office:value="12.3730020523071" calcext:value-type="float">
            <text:p>12.3730020523071</text:p>
          </table:table-cell>
          <table:table-cell table:style-name="ce1" table:formula="of:=SUM([.G14:.G17])" office:value-type="float" office:value="19.5222206666667" calcext:value-type="float">
            <text:p>19.5222206666667</text:p>
          </table:table-cell>
          <table:table-cell table:style-name="ce1" table:formula="of:=SUM([.H14:.H17])" office:value-type="float" office:value="0.0186073333333372" calcext:value-type="float">
            <text:p>0.018607333333337</text:p>
          </table:table-cell>
          <table:table-cell table:style-name="ce1" table:formula="of:=SUM([.I14:.I17])" office:value-type="float" office:value="27.3446373333333" calcext:value-type="float">
            <text:p>27.3446373333333</text:p>
          </table:table-cell>
          <table:table-cell table:style-name="ce1" table:formula="of:=SUM([.J14:.J17])" office:value-type="float" office:value="1.47223466666666" calcext:value-type="float">
            <text:p>1.47223466666666</text:p>
          </table:table-cell>
          <table:table-cell table:style-name="ce1" table:formula="of:=SUM([.K14:.K17])" office:value-type="float" office:value="0.0759673333333299" calcext:value-type="float">
            <text:p>0.07596733333333</text:p>
          </table:table-cell>
          <table:table-cell table:style-name="ce1" table:formula="of:=SUM([.L14:.L17])" office:value-type="float" office:value="0.180116999999999" calcext:value-type="float">
            <text:p>0.180116999999999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2.3473803856404" calcext:value-type="float">
            <text:p>62.347380385640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075999999988" calcext:value-type="float">
            <text:p>0.115075999999988</text:p>
          </table:table-cell>
          <table:table-cell office:value-type="float" office:value="0.00166100000001279" calcext:value-type="float">
            <text:p>0.001661000000013</text:p>
          </table:table-cell>
          <table:table-cell office:value-type="float" office:value="0.210635999999994" calcext:value-type="float">
            <text:p>0.210635999999994</text:p>
          </table:table-cell>
          <table:table-cell office:value-type="float" office:value="3.06341624259949" calcext:value-type="float">
            <text:p>3.06341624259949</text:p>
          </table:table-cell>
          <table:table-cell office:value-type="float" office:value="3.95181200000002" calcext:value-type="float">
            <text:p>3.95181200000002</text:p>
          </table:table-cell>
          <table:table-cell office:value-type="float" office:value="0.00457300000002192" calcext:value-type="float">
            <text:p>0.004573000000022</text:p>
          </table:table-cell>
          <table:table-cell office:value-type="float" office:value="5.952562" calcext:value-type="float">
            <text:p>5.952562</text:p>
          </table:table-cell>
          <table:table-cell office:value-type="float" office:value="0.333190000000002" calcext:value-type="float">
            <text:p>0.333190000000002</text:p>
          </table:table-cell>
          <table:table-cell office:value-type="float" office:value="0.0187259999999867" calcext:value-type="float">
            <text:p>0.018725999999987</text:p>
          </table:table-cell>
          <table:table-cell office:value-type="float" office:value="0.0478380000000129" calcext:value-type="float">
            <text:p>0.0478380000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827999999975" calcext:value-type="float">
            <text:p>0.117827999999975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330353000000002" calcext:value-type="float">
            <text:p>0.330353000000002</text:p>
          </table:table-cell>
          <table:table-cell office:value-type="float" office:value="4.54718732833862" calcext:value-type="float">
            <text:p>4.54718732833862</text:p>
          </table:table-cell>
          <table:table-cell office:value-type="float" office:value="11.105353" calcext:value-type="float">
            <text:p>11.105353</text:p>
          </table:table-cell>
          <table:table-cell office:value-type="float" office:value="0.00465299999999047" calcext:value-type="float">
            <text:p>0.00465299999999</text:p>
          </table:table-cell>
          <table:table-cell office:value-type="float" office:value="12.611611" calcext:value-type="float">
            <text:p>12.611611</text:p>
          </table:table-cell>
          <table:table-cell office:value-type="float" office:value="0.691947999999996" calcext:value-type="float">
            <text:p>0.691947999999996</text:p>
          </table:table-cell>
          <table:table-cell office:value-type="float" office:value="0.0232590000000243" calcext:value-type="float">
            <text:p>0.023259000000024</text:p>
          </table:table-cell>
          <table:table-cell office:value-type="float" office:value="0.457646000000011" calcext:value-type="float">
            <text:p>0.457646000000011</text:p>
          </table:table-cell>
          <table:table-cell office:value-type="float" office:value="0.0214709999999911" calcext:value-type="float">
            <text:p>0.0214709999999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435000000005" calcext:value-type="float">
            <text:p>0.118435000000005</text:p>
          </table:table-cell>
          <table:table-cell office:value-type="float" office:value="0.00165399999997362" calcext:value-type="float">
            <text:p>0.001653999999974</text:p>
          </table:table-cell>
          <table:table-cell office:value-type="float" office:value="0.358663000000007" calcext:value-type="float">
            <text:p>0.358663000000007</text:p>
          </table:table-cell>
          <table:table-cell office:value-type="float" office:value="5.82082033157349" calcext:value-type="float">
            <text:p>5.82082033157349</text:p>
          </table:table-cell>
          <table:table-cell office:value-type="float" office:value="11.993323" calcext:value-type="float">
            <text:p>11.993323</text:p>
          </table:table-cell>
          <table:table-cell office:value-type="float" office:value="0.00474200000002156" calcext:value-type="float">
            <text:p>0.004742000000022</text:p>
          </table:table-cell>
          <table:table-cell office:value-type="float" office:value="19.468662" calcext:value-type="float">
            <text:p>19.468662</text:p>
          </table:table-cell>
          <table:table-cell office:value-type="float" office:value="0.859945000000039" calcext:value-type="float">
            <text:p>0.859945000000039</text:p>
          </table:table-cell>
          <table:table-cell office:value-type="float" office:value="0.0239500000000135" calcext:value-type="float">
            <text:p>0.023950000000014</text:p>
          </table:table-cell>
          <table:table-cell office:value-type="float" office:value="0.644008999999983" calcext:value-type="float">
            <text:p>0.644008999999983</text:p>
          </table:table-cell>
          <table:table-cell office:value-type="float" office:value="0.0246089999999981" calcext:value-type="float">
            <text:p>0.02460899999999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36500000004" calcext:value-type="float">
            <text:p>0.11836500000004</text:p>
          </table:table-cell>
          <table:table-cell office:value-type="float" office:value="0.00164599999999382" calcext:value-type="float">
            <text:p>0.001645999999994</text:p>
          </table:table-cell>
          <table:table-cell office:value-type="float" office:value="0.608477999999991" calcext:value-type="float">
            <text:p>0.608477999999991</text:p>
          </table:table-cell>
          <table:table-cell office:value-type="float" office:value="7.38278007507324" calcext:value-type="float">
            <text:p>7.38278007507324</text:p>
          </table:table-cell>
          <table:table-cell office:value-type="float" office:value="19.577491" calcext:value-type="float">
            <text:p>19.577491</text:p>
          </table:table-cell>
          <table:table-cell office:value-type="float" office:value="0.00472400000001016" calcext:value-type="float">
            <text:p>0.00472400000001</text:p>
          </table:table-cell>
          <table:table-cell office:value-type="float" office:value="23.467267" calcext:value-type="float">
            <text:p>23.467267</text:p>
          </table:table-cell>
          <table:table-cell office:value-type="float" office:value="1.38405900000004" calcext:value-type="float">
            <text:p>1.38405900000004</text:p>
          </table:table-cell>
          <table:table-cell office:value-type="float" office:value="0.0310190000000148" calcext:value-type="float">
            <text:p>0.031019000000015</text:p>
          </table:table-cell>
          <table:table-cell office:value-type="float" office:value="0.87606199999999" calcext:value-type="float">
            <text:p>0.87606199999999</text:p>
          </table:table-cell>
          <table:table-cell office:value-type="float" office:value="0.0284930000000259" calcext:value-type="float">
            <text:p>0.028493000000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83000000028" calcext:value-type="float">
            <text:p>0.115983000000028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1178900000001" calcext:value-type="float">
            <text:p>0.21178900000001</text:p>
          </table:table-cell>
          <table:table-cell office:value-type="float" office:value="3.14483880996704" calcext:value-type="float">
            <text:p>3.14483880996704</text:p>
          </table:table-cell>
          <table:table-cell office:value-type="float" office:value="3.968076" calcext:value-type="float">
            <text:p>3.968076</text:p>
          </table:table-cell>
          <table:table-cell office:value-type="float" office:value="0.0046130000000062" calcext:value-type="float">
            <text:p>0.004613000000006</text:p>
          </table:table-cell>
          <table:table-cell office:value-type="float" office:value="5.93415500000003" calcext:value-type="float">
            <text:p>5.93415500000003</text:p>
          </table:table-cell>
          <table:table-cell office:value-type="float" office:value="0.424868000000004" calcext:value-type="float">
            <text:p>0.424868000000004</text:p>
          </table:table-cell>
          <table:table-cell office:value-type="float" office:value="0.0185880000000225" calcext:value-type="float">
            <text:p>0.018588000000023</text:p>
          </table:table-cell>
          <table:table-cell office:value-type="float" office:value="0.0483429999999885" calcext:value-type="float">
            <text:p>0.0483429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24999999977" calcext:value-type="float">
            <text:p>0.118524999999977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31042000000025" calcext:value-type="float">
            <text:p>0.331042000000025</text:p>
          </table:table-cell>
          <table:table-cell office:value-type="float" office:value="4.88236236572266" calcext:value-type="float">
            <text:p>4.88236236572266</text:p>
          </table:table-cell>
          <table:table-cell office:value-type="float" office:value="11.105192" calcext:value-type="float">
            <text:p>11.105192</text:p>
          </table:table-cell>
          <table:table-cell office:value-type="float" office:value="0.00464399999998477" calcext:value-type="float">
            <text:p>0.004643999999985</text:p>
          </table:table-cell>
          <table:table-cell office:value-type="float" office:value="12.749519" calcext:value-type="float">
            <text:p>12.749519</text:p>
          </table:table-cell>
          <table:table-cell office:value-type="float" office:value="0.689751999999999" calcext:value-type="float">
            <text:p>0.689751999999999</text:p>
          </table:table-cell>
          <table:table-cell office:value-type="float" office:value="0.0232649999999808" calcext:value-type="float">
            <text:p>0.023264999999981</text:p>
          </table:table-cell>
          <table:table-cell office:value-type="float" office:value="0.458356999999978" calcext:value-type="float">
            <text:p>0.458356999999978</text:p>
          </table:table-cell>
          <table:table-cell office:value-type="float" office:value="0.0208160000000248" calcext:value-type="float">
            <text:p>0.0208160000000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004000000018" calcext:value-type="float">
            <text:p>0.119004000000018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362148999999988" calcext:value-type="float">
            <text:p>0.362148999999988</text:p>
          </table:table-cell>
          <table:table-cell office:value-type="float" office:value="5.92977905273438" calcext:value-type="float">
            <text:p>5.92977905273438</text:p>
          </table:table-cell>
          <table:table-cell office:value-type="float" office:value="12.08129" calcext:value-type="float">
            <text:p>12.08129</text:p>
          </table:table-cell>
          <table:table-cell office:value-type="float" office:value="0.00474500000001399" calcext:value-type="float">
            <text:p>0.004745000000014</text:p>
          </table:table-cell>
          <table:table-cell office:value-type="float" office:value="19.492271" calcext:value-type="float">
            <text:p>19.492271</text:p>
          </table:table-cell>
          <table:table-cell office:value-type="float" office:value="0.753952000000027" calcext:value-type="float">
            <text:p>0.753952000000027</text:p>
          </table:table-cell>
          <table:table-cell office:value-type="float" office:value="0.0237589999999841" calcext:value-type="float">
            <text:p>0.023758999999984</text:p>
          </table:table-cell>
          <table:table-cell office:value-type="float" office:value="0.642660000000035" calcext:value-type="float">
            <text:p>0.642660000000035</text:p>
          </table:table-cell>
          <table:table-cell office:value-type="float" office:value="0.024614999999983" calcext:value-type="float">
            <text:p>0.024614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273999999985" calcext:value-type="float">
            <text:p>0.118273999999985</text:p>
          </table:table-cell>
          <table:table-cell office:value-type="float" office:value="0.00164300000000139" calcext:value-type="float">
            <text:p>0.001643000000001</text:p>
          </table:table-cell>
          <table:table-cell office:value-type="float" office:value="0.524742000000003" calcext:value-type="float">
            <text:p>0.524742000000003</text:p>
          </table:table-cell>
          <table:table-cell office:value-type="float" office:value="7.80848789215088" calcext:value-type="float">
            <text:p>7.80848789215088</text:p>
          </table:table-cell>
          <table:table-cell office:value-type="float" office:value="19.55497" calcext:value-type="float">
            <text:p>19.55497</text:p>
          </table:table-cell>
          <table:table-cell office:value-type="float" office:value="0.00473199999998997" calcext:value-type="float">
            <text:p>0.00473199999999</text:p>
          </table:table-cell>
          <table:table-cell office:value-type="float" office:value="23.10264" calcext:value-type="float">
            <text:p>23.10264</text:p>
          </table:table-cell>
          <table:table-cell office:value-type="float" office:value="1.39677599999999" calcext:value-type="float">
            <text:p>1.39677599999999</text:p>
          </table:table-cell>
          <table:table-cell office:value-type="float" office:value="0.0311730000000239" calcext:value-type="float">
            <text:p>0.031173000000024</text:p>
          </table:table-cell>
          <table:table-cell office:value-type="float" office:value="0.87508600000001" calcext:value-type="float">
            <text:p>0.87508600000001</text:p>
          </table:table-cell>
          <table:table-cell office:value-type="float" office:value="0.0279909999999859" calcext:value-type="float">
            <text:p>0.0279909999999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28300000001" calcext:value-type="float">
            <text:p>0.11628300000001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13236999999992" calcext:value-type="float">
            <text:p>0.213236999999992</text:p>
          </table:table-cell>
          <table:table-cell office:value-type="float" office:value="3.07467675209045" calcext:value-type="float">
            <text:p>3.07467675209045</text:p>
          </table:table-cell>
          <table:table-cell office:value-type="float" office:value="4.079635" calcext:value-type="float">
            <text:p>4.079635</text:p>
          </table:table-cell>
          <table:table-cell office:value-type="float" office:value="0.0046989999999596" calcext:value-type="float">
            <text:p>0.00469899999996</text:p>
          </table:table-cell>
          <table:table-cell office:value-type="float" office:value="6.04546100000005" calcext:value-type="float">
            <text:p>6.04546100000005</text:p>
          </table:table-cell>
          <table:table-cell office:value-type="float" office:value="0.340786999999977" calcext:value-type="float">
            <text:p>0.340786999999977</text:p>
          </table:table-cell>
          <table:table-cell office:value-type="float" office:value="0.0189309999999523" calcext:value-type="float">
            <text:p>0.018930999999952</text:p>
          </table:table-cell>
          <table:table-cell office:value-type="float" office:value="0.0483939999999166" calcext:value-type="float">
            <text:p>0.048393999999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81999999896" calcext:value-type="float">
            <text:p>0.118781999999896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330627999999933" calcext:value-type="float">
            <text:p>0.330627999999933</text:p>
          </table:table-cell>
          <table:table-cell office:value-type="float" office:value="4.85688543319702" calcext:value-type="float">
            <text:p>4.85688543319702</text:p>
          </table:table-cell>
          <table:table-cell office:value-type="float" office:value="11.0863419999999" calcext:value-type="float">
            <text:p>11.0863419999999</text:p>
          </table:table-cell>
          <table:table-cell office:value-type="float" office:value="0.00468999999998232" calcext:value-type="float">
            <text:p>0.004689999999982</text:p>
          </table:table-cell>
          <table:table-cell office:value-type="float" office:value="12.698968" calcext:value-type="float">
            <text:p>12.698968</text:p>
          </table:table-cell>
          <table:table-cell office:value-type="float" office:value="0.789940000000001" calcext:value-type="float">
            <text:p>0.789940000000001</text:p>
          </table:table-cell>
          <table:table-cell office:value-type="float" office:value="0.0235330000000431" calcext:value-type="float">
            <text:p>0.023533000000043</text:p>
          </table:table-cell>
          <table:table-cell office:value-type="float" office:value="0.45803699999999" calcext:value-type="float">
            <text:p>0.45803699999999</text:p>
          </table:table-cell>
          <table:table-cell office:value-type="float" office:value="0.0209519999999657" calcext:value-type="float">
            <text:p>0.0209519999999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0999999899" calcext:value-type="float">
            <text:p>0.119050999999899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58411000000046" calcext:value-type="float">
            <text:p>0.358411000000046</text:p>
          </table:table-cell>
          <table:table-cell office:value-type="float" office:value="5.90082550048828" calcext:value-type="float">
            <text:p>5.90082550048828</text:p>
          </table:table-cell>
          <table:table-cell office:value-type="float" office:value="11.976481" calcext:value-type="float">
            <text:p>11.976481</text:p>
          </table:table-cell>
          <table:table-cell office:value-type="float" office:value="0.00475600000004306" calcext:value-type="float">
            <text:p>0.004756000000043</text:p>
          </table:table-cell>
          <table:table-cell office:value-type="float" office:value="19.385846" calcext:value-type="float">
            <text:p>19.385846</text:p>
          </table:table-cell>
          <table:table-cell office:value-type="float" office:value="0.861077000000023" calcext:value-type="float">
            <text:p>0.861077000000023</text:p>
          </table:table-cell>
          <table:table-cell office:value-type="float" office:value="0.0241509999999607" calcext:value-type="float">
            <text:p>0.024150999999961</text:p>
          </table:table-cell>
          <table:table-cell office:value-type="float" office:value="0.643532999999934" calcext:value-type="float">
            <text:p>0.643532999999934</text:p>
          </table:table-cell>
          <table:table-cell office:value-type="float" office:value="0.0251220000000103" calcext:value-type="float">
            <text:p>0.02512200000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948000000046" calcext:value-type="float">
            <text:p>0.118948000000046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522906000000035" calcext:value-type="float">
            <text:p>0.522906000000035</text:p>
          </table:table-cell>
          <table:table-cell office:value-type="float" office:value="7.96376347541809" calcext:value-type="float">
            <text:p>7.96376347541809</text:p>
          </table:table-cell>
          <table:table-cell office:value-type="float" office:value="19.6166549999999" calcext:value-type="float">
            <text:p>19.6166549999999</text:p>
          </table:table-cell>
          <table:table-cell office:value-type="float" office:value="0.00472300000001269" calcext:value-type="float">
            <text:p>0.004723000000013</text:p>
          </table:table-cell>
          <table:table-cell office:value-type="float" office:value="23.3292100000001" calcext:value-type="float">
            <text:p>23.3292100000001</text:p>
          </table:table-cell>
          <table:table-cell office:value-type="float" office:value="1.28968599999996" calcext:value-type="float">
            <text:p>1.28968599999996</text:p>
          </table:table-cell>
          <table:table-cell office:value-type="float" office:value="0.0312079999999924" calcext:value-type="float">
            <text:p>0.031207999999992</text:p>
          </table:table-cell>
          <table:table-cell office:value-type="float" office:value="0.875360000000001" calcext:value-type="float">
            <text:p>0.875360000000001</text:p>
          </table:table-cell>
          <table:table-cell office:value-type="float" office:value="0.0281330000000253" calcext:value-type="float">
            <text:p>0.0281330000000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5780666666675" calcext:value-type="float">
            <text:p>0.115780666666675</text:p>
          </table:table-cell>
          <table:table-cell table:style-name="ce3" table:formula="of:=AVERAGE([.D20];[.D24];[.D28])" office:value-type="float" office:value="0.00166900000001154" calcext:value-type="float">
            <text:p>0.001669000000012</text:p>
          </table:table-cell>
          <table:table-cell table:style-name="ce3" table:formula="of:=AVERAGE([.E20];[.E24];[.E28])" office:value-type="float" office:value="0.211887333333332" calcext:value-type="float">
            <text:p>0.211887333333332</text:p>
          </table:table-cell>
          <table:table-cell table:style-name="ce3" table:formula="of:=AVERAGE([.F20];[.F24];[.F28])" office:value-type="float" office:value="3.09431060155233" calcext:value-type="float">
            <text:p>3.09431060155233</text:p>
          </table:table-cell>
          <table:table-cell table:style-name="ce3" table:formula="of:=AVERAGE([.G20];[.G24];[.G28])" office:value-type="float" office:value="3.99984100000001" calcext:value-type="float">
            <text:p>3.99984100000001</text:p>
          </table:table-cell>
          <table:table-cell table:style-name="ce3" table:formula="of:=AVERAGE([.H20];[.H24];[.H28])" office:value-type="float" office:value="0.00462833333332924" calcext:value-type="float">
            <text:p>0.004628333333329</text:p>
          </table:table-cell>
          <table:table-cell table:style-name="ce3" table:formula="of:=AVERAGE([.I20];[.I24];[.I28])" office:value-type="float" office:value="5.97739266666669" calcext:value-type="float">
            <text:p>5.97739266666669</text:p>
          </table:table-cell>
          <table:table-cell table:style-name="ce3" table:formula="of:=AVERAGE([.J20];[.J24];[.J28])" office:value-type="float" office:value="0.366281666666661" calcext:value-type="float">
            <text:p>0.366281666666661</text:p>
          </table:table-cell>
          <table:table-cell table:style-name="ce3" table:formula="of:=AVERAGE([.K20];[.K24];[.K28])" office:value-type="float" office:value="0.0187483333333205" calcext:value-type="float">
            <text:p>0.018748333333321</text:p>
          </table:table-cell>
          <table:table-cell table:style-name="ce3" table:formula="of:=AVERAGE([.L20];[.L24];[.L28])" office:value-type="float" office:value="0.0481916666666393" calcext:value-type="float">
            <text:p>0.048191666666639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3.838731268219" calcext:value-type="float">
            <text:p>13.83873126821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8378333333283" calcext:value-type="float">
            <text:p>0.118378333333283</text:p>
          </table:table-cell>
          <table:table-cell table:style-name="ce3" table:formula="of:=AVERAGE([.D21];[.D25];[.D29])" office:value-type="float" office:value="0.00166266666667525" calcext:value-type="float">
            <text:p>0.001662666666675</text:p>
          </table:table-cell>
          <table:table-cell table:style-name="ce3" table:formula="of:=AVERAGE([.E21];[.E25];[.E29])" office:value-type="float" office:value="0.33067433333332" calcext:value-type="float">
            <text:p>0.33067433333332</text:p>
          </table:table-cell>
          <table:table-cell table:style-name="ce3" table:formula="of:=AVERAGE([.F21];[.F25];[.F29])" office:value-type="float" office:value="4.76214504241943" calcext:value-type="float">
            <text:p>4.76214504241943</text:p>
          </table:table-cell>
          <table:table-cell table:style-name="ce3" table:formula="of:=AVERAGE([.G21];[.G25];[.G29])" office:value-type="float" office:value="11.0989623333333" calcext:value-type="float">
            <text:p>11.0989623333333</text:p>
          </table:table-cell>
          <table:table-cell table:style-name="ce3" table:formula="of:=AVERAGE([.H21];[.H25];[.H29])" office:value-type="float" office:value="0.00466233333331919" calcext:value-type="float">
            <text:p>0.004662333333319</text:p>
          </table:table-cell>
          <table:table-cell table:style-name="ce3" table:formula="of:=AVERAGE([.I21];[.I25];[.I29])" office:value-type="float" office:value="12.6866993333333" calcext:value-type="float">
            <text:p>12.6866993333333</text:p>
          </table:table-cell>
          <table:table-cell table:style-name="ce3" table:formula="of:=AVERAGE([.J21];[.J25];[.J29])" office:value-type="float" office:value="0.723879999999999" calcext:value-type="float">
            <text:p>0.723879999999999</text:p>
          </table:table-cell>
          <table:table-cell table:style-name="ce3" table:formula="of:=AVERAGE([.K21];[.K25];[.K29])" office:value-type="float" office:value="0.0233523333333494" calcext:value-type="float">
            <text:p>0.023352333333349</text:p>
          </table:table-cell>
          <table:table-cell table:style-name="ce3" table:formula="of:=AVERAGE([.L21];[.L25];[.L29])" office:value-type="float" office:value="0.458013333333326" calcext:value-type="float">
            <text:p>0.458013333333326</text:p>
          </table:table-cell>
          <table:table-cell table:style-name="ce3" table:formula="of:=AVERAGE([.M21];[.M25];[.M29])" office:value-type="float" office:value="0.0210796666666605" calcext:value-type="float">
            <text:p>0.02107966666666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229509709086" calcext:value-type="float">
            <text:p>30.22950970908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18829999999974" calcext:value-type="float">
            <text:p>0.118829999999974</text:p>
          </table:table-cell>
          <table:table-cell table:style-name="ce3" table:formula="of:=AVERAGE([.D22];[.D26];[.D30])" office:value-type="float" office:value="0.00165800000000142" calcext:value-type="float">
            <text:p>0.001658000000001</text:p>
          </table:table-cell>
          <table:table-cell table:style-name="ce3" table:formula="of:=AVERAGE([.E22];[.E26];[.E30])" office:value-type="float" office:value="0.359741000000014" calcext:value-type="float">
            <text:p>0.359741000000014</text:p>
          </table:table-cell>
          <table:table-cell table:style-name="ce3" table:formula="of:=AVERAGE([.F22];[.F26];[.F30])" office:value-type="float" office:value="5.88380829493205" calcext:value-type="float">
            <text:p>5.88380829493205</text:p>
          </table:table-cell>
          <table:table-cell table:style-name="ce3" table:formula="of:=AVERAGE([.G22];[.G26];[.G30])" office:value-type="float" office:value="12.0170313333333" calcext:value-type="float">
            <text:p>12.0170313333333</text:p>
          </table:table-cell>
          <table:table-cell table:style-name="ce3" table:formula="of:=AVERAGE([.H22];[.H26];[.H30])" office:value-type="float" office:value="0.00474766666669287" calcext:value-type="float">
            <text:p>0.004747666666693</text:p>
          </table:table-cell>
          <table:table-cell table:style-name="ce3" table:formula="of:=AVERAGE([.I22];[.I26];[.I30])" office:value-type="float" office:value="19.4489263333333" calcext:value-type="float">
            <text:p>19.4489263333333</text:p>
          </table:table-cell>
          <table:table-cell table:style-name="ce3" table:formula="of:=AVERAGE([.J22];[.J26];[.J30])" office:value-type="float" office:value="0.824991333333363" calcext:value-type="float">
            <text:p>0.824991333333363</text:p>
          </table:table-cell>
          <table:table-cell table:style-name="ce3" table:formula="of:=AVERAGE([.K22];[.K26];[.K30])" office:value-type="float" office:value="0.0239533333333194" calcext:value-type="float">
            <text:p>0.02395333333332</text:p>
          </table:table-cell>
          <table:table-cell table:style-name="ce3" table:formula="of:=AVERAGE([.L22];[.L26];[.L30])" office:value-type="float" office:value="0.643400666666651" calcext:value-type="float">
            <text:p>0.643400666666651</text:p>
          </table:table-cell>
          <table:table-cell table:style-name="ce3" table:formula="of:=AVERAGE([.M22];[.M26];[.M30])" office:value-type="float" office:value="0.0247819999999971" calcext:value-type="float">
            <text:p>0.024781999999997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39.3518699615987" calcext:value-type="float">
            <text:p>39.351869961598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18529000000024" calcext:value-type="float">
            <text:p>0.118529000000024</text:p>
          </table:table-cell>
          <table:table-cell table:style-name="ce3" table:formula="of:=AVERAGE([.D23];[.D27];[.D31])" office:value-type="float" office:value="0.00165399999999257" calcext:value-type="float">
            <text:p>0.001653999999993</text:p>
          </table:table-cell>
          <table:table-cell table:style-name="ce3" table:formula="of:=AVERAGE([.E23];[.E27];[.E31])" office:value-type="float" office:value="0.55204200000001" calcext:value-type="float">
            <text:p>0.55204200000001</text:p>
          </table:table-cell>
          <table:table-cell table:style-name="ce3" table:formula="of:=AVERAGE([.F23];[.F27];[.F31])" office:value-type="float" office:value="7.71834381421407" calcext:value-type="float">
            <text:p>7.71834381421407</text:p>
          </table:table-cell>
          <table:table-cell table:style-name="ce3" table:formula="of:=AVERAGE([.G23];[.G27];[.G31])" office:value-type="float" office:value="19.5830386666666" calcext:value-type="float">
            <text:p>19.5830386666666</text:p>
          </table:table-cell>
          <table:table-cell table:style-name="ce3" table:formula="of:=AVERAGE([.H23];[.H27];[.H31])" office:value-type="float" office:value="0.00472633333333761" calcext:value-type="float">
            <text:p>0.004726333333338</text:p>
          </table:table-cell>
          <table:table-cell table:style-name="ce3" table:formula="of:=AVERAGE([.I23];[.I27];[.I31])" office:value-type="float" office:value="23.2997056666667" calcext:value-type="float">
            <text:p>23.2997056666667</text:p>
          </table:table-cell>
          <table:table-cell table:style-name="ce3" table:formula="of:=AVERAGE([.J23];[.J27];[.J31])" office:value-type="float" office:value="1.35684033333333" calcext:value-type="float">
            <text:p>1.35684033333333</text:p>
          </table:table-cell>
          <table:table-cell table:style-name="ce3" table:formula="of:=AVERAGE([.K23];[.K27];[.K31])" office:value-type="float" office:value="0.0311333333333437" calcext:value-type="float">
            <text:p>0.031133333333344</text:p>
          </table:table-cell>
          <table:table-cell table:style-name="ce3" table:formula="of:=AVERAGE([.L23];[.L27];[.L31])" office:value-type="float" office:value="0.875502666666667" calcext:value-type="float">
            <text:p>0.875502666666667</text:p>
          </table:table-cell>
          <table:table-cell table:style-name="ce3" table:formula="of:=AVERAGE([.M23];[.M27];[.M31])" office:value-type="float" office:value="0.028205666666679" calcext:value-type="float">
            <text:p>0.02820566666667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3.5697214808808" calcext:value-type="float">
            <text:p>53.56972148088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71517999999956" calcext:value-type="float">
            <text:p>0.471517999999956</text:p>
          </table:table-cell>
          <table:table-cell table:style-name="ce1" table:formula="of:=SUM([.D32:.D35])" office:value-type="float" office:value="0.00664366666668077" calcext:value-type="float">
            <text:p>0.006643666666681</text:p>
          </table:table-cell>
          <table:table-cell table:style-name="ce1" table:formula="of:=SUM([.E32:.E35])" office:value-type="float" office:value="1.45434466666668" calcext:value-type="float">
            <text:p>1.45434466666668</text:p>
          </table:table-cell>
          <table:table-cell table:style-name="ce1" table:formula="of:=SUM([.F32:.F35])" office:value-type="float" office:value="21.4586077531179" calcext:value-type="float">
            <text:p>21.4586077531179</text:p>
          </table:table-cell>
          <table:table-cell table:style-name="ce1" table:formula="of:=SUM([.G32:.G35])" office:value-type="float" office:value="46.6988733333333" calcext:value-type="float">
            <text:p>46.6988733333333</text:p>
          </table:table-cell>
          <table:table-cell table:style-name="ce1" table:formula="of:=SUM([.H32:.H35])" office:value-type="float" office:value="0.0187646666666789" calcext:value-type="float">
            <text:p>0.018764666666679</text:p>
          </table:table-cell>
          <table:table-cell table:style-name="ce1" table:formula="of:=SUM([.I32:.I35])" office:value-type="float" office:value="61.4127240000001" calcext:value-type="float">
            <text:p>61.4127240000001</text:p>
          </table:table-cell>
          <table:table-cell table:style-name="ce1" table:formula="of:=SUM([.J32:.J35])" office:value-type="float" office:value="3.27199333333335" calcext:value-type="float">
            <text:p>3.27199333333335</text:p>
          </table:table-cell>
          <table:table-cell table:style-name="ce1" table:formula="of:=SUM([.K32:.K35])" office:value-type="float" office:value="0.097187333333333" calcext:value-type="float">
            <text:p>0.097187333333333</text:p>
          </table:table-cell>
          <table:table-cell table:style-name="ce1" table:formula="of:=SUM([.L32:.L35])" office:value-type="float" office:value="2.02510833333328" calcext:value-type="float">
            <text:p>2.02510833333328</text:p>
          </table:table-cell>
          <table:table-cell table:style-name="ce1" table:formula="of:=SUM([.M32:.M35])" office:value-type="float" office:value="0.0740673333333367" calcext:value-type="float">
            <text:p>0.074067333333337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36.989832419785" calcext:value-type="float">
            <text:p>136.98983241978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629000000013" calcext:value-type="float">
            <text:p>0.115629000000013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12799000000018" calcext:value-type="float">
            <text:p>0.212799000000018</text:p>
          </table:table-cell>
          <table:table-cell office:value-type="float" office:value="3.05220699310303" calcext:value-type="float">
            <text:p>3.05220699310303</text:p>
          </table:table-cell>
          <table:table-cell office:value-type="float" office:value="3.94249100000002" calcext:value-type="float">
            <text:p>3.94249100000002</text:p>
          </table:table-cell>
          <table:table-cell office:value-type="float" office:value="0.00466000000005806" calcext:value-type="float">
            <text:p>0.004660000000058</text:p>
          </table:table-cell>
          <table:table-cell office:value-type="float" office:value="5.933131" calcext:value-type="float">
            <text:p>5.933131</text:p>
          </table:table-cell>
          <table:table-cell office:value-type="float" office:value="0.336751999999933" calcext:value-type="float">
            <text:p>0.336751999999933</text:p>
          </table:table-cell>
          <table:table-cell office:value-type="float" office:value="0.0190509999999904" calcext:value-type="float">
            <text:p>0.01905099999999</text:p>
          </table:table-cell>
          <table:table-cell office:value-type="float" office:value="0.0635839999999917" calcext:value-type="float">
            <text:p>0.063583999999992</text:p>
          </table:table-cell>
          <table:table-cell office:value-type="float" office:value="0" calcext:value-type="float">
            <text:p>0</text:p>
          </table:table-cell>
          <table:table-cell office:value-type="float" office:value="0.00814500000001317" calcext:value-type="float">
            <text:p>0.0081450000000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45999999962" calcext:value-type="float">
            <text:p>0.118845999999962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218483999999989" calcext:value-type="float">
            <text:p>0.218483999999989</text:p>
          </table:table-cell>
          <table:table-cell office:value-type="float" office:value="3.33086538314819" calcext:value-type="float">
            <text:p>3.33086538314819</text:p>
          </table:table-cell>
          <table:table-cell office:value-type="float" office:value="5.63535100000001" calcext:value-type="float">
            <text:p>5.63535100000001</text:p>
          </table:table-cell>
          <table:table-cell office:value-type="float" office:value="0.00467300000002524" calcext:value-type="float">
            <text:p>0.004673000000025</text:p>
          </table:table-cell>
          <table:table-cell office:value-type="float" office:value="6.66612099999998" calcext:value-type="float">
            <text:p>6.66612099999998</text:p>
          </table:table-cell>
          <table:table-cell office:value-type="float" office:value="0.497245000000021" calcext:value-type="float">
            <text:p>0.497245000000021</text:p>
          </table:table-cell>
          <table:table-cell office:value-type="float" office:value="0.0191829999999982" calcext:value-type="float">
            <text:p>0.019182999999998</text:p>
          </table:table-cell>
          <table:table-cell office:value-type="float" office:value="0.0673790000000736" calcext:value-type="float">
            <text:p>0.067379000000074</text:p>
          </table:table-cell>
          <table:table-cell office:value-type="float" office:value="0" calcext:value-type="float">
            <text:p>0</text:p>
          </table:table-cell>
          <table:table-cell office:value-type="float" office:value="0.0155049999999619" calcext:value-type="float">
            <text:p>0.01550499999996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26999999985" calcext:value-type="float">
            <text:p>0.118926999999985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230849000000035" calcext:value-type="float">
            <text:p>0.230849000000035</text:p>
          </table:table-cell>
          <table:table-cell office:value-type="float" office:value="3.23051881790161" calcext:value-type="float">
            <text:p>3.23051881790161</text:p>
          </table:table-cell>
          <table:table-cell office:value-type="float" office:value="4.219607" calcext:value-type="float">
            <text:p>4.219607</text:p>
          </table:table-cell>
          <table:table-cell office:value-type="float" office:value="0.00482499999998254" calcext:value-type="float">
            <text:p>0.004824999999983</text:p>
          </table:table-cell>
          <table:table-cell office:value-type="float" office:value="6.07052899999997" calcext:value-type="float">
            <text:p>6.07052899999997</text:p>
          </table:table-cell>
          <table:table-cell office:value-type="float" office:value="0.419178999999986" calcext:value-type="float">
            <text:p>0.419178999999986</text:p>
          </table:table-cell>
          <table:table-cell office:value-type="float" office:value="0.019631000000004" calcext:value-type="float">
            <text:p>0.019631000000004</text:p>
          </table:table-cell>
          <table:table-cell office:value-type="float" office:value="0.0650679999998829" calcext:value-type="float">
            <text:p>0.065067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02740000000858" calcext:value-type="float">
            <text:p>0.02027400000008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806000000063" calcext:value-type="float">
            <text:p>0.118806000000063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34356999999932" calcext:value-type="float">
            <text:p>0.234356999999932</text:p>
          </table:table-cell>
          <table:table-cell office:value-type="float" office:value="3.2202627658844" calcext:value-type="float">
            <text:p>3.2202627658844</text:p>
          </table:table-cell>
          <table:table-cell office:value-type="float" office:value="5.38813900000002" calcext:value-type="float">
            <text:p>5.38813900000002</text:p>
          </table:table-cell>
          <table:table-cell office:value-type="float" office:value="0.00466199999993933" calcext:value-type="float">
            <text:p>0.004661999999939</text:p>
          </table:table-cell>
          <table:table-cell office:value-type="float" office:value="5.12305599999991" calcext:value-type="float">
            <text:p>5.12305599999991</text:p>
          </table:table-cell>
          <table:table-cell office:value-type="float" office:value="0.469381999999996" calcext:value-type="float">
            <text:p>0.469381999999996</text:p>
          </table:table-cell>
          <table:table-cell office:value-type="float" office:value="0.0205609999999297" calcext:value-type="float">
            <text:p>0.02056099999993</text:p>
          </table:table-cell>
          <table:table-cell office:value-type="float" office:value="0.0703520000000708" calcext:value-type="float">
            <text:p>0.070352000000071</text:p>
          </table:table-cell>
          <table:table-cell office:value-type="float" office:value="0" calcext:value-type="float">
            <text:p>0</text:p>
          </table:table-cell>
          <table:table-cell office:value-type="float" office:value="0.0272269999999253" calcext:value-type="float">
            <text:p>0.0272269999999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2999999952" calcext:value-type="float">
            <text:p>0.11556299999995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12052000000085" calcext:value-type="float">
            <text:p>0.212052000000085</text:p>
          </table:table-cell>
          <table:table-cell office:value-type="float" office:value="3.0808277130127" calcext:value-type="float">
            <text:p>3.0808277130127</text:p>
          </table:table-cell>
          <table:table-cell office:value-type="float" office:value="3.95867799999996" calcext:value-type="float">
            <text:p>3.95867799999996</text:p>
          </table:table-cell>
          <table:table-cell office:value-type="float" office:value="0.00466099999994185" calcext:value-type="float">
            <text:p>0.004660999999942</text:p>
          </table:table-cell>
          <table:table-cell office:value-type="float" office:value="5.97277700000006" calcext:value-type="float">
            <text:p>5.97277700000006</text:p>
          </table:table-cell>
          <table:table-cell office:value-type="float" office:value="0.335916999999995" calcext:value-type="float">
            <text:p>0.335916999999995</text:p>
          </table:table-cell>
          <table:table-cell office:value-type="float" office:value="0.0187239999999065" calcext:value-type="float">
            <text:p>0.018723999999907</text:p>
          </table:table-cell>
          <table:table-cell office:value-type="float" office:value="0.0627499999999372" calcext:value-type="float">
            <text:p>0.062749999999937</text:p>
          </table:table-cell>
          <table:table-cell office:value-type="float" office:value="0" calcext:value-type="float">
            <text:p>0</text:p>
          </table:table-cell>
          <table:table-cell office:value-type="float" office:value="0.00796600000001036" calcext:value-type="float">
            <text:p>0.007966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448000000058" calcext:value-type="float">
            <text:p>0.118448000000058</text:p>
          </table:table-cell>
          <table:table-cell office:value-type="float" office:value="0.00164799999993193" calcext:value-type="float">
            <text:p>0.001647999999932</text:p>
          </table:table-cell>
          <table:table-cell office:value-type="float" office:value="0.216423999999961" calcext:value-type="float">
            <text:p>0.216423999999961</text:p>
          </table:table-cell>
          <table:table-cell office:value-type="float" office:value="3.3747341632843" calcext:value-type="float">
            <text:p>3.3747341632843</text:p>
          </table:table-cell>
          <table:table-cell office:value-type="float" office:value="5.64505500000007" calcext:value-type="float">
            <text:p>5.64505500000007</text:p>
          </table:table-cell>
          <table:table-cell office:value-type="float" office:value="0.00465500000007069" calcext:value-type="float">
            <text:p>0.004655000000071</text:p>
          </table:table-cell>
          <table:table-cell office:value-type="float" office:value="6.69562999999994" calcext:value-type="float">
            <text:p>6.69562999999994</text:p>
          </table:table-cell>
          <table:table-cell office:value-type="float" office:value="0.409252000000038" calcext:value-type="float">
            <text:p>0.409252000000038</text:p>
          </table:table-cell>
          <table:table-cell office:value-type="float" office:value="0.0191969999999628" calcext:value-type="float">
            <text:p>0.019196999999963</text:p>
          </table:table-cell>
          <table:table-cell office:value-type="float" office:value="0.0683520000000044" calcext:value-type="float">
            <text:p>0.068352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151879999999665" calcext:value-type="float">
            <text:p>0.01518799999996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44999999965" calcext:value-type="float">
            <text:p>0.118844999999965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31845000000021" calcext:value-type="float">
            <text:p>0.231845000000021</text:p>
          </table:table-cell>
          <table:table-cell office:value-type="float" office:value="3.39067196846008" calcext:value-type="float">
            <text:p>3.39067196846008</text:p>
          </table:table-cell>
          <table:table-cell office:value-type="float" office:value="4.230054" calcext:value-type="float">
            <text:p>4.230054</text:p>
          </table:table-cell>
          <table:table-cell office:value-type="float" office:value="0.00467900000001009" calcext:value-type="float">
            <text:p>0.00467900000001</text:p>
          </table:table-cell>
          <table:table-cell office:value-type="float" office:value="6.10155100000009" calcext:value-type="float">
            <text:p>6.10155100000009</text:p>
          </table:table-cell>
          <table:table-cell office:value-type="float" office:value="0.419268999999986" calcext:value-type="float">
            <text:p>0.419268999999986</text:p>
          </table:table-cell>
          <table:table-cell office:value-type="float" office:value="0.0195870000000014" calcext:value-type="float">
            <text:p>0.019587000000001</text:p>
          </table:table-cell>
          <table:table-cell office:value-type="float" office:value="0.0649809999998752" calcext:value-type="float">
            <text:p>0.064980999999875</text:p>
          </table:table-cell>
          <table:table-cell office:value-type="float" office:value="0" calcext:value-type="float">
            <text:p>0</text:p>
          </table:table-cell>
          <table:table-cell office:value-type="float" office:value="0.0216370000000552" calcext:value-type="float">
            <text:p>0.02163700000005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892999999957" calcext:value-type="float">
            <text:p>0.118892999999957</text:p>
          </table:table-cell>
          <table:table-cell office:value-type="float" office:value="0.00167600000008861" calcext:value-type="float">
            <text:p>0.001676000000089</text:p>
          </table:table-cell>
          <table:table-cell office:value-type="float" office:value="0.234905000000026" calcext:value-type="float">
            <text:p>0.234905000000026</text:p>
          </table:table-cell>
          <table:table-cell office:value-type="float" office:value="3.35977268218994" calcext:value-type="float">
            <text:p>3.35977268218994</text:p>
          </table:table-cell>
          <table:table-cell office:value-type="float" office:value="5.39333499999998" calcext:value-type="float">
            <text:p>5.39333499999998</text:p>
          </table:table-cell>
          <table:table-cell office:value-type="float" office:value="0.00467199999991408" calcext:value-type="float">
            <text:p>0.004671999999914</text:p>
          </table:table-cell>
          <table:table-cell office:value-type="float" office:value="5.10773499999993" calcext:value-type="float">
            <text:p>5.10773499999993</text:p>
          </table:table-cell>
          <table:table-cell office:value-type="float" office:value="0.471846000000028" calcext:value-type="float">
            <text:p>0.471846000000028</text:p>
          </table:table-cell>
          <table:table-cell office:value-type="float" office:value="0.0199410000000171" calcext:value-type="float">
            <text:p>0.019941000000017</text:p>
          </table:table-cell>
          <table:table-cell office:value-type="float" office:value="0.0706730000000562" calcext:value-type="float">
            <text:p>0.070673000000056</text:p>
          </table:table-cell>
          <table:table-cell office:value-type="float" office:value="0" calcext:value-type="float">
            <text:p>0</text:p>
          </table:table-cell>
          <table:table-cell office:value-type="float" office:value="0.0268740000000207" calcext:value-type="float">
            <text:p>0.02687400000002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27000000044" calcext:value-type="float">
            <text:p>0.116427000000044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212844999999902" calcext:value-type="float">
            <text:p>0.212844999999902</text:p>
          </table:table-cell>
          <table:table-cell office:value-type="float" office:value="3.06672406196594" calcext:value-type="float">
            <text:p>3.06672406196594</text:p>
          </table:table-cell>
          <table:table-cell office:value-type="float" office:value="4.07181400000002" calcext:value-type="float">
            <text:p>4.07181400000002</text:p>
          </table:table-cell>
          <table:table-cell office:value-type="float" office:value="0.00466400000004796" calcext:value-type="float">
            <text:p>0.004664000000048</text:p>
          </table:table-cell>
          <table:table-cell office:value-type="float" office:value="6.02623000000006" calcext:value-type="float">
            <text:p>6.02623000000006</text:p>
          </table:table-cell>
          <table:table-cell office:value-type="float" office:value="0.342488000000003" calcext:value-type="float">
            <text:p>0.342488000000003</text:p>
          </table:table-cell>
          <table:table-cell office:value-type="float" office:value="0.0189060000000154" calcext:value-type="float">
            <text:p>0.018906000000015</text:p>
          </table:table-cell>
          <table:table-cell office:value-type="float" office:value="0.0639969999999721" calcext:value-type="float">
            <text:p>0.063996999999972</text:p>
          </table:table-cell>
          <table:table-cell office:value-type="float" office:value="0" calcext:value-type="float">
            <text:p>0</text:p>
          </table:table-cell>
          <table:table-cell office:value-type="float" office:value="0.0080960000000232" calcext:value-type="float">
            <text:p>0.008096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10000000028" calcext:value-type="float">
            <text:p>0.118910000000028</text:p>
          </table:table-cell>
          <table:table-cell office:value-type="float" office:value="0.00167200000009871" calcext:value-type="float">
            <text:p>0.001672000000099</text:p>
          </table:table-cell>
          <table:table-cell office:value-type="float" office:value="0.218002999999953" calcext:value-type="float">
            <text:p>0.218002999999953</text:p>
          </table:table-cell>
          <table:table-cell office:value-type="float" office:value="3.39357447624207" calcext:value-type="float">
            <text:p>3.39357447624207</text:p>
          </table:table-cell>
          <table:table-cell office:value-type="float" office:value="5.65582399999994" calcext:value-type="float">
            <text:p>5.65582399999994</text:p>
          </table:table-cell>
          <table:table-cell office:value-type="float" office:value="0.00470899999993435" calcext:value-type="float">
            <text:p>0.004708999999934</text:p>
          </table:table-cell>
          <table:table-cell office:value-type="float" office:value="6.63078599999994" calcext:value-type="float">
            <text:p>6.63078599999994</text:p>
          </table:table-cell>
          <table:table-cell office:value-type="float" office:value="0.410106999999925" calcext:value-type="float">
            <text:p>0.410106999999925</text:p>
          </table:table-cell>
          <table:table-cell office:value-type="float" office:value="0.0192209999999022" calcext:value-type="float">
            <text:p>0.019220999999902</text:p>
          </table:table-cell>
          <table:table-cell office:value-type="float" office:value="0.0679220000000669" calcext:value-type="float">
            <text:p>0.067922000000067</text:p>
          </table:table-cell>
          <table:table-cell office:value-type="float" office:value="0" calcext:value-type="float">
            <text:p>0</text:p>
          </table:table-cell>
          <table:table-cell office:value-type="float" office:value="0.015521999999919" calcext:value-type="float">
            <text:p>0.01552199999991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923999999993" calcext:value-type="float">
            <text:p>0.118923999999993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31352999999899" calcext:value-type="float">
            <text:p>0.231352999999899</text:p>
          </table:table-cell>
          <table:table-cell office:value-type="float" office:value="3.29182076454163" calcext:value-type="float">
            <text:p>3.29182076454163</text:p>
          </table:table-cell>
          <table:table-cell office:value-type="float" office:value="4.22890800000005" calcext:value-type="float">
            <text:p>4.22890800000005</text:p>
          </table:table-cell>
          <table:table-cell office:value-type="float" office:value="0.00466100000005554" calcext:value-type="float">
            <text:p>0.004661000000056</text:p>
          </table:table-cell>
          <table:table-cell office:value-type="float" office:value="6.10081000000002" calcext:value-type="float">
            <text:p>6.10081000000002</text:p>
          </table:table-cell>
          <table:table-cell office:value-type="float" office:value="0.418441999999914" calcext:value-type="float">
            <text:p>0.418441999999914</text:p>
          </table:table-cell>
          <table:table-cell office:value-type="float" office:value="0.0198869999999261" calcext:value-type="float">
            <text:p>0.019886999999926</text:p>
          </table:table-cell>
          <table:table-cell office:value-type="float" office:value="0.0648160000000644" calcext:value-type="float">
            <text:p>0.064816000000064</text:p>
          </table:table-cell>
          <table:table-cell office:value-type="float" office:value="0" calcext:value-type="float">
            <text:p>0</text:p>
          </table:table-cell>
          <table:table-cell office:value-type="float" office:value="0.0210899999999583" calcext:value-type="float">
            <text:p>0.02108999999995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326000000001" calcext:value-type="float">
            <text:p>0.119326000000001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33709999999974" calcext:value-type="float">
            <text:p>0.233709999999974</text:p>
          </table:table-cell>
          <table:table-cell office:value-type="float" office:value="3.39767861366272" calcext:value-type="float">
            <text:p>3.39767861366272</text:p>
          </table:table-cell>
          <table:table-cell office:value-type="float" office:value="5.40199099999995" calcext:value-type="float">
            <text:p>5.40199099999995</text:p>
          </table:table-cell>
          <table:table-cell office:value-type="float" office:value="0.00468200000000252" calcext:value-type="float">
            <text:p>0.004682000000003</text:p>
          </table:table-cell>
          <table:table-cell office:value-type="float" office:value="5.10818500000005" calcext:value-type="float">
            <text:p>5.10818500000005</text:p>
          </table:table-cell>
          <table:table-cell office:value-type="float" office:value="0.46851700000002" calcext:value-type="float">
            <text:p>0.46851700000002</text:p>
          </table:table-cell>
          <table:table-cell office:value-type="float" office:value="0.0201499999999442" calcext:value-type="float">
            <text:p>0.020149999999944</text:p>
          </table:table-cell>
          <table:table-cell office:value-type="float" office:value="0.0705649999999878" calcext:value-type="float">
            <text:p>0.070564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271360000000414" calcext:value-type="float">
            <text:p>0.02713600000004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5873000000003" calcext:value-type="float">
            <text:p>0.115873000000003</text:p>
          </table:table-cell>
          <table:table-cell table:style-name="ce3" table:formula="of:=AVERAGE([.D38];[.D42];[.D46])" office:value-type="float" office:value="0.00165100000000014" calcext:value-type="float">
            <text:p>0.001651</text:p>
          </table:table-cell>
          <table:table-cell table:style-name="ce3" table:formula="of:=AVERAGE([.E38];[.E42];[.E46])" office:value-type="float" office:value="0.212565333333335" calcext:value-type="float">
            <text:p>0.212565333333335</text:p>
          </table:table-cell>
          <table:table-cell table:style-name="ce3" table:formula="of:=AVERAGE([.F38];[.F42];[.F46])" office:value-type="float" office:value="3.06658625602722" calcext:value-type="float">
            <text:p>3.06658625602722</text:p>
          </table:table-cell>
          <table:table-cell table:style-name="ce3" table:formula="of:=AVERAGE([.G38];[.G42];[.G46])" office:value-type="float" office:value="3.99099433333333" calcext:value-type="float">
            <text:p>3.99099433333333</text:p>
          </table:table-cell>
          <table:table-cell table:style-name="ce3" table:formula="of:=AVERAGE([.H38];[.H42];[.H46])" office:value-type="float" office:value="0.00466166666668262" calcext:value-type="float">
            <text:p>0.004661666666683</text:p>
          </table:table-cell>
          <table:table-cell table:style-name="ce3" table:formula="of:=AVERAGE([.I38];[.I42];[.I46])" office:value-type="float" office:value="5.97737933333337" calcext:value-type="float">
            <text:p>5.97737933333337</text:p>
          </table:table-cell>
          <table:table-cell table:style-name="ce3" table:formula="of:=AVERAGE([.J38];[.J42];[.J46])" office:value-type="float" office:value="0.338385666666644" calcext:value-type="float">
            <text:p>0.338385666666644</text:p>
          </table:table-cell>
          <table:table-cell table:style-name="ce3" table:formula="of:=AVERAGE([.K38];[.K42];[.K46])" office:value-type="float" office:value="0.0188936666666374" calcext:value-type="float">
            <text:p>0.018893666666638</text:p>
          </table:table-cell>
          <table:table-cell table:style-name="ce3" table:formula="of:=AVERAGE([.L38];[.L42];[.L46])" office:value-type="float" office:value="0.0634436666666337" calcext:value-type="float">
            <text:p>0.0634436666666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806900000001558" calcext:value-type="float">
            <text:p>0.008069000000016</text:p>
          </table:table-cell>
          <table:table-cell table:style-name="ce4" table:formula="of:=SUM([.C50:.N50])" office:value-type="float" office:value="13.7985029226939" calcext:value-type="float">
            <text:p>13.798502922693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8734666666683" calcext:value-type="float">
            <text:p>0.118734666666683</text:p>
          </table:table-cell>
          <table:table-cell table:style-name="ce3" table:formula="of:=AVERAGE([.D39];[.D43];[.D47])" office:value-type="float" office:value="0.00165400000003047" calcext:value-type="float">
            <text:p>0.00165400000003</text:p>
          </table:table-cell>
          <table:table-cell table:style-name="ce3" table:formula="of:=AVERAGE([.E39];[.E43];[.E47])" office:value-type="float" office:value="0.217636999999968" calcext:value-type="float">
            <text:p>0.217636999999968</text:p>
          </table:table-cell>
          <table:table-cell table:style-name="ce3" table:formula="of:=AVERAGE([.F39];[.F43];[.F47])" office:value-type="float" office:value="3.36639134089152" calcext:value-type="float">
            <text:p>3.36639134089152</text:p>
          </table:table-cell>
          <table:table-cell table:style-name="ce3" table:formula="of:=AVERAGE([.G39];[.G43];[.G47])" office:value-type="float" office:value="5.64541000000001" calcext:value-type="float">
            <text:p>5.64541000000001</text:p>
          </table:table-cell>
          <table:table-cell table:style-name="ce3" table:formula="of:=AVERAGE([.H39];[.H43];[.H47])" office:value-type="float" office:value="0.00467900000001009" calcext:value-type="float">
            <text:p>0.00467900000001</text:p>
          </table:table-cell>
          <table:table-cell table:style-name="ce3" table:formula="of:=AVERAGE([.I39];[.I43];[.I47])" office:value-type="float" office:value="6.66417899999995" calcext:value-type="float">
            <text:p>6.66417899999995</text:p>
          </table:table-cell>
          <table:table-cell table:style-name="ce3" table:formula="of:=AVERAGE([.J39];[.J43];[.J47])" office:value-type="float" office:value="0.438867999999995" calcext:value-type="float">
            <text:p>0.438867999999995</text:p>
          </table:table-cell>
          <table:table-cell table:style-name="ce3" table:formula="of:=AVERAGE([.K39];[.K43];[.K47])" office:value-type="float" office:value="0.0192003333332877" calcext:value-type="float">
            <text:p>0.019200333333288</text:p>
          </table:table-cell>
          <table:table-cell table:style-name="ce3" table:formula="of:=AVERAGE([.L39];[.L43];[.L47])" office:value-type="float" office:value="0.0678843333333816" calcext:value-type="float">
            <text:p>0.067884333333382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54049999999491" calcext:value-type="float">
            <text:p>0.015404999999949</text:p>
          </table:table-cell>
          <table:table-cell table:style-name="ce4" table:formula="of:=SUM([.C51:.N51])" office:value-type="float" office:value="16.5600426742248" calcext:value-type="float">
            <text:p>16.5600426742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8898666666648" calcext:value-type="float">
            <text:p>0.118898666666648</text:p>
          </table:table-cell>
          <table:table-cell table:style-name="ce3" table:formula="of:=AVERAGE([.D40];[.D44];[.D48])" office:value-type="float" office:value="0.00166400000000522" calcext:value-type="float">
            <text:p>0.001664000000005</text:p>
          </table:table-cell>
          <table:table-cell table:style-name="ce3" table:formula="of:=AVERAGE([.E40];[.E44];[.E48])" office:value-type="float" office:value="0.231348999999985" calcext:value-type="float">
            <text:p>0.231348999999985</text:p>
          </table:table-cell>
          <table:table-cell table:style-name="ce3" table:formula="of:=AVERAGE([.F40];[.F44];[.F48])" office:value-type="float" office:value="3.30433718363444" calcext:value-type="float">
            <text:p>3.30433718363444</text:p>
          </table:table-cell>
          <table:table-cell table:style-name="ce3" table:formula="of:=AVERAGE([.G40];[.G44];[.G48])" office:value-type="float" office:value="4.22618966666668" calcext:value-type="float">
            <text:p>4.22618966666668</text:p>
          </table:table-cell>
          <table:table-cell table:style-name="ce3" table:formula="of:=AVERAGE([.H40];[.H44];[.H48])" office:value-type="float" office:value="0.00472166666668272" calcext:value-type="float">
            <text:p>0.004721666666683</text:p>
          </table:table-cell>
          <table:table-cell table:style-name="ce3" table:formula="of:=AVERAGE([.I40];[.I44];[.I48])" office:value-type="float" office:value="6.09096333333336" calcext:value-type="float">
            <text:p>6.09096333333336</text:p>
          </table:table-cell>
          <table:table-cell table:style-name="ce3" table:formula="of:=AVERAGE([.J40];[.J44];[.J48])" office:value-type="float" office:value="0.418963333333295" calcext:value-type="float">
            <text:p>0.418963333333295</text:p>
          </table:table-cell>
          <table:table-cell table:style-name="ce3" table:formula="of:=AVERAGE([.K40];[.K44];[.K48])" office:value-type="float" office:value="0.0197016666666438" calcext:value-type="float">
            <text:p>0.019701666666644</text:p>
          </table:table-cell>
          <table:table-cell table:style-name="ce3" table:formula="of:=AVERAGE([.L40];[.L44];[.L48])" office:value-type="float" office:value="0.0649549999999408" calcext:value-type="float">
            <text:p>0.064954999999941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10003333333664" calcext:value-type="float">
            <text:p>0.021000333333367</text:p>
          </table:table-cell>
          <table:table-cell table:style-name="ce4" table:formula="of:=SUM([.C52:.N52])" office:value-type="float" office:value="14.5027438503011" calcext:value-type="float">
            <text:p>14.502743850301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900833333334" calcext:value-type="float">
            <text:p>0.11900833333334</text:p>
          </table:table-cell>
          <table:table-cell table:style-name="ce3" table:formula="of:=AVERAGE([.D41];[.D45];[.D49])" office:value-type="float" office:value="0.00166266666663736" calcext:value-type="float">
            <text:p>0.001662666666637</text:p>
          </table:table-cell>
          <table:table-cell table:style-name="ce3" table:formula="of:=AVERAGE([.E41];[.E45];[.E49])" office:value-type="float" office:value="0.234323999999977" calcext:value-type="float">
            <text:p>0.234323999999977</text:p>
          </table:table-cell>
          <table:table-cell table:style-name="ce3" table:formula="of:=AVERAGE([.F41];[.F45];[.F49])" office:value-type="float" office:value="3.32590468724569" calcext:value-type="float">
            <text:p>3.32590468724569</text:p>
          </table:table-cell>
          <table:table-cell table:style-name="ce3" table:formula="of:=AVERAGE([.G41];[.G45];[.G49])" office:value-type="float" office:value="5.39448833333332" calcext:value-type="float">
            <text:p>5.39448833333332</text:p>
          </table:table-cell>
          <table:table-cell table:style-name="ce3" table:formula="of:=AVERAGE([.H41];[.H45];[.H49])" office:value-type="float" office:value="0.00467199999995198" calcext:value-type="float">
            <text:p>0.004671999999952</text:p>
          </table:table-cell>
          <table:table-cell table:style-name="ce3" table:formula="of:=AVERAGE([.I41];[.I45];[.I49])" office:value-type="float" office:value="5.11299199999996" calcext:value-type="float">
            <text:p>5.11299199999996</text:p>
          </table:table-cell>
          <table:table-cell table:style-name="ce3" table:formula="of:=AVERAGE([.J41];[.J45];[.J49])" office:value-type="float" office:value="0.469915000000015" calcext:value-type="float">
            <text:p>0.469915000000015</text:p>
          </table:table-cell>
          <table:table-cell table:style-name="ce3" table:formula="of:=AVERAGE([.K41];[.K45];[.K49])" office:value-type="float" office:value="0.020217333333297" calcext:value-type="float">
            <text:p>0.020217333333297</text:p>
          </table:table-cell>
          <table:table-cell table:style-name="ce3" table:formula="of:=AVERAGE([.L41];[.L45];[.L49])" office:value-type="float" office:value="0.0705300000000383" calcext:value-type="float">
            <text:p>0.070530000000038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0789999999958" calcext:value-type="float">
            <text:p>0.027078999999996</text:p>
          </table:table-cell>
          <table:table-cell table:style-name="ce4" table:formula="of:=SUM([.C53:.N53])" office:value-type="float" office:value="14.7807933539122" calcext:value-type="float">
            <text:p>14.780793353912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72514666666674" calcext:value-type="float">
            <text:p>0.472514666666674</text:p>
          </table:table-cell>
          <table:table-cell table:style-name="ce1" table:formula="of:=SUM([.D50:.D53])" office:value-type="float" office:value="0.00663166666667319" calcext:value-type="float">
            <text:p>0.006631666666673</text:p>
          </table:table-cell>
          <table:table-cell table:style-name="ce1" table:formula="of:=SUM([.E50:.E53])" office:value-type="float" office:value="0.895875333333265" calcext:value-type="float">
            <text:p>0.895875333333265</text:p>
          </table:table-cell>
          <table:table-cell table:style-name="ce1" table:formula="of:=SUM([.F50:.F53])" office:value-type="float" office:value="13.0632194677989" calcext:value-type="float">
            <text:p>13.0632194677989</text:p>
          </table:table-cell>
          <table:table-cell table:style-name="ce1" table:formula="of:=SUM([.G50:.G53])" office:value-type="float" office:value="19.2570823333333" calcext:value-type="float">
            <text:p>19.2570823333333</text:p>
          </table:table-cell>
          <table:table-cell table:style-name="ce1" table:formula="of:=SUM([.H50:.H53])" office:value-type="float" office:value="0.0187343333333274" calcext:value-type="float">
            <text:p>0.018734333333328</text:p>
          </table:table-cell>
          <table:table-cell table:style-name="ce1" table:formula="of:=SUM([.I50:.I53])" office:value-type="float" office:value="23.8455136666667" calcext:value-type="float">
            <text:p>23.8455136666667</text:p>
          </table:table-cell>
          <table:table-cell table:style-name="ce1" table:formula="of:=SUM([.J50:.J53])" office:value-type="float" office:value="1.66613199999995" calcext:value-type="float">
            <text:p>1.66613199999995</text:p>
          </table:table-cell>
          <table:table-cell table:style-name="ce1" table:formula="of:=SUM([.K50:.K53])" office:value-type="float" office:value="0.078012999999866" calcext:value-type="float">
            <text:p>0.078012999999866</text:p>
          </table:table-cell>
          <table:table-cell table:style-name="ce1" table:formula="of:=SUM([.L50:.L53])" office:value-type="float" office:value="0.266812999999994" calcext:value-type="float">
            <text:p>0.266812999999994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5533333333269" calcext:value-type="float">
            <text:p>0.071553333333327</text:p>
          </table:table-cell>
          <table:table-cell table:style-name="ce1" table:formula="of:=SUM([.C54:.N54])" office:value-type="float" office:value="59.6420828011319" calcext:value-type="float">
            <text:p>59.64208280113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907999999763" calcext:value-type="float">
            <text:p>0.115907999999763</text:p>
          </table:table-cell>
          <table:table-cell office:value-type="float" office:value="0.00168600000006336" calcext:value-type="float">
            <text:p>0.001686000000063</text:p>
          </table:table-cell>
          <table:table-cell office:value-type="float" office:value="0.212252999999691" calcext:value-type="float">
            <text:p>0.212252999999691</text:p>
          </table:table-cell>
          <table:table-cell office:value-type="float" office:value="3.06713438034058" calcext:value-type="float">
            <text:p>3.06713438034058</text:p>
          </table:table-cell>
          <table:table-cell office:value-type="float" office:value="4.01006599999982" calcext:value-type="float">
            <text:p>4.01006599999982</text:p>
          </table:table-cell>
          <table:table-cell office:value-type="float" office:value="0.00459700000010344" calcext:value-type="float">
            <text:p>0.004597000000103</text:p>
          </table:table-cell>
          <table:table-cell office:value-type="float" office:value="6.11295199999995" calcext:value-type="float">
            <text:p>6.11295199999995</text:p>
          </table:table-cell>
          <table:table-cell office:value-type="float" office:value="0.344485999999961" calcext:value-type="float">
            <text:p>0.344485999999961</text:p>
          </table:table-cell>
          <table:table-cell office:value-type="float" office:value="0.0189120000000003" calcext:value-type="float">
            <text:p>0.018912</text:p>
          </table:table-cell>
          <table:table-cell office:value-type="float" office:value="0.0634640000002946" calcext:value-type="float">
            <text:p>0.063464000000295</text:p>
          </table:table-cell>
          <table:table-cell office:value-type="float" office:value="0" calcext:value-type="float">
            <text:p>0</text:p>
          </table:table-cell>
          <table:table-cell office:value-type="float" office:value="0.00807600000007369" calcext:value-type="float">
            <text:p>0.0080760000000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443000000047" calcext:value-type="float">
            <text:p>0.119443000000047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21876199999997" calcext:value-type="float">
            <text:p>0.21876199999997</text:p>
          </table:table-cell>
          <table:table-cell office:value-type="float" office:value="3.29773926734924" calcext:value-type="float">
            <text:p>3.29773926734924</text:p>
          </table:table-cell>
          <table:table-cell office:value-type="float" office:value="5.7055519999999" calcext:value-type="float">
            <text:p>5.7055519999999</text:p>
          </table:table-cell>
          <table:table-cell office:value-type="float" office:value="0.0131179999998494" calcext:value-type="float">
            <text:p>0.013117999999849</text:p>
          </table:table-cell>
          <table:table-cell office:value-type="float" office:value="2.78907100000015" calcext:value-type="float">
            <text:p>2.78907100000015</text:p>
          </table:table-cell>
          <table:table-cell office:value-type="float" office:value="0.418286999999964" calcext:value-type="float">
            <text:p>0.418286999999964</text:p>
          </table:table-cell>
          <table:table-cell office:value-type="float" office:value="0.019362000000001" calcext:value-type="float">
            <text:p>0.019362000000001</text:p>
          </table:table-cell>
          <table:table-cell office:value-type="float" office:value="0.0678549999997813" calcext:value-type="float">
            <text:p>0.067854999999781</text:p>
          </table:table-cell>
          <table:table-cell office:value-type="float" office:value="0" calcext:value-type="float">
            <text:p>0</text:p>
          </table:table-cell>
          <table:table-cell office:value-type="float" office:value="0.0160040000000663" calcext:value-type="float">
            <text:p>0.01600400000006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17000000035" calcext:value-type="float">
            <text:p>0.118817000000035</text:p>
          </table:table-cell>
          <table:table-cell office:value-type="float" office:value="0.00168399999984103" calcext:value-type="float">
            <text:p>0.001683999999841</text:p>
          </table:table-cell>
          <table:table-cell office:value-type="float" office:value="0.230356999999913" calcext:value-type="float">
            <text:p>0.230356999999913</text:p>
          </table:table-cell>
          <table:table-cell office:value-type="float" office:value="3.35964751243591" calcext:value-type="float">
            <text:p>3.35964751243591</text:p>
          </table:table-cell>
          <table:table-cell office:value-type="float" office:value="4.26525300000003" calcext:value-type="float">
            <text:p>4.26525300000003</text:p>
          </table:table-cell>
          <table:table-cell office:value-type="float" office:value="0.0131340000002638" calcext:value-type="float">
            <text:p>0.013134000000264</text:p>
          </table:table-cell>
          <table:table-cell office:value-type="float" office:value="1.81337500000018" calcext:value-type="float">
            <text:p>1.81337500000018</text:p>
          </table:table-cell>
          <table:table-cell office:value-type="float" office:value="0.425340999999662" calcext:value-type="float">
            <text:p>0.425340999999662</text:p>
          </table:table-cell>
          <table:table-cell office:value-type="float" office:value="0.0198959999997896" calcext:value-type="float">
            <text:p>0.01989599999979</text:p>
          </table:table-cell>
          <table:table-cell office:value-type="float" office:value="0.0641989999999169" calcext:value-type="float">
            <text:p>0.064198999999917</text:p>
          </table:table-cell>
          <table:table-cell office:value-type="float" office:value="0" calcext:value-type="float">
            <text:p>0</text:p>
          </table:table-cell>
          <table:table-cell office:value-type="float" office:value="0.0209669999999278" calcext:value-type="float">
            <text:p>0.02096699999992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225999999799" calcext:value-type="float">
            <text:p>0.119225999999799</text:p>
          </table:table-cell>
          <table:table-cell office:value-type="float" office:value="0.00167800000008356" calcext:value-type="float">
            <text:p>0.001678000000084</text:p>
          </table:table-cell>
          <table:table-cell office:value-type="float" office:value="0.234336999999869" calcext:value-type="float">
            <text:p>0.234336999999869</text:p>
          </table:table-cell>
          <table:table-cell office:value-type="float" office:value="3.46382713317871" calcext:value-type="float">
            <text:p>3.46382713317871</text:p>
          </table:table-cell>
          <table:table-cell office:value-type="float" office:value="5.4714469999999" calcext:value-type="float">
            <text:p>5.4714469999999</text:p>
          </table:table-cell>
          <table:table-cell office:value-type="float" office:value="0.0130479999997988" calcext:value-type="float">
            <text:p>0.013047999999799</text:p>
          </table:table-cell>
          <table:table-cell office:value-type="float" office:value="2.32408100000021" calcext:value-type="float">
            <text:p>2.32408100000021</text:p>
          </table:table-cell>
          <table:table-cell office:value-type="float" office:value="0.476384000000053" calcext:value-type="float">
            <text:p>0.476384000000053</text:p>
          </table:table-cell>
          <table:table-cell office:value-type="float" office:value="0.0202799999997296" calcext:value-type="float">
            <text:p>0.02027999999973</text:p>
          </table:table-cell>
          <table:table-cell office:value-type="float" office:value="0.0698059999999714" calcext:value-type="float">
            <text:p>0.069805999999971</text:p>
          </table:table-cell>
          <table:table-cell office:value-type="float" office:value="0" calcext:value-type="float">
            <text:p>0</text:p>
          </table:table-cell>
          <table:table-cell office:value-type="float" office:value="0.0276340000000346" calcext:value-type="float">
            <text:p>0.02763400000003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092999999637" calcext:value-type="float">
            <text:p>0.116092999999637</text:p>
          </table:table-cell>
          <table:table-cell office:value-type="float" office:value="0.0016910000003918" calcext:value-type="float">
            <text:p>0.001691000000392</text:p>
          </table:table-cell>
          <table:table-cell office:value-type="float" office:value="0.213182999999844" calcext:value-type="float">
            <text:p>0.213182999999844</text:p>
          </table:table-cell>
          <table:table-cell office:value-type="float" office:value="3.17222213745117" calcext:value-type="float">
            <text:p>3.17222213745117</text:p>
          </table:table-cell>
          <table:table-cell office:value-type="float" office:value="4.02976799999988" calcext:value-type="float">
            <text:p>4.02976799999988</text:p>
          </table:table-cell>
          <table:table-cell office:value-type="float" office:value="0.0046079999997346" calcext:value-type="float">
            <text:p>0.004607999999735</text:p>
          </table:table-cell>
          <table:table-cell office:value-type="float" office:value="6.09149100000013" calcext:value-type="float">
            <text:p>6.09149100000013</text:p>
          </table:table-cell>
          <table:table-cell office:value-type="float" office:value="0.462996000000203" calcext:value-type="float">
            <text:p>0.462996000000203</text:p>
          </table:table-cell>
          <table:table-cell office:value-type="float" office:value="0.0189439999999195" calcext:value-type="float">
            <text:p>0.01894399999992</text:p>
          </table:table-cell>
          <table:table-cell office:value-type="float" office:value="0.063329000000067" calcext:value-type="float">
            <text:p>0.063329000000067</text:p>
          </table:table-cell>
          <table:table-cell office:value-type="float" office:value="0" calcext:value-type="float">
            <text:p>0</text:p>
          </table:table-cell>
          <table:table-cell office:value-type="float" office:value="0.00835099999994782" calcext:value-type="float">
            <text:p>0.00835099999994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299999999839" calcext:value-type="float">
            <text:p>0.119299999999839</text:p>
          </table:table-cell>
          <table:table-cell office:value-type="float" office:value="0.00167199999987133" calcext:value-type="float">
            <text:p>0.001671999999871</text:p>
          </table:table-cell>
          <table:table-cell office:value-type="float" office:value="0.21941599999991" calcext:value-type="float">
            <text:p>0.21941599999991</text:p>
          </table:table-cell>
          <table:table-cell office:value-type="float" office:value="3.31017923355103" calcext:value-type="float">
            <text:p>3.31017923355103</text:p>
          </table:table-cell>
          <table:table-cell office:value-type="float" office:value="5.69935699999996" calcext:value-type="float">
            <text:p>5.69935699999996</text:p>
          </table:table-cell>
          <table:table-cell office:value-type="float" office:value="0.0131790000000365" calcext:value-type="float">
            <text:p>0.013179000000037</text:p>
          </table:table-cell>
          <table:table-cell office:value-type="float" office:value="2.82461700000022" calcext:value-type="float">
            <text:p>2.82461700000022</text:p>
          </table:table-cell>
          <table:table-cell office:value-type="float" office:value="0.41848600000003" calcext:value-type="float">
            <text:p>0.41848600000003</text:p>
          </table:table-cell>
          <table:table-cell office:value-type="float" office:value="0.019706000000042" calcext:value-type="float">
            <text:p>0.019706000000042</text:p>
          </table:table-cell>
          <table:table-cell office:value-type="float" office:value="0.068065999999817" calcext:value-type="float">
            <text:p>0.068065999999817</text:p>
          </table:table-cell>
          <table:table-cell office:value-type="float" office:value="0" calcext:value-type="float">
            <text:p>0</text:p>
          </table:table-cell>
          <table:table-cell office:value-type="float" office:value="0.0156969999998182" calcext:value-type="float">
            <text:p>0.01569699999981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412999999895" calcext:value-type="float">
            <text:p>0.119412999999895</text:p>
          </table:table-cell>
          <table:table-cell office:value-type="float" office:value="0.00169199999982084" calcext:value-type="float">
            <text:p>0.001691999999821</text:p>
          </table:table-cell>
          <table:table-cell office:value-type="float" office:value="0.232500000000073" calcext:value-type="float">
            <text:p>0.232500000000073</text:p>
          </table:table-cell>
          <table:table-cell office:value-type="float" office:value="3.28437972068787" calcext:value-type="float">
            <text:p>3.28437972068787</text:p>
          </table:table-cell>
          <table:table-cell office:value-type="float" office:value="4.30057399999987" calcext:value-type="float">
            <text:p>4.30057399999987</text:p>
          </table:table-cell>
          <table:table-cell office:value-type="float" office:value="0.0130640000002131" calcext:value-type="float">
            <text:p>0.013064000000213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0.424629999999979" calcext:value-type="float">
            <text:p>0.424629999999979</text:p>
          </table:table-cell>
          <table:table-cell office:value-type="float" office:value="0.0199090000000979" calcext:value-type="float">
            <text:p>0.019909000000098</text:p>
          </table:table-cell>
          <table:table-cell office:value-type="float" office:value="0.0646240000000944" calcext:value-type="float">
            <text:p>0.064624000000094</text:p>
          </table:table-cell>
          <table:table-cell office:value-type="float" office:value="0" calcext:value-type="float">
            <text:p>0</text:p>
          </table:table-cell>
          <table:table-cell office:value-type="float" office:value="0.0208290000000488" calcext:value-type="float">
            <text:p>0.02082900000004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583000000148" calcext:value-type="float">
            <text:p>0.119583000000148</text:p>
          </table:table-cell>
          <table:table-cell office:value-type="float" office:value="0.00167800000008356" calcext:value-type="float">
            <text:p>0.001678000000084</text:p>
          </table:table-cell>
          <table:table-cell office:value-type="float" office:value="0.232812000000195" calcext:value-type="float">
            <text:p>0.232812000000195</text:p>
          </table:table-cell>
          <table:table-cell office:value-type="float" office:value="3.35702657699585" calcext:value-type="float">
            <text:p>3.35702657699585</text:p>
          </table:table-cell>
          <table:table-cell office:value-type="float" office:value="5.47678099999985" calcext:value-type="float">
            <text:p>5.47678099999985</text:p>
          </table:table-cell>
          <table:table-cell office:value-type="float" office:value="0.013213999999607" calcext:value-type="float">
            <text:p>0.013213999999607</text:p>
          </table:table-cell>
          <table:table-cell office:value-type="float" office:value="2.31163300000026" calcext:value-type="float">
            <text:p>2.31163300000026</text:p>
          </table:table-cell>
          <table:table-cell office:value-type="float" office:value="0.477323000000069" calcext:value-type="float">
            <text:p>0.477323000000069</text:p>
          </table:table-cell>
          <table:table-cell office:value-type="float" office:value="0.0201240000001235" calcext:value-type="float">
            <text:p>0.020124000000124</text:p>
          </table:table-cell>
          <table:table-cell office:value-type="float" office:value="0.0697079999999914" calcext:value-type="float">
            <text:p>0.069707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278400000001966" calcext:value-type="float">
            <text:p>0.0278400000001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09000000203" calcext:value-type="float">
            <text:p>0.116409000000203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213670999999977" calcext:value-type="float">
            <text:p>0.213670999999977</text:p>
          </table:table-cell>
          <table:table-cell office:value-type="float" office:value="3.21309590339661" calcext:value-type="float">
            <text:p>3.21309590339661</text:p>
          </table:table-cell>
          <table:table-cell office:value-type="float" office:value="4.02670599999965" calcext:value-type="float">
            <text:p>4.02670599999965</text:p>
          </table:table-cell>
          <table:table-cell office:value-type="float" office:value="0.00464599999986604" calcext:value-type="float">
            <text:p>0.004645999999866</text:p>
          </table:table-cell>
          <table:table-cell office:value-type="float" office:value="6.07009800000014" calcext:value-type="float">
            <text:p>6.07009800000014</text:p>
          </table:table-cell>
          <table:table-cell office:value-type="float" office:value="0.449959000000035" calcext:value-type="float">
            <text:p>0.449959000000035</text:p>
          </table:table-cell>
          <table:table-cell office:value-type="float" office:value="0.0189550000000054" calcext:value-type="float">
            <text:p>0.018955000000005</text:p>
          </table:table-cell>
          <table:table-cell office:value-type="float" office:value="0.0638339999995878" calcext:value-type="float">
            <text:p>0.063833999999588</text:p>
          </table:table-cell>
          <table:table-cell office:value-type="float" office:value="0" calcext:value-type="float">
            <text:p>0</text:p>
          </table:table-cell>
          <table:table-cell office:value-type="float" office:value="0.00818500000013955" calcext:value-type="float">
            <text:p>0.0081850000001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088999999804" calcext:value-type="float">
            <text:p>0.119088999999804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946999999844" calcext:value-type="float">
            <text:p>0.218946999999844</text:p>
          </table:table-cell>
          <table:table-cell office:value-type="float" office:value="3.43827652931213" calcext:value-type="float">
            <text:p>3.43827652931213</text:p>
          </table:table-cell>
          <table:table-cell office:value-type="float" office:value="5.85301500000014" calcext:value-type="float">
            <text:p>5.85301500000014</text:p>
          </table:table-cell>
          <table:table-cell office:value-type="float" office:value="0.0132399999997688" calcext:value-type="float">
            <text:p>0.013239999999769</text:p>
          </table:table-cell>
          <table:table-cell office:value-type="float" office:value="2.86809099999982" calcext:value-type="float">
            <text:p>2.86809099999982</text:p>
          </table:table-cell>
          <table:table-cell office:value-type="float" office:value="0.418940999999904" calcext:value-type="float">
            <text:p>0.418940999999904</text:p>
          </table:table-cell>
          <table:table-cell office:value-type="float" office:value="0.0200110000000677" calcext:value-type="float">
            <text:p>0.020011000000068</text:p>
          </table:table-cell>
          <table:table-cell office:value-type="float" office:value="0.067696000000069" calcext:value-type="float">
            <text:p>0.067696000000069</text:p>
          </table:table-cell>
          <table:table-cell office:value-type="float" office:value="0" calcext:value-type="float">
            <text:p>0</text:p>
          </table:table-cell>
          <table:table-cell office:value-type="float" office:value="0.0159600000001774" calcext:value-type="float">
            <text:p>0.0159600000001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628000000375" calcext:value-type="float">
            <text:p>0.119628000000375</text:p>
          </table:table-cell>
          <table:table-cell office:value-type="float" office:value="0.00169099999993705" calcext:value-type="float">
            <text:p>0.001690999999937</text:p>
          </table:table-cell>
          <table:table-cell office:value-type="float" office:value="0.2305980000001" calcext:value-type="float">
            <text:p>0.2305980000001</text:p>
          </table:table-cell>
          <table:table-cell office:value-type="float" office:value="3.34913110733032" calcext:value-type="float">
            <text:p>3.34913110733032</text:p>
          </table:table-cell>
          <table:table-cell office:value-type="float" office:value="4.28384499999993" calcext:value-type="float">
            <text:p>4.28384499999993</text:p>
          </table:table-cell>
          <table:table-cell office:value-type="float" office:value="0.0131280000000515" calcext:value-type="float">
            <text:p>0.013128000000052</text:p>
          </table:table-cell>
          <table:table-cell office:value-type="float" office:value="1.80820899999981" calcext:value-type="float">
            <text:p>1.80820899999981</text:p>
          </table:table-cell>
          <table:table-cell office:value-type="float" office:value="0.538105000000087" calcext:value-type="float">
            <text:p>0.538105000000087</text:p>
          </table:table-cell>
          <table:table-cell office:value-type="float" office:value="0.0198150000001078" calcext:value-type="float">
            <text:p>0.019815000000108</text:p>
          </table:table-cell>
          <table:table-cell office:value-type="float" office:value="0.0642980000002353" calcext:value-type="float">
            <text:p>0.064298000000235</text:p>
          </table:table-cell>
          <table:table-cell office:value-type="float" office:value="0" calcext:value-type="float">
            <text:p>0</text:p>
          </table:table-cell>
          <table:table-cell office:value-type="float" office:value="0.0208039999997709" calcext:value-type="float">
            <text:p>0.02080399999977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226000000253" calcext:value-type="float">
            <text:p>0.119226000000253</text:p>
          </table:table-cell>
          <table:table-cell office:value-type="float" office:value="0.00167599999986123" calcext:value-type="float">
            <text:p>0.001675999999861</text:p>
          </table:table-cell>
          <table:table-cell office:value-type="float" office:value="0.233756999999969" calcext:value-type="float">
            <text:p>0.233756999999969</text:p>
          </table:table-cell>
          <table:table-cell office:value-type="float" office:value="3.48549246788025" calcext:value-type="float">
            <text:p>3.48549246788025</text:p>
          </table:table-cell>
          <table:table-cell office:value-type="float" office:value="5.47567400000025" calcext:value-type="float">
            <text:p>5.47567400000025</text:p>
          </table:table-cell>
          <table:table-cell office:value-type="float" office:value="0.0131769999998141" calcext:value-type="float">
            <text:p>0.013176999999814</text:p>
          </table:table-cell>
          <table:table-cell office:value-type="float" office:value="2.30799499999966" calcext:value-type="float">
            <text:p>2.30799499999966</text:p>
          </table:table-cell>
          <table:table-cell office:value-type="float" office:value="0.476994000000104" calcext:value-type="float">
            <text:p>0.476994000000104</text:p>
          </table:table-cell>
          <table:table-cell office:value-type="float" office:value="0.0201130000000376" calcext:value-type="float">
            <text:p>0.020113000000038</text:p>
          </table:table-cell>
          <table:table-cell office:value-type="float" office:value="0.0698110000002998" calcext:value-type="float">
            <text:p>0.0698110000003</text:p>
          </table:table-cell>
          <table:table-cell office:value-type="float" office:value="0" calcext:value-type="float">
            <text:p>0</text:p>
          </table:table-cell>
          <table:table-cell office:value-type="float" office:value="0.028088999999909" calcext:value-type="float">
            <text:p>0.028088999999909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6136666666534" calcext:value-type="float">
            <text:p>0.116136666666534</text:p>
          </table:table-cell>
          <table:table-cell table:style-name="ce3" table:formula="of:=AVERAGE([.D56];[.D60];[.D64])" office:value-type="float" office:value="0.00168233333351964" calcext:value-type="float">
            <text:p>0.00168233333352</text:p>
          </table:table-cell>
          <table:table-cell table:style-name="ce3" table:formula="of:=AVERAGE([.E56];[.E60];[.E64])" office:value-type="float" office:value="0.213035666666504" calcext:value-type="float">
            <text:p>0.213035666666504</text:p>
          </table:table-cell>
          <table:table-cell table:style-name="ce3" table:formula="of:=AVERAGE([.F56];[.F60];[.F64])" office:value-type="float" office:value="3.15081747372945" calcext:value-type="float">
            <text:p>3.15081747372945</text:p>
          </table:table-cell>
          <table:table-cell table:style-name="ce3" table:formula="of:=AVERAGE([.G56];[.G60];[.G64])" office:value-type="float" office:value="4.02217999999978" calcext:value-type="float">
            <text:p>4.02217999999978</text:p>
          </table:table-cell>
          <table:table-cell table:style-name="ce3" table:formula="of:=AVERAGE([.H56];[.H60];[.H64])" office:value-type="float" office:value="0.00461699999990136" calcext:value-type="float">
            <text:p>0.004616999999901</text:p>
          </table:table-cell>
          <table:table-cell table:style-name="ce3" table:formula="of:=AVERAGE([.I56];[.I60];[.I64])" office:value-type="float" office:value="6.09151366666674" calcext:value-type="float">
            <text:p>6.09151366666674</text:p>
          </table:table-cell>
          <table:table-cell table:style-name="ce3" table:formula="of:=AVERAGE([.J56];[.J60];[.J64])" office:value-type="float" office:value="0.419147000000066" calcext:value-type="float">
            <text:p>0.419147000000066</text:p>
          </table:table-cell>
          <table:table-cell table:style-name="ce3" table:formula="of:=AVERAGE([.K56];[.K60];[.K64])" office:value-type="float" office:value="0.0189369999999751" calcext:value-type="float">
            <text:p>0.018936999999975</text:p>
          </table:table-cell>
          <table:table-cell table:style-name="ce3" table:formula="of:=AVERAGE([.L56];[.L60];[.L64])" office:value-type="float" office:value="0.0635423333333165" calcext:value-type="float">
            <text:p>0.063542333333317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820400000005369" calcext:value-type="float">
            <text:p>0.008204000000054</text:p>
          </table:table-cell>
          <table:table-cell table:style-name="ce4" table:formula="of:=SUM([.C68:.N68])" office:value-type="float" office:value="14.1098131403958" calcext:value-type="float">
            <text:p>14.109813140395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927733333323" calcext:value-type="float">
            <text:p>0.11927733333323</text:p>
          </table:table-cell>
          <table:table-cell table:style-name="ce3" table:formula="of:=AVERAGE([.D57];[.D61];[.D65])" office:value-type="float" office:value="0.00167566666656663" calcext:value-type="float">
            <text:p>0.001675666666567</text:p>
          </table:table-cell>
          <table:table-cell table:style-name="ce3" table:formula="of:=AVERAGE([.E57];[.E61];[.E65])" office:value-type="float" office:value="0.219041666666575" calcext:value-type="float">
            <text:p>0.219041666666575</text:p>
          </table:table-cell>
          <table:table-cell table:style-name="ce3" table:formula="of:=AVERAGE([.F57];[.F61];[.F65])" office:value-type="float" office:value="3.34873167673747" calcext:value-type="float">
            <text:p>3.34873167673747</text:p>
          </table:table-cell>
          <table:table-cell table:style-name="ce3" table:formula="of:=AVERAGE([.G57];[.G61];[.G65])" office:value-type="float" office:value="5.75264133333333" calcext:value-type="float">
            <text:p>5.75264133333333</text:p>
          </table:table-cell>
          <table:table-cell table:style-name="ce3" table:formula="of:=AVERAGE([.H57];[.H61];[.H65])" office:value-type="float" office:value="0.0131789999998849" calcext:value-type="float">
            <text:p>0.013178999999885</text:p>
          </table:table-cell>
          <table:table-cell table:style-name="ce3" table:formula="of:=AVERAGE([.I57];[.I61];[.I65])" office:value-type="float" office:value="2.82725966666673" calcext:value-type="float">
            <text:p>2.82725966666673</text:p>
          </table:table-cell>
          <table:table-cell table:style-name="ce3" table:formula="of:=AVERAGE([.J57];[.J61];[.J65])" office:value-type="float" office:value="0.418571333333299" calcext:value-type="float">
            <text:p>0.418571333333299</text:p>
          </table:table-cell>
          <table:table-cell table:style-name="ce3" table:formula="of:=AVERAGE([.K57];[.K61];[.K65])" office:value-type="float" office:value="0.0196930000000369" calcext:value-type="float">
            <text:p>0.019693000000037</text:p>
          </table:table-cell>
          <table:table-cell table:style-name="ce3" table:formula="of:=AVERAGE([.L57];[.L61];[.L65])" office:value-type="float" office:value="0.0678723333332224" calcext:value-type="float">
            <text:p>0.067872333333223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8870000000206" calcext:value-type="float">
            <text:p>0.015887000000021</text:p>
          </table:table-cell>
          <table:table-cell table:style-name="ce4" table:formula="of:=SUM([.C69:.N69])" office:value-type="float" office:value="12.8038300100704" calcext:value-type="float">
            <text:p>12.803830010070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286000000102" calcext:value-type="float">
            <text:p>0.119286000000102</text:p>
          </table:table-cell>
          <table:table-cell table:style-name="ce3" table:formula="of:=AVERAGE([.D58];[.D62];[.D66])" office:value-type="float" office:value="0.00168899999986631" calcext:value-type="float">
            <text:p>0.001688999999866</text:p>
          </table:table-cell>
          <table:table-cell table:style-name="ce3" table:formula="of:=AVERAGE([.E58];[.E62];[.E66])" office:value-type="float" office:value="0.231151666666695" calcext:value-type="float">
            <text:p>0.231151666666695</text:p>
          </table:table-cell>
          <table:table-cell table:style-name="ce3" table:formula="of:=AVERAGE([.F58];[.F62];[.F66])" office:value-type="float" office:value="3.33105278015137" calcext:value-type="float">
            <text:p>3.33105278015137</text:p>
          </table:table-cell>
          <table:table-cell table:style-name="ce3" table:formula="of:=AVERAGE([.G58];[.G62];[.G66])" office:value-type="float" office:value="4.28322399999994" calcext:value-type="float">
            <text:p>4.28322399999994</text:p>
          </table:table-cell>
          <table:table-cell table:style-name="ce3" table:formula="of:=AVERAGE([.H58];[.H62];[.H66])" office:value-type="float" office:value="0.0131086666668428" calcext:value-type="float">
            <text:p>0.013108666666843</text:p>
          </table:table-cell>
          <table:table-cell table:style-name="ce3" table:formula="of:=AVERAGE([.I58];[.I62];[.I66])" office:value-type="float" office:value="1.81220133333333" calcext:value-type="float">
            <text:p>1.81220133333333</text:p>
          </table:table-cell>
          <table:table-cell table:style-name="ce3" table:formula="of:=AVERAGE([.J58];[.J62];[.J66])" office:value-type="float" office:value="0.462691999999909" calcext:value-type="float">
            <text:p>0.462691999999909</text:p>
          </table:table-cell>
          <table:table-cell table:style-name="ce3" table:formula="of:=AVERAGE([.K58];[.K62];[.K66])" office:value-type="float" office:value="0.0198733333333318" calcext:value-type="float">
            <text:p>0.019873333333332</text:p>
          </table:table-cell>
          <table:table-cell table:style-name="ce3" table:formula="of:=AVERAGE([.L58];[.L62];[.L66])" office:value-type="float" office:value="0.0643736666667489" calcext:value-type="float">
            <text:p>0.064373666666749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8666666665825" calcext:value-type="float">
            <text:p>0.020866666666583</text:p>
          </table:table-cell>
          <table:table-cell table:style-name="ce4" table:formula="of:=SUM([.C70:.N70])" office:value-type="float" office:value="10.3595191134847" calcext:value-type="float">
            <text:p>10.35951911348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9345000000067" calcext:value-type="float">
            <text:p>0.119345000000067</text:p>
          </table:table-cell>
          <table:table-cell table:style-name="ce3" table:formula="of:=AVERAGE([.D59];[.D63];[.D67])" office:value-type="float" office:value="0.00167733333334278" calcext:value-type="float">
            <text:p>0.001677333333343</text:p>
          </table:table-cell>
          <table:table-cell table:style-name="ce3" table:formula="of:=AVERAGE([.E59];[.E63];[.E67])" office:value-type="float" office:value="0.233635333333344" calcext:value-type="float">
            <text:p>0.233635333333344</text:p>
          </table:table-cell>
          <table:table-cell table:style-name="ce3" table:formula="of:=AVERAGE([.F59];[.F63];[.F67])" office:value-type="float" office:value="3.43544872601827" calcext:value-type="float">
            <text:p>3.43544872601827</text:p>
          </table:table-cell>
          <table:table-cell table:style-name="ce3" table:formula="of:=AVERAGE([.G59];[.G63];[.G67])" office:value-type="float" office:value="5.474634" calcext:value-type="float">
            <text:p>5.474634</text:p>
          </table:table-cell>
          <table:table-cell table:style-name="ce3" table:formula="of:=AVERAGE([.H59];[.H63];[.H67])" office:value-type="float" office:value="0.0131463333330733" calcext:value-type="float">
            <text:p>0.013146333333073</text:p>
          </table:table-cell>
          <table:table-cell table:style-name="ce3" table:formula="of:=AVERAGE([.I59];[.I63];[.I67])" office:value-type="float" office:value="2.31456966666671" calcext:value-type="float">
            <text:p>2.31456966666671</text:p>
          </table:table-cell>
          <table:table-cell table:style-name="ce3" table:formula="of:=AVERAGE([.J59];[.J63];[.J67])" office:value-type="float" office:value="0.476900333333409" calcext:value-type="float">
            <text:p>0.476900333333409</text:p>
          </table:table-cell>
          <table:table-cell table:style-name="ce3" table:formula="of:=AVERAGE([.K59];[.K63];[.K67])" office:value-type="float" office:value="0.0201723333332969" calcext:value-type="float">
            <text:p>0.020172333333297</text:p>
          </table:table-cell>
          <table:table-cell table:style-name="ce3" table:formula="of:=AVERAGE([.L59];[.L63];[.L67])" office:value-type="float" office:value="0.0697750000000875" calcext:value-type="float">
            <text:p>0.069775000000088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8543333333801" calcext:value-type="float">
            <text:p>0.02785433333338</text:p>
          </table:table-cell>
          <table:table-cell table:style-name="ce4" table:formula="of:=SUM([.C71:.N71])" office:value-type="float" office:value="12.187158392685" calcext:value-type="float">
            <text:p>12.18715839268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4044999999933" calcext:value-type="float">
            <text:p>0.474044999999933</text:p>
          </table:table-cell>
          <table:table-cell table:style-name="ce1" table:formula="of:=SUM([.D68:.D71])" office:value-type="float" office:value="0.00672433333329536" calcext:value-type="float">
            <text:p>0.006724333333295</text:p>
          </table:table-cell>
          <table:table-cell table:style-name="ce1" table:formula="of:=SUM([.E68:.E71])" office:value-type="float" office:value="0.896864333333118" calcext:value-type="float">
            <text:p>0.896864333333118</text:p>
          </table:table-cell>
          <table:table-cell table:style-name="ce1" table:formula="of:=SUM([.F68:.F71])" office:value-type="float" office:value="13.2660506566366" calcext:value-type="float">
            <text:p>13.2660506566366</text:p>
          </table:table-cell>
          <table:table-cell table:style-name="ce1" table:formula="of:=SUM([.G68:.G71])" office:value-type="float" office:value="19.5326793333331" calcext:value-type="float">
            <text:p>19.5326793333331</text:p>
          </table:table-cell>
          <table:table-cell table:style-name="ce1" table:formula="of:=SUM([.H68:.H71])" office:value-type="float" office:value="0.0440509999997024" calcext:value-type="float">
            <text:p>0.044050999999702</text:p>
          </table:table-cell>
          <table:table-cell table:style-name="ce1" table:formula="of:=SUM([.I68:.I71])" office:value-type="float" office:value="13.0455443333335" calcext:value-type="float">
            <text:p>13.0455443333335</text:p>
          </table:table-cell>
          <table:table-cell table:style-name="ce1" table:formula="of:=SUM([.J68:.J71])" office:value-type="float" office:value="1.77731066666668" calcext:value-type="float">
            <text:p>1.77731066666668</text:p>
          </table:table-cell>
          <table:table-cell table:style-name="ce1" table:formula="of:=SUM([.K68:.K71])" office:value-type="float" office:value="0.0786756666666406" calcext:value-type="float">
            <text:p>0.078675666666641</text:p>
          </table:table-cell>
          <table:table-cell table:style-name="ce1" table:formula="of:=SUM([.L68:.L71])" office:value-type="float" office:value="0.265563333333375" calcext:value-type="float">
            <text:p>0.265563333333375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28120000000369" calcext:value-type="float">
            <text:p>0.072812000000037</text:p>
          </table:table-cell>
          <table:table-cell table:style-name="ce1" table:formula="of:=SUM([.C72:.N72])" office:value-type="float" office:value="49.4603206566359" calcext:value-type="float">
            <text:p>49.460320656635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888000000268" calcext:value-type="float">
            <text:p>0.115888000000268</text:p>
          </table:table-cell>
          <table:table-cell office:value-type="float" office:value="0.00166200000012395" calcext:value-type="float">
            <text:p>0.001662000000124</text:p>
          </table:table-cell>
          <table:table-cell office:value-type="float" office:value="0.213314999999966" calcext:value-type="float">
            <text:p>0.213314999999966</text:p>
          </table:table-cell>
          <table:table-cell office:value-type="float" office:value="3.09537792205811" calcext:value-type="float">
            <text:p>3.09537792205811</text:p>
          </table:table-cell>
          <table:table-cell office:value-type="float" office:value="4.01297100000011" calcext:value-type="float">
            <text:p>4.01297100000011</text:p>
          </table:table-cell>
          <table:table-cell office:value-type="float" office:value="0.00462100000004284" calcext:value-type="float">
            <text:p>0.004621000000043</text:p>
          </table:table-cell>
          <table:table-cell office:value-type="float" office:value="6.11138500000016" calcext:value-type="float">
            <text:p>6.11138500000016</text:p>
          </table:table-cell>
          <table:table-cell office:value-type="float" office:value="0.345444999999927" calcext:value-type="float">
            <text:p>0.345444999999927</text:p>
          </table:table-cell>
          <table:table-cell office:value-type="float" office:value="0.0189260000001923" calcext:value-type="float">
            <text:p>0.018926000000192</text:p>
          </table:table-cell>
          <table:table-cell office:value-type="float" office:value="0.0491730000003372" calcext:value-type="float">
            <text:p>0.049173000000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6800000002" calcext:value-type="float">
            <text:p>0.1188680000000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332282000000305" calcext:value-type="float">
            <text:p>0.332282000000305</text:p>
          </table:table-cell>
          <table:table-cell office:value-type="float" office:value="4.89015221595764" calcext:value-type="float">
            <text:p>4.89015221595764</text:p>
          </table:table-cell>
          <table:table-cell office:value-type="float" office:value="11.2025129999997" calcext:value-type="float">
            <text:p>11.2025129999997</text:p>
          </table:table-cell>
          <table:table-cell office:value-type="float" office:value="0.0131150000001981" calcext:value-type="float">
            <text:p>0.013115000000198</text:p>
          </table:table-cell>
          <table:table-cell office:value-type="float" office:value="4.42729499999996" calcext:value-type="float">
            <text:p>4.42729499999996</text:p>
          </table:table-cell>
          <table:table-cell office:value-type="float" office:value="0.705604000000221" calcext:value-type="float">
            <text:p>0.705604000000221</text:p>
          </table:table-cell>
          <table:table-cell office:value-type="float" office:value="0.0230819999997038" calcext:value-type="float">
            <text:p>0.023081999999704</text:p>
          </table:table-cell>
          <table:table-cell office:value-type="float" office:value="0.460125000000062" calcext:value-type="float">
            <text:p>0.460125000000062</text:p>
          </table:table-cell>
          <table:table-cell office:value-type="float" office:value="0.0214359999999942" calcext:value-type="float">
            <text:p>0.021435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311999999809" calcext:value-type="float">
            <text:p>0.119311999999809</text:p>
          </table:table-cell>
          <table:table-cell office:value-type="float" office:value="0.00167400000009366" calcext:value-type="float">
            <text:p>0.001674000000094</text:p>
          </table:table-cell>
          <table:table-cell office:value-type="float" office:value="0.363599999999678" calcext:value-type="float">
            <text:p>0.363599999999678</text:p>
          </table:table-cell>
          <table:table-cell office:value-type="float" office:value="6.07980871200562" calcext:value-type="float">
            <text:p>6.07980871200562</text:p>
          </table:table-cell>
          <table:table-cell office:value-type="float" office:value="12.1768589999997" calcext:value-type="float">
            <text:p>12.1768589999997</text:p>
          </table:table-cell>
          <table:table-cell office:value-type="float" office:value="0.0130870000002687" calcext:value-type="float">
            <text:p>0.013087000000269</text:p>
          </table:table-cell>
          <table:table-cell office:value-type="float" office:value="5.69155999999975" calcext:value-type="float">
            <text:p>5.69155999999975</text:p>
          </table:table-cell>
          <table:table-cell office:value-type="float" office:value="0.765457999999853" calcext:value-type="float">
            <text:p>0.765457999999853</text:p>
          </table:table-cell>
          <table:table-cell office:value-type="float" office:value="0.0245570000001862" calcext:value-type="float">
            <text:p>0.024557000000186</text:p>
          </table:table-cell>
          <table:table-cell office:value-type="float" office:value="0.644980999999916" calcext:value-type="float">
            <text:p>0.644980999999916</text:p>
          </table:table-cell>
          <table:table-cell office:value-type="float" office:value="0.0245679999998174" calcext:value-type="float">
            <text:p>0.0245679999998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85000000066" calcext:value-type="float">
            <text:p>0.118985000000066</text:p>
          </table:table-cell>
          <table:table-cell office:value-type="float" office:value="0.00168899999971472" calcext:value-type="float">
            <text:p>0.001688999999715</text:p>
          </table:table-cell>
          <table:table-cell office:value-type="float" office:value="0.526147000000037" calcext:value-type="float">
            <text:p>0.526147000000037</text:p>
          </table:table-cell>
          <table:table-cell office:value-type="float" office:value="7.85966014862061" calcext:value-type="float">
            <text:p>7.85966014862061</text:p>
          </table:table-cell>
          <table:table-cell office:value-type="float" office:value="19.6271889999998" calcext:value-type="float">
            <text:p>19.6271889999998</text:p>
          </table:table-cell>
          <table:table-cell office:value-type="float" office:value="0.0131099999998696" calcext:value-type="float">
            <text:p>0.01310999999987</text:p>
          </table:table-cell>
          <table:table-cell office:value-type="float" office:value="8.76708800000006" calcext:value-type="float">
            <text:p>8.76708800000006</text:p>
          </table:table-cell>
          <table:table-cell office:value-type="float" office:value="1.41618500000004" calcext:value-type="float">
            <text:p>1.41618500000004</text:p>
          </table:table-cell>
          <table:table-cell office:value-type="float" office:value="0.031083000000308" calcext:value-type="float">
            <text:p>0.031083000000308</text:p>
          </table:table-cell>
          <table:table-cell office:value-type="float" office:value="0.871899000000667" calcext:value-type="float">
            <text:p>0.871899000000667</text:p>
          </table:table-cell>
          <table:table-cell office:value-type="float" office:value="0.0282589999997072" calcext:value-type="float">
            <text:p>0.0282589999997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06999999879" calcext:value-type="float">
            <text:p>0.115906999999879</text:p>
          </table:table-cell>
          <table:table-cell office:value-type="float" office:value="0.00168200000007346" calcext:value-type="float">
            <text:p>0.001682000000073</text:p>
          </table:table-cell>
          <table:table-cell office:value-type="float" office:value="0.213630000000194" calcext:value-type="float">
            <text:p>0.213630000000194</text:p>
          </table:table-cell>
          <table:table-cell office:value-type="float" office:value="3.05089783668518" calcext:value-type="float">
            <text:p>3.05089783668518</text:p>
          </table:table-cell>
          <table:table-cell office:value-type="float" office:value="4.00703799999974" calcext:value-type="float">
            <text:p>4.00703799999974</text:p>
          </table:table-cell>
          <table:table-cell office:value-type="float" office:value="0.00459399999999732" calcext:value-type="float">
            <text:p>0.004593999999997</text:p>
          </table:table-cell>
          <table:table-cell office:value-type="float" office:value="6.11106100000006" calcext:value-type="float">
            <text:p>6.11106100000006</text:p>
          </table:table-cell>
          <table:table-cell office:value-type="float" office:value="0.344837000000098" calcext:value-type="float">
            <text:p>0.344837000000098</text:p>
          </table:table-cell>
          <table:table-cell office:value-type="float" office:value="0.018931000000066" calcext:value-type="float">
            <text:p>0.018931000000066</text:p>
          </table:table-cell>
          <table:table-cell office:value-type="float" office:value="0.0481410000002143" calcext:value-type="float">
            <text:p>0.048141000000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533999999931" calcext:value-type="float">
            <text:p>0.119533999999931</text:p>
          </table:table-cell>
          <table:table-cell office:value-type="float" office:value="0.00167700000019977" calcext:value-type="float">
            <text:p>0.0016770000002</text:p>
          </table:table-cell>
          <table:table-cell office:value-type="float" office:value="0.330402000000049" calcext:value-type="float">
            <text:p>0.330402000000049</text:p>
          </table:table-cell>
          <table:table-cell office:value-type="float" office:value="4.78920841217041" calcext:value-type="float">
            <text:p>4.78920841217041</text:p>
          </table:table-cell>
          <table:table-cell office:value-type="float" office:value="11.3505230000001" calcext:value-type="float">
            <text:p>11.3505230000001</text:p>
          </table:table-cell>
          <table:table-cell office:value-type="float" office:value="0.0131689999998343" calcext:value-type="float">
            <text:p>0.013168999999834</text:p>
          </table:table-cell>
          <table:table-cell office:value-type="float" office:value="4.43197700000019" calcext:value-type="float">
            <text:p>4.43197700000019</text:p>
          </table:table-cell>
          <table:table-cell office:value-type="float" office:value="0.707957999999962" calcext:value-type="float">
            <text:p>0.707957999999962</text:p>
          </table:table-cell>
          <table:table-cell office:value-type="float" office:value="0.0234289999998509" calcext:value-type="float">
            <text:p>0.023428999999851</text:p>
          </table:table-cell>
          <table:table-cell office:value-type="float" office:value="0.458720999999969" calcext:value-type="float">
            <text:p>0.458720999999969</text:p>
          </table:table-cell>
          <table:table-cell office:value-type="float" office:value="0.0207700000000841" calcext:value-type="float">
            <text:p>0.0207700000000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149000000107" calcext:value-type="float">
            <text:p>0.119149000000107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461656999999832" calcext:value-type="float">
            <text:p>0.461656999999832</text:p>
          </table:table-cell>
          <table:table-cell office:value-type="float" office:value="6.00059151649475" calcext:value-type="float">
            <text:p>6.00059151649475</text:p>
          </table:table-cell>
          <table:table-cell office:value-type="float" office:value="12.1879440000002" calcext:value-type="float">
            <text:p>12.1879440000002</text:p>
          </table:table-cell>
          <table:table-cell office:value-type="float" office:value="0.0130080000003545" calcext:value-type="float">
            <text:p>0.013008000000355</text:p>
          </table:table-cell>
          <table:table-cell office:value-type="float" office:value="5.71969399999989" calcext:value-type="float">
            <text:p>5.71969399999989</text:p>
          </table:table-cell>
          <table:table-cell office:value-type="float" office:value="0.766343000000234" calcext:value-type="float">
            <text:p>0.766343000000234</text:p>
          </table:table-cell>
          <table:table-cell office:value-type="float" office:value="0.0243230000000949" calcext:value-type="float">
            <text:p>0.024323000000095</text:p>
          </table:table-cell>
          <table:table-cell office:value-type="float" office:value="0.646300000000338" calcext:value-type="float">
            <text:p>0.646300000000338</text:p>
          </table:table-cell>
          <table:table-cell office:value-type="float" office:value="0.0249859999998989" calcext:value-type="float">
            <text:p>0.0249859999998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742999999995" calcext:value-type="float">
            <text:p>0.118742999999995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529741999999715" calcext:value-type="float">
            <text:p>0.529741999999715</text:p>
          </table:table-cell>
          <table:table-cell office:value-type="float" office:value="7.8356614112854" calcext:value-type="float">
            <text:p>7.8356614112854</text:p>
          </table:table-cell>
          <table:table-cell office:value-type="float" office:value="19.6278189999998" calcext:value-type="float">
            <text:p>19.6278189999998</text:p>
          </table:table-cell>
          <table:table-cell office:value-type="float" office:value="0.0131249999999454" calcext:value-type="float">
            <text:p>0.013124999999945</text:p>
          </table:table-cell>
          <table:table-cell office:value-type="float" office:value="8.57105300000012" calcext:value-type="float">
            <text:p>8.57105300000012</text:p>
          </table:table-cell>
          <table:table-cell office:value-type="float" office:value="1.44495499999994" calcext:value-type="float">
            <text:p>1.44495499999994</text:p>
          </table:table-cell>
          <table:table-cell office:value-type="float" office:value="0.031547000000046" calcext:value-type="float">
            <text:p>0.031547000000046</text:p>
          </table:table-cell>
          <table:table-cell office:value-type="float" office:value="0.878048999999919" calcext:value-type="float">
            <text:p>0.878048999999919</text:p>
          </table:table-cell>
          <table:table-cell office:value-type="float" office:value="0.0282099999999446" calcext:value-type="float">
            <text:p>0.0282099999999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241000000173" calcext:value-type="float">
            <text:p>0.116241000000173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14715999999953" calcext:value-type="float">
            <text:p>0.214715999999953</text:p>
          </table:table-cell>
          <table:table-cell office:value-type="float" office:value="3.22573304176331" calcext:value-type="float">
            <text:p>3.22573304176331</text:p>
          </table:table-cell>
          <table:table-cell office:value-type="float" office:value="4.02963899999986" calcext:value-type="float">
            <text:p>4.02963899999986</text:p>
          </table:table-cell>
          <table:table-cell office:value-type="float" office:value="0.00471900000002279" calcext:value-type="float">
            <text:p>0.004719000000023</text:p>
          </table:table-cell>
          <table:table-cell office:value-type="float" office:value="6.06619100000034" calcext:value-type="float">
            <text:p>6.06619100000034</text:p>
          </table:table-cell>
          <table:table-cell office:value-type="float" office:value="0.451731999999993" calcext:value-type="float">
            <text:p>0.451731999999993</text:p>
          </table:table-cell>
          <table:table-cell office:value-type="float" office:value="0.0190980000002128" calcext:value-type="float">
            <text:p>0.019098000000213</text:p>
          </table:table-cell>
          <table:table-cell office:value-type="float" office:value="0.0483150000000023" calcext:value-type="float">
            <text:p>0.048315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93000000046" calcext:value-type="float">
            <text:p>0.118993000000046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332304000000022" calcext:value-type="float">
            <text:p>0.332304000000022</text:p>
          </table:table-cell>
          <table:table-cell office:value-type="float" office:value="4.97648811340332" calcext:value-type="float">
            <text:p>4.97648811340332</text:p>
          </table:table-cell>
          <table:table-cell office:value-type="float" office:value="11.2545730000002" calcext:value-type="float">
            <text:p>11.2545730000002</text:p>
          </table:table-cell>
          <table:table-cell office:value-type="float" office:value="0.0131679999999506" calcext:value-type="float">
            <text:p>0.013167999999951</text:p>
          </table:table-cell>
          <table:table-cell office:value-type="float" office:value="4.43893200000002" calcext:value-type="float">
            <text:p>4.43893200000002</text:p>
          </table:table-cell>
          <table:table-cell office:value-type="float" office:value="0.820787000000109" calcext:value-type="float">
            <text:p>0.820787000000109</text:p>
          </table:table-cell>
          <table:table-cell office:value-type="float" office:value="0.023384999999962" calcext:value-type="float">
            <text:p>0.023384999999962</text:p>
          </table:table-cell>
          <table:table-cell office:value-type="float" office:value="0.458157999999457" calcext:value-type="float">
            <text:p>0.458157999999457</text:p>
          </table:table-cell>
          <table:table-cell office:value-type="float" office:value="0.0208500000003369" calcext:value-type="float">
            <text:p>0.0208500000003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272999999794" calcext:value-type="float">
            <text:p>0.119272999999794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362949999999728" calcext:value-type="float">
            <text:p>0.362949999999728</text:p>
          </table:table-cell>
          <table:table-cell office:value-type="float" office:value="6.00730872154236" calcext:value-type="float">
            <text:p>6.00730872154236</text:p>
          </table:table-cell>
          <table:table-cell office:value-type="float" office:value="12.2036409999996" calcext:value-type="float">
            <text:p>12.2036409999996</text:p>
          </table:table-cell>
          <table:table-cell office:value-type="float" office:value="0.0131219999998393" calcext:value-type="float">
            <text:p>0.013121999999839</text:p>
          </table:table-cell>
          <table:table-cell office:value-type="float" office:value="5.71820700000035" calcext:value-type="float">
            <text:p>5.71820700000035</text:p>
          </table:table-cell>
          <table:table-cell office:value-type="float" office:value="0.769776999999976" calcext:value-type="float">
            <text:p>0.769776999999976</text:p>
          </table:table-cell>
          <table:table-cell office:value-type="float" office:value="0.0242809999999736" calcext:value-type="float">
            <text:p>0.024280999999974</text:p>
          </table:table-cell>
          <table:table-cell office:value-type="float" office:value="0.643748000000414" calcext:value-type="float">
            <text:p>0.643748000000414</text:p>
          </table:table-cell>
          <table:table-cell office:value-type="float" office:value="0.024789999999939" calcext:value-type="float">
            <text:p>0.0247899999999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109999999637" calcext:value-type="float">
            <text:p>0.119109999999637</text:p>
          </table:table-cell>
          <table:table-cell office:value-type="float" office:value="0.00167300000020987" calcext:value-type="float">
            <text:p>0.00167300000021</text:p>
          </table:table-cell>
          <table:table-cell office:value-type="float" office:value="0.528577999999925" calcext:value-type="float">
            <text:p>0.528577999999925</text:p>
          </table:table-cell>
          <table:table-cell office:value-type="float" office:value="7.90565896034241" calcext:value-type="float">
            <text:p>7.90565896034241</text:p>
          </table:table-cell>
          <table:table-cell office:value-type="float" office:value="19.6077930000001" calcext:value-type="float">
            <text:p>19.6077930000001</text:p>
          </table:table-cell>
          <table:table-cell office:value-type="float" office:value="0.0131980000001022" calcext:value-type="float">
            <text:p>0.013198000000102</text:p>
          </table:table-cell>
          <table:table-cell office:value-type="float" office:value="8.85818999999992" calcext:value-type="float">
            <text:p>8.85818999999992</text:p>
          </table:table-cell>
          <table:table-cell office:value-type="float" office:value="1.43155999999999" calcext:value-type="float">
            <text:p>1.43155999999999</text:p>
          </table:table-cell>
          <table:table-cell office:value-type="float" office:value="0.0315270000000964" calcext:value-type="float">
            <text:p>0.031527000000096</text:p>
          </table:table-cell>
          <table:table-cell office:value-type="float" office:value="0.877135999999609" calcext:value-type="float">
            <text:p>0.877135999999609</text:p>
          </table:table-cell>
          <table:table-cell office:value-type="float" office:value="0.0282850000003236" calcext:value-type="float">
            <text:p>0.0282850000003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6012000000107" calcext:value-type="float">
            <text:p>0.116012000000107</text:p>
          </table:table-cell>
          <table:table-cell table:style-name="ce3" table:formula="of:=AVERAGE([.D74];[.D78];[.D82])" office:value-type="float" office:value="0.00167566666671822" calcext:value-type="float">
            <text:p>0.001675666666718</text:p>
          </table:table-cell>
          <table:table-cell table:style-name="ce3" table:formula="of:=AVERAGE([.E74];[.E78];[.E82])" office:value-type="float" office:value="0.213887000000038" calcext:value-type="float">
            <text:p>0.213887000000038</text:p>
          </table:table-cell>
          <table:table-cell table:style-name="ce3" table:formula="of:=AVERAGE([.F74];[.F78];[.F82])" office:value-type="float" office:value="3.1240029335022" calcext:value-type="float">
            <text:p>3.1240029335022</text:p>
          </table:table-cell>
          <table:table-cell table:style-name="ce3" table:formula="of:=AVERAGE([.G74];[.G78];[.G82])" office:value-type="float" office:value="4.01654933333324" calcext:value-type="float">
            <text:p>4.01654933333324</text:p>
          </table:table-cell>
          <table:table-cell table:style-name="ce3" table:formula="of:=AVERAGE([.H74];[.H78];[.H82])" office:value-type="float" office:value="0.00464466666668765" calcext:value-type="float">
            <text:p>0.004644666666688</text:p>
          </table:table-cell>
          <table:table-cell table:style-name="ce3" table:formula="of:=AVERAGE([.I74];[.I78];[.I82])" office:value-type="float" office:value="6.09621233333352" calcext:value-type="float">
            <text:p>6.09621233333352</text:p>
          </table:table-cell>
          <table:table-cell table:style-name="ce3" table:formula="of:=AVERAGE([.J74];[.J78];[.J82])" office:value-type="float" office:value="0.380671333333339" calcext:value-type="float">
            <text:p>0.380671333333339</text:p>
          </table:table-cell>
          <table:table-cell table:style-name="ce3" table:formula="of:=AVERAGE([.K74];[.K78];[.K82])" office:value-type="float" office:value="0.018985000000157" calcext:value-type="float">
            <text:p>0.018985000000157</text:p>
          </table:table-cell>
          <table:table-cell table:style-name="ce3" table:formula="of:=AVERAGE([.L74];[.L78];[.L82])" office:value-type="float" office:value="0.0485430000001846" calcext:value-type="float">
            <text:p>0.048543000000185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4.0211832668362" calcext:value-type="float">
            <text:p>14.021183266836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9131666666666" calcext:value-type="float">
            <text:p>0.119131666666666</text:p>
          </table:table-cell>
          <table:table-cell table:style-name="ce3" table:formula="of:=AVERAGE([.D75];[.D79];[.D83])" office:value-type="float" office:value="0.00168600000006336" calcext:value-type="float">
            <text:p>0.001686000000063</text:p>
          </table:table-cell>
          <table:table-cell table:style-name="ce3" table:formula="of:=AVERAGE([.E75];[.E79];[.E83])" office:value-type="float" office:value="0.331662666666792" calcext:value-type="float">
            <text:p>0.331662666666792</text:p>
          </table:table-cell>
          <table:table-cell table:style-name="ce3" table:formula="of:=AVERAGE([.F75];[.F79];[.F83])" office:value-type="float" office:value="4.88528291384379" calcext:value-type="float">
            <text:p>4.88528291384379</text:p>
          </table:table-cell>
          <table:table-cell table:style-name="ce3" table:formula="of:=AVERAGE([.G75];[.G79];[.G83])" office:value-type="float" office:value="11.269203" calcext:value-type="float">
            <text:p>11.269203</text:p>
          </table:table-cell>
          <table:table-cell table:style-name="ce3" table:formula="of:=AVERAGE([.H75];[.H79];[.H83])" office:value-type="float" office:value="0.013150666666661" calcext:value-type="float">
            <text:p>0.013150666666661</text:p>
          </table:table-cell>
          <table:table-cell table:style-name="ce3" table:formula="of:=AVERAGE([.I75];[.I79];[.I83])" office:value-type="float" office:value="4.43273466666672" calcext:value-type="float">
            <text:p>4.43273466666672</text:p>
          </table:table-cell>
          <table:table-cell table:style-name="ce3" table:formula="of:=AVERAGE([.J75];[.J79];[.J83])" office:value-type="float" office:value="0.744783000000097" calcext:value-type="float">
            <text:p>0.744783000000097</text:p>
          </table:table-cell>
          <table:table-cell table:style-name="ce3" table:formula="of:=AVERAGE([.K75];[.K79];[.K83])" office:value-type="float" office:value="0.0232986666665056" calcext:value-type="float">
            <text:p>0.023298666666506</text:p>
          </table:table-cell>
          <table:table-cell table:style-name="ce3" table:formula="of:=AVERAGE([.L75];[.L79];[.L83])" office:value-type="float" office:value="0.459001333333163" calcext:value-type="float">
            <text:p>0.459001333333163</text:p>
          </table:table-cell>
          <table:table-cell table:style-name="ce3" table:formula="of:=AVERAGE([.M75];[.M79];[.M83])" office:value-type="float" office:value="0.0210186666668051" calcext:value-type="float">
            <text:p>0.021018666666805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22.3009532471773" calcext:value-type="float">
            <text:p>22.30095324717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924466666657" calcext:value-type="float">
            <text:p>0.11924466666657</text:p>
          </table:table-cell>
          <table:table-cell table:style-name="ce3" table:formula="of:=AVERAGE([.D76];[.D80];[.D84])" office:value-type="float" office:value="0.00167166666672832" calcext:value-type="float">
            <text:p>0.001671666666728</text:p>
          </table:table-cell>
          <table:table-cell table:style-name="ce3" table:formula="of:=AVERAGE([.E76];[.E80];[.E84])" office:value-type="float" office:value="0.396068999999746" calcext:value-type="float">
            <text:p>0.396068999999746</text:p>
          </table:table-cell>
          <table:table-cell table:style-name="ce3" table:formula="of:=AVERAGE([.F76];[.F80];[.F84])" office:value-type="float" office:value="6.02923631668091" calcext:value-type="float">
            <text:p>6.02923631668091</text:p>
          </table:table-cell>
          <table:table-cell table:style-name="ce3" table:formula="of:=AVERAGE([.G76];[.G80];[.G84])" office:value-type="float" office:value="12.1894813333332" calcext:value-type="float">
            <text:p>12.1894813333332</text:p>
          </table:table-cell>
          <table:table-cell table:style-name="ce3" table:formula="of:=AVERAGE([.H76];[.H80];[.H84])" office:value-type="float" office:value="0.0130723333334875" calcext:value-type="float">
            <text:p>0.013072333333488</text:p>
          </table:table-cell>
          <table:table-cell table:style-name="ce3" table:formula="of:=AVERAGE([.I76];[.I80];[.I84])" office:value-type="float" office:value="5.70982033333333" calcext:value-type="float">
            <text:p>5.70982033333333</text:p>
          </table:table-cell>
          <table:table-cell table:style-name="ce3" table:formula="of:=AVERAGE([.J76];[.J80];[.J84])" office:value-type="float" office:value="0.767192666666688" calcext:value-type="float">
            <text:p>0.767192666666688</text:p>
          </table:table-cell>
          <table:table-cell table:style-name="ce3" table:formula="of:=AVERAGE([.K76];[.K80];[.K84])" office:value-type="float" office:value="0.0243870000000849" calcext:value-type="float">
            <text:p>0.024387000000085</text:p>
          </table:table-cell>
          <table:table-cell table:style-name="ce3" table:formula="of:=AVERAGE([.L76];[.L80];[.L84])" office:value-type="float" office:value="0.645009666666889" calcext:value-type="float">
            <text:p>0.645009666666889</text:p>
          </table:table-cell>
          <table:table-cell table:style-name="ce3" table:formula="of:=AVERAGE([.M76];[.M80];[.M84])" office:value-type="float" office:value="0.0247813333332184" calcext:value-type="float">
            <text:p>0.024781333333219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5.9199663166808" calcext:value-type="float">
            <text:p>25.91996631668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8945999999899" calcext:value-type="float">
            <text:p>0.118945999999899</text:p>
          </table:table-cell>
          <table:table-cell table:style-name="ce3" table:formula="of:=AVERAGE([.D77];[.D81];[.D85])" office:value-type="float" office:value="0.00167733333334278" calcext:value-type="float">
            <text:p>0.001677333333343</text:p>
          </table:table-cell>
          <table:table-cell table:style-name="ce3" table:formula="of:=AVERAGE([.E77];[.E81];[.E85])" office:value-type="float" office:value="0.528155666666559" calcext:value-type="float">
            <text:p>0.528155666666559</text:p>
          </table:table-cell>
          <table:table-cell table:style-name="ce3" table:formula="of:=AVERAGE([.F77];[.F81];[.F85])" office:value-type="float" office:value="7.86699350674947" calcext:value-type="float">
            <text:p>7.86699350674947</text:p>
          </table:table-cell>
          <table:table-cell table:style-name="ce3" table:formula="of:=AVERAGE([.G77];[.G81];[.G85])" office:value-type="float" office:value="19.6209336666666" calcext:value-type="float">
            <text:p>19.6209336666666</text:p>
          </table:table-cell>
          <table:table-cell table:style-name="ce3" table:formula="of:=AVERAGE([.H77];[.H81];[.H85])" office:value-type="float" office:value="0.0131443333333057" calcext:value-type="float">
            <text:p>0.013144333333306</text:p>
          </table:table-cell>
          <table:table-cell table:style-name="ce3" table:formula="of:=AVERAGE([.I77];[.I81];[.I85])" office:value-type="float" office:value="8.73211033333337" calcext:value-type="float">
            <text:p>8.73211033333337</text:p>
          </table:table-cell>
          <table:table-cell table:style-name="ce3" table:formula="of:=AVERAGE([.J77];[.J81];[.J85])" office:value-type="float" office:value="1.43089999999999" calcext:value-type="float">
            <text:p>1.43089999999999</text:p>
          </table:table-cell>
          <table:table-cell table:style-name="ce3" table:formula="of:=AVERAGE([.K77];[.K81];[.K85])" office:value-type="float" office:value="0.0313856666668168" calcext:value-type="float">
            <text:p>0.031385666666817</text:p>
          </table:table-cell>
          <table:table-cell table:style-name="ce3" table:formula="of:=AVERAGE([.L77];[.L81];[.L85])" office:value-type="float" office:value="0.875694666666732" calcext:value-type="float">
            <text:p>0.875694666666732</text:p>
          </table:table-cell>
          <table:table-cell table:style-name="ce3" table:formula="of:=AVERAGE([.M77];[.M81];[.M85])" office:value-type="float" office:value="0.0282513333333251" calcext:value-type="float">
            <text:p>0.02825133333332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9.2481925067494" calcext:value-type="float">
            <text:p>39.248192506749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73334333333242" calcext:value-type="float">
            <text:p>0.473334333333242</text:p>
          </table:table-cell>
          <table:table-cell table:style-name="ce1" table:formula="of:=SUM([.D86:.D89])" office:value-type="float" office:value="0.00671066666685268" calcext:value-type="float">
            <text:p>0.006710666666853</text:p>
          </table:table-cell>
          <table:table-cell table:style-name="ce1" table:formula="of:=SUM([.E86:.E89])" office:value-type="float" office:value="1.46977433333313" calcext:value-type="float">
            <text:p>1.46977433333313</text:p>
          </table:table-cell>
          <table:table-cell table:style-name="ce1" table:formula="of:=SUM([.F86:.F89])" office:value-type="float" office:value="21.9055156707764" calcext:value-type="float">
            <text:p>21.9055156707764</text:p>
          </table:table-cell>
          <table:table-cell table:style-name="ce1" table:formula="of:=SUM([.G86:.G89])" office:value-type="float" office:value="47.096167333333" calcext:value-type="float">
            <text:p>47.096167333333</text:p>
          </table:table-cell>
          <table:table-cell table:style-name="ce1" table:formula="of:=SUM([.H86:.H89])" office:value-type="float" office:value="0.0440120000001419" calcext:value-type="float">
            <text:p>0.044012000000142</text:p>
          </table:table-cell>
          <table:table-cell table:style-name="ce1" table:formula="of:=SUM([.I86:.I89])" office:value-type="float" office:value="24.9708776666669" calcext:value-type="float">
            <text:p>24.9708776666669</text:p>
          </table:table-cell>
          <table:table-cell table:style-name="ce1" table:formula="of:=SUM([.J86:.J89])" office:value-type="float" office:value="3.32354700000011" calcext:value-type="float">
            <text:p>3.32354700000011</text:p>
          </table:table-cell>
          <table:table-cell table:style-name="ce1" table:formula="of:=SUM([.K86:.K89])" office:value-type="float" office:value="0.0980563333335643" calcext:value-type="float">
            <text:p>0.098056333333564</text:p>
          </table:table-cell>
          <table:table-cell table:style-name="ce1" table:formula="of:=SUM([.L86:.L89])" office:value-type="float" office:value="2.02824866666697" calcext:value-type="float">
            <text:p>2.02824866666697</text:p>
          </table:table-cell>
          <table:table-cell table:style-name="ce1" table:formula="of:=SUM([.M86:.M89])" office:value-type="float" office:value="0.0740513333333486" calcext:value-type="float">
            <text:p>0.07405133333334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01.490295337444" calcext:value-type="float">
            <text:p>101.49029533744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_attr</text:p>
          </table:table-cell>
          <table:table-cell table:formula="of:=[.C18]" office:value-type="float" office:value="0.49703033333333" calcext:value-type="float">
            <text:p>0.49703033333333</text:p>
          </table:table-cell>
          <table:table-cell table:formula="of:=[.D18]" office:value-type="float" office:value="0.00663933333333678" calcext:value-type="float">
            <text:p>0.006639333333337</text:p>
          </table:table-cell>
          <table:table-cell table:formula="of:=[.E18]" office:value-type="float" office:value="0.856924333333322" calcext:value-type="float">
            <text:p>0.856924333333322</text:p>
          </table:table-cell>
          <table:table-cell table:formula="of:=[.F18]" office:value-type="float" office:value="12.3730020523071" calcext:value-type="float">
            <text:p>12.3730020523071</text:p>
          </table:table-cell>
          <table:table-cell table:formula="of:=[.G18]" office:value-type="float" office:value="19.5222206666667" calcext:value-type="float">
            <text:p>19.5222206666667</text:p>
          </table:table-cell>
          <table:table-cell table:formula="of:=[.H18]" office:value-type="float" office:value="0.0186073333333372" calcext:value-type="float">
            <text:p>0.018607333333337</text:p>
          </table:table-cell>
          <table:table-cell table:formula="of:=[.I18]" office:value-type="float" office:value="27.3446373333333" calcext:value-type="float">
            <text:p>27.3446373333333</text:p>
          </table:table-cell>
          <table:table-cell table:formula="of:=[.J18]" office:value-type="float" office:value="1.47223466666666" calcext:value-type="float">
            <text:p>1.47223466666666</text:p>
          </table:table-cell>
          <table:table-cell table:formula="of:=[.K18]" office:value-type="float" office:value="0.0759673333333299" calcext:value-type="float">
            <text:p>0.07596733333333</text:p>
          </table:table-cell>
          <table:table-cell table:formula="of:=[.L18]" office:value-type="float" office:value="0.180116999999999" calcext:value-type="float">
            <text:p>0.180116999999999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_attr</text:p>
          </table:table-cell>
          <table:table-cell table:formula="of:=[.C36]" office:value-type="float" office:value="0.471517999999956" calcext:value-type="float">
            <text:p>0.471517999999956</text:p>
          </table:table-cell>
          <table:table-cell table:formula="of:=[.D36]" office:value-type="float" office:value="0.00664366666668077" calcext:value-type="float">
            <text:p>0.006643666666681</text:p>
          </table:table-cell>
          <table:table-cell table:formula="of:=[.E36]" office:value-type="float" office:value="1.45434466666668" calcext:value-type="float">
            <text:p>1.45434466666668</text:p>
          </table:table-cell>
          <table:table-cell table:formula="of:=[.F36]" office:value-type="float" office:value="21.4586077531179" calcext:value-type="float">
            <text:p>21.4586077531179</text:p>
          </table:table-cell>
          <table:table-cell table:formula="of:=[.G36]" office:value-type="float" office:value="46.6988733333333" calcext:value-type="float">
            <text:p>46.6988733333333</text:p>
          </table:table-cell>
          <table:table-cell table:formula="of:=[.H36]" office:value-type="float" office:value="0.0187646666666789" calcext:value-type="float">
            <text:p>0.018764666666679</text:p>
          </table:table-cell>
          <table:table-cell table:formula="of:=[.I36]" office:value-type="float" office:value="61.4127240000001" calcext:value-type="float">
            <text:p>61.4127240000001</text:p>
          </table:table-cell>
          <table:table-cell table:formula="of:=[.J36]" office:value-type="float" office:value="3.27199333333335" calcext:value-type="float">
            <text:p>3.27199333333335</text:p>
          </table:table-cell>
          <table:table-cell table:formula="of:=[.K36]" office:value-type="float" office:value="0.097187333333333" calcext:value-type="float">
            <text:p>0.097187333333333</text:p>
          </table:table-cell>
          <table:table-cell table:formula="of:=[.L36]" office:value-type="float" office:value="2.02510833333328" calcext:value-type="float">
            <text:p>2.02510833333328</text:p>
          </table:table-cell>
          <table:table-cell table:formula="of:=[.M36]" office:value-type="float" office:value="0.0740673333333367" calcext:value-type="float">
            <text:p>0.074067333333337</text:p>
          </table:table-cell>
          <table:table-cell table:formula="of:=[.N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_attr</text:p>
          </table:table-cell>
          <table:table-cell table:formula="of:=[.C54]" office:value-type="float" office:value="0.472514666666674" calcext:value-type="float">
            <text:p>0.472514666666674</text:p>
          </table:table-cell>
          <table:table-cell table:formula="of:=[.D54]" office:value-type="float" office:value="0.00663166666667319" calcext:value-type="float">
            <text:p>0.006631666666673</text:p>
          </table:table-cell>
          <table:table-cell table:formula="of:=[.E54]" office:value-type="float" office:value="0.895875333333265" calcext:value-type="float">
            <text:p>0.895875333333265</text:p>
          </table:table-cell>
          <table:table-cell table:formula="of:=[.F54]" office:value-type="float" office:value="13.0632194677989" calcext:value-type="float">
            <text:p>13.0632194677989</text:p>
          </table:table-cell>
          <table:table-cell table:formula="of:=[.G54]" office:value-type="float" office:value="19.2570823333333" calcext:value-type="float">
            <text:p>19.2570823333333</text:p>
          </table:table-cell>
          <table:table-cell table:formula="of:=[.H54]" office:value-type="float" office:value="0.0187343333333274" calcext:value-type="float">
            <text:p>0.018734333333328</text:p>
          </table:table-cell>
          <table:table-cell table:formula="of:=[.I54]" office:value-type="float" office:value="23.8455136666667" calcext:value-type="float">
            <text:p>23.8455136666667</text:p>
          </table:table-cell>
          <table:table-cell table:formula="of:=[.J54]" office:value-type="float" office:value="1.66613199999995" calcext:value-type="float">
            <text:p>1.66613199999995</text:p>
          </table:table-cell>
          <table:table-cell table:formula="of:=[.K54]" office:value-type="float" office:value="0.078012999999866" calcext:value-type="float">
            <text:p>0.078012999999866</text:p>
          </table:table-cell>
          <table:table-cell table:formula="of:=[.L54]" office:value-type="float" office:value="0.266812999999994" calcext:value-type="float">
            <text:p>0.266812999999994</text:p>
          </table:table-cell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0.0715533333333269" calcext:value-type="float">
            <text:p>0.0715533333333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_attr</text:p>
          </table:table-cell>
          <table:table-cell table:formula="of:=[.C72]" office:value-type="float" office:value="0.474044999999933" calcext:value-type="float">
            <text:p>0.474044999999933</text:p>
          </table:table-cell>
          <table:table-cell table:formula="of:=[.D72]" office:value-type="float" office:value="0.00672433333329536" calcext:value-type="float">
            <text:p>0.006724333333295</text:p>
          </table:table-cell>
          <table:table-cell table:formula="of:=[.E72]" office:value-type="float" office:value="0.896864333333118" calcext:value-type="float">
            <text:p>0.896864333333118</text:p>
          </table:table-cell>
          <table:table-cell table:formula="of:=[.F72]" office:value-type="float" office:value="13.2660506566366" calcext:value-type="float">
            <text:p>13.2660506566366</text:p>
          </table:table-cell>
          <table:table-cell table:formula="of:=[.G72]" office:value-type="float" office:value="19.5326793333331" calcext:value-type="float">
            <text:p>19.5326793333331</text:p>
          </table:table-cell>
          <table:table-cell table:formula="of:=[.H72]" office:value-type="float" office:value="0.0440509999997024" calcext:value-type="float">
            <text:p>0.044050999999702</text:p>
          </table:table-cell>
          <table:table-cell table:formula="of:=[.I72]" office:value-type="float" office:value="13.0455443333335" calcext:value-type="float">
            <text:p>13.0455443333335</text:p>
          </table:table-cell>
          <table:table-cell table:formula="of:=[.J72]" office:value-type="float" office:value="1.77731066666668" calcext:value-type="float">
            <text:p>1.77731066666668</text:p>
          </table:table-cell>
          <table:table-cell table:formula="of:=[.K72]" office:value-type="float" office:value="0.0786756666666406" calcext:value-type="float">
            <text:p>0.078675666666641</text:p>
          </table:table-cell>
          <table:table-cell table:formula="of:=[.L72]" office:value-type="float" office:value="0.265563333333375" calcext:value-type="float">
            <text:p>0.265563333333375</text:p>
          </table:table-cell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0.0728120000000369" calcext:value-type="float">
            <text:p>0.0728120000000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+_attr</text:p>
          </table:table-cell>
          <table:table-cell table:formula="of:=[.C90]" office:value-type="float" office:value="0.473334333333242" calcext:value-type="float">
            <text:p>0.473334333333242</text:p>
          </table:table-cell>
          <table:table-cell table:formula="of:=[.D90]" office:value-type="float" office:value="0.00671066666685268" calcext:value-type="float">
            <text:p>0.006710666666853</text:p>
          </table:table-cell>
          <table:table-cell table:formula="of:=[.E90]" office:value-type="float" office:value="1.46977433333313" calcext:value-type="float">
            <text:p>1.46977433333313</text:p>
          </table:table-cell>
          <table:table-cell table:formula="of:=[.F90]" office:value-type="float" office:value="21.9055156707764" calcext:value-type="float">
            <text:p>21.9055156707764</text:p>
          </table:table-cell>
          <table:table-cell table:formula="of:=[.G90]" office:value-type="float" office:value="47.096167333333" calcext:value-type="float">
            <text:p>47.096167333333</text:p>
          </table:table-cell>
          <table:table-cell table:formula="of:=[.H90]" office:value-type="float" office:value="0.0440120000001419" calcext:value-type="float">
            <text:p>0.044012000000142</text:p>
          </table:table-cell>
          <table:table-cell table:formula="of:=[.I90]" office:value-type="float" office:value="24.9708776666669" calcext:value-type="float">
            <text:p>24.9708776666669</text:p>
          </table:table-cell>
          <table:table-cell table:formula="of:=[.J90]" office:value-type="float" office:value="3.32354700000011" calcext:value-type="float">
            <text:p>3.32354700000011</text:p>
          </table:table-cell>
          <table:table-cell table:formula="of:=[.K90]" office:value-type="float" office:value="0.0980563333335643" calcext:value-type="float">
            <text:p>0.098056333333564</text:p>
          </table:table-cell>
          <table:table-cell table:formula="of:=[.L90]" office:value-type="float" office:value="2.02824866666697" calcext:value-type="float">
            <text:p>2.02824866666697</text:p>
          </table:table-cell>
          <table:table-cell table:formula="of:=[.M90]" office:value-type="float" office:value="0.0740513333333486" calcext:value-type="float">
            <text:p>0.074051333333349</text:p>
          </table:table-cell>
          <table:table-cell table:formula="of:=[.N90]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attr_based - h_s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_s - quality'.B28:'attr_based - h_s - quality'.E28 'attr_based - h_s - quality'.A29:'attr_based - h_s - quality'.A29 'attr_based - h_s - quality'.B29:'attr_based - h_s - quality'.E29 'attr_based - h_s - quality'.A30:'attr_based - h_s - quality'.A30 'attr_based - h_s - quality'.B30:'attr_based - h_s - quality'.E30 'attr_based - h_s - quality'.A31:'attr_based - h_s - quality'.A31 'attr_based - h_s - quality'.B31:'attr_based - h_s - quality'.E31 'attr_based - h_s - quality'.A33:'attr_based - h_s - quality'.A33 'attr_based - h_s - quality'.B33:'attr_based - h_s - quality'.E33 'attr_based - h_s - quality'.A32:'attr_based - h_s - quality'.A32 'attr_based - h_s - quality'.B32:'attr_based - h_s - quality'.E32 'attr_based - h_s - quality'.A34:'attr_based - h_s - quality'.A34 'attr_based - h_s - quality'.B34:'attr_based - h_s - quality'.E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office:value-type="float" office:value="3129" calcext:value-type="float">
            <text:p>3129</text:p>
          </table:table-cell>
          <table:table-cell office:value-type="float" office:value="0.97" calcext:value-type="float">
            <text:p>0.97</text:p>
          </table:table-cell>
          <table:table-cell office:value-type="float" office:value="0.76984126984127" calcext:value-type="float">
            <text:p>0.76984126984127</text:p>
          </table:table-cell>
          <table:table-cell office:value-type="float" office:value="0.923809523809524" calcext:value-type="float">
            <text:p>0.923809523809524</text:p>
          </table:table-cell>
          <table:table-cell office:value-type="float" office:value="0.858407079646018" calcext:value-type="float">
            <text:p>0.858407079646018</text:p>
          </table:table-cell>
          <table:table-cell office:value-type="float" office:value="0.946341463414634" calcext:value-type="float">
            <text:p>0.94634146341463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0" calcext:value-type="float">
            <text:p>1460</text:p>
          </table:table-cell>
          <table:table-cell office:value-type="float" office:value="3106" calcext:value-type="float">
            <text:p>3106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0.804878048780488" calcext:value-type="float">
            <text:p>0.80487804878048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64628820960699" calcext:value-type="float">
            <text:p>0.864628820960699</text:p>
          </table:table-cell>
          <table:table-cell office:value-type="float" office:value="0.938388625592417" calcext:value-type="float">
            <text:p>0.938388625592417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5" calcext:value-type="float">
            <text:p>1425</text:p>
          </table:table-cell>
          <table:table-cell office:value-type="float" office:value="3132" calcext:value-type="float">
            <text:p>3132</text:p>
          </table:table-cell>
          <table:table-cell office:value-type="float" office:value="1" calcext:value-type="float">
            <text:p>1</text:p>
          </table:table-cell>
          <table:table-cell office:value-type="float" office:value="0.686440677966101" calcext:value-type="float">
            <text:p>0.686440677966101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814070351758794" calcext:value-type="float">
            <text:p>0.814070351758794</text:p>
          </table:table-cell>
          <table:table-cell office:value-type="float" office:value="0.885245901639344" calcext:value-type="float">
            <text:p>0.885245901639344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5878" calcext:value-type="float">
            <text:p>5878</text:p>
          </table:table-cell>
          <table:table-cell office:value-type="float" office:value="0.96" calcext:value-type="float">
            <text:p>0.96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36236933797909" calcext:value-type="float">
            <text:p>0.836236933797909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0" calcext:value-type="float">
            <text:p>4220</text:p>
          </table:table-cell>
          <table:table-cell office:value-type="float" office:value="8715" calcext:value-type="float">
            <text:p>87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55244755244755" calcext:value-type="float">
            <text:p>0.755244755244755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8" calcext:value-type="float">
            <text:p>5758</text:p>
          </table:table-cell>
          <table:table-cell office:value-type="float" office:value="11474" calcext:value-type="float">
            <text:p>11474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9787234042553" calcext:value-type="float">
            <text:p>0.579787234042553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31543624161074" calcext:value-type="float">
            <text:p>0.731543624161074</text:p>
          </table:table-cell>
          <table:table-cell office:value-type="float" office:value="0.968888888888889" calcext:value-type="float">
            <text:p>0.968888888888889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2948" calcext:value-type="float">
            <text:p>2948</text:p>
          </table:table-cell>
          <table:table-cell office:value-type="float" office:value="0.962616822429906" calcext:value-type="float">
            <text:p>0.962616822429906</text:p>
          </table:table-cell>
          <table:table-cell office:value-type="float" office:value="0.817460317460317" calcext:value-type="float">
            <text:p>0.817460317460317</text:p>
          </table:table-cell>
          <table:table-cell office:value-type="float" office:value="0.980952380952381" calcext:value-type="float">
            <text:p>0.980952380952381</text:p>
          </table:table-cell>
          <table:table-cell office:value-type="float" office:value="0.88412017167382" calcext:value-type="float">
            <text:p>0.88412017167382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8" calcext:value-type="float">
            <text:p>1678</text:p>
          </table:table-cell>
          <table:table-cell office:value-type="float" office:value="2793" calcext:value-type="float">
            <text:p>279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2737" calcext:value-type="float">
            <text:p>2737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980582524271845" calcext:value-type="float">
            <text:p>0.980582524271845</text:p>
          </table:table-cell>
          <table:table-cell office:value-type="float" office:value="0.918181818181818" calcext:value-type="float">
            <text:p>0.918181818181818</text:p>
          </table:table-cell>
          <table:table-cell office:value-type="float" office:value="0.985365853658537" calcext:value-type="float">
            <text:p>0.985365853658537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1192" calcext:value-type="float">
            <text:p>1192</text:p>
          </table:table-cell>
          <table:table-cell office:value-type="float" office:value="0.963302752293578" calcext:value-type="float">
            <text:p>0.963302752293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93617021276596" calcext:value-type="float">
            <text:p>0.893617021276596</text:p>
          </table:table-cell>
          <table:table-cell office:value-type="float" office:value="0.981308411214953" calcext:value-type="float">
            <text:p>0.981308411214953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3" calcext:value-type="float">
            <text:p>1653</text:p>
          </table:table-cell>
          <table:table-cell office:value-type="float" office:value="819" calcext:value-type="float">
            <text:p>81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612" calcext:value-type="float">
            <text:p>612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864406779661017" calcext:value-type="float">
            <text:p>0.864406779661017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1841" calcext:value-type="float">
            <text:p>1841</text:p>
          </table:table-cell>
          <table:table-cell office:value-type="float" office:value="0.967479674796748" calcext:value-type="float">
            <text:p>0.967479674796748</text:p>
          </table:table-cell>
          <table:table-cell office:value-type="float" office:value="0.734567901234568" calcext:value-type="float">
            <text:p>0.734567901234568</text:p>
          </table:table-cell>
          <table:table-cell office:value-type="float" office:value="0.983471074380165" calcext:value-type="float">
            <text:p>0.983471074380165</text:p>
          </table:table-cell>
          <table:table-cell office:value-type="float" office:value="0.835087719298246" calcext:value-type="float">
            <text:p>0.835087719298246</text:p>
          </table:table-cell>
          <table:table-cell office:value-type="float" office:value="0.975409836065574" calcext:value-type="float">
            <text:p>0.975409836065574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1" calcext:value-type="float">
            <text:p>4321</text:p>
          </table:table-cell>
          <table:table-cell office:value-type="float" office:value="2038" calcext:value-type="float">
            <text:p>2038</text:p>
          </table:table-cell>
          <table:table-cell office:value-type="float" office:value="0.923728813559322" calcext:value-type="float">
            <text:p>0.923728813559322</text:p>
          </table:table-cell>
          <table:table-cell office:value-type="float" office:value="0.641176470588235" calcext:value-type="float">
            <text:p>0.641176470588235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56944444444444" calcext:value-type="float">
            <text:p>0.756944444444444</text:p>
          </table:table-cell>
          <table:table-cell office:value-type="float" office:value="0.935622317596567" calcext:value-type="float">
            <text:p>0.935622317596567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8" calcext:value-type="float">
            <text:p>5758</text:p>
          </table:table-cell>
          <table:table-cell office:value-type="float" office:value="1849" calcext:value-type="float">
            <text:p>1849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9787234042553" calcext:value-type="float">
            <text:p>0.579787234042553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31543624161074" calcext:value-type="float">
            <text:p>0.731543624161074</text:p>
          </table:table-cell>
          <table:table-cell office:value-type="float" office:value="0.968888888888889" calcext:value-type="float">
            <text:p>0.968888888888889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36" calcext:value-type="float">
            <text:p>36</text:p>
          </table:table-cell>
          <table:table-cell table:formula="of:=[.J3]-[.K3]+[.N3]+[.B29]" office:value-type="float" office:value="68" calcext:value-type="float">
            <text:p>68</text:p>
          </table:table-cell>
          <table:table-cell table:formula="of:=[.J4]-[.K4]+[.N4]+[.C29]" office:value-type="float" office:value="99" calcext:value-type="float">
            <text:p>99</text:p>
          </table:table-cell>
          <table:table-cell table:formula="of:=[.J5]-[.K5]+[.N5]+[.D29]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36" calcext:value-type="float">
            <text:p>36</text:p>
          </table:table-cell>
          <table:table-cell table:formula="of:=[.J8]-[.K8]+[.N8]" office:value-type="float" office:value="47" calcext:value-type="float">
            <text:p>47</text:p>
          </table:table-cell>
          <table:table-cell table:formula="of:=[.J9]-[.K9]+[.N9]" office:value-type="float" office:value="70" calcext:value-type="float">
            <text:p>70</text:p>
          </table:table-cell>
          <table:table-cell table:formula="of:=[.J10]-[.K10]+[.N10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36" calcext:value-type="float">
            <text:p>36</text:p>
          </table:table-cell>
          <table:table-cell table:formula="of:=[.J13]-[.K13]+[.N13]+[.B31]" office:value-type="float" office:value="63" calcext:value-type="float">
            <text:p>63</text:p>
          </table:table-cell>
          <table:table-cell table:formula="of:=[.J14]-[.K14]+[.N14]+[.C31]" office:value-type="float" office:value="90" calcext:value-type="float">
            <text:p>90</text:p>
          </table:table-cell>
          <table:table-cell table:formula="of:=[.J15]-[.K15]+[.N15]+[.D31]"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36" calcext:value-type="float">
            <text:p>36</text:p>
          </table:table-cell>
          <table:table-cell table:formula="of:=[.J18]-[.K18]+[.N18]+[.B32]" office:value-type="float" office:value="61" calcext:value-type="float">
            <text:p>61</text:p>
          </table:table-cell>
          <table:table-cell table:formula="of:=[.J19]-[.K19]+[.N19]+[.C32]" office:value-type="float" office:value="88" calcext:value-type="float">
            <text:p>88</text:p>
          </table:table-cell>
          <table:table-cell table:formula="of:=[.J20]-[.K20]+[.N20]+[.D32]"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36" calcext:value-type="float">
            <text:p>36</text:p>
          </table:table-cell>
          <table:table-cell table:formula="of:=[.J23]-[.K23]+[.N23]" office:value-type="float" office:value="47" calcext:value-type="float">
            <text:p>47</text:p>
          </table:table-cell>
          <table:table-cell table:formula="of:=[.J24]-[.K24]+[.N24]" office:value-type="float" office:value="70" calcext:value-type="float">
            <text:p>70</text:p>
          </table:table-cell>
          <table:table-cell table:formula="of:=[.J25]-[.K25]+[.N25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42" calcext:value-type="float">
            <text:p>142</text:p>
          </table:table-cell>
          <table:table-cell table:formula="of:=[.J3]+[.B34]" office:value-type="float" office:value="268" calcext:value-type="float">
            <text:p>268</text:p>
          </table:table-cell>
          <table:table-cell table:formula="of:=[.J4]+[.C34]" office:value-type="float" office:value="391" calcext:value-type="float">
            <text:p>391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_s - time" table:style-name="ta1">
        <table:shapes>
          <draw:frame draw:z-index="0" draw:style-name="gr1" draw:text-style-name="P1" svg:width="159.99mm" svg:height="89.99mm" svg:x="16.17mm" svg:y="451.56mm">
            <draw:object draw:notify-on-update-of-ranges="'attr_based - h_s - time'.B94:'attr_based - h_s - time'.B98 'attr_based - h_s - time'.C93:'attr_based - h_s - time'.C93 'attr_based - h_s - time'.C94:'attr_based - h_s - time'.C98 'attr_based - h_s - time'.D93:'attr_based - h_s - time'.D93 'attr_based - h_s - time'.D94:'attr_based - h_s - time'.D98 'attr_based - h_s - time'.E93:'attr_based - h_s - time'.E93 'attr_based - h_s - time'.E94:'attr_based - h_s - time'.E98 'attr_based - h_s - time'.F93:'attr_based - h_s - time'.F93 'attr_based - h_s - time'.F94:'attr_based - h_s - time'.F98 'attr_based - h_s - time'.G93:'attr_based - h_s - time'.G93 'attr_based - h_s - time'.G94:'attr_based - h_s - time'.G98 'attr_based - h_s - time'.H93:'attr_based - h_s - time'.H93 'attr_based - h_s - time'.H94:'attr_based - h_s - time'.H98 'attr_based - h_s - time'.I93:'attr_based - h_s - time'.I93 'attr_based - h_s - time'.I94:'attr_based - h_s - time'.I98 'attr_based - h_s - time'.J93:'attr_based - h_s - time'.J93 'attr_based - h_s - time'.J94:'attr_based - h_s - time'.J98 'attr_based - h_s - time'.K93:'attr_based - h_s - time'.K93 'attr_based - h_s - time'.K94:'attr_based - h_s - time'.K98 'attr_based - h_s - time'.L93:'attr_based - h_s - time'.L93 'attr_based - h_s - time'.L94:'attr_based - h_s - time'.L98 'attr_based - h_s - time'.M93:'attr_based - h_s - time'.M93 'attr_based - h_s - time'.M94:'attr_based - h_s - time'.M98 'attr_based - h_s - time'.N93:'attr_based - h_s - time'.N93 'attr_based - h_s - time'.N94:'attr_based - h_s - time'.N9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162" calcext:value-type="float">
            <text:p>0.108162</text:p>
          </table:table-cell>
          <table:table-cell office:value-type="float" office:value="0.00171499999999991" calcext:value-type="float">
            <text:p>0.001715</text:p>
          </table:table-cell>
          <table:table-cell office:value-type="float" office:value="0.182712" calcext:value-type="float">
            <text:p>0.182712</text:p>
          </table:table-cell>
          <table:table-cell office:value-type="float" office:value="3.14834237098694" calcext:value-type="float">
            <text:p>3.14834237098694</text:p>
          </table:table-cell>
          <table:table-cell office:value-type="float" office:value="5.05346" calcext:value-type="float">
            <text:p>5.05346</text:p>
          </table:table-cell>
          <table:table-cell office:value-type="float" office:value="0.00453500000000062" calcext:value-type="float">
            <text:p>0.004535000000001</text:p>
          </table:table-cell>
          <table:table-cell office:value-type="float" office:value="9.28528" calcext:value-type="float">
            <text:p>9.28528</text:p>
          </table:table-cell>
          <table:table-cell office:value-type="float" office:value="0.308819" calcext:value-type="float">
            <text:p>0.308819</text:p>
          </table:table-cell>
          <table:table-cell office:value-type="float" office:value="0.0173279999999991" calcext:value-type="float">
            <text:p>0.017327999999999</text:p>
          </table:table-cell>
          <table:table-cell office:value-type="float" office:value="0.043645999999999" calcext:value-type="float">
            <text:p>0.043645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36999999999" calcext:value-type="float">
            <text:p>0.117436999999999</text:p>
          </table:table-cell>
          <table:table-cell office:value-type="float" office:value="0.001694999999998" calcext:value-type="float">
            <text:p>0.001694999999998</text:p>
          </table:table-cell>
          <table:table-cell office:value-type="float" office:value="0.252745999999998" calcext:value-type="float">
            <text:p>0.252745999999998</text:p>
          </table:table-cell>
          <table:table-cell office:value-type="float" office:value="3.0801465511322" calcext:value-type="float">
            <text:p>3.0801465511322</text:p>
          </table:table-cell>
          <table:table-cell office:value-type="float" office:value="4.914816" calcext:value-type="float">
            <text:p>4.914816</text:p>
          </table:table-cell>
          <table:table-cell office:value-type="float" office:value="0.0046260000000018" calcext:value-type="float">
            <text:p>0.004626000000002</text:p>
          </table:table-cell>
          <table:table-cell office:value-type="float" office:value="8.492367" calcext:value-type="float">
            <text:p>8.492367</text:p>
          </table:table-cell>
          <table:table-cell office:value-type="float" office:value="0.289921" calcext:value-type="float">
            <text:p>0.289921</text:p>
          </table:table-cell>
          <table:table-cell office:value-type="float" office:value="0.0173470000000009" calcext:value-type="float">
            <text:p>0.017347000000001</text:p>
          </table:table-cell>
          <table:table-cell office:value-type="float" office:value="0.0414829999999995" calcext:value-type="float">
            <text:p>0.041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7790999999997" calcext:value-type="float">
            <text:p>0.117790999999997</text:p>
          </table:table-cell>
          <table:table-cell office:value-type="float" office:value="0.00170099999999707" calcext:value-type="float">
            <text:p>0.001700999999997</text:p>
          </table:table-cell>
          <table:table-cell office:value-type="float" office:value="0.181729999999995" calcext:value-type="float">
            <text:p>0.181729999999995</text:p>
          </table:table-cell>
          <table:table-cell office:value-type="float" office:value="3.05721688270569" calcext:value-type="float">
            <text:p>3.05721688270569</text:p>
          </table:table-cell>
          <table:table-cell office:value-type="float" office:value="4.587206" calcext:value-type="float">
            <text:p>4.587206</text:p>
          </table:table-cell>
          <table:table-cell office:value-type="float" office:value="0.00455099999999931" calcext:value-type="float">
            <text:p>0.004550999999999</text:p>
          </table:table-cell>
          <table:table-cell office:value-type="float" office:value="9.125872" calcext:value-type="float">
            <text:p>9.125872</text:p>
          </table:table-cell>
          <table:table-cell office:value-type="float" office:value="0.293342000000003" calcext:value-type="float">
            <text:p>0.293342000000003</text:p>
          </table:table-cell>
          <table:table-cell office:value-type="float" office:value="0.0175830000000019" calcext:value-type="float">
            <text:p>0.017583000000002</text:p>
          </table:table-cell>
          <table:table-cell office:value-type="float" office:value="0.0417519999999954" calcext:value-type="float">
            <text:p>0.041751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87000000002" calcext:value-type="float">
            <text:p>0.118487000000002</text:p>
          </table:table-cell>
          <table:table-cell office:value-type="float" office:value="0.00168799999999436" calcext:value-type="float">
            <text:p>0.001687999999994</text:p>
          </table:table-cell>
          <table:table-cell office:value-type="float" office:value="0.179663000000005" calcext:value-type="float">
            <text:p>0.179663000000005</text:p>
          </table:table-cell>
          <table:table-cell office:value-type="float" office:value="3.08959174156189" calcext:value-type="float">
            <text:p>3.08959174156189</text:p>
          </table:table-cell>
          <table:table-cell office:value-type="float" office:value="4.16852" calcext:value-type="float">
            <text:p>4.16852</text:p>
          </table:table-cell>
          <table:table-cell office:value-type="float" office:value="0.00449100000000158" calcext:value-type="float">
            <text:p>0.004491000000002</text:p>
          </table:table-cell>
          <table:table-cell office:value-type="float" office:value="7.582179" calcext:value-type="float">
            <text:p>7.582179</text:p>
          </table:table-cell>
          <table:table-cell office:value-type="float" office:value="0.282895000000011" calcext:value-type="float">
            <text:p>0.282895000000011</text:p>
          </table:table-cell>
          <table:table-cell office:value-type="float" office:value="0.0176660000000055" calcext:value-type="float">
            <text:p>0.017666000000006</text:p>
          </table:table-cell>
          <table:table-cell office:value-type="float" office:value="0.0430529999999862" calcext:value-type="float">
            <text:p>0.043052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86774" calcext:value-type="float">
            <text:p>0.186774</text:p>
          </table:table-cell>
          <table:table-cell office:value-type="float" office:value="0.001694999999998" calcext:value-type="float">
            <text:p>0.001694999999998</text:p>
          </table:table-cell>
          <table:table-cell office:value-type="float" office:value="0.179997999999998" calcext:value-type="float">
            <text:p>0.179997999999998</text:p>
          </table:table-cell>
          <table:table-cell office:value-type="float" office:value="3.16372394561768" calcext:value-type="float">
            <text:p>3.16372394561768</text:p>
          </table:table-cell>
          <table:table-cell office:value-type="float" office:value="5.031712" calcext:value-type="float">
            <text:p>5.031712</text:p>
          </table:table-cell>
          <table:table-cell office:value-type="float" office:value="0.00440999999999292" calcext:value-type="float">
            <text:p>0.004409999999993</text:p>
          </table:table-cell>
          <table:table-cell office:value-type="float" office:value="9.38546700000001" calcext:value-type="float">
            <text:p>9.38546700000001</text:p>
          </table:table-cell>
          <table:table-cell office:value-type="float" office:value="0.304995000000005" calcext:value-type="float">
            <text:p>0.304995000000005</text:p>
          </table:table-cell>
          <table:table-cell office:value-type="float" office:value="0.0175920000000076" calcext:value-type="float">
            <text:p>0.017592000000008</text:p>
          </table:table-cell>
          <table:table-cell office:value-type="float" office:value="0.0436420000000055" calcext:value-type="float">
            <text:p>0.043642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595999999992" calcext:value-type="float">
            <text:p>0.117595999999992</text:p>
          </table:table-cell>
          <table:table-cell office:value-type="float" office:value="0.00168999999999642" calcext:value-type="float">
            <text:p>0.001689999999996</text:p>
          </table:table-cell>
          <table:table-cell office:value-type="float" office:value="0.178331999999998" calcext:value-type="float">
            <text:p>0.178331999999998</text:p>
          </table:table-cell>
          <table:table-cell office:value-type="float" office:value="3.18426132202148" calcext:value-type="float">
            <text:p>3.18426132202148</text:p>
          </table:table-cell>
          <table:table-cell office:value-type="float" office:value="4.923537" calcext:value-type="float">
            <text:p>4.923537</text:p>
          </table:table-cell>
          <table:table-cell office:value-type="float" office:value="0.0044990000000098" calcext:value-type="float">
            <text:p>0.00449900000001</text:p>
          </table:table-cell>
          <table:table-cell office:value-type="float" office:value="8.569396" calcext:value-type="float">
            <text:p>8.569396</text:p>
          </table:table-cell>
          <table:table-cell office:value-type="float" office:value="0.290903" calcext:value-type="float">
            <text:p>0.290903</text:p>
          </table:table-cell>
          <table:table-cell office:value-type="float" office:value="0.0174650000000014" calcext:value-type="float">
            <text:p>0.017465000000001</text:p>
          </table:table-cell>
          <table:table-cell office:value-type="float" office:value="0.0415099999999882" calcext:value-type="float">
            <text:p>0.041509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896999999999" calcext:value-type="float">
            <text:p>0.117896999999999</text:p>
          </table:table-cell>
          <table:table-cell office:value-type="float" office:value="0.00169199999999137" calcext:value-type="float">
            <text:p>0.001691999999991</text:p>
          </table:table-cell>
          <table:table-cell office:value-type="float" office:value="0.182002000000011" calcext:value-type="float">
            <text:p>0.182002000000011</text:p>
          </table:table-cell>
          <table:table-cell office:value-type="float" office:value="3.24069714546204" calcext:value-type="float">
            <text:p>3.24069714546204</text:p>
          </table:table-cell>
          <table:table-cell office:value-type="float" office:value="4.60706399999999" calcext:value-type="float">
            <text:p>4.60706399999999</text:p>
          </table:table-cell>
          <table:table-cell office:value-type="float" office:value="0.00453800000001081" calcext:value-type="float">
            <text:p>0.004538000000011</text:p>
          </table:table-cell>
          <table:table-cell office:value-type="float" office:value="9.10852000000001" calcext:value-type="float">
            <text:p>9.10852000000001</text:p>
          </table:table-cell>
          <table:table-cell office:value-type="float" office:value="0.291189000000003" calcext:value-type="float">
            <text:p>0.291189000000003</text:p>
          </table:table-cell>
          <table:table-cell office:value-type="float" office:value="0.0174670000000106" calcext:value-type="float">
            <text:p>0.017467000000011</text:p>
          </table:table-cell>
          <table:table-cell office:value-type="float" office:value="0.0424519999999973" calcext:value-type="float">
            <text:p>0.042451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94566000000009" calcext:value-type="float">
            <text:p>0.194566000000009</text:p>
          </table:table-cell>
          <table:table-cell office:value-type="float" office:value="0.00170300000002044" calcext:value-type="float">
            <text:p>0.00170300000002</text:p>
          </table:table-cell>
          <table:table-cell office:value-type="float" office:value="0.180090000000007" calcext:value-type="float">
            <text:p>0.180090000000007</text:p>
          </table:table-cell>
          <table:table-cell office:value-type="float" office:value="3.13084483146667" calcext:value-type="float">
            <text:p>3.13084483146667</text:p>
          </table:table-cell>
          <table:table-cell office:value-type="float" office:value="4.08787600000002" calcext:value-type="float">
            <text:p>4.08787600000002</text:p>
          </table:table-cell>
          <table:table-cell office:value-type="float" office:value="0.0045300000000168" calcext:value-type="float">
            <text:p>0.004530000000017</text:p>
          </table:table-cell>
          <table:table-cell office:value-type="float" office:value="7.57015899999999" calcext:value-type="float">
            <text:p>7.57015899999999</text:p>
          </table:table-cell>
          <table:table-cell office:value-type="float" office:value="0.283501999999999" calcext:value-type="float">
            <text:p>0.283501999999999</text:p>
          </table:table-cell>
          <table:table-cell office:value-type="float" office:value="0.0175519999999949" calcext:value-type="float">
            <text:p>0.017551999999995</text:p>
          </table:table-cell>
          <table:table-cell office:value-type="float" office:value="0.0417249999999854" calcext:value-type="float">
            <text:p>0.041724999999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40500000001" calcext:value-type="float">
            <text:p>0.11540500000001</text:p>
          </table:table-cell>
          <table:table-cell office:value-type="float" office:value="0.00169300000001726" calcext:value-type="float">
            <text:p>0.001693000000017</text:p>
          </table:table-cell>
          <table:table-cell office:value-type="float" office:value="0.179815999999988" calcext:value-type="float">
            <text:p>0.179815999999988</text:p>
          </table:table-cell>
          <table:table-cell office:value-type="float" office:value="3.13694405555725" calcext:value-type="float">
            <text:p>3.13694405555725</text:p>
          </table:table-cell>
          <table:table-cell office:value-type="float" office:value="5.06793400000001" calcext:value-type="float">
            <text:p>5.06793400000001</text:p>
          </table:table-cell>
          <table:table-cell office:value-type="float" office:value="0.00455700000000547" calcext:value-type="float">
            <text:p>0.004557000000005</text:p>
          </table:table-cell>
          <table:table-cell office:value-type="float" office:value="9.41368299999999" calcext:value-type="float">
            <text:p>9.41368299999999</text:p>
          </table:table-cell>
          <table:table-cell office:value-type="float" office:value="0.312156000000016" calcext:value-type="float">
            <text:p>0.312156000000016</text:p>
          </table:table-cell>
          <table:table-cell office:value-type="float" office:value="0.0176989999999932" calcext:value-type="float">
            <text:p>0.017698999999993</text:p>
          </table:table-cell>
          <table:table-cell office:value-type="float" office:value="0.0448300000000188" calcext:value-type="float">
            <text:p>0.0448300000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5987000000002" calcext:value-type="float">
            <text:p>0.195987000000002</text:p>
          </table:table-cell>
          <table:table-cell office:value-type="float" office:value="0.00169599999998127" calcext:value-type="float">
            <text:p>0.001695999999981</text:p>
          </table:table-cell>
          <table:table-cell office:value-type="float" office:value="0.180768" calcext:value-type="float">
            <text:p>0.180768</text:p>
          </table:table-cell>
          <table:table-cell office:value-type="float" office:value="3.16165995597839" calcext:value-type="float">
            <text:p>3.16165995597839</text:p>
          </table:table-cell>
          <table:table-cell office:value-type="float" office:value="4.91942900000001" calcext:value-type="float">
            <text:p>4.91942900000001</text:p>
          </table:table-cell>
          <table:table-cell office:value-type="float" office:value="0.00448900000000663" calcext:value-type="float">
            <text:p>0.004489000000007</text:p>
          </table:table-cell>
          <table:table-cell office:value-type="float" office:value="8.37949899999998" calcext:value-type="float">
            <text:p>8.37949899999998</text:p>
          </table:table-cell>
          <table:table-cell office:value-type="float" office:value="0.29170000000002" calcext:value-type="float">
            <text:p>0.29170000000002</text:p>
          </table:table-cell>
          <table:table-cell office:value-type="float" office:value="0.0175049999999999" calcext:value-type="float">
            <text:p>0.017505</text:p>
          </table:table-cell>
          <table:table-cell office:value-type="float" office:value="0.0415739999999971" calcext:value-type="float">
            <text:p>0.041573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717999999996" calcext:value-type="float">
            <text:p>0.117717999999996</text:p>
          </table:table-cell>
          <table:table-cell office:value-type="float" office:value="0.00169999999999959" calcext:value-type="float">
            <text:p>0.0017</text:p>
          </table:table-cell>
          <table:table-cell office:value-type="float" office:value="0.181760999999994" calcext:value-type="float">
            <text:p>0.181760999999994</text:p>
          </table:table-cell>
          <table:table-cell office:value-type="float" office:value="3.1597044467926" calcext:value-type="float">
            <text:p>3.1597044467926</text:p>
          </table:table-cell>
          <table:table-cell office:value-type="float" office:value="4.587007" calcext:value-type="float">
            <text:p>4.587007</text:p>
          </table:table-cell>
          <table:table-cell office:value-type="float" office:value="0.0045819999999992" calcext:value-type="float">
            <text:p>0.004581999999999</text:p>
          </table:table-cell>
          <table:table-cell office:value-type="float" office:value="9.02672200000001" calcext:value-type="float">
            <text:p>9.02672200000001</text:p>
          </table:table-cell>
          <table:table-cell office:value-type="float" office:value="0.291314999999997" calcext:value-type="float">
            <text:p>0.291314999999997</text:p>
          </table:table-cell>
          <table:table-cell office:value-type="float" office:value="0.0177199999999971" calcext:value-type="float">
            <text:p>0.017719999999997</text:p>
          </table:table-cell>
          <table:table-cell office:value-type="float" office:value="0.0431760000000168" calcext:value-type="float">
            <text:p>0.043176000000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6120000000008" calcext:value-type="float">
            <text:p>0.196120000000008</text:p>
          </table:table-cell>
          <table:table-cell office:value-type="float" office:value="0.00168899999999894" calcext:value-type="float">
            <text:p>0.001688999999999</text:p>
          </table:table-cell>
          <table:table-cell office:value-type="float" office:value="0.179293999999999" calcext:value-type="float">
            <text:p>0.179293999999999</text:p>
          </table:table-cell>
          <table:table-cell office:value-type="float" office:value="3.12850165367126" calcext:value-type="float">
            <text:p>3.12850165367126</text:p>
          </table:table-cell>
          <table:table-cell office:value-type="float" office:value="4.08946300000002" calcext:value-type="float">
            <text:p>4.08946300000002</text:p>
          </table:table-cell>
          <table:table-cell office:value-type="float" office:value="0.00450200000000223" calcext:value-type="float">
            <text:p>0.004502000000002</text:p>
          </table:table-cell>
          <table:table-cell office:value-type="float" office:value="7.554248" calcext:value-type="float">
            <text:p>7.554248</text:p>
          </table:table-cell>
          <table:table-cell office:value-type="float" office:value="0.284164000000004" calcext:value-type="float">
            <text:p>0.284164000000004</text:p>
          </table:table-cell>
          <table:table-cell office:value-type="float" office:value="0.0176579999999831" calcext:value-type="float">
            <text:p>0.017657999999983</text:p>
          </table:table-cell>
          <table:table-cell office:value-type="float" office:value="0.0417240000000163" calcext:value-type="float">
            <text:p>0.041724000000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36780333333337" calcext:value-type="float">
            <text:p>0.136780333333337</text:p>
          </table:table-cell>
          <table:table-cell table:style-name="ce3" table:formula="of:=AVERAGE([.D2];[.D6];[.D10])" office:value-type="float" office:value="0.00170100000000506" calcext:value-type="float">
            <text:p>0.001701000000005</text:p>
          </table:table-cell>
          <table:table-cell table:style-name="ce3" table:formula="of:=AVERAGE([.E2];[.E6];[.E10])" office:value-type="float" office:value="0.180841999999995" calcext:value-type="float">
            <text:p>0.180841999999995</text:p>
          </table:table-cell>
          <table:table-cell table:style-name="ce3" table:formula="of:=AVERAGE([.F2];[.F6];[.F10])" office:value-type="float" office:value="3.14967012405396" calcext:value-type="float">
            <text:p>3.14967012405396</text:p>
          </table:table-cell>
          <table:table-cell table:style-name="ce3" table:formula="of:=AVERAGE([.G2];[.G6];[.G10])" office:value-type="float" office:value="5.05103533333334" calcext:value-type="float">
            <text:p>5.05103533333334</text:p>
          </table:table-cell>
          <table:table-cell table:style-name="ce3" table:formula="of:=AVERAGE([.H2];[.H6];[.H10])" office:value-type="float" office:value="0.00450066666666634" calcext:value-type="float">
            <text:p>0.004500666666666</text:p>
          </table:table-cell>
          <table:table-cell table:style-name="ce3" table:formula="of:=AVERAGE([.I2];[.I6];[.I10])" office:value-type="float" office:value="9.36147666666667" calcext:value-type="float">
            <text:p>9.36147666666667</text:p>
          </table:table-cell>
          <table:table-cell table:style-name="ce3" table:formula="of:=AVERAGE([.J2];[.J6];[.J10])" office:value-type="float" office:value="0.308656666666674" calcext:value-type="float">
            <text:p>0.308656666666674</text:p>
          </table:table-cell>
          <table:table-cell table:style-name="ce3" table:formula="of:=AVERAGE([.K2];[.K6];[.K10])" office:value-type="float" office:value="0.0175396666666666" calcext:value-type="float">
            <text:p>0.017539666666667</text:p>
          </table:table-cell>
          <table:table-cell table:style-name="ce3" table:formula="of:=AVERAGE([.L2];[.L6];[.L10])" office:value-type="float" office:value="0.0440393333333411" calcext:value-type="float">
            <text:p>0.04403933333334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8.2562417907206" calcext:value-type="float">
            <text:p>18.25624179072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43673333333331" calcext:value-type="float">
            <text:p>0.143673333333331</text:p>
          </table:table-cell>
          <table:table-cell table:style-name="ce3" table:formula="of:=AVERAGE([.D3];[.D7];[.D11])" office:value-type="float" office:value="0.00169366666665856" calcext:value-type="float">
            <text:p>0.001693666666659</text:p>
          </table:table-cell>
          <table:table-cell table:style-name="ce3" table:formula="of:=AVERAGE([.E3];[.E7];[.E11])" office:value-type="float" office:value="0.203948666666665" calcext:value-type="float">
            <text:p>0.203948666666665</text:p>
          </table:table-cell>
          <table:table-cell table:style-name="ce3" table:formula="of:=AVERAGE([.F3];[.F7];[.F11])" office:value-type="float" office:value="3.14202260971069" calcext:value-type="float">
            <text:p>3.14202260971069</text:p>
          </table:table-cell>
          <table:table-cell table:style-name="ce3" table:formula="of:=AVERAGE([.G3];[.G7];[.G11])" office:value-type="float" office:value="4.91926066666667" calcext:value-type="float">
            <text:p>4.91926066666667</text:p>
          </table:table-cell>
          <table:table-cell table:style-name="ce3" table:formula="of:=AVERAGE([.H3];[.H7];[.H11])" office:value-type="float" office:value="0.00453800000000608" calcext:value-type="float">
            <text:p>0.004538000000006</text:p>
          </table:table-cell>
          <table:table-cell table:style-name="ce3" table:formula="of:=AVERAGE([.I3];[.I7];[.I11])" office:value-type="float" office:value="8.48042066666666" calcext:value-type="float">
            <text:p>8.48042066666666</text:p>
          </table:table-cell>
          <table:table-cell table:style-name="ce3" table:formula="of:=AVERAGE([.J3];[.J7];[.J11])" office:value-type="float" office:value="0.29084133333334" calcext:value-type="float">
            <text:p>0.29084133333334</text:p>
          </table:table-cell>
          <table:table-cell table:style-name="ce3" table:formula="of:=AVERAGE([.K3];[.K7];[.K11])" office:value-type="float" office:value="0.0174390000000007" calcext:value-type="float">
            <text:p>0.017439000000001</text:p>
          </table:table-cell>
          <table:table-cell table:style-name="ce3" table:formula="of:=AVERAGE([.L3];[.L7];[.L11])" office:value-type="float" office:value="0.0415223333333283" calcext:value-type="float">
            <text:p>0.041522333333328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7.2453602763773" calcext:value-type="float">
            <text:p>17.24536027637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7801999999997" calcext:value-type="float">
            <text:p>0.117801999999997</text:p>
          </table:table-cell>
          <table:table-cell table:style-name="ce3" table:formula="of:=AVERAGE([.D4];[.D8];[.D12])" office:value-type="float" office:value="0.00169766666666268" calcext:value-type="float">
            <text:p>0.001697666666663</text:p>
          </table:table-cell>
          <table:table-cell table:style-name="ce3" table:formula="of:=AVERAGE([.E4];[.E8];[.E12])" office:value-type="float" office:value="0.181831" calcext:value-type="float">
            <text:p>0.181831</text:p>
          </table:table-cell>
          <table:table-cell table:style-name="ce3" table:formula="of:=AVERAGE([.F4];[.F8];[.F12])" office:value-type="float" office:value="3.15253949165344" calcext:value-type="float">
            <text:p>3.15253949165344</text:p>
          </table:table-cell>
          <table:table-cell table:style-name="ce3" table:formula="of:=AVERAGE([.G4];[.G8];[.G12])" office:value-type="float" office:value="4.593759" calcext:value-type="float">
            <text:p>4.593759</text:p>
          </table:table-cell>
          <table:table-cell table:style-name="ce3" table:formula="of:=AVERAGE([.H4];[.H8];[.H12])" office:value-type="float" office:value="0.00455700000000311" calcext:value-type="float">
            <text:p>0.004557000000003</text:p>
          </table:table-cell>
          <table:table-cell table:style-name="ce3" table:formula="of:=AVERAGE([.I4];[.I8];[.I12])" office:value-type="float" office:value="9.08703800000001" calcext:value-type="float">
            <text:p>9.08703800000001</text:p>
          </table:table-cell>
          <table:table-cell table:style-name="ce3" table:formula="of:=AVERAGE([.J4];[.J8];[.J12])" office:value-type="float" office:value="0.291948666666668" calcext:value-type="float">
            <text:p>0.291948666666668</text:p>
          </table:table-cell>
          <table:table-cell table:style-name="ce3" table:formula="of:=AVERAGE([.K4];[.K8];[.K12])" office:value-type="float" office:value="0.0175900000000032" calcext:value-type="float">
            <text:p>0.017590000000003</text:p>
          </table:table-cell>
          <table:table-cell table:style-name="ce3" table:formula="of:=AVERAGE([.L4];[.L8];[.L12])" office:value-type="float" office:value="0.0424600000000032" calcext:value-type="float">
            <text:p>0.042460000000003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4912228249868" calcext:value-type="float">
            <text:p>17.491222824986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6972433333334" calcext:value-type="float">
            <text:p>0.16972433333334</text:p>
          </table:table-cell>
          <table:table-cell table:style-name="ce3" table:formula="of:=AVERAGE([.D5];[.D9];[.D13])" office:value-type="float" office:value="0.00169333333333791" calcext:value-type="float">
            <text:p>0.001693333333338</text:p>
          </table:table-cell>
          <table:table-cell table:style-name="ce3" table:formula="of:=AVERAGE([.E5];[.E9];[.E13])" office:value-type="float" office:value="0.179682333333337" calcext:value-type="float">
            <text:p>0.179682333333337</text:p>
          </table:table-cell>
          <table:table-cell table:style-name="ce3" table:formula="of:=AVERAGE([.F5];[.F9];[.F13])" office:value-type="float" office:value="3.11631274223327" calcext:value-type="float">
            <text:p>3.11631274223327</text:p>
          </table:table-cell>
          <table:table-cell table:style-name="ce3" table:formula="of:=AVERAGE([.G5];[.G9];[.G13])" office:value-type="float" office:value="4.11528633333335" calcext:value-type="float">
            <text:p>4.11528633333335</text:p>
          </table:table-cell>
          <table:table-cell table:style-name="ce3" table:formula="of:=AVERAGE([.H5];[.H9];[.H13])" office:value-type="float" office:value="0.00450766666667354" calcext:value-type="float">
            <text:p>0.004507666666674</text:p>
          </table:table-cell>
          <table:table-cell table:style-name="ce3" table:formula="of:=AVERAGE([.I5];[.I9];[.I13])" office:value-type="float" office:value="7.568862" calcext:value-type="float">
            <text:p>7.568862</text:p>
          </table:table-cell>
          <table:table-cell table:style-name="ce3" table:formula="of:=AVERAGE([.J5];[.J9];[.J13])" office:value-type="float" office:value="0.283520333333338" calcext:value-type="float">
            <text:p>0.283520333333338</text:p>
          </table:table-cell>
          <table:table-cell table:style-name="ce3" table:formula="of:=AVERAGE([.K5];[.K9];[.K13])" office:value-type="float" office:value="0.0176253333333278" calcext:value-type="float">
            <text:p>0.017625333333328</text:p>
          </table:table-cell>
          <table:table-cell table:style-name="ce3" table:formula="of:=AVERAGE([.L5];[.L9];[.L13])" office:value-type="float" office:value="0.0421673333333293" calcext:value-type="float">
            <text:p>0.042167333333329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5.4993817422333" calcext:value-type="float">
            <text:p>15.499381742233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567980000000005" calcext:value-type="float">
            <text:p>0.567980000000005</text:p>
          </table:table-cell>
          <table:table-cell table:style-name="ce1" table:formula="of:=SUM([.D14:.D17])" office:value-type="float" office:value="0.00678566666666421" calcext:value-type="float">
            <text:p>0.006785666666664</text:p>
          </table:table-cell>
          <table:table-cell table:style-name="ce1" table:formula="of:=SUM([.E14:.E17])" office:value-type="float" office:value="0.746303999999998" calcext:value-type="float">
            <text:p>0.746303999999998</text:p>
          </table:table-cell>
          <table:table-cell table:style-name="ce1" table:formula="of:=SUM([.F14:.F17])" office:value-type="float" office:value="12.5605449676514" calcext:value-type="float">
            <text:p>12.5605449676514</text:p>
          </table:table-cell>
          <table:table-cell table:style-name="ce1" table:formula="of:=SUM([.G14:.G17])" office:value-type="float" office:value="18.6793413333333" calcext:value-type="float">
            <text:p>18.6793413333333</text:p>
          </table:table-cell>
          <table:table-cell table:style-name="ce1" table:formula="of:=SUM([.H14:.H17])" office:value-type="float" office:value="0.0181033333333491" calcext:value-type="float">
            <text:p>0.018103333333349</text:p>
          </table:table-cell>
          <table:table-cell table:style-name="ce1" table:formula="of:=SUM([.I14:.I17])" office:value-type="float" office:value="34.4977973333333" calcext:value-type="float">
            <text:p>34.4977973333333</text:p>
          </table:table-cell>
          <table:table-cell table:style-name="ce1" table:formula="of:=SUM([.J14:.J17])" office:value-type="float" office:value="1.17496700000002" calcext:value-type="float">
            <text:p>1.17496700000002</text:p>
          </table:table-cell>
          <table:table-cell table:style-name="ce1" table:formula="of:=SUM([.K14:.K17])" office:value-type="float" office:value="0.0701939999999984" calcext:value-type="float">
            <text:p>0.070193999999998</text:p>
          </table:table-cell>
          <table:table-cell table:style-name="ce1" table:formula="of:=SUM([.L14:.L17])" office:value-type="float" office:value="0.170189000000002" calcext:value-type="float">
            <text:p>0.170189000000002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4922066343181" calcext:value-type="float">
            <text:p>68.492206634318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707" calcext:value-type="float">
            <text:p>0.106707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180882999999994" calcext:value-type="float">
            <text:p>0.180882999999994</text:p>
          </table:table-cell>
          <table:table-cell office:value-type="float" office:value="3.29901003837585" calcext:value-type="float">
            <text:p>3.29901003837585</text:p>
          </table:table-cell>
          <table:table-cell office:value-type="float" office:value="5.04142999999999" calcext:value-type="float">
            <text:p>5.04142999999999</text:p>
          </table:table-cell>
          <table:table-cell office:value-type="float" office:value="0.00447399999998766" calcext:value-type="float">
            <text:p>0.004473999999988</text:p>
          </table:table-cell>
          <table:table-cell office:value-type="float" office:value="9.46551199999999" calcext:value-type="float">
            <text:p>9.46551199999999</text:p>
          </table:table-cell>
          <table:table-cell office:value-type="float" office:value="0.308535000000006" calcext:value-type="float">
            <text:p>0.308535000000006</text:p>
          </table:table-cell>
          <table:table-cell office:value-type="float" office:value="0.0175739999999962" calcext:value-type="float">
            <text:p>0.017573999999996</text:p>
          </table:table-cell>
          <table:table-cell office:value-type="float" office:value="0.0458600000000047" calcext:value-type="float">
            <text:p>0.045860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175000000008" calcext:value-type="float">
            <text:p>0.118175000000008</text:p>
          </table:table-cell>
          <table:table-cell office:value-type="float" office:value="0.00169500000001221" calcext:value-type="float">
            <text:p>0.001695000000012</text:p>
          </table:table-cell>
          <table:table-cell office:value-type="float" office:value="0.302275999999978" calcext:value-type="float">
            <text:p>0.302275999999978</text:p>
          </table:table-cell>
          <table:table-cell office:value-type="float" office:value="4.48909068107605" calcext:value-type="float">
            <text:p>4.48909068107605</text:p>
          </table:table-cell>
          <table:table-cell office:value-type="float" office:value="9.36309500000002" calcext:value-type="float">
            <text:p>9.36309500000002</text:p>
          </table:table-cell>
          <table:table-cell office:value-type="float" office:value="0.0045369999999707" calcext:value-type="float">
            <text:p>0.004536999999971</text:p>
          </table:table-cell>
          <table:table-cell office:value-type="float" office:value="14.343257" calcext:value-type="float">
            <text:p>14.343257</text:p>
          </table:table-cell>
          <table:table-cell office:value-type="float" office:value="0.620073999999988" calcext:value-type="float">
            <text:p>0.620073999999988</text:p>
          </table:table-cell>
          <table:table-cell office:value-type="float" office:value="0.0217470000000048" calcext:value-type="float">
            <text:p>0.021747000000005</text:p>
          </table:table-cell>
          <table:table-cell office:value-type="float" office:value="0.464207000000044" calcext:value-type="float">
            <text:p>0.464207000000044</text:p>
          </table:table-cell>
          <table:table-cell office:value-type="float" office:value="0.0208460000000059" calcext:value-type="float">
            <text:p>0.0208460000000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28999999954" calcext:value-type="float">
            <text:p>0.118128999999954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395024999999976" calcext:value-type="float">
            <text:p>0.395024999999976</text:p>
          </table:table-cell>
          <table:table-cell office:value-type="float" office:value="5.99845814704895" calcext:value-type="float">
            <text:p>5.99845814704895</text:p>
          </table:table-cell>
          <table:table-cell office:value-type="float" office:value="14.640574" calcext:value-type="float">
            <text:p>14.640574</text:p>
          </table:table-cell>
          <table:table-cell office:value-type="float" office:value="0.00463999999999487" calcext:value-type="float">
            <text:p>0.004639999999995</text:p>
          </table:table-cell>
          <table:table-cell office:value-type="float" office:value="18.876089" calcext:value-type="float">
            <text:p>18.876089</text:p>
          </table:table-cell>
          <table:table-cell office:value-type="float" office:value="1.00102100000004" calcext:value-type="float">
            <text:p>1.00102100000004</text:p>
          </table:table-cell>
          <table:table-cell office:value-type="float" office:value="0.0255280000000084" calcext:value-type="float">
            <text:p>0.025528000000008</text:p>
          </table:table-cell>
          <table:table-cell office:value-type="float" office:value="0.645993000000033" calcext:value-type="float">
            <text:p>0.645993000000033</text:p>
          </table:table-cell>
          <table:table-cell office:value-type="float" office:value="0.0245279999999752" calcext:value-type="float">
            <text:p>0.0245279999999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1119000000022" calcext:value-type="float">
            <text:p>0.12111900000002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505648000000008" calcext:value-type="float">
            <text:p>0.505648000000008</text:p>
          </table:table-cell>
          <table:table-cell office:value-type="float" office:value="7.42571115493774" calcext:value-type="float">
            <text:p>7.42571115493774</text:p>
          </table:table-cell>
          <table:table-cell office:value-type="float" office:value="19.8514060000001" calcext:value-type="float">
            <text:p>19.8514060000001</text:p>
          </table:table-cell>
          <table:table-cell office:value-type="float" office:value="0.00463000000002012" calcext:value-type="float">
            <text:p>0.00463000000002</text:p>
          </table:table-cell>
          <table:table-cell office:value-type="float" office:value="24.486333" calcext:value-type="float">
            <text:p>24.486333</text:p>
          </table:table-cell>
          <table:table-cell office:value-type="float" office:value="1.42792300000002" calcext:value-type="float">
            <text:p>1.42792300000002</text:p>
          </table:table-cell>
          <table:table-cell office:value-type="float" office:value="0.0298410000000331" calcext:value-type="float">
            <text:p>0.029841000000033</text:p>
          </table:table-cell>
          <table:table-cell office:value-type="float" office:value="0.854859000000033" calcext:value-type="float">
            <text:p>0.854859000000033</text:p>
          </table:table-cell>
          <table:table-cell office:value-type="float" office:value="0.0278069999999957" calcext:value-type="float">
            <text:p>0.027806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152000000023" calcext:value-type="float">
            <text:p>0.115152000000023</text:p>
          </table:table-cell>
          <table:table-cell office:value-type="float" office:value="0.00168800000000147" calcext:value-type="float">
            <text:p>0.001688000000001</text:p>
          </table:table-cell>
          <table:table-cell office:value-type="float" office:value="0.181128000000001" calcext:value-type="float">
            <text:p>0.181128000000001</text:p>
          </table:table-cell>
          <table:table-cell office:value-type="float" office:value="3.19814848899841" calcext:value-type="float">
            <text:p>3.19814848899841</text:p>
          </table:table-cell>
          <table:table-cell office:value-type="float" office:value="5.15118000000001" calcext:value-type="float">
            <text:p>5.15118000000001</text:p>
          </table:table-cell>
          <table:table-cell office:value-type="float" office:value="0.00447900000000345" calcext:value-type="float">
            <text:p>0.004479000000003</text:p>
          </table:table-cell>
          <table:table-cell office:value-type="float" office:value="9.45294000000001" calcext:value-type="float">
            <text:p>9.45294000000001</text:p>
          </table:table-cell>
          <table:table-cell office:value-type="float" office:value="0.308585000000051" calcext:value-type="float">
            <text:p>0.308585000000051</text:p>
          </table:table-cell>
          <table:table-cell office:value-type="float" office:value="0.0176019999999539" calcext:value-type="float">
            <text:p>0.017601999999954</text:p>
          </table:table-cell>
          <table:table-cell office:value-type="float" office:value="0.0458890000000451" calcext:value-type="float">
            <text:p>0.045889000000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08" calcext:value-type="float">
            <text:p>0.117908</text:p>
          </table:table-cell>
          <table:table-cell office:value-type="float" office:value="0.00169799999997622" calcext:value-type="float">
            <text:p>0.001697999999976</text:p>
          </table:table-cell>
          <table:table-cell office:value-type="float" office:value="0.302244999999971" calcext:value-type="float">
            <text:p>0.302244999999971</text:p>
          </table:table-cell>
          <table:table-cell office:value-type="float" office:value="4.81818580627441" calcext:value-type="float">
            <text:p>4.81818580627441</text:p>
          </table:table-cell>
          <table:table-cell office:value-type="float" office:value="9.39439200000004" calcext:value-type="float">
            <text:p>9.39439200000004</text:p>
          </table:table-cell>
          <table:table-cell office:value-type="float" office:value="0.00453200000004017" calcext:value-type="float">
            <text:p>0.00453200000004</text:p>
          </table:table-cell>
          <table:table-cell office:value-type="float" office:value="14.485312" calcext:value-type="float">
            <text:p>14.485312</text:p>
          </table:table-cell>
          <table:table-cell office:value-type="float" office:value="0.620637999999985" calcext:value-type="float">
            <text:p>0.620637999999985</text:p>
          </table:table-cell>
          <table:table-cell office:value-type="float" office:value="0.0217510000000516" calcext:value-type="float">
            <text:p>0.021751000000052</text:p>
          </table:table-cell>
          <table:table-cell office:value-type="float" office:value="0.463520000000017" calcext:value-type="float">
            <text:p>0.463520000000017</text:p>
          </table:table-cell>
          <table:table-cell office:value-type="float" office:value="0.0208969999999908" calcext:value-type="float">
            <text:p>0.0208969999999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67000000003" calcext:value-type="float">
            <text:p>0.118267000000003</text:p>
          </table:table-cell>
          <table:table-cell office:value-type="float" office:value="0.00169199999999137" calcext:value-type="float">
            <text:p>0.001691999999991</text:p>
          </table:table-cell>
          <table:table-cell office:value-type="float" office:value="0.394839000000047" calcext:value-type="float">
            <text:p>0.394839000000047</text:p>
          </table:table-cell>
          <table:table-cell office:value-type="float" office:value="6.33620381355286" calcext:value-type="float">
            <text:p>6.33620381355286</text:p>
          </table:table-cell>
          <table:table-cell office:value-type="float" office:value="14.649812" calcext:value-type="float">
            <text:p>14.649812</text:p>
          </table:table-cell>
          <table:table-cell office:value-type="float" office:value="0.00464499999998225" calcext:value-type="float">
            <text:p>0.004644999999982</text:p>
          </table:table-cell>
          <table:table-cell office:value-type="float" office:value="19.104778" calcext:value-type="float">
            <text:p>19.104778</text:p>
          </table:table-cell>
          <table:table-cell office:value-type="float" office:value="1.00960399999997" calcext:value-type="float">
            <text:p>1.00960399999997</text:p>
          </table:table-cell>
          <table:table-cell office:value-type="float" office:value="0.0259179999999901" calcext:value-type="float">
            <text:p>0.02591799999999</text:p>
          </table:table-cell>
          <table:table-cell office:value-type="float" office:value="0.648462000000052" calcext:value-type="float">
            <text:p>0.648462000000052</text:p>
          </table:table-cell>
          <table:table-cell office:value-type="float" office:value="0.0245219999999904" calcext:value-type="float">
            <text:p>0.02452199999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323999999973" calcext:value-type="float">
            <text:p>0.118323999999973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503546000000029" calcext:value-type="float">
            <text:p>0.503546000000029</text:p>
          </table:table-cell>
          <table:table-cell office:value-type="float" office:value="7.96514892578125" calcext:value-type="float">
            <text:p>7.96514892578125</text:p>
          </table:table-cell>
          <table:table-cell office:value-type="float" office:value="19.978734" calcext:value-type="float">
            <text:p>19.978734</text:p>
          </table:table-cell>
          <table:table-cell office:value-type="float" office:value="0.00462799999996832" calcext:value-type="float">
            <text:p>0.004627999999968</text:p>
          </table:table-cell>
          <table:table-cell office:value-type="float" office:value="24.853087" calcext:value-type="float">
            <text:p>24.853087</text:p>
          </table:table-cell>
          <table:table-cell office:value-type="float" office:value="1.34507700000006" calcext:value-type="float">
            <text:p>1.34507700000006</text:p>
          </table:table-cell>
          <table:table-cell office:value-type="float" office:value="0.0302020000000312" calcext:value-type="float">
            <text:p>0.030202000000031</text:p>
          </table:table-cell>
          <table:table-cell office:value-type="float" office:value="0.853910999999926" calcext:value-type="float">
            <text:p>0.853910999999926</text:p>
          </table:table-cell>
          <table:table-cell office:value-type="float" office:value="0.0279760000000806" calcext:value-type="float">
            <text:p>0.027976000000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9299999999" calcext:value-type="float">
            <text:p>0.11559299999999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182219000000032" calcext:value-type="float">
            <text:p>0.182219000000032</text:p>
          </table:table-cell>
          <table:table-cell office:value-type="float" office:value="3.2154848575592" calcext:value-type="float">
            <text:p>3.2154848575592</text:p>
          </table:table-cell>
          <table:table-cell office:value-type="float" office:value="5.086951" calcext:value-type="float">
            <text:p>5.086951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9.56155799999999" calcext:value-type="float">
            <text:p>9.56155799999999</text:p>
          </table:table-cell>
          <table:table-cell office:value-type="float" office:value="0.407378999999992" calcext:value-type="float">
            <text:p>0.407378999999992</text:p>
          </table:table-cell>
          <table:table-cell office:value-type="float" office:value="0.0177779999999075" calcext:value-type="float">
            <text:p>0.017777999999908</text:p>
          </table:table-cell>
          <table:table-cell office:value-type="float" office:value="0.046218999999951" calcext:value-type="float">
            <text:p>0.04621899999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405999999936" calcext:value-type="float">
            <text:p>0.118405999999936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303107000000068" calcext:value-type="float">
            <text:p>0.303107000000068</text:p>
          </table:table-cell>
          <table:table-cell office:value-type="float" office:value="4.91730260848999" calcext:value-type="float">
            <text:p>4.91730260848999</text:p>
          </table:table-cell>
          <table:table-cell office:value-type="float" office:value="9.46772900000008" calcext:value-type="float">
            <text:p>9.46772900000008</text:p>
          </table:table-cell>
          <table:table-cell office:value-type="float" office:value="0.0045910000000049" calcext:value-type="float">
            <text:p>0.004591000000005</text:p>
          </table:table-cell>
          <table:table-cell office:value-type="float" office:value="14.6478539999999" calcext:value-type="float">
            <text:p>14.6478539999999</text:p>
          </table:table-cell>
          <table:table-cell office:value-type="float" office:value="0.622600000000034" calcext:value-type="float">
            <text:p>0.622600000000034</text:p>
          </table:table-cell>
          <table:table-cell office:value-type="float" office:value="0.0219980000000533" calcext:value-type="float">
            <text:p>0.021998000000053</text:p>
          </table:table-cell>
          <table:table-cell office:value-type="float" office:value="0.46598900000015" calcext:value-type="float">
            <text:p>0.46598900000015</text:p>
          </table:table-cell>
          <table:table-cell office:value-type="float" office:value="0.0209219999999277" calcext:value-type="float">
            <text:p>0.0209219999999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29000000042" calcext:value-type="float">
            <text:p>0.11822900000004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394039000000021" calcext:value-type="float">
            <text:p>0.394039000000021</text:p>
          </table:table-cell>
          <table:table-cell office:value-type="float" office:value="6.36149621009827" calcext:value-type="float">
            <text:p>6.36149621009827</text:p>
          </table:table-cell>
          <table:table-cell office:value-type="float" office:value="14.6855499999999" calcext:value-type="float">
            <text:p>14.6855499999999</text:p>
          </table:table-cell>
          <table:table-cell office:value-type="float" office:value="0.00461800000005042" calcext:value-type="float">
            <text:p>0.00461800000005</text:p>
          </table:table-cell>
          <table:table-cell office:value-type="float" office:value="19.0443749999999" calcext:value-type="float">
            <text:p>19.0443749999999</text:p>
          </table:table-cell>
          <table:table-cell office:value-type="float" office:value="1.00625300000002" calcext:value-type="float">
            <text:p>1.00625300000002</text:p>
          </table:table-cell>
          <table:table-cell office:value-type="float" office:value="0.0255139999999301" calcext:value-type="float">
            <text:p>0.02551399999993</text:p>
          </table:table-cell>
          <table:table-cell office:value-type="float" office:value="0.648905999999897" calcext:value-type="float">
            <text:p>0.648905999999897</text:p>
          </table:table-cell>
          <table:table-cell office:value-type="float" office:value="0.0243930000000319" calcext:value-type="float">
            <text:p>0.0243930000000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515000000002" calcext:value-type="float">
            <text:p>0.118515000000002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51083200000005" calcext:value-type="float">
            <text:p>0.51083200000005</text:p>
          </table:table-cell>
          <table:table-cell office:value-type="float" office:value="7.80598735809326" calcext:value-type="float">
            <text:p>7.80598735809326</text:p>
          </table:table-cell>
          <table:table-cell office:value-type="float" office:value="19.8005900000001" calcext:value-type="float">
            <text:p>19.8005900000001</text:p>
          </table:table-cell>
          <table:table-cell office:value-type="float" office:value="0.00464999999996962" calcext:value-type="float">
            <text:p>0.00464999999997</text:p>
          </table:table-cell>
          <table:table-cell office:value-type="float" office:value="24.568131" calcext:value-type="float">
            <text:p>24.568131</text:p>
          </table:table-cell>
          <table:table-cell office:value-type="float" office:value="1.34914500000002" calcext:value-type="float">
            <text:p>1.34914500000002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856319999999982" calcext:value-type="float">
            <text:p>0.856319999999982</text:p>
          </table:table-cell>
          <table:table-cell office:value-type="float" office:value="0.0281320000000278" calcext:value-type="float">
            <text:p>0.0281320000000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2484000000004" calcext:value-type="float">
            <text:p>0.112484000000004</text:p>
          </table:table-cell>
          <table:table-cell table:style-name="ce3" table:formula="of:=AVERAGE([.D20];[.D24];[.D28])" office:value-type="float" office:value="0.00168133333332321" calcext:value-type="float">
            <text:p>0.001681333333323</text:p>
          </table:table-cell>
          <table:table-cell table:style-name="ce3" table:formula="of:=AVERAGE([.E20];[.E24];[.E28])" office:value-type="float" office:value="0.181410000000009" calcext:value-type="float">
            <text:p>0.181410000000009</text:p>
          </table:table-cell>
          <table:table-cell table:style-name="ce3" table:formula="of:=AVERAGE([.F20];[.F24];[.F28])" office:value-type="float" office:value="3.23754779497782" calcext:value-type="float">
            <text:p>3.23754779497782</text:p>
          </table:table-cell>
          <table:table-cell table:style-name="ce3" table:formula="of:=AVERAGE([.G20];[.G24];[.G28])" office:value-type="float" office:value="5.093187" calcext:value-type="float">
            <text:p>5.093187</text:p>
          </table:table-cell>
          <table:table-cell table:style-name="ce3" table:formula="of:=AVERAGE([.H20];[.H24];[.H28])" office:value-type="float" office:value="0.00451766666665776" calcext:value-type="float">
            <text:p>0.004517666666658</text:p>
          </table:table-cell>
          <table:table-cell table:style-name="ce3" table:formula="of:=AVERAGE([.I20];[.I24];[.I28])" office:value-type="float" office:value="9.49333666666666" calcext:value-type="float">
            <text:p>9.49333666666666</text:p>
          </table:table-cell>
          <table:table-cell table:style-name="ce3" table:formula="of:=AVERAGE([.J20];[.J24];[.J28])" office:value-type="float" office:value="0.341499666666683" calcext:value-type="float">
            <text:p>0.341499666666683</text:p>
          </table:table-cell>
          <table:table-cell table:style-name="ce3" table:formula="of:=AVERAGE([.K20];[.K24];[.K28])" office:value-type="float" office:value="0.0176513333332859" calcext:value-type="float">
            <text:p>0.017651333333286</text:p>
          </table:table-cell>
          <table:table-cell table:style-name="ce3" table:formula="of:=AVERAGE([.L20];[.L24];[.L28])" office:value-type="float" office:value="0.0459893333333336" calcext:value-type="float">
            <text:p>0.045989333333334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5293047949778" calcext:value-type="float">
            <text:p>18.52930479497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8162999999981" calcext:value-type="float">
            <text:p>0.118162999999981</text:p>
          </table:table-cell>
          <table:table-cell table:style-name="ce3" table:formula="of:=AVERAGE([.D21];[.D25];[.D29])" office:value-type="float" office:value="0.00169433333334723" calcext:value-type="float">
            <text:p>0.001694333333347</text:p>
          </table:table-cell>
          <table:table-cell table:style-name="ce3" table:formula="of:=AVERAGE([.E21];[.E25];[.E29])" office:value-type="float" office:value="0.302542666666672" calcext:value-type="float">
            <text:p>0.302542666666672</text:p>
          </table:table-cell>
          <table:table-cell table:style-name="ce3" table:formula="of:=AVERAGE([.F21];[.F25];[.F29])" office:value-type="float" office:value="4.74152636528015" calcext:value-type="float">
            <text:p>4.74152636528015</text:p>
          </table:table-cell>
          <table:table-cell table:style-name="ce3" table:formula="of:=AVERAGE([.G21];[.G25];[.G29])" office:value-type="float" office:value="9.40840533333338" calcext:value-type="float">
            <text:p>9.40840533333338</text:p>
          </table:table-cell>
          <table:table-cell table:style-name="ce3" table:formula="of:=AVERAGE([.H21];[.H25];[.H29])" office:value-type="float" office:value="0.00455333333333859" calcext:value-type="float">
            <text:p>0.004553333333339</text:p>
          </table:table-cell>
          <table:table-cell table:style-name="ce3" table:formula="of:=AVERAGE([.I21];[.I25];[.I29])" office:value-type="float" office:value="14.492141" calcext:value-type="float">
            <text:p>14.492141</text:p>
          </table:table-cell>
          <table:table-cell table:style-name="ce3" table:formula="of:=AVERAGE([.J21];[.J25];[.J29])" office:value-type="float" office:value="0.621104000000002" calcext:value-type="float">
            <text:p>0.621104000000002</text:p>
          </table:table-cell>
          <table:table-cell table:style-name="ce3" table:formula="of:=AVERAGE([.K21];[.K25];[.K29])" office:value-type="float" office:value="0.0218320000000366" calcext:value-type="float">
            <text:p>0.021832000000037</text:p>
          </table:table-cell>
          <table:table-cell table:style-name="ce3" table:formula="of:=AVERAGE([.L21];[.L25];[.L29])" office:value-type="float" office:value="0.46457200000007" calcext:value-type="float">
            <text:p>0.46457200000007</text:p>
          </table:table-cell>
          <table:table-cell table:style-name="ce3" table:formula="of:=AVERAGE([.M21];[.M25];[.M29])" office:value-type="float" office:value="0.0208883333333081" calcext:value-type="float">
            <text:p>0.020888333333308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1974223652803" calcext:value-type="float">
            <text:p>30.197422365280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18208333333333" calcext:value-type="float">
            <text:p>0.118208333333333</text:p>
          </table:table-cell>
          <table:table-cell table:style-name="ce3" table:formula="of:=AVERAGE([.D22];[.D26];[.D30])" office:value-type="float" office:value="0.00169133333332638" calcext:value-type="float">
            <text:p>0.001691333333326</text:p>
          </table:table-cell>
          <table:table-cell table:style-name="ce3" table:formula="of:=AVERAGE([.E22];[.E26];[.E30])" office:value-type="float" office:value="0.394634333333348" calcext:value-type="float">
            <text:p>0.394634333333348</text:p>
          </table:table-cell>
          <table:table-cell table:style-name="ce3" table:formula="of:=AVERAGE([.F22];[.F26];[.F30])" office:value-type="float" office:value="6.23205272356669" calcext:value-type="float">
            <text:p>6.23205272356669</text:p>
          </table:table-cell>
          <table:table-cell table:style-name="ce3" table:formula="of:=AVERAGE([.G22];[.G26];[.G30])" office:value-type="float" office:value="14.6586453333333" calcext:value-type="float">
            <text:p>14.6586453333333</text:p>
          </table:table-cell>
          <table:table-cell table:style-name="ce3" table:formula="of:=AVERAGE([.H22];[.H26];[.H30])" office:value-type="float" office:value="0.00463433333334251" calcext:value-type="float">
            <text:p>0.004634333333343</text:p>
          </table:table-cell>
          <table:table-cell table:style-name="ce3" table:formula="of:=AVERAGE([.I22];[.I26];[.I30])" office:value-type="float" office:value="19.008414" calcext:value-type="float">
            <text:p>19.008414</text:p>
          </table:table-cell>
          <table:table-cell table:style-name="ce3" table:formula="of:=AVERAGE([.J22];[.J26];[.J30])" office:value-type="float" office:value="1.00562600000001" calcext:value-type="float">
            <text:p>1.00562600000001</text:p>
          </table:table-cell>
          <table:table-cell table:style-name="ce3" table:formula="of:=AVERAGE([.K22];[.K26];[.K30])" office:value-type="float" office:value="0.0256533333333095" calcext:value-type="float">
            <text:p>0.02565333333331</text:p>
          </table:table-cell>
          <table:table-cell table:style-name="ce3" table:formula="of:=AVERAGE([.L22];[.L26];[.L30])" office:value-type="float" office:value="0.647786999999994" calcext:value-type="float">
            <text:p>0.647786999999994</text:p>
          </table:table-cell>
          <table:table-cell table:style-name="ce3" table:formula="of:=AVERAGE([.M22];[.M26];[.M30])" office:value-type="float" office:value="0.0244809999999992" calcext:value-type="float">
            <text:p>0.024480999999999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2.1218277235666" calcext:value-type="float">
            <text:p>42.121827723566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19319333333332" calcext:value-type="float">
            <text:p>0.119319333333332</text:p>
          </table:table-cell>
          <table:table-cell table:style-name="ce3" table:formula="of:=AVERAGE([.D23];[.D27];[.D31])" office:value-type="float" office:value="0.00170400000001791" calcext:value-type="float">
            <text:p>0.001704000000018</text:p>
          </table:table-cell>
          <table:table-cell table:style-name="ce3" table:formula="of:=AVERAGE([.E23];[.E27];[.E31])" office:value-type="float" office:value="0.506675333333362" calcext:value-type="float">
            <text:p>0.506675333333362</text:p>
          </table:table-cell>
          <table:table-cell table:style-name="ce3" table:formula="of:=AVERAGE([.F23];[.F27];[.F31])" office:value-type="float" office:value="7.73228247960408" calcext:value-type="float">
            <text:p>7.73228247960408</text:p>
          </table:table-cell>
          <table:table-cell table:style-name="ce3" table:formula="of:=AVERAGE([.G23];[.G27];[.G31])" office:value-type="float" office:value="19.8769100000001" calcext:value-type="float">
            <text:p>19.8769100000001</text:p>
          </table:table-cell>
          <table:table-cell table:style-name="ce3" table:formula="of:=AVERAGE([.H23];[.H27];[.H31])" office:value-type="float" office:value="0.00463599999998602" calcext:value-type="float">
            <text:p>0.004635999999986</text:p>
          </table:table-cell>
          <table:table-cell table:style-name="ce3" table:formula="of:=AVERAGE([.I23];[.I27];[.I31])" office:value-type="float" office:value="24.6358503333333" calcext:value-type="float">
            <text:p>24.6358503333333</text:p>
          </table:table-cell>
          <table:table-cell table:style-name="ce3" table:formula="of:=AVERAGE([.J23];[.J27];[.J31])" office:value-type="float" office:value="1.37404833333337" calcext:value-type="float">
            <text:p>1.37404833333337</text:p>
          </table:table-cell>
          <table:table-cell table:style-name="ce3" table:formula="of:=AVERAGE([.K23];[.K27];[.K31])" office:value-type="float" office:value="0.0300143333333457" calcext:value-type="float">
            <text:p>0.030014333333346</text:p>
          </table:table-cell>
          <table:table-cell table:style-name="ce3" table:formula="of:=AVERAGE([.L23];[.L27];[.L31])" office:value-type="float" office:value="0.85502999999998" calcext:value-type="float">
            <text:p>0.85502999999998</text:p>
          </table:table-cell>
          <table:table-cell table:style-name="ce3" table:formula="of:=AVERAGE([.M23];[.M27];[.M31])" office:value-type="float" office:value="0.0279716666667014" calcext:value-type="float">
            <text:p>0.027971666666701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5.1644418129376" calcext:value-type="float">
            <text:p>55.164441812937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68174666666651" calcext:value-type="float">
            <text:p>0.468174666666651</text:p>
          </table:table-cell>
          <table:table-cell table:style-name="ce1" table:formula="of:=SUM([.D32:.D35])" office:value-type="float" office:value="0.00677100000001474" calcext:value-type="float">
            <text:p>0.006771000000015</text:p>
          </table:table-cell>
          <table:table-cell table:style-name="ce1" table:formula="of:=SUM([.E32:.E35])" office:value-type="float" office:value="1.38526233333339" calcext:value-type="float">
            <text:p>1.38526233333339</text:p>
          </table:table-cell>
          <table:table-cell table:style-name="ce1" table:formula="of:=SUM([.F32:.F35])" office:value-type="float" office:value="21.9434093634287" calcext:value-type="float">
            <text:p>21.9434093634287</text:p>
          </table:table-cell>
          <table:table-cell table:style-name="ce1" table:formula="of:=SUM([.G32:.G35])" office:value-type="float" office:value="49.0371476666668" calcext:value-type="float">
            <text:p>49.0371476666668</text:p>
          </table:table-cell>
          <table:table-cell table:style-name="ce1" table:formula="of:=SUM([.H32:.H35])" office:value-type="float" office:value="0.0183413333333249" calcext:value-type="float">
            <text:p>0.018341333333325</text:p>
          </table:table-cell>
          <table:table-cell table:style-name="ce1" table:formula="of:=SUM([.I32:.I35])" office:value-type="float" office:value="67.6297419999999" calcext:value-type="float">
            <text:p>67.6297419999999</text:p>
          </table:table-cell>
          <table:table-cell table:style-name="ce1" table:formula="of:=SUM([.J32:.J35])" office:value-type="float" office:value="3.34227800000006" calcext:value-type="float">
            <text:p>3.34227800000006</text:p>
          </table:table-cell>
          <table:table-cell table:style-name="ce1" table:formula="of:=SUM([.K32:.K35])" office:value-type="float" office:value="0.0951509999999776" calcext:value-type="float">
            <text:p>0.095150999999978</text:p>
          </table:table-cell>
          <table:table-cell table:style-name="ce1" table:formula="of:=SUM([.L32:.L35])" office:value-type="float" office:value="2.01337833333338" calcext:value-type="float">
            <text:p>2.01337833333338</text:p>
          </table:table-cell>
          <table:table-cell table:style-name="ce1" table:formula="of:=SUM([.M32:.M35])" office:value-type="float" office:value="0.0733410000000087" calcext:value-type="float">
            <text:p>0.073341000000009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6.012996696762" calcext:value-type="float">
            <text:p>146.01299669676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764999999996" calcext:value-type="float">
            <text:p>0.106764999999996</text:p>
          </table:table-cell>
          <table:table-cell office:value-type="float" office:value="0.00168200000007346" calcext:value-type="float">
            <text:p>0.001682000000073</text:p>
          </table:table-cell>
          <table:table-cell office:value-type="float" office:value="0.18120399999998" calcext:value-type="float">
            <text:p>0.18120399999998</text:p>
          </table:table-cell>
          <table:table-cell office:value-type="float" office:value="3.19328856468201" calcext:value-type="float">
            <text:p>3.19328856468201</text:p>
          </table:table-cell>
          <table:table-cell office:value-type="float" office:value="5.05302300000005" calcext:value-type="float">
            <text:p>5.05302300000005</text:p>
          </table:table-cell>
          <table:table-cell office:value-type="float" office:value="0.00451799999996183" calcext:value-type="float">
            <text:p>0.004517999999962</text:p>
          </table:table-cell>
          <table:table-cell office:value-type="float" office:value="9.45871299999999" calcext:value-type="float">
            <text:p>9.45871299999999</text:p>
          </table:table-cell>
          <table:table-cell office:value-type="float" office:value="0.30810699999995" calcext:value-type="float">
            <text:p>0.30810699999995</text:p>
          </table:table-cell>
          <table:table-cell office:value-type="float" office:value="0.0176860000000261" calcext:value-type="float">
            <text:p>0.017686000000026</text:p>
          </table:table-cell>
          <table:table-cell office:value-type="float" office:value="0.0773199999999861" calcext:value-type="float">
            <text:p>0.077319999999986</text:p>
          </table:table-cell>
          <table:table-cell office:value-type="float" office:value="0" calcext:value-type="float">
            <text:p>0</text:p>
          </table:table-cell>
          <table:table-cell office:value-type="float" office:value="0.0101979999999458" calcext:value-type="float">
            <text:p>0.0101979999999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861000000062" calcext:value-type="float">
            <text:p>0.117861000000062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190137999999934" calcext:value-type="float">
            <text:p>0.190137999999934</text:p>
          </table:table-cell>
          <table:table-cell office:value-type="float" office:value="3.18022727966309" calcext:value-type="float">
            <text:p>3.18022727966309</text:p>
          </table:table-cell>
          <table:table-cell office:value-type="float" office:value="4.58395100000007" calcext:value-type="float">
            <text:p>4.58395100000007</text:p>
          </table:table-cell>
          <table:table-cell office:value-type="float" office:value="0.00452400000006037" calcext:value-type="float">
            <text:p>0.00452400000006</text:p>
          </table:table-cell>
          <table:table-cell office:value-type="float" office:value="6.1078" calcext:value-type="float">
            <text:p>6.1078</text:p>
          </table:table-cell>
          <table:table-cell office:value-type="float" office:value="0.331957999999986" calcext:value-type="float">
            <text:p>0.331957999999986</text:p>
          </table:table-cell>
          <table:table-cell office:value-type="float" office:value="0.0179869999999482" calcext:value-type="float">
            <text:p>0.017986999999948</text:p>
          </table:table-cell>
          <table:table-cell office:value-type="float" office:value="0.069199000000026" calcext:value-type="float">
            <text:p>0.069199000000026</text:p>
          </table:table-cell>
          <table:table-cell office:value-type="float" office:value="0" calcext:value-type="float">
            <text:p>0</text:p>
          </table:table-cell>
          <table:table-cell office:value-type="float" office:value="0.0160899999999629" calcext:value-type="float">
            <text:p>0.01608999999996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01599999994" calcext:value-type="float">
            <text:p>0.12101599999994</text:p>
          </table:table-cell>
          <table:table-cell office:value-type="float" office:value="0.00172799999995732" calcext:value-type="float">
            <text:p>0.001727999999957</text:p>
          </table:table-cell>
          <table:table-cell office:value-type="float" office:value="0.199088000000074" calcext:value-type="float">
            <text:p>0.199088000000074</text:p>
          </table:table-cell>
          <table:table-cell office:value-type="float" office:value="3.18795561790466" calcext:value-type="float">
            <text:p>3.18795561790466</text:p>
          </table:table-cell>
          <table:table-cell office:value-type="float" office:value="4.6204590000001" calcext:value-type="float">
            <text:p>4.6204590000001</text:p>
          </table:table-cell>
          <table:table-cell office:value-type="float" office:value="0.00472800000000007" calcext:value-type="float">
            <text:p>0.004728</text:p>
          </table:table-cell>
          <table:table-cell office:value-type="float" office:value="6.44736599999999" calcext:value-type="float">
            <text:p>6.44736599999999</text:p>
          </table:table-cell>
          <table:table-cell office:value-type="float" office:value="0.357153000000039" calcext:value-type="float">
            <text:p>0.357153000000039</text:p>
          </table:table-cell>
          <table:table-cell office:value-type="float" office:value="0.0182699999999159" calcext:value-type="float">
            <text:p>0.018269999999916</text:p>
          </table:table-cell>
          <table:table-cell office:value-type="float" office:value="0.0691490000000385" calcext:value-type="float">
            <text:p>0.069149000000039</text:p>
          </table:table-cell>
          <table:table-cell office:value-type="float" office:value="0" calcext:value-type="float">
            <text:p>0</text:p>
          </table:table-cell>
          <table:table-cell office:value-type="float" office:value="0.0230399999999236" calcext:value-type="float">
            <text:p>0.02303999999992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68999999891" calcext:value-type="float">
            <text:p>0.118468999999891</text:p>
          </table:table-cell>
          <table:table-cell office:value-type="float" office:value="0.00171000000000277" calcext:value-type="float">
            <text:p>0.001710000000003</text:p>
          </table:table-cell>
          <table:table-cell office:value-type="float" office:value="0.204616999999985" calcext:value-type="float">
            <text:p>0.204616999999985</text:p>
          </table:table-cell>
          <table:table-cell office:value-type="float" office:value="3.20043873786926" calcext:value-type="float">
            <text:p>3.20043873786926</text:p>
          </table:table-cell>
          <table:table-cell office:value-type="float" office:value="4.81577000000004" calcext:value-type="float">
            <text:p>4.81577000000004</text:p>
          </table:table-cell>
          <table:table-cell office:value-type="float" office:value="0.00452600000005532" calcext:value-type="float">
            <text:p>0.004526000000055</text:p>
          </table:table-cell>
          <table:table-cell office:value-type="float" office:value="6.11510199999998" calcext:value-type="float">
            <text:p>6.11510199999998</text:p>
          </table:table-cell>
          <table:table-cell office:value-type="float" office:value="0.377580999999964" calcext:value-type="float">
            <text:p>0.377580999999964</text:p>
          </table:table-cell>
          <table:table-cell office:value-type="float" office:value="0.0185429999999087" calcext:value-type="float">
            <text:p>0.018542999999909</text:p>
          </table:table-cell>
          <table:table-cell office:value-type="float" office:value="0.0694109999999455" calcext:value-type="float">
            <text:p>0.069410999999946</text:p>
          </table:table-cell>
          <table:table-cell office:value-type="float" office:value="0" calcext:value-type="float">
            <text:p>0</text:p>
          </table:table-cell>
          <table:table-cell office:value-type="float" office:value="0.0269270000000006" calcext:value-type="float">
            <text:p>0.02692700000000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194999999972" calcext:value-type="float">
            <text:p>0.115194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180545000000052" calcext:value-type="float">
            <text:p>0.180545000000052</text:p>
          </table:table-cell>
          <table:table-cell office:value-type="float" office:value="3.15286803245544" calcext:value-type="float">
            <text:p>3.15286803245544</text:p>
          </table:table-cell>
          <table:table-cell office:value-type="float" office:value="5.03346399999998" calcext:value-type="float">
            <text:p>5.03346399999998</text:p>
          </table:table-cell>
          <table:table-cell office:value-type="float" office:value="0.0044790000000603" calcext:value-type="float">
            <text:p>0.00447900000006</text:p>
          </table:table-cell>
          <table:table-cell office:value-type="float" office:value="9.46876800000007" calcext:value-type="float">
            <text:p>9.46876800000007</text:p>
          </table:table-cell>
          <table:table-cell office:value-type="float" office:value="0.308879999999931" calcext:value-type="float">
            <text:p>0.308879999999931</text:p>
          </table:table-cell>
          <table:table-cell office:value-type="float" office:value="0.0175670000000991" calcext:value-type="float">
            <text:p>0.017567000000099</text:p>
          </table:table-cell>
          <table:table-cell office:value-type="float" office:value="0.0770039999999881" calcext:value-type="float">
            <text:p>0.077003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101359999999886" calcext:value-type="float">
            <text:p>0.01013599999998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62999999918" calcext:value-type="float">
            <text:p>0.117962999999918</text:p>
          </table:table-cell>
          <table:table-cell office:value-type="float" office:value="0.00167700000008608" calcext:value-type="float">
            <text:p>0.001677000000086</text:p>
          </table:table-cell>
          <table:table-cell office:value-type="float" office:value="0.191598999999996" calcext:value-type="float">
            <text:p>0.191598999999996</text:p>
          </table:table-cell>
          <table:table-cell office:value-type="float" office:value="3.32246899604797" calcext:value-type="float">
            <text:p>3.32246899604797</text:p>
          </table:table-cell>
          <table:table-cell office:value-type="float" office:value="4.61533199999997" calcext:value-type="float">
            <text:p>4.61533199999997</text:p>
          </table:table-cell>
          <table:table-cell office:value-type="float" office:value="0.00454400000000987" calcext:value-type="float">
            <text:p>0.00454400000001</text:p>
          </table:table-cell>
          <table:table-cell office:value-type="float" office:value="6.07531399999994" calcext:value-type="float">
            <text:p>6.07531399999994</text:p>
          </table:table-cell>
          <table:table-cell office:value-type="float" office:value="0.329292000000009" calcext:value-type="float">
            <text:p>0.329292000000009</text:p>
          </table:table-cell>
          <table:table-cell office:value-type="float" office:value="0.0179749999999785" calcext:value-type="float">
            <text:p>0.017974999999979</text:p>
          </table:table-cell>
          <table:table-cell office:value-type="float" office:value="0.0696540000000141" calcext:value-type="float">
            <text:p>0.069654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160829999999805" calcext:value-type="float">
            <text:p>0.01608299999998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049000000018" calcext:value-type="float">
            <text:p>0.119049000000018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199281000000042" calcext:value-type="float">
            <text:p>0.199281000000042</text:p>
          </table:table-cell>
          <table:table-cell office:value-type="float" office:value="3.17081952095032" calcext:value-type="float">
            <text:p>3.17081952095032</text:p>
          </table:table-cell>
          <table:table-cell office:value-type="float" office:value="4.65495399999998" calcext:value-type="float">
            <text:p>4.65495399999998</text:p>
          </table:table-cell>
          <table:table-cell office:value-type="float" office:value="0.00456999999994423" calcext:value-type="float">
            <text:p>0.004569999999944</text:p>
          </table:table-cell>
          <table:table-cell office:value-type="float" office:value="6.43651" calcext:value-type="float">
            <text:p>6.43651</text:p>
          </table:table-cell>
          <table:table-cell office:value-type="float" office:value="0.357665999999995" calcext:value-type="float">
            <text:p>0.357665999999995</text:p>
          </table:table-cell>
          <table:table-cell office:value-type="float" office:value="0.0183739999999943" calcext:value-type="float">
            <text:p>0.018373999999994</text:p>
          </table:table-cell>
          <table:table-cell office:value-type="float" office:value="0.0686969999999292" calcext:value-type="float">
            <text:p>0.068696999999929</text:p>
          </table:table-cell>
          <table:table-cell office:value-type="float" office:value="0" calcext:value-type="float">
            <text:p>0</text:p>
          </table:table-cell>
          <table:table-cell office:value-type="float" office:value="0.0221760000000586" calcext:value-type="float">
            <text:p>0.02217600000005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572999999969" calcext:value-type="float">
            <text:p>0.118572999999969</text:p>
          </table:table-cell>
          <table:table-cell office:value-type="float" office:value="0.00169499999992695" calcext:value-type="float">
            <text:p>0.001694999999927</text:p>
          </table:table-cell>
          <table:table-cell office:value-type="float" office:value="0.291952999999921" calcext:value-type="float">
            <text:p>0.291952999999921</text:p>
          </table:table-cell>
          <table:table-cell office:value-type="float" office:value="3.35735559463501" calcext:value-type="float">
            <text:p>3.35735559463501</text:p>
          </table:table-cell>
          <table:table-cell office:value-type="float" office:value="4.831952" calcext:value-type="float">
            <text:p>4.831952</text:p>
          </table:table-cell>
          <table:table-cell office:value-type="float" office:value="0.00455199999998968" calcext:value-type="float">
            <text:p>0.00455199999999</text:p>
          </table:table-cell>
          <table:table-cell office:value-type="float" office:value="6.12253399999997" calcext:value-type="float">
            <text:p>6.12253399999997</text:p>
          </table:table-cell>
          <table:table-cell office:value-type="float" office:value="0.378337000000101" calcext:value-type="float">
            <text:p>0.378337000000101</text:p>
          </table:table-cell>
          <table:table-cell office:value-type="float" office:value="0.018511999999987" calcext:value-type="float">
            <text:p>0.018511999999987</text:p>
          </table:table-cell>
          <table:table-cell office:value-type="float" office:value="0.0689630000000534" calcext:value-type="float">
            <text:p>0.068963000000053</text:p>
          </table:table-cell>
          <table:table-cell office:value-type="float" office:value="0" calcext:value-type="float">
            <text:p>0</text:p>
          </table:table-cell>
          <table:table-cell office:value-type="float" office:value="0.0271410000000287" calcext:value-type="float">
            <text:p>0.0271410000000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80000000023" calcext:value-type="float">
            <text:p>0.115580000000023</text:p>
          </table:table-cell>
          <table:table-cell office:value-type="float" office:value="0.00168799999994462" calcext:value-type="float">
            <text:p>0.001687999999945</text:p>
          </table:table-cell>
          <table:table-cell office:value-type="float" office:value="0.181423999999993" calcext:value-type="float">
            <text:p>0.181423999999993</text:p>
          </table:table-cell>
          <table:table-cell office:value-type="float" office:value="3.29701542854309" calcext:value-type="float">
            <text:p>3.29701542854309</text:p>
          </table:table-cell>
          <table:table-cell office:value-type="float" office:value="5.09119299999998" calcext:value-type="float">
            <text:p>5.09119299999998</text:p>
          </table:table-cell>
          <table:table-cell office:value-type="float" office:value="0.00459700000010344" calcext:value-type="float">
            <text:p>0.004597000000103</text:p>
          </table:table-cell>
          <table:table-cell office:value-type="float" office:value="9.48084299999994" calcext:value-type="float">
            <text:p>9.48084299999994</text:p>
          </table:table-cell>
          <table:table-cell office:value-type="float" office:value="0.316314999999918" calcext:value-type="float">
            <text:p>0.316314999999918</text:p>
          </table:table-cell>
          <table:table-cell office:value-type="float" office:value="0.0178670000000238" calcext:value-type="float">
            <text:p>0.017867000000024</text:p>
          </table:table-cell>
          <table:table-cell office:value-type="float" office:value="0.0778199999999742" calcext:value-type="float">
            <text:p>0.077819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104820000000245" calcext:value-type="float">
            <text:p>0.0104820000000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087999999943" calcext:value-type="float">
            <text:p>0.118087999999943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19028800000001" calcext:value-type="float">
            <text:p>0.19028800000001</text:p>
          </table:table-cell>
          <table:table-cell office:value-type="float" office:value="3.38999533653259" calcext:value-type="float">
            <text:p>3.38999533653259</text:p>
          </table:table-cell>
          <table:table-cell office:value-type="float" office:value="4.61178499999994" calcext:value-type="float">
            <text:p>4.61178499999994</text:p>
          </table:table-cell>
          <table:table-cell office:value-type="float" office:value="0.00454600000000482" calcext:value-type="float">
            <text:p>0.004546000000005</text:p>
          </table:table-cell>
          <table:table-cell office:value-type="float" office:value="6.11112900000001" calcext:value-type="float">
            <text:p>6.11112900000001</text:p>
          </table:table-cell>
          <table:table-cell office:value-type="float" office:value="0.332830999999942" calcext:value-type="float">
            <text:p>0.332830999999942</text:p>
          </table:table-cell>
          <table:table-cell office:value-type="float" office:value="0.0182379999999966" calcext:value-type="float">
            <text:p>0.018237999999997</text:p>
          </table:table-cell>
          <table:table-cell office:value-type="float" office:value="0.0700439999999389" calcext:value-type="float">
            <text:p>0.070043999999939</text:p>
          </table:table-cell>
          <table:table-cell office:value-type="float" office:value="0" calcext:value-type="float">
            <text:p>0</text:p>
          </table:table-cell>
          <table:table-cell office:value-type="float" office:value="0.0167470000000094" calcext:value-type="float">
            <text:p>0.01674700000000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558000000007" calcext:value-type="float">
            <text:p>0.118558000000007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198753000000011" calcext:value-type="float">
            <text:p>0.198753000000011</text:p>
          </table:table-cell>
          <table:table-cell office:value-type="float" office:value="3.2957866191864" calcext:value-type="float">
            <text:p>3.2957866191864</text:p>
          </table:table-cell>
          <table:table-cell office:value-type="float" office:value="4.61525199999994" calcext:value-type="float">
            <text:p>4.61525199999994</text:p>
          </table:table-cell>
          <table:table-cell office:value-type="float" office:value="0.00456099999996695" calcext:value-type="float">
            <text:p>0.004560999999967</text:p>
          </table:table-cell>
          <table:table-cell office:value-type="float" office:value="6.44842300000005" calcext:value-type="float">
            <text:p>6.44842300000005</text:p>
          </table:table-cell>
          <table:table-cell office:value-type="float" office:value="0.359388000000081" calcext:value-type="float">
            <text:p>0.359388000000081</text:p>
          </table:table-cell>
          <table:table-cell office:value-type="float" office:value="0.0185760000000528" calcext:value-type="float">
            <text:p>0.018576000000053</text:p>
          </table:table-cell>
          <table:table-cell office:value-type="float" office:value="0.0696640000001025" calcext:value-type="float">
            <text:p>0.069664000000103</text:p>
          </table:table-cell>
          <table:table-cell office:value-type="float" office:value="0" calcext:value-type="float">
            <text:p>0</text:p>
          </table:table-cell>
          <table:table-cell office:value-type="float" office:value="0.0224819999999681" calcext:value-type="float">
            <text:p>0.022481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386999999984" calcext:value-type="float">
            <text:p>0.118386999999984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03695999999923" calcext:value-type="float">
            <text:p>0.203695999999923</text:p>
          </table:table-cell>
          <table:table-cell office:value-type="float" office:value="3.38626909255981" calcext:value-type="float">
            <text:p>3.38626909255981</text:p>
          </table:table-cell>
          <table:table-cell office:value-type="float" office:value="4.81899300000009" calcext:value-type="float">
            <text:p>4.81899300000009</text:p>
          </table:table-cell>
          <table:table-cell office:value-type="float" office:value="0.00459799999998722" calcext:value-type="float">
            <text:p>0.004597999999987</text:p>
          </table:table-cell>
          <table:table-cell office:value-type="float" office:value="6.11979200000008" calcext:value-type="float">
            <text:p>6.11979200000008</text:p>
          </table:table-cell>
          <table:table-cell office:value-type="float" office:value="0.380003999999985" calcext:value-type="float">
            <text:p>0.380003999999985</text:p>
          </table:table-cell>
          <table:table-cell office:value-type="float" office:value="0.0185999999999922" calcext:value-type="float">
            <text:p>0.018599999999992</text:p>
          </table:table-cell>
          <table:table-cell office:value-type="float" office:value="0.068969999999922" calcext:value-type="float">
            <text:p>0.068969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75070000000142" calcext:value-type="float">
            <text:p>0.027507000000014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51333333333" calcext:value-type="float">
            <text:p>0.11251333333333</text:p>
          </table:table-cell>
          <table:table-cell table:style-name="ce3" table:formula="of:=AVERAGE([.D38];[.D42];[.D46])" office:value-type="float" office:value="0.00168633333335795" calcext:value-type="float">
            <text:p>0.001686333333358</text:p>
          </table:table-cell>
          <table:table-cell table:style-name="ce3" table:formula="of:=AVERAGE([.E38];[.E42];[.E46])" office:value-type="float" office:value="0.181057666666675" calcext:value-type="float">
            <text:p>0.181057666666675</text:p>
          </table:table-cell>
          <table:table-cell table:style-name="ce3" table:formula="of:=AVERAGE([.F38];[.F42];[.F46])" office:value-type="float" office:value="3.21439067522685" calcext:value-type="float">
            <text:p>3.21439067522685</text:p>
          </table:table-cell>
          <table:table-cell table:style-name="ce3" table:formula="of:=AVERAGE([.G38];[.G42];[.G46])" office:value-type="float" office:value="5.05922666666667" calcext:value-type="float">
            <text:p>5.05922666666667</text:p>
          </table:table-cell>
          <table:table-cell table:style-name="ce3" table:formula="of:=AVERAGE([.H38];[.H42];[.H46])" office:value-type="float" office:value="0.00453133333337519" calcext:value-type="float">
            <text:p>0.004531333333375</text:p>
          </table:table-cell>
          <table:table-cell table:style-name="ce3" table:formula="of:=AVERAGE([.I38];[.I42];[.I46])" office:value-type="float" office:value="9.46944133333333" calcext:value-type="float">
            <text:p>9.46944133333333</text:p>
          </table:table-cell>
          <table:table-cell table:style-name="ce3" table:formula="of:=AVERAGE([.J38];[.J42];[.J46])" office:value-type="float" office:value="0.3111006666666" calcext:value-type="float">
            <text:p>0.3111006666666</text:p>
          </table:table-cell>
          <table:table-cell table:style-name="ce3" table:formula="of:=AVERAGE([.K38];[.K42];[.K46])" office:value-type="float" office:value="0.0177066666667163" calcext:value-type="float">
            <text:p>0.017706666666716</text:p>
          </table:table-cell>
          <table:table-cell table:style-name="ce3" table:formula="of:=AVERAGE([.L38];[.L42];[.L46])" office:value-type="float" office:value="0.0773813333333161" calcext:value-type="float">
            <text:p>0.077381333333316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102719999999863" calcext:value-type="float">
            <text:p>0.010271999999986</text:p>
          </table:table-cell>
          <table:table-cell table:style-name="ce4" table:formula="of:=SUM([.C50:.N50])" office:value-type="float" office:value="18.4593080085602" calcext:value-type="float">
            <text:p>18.459308008560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7970666666641" calcext:value-type="float">
            <text:p>0.117970666666641</text:p>
          </table:table-cell>
          <table:table-cell table:style-name="ce3" table:formula="of:=AVERAGE([.D39];[.D43];[.D47])" office:value-type="float" office:value="0.00169200000001032" calcext:value-type="float">
            <text:p>0.00169200000001</text:p>
          </table:table-cell>
          <table:table-cell table:style-name="ce3" table:formula="of:=AVERAGE([.E39];[.E43];[.E47])" office:value-type="float" office:value="0.19067499999998" calcext:value-type="float">
            <text:p>0.19067499999998</text:p>
          </table:table-cell>
          <table:table-cell table:style-name="ce3" table:formula="of:=AVERAGE([.F39];[.F43];[.F47])" office:value-type="float" office:value="3.29756387074788" calcext:value-type="float">
            <text:p>3.29756387074788</text:p>
          </table:table-cell>
          <table:table-cell table:style-name="ce3" table:formula="of:=AVERAGE([.G39];[.G43];[.G47])" office:value-type="float" office:value="4.60368933333333" calcext:value-type="float">
            <text:p>4.60368933333333</text:p>
          </table:table-cell>
          <table:table-cell table:style-name="ce3" table:formula="of:=AVERAGE([.H39];[.H43];[.H47])" office:value-type="float" office:value="0.00453800000002502" calcext:value-type="float">
            <text:p>0.004538000000025</text:p>
          </table:table-cell>
          <table:table-cell table:style-name="ce3" table:formula="of:=AVERAGE([.I39];[.I43];[.I47])" office:value-type="float" office:value="6.09808099999998" calcext:value-type="float">
            <text:p>6.09808099999998</text:p>
          </table:table-cell>
          <table:table-cell table:style-name="ce3" table:formula="of:=AVERAGE([.J39];[.J43];[.J47])" office:value-type="float" office:value="0.331360333333312" calcext:value-type="float">
            <text:p>0.331360333333312</text:p>
          </table:table-cell>
          <table:table-cell table:style-name="ce3" table:formula="of:=AVERAGE([.K39];[.K43];[.K47])" office:value-type="float" office:value="0.0180666666666411" calcext:value-type="float">
            <text:p>0.018066666666641</text:p>
          </table:table-cell>
          <table:table-cell table:style-name="ce3" table:formula="of:=AVERAGE([.L39];[.L43];[.L47])" office:value-type="float" office:value="0.0696323333333263" calcext:value-type="float">
            <text:p>0.069632333333326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63066666666509" calcext:value-type="float">
            <text:p>0.016306666666651</text:p>
          </table:table-cell>
          <table:table-cell table:style-name="ce4" table:formula="of:=SUM([.C51:.N51])" office:value-type="float" office:value="14.7495758707478" calcext:value-type="float">
            <text:p>14.74957587074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540999999988" calcext:value-type="float">
            <text:p>0.119540999999988</text:p>
          </table:table-cell>
          <table:table-cell table:style-name="ce3" table:formula="of:=AVERAGE([.D40];[.D44];[.D48])" office:value-type="float" office:value="0.00170166666669047" calcext:value-type="float">
            <text:p>0.00170166666669</text:p>
          </table:table-cell>
          <table:table-cell table:style-name="ce3" table:formula="of:=AVERAGE([.E40];[.E44];[.E48])" office:value-type="float" office:value="0.199040666666709" calcext:value-type="float">
            <text:p>0.199040666666709</text:p>
          </table:table-cell>
          <table:table-cell table:style-name="ce3" table:formula="of:=AVERAGE([.F40];[.F44];[.F48])" office:value-type="float" office:value="3.21818725268046" calcext:value-type="float">
            <text:p>3.21818725268046</text:p>
          </table:table-cell>
          <table:table-cell table:style-name="ce3" table:formula="of:=AVERAGE([.G40];[.G44];[.G48])" office:value-type="float" office:value="4.63022166666667" calcext:value-type="float">
            <text:p>4.63022166666667</text:p>
          </table:table-cell>
          <table:table-cell table:style-name="ce3" table:formula="of:=AVERAGE([.H40];[.H44];[.H48])" office:value-type="float" office:value="0.00461966666663708" calcext:value-type="float">
            <text:p>0.004619666666637</text:p>
          </table:table-cell>
          <table:table-cell table:style-name="ce3" table:formula="of:=AVERAGE([.I40];[.I44];[.I48])" office:value-type="float" office:value="6.44409966666668" calcext:value-type="float">
            <text:p>6.44409966666668</text:p>
          </table:table-cell>
          <table:table-cell table:style-name="ce3" table:formula="of:=AVERAGE([.J40];[.J44];[.J48])" office:value-type="float" office:value="0.358069000000038" calcext:value-type="float">
            <text:p>0.358069000000038</text:p>
          </table:table-cell>
          <table:table-cell table:style-name="ce3" table:formula="of:=AVERAGE([.K40];[.K44];[.K48])" office:value-type="float" office:value="0.0184066666666543" calcext:value-type="float">
            <text:p>0.018406666666654</text:p>
          </table:table-cell>
          <table:table-cell table:style-name="ce3" table:formula="of:=AVERAGE([.L40];[.L44];[.L48])" office:value-type="float" office:value="0.0691700000000234" calcext:value-type="float">
            <text:p>0.069170000000023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25659999999834" calcext:value-type="float">
            <text:p>0.022565999999984</text:p>
          </table:table-cell>
          <table:table-cell table:style-name="ce4" table:formula="of:=SUM([.C52:.N52])" office:value-type="float" office:value="15.0856232526805" calcext:value-type="float">
            <text:p>15.085623252680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476333333281" calcext:value-type="float">
            <text:p>0.118476333333281</text:p>
          </table:table-cell>
          <table:table-cell table:style-name="ce3" table:formula="of:=AVERAGE([.D41];[.D45];[.D49])" office:value-type="float" office:value="0.00169633333329481" calcext:value-type="float">
            <text:p>0.001696333333295</text:p>
          </table:table-cell>
          <table:table-cell table:style-name="ce3" table:formula="of:=AVERAGE([.E41];[.E45];[.E49])" office:value-type="float" office:value="0.233421999999943" calcext:value-type="float">
            <text:p>0.233421999999943</text:p>
          </table:table-cell>
          <table:table-cell table:style-name="ce3" table:formula="of:=AVERAGE([.F41];[.F45];[.F49])" office:value-type="float" office:value="3.31468780835469" calcext:value-type="float">
            <text:p>3.31468780835469</text:p>
          </table:table-cell>
          <table:table-cell table:style-name="ce3" table:formula="of:=AVERAGE([.G41];[.G45];[.G49])" office:value-type="float" office:value="4.82223833333338" calcext:value-type="float">
            <text:p>4.82223833333338</text:p>
          </table:table-cell>
          <table:table-cell table:style-name="ce3" table:formula="of:=AVERAGE([.H41];[.H45];[.H49])" office:value-type="float" office:value="0.00455866666667741" calcext:value-type="float">
            <text:p>0.004558666666677</text:p>
          </table:table-cell>
          <table:table-cell table:style-name="ce3" table:formula="of:=AVERAGE([.I41];[.I45];[.I49])" office:value-type="float" office:value="6.11914266666668" calcext:value-type="float">
            <text:p>6.11914266666668</text:p>
          </table:table-cell>
          <table:table-cell table:style-name="ce3" table:formula="of:=AVERAGE([.J41];[.J45];[.J49])" office:value-type="float" office:value="0.378640666666683" calcext:value-type="float">
            <text:p>0.378640666666683</text:p>
          </table:table-cell>
          <table:table-cell table:style-name="ce3" table:formula="of:=AVERAGE([.K41];[.K45];[.K49])" office:value-type="float" office:value="0.0185516666666293" calcext:value-type="float">
            <text:p>0.018551666666629</text:p>
          </table:table-cell>
          <table:table-cell table:style-name="ce3" table:formula="of:=AVERAGE([.L41];[.L45];[.L49])" office:value-type="float" office:value="0.0691146666666403" calcext:value-type="float">
            <text:p>0.0691146666666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1916666666812" calcext:value-type="float">
            <text:p>0.027191666666681</text:p>
          </table:table-cell>
          <table:table-cell table:style-name="ce4" table:formula="of:=SUM([.C53:.N53])" office:value-type="float" office:value="15.1077208083546" calcext:value-type="float">
            <text:p>15.107720808354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68501333333241" calcext:value-type="float">
            <text:p>0.468501333333241</text:p>
          </table:table-cell>
          <table:table-cell table:style-name="ce1" table:formula="of:=SUM([.D50:.D53])" office:value-type="float" office:value="0.00677633333335355" calcext:value-type="float">
            <text:p>0.006776333333354</text:p>
          </table:table-cell>
          <table:table-cell table:style-name="ce1" table:formula="of:=SUM([.E50:.E53])" office:value-type="float" office:value="0.804195333333307" calcext:value-type="float">
            <text:p>0.804195333333307</text:p>
          </table:table-cell>
          <table:table-cell table:style-name="ce1" table:formula="of:=SUM([.F50:.F53])" office:value-type="float" office:value="13.0448296070099" calcext:value-type="float">
            <text:p>13.0448296070099</text:p>
          </table:table-cell>
          <table:table-cell table:style-name="ce1" table:formula="of:=SUM([.G50:.G53])" office:value-type="float" office:value="19.115376" calcext:value-type="float">
            <text:p>19.115376</text:p>
          </table:table-cell>
          <table:table-cell table:style-name="ce1" table:formula="of:=SUM([.H50:.H53])" office:value-type="float" office:value="0.0182476666667147" calcext:value-type="float">
            <text:p>0.018247666666715</text:p>
          </table:table-cell>
          <table:table-cell table:style-name="ce1" table:formula="of:=SUM([.I50:.I53])" office:value-type="float" office:value="28.1307646666667" calcext:value-type="float">
            <text:p>28.1307646666667</text:p>
          </table:table-cell>
          <table:table-cell table:style-name="ce1" table:formula="of:=SUM([.J50:.J53])" office:value-type="float" office:value="1.37917066666663" calcext:value-type="float">
            <text:p>1.37917066666663</text:p>
          </table:table-cell>
          <table:table-cell table:style-name="ce1" table:formula="of:=SUM([.K50:.K53])" office:value-type="float" office:value="0.0727316666666411" calcext:value-type="float">
            <text:p>0.072731666666641</text:p>
          </table:table-cell>
          <table:table-cell table:style-name="ce1" table:formula="of:=SUM([.L50:.L53])" office:value-type="float" office:value="0.285298333333306" calcext:value-type="float">
            <text:p>0.285298333333306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63363333333018" calcext:value-type="float">
            <text:p>0.076336333333302</text:p>
          </table:table-cell>
          <table:table-cell table:style-name="ce1" table:formula="of:=SUM([.C54:.N54])" office:value-type="float" office:value="63.4022279403431" calcext:value-type="float">
            <text:p>63.402227940343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6106999999829" calcext:value-type="float">
            <text:p>0.116106999999829</text:p>
          </table:table-cell>
          <table:table-cell office:value-type="float" office:value="0.00168000000007851" calcext:value-type="float">
            <text:p>0.001680000000079</text:p>
          </table:table-cell>
          <table:table-cell office:value-type="float" office:value="0.180196999999907" calcext:value-type="float">
            <text:p>0.180196999999907</text:p>
          </table:table-cell>
          <table:table-cell office:value-type="float" office:value="3.36118865013123" calcext:value-type="float">
            <text:p>3.36118865013123</text:p>
          </table:table-cell>
          <table:table-cell office:value-type="float" office:value="5.08486399999993" calcext:value-type="float">
            <text:p>5.08486399999993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9.58937399999991" calcext:value-type="float">
            <text:p>9.58937399999991</text:p>
          </table:table-cell>
          <table:table-cell office:value-type="float" office:value="0.313227000000097" calcext:value-type="float">
            <text:p>0.313227000000097</text:p>
          </table:table-cell>
          <table:table-cell office:value-type="float" office:value="0.017708999999968" calcext:value-type="float">
            <text:p>0.017708999999968</text:p>
          </table:table-cell>
          <table:table-cell office:value-type="float" office:value="0.0766620000001694" calcext:value-type="float">
            <text:p>0.076662000000169</text:p>
          </table:table-cell>
          <table:table-cell office:value-type="float" office:value="0" calcext:value-type="float">
            <text:p>0</text:p>
          </table:table-cell>
          <table:table-cell office:value-type="float" office:value="0.0102569999999105" calcext:value-type="float">
            <text:p>0.01025699999991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556000000126" calcext:value-type="float">
            <text:p>0.118556000000126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19145299999991" calcext:value-type="float">
            <text:p>0.19145299999991</text:p>
          </table:table-cell>
          <table:table-cell office:value-type="float" office:value="3.37485814094543" calcext:value-type="float">
            <text:p>3.37485814094543</text:p>
          </table:table-cell>
          <table:table-cell office:value-type="float" office:value="4.61538500000006" calcext:value-type="float">
            <text:p>4.61538500000006</text:p>
          </table:table-cell>
          <table:table-cell office:value-type="float" office:value="0.0130570000001171" calcext:value-type="float">
            <text:p>0.013057000000117</text:p>
          </table:table-cell>
          <table:table-cell office:value-type="float" office:value="2.22422200000005" calcext:value-type="float">
            <text:p>2.22422200000005</text:p>
          </table:table-cell>
          <table:table-cell office:value-type="float" office:value="0.333010000000058" calcext:value-type="float">
            <text:p>0.333010000000058</text:p>
          </table:table-cell>
          <table:table-cell office:value-type="float" office:value="0.0183500000000549" calcext:value-type="float">
            <text:p>0.018350000000055</text:p>
          </table:table-cell>
          <table:table-cell office:value-type="float" office:value="0.0696879999998146" calcext:value-type="float">
            <text:p>0.069687999999815</text:p>
          </table:table-cell>
          <table:table-cell office:value-type="float" office:value="0" calcext:value-type="float">
            <text:p>0</text:p>
          </table:table-cell>
          <table:table-cell office:value-type="float" office:value="0.0167969999999968" calcext:value-type="float">
            <text:p>0.01679699999999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159999999965" calcext:value-type="float">
            <text:p>0.119159999999965</text:p>
          </table:table-cell>
          <table:table-cell office:value-type="float" office:value="0.00168699999994715" calcext:value-type="float">
            <text:p>0.001686999999947</text:p>
          </table:table-cell>
          <table:table-cell office:value-type="float" office:value="0.287927000000082" calcext:value-type="float">
            <text:p>0.287927000000082</text:p>
          </table:table-cell>
          <table:table-cell office:value-type="float" office:value="3.17583322525024" calcext:value-type="float">
            <text:p>3.17583322525024</text:p>
          </table:table-cell>
          <table:table-cell office:value-type="float" office:value="4.63773400000014" calcext:value-type="float">
            <text:p>4.63773400000014</text:p>
          </table:table-cell>
          <table:table-cell office:value-type="float" office:value="0.01295099999993" calcext:value-type="float">
            <text:p>0.01295099999993</text:p>
          </table:table-cell>
          <table:table-cell office:value-type="float" office:value="2.29950299999996" calcext:value-type="float">
            <text:p>2.29950299999996</text:p>
          </table:table-cell>
          <table:table-cell office:value-type="float" office:value="0.356534000000011" calcext:value-type="float">
            <text:p>0.356534000000011</text:p>
          </table:table-cell>
          <table:table-cell office:value-type="float" office:value="0.0183349999999791" calcext:value-type="float">
            <text:p>0.018334999999979</text:p>
          </table:table-cell>
          <table:table-cell office:value-type="float" office:value="0.0693129999999655" calcext:value-type="float">
            <text:p>0.06931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23610000000463" calcext:value-type="float">
            <text:p>0.0223610000000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04000000157" calcext:value-type="float">
            <text:p>0.118904000000157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203800000000001" calcext:value-type="float">
            <text:p>0.203800000000001</text:p>
          </table:table-cell>
          <table:table-cell office:value-type="float" office:value="3.45443511009216" calcext:value-type="float">
            <text:p>3.45443511009216</text:p>
          </table:table-cell>
          <table:table-cell office:value-type="float" office:value="4.84897899999987" calcext:value-type="float">
            <text:p>4.84897899999987</text:p>
          </table:table-cell>
          <table:table-cell office:value-type="float" office:value="0.0131699999999455" calcext:value-type="float">
            <text:p>0.013169999999946</text:p>
          </table:table-cell>
          <table:table-cell office:value-type="float" office:value="1.05417999999986" calcext:value-type="float">
            <text:p>1.05417999999986</text:p>
          </table:table-cell>
          <table:table-cell office:value-type="float" office:value="0.380794999999807" calcext:value-type="float">
            <text:p>0.380794999999807</text:p>
          </table:table-cell>
          <table:table-cell office:value-type="float" office:value="0.0188809999999648" calcext:value-type="float">
            <text:p>0.018880999999965</text:p>
          </table:table-cell>
          <table:table-cell office:value-type="float" office:value="0.0699459999998453" calcext:value-type="float">
            <text:p>0.069945999999845</text:p>
          </table:table-cell>
          <table:table-cell office:value-type="float" office:value="0" calcext:value-type="float">
            <text:p>0</text:p>
          </table:table-cell>
          <table:table-cell office:value-type="float" office:value="0.0280910000001313" calcext:value-type="float">
            <text:p>0.02809100000013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51000000148" calcext:value-type="float">
            <text:p>0.116251000000148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7186400000005" calcext:value-type="float">
            <text:p>0.27186400000005</text:p>
          </table:table-cell>
          <table:table-cell office:value-type="float" office:value="3.18533706665039" calcext:value-type="float">
            <text:p>3.18533706665039</text:p>
          </table:table-cell>
          <table:table-cell office:value-type="float" office:value="5.0877539999999" calcext:value-type="float">
            <text:p>5.0877539999999</text:p>
          </table:table-cell>
          <table:table-cell office:value-type="float" office:value="0.00454799999988609" calcext:value-type="float">
            <text:p>0.004547999999886</text:p>
          </table:table-cell>
          <table:table-cell office:value-type="float" office:value="9.60432200000014" calcext:value-type="float">
            <text:p>9.60432200000014</text:p>
          </table:table-cell>
          <table:table-cell office:value-type="float" office:value="0.316874999999982" calcext:value-type="float">
            <text:p>0.316874999999982</text:p>
          </table:table-cell>
          <table:table-cell office:value-type="float" office:value="0.0178309999998874" calcext:value-type="float">
            <text:p>0.017830999999887</text:p>
          </table:table-cell>
          <table:table-cell office:value-type="float" office:value="0.077293999999938" calcext:value-type="float">
            <text:p>0.077293999999938</text:p>
          </table:table-cell>
          <table:table-cell office:value-type="float" office:value="0" calcext:value-type="float">
            <text:p>0</text:p>
          </table:table-cell>
          <table:table-cell office:value-type="float" office:value="0.0105610000000524" calcext:value-type="float">
            <text:p>0.01056100000005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86999999934" calcext:value-type="float">
            <text:p>0.118586999999934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190878999999995" calcext:value-type="float">
            <text:p>0.190878999999995</text:p>
          </table:table-cell>
          <table:table-cell office:value-type="float" office:value="3.38516759872437" calcext:value-type="float">
            <text:p>3.38516759872437</text:p>
          </table:table-cell>
          <table:table-cell office:value-type="float" office:value="4.61760000000004" calcext:value-type="float">
            <text:p>4.61760000000004</text:p>
          </table:table-cell>
          <table:table-cell office:value-type="float" office:value="0.0131140000000869" calcext:value-type="float">
            <text:p>0.013114000000087</text:p>
          </table:table-cell>
          <table:table-cell office:value-type="float" office:value="2.24556700000016" calcext:value-type="float">
            <text:p>2.24556700000016</text:p>
          </table:table-cell>
          <table:table-cell office:value-type="float" office:value="0.334924999999885" calcext:value-type="float">
            <text:p>0.334924999999885</text:p>
          </table:table-cell>
          <table:table-cell office:value-type="float" office:value="0.0182539999998426" calcext:value-type="float">
            <text:p>0.018253999999843</text:p>
          </table:table-cell>
          <table:table-cell office:value-type="float" office:value="0.071386000000075" calcext:value-type="float">
            <text:p>0.071386000000075</text:p>
          </table:table-cell>
          <table:table-cell office:value-type="float" office:value="0" calcext:value-type="float">
            <text:p>0</text:p>
          </table:table-cell>
          <table:table-cell office:value-type="float" office:value="0.0168220000000474" calcext:value-type="float">
            <text:p>0.01682200000004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26999999908" calcext:value-type="float">
            <text:p>0.118326999999908</text:p>
          </table:table-cell>
          <table:table-cell office:value-type="float" office:value="0.00171999999997752" calcext:value-type="float">
            <text:p>0.001719999999978</text:p>
          </table:table-cell>
          <table:table-cell office:value-type="float" office:value="0.197291999999834" calcext:value-type="float">
            <text:p>0.197291999999834</text:p>
          </table:table-cell>
          <table:table-cell office:value-type="float" office:value="3.38389229774475" calcext:value-type="float">
            <text:p>3.38389229774475</text:p>
          </table:table-cell>
          <table:table-cell office:value-type="float" office:value="4.63488800000005" calcext:value-type="float">
            <text:p>4.63488800000005</text:p>
          </table:table-cell>
          <table:table-cell office:value-type="float" office:value="0.0131449999998949" calcext:value-type="float">
            <text:p>0.013144999999895</text:p>
          </table:table-cell>
          <table:table-cell office:value-type="float" office:value="2.297282" calcext:value-type="float">
            <text:p>2.297282</text:p>
          </table:table-cell>
          <table:table-cell office:value-type="float" office:value="0.359418999999889" calcext:value-type="float">
            <text:p>0.359418999999889</text:p>
          </table:table-cell>
          <table:table-cell office:value-type="float" office:value="0.0183369999999741" calcext:value-type="float">
            <text:p>0.018336999999974</text:p>
          </table:table-cell>
          <table:table-cell office:value-type="float" office:value="0.069524999999885" calcext:value-type="float">
            <text:p>0.069524999999885</text:p>
          </table:table-cell>
          <table:table-cell office:value-type="float" office:value="0" calcext:value-type="float">
            <text:p>0</text:p>
          </table:table-cell>
          <table:table-cell office:value-type="float" office:value="0.0224089999999251" calcext:value-type="float">
            <text:p>0.0224089999999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309000000181" calcext:value-type="float">
            <text:p>0.118309000000181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203670999999986" calcext:value-type="float">
            <text:p>0.203670999999986</text:p>
          </table:table-cell>
          <table:table-cell office:value-type="float" office:value="3.44755148887634" calcext:value-type="float">
            <text:p>3.44755148887634</text:p>
          </table:table-cell>
          <table:table-cell office:value-type="float" office:value="4.84911999999986" calcext:value-type="float">
            <text:p>4.84911999999986</text:p>
          </table:table-cell>
          <table:table-cell office:value-type="float" office:value="0.0129870000000665" calcext:value-type="float">
            <text:p>0.012987000000067</text:p>
          </table:table-cell>
          <table:table-cell office:value-type="float" office:value="1.054936" calcext:value-type="float">
            <text:p>1.054936</text:p>
          </table:table-cell>
          <table:table-cell office:value-type="float" office:value="0.381365999999844" calcext:value-type="float">
            <text:p>0.381365999999844</text:p>
          </table:table-cell>
          <table:table-cell office:value-type="float" office:value="0.0187499999999545" calcext:value-type="float">
            <text:p>0.018749999999955</text:p>
          </table:table-cell>
          <table:table-cell office:value-type="float" office:value="0.0690769999998793" calcext:value-type="float">
            <text:p>0.069076999999879</text:p>
          </table:table-cell>
          <table:table-cell office:value-type="float" office:value="0" calcext:value-type="float">
            <text:p>0</text:p>
          </table:table-cell>
          <table:table-cell office:value-type="float" office:value="0.0278000000000702" calcext:value-type="float">
            <text:p>0.0278000000000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326999999979" calcext:value-type="float">
            <text:p>0.115326999999979</text:p>
          </table:table-cell>
          <table:table-cell office:value-type="float" office:value="0.00168900000016947" calcext:value-type="float">
            <text:p>0.001689000000169</text:p>
          </table:table-cell>
          <table:table-cell office:value-type="float" office:value="0.273429000000078" calcext:value-type="float">
            <text:p>0.273429000000078</text:p>
          </table:table-cell>
          <table:table-cell office:value-type="float" office:value="3.25896048545837" calcext:value-type="float">
            <text:p>3.25896048545837</text:p>
          </table:table-cell>
          <table:table-cell office:value-type="float" office:value="5.07495399999993" calcext:value-type="float">
            <text:p>5.07495399999993</text:p>
          </table:table-cell>
          <table:table-cell office:value-type="float" office:value="0.00468699999987621" calcext:value-type="float">
            <text:p>0.004686999999876</text:p>
          </table:table-cell>
          <table:table-cell office:value-type="float" office:value="9.57158099999992" calcext:value-type="float">
            <text:p>9.57158099999992</text:p>
          </table:table-cell>
          <table:table-cell office:value-type="float" office:value="0.317209999999932" calcext:value-type="float">
            <text:p>0.317209999999932</text:p>
          </table:table-cell>
          <table:table-cell office:value-type="float" office:value="0.0180289999998422" calcext:value-type="float">
            <text:p>0.018028999999842</text:p>
          </table:table-cell>
          <table:table-cell office:value-type="float" office:value="0.0780080000001817" calcext:value-type="float">
            <text:p>0.078008000000182</text:p>
          </table:table-cell>
          <table:table-cell office:value-type="float" office:value="0" calcext:value-type="float">
            <text:p>0</text:p>
          </table:table-cell>
          <table:table-cell office:value-type="float" office:value="0.0106409999998505" calcext:value-type="float">
            <text:p>0.01064099999985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200000000115" calcext:value-type="float">
            <text:p>0.118200000000115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191571000000067" calcext:value-type="float">
            <text:p>0.191571000000067</text:p>
          </table:table-cell>
          <table:table-cell office:value-type="float" office:value="3.32776713371277" calcext:value-type="float">
            <text:p>3.32776713371277</text:p>
          </table:table-cell>
          <table:table-cell office:value-type="float" office:value="4.62984600000004" calcext:value-type="float">
            <text:p>4.62984600000004</text:p>
          </table:table-cell>
          <table:table-cell office:value-type="float" office:value="0.0130360000000565" calcext:value-type="float">
            <text:p>0.013036000000057</text:p>
          </table:table-cell>
          <table:table-cell office:value-type="float" office:value="2.21811300000013" calcext:value-type="float">
            <text:p>2.21811300000013</text:p>
          </table:table-cell>
          <table:table-cell office:value-type="float" office:value="0.335262999999941" calcext:value-type="float">
            <text:p>0.335262999999941</text:p>
          </table:table-cell>
          <table:table-cell office:value-type="float" office:value="0.0183730000001106" calcext:value-type="float">
            <text:p>0.018373000000111</text:p>
          </table:table-cell>
          <table:table-cell office:value-type="float" office:value="0.0704149999996844" calcext:value-type="float">
            <text:p>0.070414999999684</text:p>
          </table:table-cell>
          <table:table-cell office:value-type="float" office:value="0" calcext:value-type="float">
            <text:p>0</text:p>
          </table:table-cell>
          <table:table-cell office:value-type="float" office:value="0.0166490000001431" calcext:value-type="float">
            <text:p>0.01664900000014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372000000136" calcext:value-type="float">
            <text:p>0.118372000000136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198523999999907" calcext:value-type="float">
            <text:p>0.198523999999907</text:p>
          </table:table-cell>
          <table:table-cell office:value-type="float" office:value="3.37607383728027" calcext:value-type="float">
            <text:p>3.37607383728027</text:p>
          </table:table-cell>
          <table:table-cell office:value-type="float" office:value="4.63727199999994" calcext:value-type="float">
            <text:p>4.63727199999994</text:p>
          </table:table-cell>
          <table:table-cell office:value-type="float" office:value="0.012941999999839" calcext:value-type="float">
            <text:p>0.012941999999839</text:p>
          </table:table-cell>
          <table:table-cell office:value-type="float" office:value="2.30524300000002" calcext:value-type="float">
            <text:p>2.30524300000002</text:p>
          </table:table-cell>
          <table:table-cell office:value-type="float" office:value="0.357332000000042" calcext:value-type="float">
            <text:p>0.357332000000042</text:p>
          </table:table-cell>
          <table:table-cell office:value-type="float" office:value="0.0183289999999943" calcext:value-type="float">
            <text:p>0.018328999999994</text:p>
          </table:table-cell>
          <table:table-cell office:value-type="float" office:value="0.0696560000001227" calcext:value-type="float">
            <text:p>0.069656000000123</text:p>
          </table:table-cell>
          <table:table-cell office:value-type="float" office:value="0" calcext:value-type="float">
            <text:p>0</text:p>
          </table:table-cell>
          <table:table-cell office:value-type="float" office:value="0.0222099999998591" calcext:value-type="float">
            <text:p>0.02220999999985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443999999954" calcext:value-type="float">
            <text:p>0.11844399999995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04938999999968" calcext:value-type="float">
            <text:p>0.204938999999968</text:p>
          </table:table-cell>
          <table:table-cell office:value-type="float" office:value="3.42474293708801" calcext:value-type="float">
            <text:p>3.42474293708801</text:p>
          </table:table-cell>
          <table:table-cell office:value-type="float" office:value="4.83746500000007" calcext:value-type="float">
            <text:p>4.83746500000007</text:p>
          </table:table-cell>
          <table:table-cell office:value-type="float" office:value="0.0129930000000513" calcext:value-type="float">
            <text:p>0.012993000000051</text:p>
          </table:table-cell>
          <table:table-cell office:value-type="float" office:value="1.05675199999996" calcext:value-type="float">
            <text:p>1.05675199999996</text:p>
          </table:table-cell>
          <table:table-cell office:value-type="float" office:value="0.380265000000009" calcext:value-type="float">
            <text:p>0.380265000000009</text:p>
          </table:table-cell>
          <table:table-cell office:value-type="float" office:value="0.0189130000001114" calcext:value-type="float">
            <text:p>0.018913000000111</text:p>
          </table:table-cell>
          <table:table-cell office:value-type="float" office:value="0.0692470000001322" calcext:value-type="float">
            <text:p>0.069247000000132</text:p>
          </table:table-cell>
          <table:table-cell office:value-type="float" office:value="0" calcext:value-type="float">
            <text:p>0</text:p>
          </table:table-cell>
          <table:table-cell office:value-type="float" office:value="0.0277349999998933" calcext:value-type="float">
            <text:p>0.027734999999893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5894999999985" calcext:value-type="float">
            <text:p>0.115894999999985</text:p>
          </table:table-cell>
          <table:table-cell table:style-name="ce3" table:formula="of:=AVERAGE([.D56];[.D60];[.D64])" office:value-type="float" office:value="0.00168966666675866" calcext:value-type="float">
            <text:p>0.001689666666759</text:p>
          </table:table-cell>
          <table:table-cell table:style-name="ce3" table:formula="of:=AVERAGE([.E56];[.E60];[.E64])" office:value-type="float" office:value="0.241830000000012" calcext:value-type="float">
            <text:p>0.241830000000012</text:p>
          </table:table-cell>
          <table:table-cell table:style-name="ce3" table:formula="of:=AVERAGE([.F56];[.F60];[.F64])" office:value-type="float" office:value="3.26849540074666" calcext:value-type="float">
            <text:p>3.26849540074666</text:p>
          </table:table-cell>
          <table:table-cell table:style-name="ce3" table:formula="of:=AVERAGE([.G56];[.G60];[.G64])" office:value-type="float" office:value="5.08252399999992" calcext:value-type="float">
            <text:p>5.08252399999992</text:p>
          </table:table-cell>
          <table:table-cell table:style-name="ce3" table:formula="of:=AVERAGE([.H56];[.H60];[.H64])" office:value-type="float" office:value="0.00461166666658149" calcext:value-type="float">
            <text:p>0.004611666666581</text:p>
          </table:table-cell>
          <table:table-cell table:style-name="ce3" table:formula="of:=AVERAGE([.I56];[.I60];[.I64])" office:value-type="float" office:value="9.58842566666666" calcext:value-type="float">
            <text:p>9.58842566666666</text:p>
          </table:table-cell>
          <table:table-cell table:style-name="ce3" table:formula="of:=AVERAGE([.J56];[.J60];[.J64])" office:value-type="float" office:value="0.31577066666667" calcext:value-type="float">
            <text:p>0.31577066666667</text:p>
          </table:table-cell>
          <table:table-cell table:style-name="ce3" table:formula="of:=AVERAGE([.K56];[.K60];[.K64])" office:value-type="float" office:value="0.0178563333332325" calcext:value-type="float">
            <text:p>0.017856333333233</text:p>
          </table:table-cell>
          <table:table-cell table:style-name="ce3" table:formula="of:=AVERAGE([.L56];[.L60];[.L64])" office:value-type="float" office:value="0.0773213333334297" calcext:value-type="float">
            <text:p>0.07732133333343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104863333332711" calcext:value-type="float">
            <text:p>0.010486333333271</text:p>
          </table:table-cell>
          <table:table-cell table:style-name="ce4" table:formula="of:=SUM([.C68:.N68])" office:value-type="float" office:value="18.7249060674132" calcext:value-type="float">
            <text:p>18.72490606741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8447666666725" calcext:value-type="float">
            <text:p>0.118447666666725</text:p>
          </table:table-cell>
          <table:table-cell table:style-name="ce3" table:formula="of:=AVERAGE([.D57];[.D61];[.D65])" office:value-type="float" office:value="0.00169233333334281" calcext:value-type="float">
            <text:p>0.001692333333343</text:p>
          </table:table-cell>
          <table:table-cell table:style-name="ce3" table:formula="of:=AVERAGE([.E57];[.E61];[.E65])" office:value-type="float" office:value="0.191300999999991" calcext:value-type="float">
            <text:p>0.191300999999991</text:p>
          </table:table-cell>
          <table:table-cell table:style-name="ce3" table:formula="of:=AVERAGE([.F57];[.F61];[.F65])" office:value-type="float" office:value="3.36259762446086" calcext:value-type="float">
            <text:p>3.36259762446086</text:p>
          </table:table-cell>
          <table:table-cell table:style-name="ce3" table:formula="of:=AVERAGE([.G57];[.G61];[.G65])" office:value-type="float" office:value="4.62094366666671" calcext:value-type="float">
            <text:p>4.62094366666671</text:p>
          </table:table-cell>
          <table:table-cell table:style-name="ce3" table:formula="of:=AVERAGE([.H57];[.H61];[.H65])" office:value-type="float" office:value="0.0130690000000868" calcext:value-type="float">
            <text:p>0.013069000000087</text:p>
          </table:table-cell>
          <table:table-cell table:style-name="ce3" table:formula="of:=AVERAGE([.I57];[.I61];[.I65])" office:value-type="float" office:value="2.22930066666678" calcext:value-type="float">
            <text:p>2.22930066666678</text:p>
          </table:table-cell>
          <table:table-cell table:style-name="ce3" table:formula="of:=AVERAGE([.J57];[.J61];[.J65])" office:value-type="float" office:value="0.334399333333295" calcext:value-type="float">
            <text:p>0.334399333333295</text:p>
          </table:table-cell>
          <table:table-cell table:style-name="ce3" table:formula="of:=AVERAGE([.K57];[.K61];[.K65])" office:value-type="float" office:value="0.0183256666666694" calcext:value-type="float">
            <text:p>0.018325666666669</text:p>
          </table:table-cell>
          <table:table-cell table:style-name="ce3" table:formula="of:=AVERAGE([.L57];[.L61];[.L65])" office:value-type="float" office:value="0.0704963333331913" calcext:value-type="float">
            <text:p>0.070496333333191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67560000000624" calcext:value-type="float">
            <text:p>0.016756000000063</text:p>
          </table:table-cell>
          <table:table-cell table:style-name="ce4" table:formula="of:=SUM([.C69:.N69])" office:value-type="float" office:value="10.9773292911277" calcext:value-type="float">
            <text:p>10.977329291127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861966666667" calcext:value-type="float">
            <text:p>0.11861966666667</text:p>
          </table:table-cell>
          <table:table-cell table:style-name="ce3" table:formula="of:=AVERAGE([.D58];[.D62];[.D66])" office:value-type="float" office:value="0.00169733333329229" calcext:value-type="float">
            <text:p>0.001697333333292</text:p>
          </table:table-cell>
          <table:table-cell table:style-name="ce3" table:formula="of:=AVERAGE([.E58];[.E62];[.E66])" office:value-type="float" office:value="0.227914333333274" calcext:value-type="float">
            <text:p>0.227914333333274</text:p>
          </table:table-cell>
          <table:table-cell table:style-name="ce3" table:formula="of:=AVERAGE([.F58];[.F62];[.F66])" office:value-type="float" office:value="3.31193312009175" calcext:value-type="float">
            <text:p>3.31193312009175</text:p>
          </table:table-cell>
          <table:table-cell table:style-name="ce3" table:formula="of:=AVERAGE([.G58];[.G62];[.G66])" office:value-type="float" office:value="4.63663133333338" calcext:value-type="float">
            <text:p>4.63663133333338</text:p>
          </table:table-cell>
          <table:table-cell table:style-name="ce3" table:formula="of:=AVERAGE([.H58];[.H62];[.H66])" office:value-type="float" office:value="0.0130126666665546" calcext:value-type="float">
            <text:p>0.013012666666555</text:p>
          </table:table-cell>
          <table:table-cell table:style-name="ce3" table:formula="of:=AVERAGE([.I58];[.I62];[.I66])" office:value-type="float" office:value="2.30067599999999" calcext:value-type="float">
            <text:p>2.30067599999999</text:p>
          </table:table-cell>
          <table:table-cell table:style-name="ce3" table:formula="of:=AVERAGE([.J58];[.J62];[.J66])" office:value-type="float" office:value="0.357761666666647" calcext:value-type="float">
            <text:p>0.357761666666647</text:p>
          </table:table-cell>
          <table:table-cell table:style-name="ce3" table:formula="of:=AVERAGE([.K58];[.K62];[.K66])" office:value-type="float" office:value="0.0183336666666492" calcext:value-type="float">
            <text:p>0.018333666666649</text:p>
          </table:table-cell>
          <table:table-cell table:style-name="ce3" table:formula="of:=AVERAGE([.L58];[.L62];[.L66])" office:value-type="float" office:value="0.0694979999999911" calcext:value-type="float">
            <text:p>0.069497999999991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23266666666102" calcext:value-type="float">
            <text:p>0.02232666666661</text:p>
          </table:table-cell>
          <table:table-cell table:style-name="ce4" table:formula="of:=SUM([.C70:.N70])" office:value-type="float" office:value="11.0784044534248" calcext:value-type="float">
            <text:p>11.078404453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8552333333431" calcext:value-type="float">
            <text:p>0.118552333333431</text:p>
          </table:table-cell>
          <table:table-cell table:style-name="ce3" table:formula="of:=AVERAGE([.D59];[.D63];[.D67])" office:value-type="float" office:value="0.00168966666668287" calcext:value-type="float">
            <text:p>0.001689666666683</text:p>
          </table:table-cell>
          <table:table-cell table:style-name="ce3" table:formula="of:=AVERAGE([.E59];[.E63];[.E67])" office:value-type="float" office:value="0.204136666666652" calcext:value-type="float">
            <text:p>0.204136666666652</text:p>
          </table:table-cell>
          <table:table-cell table:style-name="ce3" table:formula="of:=AVERAGE([.F59];[.F63];[.F67])" office:value-type="float" office:value="3.4422431786855" calcext:value-type="float">
            <text:p>3.4422431786855</text:p>
          </table:table-cell>
          <table:table-cell table:style-name="ce3" table:formula="of:=AVERAGE([.G59];[.G63];[.G67])" office:value-type="float" office:value="4.84518799999993" calcext:value-type="float">
            <text:p>4.84518799999993</text:p>
          </table:table-cell>
          <table:table-cell table:style-name="ce3" table:formula="of:=AVERAGE([.H59];[.H63];[.H67])" office:value-type="float" office:value="0.0130500000000211" calcext:value-type="float">
            <text:p>0.013050000000021</text:p>
          </table:table-cell>
          <table:table-cell table:style-name="ce3" table:formula="of:=AVERAGE([.I59];[.I63];[.I67])" office:value-type="float" office:value="1.05528933333327" calcext:value-type="float">
            <text:p>1.05528933333327</text:p>
          </table:table-cell>
          <table:table-cell table:style-name="ce3" table:formula="of:=AVERAGE([.J59];[.J63];[.J67])" office:value-type="float" office:value="0.380808666666553" calcext:value-type="float">
            <text:p>0.380808666666553</text:p>
          </table:table-cell>
          <table:table-cell table:style-name="ce3" table:formula="of:=AVERAGE([.K59];[.K63];[.K67])" office:value-type="float" office:value="0.0188480000000102" calcext:value-type="float">
            <text:p>0.01884800000001</text:p>
          </table:table-cell>
          <table:table-cell table:style-name="ce3" table:formula="of:=AVERAGE([.L59];[.L63];[.L67])" office:value-type="float" office:value="0.0694233333332856" calcext:value-type="float">
            <text:p>0.069423333333286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8753333333649" calcext:value-type="float">
            <text:p>0.027875333333365</text:p>
          </table:table-cell>
          <table:table-cell table:style-name="ce4" table:formula="of:=SUM([.C71:.N71])" office:value-type="float" office:value="10.1771045120187" calcext:value-type="float">
            <text:p>10.177104512018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1514666666811" calcext:value-type="float">
            <text:p>0.471514666666811</text:p>
          </table:table-cell>
          <table:table-cell table:style-name="ce1" table:formula="of:=SUM([.D68:.D71])" office:value-type="float" office:value="0.00676900000007663" calcext:value-type="float">
            <text:p>0.006769000000077</text:p>
          </table:table-cell>
          <table:table-cell table:style-name="ce1" table:formula="of:=SUM([.E68:.E71])" office:value-type="float" office:value="0.865181999999928" calcext:value-type="float">
            <text:p>0.865181999999928</text:p>
          </table:table-cell>
          <table:table-cell table:style-name="ce1" table:formula="of:=SUM([.F68:.F71])" office:value-type="float" office:value="13.3852693239848" calcext:value-type="float">
            <text:p>13.3852693239848</text:p>
          </table:table-cell>
          <table:table-cell table:style-name="ce1" table:formula="of:=SUM([.G68:.G71])" office:value-type="float" office:value="19.1852869999999" calcext:value-type="float">
            <text:p>19.1852869999999</text:p>
          </table:table-cell>
          <table:table-cell table:style-name="ce1" table:formula="of:=SUM([.H68:.H71])" office:value-type="float" office:value="0.0437433333332441" calcext:value-type="float">
            <text:p>0.043743333333244</text:p>
          </table:table-cell>
          <table:table-cell table:style-name="ce1" table:formula="of:=SUM([.I68:.I71])" office:value-type="float" office:value="15.1736916666667" calcext:value-type="float">
            <text:p>15.1736916666667</text:p>
          </table:table-cell>
          <table:table-cell table:style-name="ce1" table:formula="of:=SUM([.J68:.J71])" office:value-type="float" office:value="1.38874033333317" calcext:value-type="float">
            <text:p>1.38874033333317</text:p>
          </table:table-cell>
          <table:table-cell table:style-name="ce1" table:formula="of:=SUM([.K68:.K71])" office:value-type="float" office:value="0.0733636666665613" calcext:value-type="float">
            <text:p>0.073363666666561</text:p>
          </table:table-cell>
          <table:table-cell table:style-name="ce1" table:formula="of:=SUM([.L68:.L71])" office:value-type="float" office:value="0.286738999999898" calcext:value-type="float">
            <text:p>0.286738999999898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74443333333087" calcext:value-type="float">
            <text:p>0.077444333333309</text:p>
          </table:table-cell>
          <table:table-cell table:style-name="ce1" table:formula="of:=SUM([.C72:.N72])" office:value-type="float" office:value="50.9577443239844" calcext:value-type="float">
            <text:p>50.957744323984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083999999986" calcext:value-type="float">
            <text:p>0.107083999999986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181460000000016" calcext:value-type="float">
            <text:p>0.181460000000016</text:p>
          </table:table-cell>
          <table:table-cell office:value-type="float" office:value="3.52131533622742" calcext:value-type="float">
            <text:p>3.52131533622742</text:p>
          </table:table-cell>
          <table:table-cell office:value-type="float" office:value="5.06101000000001" calcext:value-type="float">
            <text:p>5.06101000000001</text:p>
          </table:table-cell>
          <table:table-cell office:value-type="float" office:value="0.00457399999993413" calcext:value-type="float">
            <text:p>0.004573999999934</text:p>
          </table:table-cell>
          <table:table-cell office:value-type="float" office:value="9.51656100000002" calcext:value-type="float">
            <text:p>9.51656100000002</text:p>
          </table:table-cell>
          <table:table-cell office:value-type="float" office:value="0.311487000000057" calcext:value-type="float">
            <text:p>0.311487000000057</text:p>
          </table:table-cell>
          <table:table-cell office:value-type="float" office:value="0.017631999999935" calcext:value-type="float">
            <text:p>0.017631999999935</text:p>
          </table:table-cell>
          <table:table-cell office:value-type="float" office:value="0.0458039999999755" calcext:value-type="float">
            <text:p>0.045803999999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35000000027" calcext:value-type="float">
            <text:p>0.118235000000027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385589999999979" calcext:value-type="float">
            <text:p>0.385589999999979</text:p>
          </table:table-cell>
          <table:table-cell office:value-type="float" office:value="4.78797197341919" calcext:value-type="float">
            <text:p>4.78797197341919</text:p>
          </table:table-cell>
          <table:table-cell office:value-type="float" office:value="9.41571199999999" calcext:value-type="float">
            <text:p>9.41571199999999</text:p>
          </table:table-cell>
          <table:table-cell office:value-type="float" office:value="0.0132470000000922" calcext:value-type="float">
            <text:p>0.013247000000092</text:p>
          </table:table-cell>
          <table:table-cell office:value-type="float" office:value="4.73596399999997" calcext:value-type="float">
            <text:p>4.73596399999997</text:p>
          </table:table-cell>
          <table:table-cell office:value-type="float" office:value="0.623896999999943" calcext:value-type="float">
            <text:p>0.623896999999943</text:p>
          </table:table-cell>
          <table:table-cell office:value-type="float" office:value="0.022104000000013" calcext:value-type="float">
            <text:p>0.022104000000013</text:p>
          </table:table-cell>
          <table:table-cell office:value-type="float" office:value="0.464050999999927" calcext:value-type="float">
            <text:p>0.464050999999927</text:p>
          </table:table-cell>
          <table:table-cell office:value-type="float" office:value="0.0207910000000311" calcext:value-type="float">
            <text:p>0.020791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20000000028" calcext:value-type="float">
            <text:p>0.118820000000028</text:p>
          </table:table-cell>
          <table:table-cell office:value-type="float" office:value="0.00171000000000277" calcext:value-type="float">
            <text:p>0.001710000000003</text:p>
          </table:table-cell>
          <table:table-cell office:value-type="float" office:value="0.406067000000007" calcext:value-type="float">
            <text:p>0.406067000000007</text:p>
          </table:table-cell>
          <table:table-cell office:value-type="float" office:value="6.20759773254395" calcext:value-type="float">
            <text:p>6.20759773254395</text:p>
          </table:table-cell>
          <table:table-cell office:value-type="float" office:value="14.860159" calcext:value-type="float">
            <text:p>14.860159</text:p>
          </table:table-cell>
          <table:table-cell office:value-type="float" office:value="0.0131360000000313" calcext:value-type="float">
            <text:p>0.013136000000031</text:p>
          </table:table-cell>
          <table:table-cell office:value-type="float" office:value="4.07645300000002" calcext:value-type="float">
            <text:p>4.07645300000002</text:p>
          </table:table-cell>
          <table:table-cell office:value-type="float" office:value="1.02554399999997" calcext:value-type="float">
            <text:p>1.02554399999997</text:p>
          </table:table-cell>
          <table:table-cell office:value-type="float" office:value="0.0258240000000569" calcext:value-type="float">
            <text:p>0.025824000000057</text:p>
          </table:table-cell>
          <table:table-cell office:value-type="float" office:value="0.655296000000135" calcext:value-type="float">
            <text:p>0.655296000000135</text:p>
          </table:table-cell>
          <table:table-cell office:value-type="float" office:value="0.0245659999999361" calcext:value-type="float">
            <text:p>0.0245659999999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73999999929" calcext:value-type="float">
            <text:p>0.118273999999929</text:p>
          </table:table-cell>
          <table:table-cell office:value-type="float" office:value="0.00170100000002549" calcext:value-type="float">
            <text:p>0.001701000000025</text:p>
          </table:table-cell>
          <table:table-cell office:value-type="float" office:value="0.504399000000035" calcext:value-type="float">
            <text:p>0.504399000000035</text:p>
          </table:table-cell>
          <table:table-cell office:value-type="float" office:value="7.58239698410034" calcext:value-type="float">
            <text:p>7.58239698410034</text:p>
          </table:table-cell>
          <table:table-cell office:value-type="float" office:value="19.825876" calcext:value-type="float">
            <text:p>19.825876</text:p>
          </table:table-cell>
          <table:table-cell office:value-type="float" office:value="0.0130149999999958" calcext:value-type="float">
            <text:p>0.013014999999996</text:p>
          </table:table-cell>
          <table:table-cell office:value-type="float" office:value="2.94313899999997" calcext:value-type="float">
            <text:p>2.94313899999997</text:p>
          </table:table-cell>
          <table:table-cell office:value-type="float" office:value="1.34941300000003" calcext:value-type="float">
            <text:p>1.34941300000003</text:p>
          </table:table-cell>
          <table:table-cell office:value-type="float" office:value="0.029741999999942" calcext:value-type="float">
            <text:p>0.029741999999942</text:p>
          </table:table-cell>
          <table:table-cell office:value-type="float" office:value="0.855238999999983" calcext:value-type="float">
            <text:p>0.855238999999983</text:p>
          </table:table-cell>
          <table:table-cell office:value-type="float" office:value="0.028018999999972" calcext:value-type="float">
            <text:p>0.0280189999999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288999999962" calcext:value-type="float">
            <text:p>0.115288999999962</text:p>
          </table:table-cell>
          <table:table-cell office:value-type="float" office:value="0.00167599999997492" calcext:value-type="float">
            <text:p>0.001675999999975</text:p>
          </table:table-cell>
          <table:table-cell office:value-type="float" office:value="0.181567000000086" calcext:value-type="float">
            <text:p>0.181567000000086</text:p>
          </table:table-cell>
          <table:table-cell office:value-type="float" office:value="3.19445085525513" calcext:value-type="float">
            <text:p>3.19445085525513</text:p>
          </table:table-cell>
          <table:table-cell office:value-type="float" office:value="5.06480199999999" calcext:value-type="float">
            <text:p>5.06480199999999</text:p>
          </table:table-cell>
          <table:table-cell office:value-type="float" office:value="0.004622000000154" calcext:value-type="float">
            <text:p>0.004622000000154</text:p>
          </table:table-cell>
          <table:table-cell office:value-type="float" office:value="9.42761600000017" calcext:value-type="float">
            <text:p>9.42761600000017</text:p>
          </table:table-cell>
          <table:table-cell office:value-type="float" office:value="0.310373000000027" calcext:value-type="float">
            <text:p>0.310373000000027</text:p>
          </table:table-cell>
          <table:table-cell office:value-type="float" office:value="0.0177060000000893" calcext:value-type="float">
            <text:p>0.017706000000089</text:p>
          </table:table-cell>
          <table:table-cell office:value-type="float" office:value="0.0459399999999732" calcext:value-type="float">
            <text:p>0.045939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201999999883" calcext:value-type="float">
            <text:p>0.118201999999883</text:p>
          </table:table-cell>
          <table:table-cell office:value-type="float" office:value="0.00167199999987133" calcext:value-type="float">
            <text:p>0.001671999999871</text:p>
          </table:table-cell>
          <table:table-cell office:value-type="float" office:value="0.303903000000218" calcext:value-type="float">
            <text:p>0.303903000000218</text:p>
          </table:table-cell>
          <table:table-cell office:value-type="float" office:value="4.74139213562012" calcext:value-type="float">
            <text:p>4.74139213562012</text:p>
          </table:table-cell>
          <table:table-cell office:value-type="float" office:value="9.40176699999984" calcext:value-type="float">
            <text:p>9.40176699999984</text:p>
          </table:table-cell>
          <table:table-cell office:value-type="float" office:value="0.0133270000001176" calcext:value-type="float">
            <text:p>0.013327000000118</text:p>
          </table:table-cell>
          <table:table-cell office:value-type="float" office:value="4.72697100000005" calcext:value-type="float">
            <text:p>4.72697100000005</text:p>
          </table:table-cell>
          <table:table-cell office:value-type="float" office:value="0.724795000000086" calcext:value-type="float">
            <text:p>0.724795000000086</text:p>
          </table:table-cell>
          <table:table-cell office:value-type="float" office:value="0.0221520000000055" calcext:value-type="float">
            <text:p>0.022152000000006</text:p>
          </table:table-cell>
          <table:table-cell office:value-type="float" office:value="0.465608000000202" calcext:value-type="float">
            <text:p>0.465608000000202</text:p>
          </table:table-cell>
          <table:table-cell office:value-type="float" office:value="0.0208279999999377" calcext:value-type="float">
            <text:p>0.0208279999999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693000000121" calcext:value-type="float">
            <text:p>0.118693000000121</text:p>
          </table:table-cell>
          <table:table-cell office:value-type="float" office:value="0.00169499999992695" calcext:value-type="float">
            <text:p>0.001694999999927</text:p>
          </table:table-cell>
          <table:table-cell office:value-type="float" office:value="0.404995000000099" calcext:value-type="float">
            <text:p>0.404995000000099</text:p>
          </table:table-cell>
          <table:table-cell office:value-type="float" office:value="6.34681081771851" calcext:value-type="float">
            <text:p>6.34681081771851</text:p>
          </table:table-cell>
          <table:table-cell office:value-type="float" office:value="14.9605260000001" calcext:value-type="float">
            <text:p>14.9605260000001</text:p>
          </table:table-cell>
          <table:table-cell office:value-type="float" office:value="0.0130809999998291" calcext:value-type="float">
            <text:p>0.013080999999829</text:p>
          </table:table-cell>
          <table:table-cell office:value-type="float" office:value="4.14277100000004" calcext:value-type="float">
            <text:p>4.14277100000004</text:p>
          </table:table-cell>
          <table:table-cell office:value-type="float" office:value="0.928337000000056" calcext:value-type="float">
            <text:p>0.928337000000056</text:p>
          </table:table-cell>
          <table:table-cell office:value-type="float" office:value="0.0261629999999968" calcext:value-type="float">
            <text:p>0.026162999999997</text:p>
          </table:table-cell>
          <table:table-cell office:value-type="float" office:value="0.654925000000048" calcext:value-type="float">
            <text:p>0.654925000000048</text:p>
          </table:table-cell>
          <table:table-cell office:value-type="float" office:value="0.0246319999998832" calcext:value-type="float">
            <text:p>0.0246319999998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573999999853" calcext:value-type="float">
            <text:p>0.118573999999853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509470000000192" calcext:value-type="float">
            <text:p>0.509470000000192</text:p>
          </table:table-cell>
          <table:table-cell office:value-type="float" office:value="7.84568333625793" calcext:value-type="float">
            <text:p>7.84568333625793</text:p>
          </table:table-cell>
          <table:table-cell office:value-type="float" office:value="20.031504" calcext:value-type="float">
            <text:p>20.031504</text:p>
          </table:table-cell>
          <table:table-cell office:value-type="float" office:value="0.0130930000000262" calcext:value-type="float">
            <text:p>0.013093000000026</text:p>
          </table:table-cell>
          <table:table-cell office:value-type="float" office:value="2.98007099999995" calcext:value-type="float">
            <text:p>2.98007099999995</text:p>
          </table:table-cell>
          <table:table-cell office:value-type="float" office:value="1.24102399999992" calcext:value-type="float">
            <text:p>1.24102399999992</text:p>
          </table:table-cell>
          <table:table-cell office:value-type="float" office:value="0.0298339999999371" calcext:value-type="float">
            <text:p>0.029833999999937</text:p>
          </table:table-cell>
          <table:table-cell office:value-type="float" office:value="0.85137799999984" calcext:value-type="float">
            <text:p>0.85137799999984</text:p>
          </table:table-cell>
          <table:table-cell office:value-type="float" office:value="0.133450000000039" calcext:value-type="float">
            <text:p>0.133450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05499999996" calcext:value-type="float">
            <text:p>0.11605499999996</text:p>
          </table:table-cell>
          <table:table-cell office:value-type="float" office:value="0.00170400000001791" calcext:value-type="float">
            <text:p>0.001704000000018</text:p>
          </table:table-cell>
          <table:table-cell office:value-type="float" office:value="0.182892000000038" calcext:value-type="float">
            <text:p>0.182892000000038</text:p>
          </table:table-cell>
          <table:table-cell office:value-type="float" office:value="3.33397674560547" calcext:value-type="float">
            <text:p>3.33397674560547</text:p>
          </table:table-cell>
          <table:table-cell office:value-type="float" office:value="5.18924500000003" calcext:value-type="float">
            <text:p>5.18924500000003</text:p>
          </table:table-cell>
          <table:table-cell office:value-type="float" office:value="0.00465200000007826" calcext:value-type="float">
            <text:p>0.004652000000078</text:p>
          </table:table-cell>
          <table:table-cell office:value-type="float" office:value="9.57608899999991" calcext:value-type="float">
            <text:p>9.57608899999991</text:p>
          </table:table-cell>
          <table:table-cell office:value-type="float" office:value="0.316458000000011" calcext:value-type="float">
            <text:p>0.316458000000011</text:p>
          </table:table-cell>
          <table:table-cell office:value-type="float" office:value="0.0178430000000844" calcext:value-type="float">
            <text:p>0.017843000000084</text:p>
          </table:table-cell>
          <table:table-cell office:value-type="float" office:value="0.0467730000000302" calcext:value-type="float">
            <text:p>0.046773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286000000126" calcext:value-type="float">
            <text:p>0.118286000000126</text:p>
          </table:table-cell>
          <table:table-cell office:value-type="float" office:value="0.00168700000017452" calcext:value-type="float">
            <text:p>0.001687000000175</text:p>
          </table:table-cell>
          <table:table-cell office:value-type="float" office:value="0.304738000000043" calcext:value-type="float">
            <text:p>0.304738000000043</text:p>
          </table:table-cell>
          <table:table-cell office:value-type="float" office:value="4.85604524612427" calcext:value-type="float">
            <text:p>4.85604524612427</text:p>
          </table:table-cell>
          <table:table-cell office:value-type="float" office:value="9.39625999999998" calcext:value-type="float">
            <text:p>9.39625999999998</text:p>
          </table:table-cell>
          <table:table-cell office:value-type="float" office:value="0.0130429999999251" calcext:value-type="float">
            <text:p>0.013042999999925</text:p>
          </table:table-cell>
          <table:table-cell office:value-type="float" office:value="4.74813999999992" calcext:value-type="float">
            <text:p>4.74813999999992</text:p>
          </table:table-cell>
          <table:table-cell office:value-type="float" office:value="0.62815599999999" calcext:value-type="float">
            <text:p>0.62815599999999</text:p>
          </table:table-cell>
          <table:table-cell office:value-type="float" office:value="0.0223109999999451" calcext:value-type="float">
            <text:p>0.022310999999945</text:p>
          </table:table-cell>
          <table:table-cell office:value-type="float" office:value="0.464541000000054" calcext:value-type="float">
            <text:p>0.464541000000054</text:p>
          </table:table-cell>
          <table:table-cell office:value-type="float" office:value="0.0208689999999478" calcext:value-type="float">
            <text:p>0.0208689999999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535000000065" calcext:value-type="float">
            <text:p>0.118535000000065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406478000000107" calcext:value-type="float">
            <text:p>0.406478000000107</text:p>
          </table:table-cell>
          <table:table-cell office:value-type="float" office:value="6.41130638122559" calcext:value-type="float">
            <text:p>6.41130638122559</text:p>
          </table:table-cell>
          <table:table-cell office:value-type="float" office:value="14.858919" calcext:value-type="float">
            <text:p>14.858919</text:p>
          </table:table-cell>
          <table:table-cell office:value-type="float" office:value="0.0130679999999757" calcext:value-type="float">
            <text:p>0.013067999999976</text:p>
          </table:table-cell>
          <table:table-cell office:value-type="float" office:value="4.07617200000004" calcext:value-type="float">
            <text:p>4.07617200000004</text:p>
          </table:table-cell>
          <table:table-cell office:value-type="float" office:value="1.03415599999994" calcext:value-type="float">
            <text:p>1.03415599999994</text:p>
          </table:table-cell>
          <table:table-cell office:value-type="float" office:value="0.0260619999999108" calcext:value-type="float">
            <text:p>0.026061999999911</text:p>
          </table:table-cell>
          <table:table-cell office:value-type="float" office:value="0.654974000000038" calcext:value-type="float">
            <text:p>0.654974000000038</text:p>
          </table:table-cell>
          <table:table-cell office:value-type="float" office:value="0.0245609999999488" calcext:value-type="float">
            <text:p>0.0245609999999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86999999884" calcext:value-type="float">
            <text:p>0.118786999999884</text:p>
          </table:table-cell>
          <table:table-cell office:value-type="float" office:value="0.00171300000010888" calcext:value-type="float">
            <text:p>0.001713000000109</text:p>
          </table:table-cell>
          <table:table-cell office:value-type="float" office:value="0.50705599999992" calcext:value-type="float">
            <text:p>0.50705599999992</text:p>
          </table:table-cell>
          <table:table-cell office:value-type="float" office:value="7.67276453971863" calcext:value-type="float">
            <text:p>7.67276453971863</text:p>
          </table:table-cell>
          <table:table-cell office:value-type="float" office:value="19.8325219999999" calcext:value-type="float">
            <text:p>19.8325219999999</text:p>
          </table:table-cell>
          <table:table-cell office:value-type="float" office:value="0.0130149999999958" calcext:value-type="float">
            <text:p>0.013014999999996</text:p>
          </table:table-cell>
          <table:table-cell office:value-type="float" office:value="3.24820599999998" calcext:value-type="float">
            <text:p>3.24820599999998</text:p>
          </table:table-cell>
          <table:table-cell office:value-type="float" office:value="1.35619900000006" calcext:value-type="float">
            <text:p>1.35619900000006</text:p>
          </table:table-cell>
          <table:table-cell office:value-type="float" office:value="0.0302140000001145" calcext:value-type="float">
            <text:p>0.030214000000115</text:p>
          </table:table-cell>
          <table:table-cell office:value-type="float" office:value="0.858079000000089" calcext:value-type="float">
            <text:p>0.858079000000089</text:p>
          </table:table-cell>
          <table:table-cell office:value-type="float" office:value="0.0284650000000966" calcext:value-type="float">
            <text:p>0.0284650000000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2809333333303" calcext:value-type="float">
            <text:p>0.112809333333303</text:p>
          </table:table-cell>
          <table:table-cell table:style-name="ce3" table:formula="of:=AVERAGE([.D74];[.D78];[.D82])" office:value-type="float" office:value="0.00169600000000021" calcext:value-type="float">
            <text:p>0.001696</text:p>
          </table:table-cell>
          <table:table-cell table:style-name="ce3" table:formula="of:=AVERAGE([.E74];[.E78];[.E82])" office:value-type="float" office:value="0.181973000000047" calcext:value-type="float">
            <text:p>0.181973000000047</text:p>
          </table:table-cell>
          <table:table-cell table:style-name="ce3" table:formula="of:=AVERAGE([.F74];[.F78];[.F82])" office:value-type="float" office:value="3.34991431236267" calcext:value-type="float">
            <text:p>3.34991431236267</text:p>
          </table:table-cell>
          <table:table-cell table:style-name="ce3" table:formula="of:=AVERAGE([.G74];[.G78];[.G82])" office:value-type="float" office:value="5.10501900000001" calcext:value-type="float">
            <text:p>5.10501900000001</text:p>
          </table:table-cell>
          <table:table-cell table:style-name="ce3" table:formula="of:=AVERAGE([.H74];[.H78];[.H82])" office:value-type="float" office:value="0.00461600000005546" calcext:value-type="float">
            <text:p>0.004616000000055</text:p>
          </table:table-cell>
          <table:table-cell table:style-name="ce3" table:formula="of:=AVERAGE([.I74];[.I78];[.I82])" office:value-type="float" office:value="9.50675533333337" calcext:value-type="float">
            <text:p>9.50675533333337</text:p>
          </table:table-cell>
          <table:table-cell table:style-name="ce3" table:formula="of:=AVERAGE([.J74];[.J78];[.J82])" office:value-type="float" office:value="0.312772666666698" calcext:value-type="float">
            <text:p>0.312772666666698</text:p>
          </table:table-cell>
          <table:table-cell table:style-name="ce3" table:formula="of:=AVERAGE([.K74];[.K78];[.K82])" office:value-type="float" office:value="0.0177270000000362" calcext:value-type="float">
            <text:p>0.017727000000036</text:p>
          </table:table-cell>
          <table:table-cell table:style-name="ce3" table:formula="of:=AVERAGE([.L74];[.L78];[.L82])" office:value-type="float" office:value="0.0461723333333263" calcext:value-type="float">
            <text:p>0.04617233333332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8.6394549790295" calcext:value-type="float">
            <text:p>18.63945497902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8241000000012" calcext:value-type="float">
            <text:p>0.118241000000012</text:p>
          </table:table-cell>
          <table:table-cell table:style-name="ce3" table:formula="of:=AVERAGE([.D75];[.D79];[.D83])" office:value-type="float" office:value="0.0016886666666854" calcext:value-type="float">
            <text:p>0.001688666666685</text:p>
          </table:table-cell>
          <table:table-cell table:style-name="ce3" table:formula="of:=AVERAGE([.E75];[.E79];[.E83])" office:value-type="float" office:value="0.331410333333413" calcext:value-type="float">
            <text:p>0.331410333333413</text:p>
          </table:table-cell>
          <table:table-cell table:style-name="ce3" table:formula="of:=AVERAGE([.F75];[.F79];[.F83])" office:value-type="float" office:value="4.79513645172119" calcext:value-type="float">
            <text:p>4.79513645172119</text:p>
          </table:table-cell>
          <table:table-cell table:style-name="ce3" table:formula="of:=AVERAGE([.G75];[.G79];[.G83])" office:value-type="float" office:value="9.4045796666666" calcext:value-type="float">
            <text:p>9.4045796666666</text:p>
          </table:table-cell>
          <table:table-cell table:style-name="ce3" table:formula="of:=AVERAGE([.H75];[.H79];[.H83])" office:value-type="float" office:value="0.0132056666667116" calcext:value-type="float">
            <text:p>0.013205666666712</text:p>
          </table:table-cell>
          <table:table-cell table:style-name="ce3" table:formula="of:=AVERAGE([.I75];[.I79];[.I83])" office:value-type="float" office:value="4.73702499999998" calcext:value-type="float">
            <text:p>4.73702499999998</text:p>
          </table:table-cell>
          <table:table-cell table:style-name="ce3" table:formula="of:=AVERAGE([.J75];[.J79];[.J83])" office:value-type="float" office:value="0.65894933333334" calcext:value-type="float">
            <text:p>0.65894933333334</text:p>
          </table:table-cell>
          <table:table-cell table:style-name="ce3" table:formula="of:=AVERAGE([.K75];[.K79];[.K83])" office:value-type="float" office:value="0.0221889999999879" calcext:value-type="float">
            <text:p>0.022188999999988</text:p>
          </table:table-cell>
          <table:table-cell table:style-name="ce3" table:formula="of:=AVERAGE([.L75];[.L79];[.L83])" office:value-type="float" office:value="0.464733333333394" calcext:value-type="float">
            <text:p>0.464733333333394</text:p>
          </table:table-cell>
          <table:table-cell table:style-name="ce3" table:formula="of:=AVERAGE([.M75];[.M79];[.M83])" office:value-type="float" office:value="0.0208293333333055" calcext:value-type="float">
            <text:p>0.020829333333306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20.5679877850546" calcext:value-type="float">
            <text:p>20.567987785054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8682666666738" calcext:value-type="float">
            <text:p>0.118682666666738</text:p>
          </table:table-cell>
          <table:table-cell table:style-name="ce3" table:formula="of:=AVERAGE([.D76];[.D80];[.D84])" office:value-type="float" office:value="0.00170133333328219" calcext:value-type="float">
            <text:p>0.001701333333282</text:p>
          </table:table-cell>
          <table:table-cell table:style-name="ce3" table:formula="of:=AVERAGE([.E76];[.E80];[.E84])" office:value-type="float" office:value="0.405846666666738" calcext:value-type="float">
            <text:p>0.405846666666738</text:p>
          </table:table-cell>
          <table:table-cell table:style-name="ce3" table:formula="of:=AVERAGE([.F76];[.F80];[.F84])" office:value-type="float" office:value="6.32190497716268" calcext:value-type="float">
            <text:p>6.32190497716268</text:p>
          </table:table-cell>
          <table:table-cell table:style-name="ce3" table:formula="of:=AVERAGE([.G76];[.G80];[.G84])" office:value-type="float" office:value="14.8932013333334" calcext:value-type="float">
            <text:p>14.8932013333334</text:p>
          </table:table-cell>
          <table:table-cell table:style-name="ce3" table:formula="of:=AVERAGE([.H76];[.H80];[.H84])" office:value-type="float" office:value="0.0130949999999454" calcext:value-type="float">
            <text:p>0.013094999999945</text:p>
          </table:table-cell>
          <table:table-cell table:style-name="ce3" table:formula="of:=AVERAGE([.I76];[.I80];[.I84])" office:value-type="float" office:value="4.09846533333337" calcext:value-type="float">
            <text:p>4.09846533333337</text:p>
          </table:table-cell>
          <table:table-cell table:style-name="ce3" table:formula="of:=AVERAGE([.J76];[.J80];[.J84])" office:value-type="float" office:value="0.996012333333322" calcext:value-type="float">
            <text:p>0.996012333333322</text:p>
          </table:table-cell>
          <table:table-cell table:style-name="ce3" table:formula="of:=AVERAGE([.K76];[.K80];[.K84])" office:value-type="float" office:value="0.0260163333333215" calcext:value-type="float">
            <text:p>0.026016333333322</text:p>
          </table:table-cell>
          <table:table-cell table:style-name="ce3" table:formula="of:=AVERAGE([.L76];[.L80];[.L84])" office:value-type="float" office:value="0.655065000000074" calcext:value-type="float">
            <text:p>0.655065000000074</text:p>
          </table:table-cell>
          <table:table-cell table:style-name="ce3" table:formula="of:=AVERAGE([.M76];[.M80];[.M84])" office:value-type="float" office:value="0.024586333333256" calcext:value-type="float">
            <text:p>0.024586333333256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7.5545773104961" calcext:value-type="float">
            <text:p>27.55457731049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8544999999889" calcext:value-type="float">
            <text:p>0.118544999999889</text:p>
          </table:table-cell>
          <table:table-cell table:style-name="ce3" table:formula="of:=AVERAGE([.D77];[.D81];[.D85])" office:value-type="float" office:value="0.00169799999999517" calcext:value-type="float">
            <text:p>0.001697999999995</text:p>
          </table:table-cell>
          <table:table-cell table:style-name="ce3" table:formula="of:=AVERAGE([.E77];[.E81];[.E85])" office:value-type="float" office:value="0.506975000000049" calcext:value-type="float">
            <text:p>0.506975000000049</text:p>
          </table:table-cell>
          <table:table-cell table:style-name="ce3" table:formula="of:=AVERAGE([.F77];[.F81];[.F85])" office:value-type="float" office:value="7.70028162002563" calcext:value-type="float">
            <text:p>7.70028162002563</text:p>
          </table:table-cell>
          <table:table-cell table:style-name="ce3" table:formula="of:=AVERAGE([.G77];[.G81];[.G85])" office:value-type="float" office:value="19.896634" calcext:value-type="float">
            <text:p>19.896634</text:p>
          </table:table-cell>
          <table:table-cell table:style-name="ce3" table:formula="of:=AVERAGE([.H77];[.H81];[.H85])" office:value-type="float" office:value="0.0130410000000059" calcext:value-type="float">
            <text:p>0.013041000000006</text:p>
          </table:table-cell>
          <table:table-cell table:style-name="ce3" table:formula="of:=AVERAGE([.I77];[.I81];[.I85])" office:value-type="float" office:value="3.05713866666663" calcext:value-type="float">
            <text:p>3.05713866666663</text:p>
          </table:table-cell>
          <table:table-cell table:style-name="ce3" table:formula="of:=AVERAGE([.J77];[.J81];[.J85])" office:value-type="float" office:value="1.31554533333334" calcext:value-type="float">
            <text:p>1.31554533333334</text:p>
          </table:table-cell>
          <table:table-cell table:style-name="ce3" table:formula="of:=AVERAGE([.K77];[.K81];[.K85])" office:value-type="float" office:value="0.0299299999999979" calcext:value-type="float">
            <text:p>0.029929999999998</text:p>
          </table:table-cell>
          <table:table-cell table:style-name="ce3" table:formula="of:=AVERAGE([.L77];[.L81];[.L85])" office:value-type="float" office:value="0.854898666666637" calcext:value-type="float">
            <text:p>0.854898666666637</text:p>
          </table:table-cell>
          <table:table-cell table:style-name="ce3" table:formula="of:=AVERAGE([.M77];[.M81];[.M85])" office:value-type="float" office:value="0.0633113333333692" calcext:value-type="float">
            <text:p>0.063311333333369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3.5579986200255" calcext:value-type="float">
            <text:p>33.557998620025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8277999999941" calcext:value-type="float">
            <text:p>0.468277999999941</text:p>
          </table:table-cell>
          <table:table-cell table:style-name="ce1" table:formula="of:=SUM([.D86:.D89])" office:value-type="float" office:value="0.00678399999996297" calcext:value-type="float">
            <text:p>0.006783999999963</text:p>
          </table:table-cell>
          <table:table-cell table:style-name="ce1" table:formula="of:=SUM([.E86:.E89])" office:value-type="float" office:value="1.42620500000025" calcext:value-type="float">
            <text:p>1.42620500000025</text:p>
          </table:table-cell>
          <table:table-cell table:style-name="ce1" table:formula="of:=SUM([.F86:.F89])" office:value-type="float" office:value="22.1672373612722" calcext:value-type="float">
            <text:p>22.1672373612722</text:p>
          </table:table-cell>
          <table:table-cell table:style-name="ce1" table:formula="of:=SUM([.G86:.G89])" office:value-type="float" office:value="49.2994339999999" calcext:value-type="float">
            <text:p>49.2994339999999</text:p>
          </table:table-cell>
          <table:table-cell table:style-name="ce1" table:formula="of:=SUM([.H86:.H89])" office:value-type="float" office:value="0.0439576666667184" calcext:value-type="float">
            <text:p>0.043957666666718</text:p>
          </table:table-cell>
          <table:table-cell table:style-name="ce1" table:formula="of:=SUM([.I86:.I89])" office:value-type="float" office:value="21.3993843333333" calcext:value-type="float">
            <text:p>21.3993843333333</text:p>
          </table:table-cell>
          <table:table-cell table:style-name="ce1" table:formula="of:=SUM([.J86:.J89])" office:value-type="float" office:value="3.2832796666667" calcext:value-type="float">
            <text:p>3.2832796666667</text:p>
          </table:table-cell>
          <table:table-cell table:style-name="ce1" table:formula="of:=SUM([.K86:.K89])" office:value-type="float" office:value="0.0958623333333435" calcext:value-type="float">
            <text:p>0.095862333333344</text:p>
          </table:table-cell>
          <table:table-cell table:style-name="ce1" table:formula="of:=SUM([.L86:.L89])" office:value-type="float" office:value="2.02086933333343" calcext:value-type="float">
            <text:p>2.02086933333343</text:p>
          </table:table-cell>
          <table:table-cell table:style-name="ce1" table:formula="of:=SUM([.M86:.M89])" office:value-type="float" office:value="0.108726999999931" calcext:value-type="float">
            <text:p>0.108726999999931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00.320018694606" calcext:value-type="float">
            <text:p>100.320018694606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_attr</text:p>
          </table:table-cell>
          <table:table-cell table:formula="of:=[.C18]" office:value-type="float" office:value="0.567980000000005" calcext:value-type="float">
            <text:p>0.567980000000005</text:p>
          </table:table-cell>
          <table:table-cell table:formula="of:=[.D18]" office:value-type="float" office:value="0.00678566666666421" calcext:value-type="float">
            <text:p>0.006785666666664</text:p>
          </table:table-cell>
          <table:table-cell table:formula="of:=[.E18]" office:value-type="float" office:value="0.746303999999998" calcext:value-type="float">
            <text:p>0.746303999999998</text:p>
          </table:table-cell>
          <table:table-cell table:formula="of:=[.F18]" office:value-type="float" office:value="12.5605449676514" calcext:value-type="float">
            <text:p>12.5605449676514</text:p>
          </table:table-cell>
          <table:table-cell table:formula="of:=[.G18]" office:value-type="float" office:value="18.6793413333333" calcext:value-type="float">
            <text:p>18.6793413333333</text:p>
          </table:table-cell>
          <table:table-cell table:formula="of:=[.H18]" office:value-type="float" office:value="0.0181033333333491" calcext:value-type="float">
            <text:p>0.018103333333349</text:p>
          </table:table-cell>
          <table:table-cell table:formula="of:=[.I18]" office:value-type="float" office:value="34.4977973333333" calcext:value-type="float">
            <text:p>34.4977973333333</text:p>
          </table:table-cell>
          <table:table-cell table:formula="of:=[.J18]" office:value-type="float" office:value="1.17496700000002" calcext:value-type="float">
            <text:p>1.17496700000002</text:p>
          </table:table-cell>
          <table:table-cell table:formula="of:=[.K18]" office:value-type="float" office:value="0.0701939999999984" calcext:value-type="float">
            <text:p>0.070193999999998</text:p>
          </table:table-cell>
          <table:table-cell table:formula="of:=[.L18]" office:value-type="float" office:value="0.170189000000002" calcext:value-type="float">
            <text:p>0.170189000000002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_attr</text:p>
          </table:table-cell>
          <table:table-cell table:formula="of:=[.C36]" office:value-type="float" office:value="0.468174666666651" calcext:value-type="float">
            <text:p>0.468174666666651</text:p>
          </table:table-cell>
          <table:table-cell table:formula="of:=[.D36]" office:value-type="float" office:value="0.00677100000001474" calcext:value-type="float">
            <text:p>0.006771000000015</text:p>
          </table:table-cell>
          <table:table-cell table:formula="of:=[.E36]" office:value-type="float" office:value="1.38526233333339" calcext:value-type="float">
            <text:p>1.38526233333339</text:p>
          </table:table-cell>
          <table:table-cell table:formula="of:=[.F36]" office:value-type="float" office:value="21.9434093634287" calcext:value-type="float">
            <text:p>21.9434093634287</text:p>
          </table:table-cell>
          <table:table-cell table:formula="of:=[.G36]" office:value-type="float" office:value="49.0371476666668" calcext:value-type="float">
            <text:p>49.0371476666668</text:p>
          </table:table-cell>
          <table:table-cell table:formula="of:=[.H36]" office:value-type="float" office:value="0.0183413333333249" calcext:value-type="float">
            <text:p>0.018341333333325</text:p>
          </table:table-cell>
          <table:table-cell table:formula="of:=[.I36]" office:value-type="float" office:value="67.6297419999999" calcext:value-type="float">
            <text:p>67.6297419999999</text:p>
          </table:table-cell>
          <table:table-cell table:formula="of:=[.J36]" office:value-type="float" office:value="3.34227800000006" calcext:value-type="float">
            <text:p>3.34227800000006</text:p>
          </table:table-cell>
          <table:table-cell table:formula="of:=[.K36]" office:value-type="float" office:value="0.0951509999999776" calcext:value-type="float">
            <text:p>0.095150999999978</text:p>
          </table:table-cell>
          <table:table-cell table:formula="of:=[.L36]" office:value-type="float" office:value="2.01337833333338" calcext:value-type="float">
            <text:p>2.01337833333338</text:p>
          </table:table-cell>
          <table:table-cell table:formula="of:=[.M36]" office:value-type="float" office:value="0.0733410000000087" calcext:value-type="float">
            <text:p>0.073341000000009</text:p>
          </table:table-cell>
          <table:table-cell table:formula="of:=[.N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_attr</text:p>
          </table:table-cell>
          <table:table-cell table:formula="of:=[.C54]" office:value-type="float" office:value="0.468501333333241" calcext:value-type="float">
            <text:p>0.468501333333241</text:p>
          </table:table-cell>
          <table:table-cell table:formula="of:=[.D54]" office:value-type="float" office:value="0.00677633333335355" calcext:value-type="float">
            <text:p>0.006776333333354</text:p>
          </table:table-cell>
          <table:table-cell table:formula="of:=[.E54]" office:value-type="float" office:value="0.804195333333307" calcext:value-type="float">
            <text:p>0.804195333333307</text:p>
          </table:table-cell>
          <table:table-cell table:formula="of:=[.F54]" office:value-type="float" office:value="13.0448296070099" calcext:value-type="float">
            <text:p>13.0448296070099</text:p>
          </table:table-cell>
          <table:table-cell table:formula="of:=[.G54]" office:value-type="float" office:value="19.115376" calcext:value-type="float">
            <text:p>19.115376</text:p>
          </table:table-cell>
          <table:table-cell table:formula="of:=[.H54]" office:value-type="float" office:value="0.0182476666667147" calcext:value-type="float">
            <text:p>0.018247666666715</text:p>
          </table:table-cell>
          <table:table-cell table:formula="of:=[.I54]" office:value-type="float" office:value="28.1307646666667" calcext:value-type="float">
            <text:p>28.1307646666667</text:p>
          </table:table-cell>
          <table:table-cell table:formula="of:=[.J54]" office:value-type="float" office:value="1.37917066666663" calcext:value-type="float">
            <text:p>1.37917066666663</text:p>
          </table:table-cell>
          <table:table-cell table:formula="of:=[.K54]" office:value-type="float" office:value="0.0727316666666411" calcext:value-type="float">
            <text:p>0.072731666666641</text:p>
          </table:table-cell>
          <table:table-cell table:formula="of:=[.L54]" office:value-type="float" office:value="0.285298333333306" calcext:value-type="float">
            <text:p>0.285298333333306</text:p>
          </table:table-cell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0.0763363333333018" calcext:value-type="float">
            <text:p>0.0763363333333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_attr</text:p>
          </table:table-cell>
          <table:table-cell table:formula="of:=[.C72]" office:value-type="float" office:value="0.471514666666811" calcext:value-type="float">
            <text:p>0.471514666666811</text:p>
          </table:table-cell>
          <table:table-cell table:formula="of:=[.D72]" office:value-type="float" office:value="0.00676900000007663" calcext:value-type="float">
            <text:p>0.006769000000077</text:p>
          </table:table-cell>
          <table:table-cell table:formula="of:=[.E72]" office:value-type="float" office:value="0.865181999999928" calcext:value-type="float">
            <text:p>0.865181999999928</text:p>
          </table:table-cell>
          <table:table-cell table:formula="of:=[.F72]" office:value-type="float" office:value="13.3852693239848" calcext:value-type="float">
            <text:p>13.3852693239848</text:p>
          </table:table-cell>
          <table:table-cell table:formula="of:=[.G72]" office:value-type="float" office:value="19.1852869999999" calcext:value-type="float">
            <text:p>19.1852869999999</text:p>
          </table:table-cell>
          <table:table-cell table:formula="of:=[.H72]" office:value-type="float" office:value="0.0437433333332441" calcext:value-type="float">
            <text:p>0.043743333333244</text:p>
          </table:table-cell>
          <table:table-cell table:formula="of:=[.I72]" office:value-type="float" office:value="15.1736916666667" calcext:value-type="float">
            <text:p>15.1736916666667</text:p>
          </table:table-cell>
          <table:table-cell table:formula="of:=[.J72]" office:value-type="float" office:value="1.38874033333317" calcext:value-type="float">
            <text:p>1.38874033333317</text:p>
          </table:table-cell>
          <table:table-cell table:formula="of:=[.K72]" office:value-type="float" office:value="0.0733636666665613" calcext:value-type="float">
            <text:p>0.073363666666561</text:p>
          </table:table-cell>
          <table:table-cell table:formula="of:=[.L72]" office:value-type="float" office:value="0.286738999999898" calcext:value-type="float">
            <text:p>0.286738999999898</text:p>
          </table:table-cell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0.0774443333333087" calcext:value-type="float">
            <text:p>0.07744433333330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+_attr</text:p>
          </table:table-cell>
          <table:table-cell table:formula="of:=[.C90]" office:value-type="float" office:value="0.468277999999941" calcext:value-type="float">
            <text:p>0.468277999999941</text:p>
          </table:table-cell>
          <table:table-cell table:formula="of:=[.D90]" office:value-type="float" office:value="0.00678399999996297" calcext:value-type="float">
            <text:p>0.006783999999963</text:p>
          </table:table-cell>
          <table:table-cell table:formula="of:=[.E90]" office:value-type="float" office:value="1.42620500000025" calcext:value-type="float">
            <text:p>1.42620500000025</text:p>
          </table:table-cell>
          <table:table-cell table:formula="of:=[.F90]" office:value-type="float" office:value="22.1672373612722" calcext:value-type="float">
            <text:p>22.1672373612722</text:p>
          </table:table-cell>
          <table:table-cell table:formula="of:=[.G90]" office:value-type="float" office:value="49.2994339999999" calcext:value-type="float">
            <text:p>49.2994339999999</text:p>
          </table:table-cell>
          <table:table-cell table:formula="of:=[.H90]" office:value-type="float" office:value="0.0439576666667184" calcext:value-type="float">
            <text:p>0.043957666666718</text:p>
          </table:table-cell>
          <table:table-cell table:formula="of:=[.I90]" office:value-type="float" office:value="21.3993843333333" calcext:value-type="float">
            <text:p>21.3993843333333</text:p>
          </table:table-cell>
          <table:table-cell table:formula="of:=[.J90]" office:value-type="float" office:value="3.2832796666667" calcext:value-type="float">
            <text:p>3.2832796666667</text:p>
          </table:table-cell>
          <table:table-cell table:formula="of:=[.K90]" office:value-type="float" office:value="0.0958623333333435" calcext:value-type="float">
            <text:p>0.095862333333344</text:p>
          </table:table-cell>
          <table:table-cell table:formula="of:=[.L90]" office:value-type="float" office:value="2.02086933333343" calcext:value-type="float">
            <text:p>2.02086933333343</text:p>
          </table:table-cell>
          <table:table-cell table:formula="of:=[.M90]" office:value-type="float" office:value="0.108726999999931" calcext:value-type="float">
            <text:p>0.108726999999931</text:p>
          </table:table-cell>
          <table:table-cell table:formula="of:=[.N90]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attr_based - f_s - quality" table:style-name="ta1">
        <table:shapes>
          <draw:frame draw:z-index="0" draw:style-name="gr1" draw:text-style-name="P1" svg:width="159.99mm" svg:height="89.99mm" svg:x="194.78mm" svg:y="121.93mm">
            <draw:object draw:notify-on-update-of-ranges="'attr_based - f_s - quality'.B28:'attr_based - f_s - quality'.F28 'attr_based - f_s - quality'.A29:'attr_based - f_s - quality'.A29 'attr_based - f_s - quality'.B29:'attr_based - f_s - quality'.F29 'attr_based - f_s - quality'.A30:'attr_based - f_s - quality'.A30 'attr_based - f_s - quality'.B30:'attr_based - f_s - quality'.F30 'attr_based - f_s - quality'.A31:'attr_based - f_s - quality'.A31 'attr_based - f_s - quality'.B31:'attr_based - f_s - quality'.F31 'attr_based - f_s - quality'.A32:'attr_based - f_s - quality'.A32 'attr_based - f_s - quality'.B32:'attr_based - f_s - quality'.F32 'attr_based - f_s - quality'.A33:'attr_based - f_s - quality'.A33 'attr_based - f_s - quality'.B33:'attr_based - f_s - quality'.F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0.01mm" svg:y="221.28mm">
            <draw:object draw:notify-on-update-of-ranges="'attr_based - f_s - quality'.A37:'attr_based - f_s - quality'.A40 'attr_based - f_s - quality'.B36:'attr_based - f_s - quality'.B36 'attr_based - f_s - quality'.B37:'attr_based - f_s - quality'.B40 'attr_based - f_s - quality'.C36:'attr_based - f_s - quality'.C36 'attr_based - f_s - quality'.C37:'attr_based - f_s - quality'.C40 'attr_based - f_s - quality'.D36:'attr_based - f_s - quality'.D36 'attr_based - f_s - quality'.D37:'attr_based - f_s - quality'.D40 'attr_based - f_s - quality'.E36:'attr_based - f_s - quality'.E36 'attr_based - f_s - quality'.E37:'attr_based - f_s - quality'.E40 'attr_based - f_s - quality'.F36:'attr_based - f_s - quality'.F36 'attr_based - f_s - quality'.F37:'attr_based - f_s - quality'.F4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195.05mm" svg:y="221.28mm">
            <draw:object draw:notify-on-update-of-ranges="'attr_based - f_s - quality'.A44:'attr_based - f_s - quality'.A47 'attr_based - f_s - quality'.B43:'attr_based - f_s - quality'.B43 'attr_based - f_s - quality'.B44:'attr_based - f_s - quality'.B47 'attr_based - f_s - quality'.C43:'attr_based - f_s - quality'.C43 'attr_based - f_s - quality'.C44:'attr_based - f_s - quality'.C47 'attr_based - f_s - quality'.D43:'attr_based - f_s - quality'.D43 'attr_based - f_s - quality'.D44:'attr_based - f_s - quality'.D47 'attr_based - f_s - quality'.E43:'attr_based - f_s - quality'.E43 'attr_based - f_s - quality'.E44:'attr_based - f_s - quality'.E47 'attr_based - f_s - quality'.F43:'attr_based - f_s - quality'.F43 'attr_based - f_s - quality'.F44:'attr_based - f_s - quality'.F4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847" calcext:value-type="float">
            <text:p>8847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0.647619047619048" calcext:value-type="float">
            <text:p>0.6476190476190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8827" calcext:value-type="float">
            <text:p>8827</text:p>
          </table:table-cell>
          <table:table-cell office:value-type="float" office:value="0.693877551020408" calcext:value-type="float">
            <text:p>0.693877551020408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0.612612612612613" calcext:value-type="float">
            <text:p>0.612612612612613</text:p>
          </table:table-cell>
          <table:table-cell office:value-type="float" office:value="0.641509433962264" calcext:value-type="float">
            <text:p>0.64150943396226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8858" calcext:value-type="float">
            <text:p>8858</text:p>
          </table:table-cell>
          <table:table-cell office:value-type="float" office:value="0.659090909090909" calcext:value-type="float">
            <text:p>0.659090909090909</text:p>
          </table:table-cell>
          <table:table-cell office:value-type="float" office:value="0.527272727272727" calcext:value-type="float">
            <text:p>0.527272727272727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0.585858585858586" calcext:value-type="float">
            <text:p>0.58585858585858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8823" calcext:value-type="float">
            <text:p>8823</text:p>
          </table:table-cell>
          <table:table-cell office:value-type="float" office:value="0.530612244897959" calcext:value-type="float">
            <text:p>0.53061224489795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426229508196721" calcext:value-type="float">
            <text:p>0.42622950819672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9102" calcext:value-type="float">
            <text:p>9102</text:p>
          </table:table-cell>
          <table:table-cell office:value-type="float" office:value="0.8" calcext:value-type="float">
            <text:p>0.8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97014925373134" calcext:value-type="float">
            <text:p>0.597014925373134</text:p>
          </table:table-cell>
          <table:table-cell office:value-type="float" office:value="0.701754385964912" calcext:value-type="float">
            <text:p>0.70175438596491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5" calcext:value-type="float">
            <text:p>745</text:p>
          </table:table-cell>
          <table:table-cell office:value-type="float" office:value="9858" calcext:value-type="float">
            <text:p>9858</text:p>
          </table:table-cell>
          <table:table-cell office:value-type="float" office:value="0.735849056603773" calcext:value-type="float">
            <text:p>0.735849056603773</text:p>
          </table:table-cell>
          <table:table-cell office:value-type="float" office:value="0.367924528301887" calcext:value-type="float">
            <text:p>0.367924528301887</text:p>
          </table:table-cell>
          <table:table-cell office:value-type="float" office:value="0.52" calcext:value-type="float">
            <text:p>0.52</text:p>
          </table:table-cell>
          <table:table-cell office:value-type="float" office:value="0.490566037735849" calcext:value-type="float">
            <text:p>0.490566037735849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3" calcext:value-type="float">
            <text:p>1183</text:p>
          </table:table-cell>
          <table:table-cell office:value-type="float" office:value="11123" calcext:value-type="float">
            <text:p>11123</text:p>
          </table:table-cell>
          <table:table-cell office:value-type="float" office:value="0.7" calcext:value-type="float">
            <text:p>0.7</text:p>
          </table:table-cell>
          <table:table-cell office:value-type="float" office:value="0.286885245901639" calcext:value-type="float">
            <text:p>0.286885245901639</text:p>
          </table:table-cell>
          <table:table-cell office:value-type="float" office:value="0.432098765432099" calcext:value-type="float">
            <text:p>0.432098765432099</text:p>
          </table:table-cell>
          <table:table-cell office:value-type="float" office:value="0.406976744186047" calcext:value-type="float">
            <text:p>0.406976744186047</text:p>
          </table:table-cell>
          <table:table-cell office:value-type="float" office:value="0.534351145038168" calcext:value-type="float">
            <text:p>0.534351145038168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8" calcext:value-type="float">
            <text:p>1628</text:p>
          </table:table-cell>
          <table:table-cell office:value-type="float" office:value="12729" calcext:value-type="float">
            <text:p>1272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388349514563107" calcext:value-type="float">
            <text:p>0.388349514563107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49079754601227" calcext:value-type="float">
            <text:p>0.49079754601227</text:p>
          </table:table-cell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8834" calcext:value-type="float">
            <text:p>8834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77966101694915" calcext:value-type="float">
            <text:p>0.67796610169491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3394495412844" calcext:value-type="float">
            <text:p>0.733944954128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8732" calcext:value-type="float">
            <text:p>8732</text:p>
          </table:table-cell>
          <table:table-cell office:value-type="float" office:value="0.716981132075472" calcext:value-type="float">
            <text:p>0.716981132075472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660869565217391" calcext:value-type="float">
            <text:p>0.660869565217391</text:p>
          </table:table-cell>
          <table:table-cell office:value-type="float" office:value="0.672566371681416" calcext:value-type="float">
            <text:p>0.67256637168141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8748" calcext:value-type="float">
            <text:p>8748</text:p>
          </table:table-cell>
          <table:table-cell office:value-type="float" office:value="0.708333333333333" calcext:value-type="float">
            <text:p>0.708333333333333</text:p>
          </table:table-cell>
          <table:table-cell table:number-columns-repeated="2" office:value-type="float" office:value="0.618181818181818" calcext:value-type="float">
            <text:p>0.618181818181818</text:p>
          </table:table-cell>
          <table:table-cell table:number-columns-repeated="2" office:value-type="float" office:value="0.660194174757281" calcext:value-type="float">
            <text:p>0.66019417475728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8757" calcext:value-type="float">
            <text:p>8757</text:p>
          </table:table-cell>
          <table:table-cell office:value-type="float" office:value="0.689655172413793" calcext:value-type="float">
            <text:p>0.689655172413793</text:p>
          </table:table-cell>
          <table:table-cell table:number-columns-repeated="2" office:value-type="float" office:value="0.588235294117647" calcext:value-type="float">
            <text:p>0.588235294117647</text:p>
          </table:table-cell>
          <table:table-cell table:number-columns-repeated="2" office:value-type="float" office:value="0.634920634920635" calcext:value-type="float">
            <text:p>0.63492063492063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991" calcext:value-type="float">
            <text:p>2991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77966101694915" calcext:value-type="float">
            <text:p>0.67796610169491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3394495412844" calcext:value-type="float">
            <text:p>0.733944954128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971" calcext:value-type="float">
            <text:p>971</text:p>
          </table:table-cell>
          <table:table-cell office:value-type="float" office:value="0.735849056603773" calcext:value-type="float">
            <text:p>0.735849056603773</text:p>
          </table:table-cell>
          <table:table-cell office:value-type="float" office:value="0.629032258064516" calcext:value-type="float">
            <text:p>0.629032258064516</text:p>
          </table:table-cell>
          <table:table-cell office:value-type="float" office:value="0.65" calcext:value-type="float">
            <text:p>0.65</text:p>
          </table:table-cell>
          <table:table-cell office:value-type="float" office:value="0.678260869565217" calcext:value-type="float">
            <text:p>0.678260869565217</text:p>
          </table:table-cell>
          <table:table-cell office:value-type="float" office:value="0.690265486725664" calcext:value-type="float">
            <text:p>0.6902654867256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924" calcext:value-type="float">
            <text:p>1924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0.636363636363636" calcext:value-type="float">
            <text:p>0.636363636363636</text:p>
          </table:table-cell>
          <table:table-cell table:number-columns-repeated="2" office:value-type="float" office:value="0.673076923076923" calcext:value-type="float">
            <text:p>0.67307692307692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1960" calcext:value-type="float">
            <text:p>1960</text:p>
          </table:table-cell>
          <table:table-cell office:value-type="float" office:value="0.694915254237288" calcext:value-type="float">
            <text:p>0.694915254237288</text:p>
          </table:table-cell>
          <table:table-cell table:number-columns-repeated="2" office:value-type="float" office:value="0.602941176470588" calcext:value-type="float">
            <text:p>0.602941176470588</text:p>
          </table:table-cell>
          <table:table-cell table:number-columns-repeated="2" office:value-type="float" office:value="0.645669291338583" calcext:value-type="float">
            <text:p>0.64566929133858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_attr</text:p>
          </table:table-cell>
          <table:table-cell table:formula="of:=[.J2]-[.K2]+[.N2]" office:value-type="float" office:value="24" calcext:value-type="float">
            <text:p>24</text:p>
          </table:table-cell>
          <table:table-cell table:formula="of:=[.J3]-[.K3]+[.N3]+[.B29]" office:value-type="float" office:value="50" calcext:value-type="float">
            <text:p>50</text:p>
          </table:table-cell>
          <table:table-cell table:formula="of:=[.J4]-[.K4]+[.N4]+[.C29]" office:value-type="float" office:value="78" calcext:value-type="float">
            <text:p>78</text:p>
          </table:table-cell>
          <table:table-cell table:formula="of:=[.J5]-[.K5]+[.N5]+[.D29]" office:value-type="float" office:value="104" calcext:value-type="float">
            <text:p>104</text:p>
          </table:table-cell>
          <table:table-cell table:formula="of:=[.J6]-[.K6]+[.N6]+[.E29]"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attr</text:p>
          </table:table-cell>
          <table:table-cell table:formula="of:=[.J8]-[.K8]+[.N8]" office:value-type="float" office:value="24" calcext:value-type="float">
            <text:p>24</text:p>
          </table:table-cell>
          <table:table-cell table:formula="of:=[.J9]-[.K9]+[.N9]" office:value-type="float" office:value="44" calcext:value-type="float">
            <text:p>44</text:p>
          </table:table-cell>
          <table:table-cell table:formula="of:=[.J10]-[.K10]+[.N10]" office:value-type="float" office:value="67" calcext:value-type="float">
            <text:p>67</text:p>
          </table:table-cell>
          <table:table-cell table:formula="of:=[.J11]-[.K11]+[.N11]" office:value-type="float" office:value="88" calcext:value-type="float">
            <text:p>88</text:p>
          </table:table-cell>
          <table:table-cell table:formula="of:=[.J12]-[.K12]+[.N12]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attr</text:p>
          </table:table-cell>
          <table:table-cell table:formula="of:=[.J14]-[.K14]+[.N14]" office:value-type="float" office:value="24" calcext:value-type="float">
            <text:p>24</text:p>
          </table:table-cell>
          <table:table-cell table:formula="of:=[.J15]-[.K15]+[.N15]+[.B31]" office:value-type="float" office:value="44" calcext:value-type="float">
            <text:p>44</text:p>
          </table:table-cell>
          <table:table-cell table:formula="of:=[.J16]-[.K16]+[.N16]+[.C31]" office:value-type="float" office:value="68" calcext:value-type="float">
            <text:p>68</text:p>
          </table:table-cell>
          <table:table-cell table:formula="of:=[.J17]-[.K17]+[.N17]+[.D31]" office:value-type="float" office:value="89" calcext:value-type="float">
            <text:p>89</text:p>
          </table:table-cell>
          <table:table-cell table:formula="of:=[.J18]-[.K18]+[.N18]+[.E31]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_attr</text:p>
          </table:table-cell>
          <table:table-cell table:formula="of:=[.J20]-[.K20]+[.N20]" office:value-type="float" office:value="24" calcext:value-type="float">
            <text:p>24</text:p>
          </table:table-cell>
          <table:table-cell table:formula="of:=[.J21]-[.K21]+[.N21]+[.B32]" office:value-type="float" office:value="44" calcext:value-type="float">
            <text:p>44</text:p>
          </table:table-cell>
          <table:table-cell table:formula="of:=[.J22]-[.K22]+[.N22]+[.C32]" office:value-type="float" office:value="67" calcext:value-type="float">
            <text:p>67</text:p>
          </table:table-cell>
          <table:table-cell table:formula="of:=[.J23]-[.K23]+[.N23]+[.D32]" office:value-type="float" office:value="87" calcext:value-type="float">
            <text:p>87</text:p>
          </table:table-cell>
          <table:table-cell table:formula="of:=[.J24]-[.K24]+[.N24]+[.E32]"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48" calcext:value-type="float">
            <text:p>48</text:p>
          </table:table-cell>
          <table:table-cell table:formula="of:=[.J3]+[.B33]" office:value-type="float" office:value="108" calcext:value-type="float">
            <text:p>108</text:p>
          </table:table-cell>
          <table:table-cell table:formula="of:=[.J4]+[.C33]" office:value-type="float" office:value="170" calcext:value-type="float">
            <text:p>170</text:p>
          </table:table-cell>
          <table:table-cell table:formula="of:=[.J5]+[.D33]" office:value-type="float" office:value="225" calcext:value-type="float">
            <text:p>225</text:p>
          </table:table-cell>
          <table:table-cell table:formula="of:=[.J6]+[.E33]" office:value-type="float" office:value="293" calcext:value-type="float">
            <text:p>293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_attr</text:p>
          </table:table-cell>
          <table:table-cell table:formula="of:=[.B2]" office:value-type="float" office:value="101" calcext:value-type="float">
            <text:p>101</text:p>
          </table:table-cell>
          <table:table-cell table:formula="of:=[.B3]" office:value-type="float" office:value="197" calcext:value-type="float">
            <text:p>197</text:p>
          </table:table-cell>
          <table:table-cell table:formula="of:=[.B4]" office:value-type="float" office:value="262" calcext:value-type="float">
            <text:p>262</text:p>
          </table:table-cell>
          <table:table-cell table:formula="of:=[.B5]" office:value-type="float" office:value="316" calcext:value-type="float">
            <text:p>316</text:p>
          </table:table-cell>
          <table:table-cell table:formula="of:=[.B6]"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attr</text:p>
          </table:table-cell>
          <table:table-cell office:value-type="float" office:value="101" calcext:value-type="float">
            <text:p>101</text:p>
          </table:table-cell>
          <table:table-cell office:value-type="float" office:value="332" calcext:value-type="float">
            <text:p>332</text:p>
          </table:table-cell>
          <table:table-cell office:value-type="float" office:value="745" calcext:value-type="float">
            <text:p>745</text:p>
          </table:table-cell>
          <table:table-cell office:value-type="float" office:value="1183" calcext:value-type="float">
            <text:p>1183</text:p>
          </table:table-cell>
          <table:table-cell office:value-type="float" office:value="1628" calcext:value-type="float">
            <text:p>1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attr</text:p>
          </table:table-cell>
          <table:table-cell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_attr</text:p>
          </table:table-cell>
          <table:table-cell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_attr</text:p>
          </table:table-cell>
          <table:table-cell office:value-type="float" office:value="7907" calcext:value-type="float">
            <text:p>7907</text:p>
          </table:table-cell>
          <table:table-cell office:value-type="float" office:value="8847" calcext:value-type="float">
            <text:p>8847</text:p>
          </table:table-cell>
          <table:table-cell office:value-type="float" office:value="8827" calcext:value-type="float">
            <text:p>8827</text:p>
          </table:table-cell>
          <table:table-cell office:value-type="float" office:value="8858" calcext:value-type="float">
            <text:p>8858</text:p>
          </table:table-cell>
          <table:table-cell office:value-type="float" office:value="8823" calcext:value-type="float">
            <text:p>8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attr</text:p>
          </table:table-cell>
          <table:table-cell office:value-type="float" office:value="7907" calcext:value-type="float">
            <text:p>7907</text:p>
          </table:table-cell>
          <table:table-cell office:value-type="float" office:value="9102" calcext:value-type="float">
            <text:p>9102</text:p>
          </table:table-cell>
          <table:table-cell office:value-type="float" office:value="9858" calcext:value-type="float">
            <text:p>9858</text:p>
          </table:table-cell>
          <table:table-cell office:value-type="float" office:value="11123" calcext:value-type="float">
            <text:p>11123</text:p>
          </table:table-cell>
          <table:table-cell office:value-type="float" office:value="12729" calcext:value-type="float">
            <text:p>12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attr</text:p>
          </table:table-cell>
          <table:table-cell office:value-type="float" office:value="7907" calcext:value-type="float">
            <text:p>7907</text:p>
          </table:table-cell>
          <table:table-cell office:value-type="float" office:value="8834" calcext:value-type="float">
            <text:p>8834</text:p>
          </table:table-cell>
          <table:table-cell office:value-type="float" office:value="8732" calcext:value-type="float">
            <text:p>8732</text:p>
          </table:table-cell>
          <table:table-cell office:value-type="float" office:value="8748" calcext:value-type="float">
            <text:p>8748</text:p>
          </table:table-cell>
          <table:table-cell office:value-type="float" office:value="8757" calcext:value-type="float">
            <text:p>8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_attr</text:p>
          </table:table-cell>
          <table:table-cell office:value-type="float" office:value="7907" calcext:value-type="float">
            <text:p>7907</text:p>
          </table:table-cell>
          <table:table-cell office:value-type="float" office:value="2991" calcext:value-type="float">
            <text:p>2991</text:p>
          </table:table-cell>
          <table:table-cell office:value-type="float" office:value="971" calcext:value-type="float">
            <text:p>971</text:p>
          </table:table-cell>
          <table:table-cell office:value-type="float" office:value="1924" calcext:value-type="float">
            <text:p>1924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 table:number-rows-repeated="104852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ttr_based - f_s - time" table:style-name="ta1">
        <table:shapes>
          <draw:frame draw:z-index="0" draw:style-name="gr1" draw:text-style-name="P1" svg:width="159.99mm" svg:height="89.99mm" svg:x="16.17mm" svg:y="442.54mm">
            <draw:object draw:notify-on-update-of-ranges="'attr_based - f_s - time'.B93:'attr_based - f_s - time'.B96 'attr_based - f_s - time'.C92:'attr_based - f_s - time'.C92 'attr_based - f_s - time'.C93:'attr_based - f_s - time'.C96 'attr_based - f_s - time'.D92:'attr_based - f_s - time'.D92 'attr_based - f_s - time'.D93:'attr_based - f_s - time'.D96 'attr_based - f_s - time'.E92:'attr_based - f_s - time'.E92 'attr_based - f_s - time'.E93:'attr_based - f_s - time'.E96 'attr_based - f_s - time'.F92:'attr_based - f_s - time'.F92 'attr_based - f_s - time'.F93:'attr_based - f_s - time'.F96 'attr_based - f_s - time'.G92:'attr_based - f_s - time'.G92 'attr_based - f_s - time'.G93:'attr_based - f_s - time'.G96 'attr_based - f_s - time'.H92:'attr_based - f_s - time'.H92 'attr_based - f_s - time'.H93:'attr_based - f_s - time'.H96 'attr_based - f_s - time'.I92:'attr_based - f_s - time'.I92 'attr_based - f_s - time'.I93:'attr_based - f_s - time'.I96 'attr_based - f_s - time'.J92:'attr_based - f_s - time'.J92 'attr_based - f_s - time'.J93:'attr_based - f_s - time'.J96 'attr_based - f_s - time'.K92:'attr_based - f_s - time'.K92 'attr_based - f_s - time'.K93:'attr_based - f_s - time'.K96 'attr_based - f_s - time'.L92:'attr_based - f_s - time'.L92 'attr_based - f_s - time'.L93:'attr_based - f_s - time'.L96 'attr_based - f_s - time'.M92:'attr_based - f_s - time'.M92 'attr_based - f_s - time'.M93:'attr_based - f_s - time'.M96 'attr_based - f_s - time'.N92:'attr_based - f_s - time'.N92 'attr_based - f_s - time'.N93:'attr_based - f_s - time'.N9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80811" calcext:value-type="float">
            <text:p>0.180811</text:p>
          </table:table-cell>
          <table:table-cell office:value-type="float" office:value="0.000677000000000039" calcext:value-type="float">
            <text:p>0.00067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.6871087551117" calcext:value-type="float">
            <text:p>32.6871087551117</text:p>
          </table:table-cell>
          <table:table-cell office:value-type="float" office:value="340.889566" calcext:value-type="float">
            <text:p>340.889566</text:p>
          </table:table-cell>
          <table:table-cell office:value-type="float" office:value="0.00244600000002038" calcext:value-type="float">
            <text:p>0.00244600000002</text:p>
          </table:table-cell>
          <table:table-cell office:value-type="float" office:value="24.627381" calcext:value-type="float">
            <text:p>24.627381</text:p>
          </table:table-cell>
          <table:table-cell office:value-type="float" office:value="5.89063399999998" calcext:value-type="float">
            <text:p>5.89063399999998</text:p>
          </table:table-cell>
          <table:table-cell office:value-type="float" office:value="0.0135409999999752" calcext:value-type="float">
            <text:p>0.013540999999975</text:p>
          </table:table-cell>
          <table:table-cell office:value-type="float" office:value="0.0954090000000178" calcext:value-type="float">
            <text:p>0.09540900000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2912999999985" calcext:value-type="float">
            <text:p>0.182912999999985</text:p>
          </table:table-cell>
          <table:table-cell office:value-type="float" office:value="0.000674999999944248" calcext:value-type="float">
            <text:p>0.000674999999944</text:p>
          </table:table-cell>
          <table:table-cell office:value-type="float" office:value="0.0697749999999928" calcext:value-type="float">
            <text:p>0.069774999999993</text:p>
          </table:table-cell>
          <table:table-cell office:value-type="float" office:value="33.4626309871674" calcext:value-type="float">
            <text:p>33.4626309871674</text:p>
          </table:table-cell>
          <table:table-cell office:value-type="float" office:value="351.74132" calcext:value-type="float">
            <text:p>351.74132</text:p>
          </table:table-cell>
          <table:table-cell office:value-type="float" office:value="0.00248199999998633" calcext:value-type="float">
            <text:p>0.002481999999986</text:p>
          </table:table-cell>
          <table:table-cell office:value-type="float" office:value="27.783242" calcext:value-type="float">
            <text:p>27.783242</text:p>
          </table:table-cell>
          <table:table-cell office:value-type="float" office:value="6.07879400000002" calcext:value-type="float">
            <text:p>6.07879400000002</text:p>
          </table:table-cell>
          <table:table-cell office:value-type="float" office:value="0.0139859999999317" calcext:value-type="float">
            <text:p>0.013985999999932</text:p>
          </table:table-cell>
          <table:table-cell office:value-type="float" office:value="0.0987430000000131" calcext:value-type="float">
            <text:p>0.0987430000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1433000000084" calcext:value-type="float">
            <text:p>0.181433000000084</text:p>
          </table:table-cell>
          <table:table-cell office:value-type="float" office:value="0.000661000000036438" calcext:value-type="float">
            <text:p>0.000661000000036</text:p>
          </table:table-cell>
          <table:table-cell office:value-type="float" office:value="0.0739960000000792" calcext:value-type="float">
            <text:p>0.073996000000079</text:p>
          </table:table-cell>
          <table:table-cell office:value-type="float" office:value="33.672483921051" calcext:value-type="float">
            <text:p>33.672483921051</text:p>
          </table:table-cell>
          <table:table-cell office:value-type="float" office:value="345.800957" calcext:value-type="float">
            <text:p>345.800957</text:p>
          </table:table-cell>
          <table:table-cell office:value-type="float" office:value="0.00249599999983729" calcext:value-type="float">
            <text:p>0.002495999999837</text:p>
          </table:table-cell>
          <table:table-cell office:value-type="float" office:value="28.264862" calcext:value-type="float">
            <text:p>28.264862</text:p>
          </table:table-cell>
          <table:table-cell office:value-type="float" office:value="6.09209899999996" calcext:value-type="float">
            <text:p>6.09209899999996</text:p>
          </table:table-cell>
          <table:table-cell office:value-type="float" office:value="0.0142330000001039" calcext:value-type="float">
            <text:p>0.014233000000104</text:p>
          </table:table-cell>
          <table:table-cell office:value-type="float" office:value="0.0982699999999568" calcext:value-type="float">
            <text:p>0.098269999999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456000000002" calcext:value-type="float">
            <text:p>0.182456000000002</text:p>
          </table:table-cell>
          <table:table-cell office:value-type="float" office:value="0.000655999999935375" calcext:value-type="float">
            <text:p>0.000655999999935</text:p>
          </table:table-cell>
          <table:table-cell office:value-type="float" office:value="0.0775619999999435" calcext:value-type="float">
            <text:p>0.077561999999944</text:p>
          </table:table-cell>
          <table:table-cell office:value-type="float" office:value="35.5780265331268" calcext:value-type="float">
            <text:p>35.5780265331268</text:p>
          </table:table-cell>
          <table:table-cell office:value-type="float" office:value="368.679035" calcext:value-type="float">
            <text:p>368.679035</text:p>
          </table:table-cell>
          <table:table-cell office:value-type="float" office:value="0.00253099999986262" calcext:value-type="float">
            <text:p>0.002530999999863</text:p>
          </table:table-cell>
          <table:table-cell office:value-type="float" office:value="27.772739" calcext:value-type="float">
            <text:p>27.772739</text:p>
          </table:table-cell>
          <table:table-cell office:value-type="float" office:value="6.41442000000006" calcext:value-type="float">
            <text:p>6.41442000000006</text:p>
          </table:table-cell>
          <table:table-cell office:value-type="float" office:value="0.0143290000000889" calcext:value-type="float">
            <text:p>0.014329000000089</text:p>
          </table:table-cell>
          <table:table-cell office:value-type="float" office:value="0.0991249999999582" calcext:value-type="float">
            <text:p>0.099124999999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1713000000173" calcext:value-type="float">
            <text:p>0.181713000000173</text:p>
          </table:table-cell>
          <table:table-cell office:value-type="float" office:value="0.00066000000015265" calcext:value-type="float">
            <text:p>0.000660000000153</text:p>
          </table:table-cell>
          <table:table-cell office:value-type="float" office:value="0.0723740000000817" calcext:value-type="float">
            <text:p>0.072374000000082</text:p>
          </table:table-cell>
          <table:table-cell office:value-type="float" office:value="34.3187348842621" calcext:value-type="float">
            <text:p>34.3187348842621</text:p>
          </table:table-cell>
          <table:table-cell office:value-type="float" office:value="347.57288" calcext:value-type="float">
            <text:p>347.57288</text:p>
          </table:table-cell>
          <table:table-cell office:value-type="float" office:value="0.00254399999994348" calcext:value-type="float">
            <text:p>0.002543999999943</text:p>
          </table:table-cell>
          <table:table-cell office:value-type="float" office:value="33.539632" calcext:value-type="float">
            <text:p>33.539632</text:p>
          </table:table-cell>
          <table:table-cell office:value-type="float" office:value="6.11382000000003" calcext:value-type="float">
            <text:p>6.11382000000003</text:p>
          </table:table-cell>
          <table:table-cell office:value-type="float" office:value="0.0141819999998916" calcext:value-type="float">
            <text:p>0.014181999999892</text:p>
          </table:table-cell>
          <table:table-cell office:value-type="float" office:value="0.0956289999999171" calcext:value-type="float">
            <text:p>0.095628999999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7832000000308" calcext:value-type="float">
            <text:p>0.177832000000308</text:p>
          </table:table-cell>
          <table:table-cell office:value-type="float" office:value="0.000658999999814114" calcext:value-type="float">
            <text:p>0.000658999999814</text:p>
          </table:table-cell>
          <table:table-cell office:value-type="float" office:value="0.0618639999997868" calcext:value-type="float">
            <text:p>0.061863999999787</text:p>
          </table:table-cell>
          <table:table-cell office:value-type="float" office:value="32.6304793357849" calcext:value-type="float">
            <text:p>32.6304793357849</text:p>
          </table:table-cell>
          <table:table-cell office:value-type="float" office:value="342.17105" calcext:value-type="float">
            <text:p>342.17105</text:p>
          </table:table-cell>
          <table:table-cell office:value-type="float" office:value="0.00221399999963978" calcext:value-type="float">
            <text:p>0.00221399999964</text:p>
          </table:table-cell>
          <table:table-cell office:value-type="float" office:value="24.980646" calcext:value-type="float">
            <text:p>24.980646</text:p>
          </table:table-cell>
          <table:table-cell office:value-type="float" office:value="5.84394500000008" calcext:value-type="float">
            <text:p>5.84394500000008</text:p>
          </table:table-cell>
          <table:table-cell office:value-type="float" office:value="0.0135129999998753" calcext:value-type="float">
            <text:p>0.013512999999875</text:p>
          </table:table-cell>
          <table:table-cell office:value-type="float" office:value="0.0979019999999764" calcext:value-type="float">
            <text:p>0.097901999999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81276999999682" calcext:value-type="float">
            <text:p>0.181276999999682</text:p>
          </table:table-cell>
          <table:table-cell office:value-type="float" office:value="0.000671999999667605" calcext:value-type="float">
            <text:p>0.000671999999668</text:p>
          </table:table-cell>
          <table:table-cell office:value-type="float" office:value="0.0694220000000314" calcext:value-type="float">
            <text:p>0.069422000000031</text:p>
          </table:table-cell>
          <table:table-cell office:value-type="float" office:value="33.5549483299255" calcext:value-type="float">
            <text:p>33.5549483299255</text:p>
          </table:table-cell>
          <table:table-cell office:value-type="float" office:value="351.203371" calcext:value-type="float">
            <text:p>351.203371</text:p>
          </table:table-cell>
          <table:table-cell office:value-type="float" office:value="0.0025340000001961" calcext:value-type="float">
            <text:p>0.002534000000196</text:p>
          </table:table-cell>
          <table:table-cell office:value-type="float" office:value="27.8426210000002" calcext:value-type="float">
            <text:p>27.8426210000002</text:p>
          </table:table-cell>
          <table:table-cell office:value-type="float" office:value="6.00932000000012" calcext:value-type="float">
            <text:p>6.00932000000012</text:p>
          </table:table-cell>
          <table:table-cell office:value-type="float" office:value="0.0140580000002046" calcext:value-type="float">
            <text:p>0.014058000000205</text:p>
          </table:table-cell>
          <table:table-cell office:value-type="float" office:value="0.0949399999999514" calcext:value-type="float">
            <text:p>0.09493999999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82151000000431" calcext:value-type="float">
            <text:p>0.182151000000431</text:p>
          </table:table-cell>
          <table:table-cell office:value-type="float" office:value="0.000657000000046537" calcext:value-type="float">
            <text:p>0.000657000000047</text:p>
          </table:table-cell>
          <table:table-cell office:value-type="float" office:value="0.0742529999997714" calcext:value-type="float">
            <text:p>0.074252999999772</text:p>
          </table:table-cell>
          <table:table-cell office:value-type="float" office:value="33.6929516792297" calcext:value-type="float">
            <text:p>33.6929516792297</text:p>
          </table:table-cell>
          <table:table-cell office:value-type="float" office:value="343.892706" calcext:value-type="float">
            <text:p>343.892706</text:p>
          </table:table-cell>
          <table:table-cell office:value-type="float" office:value="0.00252899999986767" calcext:value-type="float">
            <text:p>0.002528999999868</text:p>
          </table:table-cell>
          <table:table-cell office:value-type="float" office:value="28.5065099999997" calcext:value-type="float">
            <text:p>28.5065099999997</text:p>
          </table:table-cell>
          <table:table-cell office:value-type="float" office:value="6.03754500000014" calcext:value-type="float">
            <text:p>6.03754500000014</text:p>
          </table:table-cell>
          <table:table-cell office:value-type="float" office:value="0.0142100000002756" calcext:value-type="float">
            <text:p>0.014210000000276</text:p>
          </table:table-cell>
          <table:table-cell office:value-type="float" office:value="0.0956380000002355" calcext:value-type="float">
            <text:p>0.095638000000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3076999999685" calcext:value-type="float">
            <text:p>0.183076999999685</text:p>
          </table:table-cell>
          <table:table-cell office:value-type="float" office:value="0.00066000000015265" calcext:value-type="float">
            <text:p>0.000660000000153</text:p>
          </table:table-cell>
          <table:table-cell office:value-type="float" office:value="0.077766999999767" calcext:value-type="float">
            <text:p>0.077766999999767</text:p>
          </table:table-cell>
          <table:table-cell office:value-type="float" office:value="35.5619356632233" calcext:value-type="float">
            <text:p>35.5619356632233</text:p>
          </table:table-cell>
          <table:table-cell office:value-type="float" office:value="367.488851" calcext:value-type="float">
            <text:p>367.488851</text:p>
          </table:table-cell>
          <table:table-cell office:value-type="float" office:value="0.00257799999963027" calcext:value-type="float">
            <text:p>0.00257799999963</text:p>
          </table:table-cell>
          <table:table-cell office:value-type="float" office:value="27.5254409999998" calcext:value-type="float">
            <text:p>27.5254409999998</text:p>
          </table:table-cell>
          <table:table-cell office:value-type="float" office:value="6.61554899999919" calcext:value-type="float">
            <text:p>6.61554899999919</text:p>
          </table:table-cell>
          <table:table-cell office:value-type="float" office:value="0.0145979999997508" calcext:value-type="float">
            <text:p>0.014597999999751</text:p>
          </table:table-cell>
          <table:table-cell office:value-type="float" office:value="0.0983599999999569" calcext:value-type="float">
            <text:p>0.098359999999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82872999999745" calcext:value-type="float">
            <text:p>0.182872999999745</text:p>
          </table:table-cell>
          <table:table-cell office:value-type="float" office:value="0.000670000000354776" calcext:value-type="float">
            <text:p>0.000670000000355</text:p>
          </table:table-cell>
          <table:table-cell office:value-type="float" office:value="0.0724840000002587" calcext:value-type="float">
            <text:p>0.072484000000259</text:p>
          </table:table-cell>
          <table:table-cell office:value-type="float" office:value="33.8997800350189" calcext:value-type="float">
            <text:p>33.8997800350189</text:p>
          </table:table-cell>
          <table:table-cell office:value-type="float" office:value="347.992708" calcext:value-type="float">
            <text:p>347.992708</text:p>
          </table:table-cell>
          <table:table-cell office:value-type="float" office:value="0.00252699999964534" calcext:value-type="float">
            <text:p>0.002526999999645</text:p>
          </table:table-cell>
          <table:table-cell office:value-type="float" office:value="33.3653009999998" calcext:value-type="float">
            <text:p>33.3653009999998</text:p>
          </table:table-cell>
          <table:table-cell office:value-type="float" office:value="6.06388400000014" calcext:value-type="float">
            <text:p>6.06388400000014</text:p>
          </table:table-cell>
          <table:table-cell office:value-type="float" office:value="0.0141849999999977" calcext:value-type="float">
            <text:p>0.014184999999998</text:p>
          </table:table-cell>
          <table:table-cell office:value-type="float" office:value="0.0956989999995131" calcext:value-type="float">
            <text:p>0.095698999999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1741999999758" calcext:value-type="float">
            <text:p>0.181741999999758</text:p>
          </table:table-cell>
          <table:table-cell office:value-type="float" office:value="0.000662999999804015" calcext:value-type="float">
            <text:p>0.000662999999804</text:p>
          </table:table-cell>
          <table:table-cell office:value-type="float" office:value="0.0630840000003445" calcext:value-type="float">
            <text:p>0.063084000000345</text:p>
          </table:table-cell>
          <table:table-cell office:value-type="float" office:value="34.4060845375061" calcext:value-type="float">
            <text:p>34.4060845375061</text:p>
          </table:table-cell>
          <table:table-cell office:value-type="float" office:value="341.898991" calcext:value-type="float">
            <text:p>341.898991</text:p>
          </table:table-cell>
          <table:table-cell office:value-type="float" office:value="0.00230300000021089" calcext:value-type="float">
            <text:p>0.002303000000211</text:p>
          </table:table-cell>
          <table:table-cell office:value-type="float" office:value="24.7499800000005" calcext:value-type="float">
            <text:p>24.7499800000005</text:p>
          </table:table-cell>
          <table:table-cell office:value-type="float" office:value="5.94662400000016" calcext:value-type="float">
            <text:p>5.94662400000016</text:p>
          </table:table-cell>
          <table:table-cell office:value-type="float" office:value="0.0136809999994512" calcext:value-type="float">
            <text:p>0.013680999999451</text:p>
          </table:table-cell>
          <table:table-cell office:value-type="float" office:value="0.0986350000002858" calcext:value-type="float">
            <text:p>0.098635000000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3073999999578" calcext:value-type="float">
            <text:p>0.183073999999578</text:p>
          </table:table-cell>
          <table:table-cell office:value-type="float" office:value="0.000660000000607397" calcext:value-type="float">
            <text:p>0.000660000000607</text:p>
          </table:table-cell>
          <table:table-cell office:value-type="float" office:value="0.0696899999993548" calcext:value-type="float">
            <text:p>0.069689999999355</text:p>
          </table:table-cell>
          <table:table-cell office:value-type="float" office:value="33.9795043468475" calcext:value-type="float">
            <text:p>33.9795043468475</text:p>
          </table:table-cell>
          <table:table-cell office:value-type="float" office:value="353.284268" calcext:value-type="float">
            <text:p>353.284268</text:p>
          </table:table-cell>
          <table:table-cell office:value-type="float" office:value="0.00255899999956455" calcext:value-type="float">
            <text:p>0.002558999999565</text:p>
          </table:table-cell>
          <table:table-cell office:value-type="float" office:value="28.0767580000002" calcext:value-type="float">
            <text:p>28.0767580000002</text:p>
          </table:table-cell>
          <table:table-cell office:value-type="float" office:value="6.12203499999941" calcext:value-type="float">
            <text:p>6.12203499999941</text:p>
          </table:table-cell>
          <table:table-cell office:value-type="float" office:value="0.0140949999995428" calcext:value-type="float">
            <text:p>0.014094999999543</text:p>
          </table:table-cell>
          <table:table-cell office:value-type="float" office:value="0.0952729999999065" calcext:value-type="float">
            <text:p>0.095272999999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84303999999429" calcext:value-type="float">
            <text:p>0.184303999999429</text:p>
          </table:table-cell>
          <table:table-cell office:value-type="float" office:value="0.000670000000354776" calcext:value-type="float">
            <text:p>0.000670000000355</text:p>
          </table:table-cell>
          <table:table-cell office:value-type="float" office:value="0.0742460000001302" calcext:value-type="float">
            <text:p>0.07424600000013</text:p>
          </table:table-cell>
          <table:table-cell office:value-type="float" office:value="33.3595914840698" calcext:value-type="float">
            <text:p>33.3595914840698</text:p>
          </table:table-cell>
          <table:table-cell office:value-type="float" office:value="344.618422" calcext:value-type="float">
            <text:p>344.618422</text:p>
          </table:table-cell>
          <table:table-cell office:value-type="float" office:value="0.00256700000045385" calcext:value-type="float">
            <text:p>0.002567000000454</text:p>
          </table:table-cell>
          <table:table-cell office:value-type="float" office:value="28.2188120000001" calcext:value-type="float">
            <text:p>28.2188120000001</text:p>
          </table:table-cell>
          <table:table-cell office:value-type="float" office:value="6.0852989999994" calcext:value-type="float">
            <text:p>6.0852989999994</text:p>
          </table:table-cell>
          <table:table-cell office:value-type="float" office:value="0.0142139999998108" calcext:value-type="float">
            <text:p>0.014213999999811</text:p>
          </table:table-cell>
          <table:table-cell office:value-type="float" office:value="0.102522000000135" calcext:value-type="float">
            <text:p>0.102522000000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2424999999967" calcext:value-type="float">
            <text:p>0.182424999999967</text:p>
          </table:table-cell>
          <table:table-cell office:value-type="float" office:value="0.000669999999445281" calcext:value-type="float">
            <text:p>0.000669999999445</text:p>
          </table:table-cell>
          <table:table-cell office:value-type="float" office:value="0.0776649999997972" calcext:value-type="float">
            <text:p>0.077664999999797</text:p>
          </table:table-cell>
          <table:table-cell office:value-type="float" office:value="36.6938338279724" calcext:value-type="float">
            <text:p>36.6938338279724</text:p>
          </table:table-cell>
          <table:table-cell office:value-type="float" office:value="368.168169" calcext:value-type="float">
            <text:p>368.168169</text:p>
          </table:table-cell>
          <table:table-cell office:value-type="float" office:value="0.00256399999943824" calcext:value-type="float">
            <text:p>0.002563999999438</text:p>
          </table:table-cell>
          <table:table-cell office:value-type="float" office:value="27.8319300000003" calcext:value-type="float">
            <text:p>27.8319300000003</text:p>
          </table:table-cell>
          <table:table-cell office:value-type="float" office:value="6.38016599999992" calcext:value-type="float">
            <text:p>6.38016599999992</text:p>
          </table:table-cell>
          <table:table-cell office:value-type="float" office:value="0.0145620000002964" calcext:value-type="float">
            <text:p>0.014562000000296</text:p>
          </table:table-cell>
          <table:table-cell office:value-type="float" office:value="0.102168000000347" calcext:value-type="float">
            <text:p>0.102168000000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66305000000102" calcext:value-type="float">
            <text:p>0.266305000000102</text:p>
          </table:table-cell>
          <table:table-cell office:value-type="float" office:value="0.000661000000036438" calcext:value-type="float">
            <text:p>0.000661000000036</text:p>
          </table:table-cell>
          <table:table-cell office:value-type="float" office:value="0.0727769999994052" calcext:value-type="float">
            <text:p>0.072776999999405</text:p>
          </table:table-cell>
          <table:table-cell office:value-type="float" office:value="34.279589176178" calcext:value-type="float">
            <text:p>34.279589176178</text:p>
          </table:table-cell>
          <table:table-cell office:value-type="float" office:value="348.09991" calcext:value-type="float">
            <text:p>348.09991</text:p>
          </table:table-cell>
          <table:table-cell office:value-type="float" office:value="0.00258400000075198" calcext:value-type="float">
            <text:p>0.002584000000752</text:p>
          </table:table-cell>
          <table:table-cell office:value-type="float" office:value="33.539025" calcext:value-type="float">
            <text:p>33.539025</text:p>
          </table:table-cell>
          <table:table-cell office:value-type="float" office:value="6.13428199999999" calcext:value-type="float">
            <text:p>6.13428199999999</text:p>
          </table:table-cell>
          <table:table-cell office:value-type="float" office:value="0.0142820000000938" calcext:value-type="float">
            <text:p>0.014282000000094</text:p>
          </table:table-cell>
          <table:table-cell office:value-type="float" office:value="0.0959130000001096" calcext:value-type="float">
            <text:p>0.095913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7];[.C12])" office:value-type="float" office:value="0.180128333333355" calcext:value-type="float">
            <text:p>0.180128333333355</text:p>
          </table:table-cell>
          <table:table-cell table:style-name="ce3" table:formula="of:=AVERAGE([.D2];[.D7];[.D12])" office:value-type="float" office:value="0.000666333333206056" calcext:value-type="float">
            <text:p>0.000666333333206</text:p>
          </table:table-cell>
          <table:table-cell table:style-name="ce3" table:formula="of:=AVERAGE([.E2];[.E7];[.E12])" office:value-type="float" office:value="0.0624826666667104" calcext:value-type="float">
            <text:p>0.062482666666711</text:p>
          </table:table-cell>
          <table:table-cell table:style-name="ce3" table:formula="of:=AVERAGE([.F2];[.F7];[.F12])" office:value-type="float" office:value="33.2412242094676" calcext:value-type="float">
            <text:p>33.2412242094676</text:p>
          </table:table-cell>
          <table:table-cell table:style-name="ce3" table:formula="of:=AVERAGE([.G2];[.G7];[.G12])" office:value-type="float" office:value="341.653202333333" calcext:value-type="float">
            <text:p>341.653202333333</text:p>
          </table:table-cell>
          <table:table-cell table:style-name="ce3" table:formula="of:=AVERAGE([.H2];[.H7];[.H12])" office:value-type="float" office:value="0.00232099999995701" calcext:value-type="float">
            <text:p>0.002320999999957</text:p>
          </table:table-cell>
          <table:table-cell table:style-name="ce3" table:formula="of:=AVERAGE([.I2];[.I7];[.I12])" office:value-type="float" office:value="24.7860023333335" calcext:value-type="float">
            <text:p>24.7860023333335</text:p>
          </table:table-cell>
          <table:table-cell table:style-name="ce3" table:formula="of:=AVERAGE([.J2];[.J7];[.J12])" office:value-type="float" office:value="5.8937343333334" calcext:value-type="float">
            <text:p>5.8937343333334</text:p>
          </table:table-cell>
          <table:table-cell table:style-name="ce3" table:formula="of:=AVERAGE([.K2];[.K7];[.K12])" office:value-type="float" office:value="0.0135783333331005" calcext:value-type="float">
            <text:p>0.013578333333101</text:p>
          </table:table-cell>
          <table:table-cell table:style-name="ce3" table:formula="of:=AVERAGE([.L2];[.L7];[.L12])" office:value-type="float" office:value="0.0973153333334267" calcext:value-type="float">
            <text:p>0.097315333333427</text:p>
          </table:table-cell>
          <table:table-cell table:style-name="ce3" table:formula="of:=AVERAGE([.M2];[.M7];[.M12])" office:value-type="float" office:value="0" calcext:value-type="float">
            <text:p>0</text:p>
          </table:table-cell>
          <table:table-cell table:style-name="ce3" table:formula="of:=AVERAGE([.N2];[.N7];[.N12])" office:value-type="float" office:value="0" calcext:value-type="float">
            <text:p>0</text:p>
          </table:table-cell>
          <table:table-cell table:style-name="ce4" table:formula="of:=SUM([.C17:.N17])" office:value-type="float" office:value="405.930655209468" calcext:value-type="float">
            <text:p>405.93065520946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8];[.C13])" office:value-type="float" office:value="0.182421333333082" calcext:value-type="float">
            <text:p>0.182421333333082</text:p>
          </table:table-cell>
          <table:table-cell table:style-name="ce3" table:formula="of:=AVERAGE([.D3];[.D8];[.D13])" office:value-type="float" office:value="0.000669000000073083" calcext:value-type="float">
            <text:p>0.000669000000073</text:p>
          </table:table-cell>
          <table:table-cell table:style-name="ce3" table:formula="of:=AVERAGE([.E3];[.E8];[.E13])" office:value-type="float" office:value="0.069628999999793" calcext:value-type="float">
            <text:p>0.069628999999793</text:p>
          </table:table-cell>
          <table:table-cell table:style-name="ce3" table:formula="of:=AVERAGE([.F3];[.F8];[.F13])" office:value-type="float" office:value="33.6656945546468" calcext:value-type="float">
            <text:p>33.6656945546468</text:p>
          </table:table-cell>
          <table:table-cell table:style-name="ce3" table:formula="of:=AVERAGE([.G3];[.G8];[.G13])" office:value-type="float" office:value="352.076319666667" calcext:value-type="float">
            <text:p>352.076319666667</text:p>
          </table:table-cell>
          <table:table-cell table:style-name="ce3" table:formula="of:=AVERAGE([.H3];[.H8];[.H13])" office:value-type="float" office:value="0.00252499999991566" calcext:value-type="float">
            <text:p>0.002524999999916</text:p>
          </table:table-cell>
          <table:table-cell table:style-name="ce3" table:formula="of:=AVERAGE([.I3];[.I8];[.I13])" office:value-type="float" office:value="27.9008736666668" calcext:value-type="float">
            <text:p>27.9008736666668</text:p>
          </table:table-cell>
          <table:table-cell table:style-name="ce3" table:formula="of:=AVERAGE([.J3];[.J8];[.J13])" office:value-type="float" office:value="6.07004966666652" calcext:value-type="float">
            <text:p>6.07004966666652</text:p>
          </table:table-cell>
          <table:table-cell table:style-name="ce3" table:formula="of:=AVERAGE([.K3];[.K8];[.K13])" office:value-type="float" office:value="0.0140463333332264" calcext:value-type="float">
            <text:p>0.014046333333226</text:p>
          </table:table-cell>
          <table:table-cell table:style-name="ce3" table:formula="of:=AVERAGE([.L3];[.L8];[.L13])" office:value-type="float" office:value="0.0963186666666237" calcext:value-type="float">
            <text:p>0.096318666666624</text:p>
          </table:table-cell>
          <table:table-cell table:style-name="ce3" table:formula="of:=AVERAGE([.M3];[.M8];[.M13])" office:value-type="float" office:value="0" calcext:value-type="float">
            <text:p>0</text:p>
          </table:table-cell>
          <table:table-cell table:style-name="ce3" table:formula="of:=AVERAGE([.N3];[.N8];[.N13])" office:value-type="float" office:value="0" calcext:value-type="float">
            <text:p>0</text:p>
          </table:table-cell>
          <table:table-cell table:style-name="ce4" table:formula="of:=SUM([.C18:.N18])" office:value-type="float" office:value="420.07854688798" calcext:value-type="float">
            <text:p>420.0785468879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9];[.C14])" office:value-type="float" office:value="0.182629333333315" calcext:value-type="float">
            <text:p>0.182629333333315</text:p>
          </table:table-cell>
          <table:table-cell table:style-name="ce3" table:formula="of:=AVERAGE([.D4];[.D9];[.D14])" office:value-type="float" office:value="0.000662666666812584" calcext:value-type="float">
            <text:p>0.000662666666813</text:p>
          </table:table-cell>
          <table:table-cell table:style-name="ce3" table:formula="of:=AVERAGE([.E4];[.E9];[.E14])" office:value-type="float" office:value="0.0741649999999936" calcext:value-type="float">
            <text:p>0.074164999999994</text:p>
          </table:table-cell>
          <table:table-cell table:style-name="ce3" table:formula="of:=AVERAGE([.F4];[.F9];[.F14])" office:value-type="float" office:value="33.5750090281169" calcext:value-type="float">
            <text:p>33.5750090281169</text:p>
          </table:table-cell>
          <table:table-cell table:style-name="ce3" table:formula="of:=AVERAGE([.G4];[.G9];[.G14])" office:value-type="float" office:value="344.770695" calcext:value-type="float">
            <text:p>344.770695</text:p>
          </table:table-cell>
          <table:table-cell table:style-name="ce3" table:formula="of:=AVERAGE([.H4];[.H9];[.H14])" office:value-type="float" office:value="0.0025306666667196" calcext:value-type="float">
            <text:p>0.00253066666672</text:p>
          </table:table-cell>
          <table:table-cell table:style-name="ce3" table:formula="of:=AVERAGE([.I4];[.I9];[.I14])" office:value-type="float" office:value="28.3300613333333" calcext:value-type="float">
            <text:p>28.3300613333333</text:p>
          </table:table-cell>
          <table:table-cell table:style-name="ce3" table:formula="of:=AVERAGE([.J4];[.J9];[.J14])" office:value-type="float" office:value="6.0716476666665" calcext:value-type="float">
            <text:p>6.0716476666665</text:p>
          </table:table-cell>
          <table:table-cell table:style-name="ce3" table:formula="of:=AVERAGE([.K4];[.K9];[.K14])" office:value-type="float" office:value="0.0142190000000634" calcext:value-type="float">
            <text:p>0.014219000000064</text:p>
          </table:table-cell>
          <table:table-cell table:style-name="ce3" table:formula="of:=AVERAGE([.L4];[.L9];[.L14])" office:value-type="float" office:value="0.0988100000001092" calcext:value-type="float">
            <text:p>0.098810000000109</text:p>
          </table:table-cell>
          <table:table-cell table:style-name="ce3" table:formula="of:=AVERAGE([.M4];[.M9];[.M14])" office:value-type="float" office:value="0" calcext:value-type="float">
            <text:p>0</text:p>
          </table:table-cell>
          <table:table-cell table:style-name="ce3" table:formula="of:=AVERAGE([.N4];[.N9];[.N14])" office:value-type="float" office:value="0" calcext:value-type="float">
            <text:p>0</text:p>
          </table:table-cell>
          <table:table-cell table:style-name="ce4" table:formula="of:=SUM([.C19:.N19])" office:value-type="float" office:value="413.120429694784" calcext:value-type="float">
            <text:p>413.12042969478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10];[.C15])" office:value-type="float" office:value="0.182652666666551" calcext:value-type="float">
            <text:p>0.182652666666551</text:p>
          </table:table-cell>
          <table:table-cell table:style-name="ce3" table:formula="of:=AVERAGE([.D5];[.D10];[.D15])" office:value-type="float" office:value="0.000661999999844435" calcext:value-type="float">
            <text:p>0.000661999999844</text:p>
          </table:table-cell>
          <table:table-cell table:style-name="ce3" table:formula="of:=AVERAGE([.E5];[.E10];[.E15])" office:value-type="float" office:value="0.0776646666665026" calcext:value-type="float">
            <text:p>0.077664666666503</text:p>
          </table:table-cell>
          <table:table-cell table:style-name="ce3" table:formula="of:=AVERAGE([.F5];[.F10];[.F15])" office:value-type="float" office:value="35.9445986747742" calcext:value-type="float">
            <text:p>35.9445986747742</text:p>
          </table:table-cell>
          <table:table-cell table:style-name="ce3" table:formula="of:=AVERAGE([.G5];[.G10];[.G15])" office:value-type="float" office:value="368.112018333333" calcext:value-type="float">
            <text:p>368.112018333333</text:p>
          </table:table-cell>
          <table:table-cell table:style-name="ce3" table:formula="of:=AVERAGE([.H5];[.H10];[.H15])" office:value-type="float" office:value="0.00255766666631037" calcext:value-type="float">
            <text:p>0.00255766666631</text:p>
          </table:table-cell>
          <table:table-cell table:style-name="ce3" table:formula="of:=AVERAGE([.I5];[.I10];[.I15])" office:value-type="float" office:value="27.7100366666667" calcext:value-type="float">
            <text:p>27.7100366666667</text:p>
          </table:table-cell>
          <table:table-cell table:style-name="ce3" table:formula="of:=AVERAGE([.J5];[.J10];[.J15])" office:value-type="float" office:value="6.47004499999972" calcext:value-type="float">
            <text:p>6.47004499999972</text:p>
          </table:table-cell>
          <table:table-cell table:style-name="ce3" table:formula="of:=AVERAGE([.K5];[.K10];[.K15])" office:value-type="float" office:value="0.0144963333333787" calcext:value-type="float">
            <text:p>0.014496333333379</text:p>
          </table:table-cell>
          <table:table-cell table:style-name="ce3" table:formula="of:=AVERAGE([.L5];[.L10];[.L15])" office:value-type="float" office:value="0.0998843333334207" calcext:value-type="float">
            <text:p>0.099884333333421</text:p>
          </table:table-cell>
          <table:table-cell table:style-name="ce3" table:formula="of:=AVERAGE([.M5];[.M10];[.M15])" office:value-type="float" office:value="0" calcext:value-type="float">
            <text:p>0</text:p>
          </table:table-cell>
          <table:table-cell table:style-name="ce3" table:formula="of:=AVERAGE([.N5];[.N10];[.N15])" office:value-type="float" office:value="0" calcext:value-type="float">
            <text:p>0</text:p>
          </table:table-cell>
          <table:table-cell table:style-name="ce4" table:formula="of:=SUM([.C20:.N20])" office:value-type="float" office:value="438.61461634144" calcext:value-type="float">
            <text:p>438.6146163414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6];[.C11];[.C16])" office:value-type="float" office:value="0.210297000000007" calcext:value-type="float">
            <text:p>0.210297000000007</text:p>
          </table:table-cell>
          <table:table-cell table:style-name="ce3" table:formula="of:=AVERAGE([.D6];[.D11];[.D16])" office:value-type="float" office:value="0.000663666666847954" calcext:value-type="float">
            <text:p>0.000663666666848</text:p>
          </table:table-cell>
          <table:table-cell table:style-name="ce3" table:formula="of:=AVERAGE([.E6];[.E11];[.E16])" office:value-type="float" office:value="0.0725449999999152" calcext:value-type="float">
            <text:p>0.072544999999915</text:p>
          </table:table-cell>
          <table:table-cell table:style-name="ce3" table:formula="of:=AVERAGE([.F6];[.F11];[.F16])" office:value-type="float" office:value="34.1660346984863" calcext:value-type="float">
            <text:p>34.1660346984863</text:p>
          </table:table-cell>
          <table:table-cell table:style-name="ce3" table:formula="of:=AVERAGE([.G6];[.G11];[.G16])" office:value-type="float" office:value="347.888499333333" calcext:value-type="float">
            <text:p>347.888499333333</text:p>
          </table:table-cell>
          <table:table-cell table:style-name="ce3" table:formula="of:=AVERAGE([.H6];[.H11];[.H16])" office:value-type="float" office:value="0.00255166666678027" calcext:value-type="float">
            <text:p>0.00255166666678</text:p>
          </table:table-cell>
          <table:table-cell table:style-name="ce3" table:formula="of:=AVERAGE([.I6];[.I11];[.I16])" office:value-type="float" office:value="33.4813193333333" calcext:value-type="float">
            <text:p>33.4813193333333</text:p>
          </table:table-cell>
          <table:table-cell table:style-name="ce3" table:formula="of:=AVERAGE([.J6];[.J11];[.J16])" office:value-type="float" office:value="6.10399533333339" calcext:value-type="float">
            <text:p>6.10399533333339</text:p>
          </table:table-cell>
          <table:table-cell table:style-name="ce3" table:formula="of:=AVERAGE([.K6];[.K11];[.K16])" office:value-type="float" office:value="0.0142163333333277" calcext:value-type="float">
            <text:p>0.014216333333328</text:p>
          </table:table-cell>
          <table:table-cell table:style-name="ce3" table:formula="of:=AVERAGE([.L6];[.L11];[.L16])" office:value-type="float" office:value="0.0957469999998466" calcext:value-type="float">
            <text:p>0.095746999999847</text:p>
          </table:table-cell>
          <table:table-cell table:style-name="ce3" table:formula="of:=AVERAGE([.M6];[.M11];[.M16])" office:value-type="float" office:value="0" calcext:value-type="float">
            <text:p>0</text:p>
          </table:table-cell>
          <table:table-cell table:style-name="ce3" table:formula="of:=AVERAGE([.N6];[.N11];[.N16])" office:value-type="float" office:value="0" calcext:value-type="float">
            <text:p>0</text:p>
          </table:table-cell>
          <table:table-cell table:style-name="ce4" table:formula="of:=SUM([.C21:.N21])" office:value-type="float" office:value="422.035869365153" calcext:value-type="float">
            <text:p>422.03586936515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7:.C21])" office:value-type="float" office:value="0.938128666666309" calcext:value-type="float">
            <text:p>0.938128666666309</text:p>
          </table:table-cell>
          <table:table-cell table:style-name="ce1" table:formula="of:=SUM([.D17:.D21])" office:value-type="float" office:value="0.00332366666678411" calcext:value-type="float">
            <text:p>0.003323666666784</text:p>
          </table:table-cell>
          <table:table-cell table:style-name="ce1" table:formula="of:=SUM([.E17:.E21])" office:value-type="float" office:value="0.356486333332915" calcext:value-type="float">
            <text:p>0.356486333332915</text:p>
          </table:table-cell>
          <table:table-cell table:style-name="ce1" table:formula="of:=SUM([.F17:.F21])" office:value-type="float" office:value="170.592561165492" calcext:value-type="float">
            <text:p>170.592561165492</text:p>
          </table:table-cell>
          <table:table-cell table:style-name="ce1" table:formula="of:=SUM([.G17:.G21])" office:value-type="float" office:value="1754.50073466667" calcext:value-type="float">
            <text:p>1754.50073466667</text:p>
          </table:table-cell>
          <table:table-cell table:style-name="ce1" table:formula="of:=SUM([.H17:.H21])" office:value-type="float" office:value="0.0124859999996829" calcext:value-type="float">
            <text:p>0.012485999999683</text:p>
          </table:table-cell>
          <table:table-cell table:style-name="ce1" table:formula="of:=SUM([.I17:.I21])" office:value-type="float" office:value="142.208293333334" calcext:value-type="float">
            <text:p>142.208293333334</text:p>
          </table:table-cell>
          <table:table-cell table:style-name="ce1" table:formula="of:=SUM([.J17:.J21])" office:value-type="float" office:value="30.6094719999995" calcext:value-type="float">
            <text:p>30.6094719999995</text:p>
          </table:table-cell>
          <table:table-cell table:style-name="ce1" table:formula="of:=SUM([.K17:.K21])" office:value-type="float" office:value="0.0705563333330967" calcext:value-type="float">
            <text:p>0.070556333333097</text:p>
          </table:table-cell>
          <table:table-cell table:style-name="ce1" table:formula="of:=SUM([.L17:.L21])" office:value-type="float" office:value="0.488075333333427" calcext:value-type="float">
            <text:p>0.488075333333427</text:p>
          </table:table-cell>
          <table:table-cell table:style-name="ce1" table:formula="of:=SUM([.M17:.M21])" office:value-type="float" office:value="0" calcext:value-type="float">
            <text:p>0</text:p>
          </table:table-cell>
          <table:table-cell table:style-name="ce1" table:formula="of:=SUM([.N17:.N21])" office:value-type="float" office:value="0" calcext:value-type="float">
            <text:p>0</text:p>
          </table:table-cell>
          <table:table-cell table:style-name="ce1" table:formula="of:=SUM([.C22:.N22])" office:value-type="float" office:value="2099.78011749882" calcext:value-type="float">
            <text:p>2099.7801174988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0900999999503" calcext:value-type="float">
            <text:p>0.170900999999503</text:p>
          </table:table-cell>
          <table:table-cell office:value-type="float" office:value="0.00065699999959179" calcext:value-type="float">
            <text:p>0.000656999999592</text:p>
          </table:table-cell>
          <table:table-cell office:value-type="float" office:value="0.0624689999995098" calcext:value-type="float">
            <text:p>0.06246899999951</text:p>
          </table:table-cell>
          <table:table-cell office:value-type="float" office:value="32.789959192276" calcext:value-type="float">
            <text:p>32.789959192276</text:p>
          </table:table-cell>
          <table:table-cell office:value-type="float" office:value="341.742429" calcext:value-type="float">
            <text:p>341.742429</text:p>
          </table:table-cell>
          <table:table-cell office:value-type="float" office:value="0.00227999999970052" calcext:value-type="float">
            <text:p>0.002279999999701</text:p>
          </table:table-cell>
          <table:table-cell office:value-type="float" office:value="25.2218510000002" calcext:value-type="float">
            <text:p>25.2218510000002</text:p>
          </table:table-cell>
          <table:table-cell office:value-type="float" office:value="5.83237499999996" calcext:value-type="float">
            <text:p>5.83237499999996</text:p>
          </table:table-cell>
          <table:table-cell office:value-type="float" office:value="0.0135390000004918" calcext:value-type="float">
            <text:p>0.013539000000492</text:p>
          </table:table-cell>
          <table:table-cell office:value-type="float" office:value="0.0973500000000058" calcext:value-type="float">
            <text:p>0.097350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4739999999692" calcext:value-type="float">
            <text:p>0.184739999999692</text:p>
          </table:table-cell>
          <table:table-cell office:value-type="float" office:value="0.000659000000268861" calcext:value-type="float">
            <text:p>0.000659000000269</text:p>
          </table:table-cell>
          <table:table-cell office:value-type="float" office:value="0.0921310000003359" calcext:value-type="float">
            <text:p>0.092131000000336</text:p>
          </table:table-cell>
          <table:table-cell office:value-type="float" office:value="59.0184371471405" calcext:value-type="float">
            <text:p>59.0184371471405</text:p>
          </table:table-cell>
          <table:table-cell office:value-type="float" office:value="596.068182000001" calcext:value-type="float">
            <text:p>596.068182000001</text:p>
          </table:table-cell>
          <table:table-cell office:value-type="float" office:value="0.00249599999915517" calcext:value-type="float">
            <text:p>0.002495999999155</text:p>
          </table:table-cell>
          <table:table-cell office:value-type="float" office:value="31.0594069999988" calcext:value-type="float">
            <text:p>31.0594069999988</text:p>
          </table:table-cell>
          <table:table-cell office:value-type="float" office:value="10.6213980000011" calcext:value-type="float">
            <text:p>10.6213980000011</text:p>
          </table:table-cell>
          <table:table-cell office:value-type="float" office:value="0.0241109999988112" calcext:value-type="float">
            <text:p>0.024110999998811</text:p>
          </table:table-cell>
          <table:table-cell office:value-type="float" office:value="0.212494999999762" calcext:value-type="float">
            <text:p>0.212494999999762</text:p>
          </table:table-cell>
          <table:table-cell office:value-type="float" office:value="0.0280519999996614" calcext:value-type="float">
            <text:p>0.028051999999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3967999999368" calcext:value-type="float">
            <text:p>0.183967999999368</text:p>
          </table:table-cell>
          <table:table-cell office:value-type="float" office:value="0.000657999999020831" calcext:value-type="float">
            <text:p>0.000657999999021</text:p>
          </table:table-cell>
          <table:table-cell office:value-type="float" office:value="0.121662999999899" calcext:value-type="float">
            <text:p>0.121662999999899</text:p>
          </table:table-cell>
          <table:table-cell office:value-type="float" office:value="75.4238193035126" calcext:value-type="float">
            <text:p>75.4238193035126</text:p>
          </table:table-cell>
          <table:table-cell office:value-type="float" office:value="719.596982000001" calcext:value-type="float">
            <text:p>719.596982000001</text:p>
          </table:table-cell>
          <table:table-cell office:value-type="float" office:value="0.0025789999999688" calcext:value-type="float">
            <text:p>0.002578999999969</text:p>
          </table:table-cell>
          <table:table-cell office:value-type="float" office:value="39.4655789999997" calcext:value-type="float">
            <text:p>39.4655789999997</text:p>
          </table:table-cell>
          <table:table-cell office:value-type="float" office:value="13.0579030000008" calcext:value-type="float">
            <text:p>13.0579030000008</text:p>
          </table:table-cell>
          <table:table-cell office:value-type="float" office:value="0.0155020000001969" calcext:value-type="float">
            <text:p>0.015502000000197</text:p>
          </table:table-cell>
          <table:table-cell office:value-type="float" office:value="0.359522999999172" calcext:value-type="float">
            <text:p>0.359522999999172</text:p>
          </table:table-cell>
          <table:table-cell office:value-type="float" office:value="0.0393629999998666" calcext:value-type="float">
            <text:p>0.0393629999998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678000001033" calcext:value-type="float">
            <text:p>0.182678000001033</text:p>
          </table:table-cell>
          <table:table-cell office:value-type="float" office:value="0.000664000001052045" calcext:value-type="float">
            <text:p>0.000664000001052</text:p>
          </table:table-cell>
          <table:table-cell office:value-type="float" office:value="0.152355000000171" calcext:value-type="float">
            <text:p>0.152355000000171</text:p>
          </table:table-cell>
          <table:table-cell office:value-type="float" office:value="97.8870766162872" calcext:value-type="float">
            <text:p>97.8870766162872</text:p>
          </table:table-cell>
          <table:table-cell office:value-type="float" office:value="853.795899999999" calcext:value-type="float">
            <text:p>853.795899999999</text:p>
          </table:table-cell>
          <table:table-cell office:value-type="float" office:value="0.00256199999967066" calcext:value-type="float">
            <text:p>0.002561999999671</text:p>
          </table:table-cell>
          <table:table-cell office:value-type="float" office:value="42.9584500000001" calcext:value-type="float">
            <text:p>42.9584500000001</text:p>
          </table:table-cell>
          <table:table-cell office:value-type="float" office:value="15.839215" calcext:value-type="float">
            <text:p>15.839215</text:p>
          </table:table-cell>
          <table:table-cell office:value-type="float" office:value="0.0169750000004569" calcext:value-type="float">
            <text:p>0.016975000000457</text:p>
          </table:table-cell>
          <table:table-cell office:value-type="float" office:value="0.503905999999915" calcext:value-type="float">
            <text:p>0.503905999999915</text:p>
          </table:table-cell>
          <table:table-cell office:value-type="float" office:value="0.0532280000006722" calcext:value-type="float">
            <text:p>0.0532280000006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2367999999769" calcext:value-type="float">
            <text:p>0.182367999999769</text:p>
          </table:table-cell>
          <table:table-cell office:value-type="float" office:value="0.000656000000162749" calcext:value-type="float">
            <text:p>0.000656000000163</text:p>
          </table:table-cell>
          <table:table-cell office:value-type="float" office:value="0.184459000000061" calcext:value-type="float">
            <text:p>0.184459000000061</text:p>
          </table:table-cell>
          <table:table-cell office:value-type="float" office:value="116.959858417511" calcext:value-type="float">
            <text:p>116.959858417511</text:p>
          </table:table-cell>
          <table:table-cell office:value-type="float" office:value="999.468493" calcext:value-type="float">
            <text:p>999.468493</text:p>
          </table:table-cell>
          <table:table-cell office:value-type="float" office:value="0.00311200000032841" calcext:value-type="float">
            <text:p>0.003112000000328</text:p>
          </table:table-cell>
          <table:table-cell office:value-type="float" office:value="47.7348809999985" calcext:value-type="float">
            <text:p>47.7348809999985</text:p>
          </table:table-cell>
          <table:table-cell office:value-type="float" office:value="18.8227499999994" calcext:value-type="float">
            <text:p>18.8227499999994</text:p>
          </table:table-cell>
          <table:table-cell office:value-type="float" office:value="0.0187720000012632" calcext:value-type="float">
            <text:p>0.018772000001263</text:p>
          </table:table-cell>
          <table:table-cell office:value-type="float" office:value="0.658944999997402" calcext:value-type="float">
            <text:p>0.658944999997402</text:p>
          </table:table-cell>
          <table:table-cell office:value-type="float" office:value="0.0655550000010408" calcext:value-type="float">
            <text:p>0.0655550000010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8302000000258" calcext:value-type="float">
            <text:p>0.178302000000258</text:p>
          </table:table-cell>
          <table:table-cell office:value-type="float" office:value="0.000729999999748543" calcext:value-type="float">
            <text:p>0.000729999999749</text:p>
          </table:table-cell>
          <table:table-cell office:value-type="float" office:value="0.0630930000006629" calcext:value-type="float">
            <text:p>0.063093000000663</text:p>
          </table:table-cell>
          <table:table-cell office:value-type="float" office:value="32.9070045948029" calcext:value-type="float">
            <text:p>32.9070045948029</text:p>
          </table:table-cell>
          <table:table-cell office:value-type="float" office:value="343.401725" calcext:value-type="float">
            <text:p>343.401725</text:p>
          </table:table-cell>
          <table:table-cell office:value-type="float" office:value="0.00231199999871023" calcext:value-type="float">
            <text:p>0.00231199999871</text:p>
          </table:table-cell>
          <table:table-cell office:value-type="float" office:value="25.0308319999986" calcext:value-type="float">
            <text:p>25.0308319999986</text:p>
          </table:table-cell>
          <table:table-cell office:value-type="float" office:value="5.86155599999984" calcext:value-type="float">
            <text:p>5.86155599999984</text:p>
          </table:table-cell>
          <table:table-cell office:value-type="float" office:value="0.0136170000005222" calcext:value-type="float">
            <text:p>0.013617000000522</text:p>
          </table:table-cell>
          <table:table-cell office:value-type="float" office:value="0.0991699999995035" calcext:value-type="float">
            <text:p>0.099169999999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83382000001075" calcext:value-type="float">
            <text:p>0.183382000001075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0926239999989775" calcext:value-type="float">
            <text:p>0.092623999998978</text:p>
          </table:table-cell>
          <table:table-cell office:value-type="float" office:value="58.0090689659119" calcext:value-type="float">
            <text:p>58.0090689659119</text:p>
          </table:table-cell>
          <table:table-cell office:value-type="float" office:value="598.983629" calcext:value-type="float">
            <text:p>598.983629</text:p>
          </table:table-cell>
          <table:table-cell office:value-type="float" office:value="0.00255199999992328" calcext:value-type="float">
            <text:p>0.002551999999923</text:p>
          </table:table-cell>
          <table:table-cell office:value-type="float" office:value="31.1423529999993" calcext:value-type="float">
            <text:p>31.1423529999993</text:p>
          </table:table-cell>
          <table:table-cell office:value-type="float" office:value="10.6143049999992" calcext:value-type="float">
            <text:p>10.6143049999992</text:p>
          </table:table-cell>
          <table:table-cell office:value-type="float" office:value="0.0143979999993462" calcext:value-type="float">
            <text:p>0.014397999999346</text:p>
          </table:table-cell>
          <table:table-cell office:value-type="float" office:value="0.21406399999978" calcext:value-type="float">
            <text:p>0.21406399999978</text:p>
          </table:table-cell>
          <table:table-cell office:value-type="float" office:value="0.0279169999994338" calcext:value-type="float">
            <text:p>0.0279169999994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82967999999164" calcext:value-type="float">
            <text:p>0.182967999999164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121278999999049" calcext:value-type="float">
            <text:p>0.121278999999049</text:p>
          </table:table-cell>
          <table:table-cell office:value-type="float" office:value="76.4949493408203" calcext:value-type="float">
            <text:p>76.4949493408203</text:p>
          </table:table-cell>
          <table:table-cell office:value-type="float" office:value="720.866222000001" calcext:value-type="float">
            <text:p>720.866222000001</text:p>
          </table:table-cell>
          <table:table-cell office:value-type="float" office:value="0.0025789999999688" calcext:value-type="float">
            <text:p>0.002578999999969</text:p>
          </table:table-cell>
          <table:table-cell office:value-type="float" office:value="39.5191969999996" calcext:value-type="float">
            <text:p>39.5191969999996</text:p>
          </table:table-cell>
          <table:table-cell office:value-type="float" office:value="13.0815840000014" calcext:value-type="float">
            <text:p>13.0815840000014</text:p>
          </table:table-cell>
          <table:table-cell office:value-type="float" office:value="0.015384999998787" calcext:value-type="float">
            <text:p>0.015384999998787</text:p>
          </table:table-cell>
          <table:table-cell office:value-type="float" office:value="0.35935900000004" calcext:value-type="float">
            <text:p>0.35935900000004</text:p>
          </table:table-cell>
          <table:table-cell office:value-type="float" office:value="0.0471749999996973" calcext:value-type="float">
            <text:p>0.0471749999996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1812999999238" calcext:value-type="float">
            <text:p>0.181812999999238</text:p>
          </table:table-cell>
          <table:table-cell office:value-type="float" office:value="0.000662000000374974" calcext:value-type="float">
            <text:p>0.000662000000375</text:p>
          </table:table-cell>
          <table:table-cell office:value-type="float" office:value="0.151675999999497" calcext:value-type="float">
            <text:p>0.151675999999497</text:p>
          </table:table-cell>
          <table:table-cell office:value-type="float" office:value="92.7217271327972" calcext:value-type="float">
            <text:p>92.7217271327972</text:p>
          </table:table-cell>
          <table:table-cell office:value-type="float" office:value="856.992746" calcext:value-type="float">
            <text:p>856.992746</text:p>
          </table:table-cell>
          <table:table-cell office:value-type="float" office:value="0.00258099999882688" calcext:value-type="float">
            <text:p>0.002580999998827</text:p>
          </table:table-cell>
          <table:table-cell office:value-type="float" office:value="43.5781760000009" calcext:value-type="float">
            <text:p>43.5781760000009</text:p>
          </table:table-cell>
          <table:table-cell office:value-type="float" office:value="15.9602050000012" calcext:value-type="float">
            <text:p>15.9602050000012</text:p>
          </table:table-cell>
          <table:table-cell office:value-type="float" office:value="0.016896999999517" calcext:value-type="float">
            <text:p>0.016896999999517</text:p>
          </table:table-cell>
          <table:table-cell office:value-type="float" office:value="0.503278000000137" calcext:value-type="float">
            <text:p>0.503278000000137</text:p>
          </table:table-cell>
          <table:table-cell office:value-type="float" office:value="0.0528429999994842" calcext:value-type="float">
            <text:p>0.0528429999994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83392999999342" calcext:value-type="float">
            <text:p>0.183392999999342</text:p>
          </table:table-cell>
          <table:table-cell office:value-type="float" office:value="0.000658999999359367" calcext:value-type="float">
            <text:p>0.000658999999359</text:p>
          </table:table-cell>
          <table:table-cell office:value-type="float" office:value="0.183933000000252" calcext:value-type="float">
            <text:p>0.183933000000252</text:p>
          </table:table-cell>
          <table:table-cell office:value-type="float" office:value="113.504950523376" calcext:value-type="float">
            <text:p>113.504950523376</text:p>
          </table:table-cell>
          <table:table-cell office:value-type="float" office:value="1002.233589" calcext:value-type="float">
            <text:p>1002.233589</text:p>
          </table:table-cell>
          <table:table-cell office:value-type="float" office:value="0.00296800000069197" calcext:value-type="float">
            <text:p>0.002968000000692</text:p>
          </table:table-cell>
          <table:table-cell office:value-type="float" office:value="48.0541760000015" calcext:value-type="float">
            <text:p>48.0541760000015</text:p>
          </table:table-cell>
          <table:table-cell office:value-type="float" office:value="18.878042999997" calcext:value-type="float">
            <text:p>18.878042999997</text:p>
          </table:table-cell>
          <table:table-cell office:value-type="float" office:value="0.0186689999973169" calcext:value-type="float">
            <text:p>0.018668999997317</text:p>
          </table:table-cell>
          <table:table-cell office:value-type="float" office:value="0.658811000001151" calcext:value-type="float">
            <text:p>0.658811000001151</text:p>
          </table:table-cell>
          <table:table-cell office:value-type="float" office:value="0.0657900000005611" calcext:value-type="float">
            <text:p>0.0657900000005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2951000002504" calcext:value-type="float">
            <text:p>0.182951000002504</text:p>
          </table:table-cell>
          <table:table-cell office:value-type="float" office:value="0.000715999998647021" calcext:value-type="float">
            <text:p>0.000715999998647</text:p>
          </table:table-cell>
          <table:table-cell office:value-type="float" office:value="0.0634160000008706" calcext:value-type="float">
            <text:p>0.063416000000871</text:p>
          </table:table-cell>
          <table:table-cell office:value-type="float" office:value="34.4383897781372" calcext:value-type="float">
            <text:p>34.4383897781372</text:p>
          </table:table-cell>
          <table:table-cell office:value-type="float" office:value="345.493047" calcext:value-type="float">
            <text:p>345.493047</text:p>
          </table:table-cell>
          <table:table-cell office:value-type="float" office:value="0.00230599999849801" calcext:value-type="float">
            <text:p>0.002305999998498</text:p>
          </table:table-cell>
          <table:table-cell office:value-type="float" office:value="25.2881589999997" calcext:value-type="float">
            <text:p>25.2881589999997</text:p>
          </table:table-cell>
          <table:table-cell office:value-type="float" office:value="5.97985699999845" calcext:value-type="float">
            <text:p>5.97985699999845</text:p>
          </table:table-cell>
          <table:table-cell office:value-type="float" office:value="0.0137240000003658" calcext:value-type="float">
            <text:p>0.013724000000366</text:p>
          </table:table-cell>
          <table:table-cell office:value-type="float" office:value="0.0985280000022613" calcext:value-type="float">
            <text:p>0.098528000002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70117000000027" calcext:value-type="float">
            <text:p>0.270117000000027</text:p>
          </table:table-cell>
          <table:table-cell office:value-type="float" office:value="0.000660000001516891" calcext:value-type="float">
            <text:p>0.000660000001517</text:p>
          </table:table-cell>
          <table:table-cell office:value-type="float" office:value="0.0924429999977292" calcext:value-type="float">
            <text:p>0.092442999997729</text:p>
          </table:table-cell>
          <table:table-cell office:value-type="float" office:value="60.4939603805542" calcext:value-type="float">
            <text:p>60.4939603805542</text:p>
          </table:table-cell>
          <table:table-cell office:value-type="float" office:value="598.468747000003" calcext:value-type="float">
            <text:p>598.468747000003</text:p>
          </table:table-cell>
          <table:table-cell office:value-type="float" office:value="0.00255399999878136" calcext:value-type="float">
            <text:p>0.002553999998781</text:p>
          </table:table-cell>
          <table:table-cell office:value-type="float" office:value="31.5042349999967" calcext:value-type="float">
            <text:p>31.5042349999967</text:p>
          </table:table-cell>
          <table:table-cell office:value-type="float" office:value="10.7262149999988" calcext:value-type="float">
            <text:p>10.7262149999988</text:p>
          </table:table-cell>
          <table:table-cell office:value-type="float" office:value="0.0146020000029239" calcext:value-type="float">
            <text:p>0.014602000002924</text:p>
          </table:table-cell>
          <table:table-cell office:value-type="float" office:value="0.213583999997354" calcext:value-type="float">
            <text:p>0.213583999997354</text:p>
          </table:table-cell>
          <table:table-cell office:value-type="float" office:value="0.027884000002814" calcext:value-type="float">
            <text:p>0.0278840000028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85228999998799" calcext:value-type="float">
            <text:p>0.185228999998799</text:p>
          </table:table-cell>
          <table:table-cell office:value-type="float" office:value="0.000662000002193963" calcext:value-type="float">
            <text:p>0.000662000002194</text:p>
          </table:table-cell>
          <table:table-cell office:value-type="float" office:value="0.122097999999824" calcext:value-type="float">
            <text:p>0.122097999999824</text:p>
          </table:table-cell>
          <table:table-cell office:value-type="float" office:value="76.4002754688263" calcext:value-type="float">
            <text:p>76.4002754688263</text:p>
          </table:table-cell>
          <table:table-cell office:value-type="float" office:value="719.573963999999" calcext:value-type="float">
            <text:p>719.573963999999</text:p>
          </table:table-cell>
          <table:table-cell office:value-type="float" office:value="0.0025549999991199" calcext:value-type="float">
            <text:p>0.00255499999912</text:p>
          </table:table-cell>
          <table:table-cell office:value-type="float" office:value="39.800937" calcext:value-type="float">
            <text:p>39.800937</text:p>
          </table:table-cell>
          <table:table-cell office:value-type="float" office:value="13.2341530000012" calcext:value-type="float">
            <text:p>13.2341530000012</text:p>
          </table:table-cell>
          <table:table-cell office:value-type="float" office:value="0.0157540000000154" calcext:value-type="float">
            <text:p>0.015754000000015</text:p>
          </table:table-cell>
          <table:table-cell office:value-type="float" office:value="0.361510000002454" calcext:value-type="float">
            <text:p>0.361510000002454</text:p>
          </table:table-cell>
          <table:table-cell office:value-type="float" office:value="0.0397720000000845" calcext:value-type="float">
            <text:p>0.0397720000000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3077000001504" calcext:value-type="float">
            <text:p>0.183077000001504</text:p>
          </table:table-cell>
          <table:table-cell office:value-type="float" office:value="0.00067999999737367" calcext:value-type="float">
            <text:p>0.000679999997374</text:p>
          </table:table-cell>
          <table:table-cell office:value-type="float" office:value="0.152540999999474" calcext:value-type="float">
            <text:p>0.152540999999474</text:p>
          </table:table-cell>
          <table:table-cell office:value-type="float" office:value="91.1100785732269" calcext:value-type="float">
            <text:p>91.1100785732269</text:p>
          </table:table-cell>
          <table:table-cell office:value-type="float" office:value="861.117955999998" calcext:value-type="float">
            <text:p>861.117955999998</text:p>
          </table:table-cell>
          <table:table-cell office:value-type="float" office:value="0.0025500000010652" calcext:value-type="float">
            <text:p>0.002550000001065</text:p>
          </table:table-cell>
          <table:table-cell office:value-type="float" office:value="44.0799430000006" calcext:value-type="float">
            <text:p>44.0799430000006</text:p>
          </table:table-cell>
          <table:table-cell office:value-type="float" office:value="15.9524850000016" calcext:value-type="float">
            <text:p>15.9524850000016</text:p>
          </table:table-cell>
          <table:table-cell office:value-type="float" office:value="0.0169649999988906" calcext:value-type="float">
            <text:p>0.016964999998891</text:p>
          </table:table-cell>
          <table:table-cell office:value-type="float" office:value="0.508731999998417" calcext:value-type="float">
            <text:p>0.508731999998417</text:p>
          </table:table-cell>
          <table:table-cell office:value-type="float" office:value="0.0516840000018419" calcext:value-type="float">
            <text:p>0.05168400000184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33000000006" calcext:value-type="float">
            <text:p>0.1833000000006</text:p>
          </table:table-cell>
          <table:table-cell office:value-type="float" office:value="0.000662000002193963" calcext:value-type="float">
            <text:p>0.000662000002194</text:p>
          </table:table-cell>
          <table:table-cell office:value-type="float" office:value="0.184548000001087" calcext:value-type="float">
            <text:p>0.184548000001087</text:p>
          </table:table-cell>
          <table:table-cell office:value-type="float" office:value="114.52601480484" calcext:value-type="float">
            <text:p>114.52601480484</text:p>
          </table:table-cell>
          <table:table-cell office:value-type="float" office:value="1004.087718" calcext:value-type="float">
            <text:p>1004.087718</text:p>
          </table:table-cell>
          <table:table-cell office:value-type="float" office:value="0.00295700000060606" calcext:value-type="float">
            <text:p>0.002957000000606</text:p>
          </table:table-cell>
          <table:table-cell office:value-type="float" office:value="47.9547280000006" calcext:value-type="float">
            <text:p>47.9547280000006</text:p>
          </table:table-cell>
          <table:table-cell office:value-type="float" office:value="18.9477110000007" calcext:value-type="float">
            <text:p>18.9477110000007</text:p>
          </table:table-cell>
          <table:table-cell office:value-type="float" office:value="0.0189700000009907" calcext:value-type="float">
            <text:p>0.018970000000991</text:p>
          </table:table-cell>
          <table:table-cell office:value-type="float" office:value="0.658922999999049" calcext:value-type="float">
            <text:p>0.658922999999049</text:p>
          </table:table-cell>
          <table:table-cell office:value-type="float" office:value="0.0657150000006368" calcext:value-type="float">
            <text:p>0.0657150000006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4];[.C29];[.C34])" office:value-type="float" office:value="0.177384666667422" calcext:value-type="float">
            <text:p>0.177384666667422</text:p>
          </table:table-cell>
          <table:table-cell table:style-name="ce3" table:formula="of:=AVERAGE([.D24];[.D29];[.D34])" office:value-type="float" office:value="0.000700999999329118" calcext:value-type="float">
            <text:p>0.000700999999329</text:p>
          </table:table-cell>
          <table:table-cell table:style-name="ce3" table:formula="of:=AVERAGE([.E24];[.E29];[.E34])" office:value-type="float" office:value="0.0629926666670144" calcext:value-type="float">
            <text:p>0.062992666667015</text:p>
          </table:table-cell>
          <table:table-cell table:style-name="ce3" table:formula="of:=AVERAGE([.F24];[.F29];[.F34])" office:value-type="float" office:value="33.3784511884054" calcext:value-type="float">
            <text:p>33.3784511884054</text:p>
          </table:table-cell>
          <table:table-cell table:style-name="ce3" table:formula="of:=AVERAGE([.G24];[.G29];[.G34])" office:value-type="float" office:value="343.545733666667" calcext:value-type="float">
            <text:p>343.545733666667</text:p>
          </table:table-cell>
          <table:table-cell table:style-name="ce3" table:formula="of:=AVERAGE([.H24];[.H29];[.H34])" office:value-type="float" office:value="0.00229933333230292" calcext:value-type="float">
            <text:p>0.002299333332303</text:p>
          </table:table-cell>
          <table:table-cell table:style-name="ce3" table:formula="of:=AVERAGE([.I24];[.I29];[.I34])" office:value-type="float" office:value="25.1802806666662" calcext:value-type="float">
            <text:p>25.1802806666662</text:p>
          </table:table-cell>
          <table:table-cell table:style-name="ce3" table:formula="of:=AVERAGE([.J24];[.J29];[.J34])" office:value-type="float" office:value="5.89126266666608" calcext:value-type="float">
            <text:p>5.89126266666608</text:p>
          </table:table-cell>
          <table:table-cell table:style-name="ce3" table:formula="of:=AVERAGE([.K24];[.K29];[.K34])" office:value-type="float" office:value="0.0136266666671266" calcext:value-type="float">
            <text:p>0.013626666667127</text:p>
          </table:table-cell>
          <table:table-cell table:style-name="ce3" table:formula="of:=AVERAGE([.L24];[.L29];[.L34])" office:value-type="float" office:value="0.0983493333339235" calcext:value-type="float">
            <text:p>0.098349333333924</text:p>
          </table:table-cell>
          <table:table-cell table:style-name="ce3" table:formula="of:=AVERAGE([.M24];[.M29];[.M34])" office:value-type="float" office:value="0" calcext:value-type="float">
            <text:p>0</text:p>
          </table:table-cell>
          <table:table-cell table:style-name="ce3" table:formula="of:=AVERAGE([.N24];[.N29];[.N34])" office:value-type="float" office:value="0" calcext:value-type="float">
            <text:p>0</text:p>
          </table:table-cell>
          <table:table-cell table:style-name="ce4" table:formula="of:=SUM([.C39:.N39])" office:value-type="float" office:value="408.351081855071" calcext:value-type="float">
            <text:p>408.3510818550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5];[.C30];[.C35])" office:value-type="float" office:value="0.212746333333598" calcext:value-type="float">
            <text:p>0.212746333333598</text:p>
          </table:table-cell>
          <table:table-cell table:style-name="ce3" table:formula="of:=AVERAGE([.D25];[.D30];[.D35])" office:value-type="float" office:value="0.000658666667429012" calcext:value-type="float">
            <text:p>0.000658666667429</text:p>
          </table:table-cell>
          <table:table-cell table:style-name="ce3" table:formula="of:=AVERAGE([.E25];[.E30];[.E35])" office:value-type="float" office:value="0.0923993333323475" calcext:value-type="float">
            <text:p>0.092399333332348</text:p>
          </table:table-cell>
          <table:table-cell table:style-name="ce3" table:formula="of:=AVERAGE([.F25];[.F30];[.F35])" office:value-type="float" office:value="59.1738221645355" calcext:value-type="float">
            <text:p>59.1738221645355</text:p>
          </table:table-cell>
          <table:table-cell table:style-name="ce3" table:formula="of:=AVERAGE([.G25];[.G30];[.G35])" office:value-type="float" office:value="597.840186000001" calcext:value-type="float">
            <text:p>597.840186000001</text:p>
          </table:table-cell>
          <table:table-cell table:style-name="ce3" table:formula="of:=AVERAGE([.H25];[.H30];[.H35])" office:value-type="float" office:value="0.00253399999928661" calcext:value-type="float">
            <text:p>0.002533999999287</text:p>
          </table:table-cell>
          <table:table-cell table:style-name="ce3" table:formula="of:=AVERAGE([.I25];[.I30];[.I35])" office:value-type="float" office:value="31.2353316666649" calcext:value-type="float">
            <text:p>31.2353316666649</text:p>
          </table:table-cell>
          <table:table-cell table:style-name="ce3" table:formula="of:=AVERAGE([.J25];[.J30];[.J35])" office:value-type="float" office:value="10.6539726666664" calcext:value-type="float">
            <text:p>10.6539726666664</text:p>
          </table:table-cell>
          <table:table-cell table:style-name="ce3" table:formula="of:=AVERAGE([.K25];[.K30];[.K35])" office:value-type="float" office:value="0.0177036666670271" calcext:value-type="float">
            <text:p>0.017703666667027</text:p>
          </table:table-cell>
          <table:table-cell table:style-name="ce3" table:formula="of:=AVERAGE([.L25];[.L30];[.L35])" office:value-type="float" office:value="0.213380999998966" calcext:value-type="float">
            <text:p>0.213380999998966</text:p>
          </table:table-cell>
          <table:table-cell table:style-name="ce3" table:formula="of:=AVERAGE([.M25];[.M30];[.M35])" office:value-type="float" office:value="0.0279510000006364" calcext:value-type="float">
            <text:p>0.027951000000636</text:p>
          </table:table-cell>
          <table:table-cell table:style-name="ce3" table:formula="of:=AVERAGE([.N25];[.N30];[.N35])" office:value-type="float" office:value="0" calcext:value-type="float">
            <text:p>0</text:p>
          </table:table-cell>
          <table:table-cell table:style-name="ce4" table:formula="of:=SUM([.C40:.N40])" office:value-type="float" office:value="699.470686497867" calcext:value-type="float">
            <text:p>699.47068649786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6];[.C31];[.C36])" office:value-type="float" office:value="0.18405499999911" calcext:value-type="float">
            <text:p>0.18405499999911</text:p>
          </table:table-cell>
          <table:table-cell table:style-name="ce3" table:formula="of:=AVERAGE([.D26];[.D31];[.D36])" office:value-type="float" office:value="0.000659000000572026" calcext:value-type="float">
            <text:p>0.000659000000572</text:p>
          </table:table-cell>
          <table:table-cell table:style-name="ce3" table:formula="of:=AVERAGE([.E26];[.E31];[.E36])" office:value-type="float" office:value="0.12167999999959" calcext:value-type="float">
            <text:p>0.12167999999959</text:p>
          </table:table-cell>
          <table:table-cell table:style-name="ce3" table:formula="of:=AVERAGE([.F26];[.F31];[.F36])" office:value-type="float" office:value="76.1063480377197" calcext:value-type="float">
            <text:p>76.1063480377197</text:p>
          </table:table-cell>
          <table:table-cell table:style-name="ce3" table:formula="of:=AVERAGE([.G26];[.G31];[.G36])" office:value-type="float" office:value="720.012389333334" calcext:value-type="float">
            <text:p>720.012389333334</text:p>
          </table:table-cell>
          <table:table-cell table:style-name="ce3" table:formula="of:=AVERAGE([.H26];[.H31];[.H36])" office:value-type="float" office:value="0.00257099999968583" calcext:value-type="float">
            <text:p>0.002570999999686</text:p>
          </table:table-cell>
          <table:table-cell table:style-name="ce3" table:formula="of:=AVERAGE([.I26];[.I31];[.I36])" office:value-type="float" office:value="39.5952376666664" calcext:value-type="float">
            <text:p>39.5952376666664</text:p>
          </table:table-cell>
          <table:table-cell table:style-name="ce3" table:formula="of:=AVERAGE([.J26];[.J31];[.J36])" office:value-type="float" office:value="13.1245466666678" calcext:value-type="float">
            <text:p>13.1245466666678</text:p>
          </table:table-cell>
          <table:table-cell table:style-name="ce3" table:formula="of:=AVERAGE([.K26];[.K31];[.K36])" office:value-type="float" office:value="0.0155469999996664" calcext:value-type="float">
            <text:p>0.015546999999666</text:p>
          </table:table-cell>
          <table:table-cell table:style-name="ce3" table:formula="of:=AVERAGE([.L26];[.L31];[.L36])" office:value-type="float" office:value="0.360130666667222" calcext:value-type="float">
            <text:p>0.360130666667222</text:p>
          </table:table-cell>
          <table:table-cell table:style-name="ce3" table:formula="of:=AVERAGE([.M26];[.M31];[.M36])" office:value-type="float" office:value="0.0421033333332161" calcext:value-type="float">
            <text:p>0.042103333333216</text:p>
          </table:table-cell>
          <table:table-cell table:style-name="ce3" table:formula="of:=AVERAGE([.N26];[.N31];[.N36])" office:value-type="float" office:value="0" calcext:value-type="float">
            <text:p>0</text:p>
          </table:table-cell>
          <table:table-cell table:style-name="ce4" table:formula="of:=SUM([.C41:.N41])" office:value-type="float" office:value="849.565267704387" calcext:value-type="float">
            <text:p>849.56526770438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7];[.C32];[.C37])" office:value-type="float" office:value="0.182522666667258" calcext:value-type="float">
            <text:p>0.182522666667258</text:p>
          </table:table-cell>
          <table:table-cell table:style-name="ce3" table:formula="of:=AVERAGE([.D27];[.D32];[.D37])" office:value-type="float" office:value="0.000668666666266896" calcext:value-type="float">
            <text:p>0.000668666666267</text:p>
          </table:table-cell>
          <table:table-cell table:style-name="ce3" table:formula="of:=AVERAGE([.E27];[.E32];[.E37])" office:value-type="float" office:value="0.152190666666381" calcext:value-type="float">
            <text:p>0.152190666666381</text:p>
          </table:table-cell>
          <table:table-cell table:style-name="ce3" table:formula="of:=AVERAGE([.F27];[.F32];[.F37])" office:value-type="float" office:value="93.9062941074371" calcext:value-type="float">
            <text:p>93.9062941074371</text:p>
          </table:table-cell>
          <table:table-cell table:style-name="ce3" table:formula="of:=AVERAGE([.G27];[.G32];[.G37])" office:value-type="float" office:value="857.302200666666" calcext:value-type="float">
            <text:p>857.302200666666</text:p>
          </table:table-cell>
          <table:table-cell table:style-name="ce3" table:formula="of:=AVERAGE([.H27];[.H32];[.H37])" office:value-type="float" office:value="0.00256433333318758" calcext:value-type="float">
            <text:p>0.002564333333188</text:p>
          </table:table-cell>
          <table:table-cell table:style-name="ce3" table:formula="of:=AVERAGE([.I27];[.I32];[.I37])" office:value-type="float" office:value="43.5388563333339" calcext:value-type="float">
            <text:p>43.5388563333339</text:p>
          </table:table-cell>
          <table:table-cell table:style-name="ce3" table:formula="of:=AVERAGE([.J27];[.J32];[.J37])" office:value-type="float" office:value="15.9173016666676" calcext:value-type="float">
            <text:p>15.9173016666676</text:p>
          </table:table-cell>
          <table:table-cell table:style-name="ce3" table:formula="of:=AVERAGE([.K27];[.K32];[.K37])" office:value-type="float" office:value="0.0169456666662882" calcext:value-type="float">
            <text:p>0.016945666666288</text:p>
          </table:table-cell>
          <table:table-cell table:style-name="ce3" table:formula="of:=AVERAGE([.L27];[.L32];[.L37])" office:value-type="float" office:value="0.505305333332823" calcext:value-type="float">
            <text:p>0.505305333332823</text:p>
          </table:table-cell>
          <table:table-cell table:style-name="ce3" table:formula="of:=AVERAGE([.M27];[.M32];[.M37])" office:value-type="float" office:value="0.0525850000006661" calcext:value-type="float">
            <text:p>0.052585000000666</text:p>
          </table:table-cell>
          <table:table-cell table:style-name="ce3" table:formula="of:=AVERAGE([.N27];[.N32];[.N37])" office:value-type="float" office:value="0" calcext:value-type="float">
            <text:p>0</text:p>
          </table:table-cell>
          <table:table-cell table:style-name="ce4" table:formula="of:=SUM([.C42:.N42])" office:value-type="float" office:value="1011.57743510744" calcext:value-type="float">
            <text:p>1011.5774351074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8];[.C33];[.C38])" office:value-type="float" office:value="0.183020333333237" calcext:value-type="float">
            <text:p>0.183020333333237</text:p>
          </table:table-cell>
          <table:table-cell table:style-name="ce3" table:formula="of:=AVERAGE([.D28];[.D33];[.D38])" office:value-type="float" office:value="0.000659000000572026" calcext:value-type="float">
            <text:p>0.000659000000572</text:p>
          </table:table-cell>
          <table:table-cell table:style-name="ce3" table:formula="of:=AVERAGE([.E28];[.E33];[.E38])" office:value-type="float" office:value="0.1843133333338" calcext:value-type="float">
            <text:p>0.1843133333338</text:p>
          </table:table-cell>
          <table:table-cell table:style-name="ce3" table:formula="of:=AVERAGE([.F28];[.F33];[.F38])" office:value-type="float" office:value="114.996941248576" calcext:value-type="float">
            <text:p>114.996941248576</text:p>
          </table:table-cell>
          <table:table-cell table:style-name="ce3" table:formula="of:=AVERAGE([.G28];[.G33];[.G38])" office:value-type="float" office:value="1001.92993333333" calcext:value-type="float">
            <text:p>1001.92993333333</text:p>
          </table:table-cell>
          <table:table-cell table:style-name="ce3" table:formula="of:=AVERAGE([.H28];[.H33];[.H38])" office:value-type="float" office:value="0.00301233333387548" calcext:value-type="float">
            <text:p>0.003012333333875</text:p>
          </table:table-cell>
          <table:table-cell table:style-name="ce3" table:formula="of:=AVERAGE([.I28];[.I33];[.I38])" office:value-type="float" office:value="47.9145950000002" calcext:value-type="float">
            <text:p>47.9145950000002</text:p>
          </table:table-cell>
          <table:table-cell table:style-name="ce3" table:formula="of:=AVERAGE([.J28];[.J33];[.J38])" office:value-type="float" office:value="18.8828346666657" calcext:value-type="float">
            <text:p>18.8828346666657</text:p>
          </table:table-cell>
          <table:table-cell table:style-name="ce3" table:formula="of:=AVERAGE([.K28];[.K33];[.K38])" office:value-type="float" office:value="0.0188036666665236" calcext:value-type="float">
            <text:p>0.018803666666524</text:p>
          </table:table-cell>
          <table:table-cell table:style-name="ce3" table:formula="of:=AVERAGE([.L28];[.L33];[.L38])" office:value-type="float" office:value="0.658892999999201" calcext:value-type="float">
            <text:p>0.658892999999201</text:p>
          </table:table-cell>
          <table:table-cell table:style-name="ce3" table:formula="of:=AVERAGE([.M28];[.M33];[.M38])" office:value-type="float" office:value="0.0656866666674129" calcext:value-type="float">
            <text:p>0.065686666667413</text:p>
          </table:table-cell>
          <table:table-cell table:style-name="ce3" table:formula="of:=AVERAGE([.N28];[.N33];[.N38])" office:value-type="float" office:value="0" calcext:value-type="float">
            <text:p>0</text:p>
          </table:table-cell>
          <table:table-cell table:style-name="ce4" table:formula="of:=SUM([.C43:.N43])" office:value-type="float" office:value="1184.83869258191" calcext:value-type="float">
            <text:p>1184.8386925819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9:.C43])" office:value-type="float" office:value="0.939729000000625" calcext:value-type="float">
            <text:p>0.939729000000625</text:p>
          </table:table-cell>
          <table:table-cell table:style-name="ce1" table:formula="of:=SUM([.D39:.D43])" office:value-type="float" office:value="0.00334633333416908" calcext:value-type="float">
            <text:p>0.003346333334169</text:p>
          </table:table-cell>
          <table:table-cell table:style-name="ce1" table:formula="of:=SUM([.E39:.E43])" office:value-type="float" office:value="0.613575999999133" calcext:value-type="float">
            <text:p>0.613575999999133</text:p>
          </table:table-cell>
          <table:table-cell table:style-name="ce1" table:formula="of:=SUM([.F39:.F43])" office:value-type="float" office:value="377.561856746674" calcext:value-type="float">
            <text:p>377.561856746674</text:p>
          </table:table-cell>
          <table:table-cell table:style-name="ce1" table:formula="of:=SUM([.G39:.G43])" office:value-type="float" office:value="3520.630443" calcext:value-type="float">
            <text:p>3520.630443</text:p>
          </table:table-cell>
          <table:table-cell table:style-name="ce1" table:formula="of:=SUM([.H39:.H43])" office:value-type="float" office:value="0.0129809999983384" calcext:value-type="float">
            <text:p>0.012980999998339</text:p>
          </table:table-cell>
          <table:table-cell table:style-name="ce1" table:formula="of:=SUM([.I39:.I43])" office:value-type="float" office:value="187.464301333332" calcext:value-type="float">
            <text:p>187.464301333332</text:p>
          </table:table-cell>
          <table:table-cell table:style-name="ce1" table:formula="of:=SUM([.J39:.J43])" office:value-type="float" office:value="64.4699183333335" calcext:value-type="float">
            <text:p>64.4699183333335</text:p>
          </table:table-cell>
          <table:table-cell table:style-name="ce1" table:formula="of:=SUM([.K39:.K43])" office:value-type="float" office:value="0.0826266666666318" calcext:value-type="float">
            <text:p>0.082626666666632</text:p>
          </table:table-cell>
          <table:table-cell table:style-name="ce1" table:formula="of:=SUM([.L39:.L43])" office:value-type="float" office:value="1.83605933333214" calcext:value-type="float">
            <text:p>1.83605933333214</text:p>
          </table:table-cell>
          <table:table-cell table:style-name="ce1" table:formula="of:=SUM([.M39:.M43])" office:value-type="float" office:value="0.188326000001931" calcext:value-type="float">
            <text:p>0.188326000001931</text:p>
          </table:table-cell>
          <table:table-cell table:style-name="ce1" table:formula="of:=SUM([.N39:.N43])" office:value-type="float" office:value="0" calcext:value-type="float">
            <text:p>0</text:p>
          </table:table-cell>
          <table:table-cell table:style-name="ce1" table:formula="of:=SUM([.C44:.N44])" office:value-type="float" office:value="4153.80316374667" calcext:value-type="float">
            <text:p>4153.8031637466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2592000002624" calcext:value-type="float">
            <text:p>0.172592000002624</text:p>
          </table:table-cell>
          <table:table-cell office:value-type="float" office:value="0.000705999998899642" calcext:value-type="float">
            <text:p>0.0007059999989</text:p>
          </table:table-cell>
          <table:table-cell office:value-type="float" office:value="0.0628800000013143" calcext:value-type="float">
            <text:p>0.062880000001314</text:p>
          </table:table-cell>
          <table:table-cell office:value-type="float" office:value="32.4876215457916" calcext:value-type="float">
            <text:p>32.4876215457916</text:p>
          </table:table-cell>
          <table:table-cell office:value-type="float" office:value="343.387479000001" calcext:value-type="float">
            <text:p>343.387479000001</text:p>
          </table:table-cell>
          <table:table-cell office:value-type="float" office:value="0.00225099999806844" calcext:value-type="float">
            <text:p>0.002250999998068</text:p>
          </table:table-cell>
          <table:table-cell office:value-type="float" office:value="25.2377310000011" calcext:value-type="float">
            <text:p>25.2377310000011</text:p>
          </table:table-cell>
          <table:table-cell office:value-type="float" office:value="5.89604600000166" calcext:value-type="float">
            <text:p>5.89604600000166</text:p>
          </table:table-cell>
          <table:table-cell office:value-type="float" office:value="0.013688999999431" calcext:value-type="float">
            <text:p>0.013688999999431</text:p>
          </table:table-cell>
          <table:table-cell office:value-type="float" office:value="0.11127100000158" calcext:value-type="float">
            <text:p>0.11127100000158</text:p>
          </table:table-cell>
          <table:table-cell office:value-type="float" office:value="0" calcext:value-type="float">
            <text:p>0</text:p>
          </table:table-cell>
          <table:table-cell office:value-type="float" office:value="0.0589550000004238" calcext:value-type="float">
            <text:p>0.05895500000042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017799999885" calcext:value-type="float">
            <text:p>0.27017799999885</text:p>
          </table:table-cell>
          <table:table-cell office:value-type="float" office:value="0.000660000001516891" calcext:value-type="float">
            <text:p>0.000660000001517</text:p>
          </table:table-cell>
          <table:table-cell office:value-type="float" office:value="0.0705510000007052" calcext:value-type="float">
            <text:p>0.070551000000705</text:p>
          </table:table-cell>
          <table:table-cell office:value-type="float" office:value="55.0371696949005" calcext:value-type="float">
            <text:p>55.0371696949005</text:p>
          </table:table-cell>
          <table:table-cell office:value-type="float" office:value="577.258404" calcext:value-type="float">
            <text:p>577.258404</text:p>
          </table:table-cell>
          <table:table-cell office:value-type="float" office:value="0.00251100000241422" calcext:value-type="float">
            <text:p>0.002511000002414</text:p>
          </table:table-cell>
          <table:table-cell office:value-type="float" office:value="28.5507819999984" calcext:value-type="float">
            <text:p>28.5507819999984</text:p>
          </table:table-cell>
          <table:table-cell office:value-type="float" office:value="10.1058169999997" calcext:value-type="float">
            <text:p>10.1058169999997</text:p>
          </table:table-cell>
          <table:table-cell office:value-type="float" office:value="0.0141069999990577" calcext:value-type="float">
            <text:p>0.014106999999058</text:p>
          </table:table-cell>
          <table:table-cell office:value-type="float" office:value="0.110799000001862" calcext:value-type="float">
            <text:p>0.110799000001862</text:p>
          </table:table-cell>
          <table:table-cell office:value-type="float" office:value="0" calcext:value-type="float">
            <text:p>0</text:p>
          </table:table-cell>
          <table:table-cell office:value-type="float" office:value="0.106965999999375" calcext:value-type="float">
            <text:p>0.10696599999937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2827000000543" calcext:value-type="float">
            <text:p>0.182827000000543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0779480000019248" calcext:value-type="float">
            <text:p>0.077948000001925</text:p>
          </table:table-cell>
          <table:table-cell office:value-type="float" office:value="61.483021736145" calcext:value-type="float">
            <text:p>61.483021736145</text:p>
          </table:table-cell>
          <table:table-cell office:value-type="float" office:value="625.827011000001" calcext:value-type="float">
            <text:p>625.827011000001</text:p>
          </table:table-cell>
          <table:table-cell office:value-type="float" office:value="0.00258699999903911" calcext:value-type="float">
            <text:p>0.002586999999039</text:p>
          </table:table-cell>
          <table:table-cell office:value-type="float" office:value="31.4204920000011" calcext:value-type="float">
            <text:p>31.4204920000011</text:p>
          </table:table-cell>
          <table:table-cell office:value-type="float" office:value="11.086851" calcext:value-type="float">
            <text:p>11.086851</text:p>
          </table:table-cell>
          <table:table-cell office:value-type="float" office:value="0.0144409999993513" calcext:value-type="float">
            <text:p>0.014440999999351</text:p>
          </table:table-cell>
          <table:table-cell office:value-type="float" office:value="0.114206999998714" calcext:value-type="float">
            <text:p>0.114206999998714</text:p>
          </table:table-cell>
          <table:table-cell office:value-type="float" office:value="0" calcext:value-type="float">
            <text:p>0</text:p>
          </table:table-cell>
          <table:table-cell office:value-type="float" office:value="0.150312000001577" calcext:value-type="float">
            <text:p>0.15031200000157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808999998088" calcext:value-type="float">
            <text:p>0.182808999998088</text:p>
          </table:table-cell>
          <table:table-cell office:value-type="float" office:value="0.000661000001855427" calcext:value-type="float">
            <text:p>0.000661000001855</text:p>
          </table:table-cell>
          <table:table-cell office:value-type="float" office:value="0.0824499999980617" calcext:value-type="float">
            <text:p>0.082449999998062</text:p>
          </table:table-cell>
          <table:table-cell office:value-type="float" office:value="70.2978377342224" calcext:value-type="float">
            <text:p>70.2978377342224</text:p>
          </table:table-cell>
          <table:table-cell office:value-type="float" office:value="655.063378999999" calcext:value-type="float">
            <text:p>655.063378999999</text:p>
          </table:table-cell>
          <table:table-cell office:value-type="float" office:value="0.00258899999971618" calcext:value-type="float">
            <text:p>0.002588999999716</text:p>
          </table:table-cell>
          <table:table-cell office:value-type="float" office:value="31.7306949999984" calcext:value-type="float">
            <text:p>31.7306949999984</text:p>
          </table:table-cell>
          <table:table-cell office:value-type="float" office:value="11.9976260000003" calcext:value-type="float">
            <text:p>11.9976260000003</text:p>
          </table:table-cell>
          <table:table-cell office:value-type="float" office:value="0.0147339999966789" calcext:value-type="float">
            <text:p>0.014733999996679</text:p>
          </table:table-cell>
          <table:table-cell office:value-type="float" office:value="0.119169000001421" calcext:value-type="float">
            <text:p>0.119169000001421</text:p>
          </table:table-cell>
          <table:table-cell office:value-type="float" office:value="0" calcext:value-type="float">
            <text:p>0</text:p>
          </table:table-cell>
          <table:table-cell office:value-type="float" office:value="0.191395999998349" calcext:value-type="float">
            <text:p>0.19139599999834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4583999998722" calcext:value-type="float">
            <text:p>0.184583999998722</text:p>
          </table:table-cell>
          <table:table-cell office:value-type="float" office:value="0.00067499999931897" calcext:value-type="float">
            <text:p>0.000674999999319</text:p>
          </table:table-cell>
          <table:table-cell office:value-type="float" office:value="0.0829279999998107" calcext:value-type="float">
            <text:p>0.082927999999811</text:p>
          </table:table-cell>
          <table:table-cell office:value-type="float" office:value="73.4124946594238" calcext:value-type="float">
            <text:p>73.4124946594238</text:p>
          </table:table-cell>
          <table:table-cell office:value-type="float" office:value="664.024407000001" calcext:value-type="float">
            <text:p>664.024407000001</text:p>
          </table:table-cell>
          <table:table-cell office:value-type="float" office:value="0.00257000000055996" calcext:value-type="float">
            <text:p>0.00257000000056</text:p>
          </table:table-cell>
          <table:table-cell office:value-type="float" office:value="28.3945009999989" calcext:value-type="float">
            <text:p>28.3945009999989</text:p>
          </table:table-cell>
          <table:table-cell office:value-type="float" office:value="11.8449139999975" calcext:value-type="float">
            <text:p>11.8449139999975</text:p>
          </table:table-cell>
          <table:table-cell office:value-type="float" office:value="0.0146800000002258" calcext:value-type="float">
            <text:p>0.014680000000226</text:p>
          </table:table-cell>
          <table:table-cell office:value-type="float" office:value="0.11393500000122" calcext:value-type="float">
            <text:p>0.11393500000122</text:p>
          </table:table-cell>
          <table:table-cell office:value-type="float" office:value="0" calcext:value-type="float">
            <text:p>0</text:p>
          </table:table-cell>
          <table:table-cell office:value-type="float" office:value="0.231657000000268" calcext:value-type="float">
            <text:p>0.23165700000026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9090999998152" calcext:value-type="float">
            <text:p>0.179090999998152</text:p>
          </table:table-cell>
          <table:table-cell office:value-type="float" office:value="0.000671999998303363" calcext:value-type="float">
            <text:p>0.000671999998303</text:p>
          </table:table-cell>
          <table:table-cell office:value-type="float" office:value="0.0629809999991267" calcext:value-type="float">
            <text:p>0.062980999999127</text:p>
          </table:table-cell>
          <table:table-cell office:value-type="float" office:value="33.7043998241425" calcext:value-type="float">
            <text:p>33.7043998241425</text:p>
          </table:table-cell>
          <table:table-cell office:value-type="float" office:value="342.213217" calcext:value-type="float">
            <text:p>342.213217</text:p>
          </table:table-cell>
          <table:table-cell office:value-type="float" office:value="0.0022690000005241" calcext:value-type="float">
            <text:p>0.002269000000524</text:p>
          </table:table-cell>
          <table:table-cell office:value-type="float" office:value="25.2562049999979" calcext:value-type="float">
            <text:p>25.2562049999979</text:p>
          </table:table-cell>
          <table:table-cell office:value-type="float" office:value="5.87370300000112" calcext:value-type="float">
            <text:p>5.87370300000112</text:p>
          </table:table-cell>
          <table:table-cell office:value-type="float" office:value="0.0135899999986577" calcext:value-type="float">
            <text:p>0.013589999998658</text:p>
          </table:table-cell>
          <table:table-cell office:value-type="float" office:value="0.110473999997339" calcext:value-type="float">
            <text:p>0.110473999997339</text:p>
          </table:table-cell>
          <table:table-cell office:value-type="float" office:value="0" calcext:value-type="float">
            <text:p>0</text:p>
          </table:table-cell>
          <table:table-cell office:value-type="float" office:value="0.0622540000003937" calcext:value-type="float">
            <text:p>0.06225400000039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83153999998467" calcext:value-type="float">
            <text:p>0.183153999998467</text:p>
          </table:table-cell>
          <table:table-cell office:value-type="float" office:value="0.000658999997540377" calcext:value-type="float">
            <text:p>0.00065899999754</text:p>
          </table:table-cell>
          <table:table-cell office:value-type="float" office:value="0.0710090000029595" calcext:value-type="float">
            <text:p>0.07100900000296</text:p>
          </table:table-cell>
          <table:table-cell office:value-type="float" office:value="54.9582092761993" calcext:value-type="float">
            <text:p>54.9582092761993</text:p>
          </table:table-cell>
          <table:table-cell office:value-type="float" office:value="577.094826" calcext:value-type="float">
            <text:p>577.094826</text:p>
          </table:table-cell>
          <table:table-cell office:value-type="float" office:value="0.00254100000165636" calcext:value-type="float">
            <text:p>0.002541000001656</text:p>
          </table:table-cell>
          <table:table-cell office:value-type="float" office:value="28.4410850000022" calcext:value-type="float">
            <text:p>28.4410850000022</text:p>
          </table:table-cell>
          <table:table-cell office:value-type="float" office:value="10.1119060000019" calcext:value-type="float">
            <text:p>10.1119060000019</text:p>
          </table:table-cell>
          <table:table-cell office:value-type="float" office:value="0.0140250000004016" calcext:value-type="float">
            <text:p>0.014025000000402</text:p>
          </table:table-cell>
          <table:table-cell office:value-type="float" office:value="0.111509000002116" calcext:value-type="float">
            <text:p>0.111509000002116</text:p>
          </table:table-cell>
          <table:table-cell office:value-type="float" office:value="0" calcext:value-type="float">
            <text:p>0</text:p>
          </table:table-cell>
          <table:table-cell office:value-type="float" office:value="0.105630999998539" calcext:value-type="float">
            <text:p>0.10563099999853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82835999999952" calcext:value-type="float">
            <text:p>0.182835999999952</text:p>
          </table:table-cell>
          <table:table-cell office:value-type="float" office:value="0.000679000000673113" calcext:value-type="float">
            <text:p>0.000679000000673</text:p>
          </table:table-cell>
          <table:table-cell office:value-type="float" office:value="0.0781300000016927" calcext:value-type="float">
            <text:p>0.078130000001693</text:p>
          </table:table-cell>
          <table:table-cell office:value-type="float" office:value="66.9772815704346" calcext:value-type="float">
            <text:p>66.9772815704346</text:p>
          </table:table-cell>
          <table:table-cell office:value-type="float" office:value="627.066379" calcext:value-type="float">
            <text:p>627.066379</text:p>
          </table:table-cell>
          <table:table-cell office:value-type="float" office:value="0.00257500000225264" calcext:value-type="float">
            <text:p>0.002575000002253</text:p>
          </table:table-cell>
          <table:table-cell office:value-type="float" office:value="31.3638040000005" calcext:value-type="float">
            <text:p>31.3638040000005</text:p>
          </table:table-cell>
          <table:table-cell office:value-type="float" office:value="11.170600999998" calcext:value-type="float">
            <text:p>11.170600999998</text:p>
          </table:table-cell>
          <table:table-cell office:value-type="float" office:value="0.014353000002302" calcext:value-type="float">
            <text:p>0.014353000002302</text:p>
          </table:table-cell>
          <table:table-cell office:value-type="float" office:value="0.113604999998643" calcext:value-type="float">
            <text:p>0.113604999998643</text:p>
          </table:table-cell>
          <table:table-cell office:value-type="float" office:value="0" calcext:value-type="float">
            <text:p>0</text:p>
          </table:table-cell>
          <table:table-cell office:value-type="float" office:value="0.151497000002564" calcext:value-type="float">
            <text:p>0.15149700000256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2886999999027" calcext:value-type="float">
            <text:p>0.182886999999027</text:p>
          </table:table-cell>
          <table:table-cell office:value-type="float" office:value="0.000659000001178356" calcext:value-type="float">
            <text:p>0.000659000001178</text:p>
          </table:table-cell>
          <table:table-cell office:value-type="float" office:value="0.0824740000025486" calcext:value-type="float">
            <text:p>0.082474000002549</text:p>
          </table:table-cell>
          <table:table-cell office:value-type="float" office:value="69.2203488349915" calcext:value-type="float">
            <text:p>69.2203488349915</text:p>
          </table:table-cell>
          <table:table-cell office:value-type="float" office:value="652.975786999999" calcext:value-type="float">
            <text:p>652.975786999999</text:p>
          </table:table-cell>
          <table:table-cell office:value-type="float" office:value="0.00255300000208081" calcext:value-type="float">
            <text:p>0.002553000002081</text:p>
          </table:table-cell>
          <table:table-cell office:value-type="float" office:value="31.6615839999977" calcext:value-type="float">
            <text:p>31.6615839999977</text:p>
          </table:table-cell>
          <table:table-cell office:value-type="float" office:value="11.9933380000002" calcext:value-type="float">
            <text:p>11.9933380000002</text:p>
          </table:table-cell>
          <table:table-cell office:value-type="float" office:value="0.0147999999971944" calcext:value-type="float">
            <text:p>0.014799999997194</text:p>
          </table:table-cell>
          <table:table-cell office:value-type="float" office:value="0.11989999999787" calcext:value-type="float">
            <text:p>0.11989999999787</text:p>
          </table:table-cell>
          <table:table-cell office:value-type="float" office:value="0" calcext:value-type="float">
            <text:p>0</text:p>
          </table:table-cell>
          <table:table-cell office:value-type="float" office:value="0.197045000000799" calcext:value-type="float">
            <text:p>0.1970450000007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82858000000124" calcext:value-type="float">
            <text:p>0.182858000000124</text:p>
          </table:table-cell>
          <table:table-cell office:value-type="float" office:value="0.000660999998217449" calcext:value-type="float">
            <text:p>0.000660999998217</text:p>
          </table:table-cell>
          <table:table-cell office:value-type="float" office:value="0.0830069999974512" calcext:value-type="float">
            <text:p>0.083006999997451</text:p>
          </table:table-cell>
          <table:table-cell office:value-type="float" office:value="72.9636514186859" calcext:value-type="float">
            <text:p>72.9636514186859</text:p>
          </table:table-cell>
          <table:table-cell office:value-type="float" office:value="661.368987000002" calcext:value-type="float">
            <text:p>661.368987000002</text:p>
          </table:table-cell>
          <table:table-cell office:value-type="float" office:value="0.00257000000055996" calcext:value-type="float">
            <text:p>0.00257000000056</text:p>
          </table:table-cell>
          <table:table-cell office:value-type="float" office:value="28.1965320000018" calcext:value-type="float">
            <text:p>28.1965320000018</text:p>
          </table:table-cell>
          <table:table-cell office:value-type="float" office:value="11.8028570000024" calcext:value-type="float">
            <text:p>11.8028570000024</text:p>
          </table:table-cell>
          <table:table-cell office:value-type="float" office:value="0.0147059999981138" calcext:value-type="float">
            <text:p>0.014705999998114</text:p>
          </table:table-cell>
          <table:table-cell office:value-type="float" office:value="0.113343000000896" calcext:value-type="float">
            <text:p>0.113343000000896</text:p>
          </table:table-cell>
          <table:table-cell office:value-type="float" office:value="0" calcext:value-type="float">
            <text:p>0</text:p>
          </table:table-cell>
          <table:table-cell office:value-type="float" office:value="0.229011999999784" calcext:value-type="float">
            <text:p>0.22901199999978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1950999998662" calcext:value-type="float">
            <text:p>0.181950999998662</text:p>
          </table:table-cell>
          <table:table-cell office:value-type="float" office:value="0.000664000002871035" calcext:value-type="float">
            <text:p>0.000664000002871</text:p>
          </table:table-cell>
          <table:table-cell office:value-type="float" office:value="0.063414999996894" calcext:value-type="float">
            <text:p>0.063414999996894</text:p>
          </table:table-cell>
          <table:table-cell office:value-type="float" office:value="34.4393286705017" calcext:value-type="float">
            <text:p>34.4393286705017</text:p>
          </table:table-cell>
          <table:table-cell office:value-type="float" office:value="342.882029" calcext:value-type="float">
            <text:p>342.882029</text:p>
          </table:table-cell>
          <table:table-cell office:value-type="float" office:value="0.00229200000103447" calcext:value-type="float">
            <text:p>0.002292000001034</text:p>
          </table:table-cell>
          <table:table-cell office:value-type="float" office:value="24.9369880000013" calcext:value-type="float">
            <text:p>24.9369880000013</text:p>
          </table:table-cell>
          <table:table-cell office:value-type="float" office:value="5.96613400000206" calcext:value-type="float">
            <text:p>5.96613400000206</text:p>
          </table:table-cell>
          <table:table-cell office:value-type="float" office:value="0.0137880000002042" calcext:value-type="float">
            <text:p>0.013788000000204</text:p>
          </table:table-cell>
          <table:table-cell office:value-type="float" office:value="0.110763000000588" calcext:value-type="float">
            <text:p>0.110763000000588</text:p>
          </table:table-cell>
          <table:table-cell office:value-type="float" office:value="0" calcext:value-type="float">
            <text:p>0</text:p>
          </table:table-cell>
          <table:table-cell office:value-type="float" office:value="0.0595890000004147" calcext:value-type="float">
            <text:p>0.05958900000041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3478999999352" calcext:value-type="float">
            <text:p>0.183478999999352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0711029999984021" calcext:value-type="float">
            <text:p>0.071102999998402</text:p>
          </table:table-cell>
          <table:table-cell office:value-type="float" office:value="56.8610773086548" calcext:value-type="float">
            <text:p>56.8610773086548</text:p>
          </table:table-cell>
          <table:table-cell office:value-type="float" office:value="577.890650000001" calcext:value-type="float">
            <text:p>577.890650000001</text:p>
          </table:table-cell>
          <table:table-cell office:value-type="float" office:value="0.00257200000123703" calcext:value-type="float">
            <text:p>0.002572000001237</text:p>
          </table:table-cell>
          <table:table-cell office:value-type="float" office:value="28.6244880000013" calcext:value-type="float">
            <text:p>28.6244880000013</text:p>
          </table:table-cell>
          <table:table-cell office:value-type="float" office:value="10.1071850000008" calcext:value-type="float">
            <text:p>10.1071850000008</text:p>
          </table:table-cell>
          <table:table-cell office:value-type="float" office:value="0.0142290000003413" calcext:value-type="float">
            <text:p>0.014229000000341</text:p>
          </table:table-cell>
          <table:table-cell office:value-type="float" office:value="0.112837000000582" calcext:value-type="float">
            <text:p>0.112837000000582</text:p>
          </table:table-cell>
          <table:table-cell office:value-type="float" office:value="0" calcext:value-type="float">
            <text:p>0</text:p>
          </table:table-cell>
          <table:table-cell office:value-type="float" office:value="0.111315999998624" calcext:value-type="float">
            <text:p>0.1113159999986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84081999999762" calcext:value-type="float">
            <text:p>0.184081999999762</text:p>
          </table:table-cell>
          <table:table-cell office:value-type="float" office:value="0.000672999998641899" calcext:value-type="float">
            <text:p>0.000672999998642</text:p>
          </table:table-cell>
          <table:table-cell office:value-type="float" office:value="0.0778479999971751" calcext:value-type="float">
            <text:p>0.077847999997175</text:p>
          </table:table-cell>
          <table:table-cell office:value-type="float" office:value="64.4520897865295" calcext:value-type="float">
            <text:p>64.4520897865295</text:p>
          </table:table-cell>
          <table:table-cell office:value-type="float" office:value="625.986441000001" calcext:value-type="float">
            <text:p>625.986441000001</text:p>
          </table:table-cell>
          <table:table-cell office:value-type="float" office:value="0.00258100000064587" calcext:value-type="float">
            <text:p>0.002581000000646</text:p>
          </table:table-cell>
          <table:table-cell office:value-type="float" office:value="31.2312239999992" calcext:value-type="float">
            <text:p>31.2312239999992</text:p>
          </table:table-cell>
          <table:table-cell office:value-type="float" office:value="11.1605940000009" calcext:value-type="float">
            <text:p>11.1605940000009</text:p>
          </table:table-cell>
          <table:table-cell office:value-type="float" office:value="0.0145740000007208" calcext:value-type="float">
            <text:p>0.014574000000721</text:p>
          </table:table-cell>
          <table:table-cell office:value-type="float" office:value="0.114093000000139" calcext:value-type="float">
            <text:p>0.114093000000139</text:p>
          </table:table-cell>
          <table:table-cell office:value-type="float" office:value="0" calcext:value-type="float">
            <text:p>0</text:p>
          </table:table-cell>
          <table:table-cell office:value-type="float" office:value="0.153524000001198" calcext:value-type="float">
            <text:p>0.1535240000011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2600000000093" calcext:value-type="float">
            <text:p>0.182600000000093</text:p>
          </table:table-cell>
          <table:table-cell office:value-type="float" office:value="0.000671000001602806" calcext:value-type="float">
            <text:p>0.000671000001603</text:p>
          </table:table-cell>
          <table:table-cell office:value-type="float" office:value="0.0834609999983513" calcext:value-type="float">
            <text:p>0.083460999998351</text:p>
          </table:table-cell>
          <table:table-cell office:value-type="float" office:value="70.1020233631134" calcext:value-type="float">
            <text:p>70.1020233631134</text:p>
          </table:table-cell>
          <table:table-cell office:value-type="float" office:value="654.733485000001" calcext:value-type="float">
            <text:p>654.733485000001</text:p>
          </table:table-cell>
          <table:table-cell office:value-type="float" office:value="0.00256000000081258" calcext:value-type="float">
            <text:p>0.002560000000813</text:p>
          </table:table-cell>
          <table:table-cell office:value-type="float" office:value="31.7253109999983" calcext:value-type="float">
            <text:p>31.7253109999983</text:p>
          </table:table-cell>
          <table:table-cell office:value-type="float" office:value="11.6802889999999" calcext:value-type="float">
            <text:p>11.6802889999999</text:p>
          </table:table-cell>
          <table:table-cell office:value-type="float" office:value="0.0145319999974163" calcext:value-type="float">
            <text:p>0.014531999997416</text:p>
          </table:table-cell>
          <table:table-cell office:value-type="float" office:value="0.109411000001273" calcext:value-type="float">
            <text:p>0.109411000001273</text:p>
          </table:table-cell>
          <table:table-cell office:value-type="float" office:value="0" calcext:value-type="float">
            <text:p>0</text:p>
          </table:table-cell>
          <table:table-cell office:value-type="float" office:value="0.198134999998729" calcext:value-type="float">
            <text:p>0.1981349999987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4715999999753" calcext:value-type="float">
            <text:p>0.184715999999753</text:p>
          </table:table-cell>
          <table:table-cell office:value-type="float" office:value="0.000660999998217449" calcext:value-type="float">
            <text:p>0.000660999998217</text:p>
          </table:table-cell>
          <table:table-cell office:value-type="float" office:value="0.0834220000033383" calcext:value-type="float">
            <text:p>0.083422000003338</text:p>
          </table:table-cell>
          <table:table-cell office:value-type="float" office:value="70.7067368030548" calcext:value-type="float">
            <text:p>70.7067368030548</text:p>
          </table:table-cell>
          <table:table-cell office:value-type="float" office:value="662.357204999997" calcext:value-type="float">
            <text:p>662.357204999997</text:p>
          </table:table-cell>
          <table:table-cell office:value-type="float" office:value="0.00258500000200002" calcext:value-type="float">
            <text:p>0.002585000002</text:p>
          </table:table-cell>
          <table:table-cell office:value-type="float" office:value="28.539463000001" calcext:value-type="float">
            <text:p>28.539463000001</text:p>
          </table:table-cell>
          <table:table-cell office:value-type="float" office:value="11.8913870000033" calcext:value-type="float">
            <text:p>11.8913870000033</text:p>
          </table:table-cell>
          <table:table-cell office:value-type="float" office:value="0.0146160000003874" calcext:value-type="float">
            <text:p>0.014616000000388</text:p>
          </table:table-cell>
          <table:table-cell office:value-type="float" office:value="0.122602000003099" calcext:value-type="float">
            <text:p>0.122602000003099</text:p>
          </table:table-cell>
          <table:table-cell office:value-type="float" office:value="0" calcext:value-type="float">
            <text:p>0</text:p>
          </table:table-cell>
          <table:table-cell office:value-type="float" office:value="0.232701000000816" calcext:value-type="float">
            <text:p>0.23270100000081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46];[.C51];[.C56])" office:value-type="float" office:value="0.177877999999813" calcext:value-type="float">
            <text:p>0.177877999999813</text:p>
          </table:table-cell>
          <table:table-cell table:style-name="ce3" table:formula="of:=AVERAGE([.D46];[.D51];[.D56])" office:value-type="float" office:value="0.000680666666691347" calcext:value-type="float">
            <text:p>0.000680666666691</text:p>
          </table:table-cell>
          <table:table-cell table:style-name="ce3" table:formula="of:=AVERAGE([.E46];[.E51];[.E56])" office:value-type="float" office:value="0.0630919999991117" calcext:value-type="float">
            <text:p>0.063091999999112</text:p>
          </table:table-cell>
          <table:table-cell table:style-name="ce3" table:formula="of:=AVERAGE([.F46];[.F51];[.F56])" office:value-type="float" office:value="33.5437833468119" calcext:value-type="float">
            <text:p>33.5437833468119</text:p>
          </table:table-cell>
          <table:table-cell table:style-name="ce3" table:formula="of:=AVERAGE([.G46];[.G51];[.G56])" office:value-type="float" office:value="342.827575000001" calcext:value-type="float">
            <text:p>342.827575000001</text:p>
          </table:table-cell>
          <table:table-cell table:style-name="ce3" table:formula="of:=AVERAGE([.H46];[.H51];[.H56])" office:value-type="float" office:value="0.00227066666654233" calcext:value-type="float">
            <text:p>0.002270666666542</text:p>
          </table:table-cell>
          <table:table-cell table:style-name="ce3" table:formula="of:=AVERAGE([.I46];[.I51];[.I56])" office:value-type="float" office:value="25.1436413333334" calcext:value-type="float">
            <text:p>25.1436413333334</text:p>
          </table:table-cell>
          <table:table-cell table:style-name="ce3" table:formula="of:=AVERAGE([.J46];[.J51];[.J56])" office:value-type="float" office:value="5.91196100000161" calcext:value-type="float">
            <text:p>5.91196100000161</text:p>
          </table:table-cell>
          <table:table-cell table:style-name="ce3" table:formula="of:=AVERAGE([.K46];[.K51];[.K56])" office:value-type="float" office:value="0.013688999999431" calcext:value-type="float">
            <text:p>0.013688999999431</text:p>
          </table:table-cell>
          <table:table-cell table:style-name="ce3" table:formula="of:=AVERAGE([.L46];[.L51];[.L56])" office:value-type="float" office:value="0.110835999999836" calcext:value-type="float">
            <text:p>0.110835999999836</text:p>
          </table:table-cell>
          <table:table-cell table:style-name="ce3" table:formula="of:=AVERAGE([.M46];[.M51];[.M56])" office:value-type="float" office:value="0" calcext:value-type="float">
            <text:p>0</text:p>
          </table:table-cell>
          <table:table-cell table:style-name="ce3" table:formula="of:=AVERAGE([.N46];[.N51];[.N56])" office:value-type="float" office:value="0.0602660000004107" calcext:value-type="float">
            <text:p>0.060266000000411</text:p>
          </table:table-cell>
          <table:table-cell table:style-name="ce4" table:formula="of:=SUM([.C61:.N61])" office:value-type="float" office:value="407.855673013479" calcext:value-type="float">
            <text:p>407.85567301347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7];[.C52];[.C57])" office:value-type="float" office:value="0.212270333332223" calcext:value-type="float">
            <text:p>0.212270333332223</text:p>
          </table:table-cell>
          <table:table-cell table:style-name="ce3" table:formula="of:=AVERAGE([.D47];[.D52];[.D57])" office:value-type="float" office:value="0.000658666666519518" calcext:value-type="float">
            <text:p>0.00065866666652</text:p>
          </table:table-cell>
          <table:table-cell table:style-name="ce3" table:formula="of:=AVERAGE([.E47];[.E52];[.E57])" office:value-type="float" office:value="0.0708876666673556" calcext:value-type="float">
            <text:p>0.070887666667356</text:p>
          </table:table-cell>
          <table:table-cell table:style-name="ce3" table:formula="of:=AVERAGE([.F47];[.F52];[.F57])" office:value-type="float" office:value="55.6188187599182" calcext:value-type="float">
            <text:p>55.6188187599182</text:p>
          </table:table-cell>
          <table:table-cell table:style-name="ce3" table:formula="of:=AVERAGE([.G47];[.G52];[.G57])" office:value-type="float" office:value="577.414626666667" calcext:value-type="float">
            <text:p>577.414626666667</text:p>
          </table:table-cell>
          <table:table-cell table:style-name="ce3" table:formula="of:=AVERAGE([.H47];[.H52];[.H57])" office:value-type="float" office:value="0.00254133333510254" calcext:value-type="float">
            <text:p>0.002541333335103</text:p>
          </table:table-cell>
          <table:table-cell table:style-name="ce3" table:formula="of:=AVERAGE([.I47];[.I52];[.I57])" office:value-type="float" office:value="28.5387850000006" calcext:value-type="float">
            <text:p>28.5387850000006</text:p>
          </table:table-cell>
          <table:table-cell table:style-name="ce3" table:formula="of:=AVERAGE([.J47];[.J52];[.J57])" office:value-type="float" office:value="10.1083026666674" calcext:value-type="float">
            <text:p>10.1083026666674</text:p>
          </table:table-cell>
          <table:table-cell table:style-name="ce3" table:formula="of:=AVERAGE([.K47];[.K52];[.K57])" office:value-type="float" office:value="0.0141203333332669" calcext:value-type="float">
            <text:p>0.014120333333267</text:p>
          </table:table-cell>
          <table:table-cell table:style-name="ce3" table:formula="of:=AVERAGE([.L47];[.L52];[.L57])" office:value-type="float" office:value="0.11171500000152" calcext:value-type="float">
            <text:p>0.11171500000152</text:p>
          </table:table-cell>
          <table:table-cell table:style-name="ce3" table:formula="of:=AVERAGE([.M47];[.M52];[.M57])" office:value-type="float" office:value="0" calcext:value-type="float">
            <text:p>0</text:p>
          </table:table-cell>
          <table:table-cell table:style-name="ce3" table:formula="of:=AVERAGE([.N47];[.N52];[.N57])" office:value-type="float" office:value="0.107970999998846" calcext:value-type="float">
            <text:p>0.107970999998846</text:p>
          </table:table-cell>
          <table:table-cell table:style-name="ce4" table:formula="of:=SUM([.C62:.N62])" office:value-type="float" office:value="672.200697426588" calcext:value-type="float">
            <text:p>672.2006974265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8];[.C53];[.C58])" office:value-type="float" office:value="0.183248333333419" calcext:value-type="float">
            <text:p>0.183248333333419</text:p>
          </table:table-cell>
          <table:table-cell table:style-name="ce3" table:formula="of:=AVERAGE([.D48];[.D53];[.D58])" office:value-type="float" office:value="0.000669666666605432" calcext:value-type="float">
            <text:p>0.000669666666605</text:p>
          </table:table-cell>
          <table:table-cell table:style-name="ce3" table:formula="of:=AVERAGE([.E48];[.E53];[.E58])" office:value-type="float" office:value="0.0779753333335975" calcext:value-type="float">
            <text:p>0.077975333333598</text:p>
          </table:table-cell>
          <table:table-cell table:style-name="ce3" table:formula="of:=AVERAGE([.F48];[.F53];[.F58])" office:value-type="float" office:value="64.3041310310364" calcext:value-type="float">
            <text:p>64.3041310310364</text:p>
          </table:table-cell>
          <table:table-cell table:style-name="ce3" table:formula="of:=AVERAGE([.G48];[.G53];[.G58])" office:value-type="float" office:value="626.293277000001" calcext:value-type="float">
            <text:p>626.293277000001</text:p>
          </table:table-cell>
          <table:table-cell table:style-name="ce3" table:formula="of:=AVERAGE([.H48];[.H53];[.H58])" office:value-type="float" office:value="0.00258100000064587" calcext:value-type="float">
            <text:p>0.002581000000646</text:p>
          </table:table-cell>
          <table:table-cell table:style-name="ce3" table:formula="of:=AVERAGE([.I48];[.I53];[.I58])" office:value-type="float" office:value="31.3385066666669" calcext:value-type="float">
            <text:p>31.3385066666669</text:p>
          </table:table-cell>
          <table:table-cell table:style-name="ce3" table:formula="of:=AVERAGE([.J48];[.J53];[.J58])" office:value-type="float" office:value="11.1393486666663" calcext:value-type="float">
            <text:p>11.1393486666663</text:p>
          </table:table-cell>
          <table:table-cell table:style-name="ce3" table:formula="of:=AVERAGE([.K48];[.K53];[.K58])" office:value-type="float" office:value="0.0144560000007914" calcext:value-type="float">
            <text:p>0.014456000000791</text:p>
          </table:table-cell>
          <table:table-cell table:style-name="ce3" table:formula="of:=AVERAGE([.L48];[.L53];[.L58])" office:value-type="float" office:value="0.113968333332499" calcext:value-type="float">
            <text:p>0.113968333332499</text:p>
          </table:table-cell>
          <table:table-cell table:style-name="ce3" table:formula="of:=AVERAGE([.M48];[.M53];[.M58])" office:value-type="float" office:value="0" calcext:value-type="float">
            <text:p>0</text:p>
          </table:table-cell>
          <table:table-cell table:style-name="ce3" table:formula="of:=AVERAGE([.N48];[.N53];[.N58])" office:value-type="float" office:value="0.151777666668446" calcext:value-type="float">
            <text:p>0.151777666668446</text:p>
          </table:table-cell>
          <table:table-cell table:style-name="ce4" table:formula="of:=SUM([.C63:.N63])" office:value-type="float" office:value="733.619939697706" calcext:value-type="float">
            <text:p>733.6199396977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9];[.C54];[.C59])" office:value-type="float" office:value="0.182765333332403" calcext:value-type="float">
            <text:p>0.182765333332403</text:p>
          </table:table-cell>
          <table:table-cell table:style-name="ce3" table:formula="of:=AVERAGE([.D49];[.D54];[.D59])" office:value-type="float" office:value="0.000663666668212196" calcext:value-type="float">
            <text:p>0.000663666668212</text:p>
          </table:table-cell>
          <table:table-cell table:style-name="ce3" table:formula="of:=AVERAGE([.E49];[.E54];[.E59])" office:value-type="float" office:value="0.0827949999996538" calcext:value-type="float">
            <text:p>0.082794999999654</text:p>
          </table:table-cell>
          <table:table-cell table:style-name="ce3" table:formula="of:=AVERAGE([.F49];[.F54];[.F59])" office:value-type="float" office:value="69.8734033107758" calcext:value-type="float">
            <text:p>69.8734033107758</text:p>
          </table:table-cell>
          <table:table-cell table:style-name="ce3" table:formula="of:=AVERAGE([.G49];[.G54];[.G59])" office:value-type="float" office:value="654.257550333333" calcext:value-type="float">
            <text:p>654.257550333333</text:p>
          </table:table-cell>
          <table:table-cell table:style-name="ce3" table:formula="of:=AVERAGE([.H49];[.H54];[.H59])" office:value-type="float" office:value="0.00256733333420319" calcext:value-type="float">
            <text:p>0.002567333334203</text:p>
          </table:table-cell>
          <table:table-cell table:style-name="ce3" table:formula="of:=AVERAGE([.I49];[.I54];[.I59])" office:value-type="float" office:value="31.7058633333315" calcext:value-type="float">
            <text:p>31.7058633333315</text:p>
          </table:table-cell>
          <table:table-cell table:style-name="ce3" table:formula="of:=AVERAGE([.J49];[.J54];[.J59])" office:value-type="float" office:value="11.8904176666668" calcext:value-type="float">
            <text:p>11.8904176666668</text:p>
          </table:table-cell>
          <table:table-cell table:style-name="ce3" table:formula="of:=AVERAGE([.K49];[.K54];[.K59])" office:value-type="float" office:value="0.0146886666637632" calcext:value-type="float">
            <text:p>0.014688666663763</text:p>
          </table:table-cell>
          <table:table-cell table:style-name="ce3" table:formula="of:=AVERAGE([.L49];[.L54];[.L59])" office:value-type="float" office:value="0.116160000000188" calcext:value-type="float">
            <text:p>0.116160000000188</text:p>
          </table:table-cell>
          <table:table-cell table:style-name="ce3" table:formula="of:=AVERAGE([.M49];[.M54];[.M59])" office:value-type="float" office:value="0" calcext:value-type="float">
            <text:p>0</text:p>
          </table:table-cell>
          <table:table-cell table:style-name="ce3" table:formula="of:=AVERAGE([.N49];[.N54];[.N59])" office:value-type="float" office:value="0.195525333332625" calcext:value-type="float">
            <text:p>0.195525333332625</text:p>
          </table:table-cell>
          <table:table-cell table:style-name="ce4" table:formula="of:=SUM([.C64:.N64])" office:value-type="float" office:value="768.322399977438" calcext:value-type="float">
            <text:p>768.32239997743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0];[.C55];[.C60])" office:value-type="float" office:value="0.1840526666662" calcext:value-type="float">
            <text:p>0.1840526666662</text:p>
          </table:table-cell>
          <table:table-cell table:style-name="ce3" table:formula="of:=AVERAGE([.D50];[.D55];[.D60])" office:value-type="float" office:value="0.000665666665251289" calcext:value-type="float">
            <text:p>0.000665666665251</text:p>
          </table:table-cell>
          <table:table-cell table:style-name="ce3" table:formula="of:=AVERAGE([.E50];[.E55];[.E60])" office:value-type="float" office:value="0.0831190000002001" calcext:value-type="float">
            <text:p>0.0831190000002</text:p>
          </table:table-cell>
          <table:table-cell table:style-name="ce3" table:formula="of:=AVERAGE([.F50];[.F55];[.F60])" office:value-type="float" office:value="72.3609609603882" calcext:value-type="float">
            <text:p>72.3609609603882</text:p>
          </table:table-cell>
          <table:table-cell table:style-name="ce3" table:formula="of:=AVERAGE([.G50];[.G55];[.G60])" office:value-type="float" office:value="662.583533" calcext:value-type="float">
            <text:p>662.583533</text:p>
          </table:table-cell>
          <table:table-cell table:style-name="ce3" table:formula="of:=AVERAGE([.H50];[.H55];[.H60])" office:value-type="float" office:value="0.00257500000103998" calcext:value-type="float">
            <text:p>0.00257500000104</text:p>
          </table:table-cell>
          <table:table-cell table:style-name="ce3" table:formula="of:=AVERAGE([.I50];[.I55];[.I60])" office:value-type="float" office:value="28.3768320000005" calcext:value-type="float">
            <text:p>28.3768320000005</text:p>
          </table:table-cell>
          <table:table-cell table:style-name="ce3" table:formula="of:=AVERAGE([.J50];[.J55];[.J60])" office:value-type="float" office:value="11.8463860000011" calcext:value-type="float">
            <text:p>11.8463860000011</text:p>
          </table:table-cell>
          <table:table-cell table:style-name="ce3" table:formula="of:=AVERAGE([.K50];[.K55];[.K60])" office:value-type="float" office:value="0.014667333332909" calcext:value-type="float">
            <text:p>0.014667333332909</text:p>
          </table:table-cell>
          <table:table-cell table:style-name="ce3" table:formula="of:=AVERAGE([.L50];[.L55];[.L60])" office:value-type="float" office:value="0.116626666668405" calcext:value-type="float">
            <text:p>0.116626666668405</text:p>
          </table:table-cell>
          <table:table-cell table:style-name="ce3" table:formula="of:=AVERAGE([.M50];[.M55];[.M60])" office:value-type="float" office:value="0" calcext:value-type="float">
            <text:p>0</text:p>
          </table:table-cell>
          <table:table-cell table:style-name="ce3" table:formula="of:=AVERAGE([.N50];[.N55];[.N60])" office:value-type="float" office:value="0.231123333333623" calcext:value-type="float">
            <text:p>0.231123333333623</text:p>
          </table:table-cell>
          <table:table-cell table:style-name="ce4" table:formula="of:=SUM([.C65:.N65])" office:value-type="float" office:value="775.800541627057" calcext:value-type="float">
            <text:p>775.80054162705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1:.C65])" office:value-type="float" office:value="0.940214666664057" calcext:value-type="float">
            <text:p>0.940214666664057</text:p>
          </table:table-cell>
          <table:table-cell table:style-name="ce1" table:formula="of:=SUM([.D61:.D65])" office:value-type="float" office:value="0.00333833333327978" calcext:value-type="float">
            <text:p>0.00333833333328</text:p>
          </table:table-cell>
          <table:table-cell table:style-name="ce1" table:formula="of:=SUM([.E61:.E65])" office:value-type="float" office:value="0.377868999999919" calcext:value-type="float">
            <text:p>0.377868999999919</text:p>
          </table:table-cell>
          <table:table-cell table:style-name="ce1" table:formula="of:=SUM([.F61:.F65])" office:value-type="float" office:value="295.70109740893" calcext:value-type="float">
            <text:p>295.70109740893</text:p>
          </table:table-cell>
          <table:table-cell table:style-name="ce1" table:formula="of:=SUM([.G61:.G65])" office:value-type="float" office:value="2863.376562" calcext:value-type="float">
            <text:p>2863.376562</text:p>
          </table:table-cell>
          <table:table-cell table:style-name="ce1" table:formula="of:=SUM([.H61:.H65])" office:value-type="float" office:value="0.0125353333375339" calcext:value-type="float">
            <text:p>0.012535333337534</text:p>
          </table:table-cell>
          <table:table-cell table:style-name="ce1" table:formula="of:=SUM([.I61:.I65])" office:value-type="float" office:value="145.103628333333" calcext:value-type="float">
            <text:p>145.103628333333</text:p>
          </table:table-cell>
          <table:table-cell table:style-name="ce1" table:formula="of:=SUM([.J61:.J65])" office:value-type="float" office:value="50.8964160000032" calcext:value-type="float">
            <text:p>50.8964160000032</text:p>
          </table:table-cell>
          <table:table-cell table:style-name="ce1" table:formula="of:=SUM([.K61:.K65])" office:value-type="float" office:value="0.0716213333301615" calcext:value-type="float">
            <text:p>0.071621333330162</text:p>
          </table:table-cell>
          <table:table-cell table:style-name="ce1" table:formula="of:=SUM([.L61:.L65])" office:value-type="float" office:value="0.569306000002446" calcext:value-type="float">
            <text:p>0.569306000002446</text:p>
          </table:table-cell>
          <table:table-cell table:style-name="ce1" table:formula="of:=SUM([.M61:.M65])" office:value-type="float" office:value="0" calcext:value-type="float">
            <text:p>0</text:p>
          </table:table-cell>
          <table:table-cell table:style-name="ce1" table:formula="of:=SUM([.N61:.N65])" office:value-type="float" office:value="0.746663333333951" calcext:value-type="float">
            <text:p>0.746663333333951</text:p>
          </table:table-cell>
          <table:table-cell table:style-name="ce1" table:formula="of:=SUM([.C66:.N66])" office:value-type="float" office:value="3357.79925174227" calcext:value-type="float">
            <text:p>3357.7992517422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3369" calcext:value-type="float">
            <text:p>0.173369</text:p>
          </table:table-cell>
          <table:table-cell office:value-type="float" office:value="0.000691000000000219" calcext:value-type="float">
            <text:p>0.000691</text:p>
          </table:table-cell>
          <table:table-cell office:value-type="float" office:value="0.0652540000000004" calcext:value-type="float">
            <text:p>0.065254</text:p>
          </table:table-cell>
          <table:table-cell office:value-type="float" office:value="32.8836708068848" calcext:value-type="float">
            <text:p>32.8836708068848</text:p>
          </table:table-cell>
          <table:table-cell office:value-type="float" office:value="333.296721" calcext:value-type="float">
            <text:p>333.296721</text:p>
          </table:table-cell>
          <table:table-cell office:value-type="float" office:value="0.00243899999998121" calcext:value-type="float">
            <text:p>0.002438999999981</text:p>
          </table:table-cell>
          <table:table-cell office:value-type="float" office:value="24.881486" calcext:value-type="float">
            <text:p>24.881486</text:p>
          </table:table-cell>
          <table:table-cell office:value-type="float" office:value="5.92473699999999" calcext:value-type="float">
            <text:p>5.92473699999999</text:p>
          </table:table-cell>
          <table:table-cell office:value-type="float" office:value="0.0136190000000056" calcext:value-type="float">
            <text:p>0.013619000000006</text:p>
          </table:table-cell>
          <table:table-cell office:value-type="float" office:value="0.109754000000009" calcext:value-type="float">
            <text:p>0.109754000000009</text:p>
          </table:table-cell>
          <table:table-cell office:value-type="float" office:value="0" calcext:value-type="float">
            <text:p>0</text:p>
          </table:table-cell>
          <table:table-cell office:value-type="float" office:value="0.0583550000000059" calcext:value-type="float">
            <text:p>0.05835500000000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4100000000001" calcext:value-type="float">
            <text:p>0.184100000000001</text:p>
          </table:table-cell>
          <table:table-cell office:value-type="float" office:value="0.000682999999980893" calcext:value-type="float">
            <text:p>0.000682999999981</text:p>
          </table:table-cell>
          <table:table-cell office:value-type="float" office:value="0.0706759999999918" calcext:value-type="float">
            <text:p>0.070675999999992</text:p>
          </table:table-cell>
          <table:table-cell office:value-type="float" office:value="55.2965228557587" calcext:value-type="float">
            <text:p>55.2965228557587</text:p>
          </table:table-cell>
          <table:table-cell office:value-type="float" office:value="563.122984" calcext:value-type="float">
            <text:p>563.122984</text:p>
          </table:table-cell>
          <table:table-cell office:value-type="float" office:value="0.0075499999998101" calcext:value-type="float">
            <text:p>0.00754999999981</text:p>
          </table:table-cell>
          <table:table-cell office:value-type="float" office:value="8.99541599999998" calcext:value-type="float">
            <text:p>8.99541599999998</text:p>
          </table:table-cell>
          <table:table-cell office:value-type="float" office:value="10.4933960000001" calcext:value-type="float">
            <text:p>10.4933960000001</text:p>
          </table:table-cell>
          <table:table-cell office:value-type="float" office:value="0.0144700000000739" calcext:value-type="float">
            <text:p>0.014470000000074</text:p>
          </table:table-cell>
          <table:table-cell office:value-type="float" office:value="0.120255000000043" calcext:value-type="float">
            <text:p>0.120255000000043</text:p>
          </table:table-cell>
          <table:table-cell office:value-type="float" office:value="0" calcext:value-type="float">
            <text:p>0</text:p>
          </table:table-cell>
          <table:table-cell office:value-type="float" office:value="0.106139999999868" calcext:value-type="float">
            <text:p>0.10613999999986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4447999999975" calcext:value-type="float">
            <text:p>0.184447999999975</text:p>
          </table:table-cell>
          <table:table-cell office:value-type="float" office:value="0.000665999999910127" calcext:value-type="float">
            <text:p>0.00066599999991</text:p>
          </table:table-cell>
          <table:table-cell office:value-type="float" office:value="0.0780530000001818" calcext:value-type="float">
            <text:p>0.078053000000182</text:p>
          </table:table-cell>
          <table:table-cell office:value-type="float" office:value="61.1660182476044" calcext:value-type="float">
            <text:p>61.1660182476044</text:p>
          </table:table-cell>
          <table:table-cell office:value-type="float" office:value="611.765983" calcext:value-type="float">
            <text:p>611.765983</text:p>
          </table:table-cell>
          <table:table-cell office:value-type="float" office:value="0.00730899999985013" calcext:value-type="float">
            <text:p>0.00730899999985</text:p>
          </table:table-cell>
          <table:table-cell office:value-type="float" office:value="2.79801799999996" calcext:value-type="float">
            <text:p>2.79801799999996</text:p>
          </table:table-cell>
          <table:table-cell office:value-type="float" office:value="11.222935" calcext:value-type="float">
            <text:p>11.222935</text:p>
          </table:table-cell>
          <table:table-cell office:value-type="float" office:value="0.0142479999999523" calcext:value-type="float">
            <text:p>0.014247999999952</text:p>
          </table:table-cell>
          <table:table-cell office:value-type="float" office:value="0.123061000000007" calcext:value-type="float">
            <text:p>0.123061000000007</text:p>
          </table:table-cell>
          <table:table-cell office:value-type="float" office:value="0" calcext:value-type="float">
            <text:p>0</text:p>
          </table:table-cell>
          <table:table-cell office:value-type="float" office:value="0.148989000000029" calcext:value-type="float">
            <text:p>0.14898900000002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3985000000121" calcext:value-type="float">
            <text:p>0.183985000000121</text:p>
          </table:table-cell>
          <table:table-cell office:value-type="float" office:value="0.000676999999996042" calcext:value-type="float">
            <text:p>0.000676999999996</text:p>
          </table:table-cell>
          <table:table-cell office:value-type="float" office:value="0.0823629999999866" calcext:value-type="float">
            <text:p>0.082362999999987</text:p>
          </table:table-cell>
          <table:table-cell office:value-type="float" office:value="66.4960513114929" calcext:value-type="float">
            <text:p>66.4960513114929</text:p>
          </table:table-cell>
          <table:table-cell office:value-type="float" office:value="639.110955" calcext:value-type="float">
            <text:p>639.110955</text:p>
          </table:table-cell>
          <table:table-cell office:value-type="float" office:value="0.00737699999990582" calcext:value-type="float">
            <text:p>0.007376999999906</text:p>
          </table:table-cell>
          <table:table-cell office:value-type="float" office:value="4.94470000000001" calcext:value-type="float">
            <text:p>4.94470000000001</text:p>
          </table:table-cell>
          <table:table-cell office:value-type="float" office:value="11.743688" calcext:value-type="float">
            <text:p>11.743688</text:p>
          </table:table-cell>
          <table:table-cell office:value-type="float" office:value="0.0144940000000133" calcext:value-type="float">
            <text:p>0.014494000000013</text:p>
          </table:table-cell>
          <table:table-cell office:value-type="float" office:value="0.110874999999851" calcext:value-type="float">
            <text:p>0.110874999999851</text:p>
          </table:table-cell>
          <table:table-cell office:value-type="float" office:value="0" calcext:value-type="float">
            <text:p>0</text:p>
          </table:table-cell>
          <table:table-cell office:value-type="float" office:value="0.195321000000149" calcext:value-type="float">
            <text:p>0.19532100000014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5273000000052" calcext:value-type="float">
            <text:p>0.185273000000052</text:p>
          </table:table-cell>
          <table:table-cell office:value-type="float" office:value="0.000665999999910127" calcext:value-type="float">
            <text:p>0.00066599999991</text:p>
          </table:table-cell>
          <table:table-cell office:value-type="float" office:value="0.083299999999781" calcext:value-type="float">
            <text:p>0.083299999999781</text:p>
          </table:table-cell>
          <table:table-cell office:value-type="float" office:value="70.0854423046112" calcext:value-type="float">
            <text:p>70.0854423046112</text:p>
          </table:table-cell>
          <table:table-cell office:value-type="float" office:value="647.615898" calcext:value-type="float">
            <text:p>647.615898</text:p>
          </table:table-cell>
          <table:table-cell office:value-type="float" office:value="0.00728299999991577" calcext:value-type="float">
            <text:p>0.007282999999916</text:p>
          </table:table-cell>
          <table:table-cell office:value-type="float" office:value="5.07296700000006" calcext:value-type="float">
            <text:p>5.07296700000006</text:p>
          </table:table-cell>
          <table:table-cell office:value-type="float" office:value="11.8953000000001" calcext:value-type="float">
            <text:p>11.8953000000001</text:p>
          </table:table-cell>
          <table:table-cell office:value-type="float" office:value="0.0145419999998921" calcext:value-type="float">
            <text:p>0.014541999999892</text:p>
          </table:table-cell>
          <table:table-cell office:value-type="float" office:value="0.123831999999766" calcext:value-type="float">
            <text:p>0.123831999999766</text:p>
          </table:table-cell>
          <table:table-cell office:value-type="float" office:value="0" calcext:value-type="float">
            <text:p>0</text:p>
          </table:table-cell>
          <table:table-cell office:value-type="float" office:value="0.240279999999984" calcext:value-type="float">
            <text:p>0.240279999999984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3" table:number-columns-repeated="14"/>
          <table:table-cell table:style-name="ce4"/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9:.C73])" office:value-type="float" office:value="0.911175000000148" calcext:value-type="float">
            <text:p>0.911175000000148</text:p>
          </table:table-cell>
          <table:table-cell table:style-name="ce1" table:formula="of:=SUM([.D69:.D73])" office:value-type="float" office:value="0.00338299999979741" calcext:value-type="float">
            <text:p>0.003382999999797</text:p>
          </table:table-cell>
          <table:table-cell table:style-name="ce1" table:formula="of:=SUM([.E69:.E73])" office:value-type="float" office:value="0.379645999999942" calcext:value-type="float">
            <text:p>0.379645999999942</text:p>
          </table:table-cell>
          <table:table-cell table:style-name="ce1" table:formula="of:=SUM([.F69:.F73])" office:value-type="float" office:value="285.927705526352" calcext:value-type="float">
            <text:p>285.927705526352</text:p>
          </table:table-cell>
          <table:table-cell table:style-name="ce1" table:formula="of:=SUM([.G69:.G73])" office:value-type="float" office:value="2794.912541" calcext:value-type="float">
            <text:p>2794.912541</text:p>
          </table:table-cell>
          <table:table-cell table:style-name="ce1" table:formula="of:=SUM([.H69:.H73])" office:value-type="float" office:value="0.031957999999463" calcext:value-type="float">
            <text:p>0.031957999999463</text:p>
          </table:table-cell>
          <table:table-cell table:style-name="ce1" table:formula="of:=SUM([.I69:.I73])" office:value-type="float" office:value="46.692587" calcext:value-type="float">
            <text:p>46.692587</text:p>
          </table:table-cell>
          <table:table-cell table:style-name="ce1" table:formula="of:=SUM([.J69:.J73])" office:value-type="float" office:value="51.2800560000002" calcext:value-type="float">
            <text:p>51.2800560000002</text:p>
          </table:table-cell>
          <table:table-cell table:style-name="ce1" table:formula="of:=SUM([.K69:.K73])" office:value-type="float" office:value="0.0713729999999373" calcext:value-type="float">
            <text:p>0.071372999999937</text:p>
          </table:table-cell>
          <table:table-cell table:style-name="ce1" table:formula="of:=SUM([.L69:.L73])" office:value-type="float" office:value="0.587776999999676" calcext:value-type="float">
            <text:p>0.587776999999676</text:p>
          </table:table-cell>
          <table:table-cell table:style-name="ce1" table:formula="of:=SUM([.M69:.M73])" office:value-type="float" office:value="0" calcext:value-type="float">
            <text:p>0</text:p>
          </table:table-cell>
          <table:table-cell table:style-name="ce1" table:formula="of:=SUM([.N69:.N73])" office:value-type="float" office:value="0.749085000000036" calcext:value-type="float">
            <text:p>0.749085000000036</text:p>
          </table:table-cell>
          <table:table-cell table:style-name="ce1" table:formula="of:=SUM([.C89:.N89])" office:value-type="float" office:value="3181.54728652635" calcext:value-type="float">
            <text:p>3181.5472865263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_attr</text:p>
          </table:table-cell>
          <table:table-cell table:formula="of:=[.C22]" office:value-type="float" office:value="0.938128666666309" calcext:value-type="float">
            <text:p>0.938128666666309</text:p>
          </table:table-cell>
          <table:table-cell table:formula="of:=[.D22]" office:value-type="float" office:value="0.00332366666678411" calcext:value-type="float">
            <text:p>0.003323666666784</text:p>
          </table:table-cell>
          <table:table-cell table:formula="of:=[.E22]" office:value-type="float" office:value="0.356486333332915" calcext:value-type="float">
            <text:p>0.356486333332915</text:p>
          </table:table-cell>
          <table:table-cell table:formula="of:=[.F22]" office:value-type="float" office:value="170.592561165492" calcext:value-type="float">
            <text:p>170.592561165492</text:p>
          </table:table-cell>
          <table:table-cell table:formula="of:=[.G22]" office:value-type="float" office:value="1754.50073466667" calcext:value-type="float">
            <text:p>1754.50073466667</text:p>
          </table:table-cell>
          <table:table-cell table:formula="of:=[.H22]" office:value-type="float" office:value="0.0124859999996829" calcext:value-type="float">
            <text:p>0.012485999999683</text:p>
          </table:table-cell>
          <table:table-cell table:formula="of:=[.I22]" office:value-type="float" office:value="142.208293333334" calcext:value-type="float">
            <text:p>142.208293333334</text:p>
          </table:table-cell>
          <table:table-cell table:formula="of:=[.J22]" office:value-type="float" office:value="30.6094719999995" calcext:value-type="float">
            <text:p>30.6094719999995</text:p>
          </table:table-cell>
          <table:table-cell table:formula="of:=[.K22]" office:value-type="float" office:value="0.0705563333330967" calcext:value-type="float">
            <text:p>0.070556333333097</text:p>
          </table:table-cell>
          <table:table-cell table:formula="of:=[.L22]" office:value-type="float" office:value="0.488075333333427" calcext:value-type="float">
            <text:p>0.488075333333427</text:p>
          </table:table-cell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_attr</text:p>
          </table:table-cell>
          <table:table-cell table:formula="of:=[.C44]" office:value-type="float" office:value="0.939729000000625" calcext:value-type="float">
            <text:p>0.939729000000625</text:p>
          </table:table-cell>
          <table:table-cell table:formula="of:=[.D44]" office:value-type="float" office:value="0.00334633333416908" calcext:value-type="float">
            <text:p>0.003346333334169</text:p>
          </table:table-cell>
          <table:table-cell table:formula="of:=[.E44]" office:value-type="float" office:value="0.613575999999133" calcext:value-type="float">
            <text:p>0.613575999999133</text:p>
          </table:table-cell>
          <table:table-cell table:formula="of:=[.F44]" office:value-type="float" office:value="377.561856746674" calcext:value-type="float">
            <text:p>377.561856746674</text:p>
          </table:table-cell>
          <table:table-cell table:formula="of:=[.G44]" office:value-type="float" office:value="3520.630443" calcext:value-type="float">
            <text:p>3520.630443</text:p>
          </table:table-cell>
          <table:table-cell table:formula="of:=[.H44]" office:value-type="float" office:value="0.0129809999983384" calcext:value-type="float">
            <text:p>0.012980999998339</text:p>
          </table:table-cell>
          <table:table-cell table:formula="of:=[.I44]" office:value-type="float" office:value="187.464301333332" calcext:value-type="float">
            <text:p>187.464301333332</text:p>
          </table:table-cell>
          <table:table-cell table:formula="of:=[.J44]" office:value-type="float" office:value="64.4699183333335" calcext:value-type="float">
            <text:p>64.4699183333335</text:p>
          </table:table-cell>
          <table:table-cell table:formula="of:=[.K44]" office:value-type="float" office:value="0.0826266666666318" calcext:value-type="float">
            <text:p>0.082626666666632</text:p>
          </table:table-cell>
          <table:table-cell table:formula="of:=[.L44]" office:value-type="float" office:value="1.83605933333214" calcext:value-type="float">
            <text:p>1.83605933333214</text:p>
          </table:table-cell>
          <table:table-cell table:formula="of:=[.M44]" office:value-type="float" office:value="0.188326000001931" calcext:value-type="float">
            <text:p>0.188326000001931</text:p>
          </table:table-cell>
          <table:table-cell table:formula="of:=[.N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_attr</text:p>
          </table:table-cell>
          <table:table-cell table:formula="of:=[.C66]" office:value-type="float" office:value="0.940214666664057" calcext:value-type="float">
            <text:p>0.940214666664057</text:p>
          </table:table-cell>
          <table:table-cell table:formula="of:=[.D66]" office:value-type="float" office:value="0.00333833333327978" calcext:value-type="float">
            <text:p>0.00333833333328</text:p>
          </table:table-cell>
          <table:table-cell table:formula="of:=[.E66]" office:value-type="float" office:value="0.377868999999919" calcext:value-type="float">
            <text:p>0.377868999999919</text:p>
          </table:table-cell>
          <table:table-cell table:formula="of:=[.F66]" office:value-type="float" office:value="295.70109740893" calcext:value-type="float">
            <text:p>295.70109740893</text:p>
          </table:table-cell>
          <table:table-cell table:formula="of:=[.G66]" office:value-type="float" office:value="2863.376562" calcext:value-type="float">
            <text:p>2863.376562</text:p>
          </table:table-cell>
          <table:table-cell table:formula="of:=[.H66]" office:value-type="float" office:value="0.0125353333375339" calcext:value-type="float">
            <text:p>0.012535333337534</text:p>
          </table:table-cell>
          <table:table-cell table:formula="of:=[.I66]" office:value-type="float" office:value="145.103628333333" calcext:value-type="float">
            <text:p>145.103628333333</text:p>
          </table:table-cell>
          <table:table-cell table:formula="of:=[.J66]" office:value-type="float" office:value="50.8964160000032" calcext:value-type="float">
            <text:p>50.8964160000032</text:p>
          </table:table-cell>
          <table:table-cell table:formula="of:=[.K66]" office:value-type="float" office:value="0.0716213333301615" calcext:value-type="float">
            <text:p>0.071621333330162</text:p>
          </table:table-cell>
          <table:table-cell table:formula="of:=[.L66]" office:value-type="float" office:value="0.569306000002446" calcext:value-type="float">
            <text:p>0.569306000002446</text:p>
          </table:table-cell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0.746663333333951" calcext:value-type="float">
            <text:p>0.7466633333339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_attr</text:p>
          </table:table-cell>
          <table:table-cell table:formula="of:=[.C89]" office:value-type="float" office:value="0.911175000000148" calcext:value-type="float">
            <text:p>0.911175000000148</text:p>
          </table:table-cell>
          <table:table-cell table:formula="of:=[.D89]" office:value-type="float" office:value="0.00338299999979741" calcext:value-type="float">
            <text:p>0.003382999999797</text:p>
          </table:table-cell>
          <table:table-cell table:formula="of:=[.E89]" office:value-type="float" office:value="0.379645999999942" calcext:value-type="float">
            <text:p>0.379645999999942</text:p>
          </table:table-cell>
          <table:table-cell table:formula="of:=[.F89]" office:value-type="float" office:value="285.927705526352" calcext:value-type="float">
            <text:p>285.927705526352</text:p>
          </table:table-cell>
          <table:table-cell table:formula="of:=[.G89]" office:value-type="float" office:value="2794.912541" calcext:value-type="float">
            <text:p>2794.912541</text:p>
          </table:table-cell>
          <table:table-cell table:formula="of:=[.H89]" office:value-type="float" office:value="0.031957999999463" calcext:value-type="float">
            <text:p>0.031957999999463</text:p>
          </table:table-cell>
          <table:table-cell table:formula="of:=[.I89]" office:value-type="float" office:value="46.692587" calcext:value-type="float">
            <text:p>46.692587</text:p>
          </table:table-cell>
          <table:table-cell table:formula="of:=[.J89]" office:value-type="float" office:value="51.2800560000002" calcext:value-type="float">
            <text:p>51.2800560000002</text:p>
          </table:table-cell>
          <table:table-cell table:formula="of:=[.K89]" office:value-type="float" office:value="0.0713729999999373" calcext:value-type="float">
            <text:p>0.071372999999937</text:p>
          </table:table-cell>
          <table:table-cell table:formula="of:=[.L89]" office:value-type="float" office:value="0.587776999999676" calcext:value-type="float">
            <text:p>0.587776999999676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" office:value-type="float" office:value="0.749085000000036" calcext:value-type="float">
            <text:p>0.749085000000036</text:p>
          </table:table-cell>
          <table:table-cell table:number-columns-repeated="1010"/>
        </table:table-row>
      </table:table>
      <table:table table:name="combined vs attr_based" table:style-name="ta1">
        <table:shapes>
          <draw:frame draw:z-index="0" draw:style-name="gr1" draw:text-style-name="P1" svg:width="159.99mm" svg:height="89.99mm" svg:x="0.01mm" svg:y="171.6mm">
            <draw:object draw:notify-on-update-of-ranges="'combined vs attr_based'.X2:'combined vs attr_based'.X11 'combined vs attr_based'.Y1:'combined vs attr_based'.Y1 'combined vs attr_based'.Y2:'combined vs attr_based'.Y11 'combined vs attr_based'.Z1:'combined vs attr_based'.Z1 'combined vs attr_based'.Z2:'combined vs attr_based'.Z11 'combined vs attr_based'.AA1:'combined vs attr_based'.AA1 'combined vs attr_based'.AA2:'combined vs attr_based'.AA11 'combined vs attr_based'.AB1:'combined vs attr_based'.AB1 'combined vs attr_based'.AB2:'combined vs attr_based'.AB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70.74mm" svg:y="67.74mm">
            <draw:object draw:notify-on-update-of-ranges="'combined vs attr_based'.G1:'combined vs attr_based'.G1 'combined vs attr_based'.H1:'combined vs attr_based'.H1 'combined vs attr_based'.I1:'combined vs attr_based'.I1 'combined vs attr_based'.J1:'combined vs attr_based'.J1 'combined vs attr_based'.K1:'combined vs attr_based'.K1 'combined vs attr_based'.L1:'combined vs attr_based'.L1 'combined vs attr_based'.M1:'combined vs attr_based'.M1 'combined vs attr_based'.N1:'combined vs attr_based'.N1 'combined vs attr_based'.O1:'combined vs attr_based'.O1 'combined vs attr_based'.P1:'combined vs attr_based'.P1 'combined vs attr_based'.Q1:'combined vs attr_based'.Q1 'combined vs attr_based'.R1:'combined vs attr_based'.R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0.01mm" svg:y="67.74mm">
            <draw:object draw:notify-on-update-of-ranges="'combined vs attr_based'.B1:'combined vs attr_based'.E1 'combined vs attr_based'.A2:'combined vs attr_based'.A2 'combined vs attr_based'.B2:'combined vs attr_based'.E2 'combined vs attr_based'.A3:'combined vs attr_based'.A3 'combined vs attr_based'.B3:'combined vs attr_based'.E3 'combined vs attr_based'.A4:'combined vs attr_based'.A4 'combined vs attr_based'.B4:'combined vs attr_based'.E4 'combined vs attr_based'.A5:'combined vs attr_based'.A5 'combined vs attr_based'.B5:'combined vs attr_based'.E5 'combined vs attr_based'.A6:'combined vs attr_based'.A6 'combined vs attr_based'.B6:'combined vs attr_based'.E6 'combined vs attr_based'.A9:'combined vs attr_based'.A9 'combined vs attr_based'.B9:'combined vs attr_based'.E9 'combined vs attr_based'.A10:'combined vs attr_based'.A10 'combined vs attr_based'.B10:'combined vs attr_based'.E10 'combined vs attr_based'.A11:'combined vs attr_based'.A11 'combined vs attr_based'.B11:'combined vs attr_based'.E11 'combined vs attr_based'.A12:'combined vs attr_based'.A12 'combined vs attr_based'.B12:'combined vs attr_based'.E12 'combined vs attr_based'.A13:'combined vs attr_based'.A13 'combined vs attr_based'.B13:'combined vs attr_based'.E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170.74mm" svg:y="171.6mm">
            <draw:object draw:notify-on-update-of-ranges="'combined vs attr_based'.X15:'combined vs attr_based'.X24 'combined vs attr_based'.Y14:'combined vs attr_based'.Y14 'combined vs attr_based'.Y15:'combined vs attr_based'.Y24 'combined vs attr_based'.Z14:'combined vs attr_based'.Z14 'combined vs attr_based'.Z15:'combined vs attr_based'.Z24 'combined vs attr_based'.AA14:'combined vs attr_based'.AA14 'combined vs attr_based'.AA15:'combined vs attr_based'.AA24 'combined vs attr_based'.AB14:'combined vs attr_based'.AB14 'combined vs attr_based'.AB15:'combined vs attr_based'.AB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2" table:number-columns-repeated="6" table:default-cell-style-name="Default"/>
        <table:table-column table:style-name="co21" table:number-columns-repeated="3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2" table:number-columns-repeated="10" table:default-cell-style-name="Default"/>
        <table:table-row table:style-name="ro1">
          <table:table-cell table:formula="of:=[$'combined - h_cp - quality'.A28]" office:value-type="float" office:value="0" calcext:value-type="float">
            <text:p>0</text:p>
          </table:table-cell>
          <table:table-cell table:formula="of:=[$'combined - h_cp - quality'.B28]" office:value-type="string" office:string-value="Batch 1" calcext:value-type="string">
            <text:p>Batch 1</text:p>
          </table:table-cell>
          <table:table-cell table:formula="of:=[$'combined - h_cp - quality'.C28]" office:value-type="string" office:string-value="Batch 2" calcext:value-type="string">
            <text:p>Batch 2</text:p>
          </table:table-cell>
          <table:table-cell table:formula="of:=[$'combined - h_cp - quality'.D28]" office:value-type="string" office:string-value="Batch 3" calcext:value-type="string">
            <text:p>Batch 3</text:p>
          </table:table-cell>
          <table:table-cell table:formula="of:=[$'combined - h_cp - quality'.E28]" office:value-type="string" office:string-value="Batch 4" calcext:value-type="string">
            <text:p>Batch 4</text:p>
          </table:table-cell>
          <table:table-cell/>
          <table:table-cell table:formula="of:=[$'combined - h_cp - time'.C1]" office:value-type="string" office:string-value="load_data" calcext:value-type="string">
            <text:p>load_data</text:p>
          </table:table-cell>
          <table:table-cell table:formula="of:=[$'combined - h_cp - time'.D1]" office:value-type="string" office:string-value="load_dcs" calcext:value-type="string">
            <text:p>load_dcs</text:p>
          </table:table-cell>
          <table:table-cell table:formula="of:=[$'combined - h_cp - time'.E1]" office:value-type="string" office:string-value="detect_errors" calcext:value-type="string">
            <text:p>detect_errors</text:p>
          </table:table-cell>
          <table:table-cell table:formula="of:=[$'combined - h_cp - time'.F1]" office:value-type="string" office:string-value="setup_domain" calcext:value-type="string">
            <text:p>setup_domain</text:p>
          </table:table-cell>
          <table:table-cell table:formula="of:=[$'combined - h_cp - time'.G1]" office:value-type="string" office:string-value="featurize_data" calcext:value-type="string">
            <text:p>featurize_data</text:p>
          </table:table-cell>
          <table:table-cell table:formula="of:=[$'combined - h_cp - time'.H1]" office:value-type="string" office:string-value="setup_model" calcext:value-type="string">
            <text:p>setup_model</text:p>
          </table:table-cell>
          <table:table-cell table:formula="of:=[$'combined - h_cp - time'.I1]" office:value-type="string" office:string-value="fit_model" calcext:value-type="string">
            <text:p>fit_model</text:p>
          </table:table-cell>
          <table:table-cell table:formula="of:=[$'combined - h_cp - time'.J1]" office:value-type="string" office:string-value="infer_repairs" calcext:value-type="string">
            <text:p>infer_repairs</text:p>
          </table:table-cell>
          <table:table-cell table:formula="of:=[$'combined - h_cp - time'.K1]" office:value-type="string" office:string-value="get_inferred_values" calcext:value-type="string">
            <text:p>get_inferred_values</text:p>
          </table:table-cell>
          <table:table-cell table:formula="of:=[$'combined - h_cp - time'.L1]" office:value-type="string" office:string-value="generate_repaired_dataset" calcext:value-type="string">
            <text:p>generate_repaired_dataset</text:p>
          </table:table-cell>
          <table:table-cell table:formula="of:=[$'combined - h_cp - time'.M1]" office:value-type="string" office:string-value="repaired_table_copy_time" calcext:value-type="string">
            <text:p>repaired_table_copy_time</text:p>
          </table:table-cell>
          <table:table-cell table:formula="of:=[$'combined - h_cp - time'.N1]" office:value-type="string" office:string-value="save_stats_time" calcext:value-type="string">
            <text:p>save_stats_time</text:p>
          </table:table-cell>
          <table:table-cell/>
          <table:table-cell table:formula="of:=[$'combined - h_cp - quality'.A1]" office:value-type="string" office:string-value="batch" calcext:value-type="string">
            <text:p>batch</text:p>
          </table:table-cell>
          <table:table-cell table:formula="of:=[$'combined - h_cp - quality'.B1]" office:value-type="string" office:string-value="dk_cells" calcext:value-type="string">
            <text:p>dk_cells</text:p>
          </table:table-cell>
          <table:table-cell table:formula="of:=[$'combined - h_cp - quality'.C1]" office:value-type="string" office:string-value="training_cells" calcext:value-type="string">
            <text:p>training_cells</text:p>
          </table:table-cell>
          <table:table-cell table:number-columns-repeated="2"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</table:table-row>
        <table:table-row table:style-name="ro1">
          <table:table-cell table:formula="of:=[$'combined - h_cp - quality'.A29]" office:value-type="string" office:string-value="A" calcext:value-type="string">
            <text:p>A</text:p>
          </table:table-cell>
          <table:table-cell table:formula="of:=[$'combined - h_cp - quality'.B29]" office:value-type="float" office:value="18" calcext:value-type="float">
            <text:p>18</text:p>
          </table:table-cell>
          <table:table-cell table:formula="of:=[$'combined - h_cp - quality'.C29]" office:value-type="float" office:value="91" calcext:value-type="float">
            <text:p>91</text:p>
          </table:table-cell>
          <table:table-cell table:formula="of:=[$'combined - h_cp - quality'.D29]" office:value-type="float" office:value="110" calcext:value-type="float">
            <text:p>110</text:p>
          </table:table-cell>
          <table:table-cell table:formula="of:=[$'combined - h_cp - quality'.E29]" office:value-type="float" office:value="174" calcext:value-type="float">
            <text:p>174</text:p>
          </table:table-cell>
          <table:table-cell/>
          <table:table-cell table:formula="of:=[$'combined - h_cp - time'.C18]" office:value-type="float" office:value="0.466978999999986" calcext:value-type="float">
            <text:p>0.466978999999986</text:p>
          </table:table-cell>
          <table:table-cell table:formula="of:=[$'combined - h_cp - time'.D18]" office:value-type="float" office:value="0.00667533333333359" calcext:value-type="float">
            <text:p>0.006675333333334</text:p>
          </table:table-cell>
          <table:table-cell table:formula="of:=[$'combined - h_cp - time'.E18]" office:value-type="float" office:value="0.885770333333334" calcext:value-type="float">
            <text:p>0.885770333333334</text:p>
          </table:table-cell>
          <table:table-cell table:formula="of:=[$'combined - h_cp - time'.F18]" office:value-type="float" office:value="12.5313379764557" calcext:value-type="float">
            <text:p>12.5313379764557</text:p>
          </table:table-cell>
          <table:table-cell table:formula="of:=[$'combined - h_cp - time'.G18]" office:value-type="float" office:value="22.1177443333333" calcext:value-type="float">
            <text:p>22.1177443333333</text:p>
          </table:table-cell>
          <table:table-cell table:formula="of:=[$'combined - h_cp - time'.H18]" office:value-type="float" office:value="0.00200233333333877" calcext:value-type="float">
            <text:p>0.002002333333339</text:p>
          </table:table-cell>
          <table:table-cell table:formula="of:=[$'combined - h_cp - time'.I18]" office:value-type="float" office:value="36.437005" calcext:value-type="float">
            <text:p>36.437005</text:p>
          </table:table-cell>
          <table:table-cell table:formula="of:=[$'combined - h_cp - time'.J18]" office:value-type="float" office:value="1.75516066666667" calcext:value-type="float">
            <text:p>1.75516066666667</text:p>
          </table:table-cell>
          <table:table-cell table:formula="of:=[$'combined - h_cp - time'.K18]" office:value-type="float" office:value="0.0745579999999925" calcext:value-type="float">
            <text:p>0.074557999999993</text:p>
          </table:table-cell>
          <table:table-cell table:formula="of:=[$'combined - h_cp - time'.L18]" office:value-type="float" office:value="0.179182333333344" calcext:value-type="float">
            <text:p>0.179182333333344</text:p>
          </table:table-cell>
          <table:table-cell table:formula="of:=[$'combined - h_cp - time'.M18]" office:value-type="float" office:value="0" calcext:value-type="float">
            <text:p>0</text:p>
          </table:table-cell>
          <table:table-cell table:formula="of:=[$'combined - h_cp - time'.N18]" office:value-type="float" office:value="0" calcext:value-type="float">
            <text:p>0</text:p>
          </table:table-cell>
          <table:table-cell/>
          <table:table-cell table:formula="of:=[$'combined - h_cp - quality'.A2]" office:value-type="float" office:value="1" calcext:value-type="float">
            <text:p>1</text:p>
          </table:table-cell>
          <table:table-cell table:formula="of:=[$'combined - h_cp - quality'.B2]" office:value-type="float" office:value="1946" calcext:value-type="float">
            <text:p>1946</text:p>
          </table:table-cell>
          <table:table-cell table:formula="of:=[$'combined - h_cp - quality'.C2]" office:value-type="float" office:value="2596" calcext:value-type="float">
            <text:p>2596</text:p>
          </table:table-cell>
          <table:table-cell/>
          <table:table-cell office:value-type="string" calcext:value-type="string">
            <text:p>A</text:p>
          </table:table-cell>
          <table:table-cell table:formula="of:=[.U2]" office:value-type="float" office:value="1946" calcext:value-type="float">
            <text:p>1946</text:p>
          </table:table-cell>
          <table:table-cell table:formula="of:=[.U3]" office:value-type="float" office:value="1963" calcext:value-type="float">
            <text:p>1963</text:p>
          </table:table-cell>
          <table:table-cell table:formula="of:=[.U4]" office:value-type="float" office:value="2083" calcext:value-type="float">
            <text:p>2083</text:p>
          </table:table-cell>
          <table:table-cell table:formula="of:=[.U5]" office:value-type="float" office:value="1949" calcext:value-type="float">
            <text:p>1949</text:p>
          </table:table-cell>
        </table:table-row>
        <table:table-row table:style-name="ro1">
          <table:table-cell table:formula="of:=[$'combined - h_cp - quality'.A30]" office:value-type="string" office:string-value="B" calcext:value-type="string">
            <text:p>B</text:p>
          </table:table-cell>
          <table:table-cell table:formula="of:=[$'combined - h_cp - quality'.B30]" office:value-type="float" office:value="18" calcext:value-type="float">
            <text:p>18</text:p>
          </table:table-cell>
          <table:table-cell table:formula="of:=[$'combined - h_cp - quality'.C30]" office:value-type="float" office:value="79" calcext:value-type="float">
            <text:p>79</text:p>
          </table:table-cell>
          <table:table-cell table:formula="of:=[$'combined - h_cp - quality'.D30]" office:value-type="float" office:value="82" calcext:value-type="float">
            <text:p>82</text:p>
          </table:table-cell>
          <table:table-cell table:formula="of:=[$'combined - h_cp - quality'.E30]" office:value-type="float" office:value="87" calcext:value-type="float">
            <text:p>87</text:p>
          </table:table-cell>
          <table:table-cell/>
          <table:table-cell table:formula="of:=[$'combined - h_cp - time'.C36]" office:value-type="float" office:value="0.503935999999991" calcext:value-type="float">
            <text:p>0.503935999999991</text:p>
          </table:table-cell>
          <table:table-cell table:formula="of:=[$'combined - h_cp - time'.D36]" office:value-type="float" office:value="0.00680266666675303" calcext:value-type="float">
            <text:p>0.006802666666753</text:p>
          </table:table-cell>
          <table:table-cell table:formula="of:=[$'combined - h_cp - time'.E36]" office:value-type="float" office:value="1.35775533333333" calcext:value-type="float">
            <text:p>1.35775533333333</text:p>
          </table:table-cell>
          <table:table-cell table:formula="of:=[$'combined - h_cp - time'.F36]" office:value-type="float" office:value="21.4569588502248" calcext:value-type="float">
            <text:p>21.4569588502248</text:p>
          </table:table-cell>
          <table:table-cell table:formula="of:=[$'combined - h_cp - time'.G36]" office:value-type="float" office:value="50.8150833333333" calcext:value-type="float">
            <text:p>50.8150833333333</text:p>
          </table:table-cell>
          <table:table-cell table:formula="of:=[$'combined - h_cp - time'.H36]" office:value-type="float" office:value="0.00205733333334971" calcext:value-type="float">
            <text:p>0.00205733333335</text:p>
          </table:table-cell>
          <table:table-cell table:formula="of:=[$'combined - h_cp - time'.I36]" office:value-type="float" office:value="67.6985146666667" calcext:value-type="float">
            <text:p>67.6985146666667</text:p>
          </table:table-cell>
          <table:table-cell table:formula="of:=[$'combined - h_cp - time'.J36]" office:value-type="float" office:value="3.222548" calcext:value-type="float">
            <text:p>3.222548</text:p>
          </table:table-cell>
          <table:table-cell table:formula="of:=[$'combined - h_cp - time'.K36]" office:value-type="float" office:value="0.12331766666667" calcext:value-type="float">
            <text:p>0.12331766666667</text:p>
          </table:table-cell>
          <table:table-cell table:formula="of:=[$'combined - h_cp - time'.L36]" office:value-type="float" office:value="0.265244666666604" calcext:value-type="float">
            <text:p>0.265244666666604</text:p>
          </table:table-cell>
          <table:table-cell table:formula="of:=[$'combined - h_cp - time'.M36]" office:value-type="float" office:value="0.0723236666667238" calcext:value-type="float">
            <text:p>0.072323666666724</text:p>
          </table:table-cell>
          <table:table-cell table:formula="of:=[$'combined - h_cp - time'.N36]" office:value-type="float" office:value="0" calcext:value-type="float">
            <text:p>0</text:p>
          </table:table-cell>
          <table:table-cell/>
          <table:table-cell table:formula="of:=[$'combined - h_cp - quality'.A3]" office:value-type="float" office:value="2" calcext:value-type="float">
            <text:p>2</text:p>
          </table:table-cell>
          <table:table-cell table:formula="of:=[$'combined - h_cp - quality'.B3]" office:value-type="float" office:value="1963" calcext:value-type="float">
            <text:p>1963</text:p>
          </table:table-cell>
          <table:table-cell table:formula="of:=[$'combined - h_cp - quality'.C3]" office:value-type="float" office:value="2500" calcext:value-type="float">
            <text:p>2500</text:p>
          </table:table-cell>
          <table:table-cell/>
          <table:table-cell office:value-type="string" calcext:value-type="string">
            <text:p>B</text:p>
          </table:table-cell>
          <table:table-cell table:formula="of:=[.U7]" office:value-type="float" office:value="1946" calcext:value-type="float">
            <text:p>1946</text:p>
          </table:table-cell>
          <table:table-cell table:formula="of:=[.U8]" office:value-type="float" office:value="3424" calcext:value-type="float">
            <text:p>3424</text:p>
          </table:table-cell>
          <table:table-cell table:formula="of:=[.U9]" office:value-type="float" office:value="3767" calcext:value-type="float">
            <text:p>3767</text:p>
          </table:table-cell>
          <table:table-cell table:formula="of:=[.U10]" office:value-type="float" office:value="6294" calcext:value-type="float">
            <text:p>6294</text:p>
          </table:table-cell>
        </table:table-row>
        <table:table-row table:style-name="ro1">
          <table:table-cell table:formula="of:=[$'combined - h_cp - quality'.A31]" office:value-type="string" office:string-value="C" calcext:value-type="string">
            <text:p>C</text:p>
          </table:table-cell>
          <table:table-cell table:formula="of:=[$'combined - h_cp - quality'.B31]" office:value-type="float" office:value="18" calcext:value-type="float">
            <text:p>18</text:p>
          </table:table-cell>
          <table:table-cell table:formula="of:=[$'combined - h_cp - quality'.C31]" office:value-type="float" office:value="81" calcext:value-type="float">
            <text:p>81</text:p>
          </table:table-cell>
          <table:table-cell table:formula="of:=[$'combined - h_cp - quality'.D31]" office:value-type="float" office:value="100" calcext:value-type="float">
            <text:p>100</text:p>
          </table:table-cell>
          <table:table-cell table:formula="of:=[$'combined - h_cp - quality'.E31]" office:value-type="float" office:value="123" calcext:value-type="float">
            <text:p>123</text:p>
          </table:table-cell>
          <table:table-cell/>
          <table:table-cell table:formula="of:=[$'combined - h_cp - time'.C54]" office:value-type="float" office:value="0.493657333333393" calcext:value-type="float">
            <text:p>0.493657333333393</text:p>
          </table:table-cell>
          <table:table-cell table:formula="of:=[$'combined - h_cp - time'.D54]" office:value-type="float" office:value="0.00668766666664548" calcext:value-type="float">
            <text:p>0.006687666666645</text:p>
          </table:table-cell>
          <table:table-cell table:formula="of:=[$'combined - h_cp - time'.E54]" office:value-type="float" office:value="0.913749333333233" calcext:value-type="float">
            <text:p>0.913749333333233</text:p>
          </table:table-cell>
          <table:table-cell table:formula="of:=[$'combined - h_cp - time'.F54]" office:value-type="float" office:value="12.9520827929179" calcext:value-type="float">
            <text:p>12.9520827929179</text:p>
          </table:table-cell>
          <table:table-cell table:formula="of:=[$'combined - h_cp - time'.G54]" office:value-type="float" office:value="21.5264079999999" calcext:value-type="float">
            <text:p>21.5264079999999</text:p>
          </table:table-cell>
          <table:table-cell table:formula="of:=[$'combined - h_cp - time'.H54]" office:value-type="float" office:value="0.00194866666667319" calcext:value-type="float">
            <text:p>0.001948666666673</text:p>
          </table:table-cell>
          <table:table-cell table:formula="of:=[$'combined - h_cp - time'.I54]" office:value-type="float" office:value="30.8202523333334" calcext:value-type="float">
            <text:p>30.8202523333334</text:p>
          </table:table-cell>
          <table:table-cell table:formula="of:=[$'combined - h_cp - time'.J54]" office:value-type="float" office:value="1.81124333333344" calcext:value-type="float">
            <text:p>1.81124333333344</text:p>
          </table:table-cell>
          <table:table-cell table:formula="of:=[$'combined - h_cp - time'.K54]" office:value-type="float" office:value="0.0760043333333443" calcext:value-type="float">
            <text:p>0.076004333333344</text:p>
          </table:table-cell>
          <table:table-cell table:formula="of:=[$'combined - h_cp - time'.L54]" office:value-type="float" office:value="0.264956999999943" calcext:value-type="float">
            <text:p>0.264956999999943</text:p>
          </table:table-cell>
          <table:table-cell table:formula="of:=[$'combined - h_cp - time'.M54]" office:value-type="float" office:value="0" calcext:value-type="float">
            <text:p>0</text:p>
          </table:table-cell>
          <table:table-cell table:formula="of:=[$'combined - h_cp - time'.N54]" office:value-type="float" office:value="0.0712076666666614" calcext:value-type="float">
            <text:p>0.071207666666661</text:p>
          </table:table-cell>
          <table:table-cell/>
          <table:table-cell table:formula="of:=[$'combined - h_cp - quality'.A4]" office:value-type="float" office:value="3" calcext:value-type="float">
            <text:p>3</text:p>
          </table:table-cell>
          <table:table-cell table:formula="of:=[$'combined - h_cp - quality'.B4]" office:value-type="float" office:value="2083" calcext:value-type="float">
            <text:p>2083</text:p>
          </table:table-cell>
          <table:table-cell table:formula="of:=[$'combined - h_cp - quality'.C4]" office:value-type="float" office:value="2471" calcext:value-type="float">
            <text:p>2471</text:p>
          </table:table-cell>
          <table:table-cell/>
          <table:table-cell office:value-type="string" calcext:value-type="string">
            <text:p>C</text:p>
          </table:table-cell>
          <table:table-cell table:formula="of:=[.U12]" office:value-type="float" office:value="1946" calcext:value-type="float">
            <text:p>1946</text:p>
          </table:table-cell>
          <table:table-cell table:formula="of:=[.U13]" office:value-type="float" office:value="2011" calcext:value-type="float">
            <text:p>2011</text:p>
          </table:table-cell>
          <table:table-cell table:formula="of:=[.U14]" office:value-type="float" office:value="2172" calcext:value-type="float">
            <text:p>2172</text:p>
          </table:table-cell>
          <table:table-cell table:formula="of:=[.U15]" office:value-type="float" office:value="2201" calcext:value-type="float">
            <text:p>2201</text:p>
          </table:table-cell>
        </table:table-row>
        <table:table-row table:style-name="ro1">
          <table:table-cell table:formula="of:=[$'combined - h_cp - quality'.A32]" office:value-type="string" office:string-value="C+" calcext:value-type="string">
            <text:p>C+</text:p>
          </table:table-cell>
          <table:table-cell table:formula="of:=[$'combined - h_cp - quality'.B32]" office:value-type="float" office:value="18" calcext:value-type="float">
            <text:p>18</text:p>
          </table:table-cell>
          <table:table-cell table:formula="of:=[$'combined - h_cp - quality'.C32]" office:value-type="float" office:value="81" calcext:value-type="float">
            <text:p>81</text:p>
          </table:table-cell>
          <table:table-cell table:formula="of:=[$'combined - h_cp - quality'.D32]" office:value-type="float" office:value="100" calcext:value-type="float">
            <text:p>100</text:p>
          </table:table-cell>
          <table:table-cell table:formula="of:=[$'combined - h_cp - quality'.E32]" office:value-type="float" office:value="123" calcext:value-type="float">
            <text:p>123</text:p>
          </table:table-cell>
          <table:table-cell/>
          <table:table-cell table:formula="of:=[$'combined - h_cp - time'.C72]" office:value-type="float" office:value="0.467443666666668" calcext:value-type="float">
            <text:p>0.467443666666668</text:p>
          </table:table-cell>
          <table:table-cell table:formula="of:=[$'combined - h_cp - time'.D72]" office:value-type="float" office:value="0.0067349999999351" calcext:value-type="float">
            <text:p>0.006734999999935</text:p>
          </table:table-cell>
          <table:table-cell table:formula="of:=[$'combined - h_cp - time'.E72]" office:value-type="float" office:value="0.882042999999972" calcext:value-type="float">
            <text:p>0.882042999999972</text:p>
          </table:table-cell>
          <table:table-cell table:formula="of:=[$'combined - h_cp - time'.F72]" office:value-type="float" office:value="12.9423733552297" calcext:value-type="float">
            <text:p>12.9423733552297</text:p>
          </table:table-cell>
          <table:table-cell table:formula="of:=[$'combined - h_cp - time'.G72]" office:value-type="float" office:value="21.9246256666666" calcext:value-type="float">
            <text:p>21.9246256666666</text:p>
          </table:table-cell>
          <table:table-cell table:formula="of:=[$'combined - h_cp - time'.H72]" office:value-type="float" office:value="0.00393533333325044" calcext:value-type="float">
            <text:p>0.00393533333325</text:p>
          </table:table-cell>
          <table:table-cell table:formula="of:=[$'combined - h_cp - time'.I72]" office:value-type="float" office:value="22.3445550000001" calcext:value-type="float">
            <text:p>22.3445550000001</text:p>
          </table:table-cell>
          <table:table-cell table:formula="of:=[$'combined - h_cp - time'.J72]" office:value-type="float" office:value="1.79088000000005" calcext:value-type="float">
            <text:p>1.79088000000005</text:p>
          </table:table-cell>
          <table:table-cell table:formula="of:=[$'combined - h_cp - time'.K72]" office:value-type="float" office:value="0.0764159999998999" calcext:value-type="float">
            <text:p>0.0764159999999</text:p>
          </table:table-cell>
          <table:table-cell table:formula="of:=[$'combined - h_cp - time'.L72]" office:value-type="float" office:value="0.265282333333346" calcext:value-type="float">
            <text:p>0.265282333333346</text:p>
          </table:table-cell>
          <table:table-cell table:formula="of:=[$'combined - h_cp - time'.M72]" office:value-type="float" office:value="0" calcext:value-type="float">
            <text:p>0</text:p>
          </table:table-cell>
          <table:table-cell table:formula="of:=[$'combined - h_cp - time'.N72]" office:value-type="float" office:value="0.071076000000005" calcext:value-type="float">
            <text:p>0.071076000000005</text:p>
          </table:table-cell>
          <table:table-cell/>
          <table:table-cell table:formula="of:=[$'combined - h_cp - quality'.A5]" office:value-type="float" office:value="4" calcext:value-type="float">
            <text:p>4</text:p>
          </table:table-cell>
          <table:table-cell table:formula="of:=[$'combined - h_cp - quality'.B5]" office:value-type="float" office:value="1949" calcext:value-type="float">
            <text:p>1949</text:p>
          </table:table-cell>
          <table:table-cell table:formula="of:=[$'combined - h_cp - quality'.C5]" office:value-type="float" office:value="2513" calcext:value-type="float">
            <text:p>2513</text:p>
          </table:table-cell>
          <table:table-cell/>
          <table:table-cell office:value-type="string" calcext:value-type="string">
            <text:p>C+</text:p>
          </table:table-cell>
          <table:table-cell table:formula="of:=[.U17]" office:value-type="float" office:value="1946" calcext:value-type="float">
            <text:p>1946</text:p>
          </table:table-cell>
          <table:table-cell table:formula="of:=[.U18]" office:value-type="float" office:value="2011" calcext:value-type="float">
            <text:p>2011</text:p>
          </table:table-cell>
          <table:table-cell table:formula="of:=[.U19]" office:value-type="float" office:value="2172" calcext:value-type="float">
            <text:p>2172</text:p>
          </table:table-cell>
          <table:table-cell table:formula="of:=[.U20]" office:value-type="float" office:value="2201" calcext:value-type="float">
            <text:p>2201</text:p>
          </table:table-cell>
        </table:table-row>
        <table:table-row table:style-name="ro1">
          <table:table-cell table:formula="of:=[$'combined - h_cp - quality'.A33]" office:value-type="string" office:string-value="B+" calcext:value-type="string">
            <text:p>B+</text:p>
          </table:table-cell>
          <table:table-cell table:formula="of:=[$'combined - h_cp - quality'.B33]" office:value-type="float" office:value="18" calcext:value-type="float">
            <text:p>18</text:p>
          </table:table-cell>
          <table:table-cell table:formula="of:=[$'combined - h_cp - quality'.C33]" office:value-type="float" office:value="79" calcext:value-type="float">
            <text:p>79</text:p>
          </table:table-cell>
          <table:table-cell table:formula="of:=[$'combined - h_cp - quality'.D33]" office:value-type="float" office:value="82" calcext:value-type="float">
            <text:p>82</text:p>
          </table:table-cell>
          <table:table-cell table:formula="of:=[$'combined - h_cp - quality'.E33]" office:value-type="float" office:value="87" calcext:value-type="float">
            <text:p>87</text:p>
          </table:table-cell>
          <table:table-cell/>
          <table:table-cell table:formula="of:=[$'combined - h_cp - time'.C90]" office:value-type="float" office:value="0.466378999999994" calcext:value-type="float">
            <text:p>0.466378999999994</text:p>
          </table:table-cell>
          <table:table-cell table:formula="of:=[$'combined - h_cp - time'.D90]" office:value-type="float" office:value="0.0067386666666834" calcext:value-type="float">
            <text:p>0.006738666666683</text:p>
          </table:table-cell>
          <table:table-cell table:formula="of:=[$'combined - h_cp - time'.E90]" office:value-type="float" office:value="1.46829000000001" calcext:value-type="float">
            <text:p>1.46829000000001</text:p>
          </table:table-cell>
          <table:table-cell table:formula="of:=[$'combined - h_cp - time'.F90]" office:value-type="float" office:value="21.4109131495158" calcext:value-type="float">
            <text:p>21.4109131495158</text:p>
          </table:table-cell>
          <table:table-cell table:formula="of:=[$'combined - h_cp - time'.G90]" office:value-type="float" office:value="53.4550756666667" calcext:value-type="float">
            <text:p>53.4550756666667</text:p>
          </table:table-cell>
          <table:table-cell table:formula="of:=[$'combined - h_cp - time'.H90]" office:value-type="float" office:value="0.00410999999998473" calcext:value-type="float">
            <text:p>0.004109999999985</text:p>
          </table:table-cell>
          <table:table-cell table:formula="of:=[$'combined - h_cp - time'.I90]" office:value-type="float" office:value="67.1570296666667" calcext:value-type="float">
            <text:p>67.1570296666667</text:p>
          </table:table-cell>
          <table:table-cell table:formula="of:=[$'combined - h_cp - time'.J90]" office:value-type="float" office:value="3.38390833333334" calcext:value-type="float">
            <text:p>3.38390833333334</text:p>
          </table:table-cell>
          <table:table-cell table:formula="of:=[$'combined - h_cp - time'.K90]" office:value-type="float" office:value="0.094793000000004" calcext:value-type="float">
            <text:p>0.094793000000004</text:p>
          </table:table-cell>
          <table:table-cell table:formula="of:=[$'combined - h_cp - time'.L90]" office:value-type="float" office:value="2.02716733333333" calcext:value-type="float">
            <text:p>2.02716733333333</text:p>
          </table:table-cell>
          <table:table-cell table:formula="of:=[$'combined - h_cp - time'.M90]" office:value-type="float" office:value="0.0725946666666388" calcext:value-type="float">
            <text:p>0.072594666666639</text:p>
          </table:table-cell>
          <table:table-cell table:formula="of:=[$'combined - h_cp - time'.N9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+</text:p>
          </table:table-cell>
          <table:table-cell table:formula="of:=[.U22]" office:value-type="float" office:value="1946" calcext:value-type="float">
            <text:p>1946</text:p>
          </table:table-cell>
          <table:table-cell table:formula="of:=[.U23]" office:value-type="float" office:value="3424" calcext:value-type="float">
            <text:p>3424</text:p>
          </table:table-cell>
          <table:table-cell table:formula="of:=[.U24]" office:value-type="float" office:value="3767" calcext:value-type="float">
            <text:p>3767</text:p>
          </table:table-cell>
          <table:table-cell table:formula="of:=[.U25]" office:value-type="float" office:value="6294" calcext:value-type="float">
            <text:p>6294</text:p>
          </table:table-cell>
        </table:table-row>
        <table:table-row table:style-name="ro1">
          <table:table-cell table:number-columns-repeated="19"/>
          <table:table-cell table:formula="of:=[$'combined - h_cp - quality'.A7]" office:value-type="float" office:value="1" calcext:value-type="float">
            <text:p>1</text:p>
          </table:table-cell>
          <table:table-cell table:formula="of:=[$'combined - h_cp - quality'.B7]" office:value-type="float" office:value="1946" calcext:value-type="float">
            <text:p>1946</text:p>
          </table:table-cell>
          <table:table-cell table:formula="of:=[$'combined - h_cp - quality'.C7]" office:value-type="float" office:value="2596" calcext:value-type="float">
            <text:p>2596</text:p>
          </table:table-cell>
          <table:table-cell/>
          <table:table-cell office:value-type="string" calcext:value-type="string">
            <text:p>A_attr</text:p>
          </table:table-cell>
          <table:table-cell table:formula="of:=[.U28]" office:value-type="float" office:value="1946" calcext:value-type="float">
            <text:p>1946</text:p>
          </table:table-cell>
          <table:table-cell table:formula="of:=[.U29]" office:value-type="float" office:value="1963" calcext:value-type="float">
            <text:p>1963</text:p>
          </table:table-cell>
          <table:table-cell table:formula="of:=[.U30]" office:value-type="float" office:value="2083" calcext:value-type="float">
            <text:p>2083</text:p>
          </table:table-cell>
          <table:table-cell table:formula="of:=[.U31]" office:value-type="float" office:value="1949" calcext:value-type="float">
            <text:p>1949</text:p>
          </table:table-cell>
        </table:table-row>
        <table:table-row table:style-name="ro1">
          <table:table-cell table:formula="of:=[$'attr_based - h_cp - quality'.A28]" office:value-type="float" office:value="0" calcext:value-type="float">
            <text:p>0</text:p>
          </table:table-cell>
          <table:table-cell table:formula="of:=[$'attr_based - h_cp - quality'.B28]" office:value-type="string" office:string-value="Batch 1" calcext:value-type="string">
            <text:p>Batch 1</text:p>
          </table:table-cell>
          <table:table-cell table:formula="of:=[$'attr_based - h_cp - quality'.C28]" office:value-type="string" office:string-value="Batch 2" calcext:value-type="string">
            <text:p>Batch 2</text:p>
          </table:table-cell>
          <table:table-cell table:formula="of:=[$'attr_based - h_cp - quality'.D28]" office:value-type="string" office:string-value="Batch 3" calcext:value-type="string">
            <text:p>Batch 3</text:p>
          </table:table-cell>
          <table:table-cell table:formula="of:=[$'attr_based - h_cp - quality'.E28]" office:value-type="string" office:string-value="Batch 4" calcext:value-type="string">
            <text:p>Batch 4</text:p>
          </table:table-cell>
          <table:table-cell table:number-columns-repeated="14"/>
          <table:table-cell table:formula="of:=[$'combined - h_cp - quality'.A8]" office:value-type="float" office:value="2" calcext:value-type="float">
            <text:p>2</text:p>
          </table:table-cell>
          <table:table-cell table:formula="of:=[$'combined - h_cp - quality'.B8]" office:value-type="float" office:value="3424" calcext:value-type="float">
            <text:p>3424</text:p>
          </table:table-cell>
          <table:table-cell table:formula="of:=[$'combined - h_cp - quality'.C8]" office:value-type="float" office:value="5337" calcext:value-type="float">
            <text:p>5337</text:p>
          </table:table-cell>
          <table:table-cell/>
          <table:table-cell office:value-type="string" calcext:value-type="string">
            <text:p>B_attr</text:p>
          </table:table-cell>
          <table:table-cell table:formula="of:=[.U33]" office:value-type="float" office:value="1946" calcext:value-type="float">
            <text:p>1946</text:p>
          </table:table-cell>
          <table:table-cell table:formula="of:=[.U34]" office:value-type="float" office:value="3423" calcext:value-type="float">
            <text:p>3423</text:p>
          </table:table-cell>
          <table:table-cell table:formula="of:=[.U35]" office:value-type="float" office:value="3824" calcext:value-type="float">
            <text:p>3824</text:p>
          </table:table-cell>
          <table:table-cell table:formula="of:=[.U36]"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A_attr</text:p>
          </table:table-cell>
          <table:table-cell table:formula="of:=[$'attr_based - h_cp - quality'.B29]" office:value-type="float" office:value="19" calcext:value-type="float">
            <text:p>19</text:p>
          </table:table-cell>
          <table:table-cell table:formula="of:=[$'attr_based - h_cp - quality'.C29]" office:value-type="float" office:value="93" calcext:value-type="float">
            <text:p>93</text:p>
          </table:table-cell>
          <table:table-cell table:formula="of:=[$'attr_based - h_cp - quality'.D29]" office:value-type="float" office:value="114" calcext:value-type="float">
            <text:p>114</text:p>
          </table:table-cell>
          <table:table-cell table:formula="of:=[$'attr_based - h_cp - quality'.E29]" office:value-type="float" office:value="185" calcext:value-type="float">
            <text:p>185</text:p>
          </table:table-cell>
          <table:table-cell/>
          <table:table-cell table:formula="of:=[$'attr_based - h_cp - time'.C18]" office:value-type="float" office:value="0.49703033333333" calcext:value-type="float">
            <text:p>0.49703033333333</text:p>
          </table:table-cell>
          <table:table-cell table:formula="of:=[$'attr_based - h_cp - time'.D18]" office:value-type="float" office:value="0.00663933333333678" calcext:value-type="float">
            <text:p>0.006639333333337</text:p>
          </table:table-cell>
          <table:table-cell table:formula="of:=[$'attr_based - h_cp - time'.E18]" office:value-type="float" office:value="0.856924333333322" calcext:value-type="float">
            <text:p>0.856924333333322</text:p>
          </table:table-cell>
          <table:table-cell table:formula="of:=[$'attr_based - h_cp - time'.F18]" office:value-type="float" office:value="12.3730020523071" calcext:value-type="float">
            <text:p>12.3730020523071</text:p>
          </table:table-cell>
          <table:table-cell table:formula="of:=[$'attr_based - h_cp - time'.G18]" office:value-type="float" office:value="19.5222206666667" calcext:value-type="float">
            <text:p>19.5222206666667</text:p>
          </table:table-cell>
          <table:table-cell table:formula="of:=[$'attr_based - h_cp - time'.H18]" office:value-type="float" office:value="0.0186073333333372" calcext:value-type="float">
            <text:p>0.018607333333337</text:p>
          </table:table-cell>
          <table:table-cell table:formula="of:=[$'attr_based - h_cp - time'.I18]" office:value-type="float" office:value="27.3446373333333" calcext:value-type="float">
            <text:p>27.3446373333333</text:p>
          </table:table-cell>
          <table:table-cell table:formula="of:=[$'attr_based - h_cp - time'.J18]" office:value-type="float" office:value="1.47223466666666" calcext:value-type="float">
            <text:p>1.47223466666666</text:p>
          </table:table-cell>
          <table:table-cell table:formula="of:=[$'attr_based - h_cp - time'.K18]" office:value-type="float" office:value="0.0759673333333299" calcext:value-type="float">
            <text:p>0.07596733333333</text:p>
          </table:table-cell>
          <table:table-cell table:formula="of:=[$'attr_based - h_cp - time'.L18]" office:value-type="float" office:value="0.180116999999999" calcext:value-type="float">
            <text:p>0.180116999999999</text:p>
          </table:table-cell>
          <table:table-cell table:formula="of:=[$'attr_based - h_cp - time'.M18]" office:value-type="float" office:value="0" calcext:value-type="float">
            <text:p>0</text:p>
          </table:table-cell>
          <table:table-cell table:formula="of:=[$'attr_based - h_cp - time'.N18]" office:value-type="float" office:value="0" calcext:value-type="float">
            <text:p>0</text:p>
          </table:table-cell>
          <table:table-cell/>
          <table:table-cell table:formula="of:=[$'combined - h_cp - quality'.A9]" office:value-type="float" office:value="3" calcext:value-type="float">
            <text:p>3</text:p>
          </table:table-cell>
          <table:table-cell table:formula="of:=[$'combined - h_cp - quality'.B9]" office:value-type="float" office:value="3767" calcext:value-type="float">
            <text:p>3767</text:p>
          </table:table-cell>
          <table:table-cell table:formula="of:=[$'combined - h_cp - quality'.C9]" office:value-type="float" office:value="8677" calcext:value-type="float">
            <text:p>8677</text:p>
          </table:table-cell>
          <table:table-cell/>
          <table:table-cell office:value-type="string" calcext:value-type="string">
            <text:p>C_attr</text:p>
          </table:table-cell>
          <table:table-cell table:formula="of:=[.U38]" office:value-type="float" office:value="1946" calcext:value-type="float">
            <text:p>1946</text:p>
          </table:table-cell>
          <table:table-cell table:formula="of:=[.U39]" office:value-type="float" office:value="2011" calcext:value-type="float">
            <text:p>2011</text:p>
          </table:table-cell>
          <table:table-cell table:formula="of:=[.U40]" office:value-type="float" office:value="2206" calcext:value-type="float">
            <text:p>2206</text:p>
          </table:table-cell>
          <table:table-cell table:formula="of:=[.U41]"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B_attr</text:p>
          </table:table-cell>
          <table:table-cell table:formula="of:=[$'attr_based - h_cp - quality'.B30]" office:value-type="float" office:value="19" calcext:value-type="float">
            <text:p>19</text:p>
          </table:table-cell>
          <table:table-cell table:formula="of:=[$'attr_based - h_cp - quality'.C30]" office:value-type="float" office:value="78" calcext:value-type="float">
            <text:p>78</text:p>
          </table:table-cell>
          <table:table-cell table:formula="of:=[$'attr_based - h_cp - quality'.D30]" office:value-type="float" office:value="82" calcext:value-type="float">
            <text:p>82</text:p>
          </table:table-cell>
          <table:table-cell table:formula="of:=[$'attr_based - h_cp - quality'.E30]" office:value-type="float" office:value="87" calcext:value-type="float">
            <text:p>87</text:p>
          </table:table-cell>
          <table:table-cell/>
          <table:table-cell table:formula="of:=[$'attr_based - h_cp - time'.C36]" office:value-type="float" office:value="0.471517999999956" calcext:value-type="float">
            <text:p>0.471517999999956</text:p>
          </table:table-cell>
          <table:table-cell table:formula="of:=[$'attr_based - h_cp - time'.D36]" office:value-type="float" office:value="0.00664366666668077" calcext:value-type="float">
            <text:p>0.006643666666681</text:p>
          </table:table-cell>
          <table:table-cell table:formula="of:=[$'attr_based - h_cp - time'.E36]" office:value-type="float" office:value="1.45434466666668" calcext:value-type="float">
            <text:p>1.45434466666668</text:p>
          </table:table-cell>
          <table:table-cell table:formula="of:=[$'attr_based - h_cp - time'.F36]" office:value-type="float" office:value="21.4586077531179" calcext:value-type="float">
            <text:p>21.4586077531179</text:p>
          </table:table-cell>
          <table:table-cell table:formula="of:=[$'attr_based - h_cp - time'.G36]" office:value-type="float" office:value="46.6988733333333" calcext:value-type="float">
            <text:p>46.6988733333333</text:p>
          </table:table-cell>
          <table:table-cell table:formula="of:=[$'attr_based - h_cp - time'.H36]" office:value-type="float" office:value="0.0187646666666789" calcext:value-type="float">
            <text:p>0.018764666666679</text:p>
          </table:table-cell>
          <table:table-cell table:formula="of:=[$'attr_based - h_cp - time'.I36]" office:value-type="float" office:value="61.4127240000001" calcext:value-type="float">
            <text:p>61.4127240000001</text:p>
          </table:table-cell>
          <table:table-cell table:formula="of:=[$'attr_based - h_cp - time'.J36]" office:value-type="float" office:value="3.27199333333335" calcext:value-type="float">
            <text:p>3.27199333333335</text:p>
          </table:table-cell>
          <table:table-cell table:formula="of:=[$'attr_based - h_cp - time'.K36]" office:value-type="float" office:value="0.097187333333333" calcext:value-type="float">
            <text:p>0.097187333333333</text:p>
          </table:table-cell>
          <table:table-cell table:formula="of:=[$'attr_based - h_cp - time'.L36]" office:value-type="float" office:value="2.02510833333328" calcext:value-type="float">
            <text:p>2.02510833333328</text:p>
          </table:table-cell>
          <table:table-cell table:formula="of:=[$'attr_based - h_cp - time'.M36]" office:value-type="float" office:value="0.0740673333333367" calcext:value-type="float">
            <text:p>0.074067333333337</text:p>
          </table:table-cell>
          <table:table-cell table:formula="of:=[$'attr_based - h_cp - time'.N36]" office:value-type="float" office:value="0" calcext:value-type="float">
            <text:p>0</text:p>
          </table:table-cell>
          <table:table-cell/>
          <table:table-cell table:formula="of:=[$'combined - h_cp - quality'.A10]" office:value-type="float" office:value="4" calcext:value-type="float">
            <text:p>4</text:p>
          </table:table-cell>
          <table:table-cell table:formula="of:=[$'combined - h_cp - quality'.B10]" office:value-type="float" office:value="6294" calcext:value-type="float">
            <text:p>6294</text:p>
          </table:table-cell>
          <table:table-cell table:formula="of:=[$'combined - h_cp - quality'.C10]" office:value-type="float" office:value="11063" calcext:value-type="float">
            <text:p>11063</text:p>
          </table:table-cell>
          <table:table-cell/>
          <table:table-cell office:value-type="string" calcext:value-type="string">
            <text:p>C+_attr</text:p>
          </table:table-cell>
          <table:table-cell table:formula="of:=[.U43]" office:value-type="float" office:value="1946" calcext:value-type="float">
            <text:p>1946</text:p>
          </table:table-cell>
          <table:table-cell table:formula="of:=[.U44]" office:value-type="float" office:value="2011" calcext:value-type="float">
            <text:p>2011</text:p>
          </table:table-cell>
          <table:table-cell table:formula="of:=[.U45]" office:value-type="float" office:value="2191" calcext:value-type="float">
            <text:p>2191</text:p>
          </table:table-cell>
          <table:table-cell table:formula="of:=[.U46]"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C_attr</text:p>
          </table:table-cell>
          <table:table-cell table:formula="of:=[$'attr_based - h_cp - quality'.B31]" office:value-type="float" office:value="19" calcext:value-type="float">
            <text:p>19</text:p>
          </table:table-cell>
          <table:table-cell table:formula="of:=[$'attr_based - h_cp - quality'.C31]" office:value-type="float" office:value="82" calcext:value-type="float">
            <text:p>82</text:p>
          </table:table-cell>
          <table:table-cell table:formula="of:=[$'attr_based - h_cp - quality'.D31]" office:value-type="float" office:value="102" calcext:value-type="float">
            <text:p>102</text:p>
          </table:table-cell>
          <table:table-cell table:formula="of:=[$'attr_based - h_cp - quality'.E31]" office:value-type="float" office:value="126" calcext:value-type="float">
            <text:p>126</text:p>
          </table:table-cell>
          <table:table-cell/>
          <table:table-cell table:formula="of:=[$'attr_based - h_cp - time'.C54]" office:value-type="float" office:value="0.472514666666674" calcext:value-type="float">
            <text:p>0.472514666666674</text:p>
          </table:table-cell>
          <table:table-cell table:formula="of:=[$'attr_based - h_cp - time'.D54]" office:value-type="float" office:value="0.00663166666667319" calcext:value-type="float">
            <text:p>0.006631666666673</text:p>
          </table:table-cell>
          <table:table-cell table:formula="of:=[$'attr_based - h_cp - time'.E54]" office:value-type="float" office:value="0.895875333333265" calcext:value-type="float">
            <text:p>0.895875333333265</text:p>
          </table:table-cell>
          <table:table-cell table:formula="of:=[$'attr_based - h_cp - time'.F54]" office:value-type="float" office:value="13.0632194677989" calcext:value-type="float">
            <text:p>13.0632194677989</text:p>
          </table:table-cell>
          <table:table-cell table:formula="of:=[$'attr_based - h_cp - time'.G54]" office:value-type="float" office:value="19.2570823333333" calcext:value-type="float">
            <text:p>19.2570823333333</text:p>
          </table:table-cell>
          <table:table-cell table:formula="of:=[$'attr_based - h_cp - time'.H54]" office:value-type="float" office:value="0.0187343333333274" calcext:value-type="float">
            <text:p>0.018734333333328</text:p>
          </table:table-cell>
          <table:table-cell table:formula="of:=[$'attr_based - h_cp - time'.I54]" office:value-type="float" office:value="23.8455136666667" calcext:value-type="float">
            <text:p>23.8455136666667</text:p>
          </table:table-cell>
          <table:table-cell table:formula="of:=[$'attr_based - h_cp - time'.J54]" office:value-type="float" office:value="1.66613199999995" calcext:value-type="float">
            <text:p>1.66613199999995</text:p>
          </table:table-cell>
          <table:table-cell table:formula="of:=[$'attr_based - h_cp - time'.K54]" office:value-type="float" office:value="0.078012999999866" calcext:value-type="float">
            <text:p>0.078012999999866</text:p>
          </table:table-cell>
          <table:table-cell table:formula="of:=[$'attr_based - h_cp - time'.L54]" office:value-type="float" office:value="0.266812999999994" calcext:value-type="float">
            <text:p>0.266812999999994</text:p>
          </table:table-cell>
          <table:table-cell table:formula="of:=[$'attr_based - h_cp - time'.M54]" office:value-type="float" office:value="0" calcext:value-type="float">
            <text:p>0</text:p>
          </table:table-cell>
          <table:table-cell table:formula="of:=[$'attr_based - h_cp - time'.N54]" office:value-type="float" office:value="0.0715533333333269" calcext:value-type="float">
            <text:p>0.071553333333327</text:p>
          </table:table-cell>
          <table:table-cell table:number-columns-repeated="5"/>
          <table:table-cell office:value-type="string" calcext:value-type="string">
            <text:p>B+_attr</text:p>
          </table:table-cell>
          <table:table-cell table:formula="of:=[.U48]" office:value-type="float" office:value="1946" calcext:value-type="float">
            <text:p>1946</text:p>
          </table:table-cell>
          <table:table-cell table:formula="of:=[.U49]" office:value-type="float" office:value="3423" calcext:value-type="float">
            <text:p>3423</text:p>
          </table:table-cell>
          <table:table-cell table:formula="of:=[.U50]" office:value-type="float" office:value="3824" calcext:value-type="float">
            <text:p>3824</text:p>
          </table:table-cell>
          <table:table-cell table:formula="of:=[.U51]"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C+_attr</text:p>
          </table:table-cell>
          <table:table-cell table:formula="of:=[$'attr_based - h_cp - quality'.B32]" office:value-type="float" office:value="19" calcext:value-type="float">
            <text:p>19</text:p>
          </table:table-cell>
          <table:table-cell table:formula="of:=[$'attr_based - h_cp - quality'.C32]" office:value-type="float" office:value="82" calcext:value-type="float">
            <text:p>82</text:p>
          </table:table-cell>
          <table:table-cell table:formula="of:=[$'attr_based - h_cp - quality'.D32]" office:value-type="float" office:value="101" calcext:value-type="float">
            <text:p>101</text:p>
          </table:table-cell>
          <table:table-cell table:formula="of:=[$'attr_based - h_cp - quality'.E32]" office:value-type="float" office:value="124" calcext:value-type="float">
            <text:p>124</text:p>
          </table:table-cell>
          <table:table-cell/>
          <table:table-cell table:formula="of:=[$'attr_based - h_cp - time'.C72]" office:value-type="float" office:value="0.474044999999933" calcext:value-type="float">
            <text:p>0.474044999999933</text:p>
          </table:table-cell>
          <table:table-cell table:formula="of:=[$'attr_based - h_cp - time'.D72]" office:value-type="float" office:value="0.00672433333329536" calcext:value-type="float">
            <text:p>0.006724333333295</text:p>
          </table:table-cell>
          <table:table-cell table:formula="of:=[$'attr_based - h_cp - time'.E72]" office:value-type="float" office:value="0.896864333333118" calcext:value-type="float">
            <text:p>0.896864333333118</text:p>
          </table:table-cell>
          <table:table-cell table:formula="of:=[$'attr_based - h_cp - time'.F72]" office:value-type="float" office:value="13.2660506566366" calcext:value-type="float">
            <text:p>13.2660506566366</text:p>
          </table:table-cell>
          <table:table-cell table:formula="of:=[$'attr_based - h_cp - time'.G72]" office:value-type="float" office:value="19.5326793333331" calcext:value-type="float">
            <text:p>19.5326793333331</text:p>
          </table:table-cell>
          <table:table-cell table:formula="of:=[$'attr_based - h_cp - time'.H72]" office:value-type="float" office:value="0.0440509999997024" calcext:value-type="float">
            <text:p>0.044050999999702</text:p>
          </table:table-cell>
          <table:table-cell table:formula="of:=[$'attr_based - h_cp - time'.I72]" office:value-type="float" office:value="13.0455443333335" calcext:value-type="float">
            <text:p>13.0455443333335</text:p>
          </table:table-cell>
          <table:table-cell table:formula="of:=[$'attr_based - h_cp - time'.J72]" office:value-type="float" office:value="1.77731066666668" calcext:value-type="float">
            <text:p>1.77731066666668</text:p>
          </table:table-cell>
          <table:table-cell table:formula="of:=[$'attr_based - h_cp - time'.K72]" office:value-type="float" office:value="0.0786756666666406" calcext:value-type="float">
            <text:p>0.078675666666641</text:p>
          </table:table-cell>
          <table:table-cell table:formula="of:=[$'attr_based - h_cp - time'.L72]" office:value-type="float" office:value="0.265563333333375" calcext:value-type="float">
            <text:p>0.265563333333375</text:p>
          </table:table-cell>
          <table:table-cell table:formula="of:=[$'attr_based - h_cp - time'.M72]" office:value-type="float" office:value="0" calcext:value-type="float">
            <text:p>0</text:p>
          </table:table-cell>
          <table:table-cell table:formula="of:=[$'attr_based - h_cp - time'.N72]" office:value-type="float" office:value="0.0728120000000369" calcext:value-type="float">
            <text:p>0.072812000000037</text:p>
          </table:table-cell>
          <table:table-cell/>
          <table:table-cell table:formula="of:=[$'combined - h_cp - quality'.A12]" office:value-type="float" office:value="1" calcext:value-type="float">
            <text:p>1</text:p>
          </table:table-cell>
          <table:table-cell table:formula="of:=[$'combined - h_cp - quality'.B12]" office:value-type="float" office:value="1946" calcext:value-type="float">
            <text:p>1946</text:p>
          </table:table-cell>
          <table:table-cell table:formula="of:=[$'combined - h_cp - quality'.C1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+_attr</text:p>
          </table:table-cell>
          <table:table-cell table:formula="of:=[$'attr_based - h_cp - quality'.B33]" office:value-type="float" office:value="19" calcext:value-type="float">
            <text:p>19</text:p>
          </table:table-cell>
          <table:table-cell table:formula="of:=[$'attr_based - h_cp - quality'.C33]" office:value-type="float" office:value="78" calcext:value-type="float">
            <text:p>78</text:p>
          </table:table-cell>
          <table:table-cell table:formula="of:=[$'attr_based - h_cp - quality'.D33]" office:value-type="float" office:value="81" calcext:value-type="float">
            <text:p>81</text:p>
          </table:table-cell>
          <table:table-cell table:formula="of:=[$'attr_based - h_cp - quality'.E33]" office:value-type="float" office:value="88" calcext:value-type="float">
            <text:p>88</text:p>
          </table:table-cell>
          <table:table-cell/>
          <table:table-cell table:formula="of:=[$'attr_based - h_cp - time'.C90]" office:value-type="float" office:value="0.473334333333242" calcext:value-type="float">
            <text:p>0.473334333333242</text:p>
          </table:table-cell>
          <table:table-cell table:formula="of:=[$'attr_based - h_cp - time'.D90]" office:value-type="float" office:value="0.00671066666685268" calcext:value-type="float">
            <text:p>0.006710666666853</text:p>
          </table:table-cell>
          <table:table-cell table:formula="of:=[$'attr_based - h_cp - time'.E90]" office:value-type="float" office:value="1.46977433333313" calcext:value-type="float">
            <text:p>1.46977433333313</text:p>
          </table:table-cell>
          <table:table-cell table:formula="of:=[$'attr_based - h_cp - time'.F90]" office:value-type="float" office:value="21.9055156707764" calcext:value-type="float">
            <text:p>21.9055156707764</text:p>
          </table:table-cell>
          <table:table-cell table:formula="of:=[$'attr_based - h_cp - time'.G90]" office:value-type="float" office:value="47.096167333333" calcext:value-type="float">
            <text:p>47.096167333333</text:p>
          </table:table-cell>
          <table:table-cell table:formula="of:=[$'attr_based - h_cp - time'.H90]" office:value-type="float" office:value="0.0440120000001419" calcext:value-type="float">
            <text:p>0.044012000000142</text:p>
          </table:table-cell>
          <table:table-cell table:formula="of:=[$'attr_based - h_cp - time'.I90]" office:value-type="float" office:value="24.9708776666669" calcext:value-type="float">
            <text:p>24.9708776666669</text:p>
          </table:table-cell>
          <table:table-cell table:formula="of:=[$'attr_based - h_cp - time'.J90]" office:value-type="float" office:value="3.32354700000011" calcext:value-type="float">
            <text:p>3.32354700000011</text:p>
          </table:table-cell>
          <table:table-cell table:formula="of:=[$'attr_based - h_cp - time'.K90]" office:value-type="float" office:value="0.0980563333335643" calcext:value-type="float">
            <text:p>0.098056333333564</text:p>
          </table:table-cell>
          <table:table-cell table:formula="of:=[$'attr_based - h_cp - time'.L90]" office:value-type="float" office:value="2.02824866666697" calcext:value-type="float">
            <text:p>2.02824866666697</text:p>
          </table:table-cell>
          <table:table-cell table:formula="of:=[$'attr_based - h_cp - time'.M90]" office:value-type="float" office:value="0.0740513333333486" calcext:value-type="float">
            <text:p>0.074051333333349</text:p>
          </table:table-cell>
          <table:table-cell table:formula="of:=[$'attr_based - h_cp - time'.N90]" office:value-type="float" office:value="0" calcext:value-type="float">
            <text:p>0</text:p>
          </table:table-cell>
          <table:table-cell/>
          <table:table-cell table:formula="of:=[$'combined - h_cp - quality'.A13]" office:value-type="float" office:value="2" calcext:value-type="float">
            <text:p>2</text:p>
          </table:table-cell>
          <table:table-cell table:formula="of:=[$'combined - h_cp - quality'.B13]" office:value-type="float" office:value="2011" calcext:value-type="float">
            <text:p>2011</text:p>
          </table:table-cell>
          <table:table-cell table:formula="of:=[$'combined - h_cp - quality'.C13]" office:value-type="float" office:value="2470" calcext:value-type="float">
            <text:p>247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combined - h_cp - quality'.A14]" office:value-type="float" office:value="3" calcext:value-type="float">
            <text:p>3</text:p>
          </table:table-cell>
          <table:table-cell table:formula="of:=[$'combined - h_cp - quality'.B14]" office:value-type="float" office:value="2172" calcext:value-type="float">
            <text:p>2172</text:p>
          </table:table-cell>
          <table:table-cell table:formula="of:=[$'combined - h_cp - quality'.C14]" office:value-type="float" office:value="2387" calcext:value-type="float">
            <text:p>2387</text:p>
          </table:table-cell>
          <table:table-cell table:number-columns-repeated="2"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</table:table-row>
        <table:table-row table:style-name="ro1">
          <table:table-cell table:number-columns-repeated="19"/>
          <table:table-cell table:formula="of:=[$'combined - h_cp - quality'.A15]" office:value-type="float" office:value="4" calcext:value-type="float">
            <text:p>4</text:p>
          </table:table-cell>
          <table:table-cell table:formula="of:=[$'combined - h_cp - quality'.B15]" office:value-type="float" office:value="2201" calcext:value-type="float">
            <text:p>2201</text:p>
          </table:table-cell>
          <table:table-cell table:formula="of:=[$'combined - h_cp - quality'.C15]" office:value-type="float" office:value="2369" calcext:value-type="float">
            <text:p>2369</text:p>
          </table:table-cell>
          <table:table-cell/>
          <table:table-cell office:value-type="string" calcext:value-type="string">
            <text:p>A</text:p>
          </table:table-cell>
          <table:table-cell table:formula="of:=[.V2]" office:value-type="float" office:value="2596" calcext:value-type="float">
            <text:p>2596</text:p>
          </table:table-cell>
          <table:table-cell table:formula="of:=[.V3]" office:value-type="float" office:value="2500" calcext:value-type="float">
            <text:p>2500</text:p>
          </table:table-cell>
          <table:table-cell table:formula="of:=[.V4]" office:value-type="float" office:value="2471" calcext:value-type="float">
            <text:p>2471</text:p>
          </table:table-cell>
          <table:table-cell table:formula="of:=[.V5]" office:value-type="float" office:value="2513" calcext:value-type="float">
            <text:p>251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</text:p>
          </table:table-cell>
          <table:table-cell table:formula="of:=[.V7]" office:value-type="float" office:value="2596" calcext:value-type="float">
            <text:p>2596</text:p>
          </table:table-cell>
          <table:table-cell table:formula="of:=[.V8]" office:value-type="float" office:value="5337" calcext:value-type="float">
            <text:p>5337</text:p>
          </table:table-cell>
          <table:table-cell table:formula="of:=[.V9]" office:value-type="float" office:value="8677" calcext:value-type="float">
            <text:p>8677</text:p>
          </table:table-cell>
          <table:table-cell table:formula="of:=[.V10]" office:value-type="float" office:value="11063" calcext:value-type="float">
            <text:p>11063</text:p>
          </table:table-cell>
        </table:table-row>
        <table:table-row table:style-name="ro1">
          <table:table-cell table:number-columns-repeated="19"/>
          <table:table-cell table:formula="of:=[$'combined - h_cp - quality'.A17]" office:value-type="float" office:value="1" calcext:value-type="float">
            <text:p>1</text:p>
          </table:table-cell>
          <table:table-cell table:formula="of:=[$'combined - h_cp - quality'.B17]" office:value-type="float" office:value="1946" calcext:value-type="float">
            <text:p>1946</text:p>
          </table:table-cell>
          <table:table-cell table:formula="of:=[$'combined - h_cp - quality'.C17]" office:value-type="float" office:value="2596" calcext:value-type="float">
            <text:p>2596</text:p>
          </table:table-cell>
          <table:table-cell/>
          <table:table-cell office:value-type="string" calcext:value-type="string">
            <text:p>C</text:p>
          </table:table-cell>
          <table:table-cell table:formula="of:=[.V12]" office:value-type="float" office:value="2596" calcext:value-type="float">
            <text:p>2596</text:p>
          </table:table-cell>
          <table:table-cell table:formula="of:=[.V13]" office:value-type="float" office:value="2470" calcext:value-type="float">
            <text:p>2470</text:p>
          </table:table-cell>
          <table:table-cell table:formula="of:=[.V14]" office:value-type="float" office:value="2387" calcext:value-type="float">
            <text:p>2387</text:p>
          </table:table-cell>
          <table:table-cell table:formula="of:=[.V15]" office:value-type="float" office:value="2369" calcext:value-type="float">
            <text:p>2369</text:p>
          </table:table-cell>
        </table:table-row>
        <table:table-row table:style-name="ro1">
          <table:table-cell table:number-columns-repeated="19"/>
          <table:table-cell table:formula="of:=[$'combined - h_cp - quality'.A18]" office:value-type="float" office:value="2" calcext:value-type="float">
            <text:p>2</text:p>
          </table:table-cell>
          <table:table-cell table:formula="of:=[$'combined - h_cp - quality'.B18]" office:value-type="float" office:value="2011" calcext:value-type="float">
            <text:p>2011</text:p>
          </table:table-cell>
          <table:table-cell table:formula="of:=[$'combined - h_cp - quality'.C18]" office:value-type="float" office:value="2470" calcext:value-type="float">
            <text:p>2470</text:p>
          </table:table-cell>
          <table:table-cell/>
          <table:table-cell office:value-type="string" calcext:value-type="string">
            <text:p>C+</text:p>
          </table:table-cell>
          <table:table-cell table:formula="of:=[.V17]" office:value-type="float" office:value="2596" calcext:value-type="float">
            <text:p>2596</text:p>
          </table:table-cell>
          <table:table-cell table:formula="of:=[.V18]" office:value-type="float" office:value="2470" calcext:value-type="float">
            <text:p>2470</text:p>
          </table:table-cell>
          <table:table-cell table:formula="of:=[.V19]" office:value-type="float" office:value="2387" calcext:value-type="float">
            <text:p>2387</text:p>
          </table:table-cell>
          <table:table-cell table:formula="of:=[.V20]" office:value-type="float" office:value="2369" calcext:value-type="float">
            <text:p>2369</text:p>
          </table:table-cell>
        </table:table-row>
        <table:table-row table:style-name="ro1">
          <table:table-cell table:number-columns-repeated="19"/>
          <table:table-cell table:formula="of:=[$'combined - h_cp - quality'.A19]" office:value-type="float" office:value="3" calcext:value-type="float">
            <text:p>3</text:p>
          </table:table-cell>
          <table:table-cell table:formula="of:=[$'combined - h_cp - quality'.B19]" office:value-type="float" office:value="2172" calcext:value-type="float">
            <text:p>2172</text:p>
          </table:table-cell>
          <table:table-cell table:formula="of:=[$'combined - h_cp - quality'.C19]" office:value-type="float" office:value="2387" calcext:value-type="float">
            <text:p>2387</text:p>
          </table:table-cell>
          <table:table-cell/>
          <table:table-cell office:value-type="string" calcext:value-type="string">
            <text:p>B+</text:p>
          </table:table-cell>
          <table:table-cell table:formula="of:=[.V22]" office:value-type="float" office:value="2596" calcext:value-type="float">
            <text:p>2596</text:p>
          </table:table-cell>
          <table:table-cell table:formula="of:=[.V23]" office:value-type="float" office:value="5337" calcext:value-type="float">
            <text:p>5337</text:p>
          </table:table-cell>
          <table:table-cell table:formula="of:=[.V24]" office:value-type="float" office:value="8677" calcext:value-type="float">
            <text:p>8677</text:p>
          </table:table-cell>
          <table:table-cell table:formula="of:=[.V25]" office:value-type="float" office:value="11063" calcext:value-type="float">
            <text:p>11063</text:p>
          </table:table-cell>
        </table:table-row>
        <table:table-row table:style-name="ro1">
          <table:table-cell table:number-columns-repeated="19"/>
          <table:table-cell table:formula="of:=[$'combined - h_cp - quality'.A20]" office:value-type="float" office:value="4" calcext:value-type="float">
            <text:p>4</text:p>
          </table:table-cell>
          <table:table-cell table:formula="of:=[$'combined - h_cp - quality'.B20]" office:value-type="float" office:value="2201" calcext:value-type="float">
            <text:p>2201</text:p>
          </table:table-cell>
          <table:table-cell table:formula="of:=[$'combined - h_cp - quality'.C20]" office:value-type="float" office:value="2369" calcext:value-type="float">
            <text:p>2369</text:p>
          </table:table-cell>
          <table:table-cell/>
          <table:table-cell office:value-type="string" calcext:value-type="string">
            <text:p>A_attr</text:p>
          </table:table-cell>
          <table:table-cell table:formula="of:=[.V28]" office:value-type="float" office:value="2596" calcext:value-type="float">
            <text:p>2596</text:p>
          </table:table-cell>
          <table:table-cell table:formula="of:=[.V29]" office:value-type="float" office:value="2500" calcext:value-type="float">
            <text:p>2500</text:p>
          </table:table-cell>
          <table:table-cell table:formula="of:=[.V30]" office:value-type="float" office:value="2471" calcext:value-type="float">
            <text:p>2471</text:p>
          </table:table-cell>
          <table:table-cell table:formula="of:=[.V31]" office:value-type="float" office:value="2513" calcext:value-type="float">
            <text:p>251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_attr</text:p>
          </table:table-cell>
          <table:table-cell table:formula="of:=[.V33]" office:value-type="float" office:value="2596" calcext:value-type="float">
            <text:p>2596</text:p>
          </table:table-cell>
          <table:table-cell table:formula="of:=[.V34]" office:value-type="float" office:value="5339" calcext:value-type="float">
            <text:p>5339</text:p>
          </table:table-cell>
          <table:table-cell table:formula="of:=[.V35]" office:value-type="float" office:value="8623" calcext:value-type="float">
            <text:p>8623</text:p>
          </table:table-cell>
          <table:table-cell table:formula="of:=[.V36]" office:value-type="float" office:value="11143" calcext:value-type="float">
            <text:p>11143</text:p>
          </table:table-cell>
        </table:table-row>
        <table:table-row table:style-name="ro1">
          <table:table-cell table:number-columns-repeated="19"/>
          <table:table-cell table:formula="of:=[$'combined - h_cp - quality'.A22]" office:value-type="float" office:value="1" calcext:value-type="float">
            <text:p>1</text:p>
          </table:table-cell>
          <table:table-cell table:formula="of:=[$'combined - h_cp - quality'.B22]" office:value-type="float" office:value="1946" calcext:value-type="float">
            <text:p>1946</text:p>
          </table:table-cell>
          <table:table-cell table:formula="of:=[$'combined - h_cp - quality'.C22]" office:value-type="float" office:value="2596" calcext:value-type="float">
            <text:p>2596</text:p>
          </table:table-cell>
          <table:table-cell/>
          <table:table-cell office:value-type="string" calcext:value-type="string">
            <text:p>C_attr</text:p>
          </table:table-cell>
          <table:table-cell table:formula="of:=[.V38]" office:value-type="float" office:value="2596" calcext:value-type="float">
            <text:p>2596</text:p>
          </table:table-cell>
          <table:table-cell table:formula="of:=[.V39]" office:value-type="float" office:value="2470" calcext:value-type="float">
            <text:p>2470</text:p>
          </table:table-cell>
          <table:table-cell table:formula="of:=[.V40]" office:value-type="float" office:value="2353" calcext:value-type="float">
            <text:p>2353</text:p>
          </table:table-cell>
          <table:table-cell table:formula="of:=[.V41]" office:value-type="float" office:value="2326" calcext:value-type="float">
            <text:p>2326</text:p>
          </table:table-cell>
        </table:table-row>
        <table:table-row table:style-name="ro1">
          <table:table-cell table:number-columns-repeated="19"/>
          <table:table-cell table:formula="of:=[$'combined - h_cp - quality'.A23]" office:value-type="float" office:value="2" calcext:value-type="float">
            <text:p>2</text:p>
          </table:table-cell>
          <table:table-cell table:formula="of:=[$'combined - h_cp - quality'.B23]" office:value-type="float" office:value="3424" calcext:value-type="float">
            <text:p>3424</text:p>
          </table:table-cell>
          <table:table-cell table:formula="of:=[$'combined - h_cp - quality'.C23]" office:value-type="float" office:value="5337" calcext:value-type="float">
            <text:p>5337</text:p>
          </table:table-cell>
          <table:table-cell/>
          <table:table-cell office:value-type="string" calcext:value-type="string">
            <text:p>C+_attr</text:p>
          </table:table-cell>
          <table:table-cell table:formula="of:=[.V43]" office:value-type="float" office:value="2596" calcext:value-type="float">
            <text:p>2596</text:p>
          </table:table-cell>
          <table:table-cell table:formula="of:=[.V44]" office:value-type="float" office:value="988" calcext:value-type="float">
            <text:p>988</text:p>
          </table:table-cell>
          <table:table-cell table:formula="of:=[.V45]" office:value-type="float" office:value="987" calcext:value-type="float">
            <text:p>987</text:p>
          </table:table-cell>
          <table:table-cell table:formula="of:=[.V46]" office:value-type="float" office:value="1097" calcext:value-type="float">
            <text:p>1097</text:p>
          </table:table-cell>
        </table:table-row>
        <table:table-row table:style-name="ro1">
          <table:table-cell table:number-columns-repeated="19"/>
          <table:table-cell table:formula="of:=[$'combined - h_cp - quality'.A24]" office:value-type="float" office:value="3" calcext:value-type="float">
            <text:p>3</text:p>
          </table:table-cell>
          <table:table-cell table:formula="of:=[$'combined - h_cp - quality'.B24]" office:value-type="float" office:value="3767" calcext:value-type="float">
            <text:p>3767</text:p>
          </table:table-cell>
          <table:table-cell table:formula="of:=[$'combined - h_cp - quality'.C24]" office:value-type="float" office:value="8677" calcext:value-type="float">
            <text:p>8677</text:p>
          </table:table-cell>
          <table:table-cell/>
          <table:table-cell office:value-type="string" calcext:value-type="string">
            <text:p>B+_attr</text:p>
          </table:table-cell>
          <table:table-cell table:formula="of:=[.V48]" office:value-type="float" office:value="2596" calcext:value-type="float">
            <text:p>2596</text:p>
          </table:table-cell>
          <table:table-cell table:formula="of:=[.V49]" office:value-type="float" office:value="1292" calcext:value-type="float">
            <text:p>1292</text:p>
          </table:table-cell>
          <table:table-cell table:formula="of:=[.V50]" office:value-type="float" office:value="1827" calcext:value-type="float">
            <text:p>1827</text:p>
          </table:table-cell>
          <table:table-cell table:formula="of:=[.V51]" office:value-type="float" office:value="3567" calcext:value-type="float">
            <text:p>3567</text:p>
          </table:table-cell>
        </table:table-row>
        <table:table-row table:style-name="ro1">
          <table:table-cell table:number-columns-repeated="19"/>
          <table:table-cell table:formula="of:=[$'combined - h_cp - quality'.A25]" office:value-type="float" office:value="4" calcext:value-type="float">
            <text:p>4</text:p>
          </table:table-cell>
          <table:table-cell table:formula="of:=[$'combined - h_cp - quality'.B25]" office:value-type="float" office:value="6294" calcext:value-type="float">
            <text:p>6294</text:p>
          </table:table-cell>
          <table:table-cell table:formula="of:=[$'combined - h_cp - quality'.C25]" office:value-type="float" office:value="11063" calcext:value-type="float">
            <text:p>11063</text:p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2]" office:value-type="float" office:value="1" calcext:value-type="float">
            <text:p>1</text:p>
          </table:table-cell>
          <table:table-cell table:formula="of:=[$'attr_based - h_cp - quality'.B2]" office:value-type="float" office:value="1946" calcext:value-type="float">
            <text:p>1946</text:p>
          </table:table-cell>
          <table:table-cell table:formula="of:=[$'attr_based - h_cp - quality'.C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3]" office:value-type="float" office:value="2" calcext:value-type="float">
            <text:p>2</text:p>
          </table:table-cell>
          <table:table-cell table:formula="of:=[$'attr_based - h_cp - quality'.B3]" office:value-type="float" office:value="1963" calcext:value-type="float">
            <text:p>1963</text:p>
          </table:table-cell>
          <table:table-cell table:formula="of:=[$'attr_based - h_cp - quality'.C3]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4]" office:value-type="float" office:value="3" calcext:value-type="float">
            <text:p>3</text:p>
          </table:table-cell>
          <table:table-cell table:formula="of:=[$'attr_based - h_cp - quality'.B4]" office:value-type="float" office:value="2083" calcext:value-type="float">
            <text:p>2083</text:p>
          </table:table-cell>
          <table:table-cell table:formula="of:=[$'attr_based - h_cp - quality'.C4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5]" office:value-type="float" office:value="4" calcext:value-type="float">
            <text:p>4</text:p>
          </table:table-cell>
          <table:table-cell table:formula="of:=[$'attr_based - h_cp - quality'.B5]" office:value-type="float" office:value="1949" calcext:value-type="float">
            <text:p>1949</text:p>
          </table:table-cell>
          <table:table-cell table:formula="of:=[$'attr_based - h_cp - quality'.C5]" office:value-type="float" office:value="2513" calcext:value-type="float">
            <text:p>251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7]" office:value-type="float" office:value="1" calcext:value-type="float">
            <text:p>1</text:p>
          </table:table-cell>
          <table:table-cell table:formula="of:=[$'attr_based - h_cp - quality'.B7]" office:value-type="float" office:value="1946" calcext:value-type="float">
            <text:p>1946</text:p>
          </table:table-cell>
          <table:table-cell table:formula="of:=[$'attr_based - h_cp - quality'.C7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8]" office:value-type="float" office:value="2" calcext:value-type="float">
            <text:p>2</text:p>
          </table:table-cell>
          <table:table-cell table:formula="of:=[$'attr_based - h_cp - quality'.B8]" office:value-type="float" office:value="3423" calcext:value-type="float">
            <text:p>3423</text:p>
          </table:table-cell>
          <table:table-cell table:formula="of:=[$'attr_based - h_cp - quality'.C8]" office:value-type="float" office:value="5339" calcext:value-type="float">
            <text:p>5339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9]" office:value-type="float" office:value="3" calcext:value-type="float">
            <text:p>3</text:p>
          </table:table-cell>
          <table:table-cell table:formula="of:=[$'attr_based - h_cp - quality'.B9]" office:value-type="float" office:value="3824" calcext:value-type="float">
            <text:p>3824</text:p>
          </table:table-cell>
          <table:table-cell table:formula="of:=[$'attr_based - h_cp - quality'.C9]" office:value-type="float" office:value="8623" calcext:value-type="float">
            <text:p>8623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0]" office:value-type="float" office:value="4" calcext:value-type="float">
            <text:p>4</text:p>
          </table:table-cell>
          <table:table-cell table:formula="of:=[$'attr_based - h_cp - quality'.B10]" office:value-type="float" office:value="6214" calcext:value-type="float">
            <text:p>6214</text:p>
          </table:table-cell>
          <table:table-cell table:formula="of:=[$'attr_based - h_cp - quality'.C10]" office:value-type="float" office:value="11143" calcext:value-type="float">
            <text:p>1114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12]" office:value-type="float" office:value="1" calcext:value-type="float">
            <text:p>1</text:p>
          </table:table-cell>
          <table:table-cell table:formula="of:=[$'attr_based - h_cp - quality'.B12]" office:value-type="float" office:value="1946" calcext:value-type="float">
            <text:p>1946</text:p>
          </table:table-cell>
          <table:table-cell table:formula="of:=[$'attr_based - h_cp - quality'.C1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3]" office:value-type="float" office:value="2" calcext:value-type="float">
            <text:p>2</text:p>
          </table:table-cell>
          <table:table-cell table:formula="of:=[$'attr_based - h_cp - quality'.B13]" office:value-type="float" office:value="2011" calcext:value-type="float">
            <text:p>2011</text:p>
          </table:table-cell>
          <table:table-cell table:formula="of:=[$'attr_based - h_cp - quality'.C13]" office:value-type="float" office:value="2470" calcext:value-type="float">
            <text:p>247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4]" office:value-type="float" office:value="3" calcext:value-type="float">
            <text:p>3</text:p>
          </table:table-cell>
          <table:table-cell table:formula="of:=[$'attr_based - h_cp - quality'.B14]" office:value-type="float" office:value="2206" calcext:value-type="float">
            <text:p>2206</text:p>
          </table:table-cell>
          <table:table-cell table:formula="of:=[$'attr_based - h_cp - quality'.C14]"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5]" office:value-type="float" office:value="4" calcext:value-type="float">
            <text:p>4</text:p>
          </table:table-cell>
          <table:table-cell table:formula="of:=[$'attr_based - h_cp - quality'.B15]" office:value-type="float" office:value="2245" calcext:value-type="float">
            <text:p>2245</text:p>
          </table:table-cell>
          <table:table-cell table:formula="of:=[$'attr_based - h_cp - quality'.C15]" office:value-type="float" office:value="2326" calcext:value-type="float">
            <text:p>2326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17]" office:value-type="float" office:value="1" calcext:value-type="float">
            <text:p>1</text:p>
          </table:table-cell>
          <table:table-cell table:formula="of:=[$'attr_based - h_cp - quality'.B17]" office:value-type="float" office:value="1946" calcext:value-type="float">
            <text:p>1946</text:p>
          </table:table-cell>
          <table:table-cell table:formula="of:=[$'attr_based - h_cp - quality'.C17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8]" office:value-type="float" office:value="2" calcext:value-type="float">
            <text:p>2</text:p>
          </table:table-cell>
          <table:table-cell table:formula="of:=[$'attr_based - h_cp - quality'.B18]" office:value-type="float" office:value="2011" calcext:value-type="float">
            <text:p>2011</text:p>
          </table:table-cell>
          <table:table-cell table:formula="of:=[$'attr_based - h_cp - quality'.C18]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9]" office:value-type="float" office:value="3" calcext:value-type="float">
            <text:p>3</text:p>
          </table:table-cell>
          <table:table-cell table:formula="of:=[$'attr_based - h_cp - quality'.B19]" office:value-type="float" office:value="2191" calcext:value-type="float">
            <text:p>2191</text:p>
          </table:table-cell>
          <table:table-cell table:formula="of:=[$'attr_based - h_cp - quality'.C19]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0]" office:value-type="float" office:value="4" calcext:value-type="float">
            <text:p>4</text:p>
          </table:table-cell>
          <table:table-cell table:formula="of:=[$'attr_based - h_cp - quality'.B20]" office:value-type="float" office:value="2227" calcext:value-type="float">
            <text:p>2227</text:p>
          </table:table-cell>
          <table:table-cell table:formula="of:=[$'attr_based - h_cp - quality'.C20]" office:value-type="float" office:value="1097" calcext:value-type="float">
            <text:p>1097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22]" office:value-type="float" office:value="1" calcext:value-type="float">
            <text:p>1</text:p>
          </table:table-cell>
          <table:table-cell table:formula="of:=[$'attr_based - h_cp - quality'.B22]" office:value-type="float" office:value="1946" calcext:value-type="float">
            <text:p>1946</text:p>
          </table:table-cell>
          <table:table-cell table:formula="of:=[$'attr_based - h_cp - quality'.C2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3]" office:value-type="float" office:value="2" calcext:value-type="float">
            <text:p>2</text:p>
          </table:table-cell>
          <table:table-cell table:formula="of:=[$'attr_based - h_cp - quality'.B23]" office:value-type="float" office:value="3423" calcext:value-type="float">
            <text:p>3423</text:p>
          </table:table-cell>
          <table:table-cell table:formula="of:=[$'attr_based - h_cp - quality'.C23]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4]" office:value-type="float" office:value="3" calcext:value-type="float">
            <text:p>3</text:p>
          </table:table-cell>
          <table:table-cell table:formula="of:=[$'attr_based - h_cp - quality'.B24]" office:value-type="float" office:value="3824" calcext:value-type="float">
            <text:p>3824</text:p>
          </table:table-cell>
          <table:table-cell table:formula="of:=[$'attr_based - h_cp - quality'.C24]" office:value-type="float" office:value="1827" calcext:value-type="float">
            <text:p>1827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5]" office:value-type="float" office:value="4" calcext:value-type="float">
            <text:p>4</text:p>
          </table:table-cell>
          <table:table-cell table:formula="of:=[$'attr_based - h_cp - quality'.B25]" office:value-type="float" office:value="6214" calcext:value-type="float">
            <text:p>6214</text:p>
          </table:table-cell>
          <table:table-cell table:formula="of:=[$'attr_based - h_cp - quality'.C25]" office:value-type="float" office:value="3567" calcext:value-type="float">
            <text:p>35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-00-00</text:date>, <text:time style:data-style-name="N2" text:time-value="09:51:45.471273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59:58.780721924</meta:creation-date>
    <dc:date>2019-10-08T12:08:21.976815463</dc:date>
    <meta:editing-duration>PT5H55M57S</meta:editing-duration>
    <meta:editing-cycles>32</meta:editing-cycles>
    <meta:generator>LibreOffice/6.0.7.3$Linux_X86_64 LibreOffice_project/00m0$Build-3</meta:generator>
    <meta:document-statistic meta:table-count="13" meta:cell-count="998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28cm" svg:y="2.956cm" style:legend-expansion="high" chart:style-name="ch2"/>
        <chart:plot-area chart:style-name="ch3" table:cell-range-address="'combined - h - quality'.B28:'combined - h - quality'.E32 'combined - h - quality'.A28:'combined - h - quality'.A32 'combined - h - quality'.A33:'combined - h - quality'.E34" chart:data-source-has-labels="both" svg:x="0.32cm" svg:y="0.18cm" svg:width="12.64cm" svg:height="8.64cm">
          <chartooo:coordinate-region svg:x="1.127cm" svg:y="0.379cm" svg:width="11.236cm" svg:height="7.794cm"/>
          <chart:axis chart:dimension="x" chart:name="primary-x" chart:style-name="ch4" chartooo:axis-type="auto">
            <chartooo:date-scale/>
            <chart:categories table:cell-range-address="'combined - h - quality'.B28:'combined - h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 - quality'.B29:'combined - h - quality'.E29" chart:label-cell-address="'combined - h - quality'.A29:'combined - h - quality'.A29" chart:class="chart:line">
            <chart:data-point chart:repeated="4"/>
          </chart:series>
          <chart:series chart:style-name="ch7" chart:values-cell-range-address="'combined - h - quality'.B30:'combined - h - quality'.E30" chart:label-cell-address="'combined - h - quality'.A30:'combined - h - quality'.A30" chart:class="chart:line">
            <chart:data-point chart:repeated="4"/>
          </chart:series>
          <chart:series chart:style-name="ch8" chart:values-cell-range-address="'combined - h - quality'.B31:'combined - h - quality'.E31" chart:label-cell-address="'combined - h - quality'.A31:'combined - h - quality'.A31" chart:class="chart:line">
            <chart:data-point chart:repeated="4"/>
          </chart:series>
          <chart:series chart:style-name="ch9" chart:values-cell-range-address="'combined - h - quality'.B33:'combined - h - quality'.E33" chart:label-cell-address="'combined - h - quality'.A33:'combined - h - quality'.A33" chart:class="chart:line">
            <chart:data-point chart:repeated="4"/>
          </chart:series>
          <chart:series chart:style-name="ch10" chart:values-cell-range-address="'combined - h - quality'.B32:'combined - h - quality'.E32" chart:label-cell-address="'combined - h - quality'.A32:'combined - h - quality'.A32" chart:class="chart:line">
            <chart:data-point chart:repeated="4"/>
          </chart:series>
          <chart:series chart:style-name="ch11" chart:values-cell-range-address="'combined - h - quality'.B34:'combined - h - quality'.E34" chart:label-cell-address="'combined - h - quality'.A34:'combined - h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 - quality'.B28:'combined - h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 - quality'.A29:'combined - h - quality'.A29</svg:desc>
                </draw:g>
              </table:table-cell>
              <table:table-cell office:value-type="float" office:value="18">
                <text:p>18</text:p>
                <draw:g>
                  <svg:desc>'combined - h - quality'.B29:'combined - h - quality'.E2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</text:p>
                <draw:g>
                  <svg:desc>'combined - h - quality'.A30:'combined - h - quality'.A30</svg:desc>
                </draw:g>
              </table:table-cell>
              <table:table-cell office:value-type="float" office:value="18">
                <text:p>18</text:p>
                <draw:g>
                  <svg:desc>'combined - h - quality'.B30:'combined - h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combined - h - quality'.A31:'combined - h - quality'.A31</svg:desc>
                </draw:g>
              </table:table-cell>
              <table:table-cell office:value-type="float" office:value="18">
                <text:p>18</text:p>
                <draw:g>
                  <svg:desc>'combined - h - quality'.B31:'combined - h - quality'.E3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+</text:p>
                <draw:g>
                  <svg:desc>'combined - h - quality'.A33:'combined - h - quality'.A33</svg:desc>
                </draw:g>
              </table:table-cell>
              <table:table-cell office:value-type="float" office:value="18">
                <text:p>18</text:p>
                <draw:g>
                  <svg:desc>'combined - h - quality'.B33:'combined - h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+</text:p>
                <draw:g>
                  <svg:desc>'combined - h - quality'.A32:'combined - h - quality'.A32</svg:desc>
                </draw:g>
              </table:table-cell>
              <table:table-cell office:value-type="float" office:value="18">
                <text:p>18</text:p>
                <draw:g>
                  <svg:desc>'combined - h - quality'.B32:'combined - h - quality'.E3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No repair</text:p>
                <draw:g>
                  <svg:desc>'combined - h - quality'.A34:'combined - h - quality'.A34</svg:desc>
                </draw:g>
              </table:table-cell>
              <table:table-cell office:value-type="float" office:value="129">
                <text:p>129</text:p>
                <draw:g>
                  <svg:desc>'combined - h - quality'.B34:'combined - h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cm" svg:y="0.316cm" chart:style-name="ch2">
          <text:p>Combined vs Attribute-Based Approaches (Hospital - Cherrypicked)</text:p>
        </chart:title>
        <chart:legend chart:legend-position="end" svg:x="14.054cm" svg:y="3.454cm" style:legend-expansion="high" chart:style-name="ch3"/>
        <chart:plot-area chart:style-name="ch4" table:cell-range-address="'combined vs attr_based'.X14:'combined vs attr_based'.AB24" chart:data-source-has-labels="both" svg:x="1.331cm" svg:y="1.275cm" svg:width="12.403cm" svg:height="7.545cm">
          <chartooo:coordinate-region svg:x="2.508cm" svg:y="1.475cm" svg:width="11.226cm" svg:height="6.698cm"/>
          <chart:axis chart:dimension="x" chart:name="primary-x" chart:style-name="ch5" chartooo:axis-type="auto">
            <chartooo:date-scale/>
            <chart:categories table:cell-range-address="'combined vs attr_based'.X15:'combined vs attr_based'.X24"/>
          </chart:axis>
          <chart:axis chart:dimension="y" chart:name="primary-y" chart:style-name="ch6">
            <chart:title svg:x="0.451cm" svg:y="6.811cm" chart:style-name="ch7">
              <text:p>Number of training cells</text:p>
            </chart:title>
            <chart:grid chart:style-name="ch8" chart:class="major"/>
          </chart:axis>
          <chart:series chart:style-name="ch9" chart:values-cell-range-address="'combined vs attr_based'.Y15:'combined vs attr_based'.Y24" chart:label-cell-address="'combined vs attr_based'.Y14:'combined vs attr_based'.Y14" chart:class="chart:bar">
            <chart:data-point chart:repeated="10"/>
          </chart:series>
          <chart:series chart:style-name="ch10" chart:values-cell-range-address="'combined vs attr_based'.Z15:'combined vs attr_based'.Z24" chart:label-cell-address="'combined vs attr_based'.Z14:'combined vs attr_based'.Z14" chart:class="chart:bar">
            <chart:data-point chart:repeated="10"/>
          </chart:series>
          <chart:series chart:style-name="ch11" chart:values-cell-range-address="'combined vs attr_based'.AA15:'combined vs attr_based'.AA24" chart:label-cell-address="'combined vs attr_based'.AA14:'combined vs attr_based'.AA14" chart:class="chart:bar">
            <chart:data-point chart:repeated="10"/>
          </chart:series>
          <chart:series chart:style-name="ch12" chart:values-cell-range-address="'combined vs attr_based'.AB15:'combined vs attr_based'.AB24" chart:label-cell-address="'combined vs attr_based'.AB14:'combined vs attr_based'.AB1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vs attr_based'.Y14:'combined vs attr_based'.Y14</svg:desc>
                </draw:g>
              </table:table-cell>
              <table:table-cell office:value-type="string">
                <text:p>Batch 2</text:p>
                <draw:g>
                  <svg:desc>'combined vs attr_based'.Z14:'combined vs attr_based'.Z14</svg:desc>
                </draw:g>
              </table:table-cell>
              <table:table-cell office:value-type="string">
                <text:p>Batch 3</text:p>
                <draw:g>
                  <svg:desc>'combined vs attr_based'.AA14:'combined vs attr_based'.AA14</svg:desc>
                </draw:g>
              </table:table-cell>
              <table:table-cell office:value-type="string">
                <text:p>Batch 4</text:p>
                <draw:g>
                  <svg:desc>'combined vs attr_based'.AB14:'combined vs attr_based'.A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X15:'combined vs attr_based'.X24</svg:desc>
                </draw:g>
              </table:table-cell>
              <table:table-cell office:value-type="float" office:value="2596">
                <text:p>2596</text:p>
                <draw:g>
                  <svg:desc>'combined vs attr_based'.Y15:'combined vs attr_based'.Y24</svg:desc>
                </draw:g>
              </table:table-cell>
              <table:table-cell office:value-type="float" office:value="2500">
                <text:p>2500</text:p>
                <draw:g>
                  <svg:desc>'combined vs attr_based'.Z15:'combined vs attr_based'.Z24</svg:desc>
                </draw:g>
              </table:table-cell>
              <table:table-cell office:value-type="float" office:value="2471">
                <text:p>2471</text:p>
                <draw:g>
                  <svg:desc>'combined vs attr_based'.AA15:'combined vs attr_based'.AA24</svg:desc>
                </draw:g>
              </table:table-cell>
              <table:table-cell office:value-type="float" office:value="2513">
                <text:p>2513</text:p>
                <draw:g>
                  <svg:desc>'combined vs attr_based'.AB15:'combined vs attr_based'.AB2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596">
                <text:p>2596</text:p>
              </table:table-cell>
              <table:table-cell office:value-type="float" office:value="5337">
                <text:p>5337</text:p>
              </table:table-cell>
              <table:table-cell office:value-type="float" office:value="8677">
                <text:p>8677</text:p>
              </table:table-cell>
              <table:table-cell office:value-type="float" office:value="11063">
                <text:p>1106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96">
                <text:p>2596</text:p>
              </table:table-cell>
              <table:table-cell office:value-type="float" office:value="2470">
                <text:p>2470</text:p>
              </table:table-cell>
              <table:table-cell office:value-type="float" office:value="2387">
                <text:p>2387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2596">
                <text:p>2596</text:p>
              </table:table-cell>
              <table:table-cell office:value-type="float" office:value="2470">
                <text:p>2470</text:p>
              </table:table-cell>
              <table:table-cell office:value-type="float" office:value="2387">
                <text:p>2387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2596">
                <text:p>2596</text:p>
              </table:table-cell>
              <table:table-cell office:value-type="float" office:value="5337">
                <text:p>5337</text:p>
              </table:table-cell>
              <table:table-cell office:value-type="float" office:value="8677">
                <text:p>8677</text:p>
              </table:table-cell>
              <table:table-cell office:value-type="float" office:value="11063">
                <text:p>11063</text:p>
              </table:table-cell>
            </table:table-row>
            <table:table-row>
              <table:table-cell office:value-type="string">
                <text:p>A_attr</text:p>
              </table:table-cell>
              <table:table-cell office:value-type="float" office:value="2596">
                <text:p>2596</text:p>
              </table:table-cell>
              <table:table-cell office:value-type="float" office:value="2500">
                <text:p>2500</text:p>
              </table:table-cell>
              <table:table-cell office:value-type="float" office:value="2471">
                <text:p>2471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2596">
                <text:p>2596</text:p>
              </table:table-cell>
              <table:table-cell office:value-type="float" office:value="5339">
                <text:p>5339</text:p>
              </table:table-cell>
              <table:table-cell office:value-type="float" office:value="8623">
                <text:p>8623</text:p>
              </table:table-cell>
              <table:table-cell office:value-type="float" office:value="11143">
                <text:p>11143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2596">
                <text:p>2596</text:p>
              </table:table-cell>
              <table:table-cell office:value-type="float" office:value="2470">
                <text:p>2470</text:p>
              </table:table-cell>
              <table:table-cell office:value-type="float" office:value="2353">
                <text:p>2353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2596">
                <text:p>2596</text:p>
              </table:table-cell>
              <table:table-cell office:value-type="float" office:value="988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2596">
                <text:p>2596</text:p>
              </table:table-cell>
              <table:table-cell office:value-type="float" office:value="1292">
                <text:p>1292</text:p>
              </table:table-cell>
              <table:table-cell office:value-type="float" office:value="1827">
                <text:p>1827</text:p>
              </table:table-cell>
              <table:table-cell office:value-type="float" office:value="3567">
                <text:p>35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Hospital - Cherrypicked</text:p>
        </chart:title>
        <chart:legend chart:legend-position="end" svg:x="11.197cm" svg:y="1.462cm" style:legend-expansion="high" chart:style-name="ch3"/>
        <chart:plot-area chart:style-name="ch4" table:cell-range-address="'attr_based - h_cp - time'.B93:'attr_based - h_cp - time'.N98" chart:data-source-has-labels="both" svg:x="1.331cm" svg:y="1.275cm" svg:width="9.546cm" svg:height="7.545cm">
          <chartooo:coordinate-region svg:x="2.138cm" svg:y="1.474cm" svg:width="8.739cm" svg:height="6.699cm"/>
          <chart:axis chart:dimension="x" chart:name="primary-x" chart:style-name="ch5" chartooo:axis-type="auto">
            <chartooo:date-scale/>
            <chart:categories table:cell-range-address="'attr_based - h_cp - time'.B94:'attr_based - h_cp - time'.B98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attr_based - h_cp - time'.C94:'attr_based - h_cp - time'.C98" chart:label-cell-address="'attr_based - h_cp - time'.C93:'attr_based - h_cp - time'.C93" chart:class="chart:bar">
            <chart:data-point chart:repeated="5"/>
          </chart:series>
          <chart:series chart:style-name="ch10" chart:values-cell-range-address="'attr_based - h_cp - time'.D94:'attr_based - h_cp - time'.D98" chart:label-cell-address="'attr_based - h_cp - time'.D93:'attr_based - h_cp - time'.D93" chart:class="chart:bar">
            <chart:data-point chart:repeated="5"/>
          </chart:series>
          <chart:series chart:style-name="ch11" chart:values-cell-range-address="'attr_based - h_cp - time'.E94:'attr_based - h_cp - time'.E98" chart:label-cell-address="'attr_based - h_cp - time'.E93:'attr_based - h_cp - time'.E93" chart:class="chart:bar">
            <chart:data-point chart:repeated="5"/>
          </chart:series>
          <chart:series chart:style-name="ch12" chart:values-cell-range-address="'attr_based - h_cp - time'.F94:'attr_based - h_cp - time'.F98" chart:label-cell-address="'attr_based - h_cp - time'.F93:'attr_based - h_cp - time'.F93" chart:class="chart:bar">
            <chart:data-point chart:repeated="5"/>
          </chart:series>
          <chart:series chart:style-name="ch13" chart:values-cell-range-address="'attr_based - h_cp - time'.G94:'attr_based - h_cp - time'.G98" chart:label-cell-address="'attr_based - h_cp - time'.G93:'attr_based - h_cp - time'.G93" chart:class="chart:bar">
            <chart:data-point chart:repeated="5"/>
          </chart:series>
          <chart:series chart:style-name="ch14" chart:values-cell-range-address="'attr_based - h_cp - time'.H94:'attr_based - h_cp - time'.H98" chart:label-cell-address="'attr_based - h_cp - time'.H93:'attr_based - h_cp - time'.H93" chart:class="chart:bar">
            <chart:data-point chart:repeated="5"/>
          </chart:series>
          <chart:series chart:style-name="ch15" chart:values-cell-range-address="'attr_based - h_cp - time'.I94:'attr_based - h_cp - time'.I98" chart:label-cell-address="'attr_based - h_cp - time'.I93:'attr_based - h_cp - time'.I93" chart:class="chart:bar">
            <chart:data-point chart:repeated="5"/>
          </chart:series>
          <chart:series chart:style-name="ch16" chart:values-cell-range-address="'attr_based - h_cp - time'.J94:'attr_based - h_cp - time'.J98" chart:label-cell-address="'attr_based - h_cp - time'.J93:'attr_based - h_cp - time'.J93" chart:class="chart:bar">
            <chart:data-point chart:repeated="5"/>
          </chart:series>
          <chart:series chart:style-name="ch17" chart:values-cell-range-address="'attr_based - h_cp - time'.K94:'attr_based - h_cp - time'.K98" chart:label-cell-address="'attr_based - h_cp - time'.K93:'attr_based - h_cp - time'.K93" chart:class="chart:bar">
            <chart:data-point chart:repeated="5"/>
          </chart:series>
          <chart:series chart:style-name="ch18" chart:values-cell-range-address="'attr_based - h_cp - time'.L94:'attr_based - h_cp - time'.L98" chart:label-cell-address="'attr_based - h_cp - time'.L93:'attr_based - h_cp - time'.L93" chart:class="chart:bar">
            <chart:data-point chart:repeated="5"/>
          </chart:series>
          <chart:series chart:style-name="ch19" chart:values-cell-range-address="'attr_based - h_cp - time'.M94:'attr_based - h_cp - time'.M98" chart:label-cell-address="'attr_based - h_cp - time'.M93:'attr_based - h_cp - time'.M93" chart:class="chart:bar">
            <chart:data-point chart:repeated="5"/>
          </chart:series>
          <chart:series chart:style-name="ch20" chart:values-cell-range-address="'attr_based - h_cp - time'.N94:'attr_based - h_cp - time'.N98" chart:label-cell-address="'attr_based - h_cp - time'.N93:'attr_based - h_cp - time'.N93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h_cp - time'.C93:'attr_based - h_cp - time'.C93</svg:desc>
                </draw:g>
              </table:table-cell>
              <table:table-cell office:value-type="string">
                <text:p>load_dcs</text:p>
                <draw:g>
                  <svg:desc>'attr_based - h_cp - time'.D93:'attr_based - h_cp - time'.D93</svg:desc>
                </draw:g>
              </table:table-cell>
              <table:table-cell office:value-type="string">
                <text:p>detect_errors</text:p>
                <draw:g>
                  <svg:desc>'attr_based - h_cp - time'.E93:'attr_based - h_cp - time'.E93</svg:desc>
                </draw:g>
              </table:table-cell>
              <table:table-cell office:value-type="string">
                <text:p>setup_domain</text:p>
                <draw:g>
                  <svg:desc>'attr_based - h_cp - time'.F93:'attr_based - h_cp - time'.F93</svg:desc>
                </draw:g>
              </table:table-cell>
              <table:table-cell office:value-type="string">
                <text:p>featurize_data</text:p>
                <draw:g>
                  <svg:desc>'attr_based - h_cp - time'.G93:'attr_based - h_cp - time'.G93</svg:desc>
                </draw:g>
              </table:table-cell>
              <table:table-cell office:value-type="string">
                <text:p>setup_model</text:p>
                <draw:g>
                  <svg:desc>'attr_based - h_cp - time'.H93:'attr_based - h_cp - time'.H93</svg:desc>
                </draw:g>
              </table:table-cell>
              <table:table-cell office:value-type="string">
                <text:p>fit_model</text:p>
                <draw:g>
                  <svg:desc>'attr_based - h_cp - time'.I93:'attr_based - h_cp - time'.I93</svg:desc>
                </draw:g>
              </table:table-cell>
              <table:table-cell office:value-type="string">
                <text:p>infer_repairs</text:p>
                <draw:g>
                  <svg:desc>'attr_based - h_cp - time'.J93:'attr_based - h_cp - time'.J93</svg:desc>
                </draw:g>
              </table:table-cell>
              <table:table-cell office:value-type="string">
                <text:p>get_inferred_values</text:p>
                <draw:g>
                  <svg:desc>'attr_based - h_cp - time'.K93:'attr_based - h_cp - time'.K93</svg:desc>
                </draw:g>
              </table:table-cell>
              <table:table-cell office:value-type="string">
                <text:p>generate_repaired_dataset</text:p>
                <draw:g>
                  <svg:desc>'attr_based - h_cp - time'.L93:'attr_based - h_cp - time'.L93</svg:desc>
                </draw:g>
              </table:table-cell>
              <table:table-cell office:value-type="string">
                <text:p>repaired_table_copy_time</text:p>
                <draw:g>
                  <svg:desc>'attr_based - h_cp - time'.M93:'attr_based - h_cp - time'.M93</svg:desc>
                </draw:g>
              </table:table-cell>
              <table:table-cell office:value-type="string">
                <text:p>save_stats_time</text:p>
                <draw:g>
                  <svg:desc>'attr_based - h_cp - time'.N93:'attr_based - h_cp - time'.N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h_cp - time'.B94:'attr_based - h_cp - time'.B98</svg:desc>
                </draw:g>
              </table:table-cell>
              <table:table-cell office:value-type="float" office:value="0.49703033333333">
                <text:p>0.49703033333333</text:p>
                <draw:g>
                  <svg:desc>'attr_based - h_cp - time'.C94:'attr_based - h_cp - time'.C98</svg:desc>
                </draw:g>
              </table:table-cell>
              <table:table-cell office:value-type="float" office:value="0.00663933333333678">
                <text:p>0.00663933333333678</text:p>
                <draw:g>
                  <svg:desc>'attr_based - h_cp - time'.D94:'attr_based - h_cp - time'.D98</svg:desc>
                </draw:g>
              </table:table-cell>
              <table:table-cell office:value-type="float" office:value="0.856924333333322">
                <text:p>0.856924333333322</text:p>
                <draw:g>
                  <svg:desc>'attr_based - h_cp - time'.E94:'attr_based - h_cp - time'.E98</svg:desc>
                </draw:g>
              </table:table-cell>
              <table:table-cell office:value-type="float" office:value="12.3730020523071">
                <text:p>12.3730020523071</text:p>
                <draw:g>
                  <svg:desc>'attr_based - h_cp - time'.F94:'attr_based - h_cp - time'.F98</svg:desc>
                </draw:g>
              </table:table-cell>
              <table:table-cell office:value-type="float" office:value="19.5222206666667">
                <text:p>19.5222206666667</text:p>
                <draw:g>
                  <svg:desc>'attr_based - h_cp - time'.G94:'attr_based - h_cp - time'.G98</svg:desc>
                </draw:g>
              </table:table-cell>
              <table:table-cell office:value-type="float" office:value="0.0186073333333372">
                <text:p>0.0186073333333372</text:p>
                <draw:g>
                  <svg:desc>'attr_based - h_cp - time'.H94:'attr_based - h_cp - time'.H98</svg:desc>
                </draw:g>
              </table:table-cell>
              <table:table-cell office:value-type="float" office:value="27.3446373333333">
                <text:p>27.3446373333333</text:p>
                <draw:g>
                  <svg:desc>'attr_based - h_cp - time'.I94:'attr_based - h_cp - time'.I98</svg:desc>
                </draw:g>
              </table:table-cell>
              <table:table-cell office:value-type="float" office:value="1.47223466666666">
                <text:p>1.47223466666666</text:p>
                <draw:g>
                  <svg:desc>'attr_based - h_cp - time'.J94:'attr_based - h_cp - time'.J98</svg:desc>
                </draw:g>
              </table:table-cell>
              <table:table-cell office:value-type="float" office:value="0.0759673333333299">
                <text:p>0.0759673333333299</text:p>
                <draw:g>
                  <svg:desc>'attr_based - h_cp - time'.K94:'attr_based - h_cp - time'.K98</svg:desc>
                </draw:g>
              </table:table-cell>
              <table:table-cell office:value-type="float" office:value="0.180116999999999">
                <text:p>0.180116999999999</text:p>
                <draw:g>
                  <svg:desc>'attr_based - h_cp - time'.L94:'attr_based - h_cp - time'.L98</svg:desc>
                </draw:g>
              </table:table-cell>
              <table:table-cell office:value-type="float" office:value="0">
                <text:p>0</text:p>
                <draw:g>
                  <svg:desc>'attr_based - h_cp - time'.M94:'attr_based - h_cp - time'.M98</svg:desc>
                </draw:g>
              </table:table-cell>
              <table:table-cell office:value-type="float" office:value="0">
                <text:p>0</text:p>
                <draw:g>
                  <svg:desc>'attr_based - h_cp - time'.N94:'attr_based - h_cp - time'.N98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471517999999956">
                <text:p>0.471517999999956</text:p>
              </table:table-cell>
              <table:table-cell office:value-type="float" office:value="0.00664366666668077">
                <text:p>0.00664366666668077</text:p>
              </table:table-cell>
              <table:table-cell office:value-type="float" office:value="1.45434466666668">
                <text:p>1.45434466666668</text:p>
              </table:table-cell>
              <table:table-cell office:value-type="float" office:value="21.4586077531179">
                <text:p>21.4586077531179</text:p>
              </table:table-cell>
              <table:table-cell office:value-type="float" office:value="46.6988733333333">
                <text:p>46.6988733333333</text:p>
              </table:table-cell>
              <table:table-cell office:value-type="float" office:value="0.0187646666666789">
                <text:p>0.0187646666666789</text:p>
              </table:table-cell>
              <table:table-cell office:value-type="float" office:value="61.4127240000001">
                <text:p>61.4127240000001</text:p>
              </table:table-cell>
              <table:table-cell office:value-type="float" office:value="3.27199333333335">
                <text:p>3.27199333333335</text:p>
              </table:table-cell>
              <table:table-cell office:value-type="float" office:value="0.097187333333333">
                <text:p>0.097187333333333</text:p>
              </table:table-cell>
              <table:table-cell office:value-type="float" office:value="2.02510833333328">
                <text:p>2.02510833333328</text:p>
              </table:table-cell>
              <table:table-cell office:value-type="float" office:value="0.0740673333333367">
                <text:p>0.074067333333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472514666666674">
                <text:p>0.472514666666674</text:p>
              </table:table-cell>
              <table:table-cell office:value-type="float" office:value="0.00663166666667319">
                <text:p>0.00663166666667319</text:p>
              </table:table-cell>
              <table:table-cell office:value-type="float" office:value="0.895875333333265">
                <text:p>0.895875333333265</text:p>
              </table:table-cell>
              <table:table-cell office:value-type="float" office:value="13.0632194677989">
                <text:p>13.0632194677989</text:p>
              </table:table-cell>
              <table:table-cell office:value-type="float" office:value="19.2570823333333">
                <text:p>19.2570823333333</text:p>
              </table:table-cell>
              <table:table-cell office:value-type="float" office:value="0.0187343333333274">
                <text:p>0.0187343333333274</text:p>
              </table:table-cell>
              <table:table-cell office:value-type="float" office:value="23.8455136666667">
                <text:p>23.8455136666667</text:p>
              </table:table-cell>
              <table:table-cell office:value-type="float" office:value="1.66613199999995">
                <text:p>1.66613199999995</text:p>
              </table:table-cell>
              <table:table-cell office:value-type="float" office:value="0.078012999999866">
                <text:p>0.078012999999866</text:p>
              </table:table-cell>
              <table:table-cell office:value-type="float" office:value="0.266812999999994">
                <text:p>0.266812999999994</text:p>
              </table:table-cell>
              <table:table-cell office:value-type="float" office:value="0">
                <text:p>0</text:p>
              </table:table-cell>
              <table:table-cell office:value-type="float" office:value="0.0715533333333269">
                <text:p>0.0715533333333269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474044999999933">
                <text:p>0.474044999999933</text:p>
              </table:table-cell>
              <table:table-cell office:value-type="float" office:value="0.00672433333329536">
                <text:p>0.00672433333329536</text:p>
              </table:table-cell>
              <table:table-cell office:value-type="float" office:value="0.896864333333118">
                <text:p>0.896864333333118</text:p>
              </table:table-cell>
              <table:table-cell office:value-type="float" office:value="13.2660506566366">
                <text:p>13.2660506566366</text:p>
              </table:table-cell>
              <table:table-cell office:value-type="float" office:value="19.5326793333331">
                <text:p>19.5326793333331</text:p>
              </table:table-cell>
              <table:table-cell office:value-type="float" office:value="0.0440509999997024">
                <text:p>0.0440509999997024</text:p>
              </table:table-cell>
              <table:table-cell office:value-type="float" office:value="13.0455443333335">
                <text:p>13.0455443333335</text:p>
              </table:table-cell>
              <table:table-cell office:value-type="float" office:value="1.77731066666668">
                <text:p>1.77731066666668</text:p>
              </table:table-cell>
              <table:table-cell office:value-type="float" office:value="0.0786756666666406">
                <text:p>0.0786756666666406</text:p>
              </table:table-cell>
              <table:table-cell office:value-type="float" office:value="0.265563333333375">
                <text:p>0.265563333333375</text:p>
              </table:table-cell>
              <table:table-cell office:value-type="float" office:value="0">
                <text:p>0</text:p>
              </table:table-cell>
              <table:table-cell office:value-type="float" office:value="0.0728120000000369">
                <text:p>0.0728120000000369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473334333333242">
                <text:p>0.473334333333242</text:p>
              </table:table-cell>
              <table:table-cell office:value-type="float" office:value="0.00671066666685268">
                <text:p>0.00671066666685268</text:p>
              </table:table-cell>
              <table:table-cell office:value-type="float" office:value="1.46977433333313">
                <text:p>1.46977433333313</text:p>
              </table:table-cell>
              <table:table-cell office:value-type="float" office:value="21.9055156707764">
                <text:p>21.9055156707764</text:p>
              </table:table-cell>
              <table:table-cell office:value-type="float" office:value="47.096167333333">
                <text:p>47.096167333333</text:p>
              </table:table-cell>
              <table:table-cell office:value-type="float" office:value="0.0440120000001419">
                <text:p>0.0440120000001419</text:p>
              </table:table-cell>
              <table:table-cell office:value-type="float" office:value="24.9708776666669">
                <text:p>24.9708776666669</text:p>
              </table:table-cell>
              <table:table-cell office:value-type="float" office:value="3.32354700000011">
                <text:p>3.32354700000011</text:p>
              </table:table-cell>
              <table:table-cell office:value-type="float" office:value="0.0980563333335643">
                <text:p>0.0980563333335643</text:p>
              </table:table-cell>
              <table:table-cell office:value-type="float" office:value="2.02824866666697">
                <text:p>2.02824866666697</text:p>
              </table:table-cell>
              <table:table-cell office:value-type="float" office:value="0.0740513333333486">
                <text:p>0.07405133333334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Hospital - Shuffled</text:p>
        </chart:title>
        <chart:legend chart:legend-position="end" svg:x="11.197cm" svg:y="1.462cm" style:legend-expansion="high" chart:style-name="ch3"/>
        <chart:plot-area chart:style-name="ch4" table:cell-range-address="'attr_based - h_s - time'.B93:'attr_based - h_s - time'.N98" chart:data-source-has-labels="both" svg:x="1.331cm" svg:y="1.275cm" svg:width="9.546cm" svg:height="7.545cm">
          <chartooo:coordinate-region svg:x="2.138cm" svg:y="1.474cm" svg:width="8.739cm" svg:height="6.699cm"/>
          <chart:axis chart:dimension="x" chart:name="primary-x" chart:style-name="ch5" chartooo:axis-type="auto">
            <chartooo:date-scale/>
            <chart:categories table:cell-range-address="'attr_based - h_s - time'.B94:'attr_based - h_s - time'.B98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attr_based - h_s - time'.C94:'attr_based - h_s - time'.C98" chart:label-cell-address="'attr_based - h_s - time'.C93:'attr_based - h_s - time'.C93" chart:class="chart:bar">
            <chart:data-point chart:repeated="5"/>
          </chart:series>
          <chart:series chart:style-name="ch10" chart:values-cell-range-address="'attr_based - h_s - time'.D94:'attr_based - h_s - time'.D98" chart:label-cell-address="'attr_based - h_s - time'.D93:'attr_based - h_s - time'.D93" chart:class="chart:bar">
            <chart:data-point chart:repeated="5"/>
          </chart:series>
          <chart:series chart:style-name="ch11" chart:values-cell-range-address="'attr_based - h_s - time'.E94:'attr_based - h_s - time'.E98" chart:label-cell-address="'attr_based - h_s - time'.E93:'attr_based - h_s - time'.E93" chart:class="chart:bar">
            <chart:data-point chart:repeated="5"/>
          </chart:series>
          <chart:series chart:style-name="ch12" chart:values-cell-range-address="'attr_based - h_s - time'.F94:'attr_based - h_s - time'.F98" chart:label-cell-address="'attr_based - h_s - time'.F93:'attr_based - h_s - time'.F93" chart:class="chart:bar">
            <chart:data-point chart:repeated="5"/>
          </chart:series>
          <chart:series chart:style-name="ch13" chart:values-cell-range-address="'attr_based - h_s - time'.G94:'attr_based - h_s - time'.G98" chart:label-cell-address="'attr_based - h_s - time'.G93:'attr_based - h_s - time'.G93" chart:class="chart:bar">
            <chart:data-point chart:repeated="5"/>
          </chart:series>
          <chart:series chart:style-name="ch14" chart:values-cell-range-address="'attr_based - h_s - time'.H94:'attr_based - h_s - time'.H98" chart:label-cell-address="'attr_based - h_s - time'.H93:'attr_based - h_s - time'.H93" chart:class="chart:bar">
            <chart:data-point chart:repeated="5"/>
          </chart:series>
          <chart:series chart:style-name="ch15" chart:values-cell-range-address="'attr_based - h_s - time'.I94:'attr_based - h_s - time'.I98" chart:label-cell-address="'attr_based - h_s - time'.I93:'attr_based - h_s - time'.I93" chart:class="chart:bar">
            <chart:data-point chart:repeated="5"/>
          </chart:series>
          <chart:series chart:style-name="ch16" chart:values-cell-range-address="'attr_based - h_s - time'.J94:'attr_based - h_s - time'.J98" chart:label-cell-address="'attr_based - h_s - time'.J93:'attr_based - h_s - time'.J93" chart:class="chart:bar">
            <chart:data-point chart:repeated="5"/>
          </chart:series>
          <chart:series chart:style-name="ch17" chart:values-cell-range-address="'attr_based - h_s - time'.K94:'attr_based - h_s - time'.K98" chart:label-cell-address="'attr_based - h_s - time'.K93:'attr_based - h_s - time'.K93" chart:class="chart:bar">
            <chart:data-point chart:repeated="5"/>
          </chart:series>
          <chart:series chart:style-name="ch18" chart:values-cell-range-address="'attr_based - h_s - time'.L94:'attr_based - h_s - time'.L98" chart:label-cell-address="'attr_based - h_s - time'.L93:'attr_based - h_s - time'.L93" chart:class="chart:bar">
            <chart:data-point chart:repeated="5"/>
          </chart:series>
          <chart:series chart:style-name="ch19" chart:values-cell-range-address="'attr_based - h_s - time'.M94:'attr_based - h_s - time'.M98" chart:label-cell-address="'attr_based - h_s - time'.M93:'attr_based - h_s - time'.M93" chart:class="chart:bar">
            <chart:data-point chart:repeated="5"/>
          </chart:series>
          <chart:series chart:style-name="ch20" chart:values-cell-range-address="'attr_based - h_s - time'.N94:'attr_based - h_s - time'.N98" chart:label-cell-address="'attr_based - h_s - time'.N93:'attr_based - h_s - time'.N93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h_s - time'.C93:'attr_based - h_s - time'.C93</svg:desc>
                </draw:g>
              </table:table-cell>
              <table:table-cell office:value-type="string">
                <text:p>load_dcs</text:p>
                <draw:g>
                  <svg:desc>'attr_based - h_s - time'.D93:'attr_based - h_s - time'.D93</svg:desc>
                </draw:g>
              </table:table-cell>
              <table:table-cell office:value-type="string">
                <text:p>detect_errors</text:p>
                <draw:g>
                  <svg:desc>'attr_based - h_s - time'.E93:'attr_based - h_s - time'.E93</svg:desc>
                </draw:g>
              </table:table-cell>
              <table:table-cell office:value-type="string">
                <text:p>setup_domain</text:p>
                <draw:g>
                  <svg:desc>'attr_based - h_s - time'.F93:'attr_based - h_s - time'.F93</svg:desc>
                </draw:g>
              </table:table-cell>
              <table:table-cell office:value-type="string">
                <text:p>featurize_data</text:p>
                <draw:g>
                  <svg:desc>'attr_based - h_s - time'.G93:'attr_based - h_s - time'.G93</svg:desc>
                </draw:g>
              </table:table-cell>
              <table:table-cell office:value-type="string">
                <text:p>setup_model</text:p>
                <draw:g>
                  <svg:desc>'attr_based - h_s - time'.H93:'attr_based - h_s - time'.H93</svg:desc>
                </draw:g>
              </table:table-cell>
              <table:table-cell office:value-type="string">
                <text:p>fit_model</text:p>
                <draw:g>
                  <svg:desc>'attr_based - h_s - time'.I93:'attr_based - h_s - time'.I93</svg:desc>
                </draw:g>
              </table:table-cell>
              <table:table-cell office:value-type="string">
                <text:p>infer_repairs</text:p>
                <draw:g>
                  <svg:desc>'attr_based - h_s - time'.J93:'attr_based - h_s - time'.J93</svg:desc>
                </draw:g>
              </table:table-cell>
              <table:table-cell office:value-type="string">
                <text:p>get_inferred_values</text:p>
                <draw:g>
                  <svg:desc>'attr_based - h_s - time'.K93:'attr_based - h_s - time'.K93</svg:desc>
                </draw:g>
              </table:table-cell>
              <table:table-cell office:value-type="string">
                <text:p>generate_repaired_dataset</text:p>
                <draw:g>
                  <svg:desc>'attr_based - h_s - time'.L93:'attr_based - h_s - time'.L93</svg:desc>
                </draw:g>
              </table:table-cell>
              <table:table-cell office:value-type="string">
                <text:p>repaired_table_copy_time</text:p>
                <draw:g>
                  <svg:desc>'attr_based - h_s - time'.M93:'attr_based - h_s - time'.M93</svg:desc>
                </draw:g>
              </table:table-cell>
              <table:table-cell office:value-type="string">
                <text:p>save_stats_time</text:p>
                <draw:g>
                  <svg:desc>'attr_based - h_s - time'.N93:'attr_based - h_s - time'.N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h_s - time'.B94:'attr_based - h_s - time'.B98</svg:desc>
                </draw:g>
              </table:table-cell>
              <table:table-cell office:value-type="float" office:value="0.567980000000005">
                <text:p>0.567980000000005</text:p>
                <draw:g>
                  <svg:desc>'attr_based - h_s - time'.C94:'attr_based - h_s - time'.C98</svg:desc>
                </draw:g>
              </table:table-cell>
              <table:table-cell office:value-type="float" office:value="0.00678566666666421">
                <text:p>0.00678566666666421</text:p>
                <draw:g>
                  <svg:desc>'attr_based - h_s - time'.D94:'attr_based - h_s - time'.D98</svg:desc>
                </draw:g>
              </table:table-cell>
              <table:table-cell office:value-type="float" office:value="0.746303999999998">
                <text:p>0.746303999999998</text:p>
                <draw:g>
                  <svg:desc>'attr_based - h_s - time'.E94:'attr_based - h_s - time'.E98</svg:desc>
                </draw:g>
              </table:table-cell>
              <table:table-cell office:value-type="float" office:value="12.5605449676514">
                <text:p>12.5605449676514</text:p>
                <draw:g>
                  <svg:desc>'attr_based - h_s - time'.F94:'attr_based - h_s - time'.F98</svg:desc>
                </draw:g>
              </table:table-cell>
              <table:table-cell office:value-type="float" office:value="18.6793413333333">
                <text:p>18.6793413333333</text:p>
                <draw:g>
                  <svg:desc>'attr_based - h_s - time'.G94:'attr_based - h_s - time'.G98</svg:desc>
                </draw:g>
              </table:table-cell>
              <table:table-cell office:value-type="float" office:value="0.0181033333333491">
                <text:p>0.0181033333333491</text:p>
                <draw:g>
                  <svg:desc>'attr_based - h_s - time'.H94:'attr_based - h_s - time'.H98</svg:desc>
                </draw:g>
              </table:table-cell>
              <table:table-cell office:value-type="float" office:value="34.4977973333333">
                <text:p>34.4977973333333</text:p>
                <draw:g>
                  <svg:desc>'attr_based - h_s - time'.I94:'attr_based - h_s - time'.I98</svg:desc>
                </draw:g>
              </table:table-cell>
              <table:table-cell office:value-type="float" office:value="1.17496700000002">
                <text:p>1.17496700000002</text:p>
                <draw:g>
                  <svg:desc>'attr_based - h_s - time'.J94:'attr_based - h_s - time'.J98</svg:desc>
                </draw:g>
              </table:table-cell>
              <table:table-cell office:value-type="float" office:value="0.0701939999999984">
                <text:p>0.0701939999999984</text:p>
                <draw:g>
                  <svg:desc>'attr_based - h_s - time'.K94:'attr_based - h_s - time'.K98</svg:desc>
                </draw:g>
              </table:table-cell>
              <table:table-cell office:value-type="float" office:value="0.170189000000002">
                <text:p>0.170189000000002</text:p>
                <draw:g>
                  <svg:desc>'attr_based - h_s - time'.L94:'attr_based - h_s - time'.L98</svg:desc>
                </draw:g>
              </table:table-cell>
              <table:table-cell office:value-type="float" office:value="0">
                <text:p>0</text:p>
                <draw:g>
                  <svg:desc>'attr_based - h_s - time'.M94:'attr_based - h_s - time'.M98</svg:desc>
                </draw:g>
              </table:table-cell>
              <table:table-cell office:value-type="float" office:value="0">
                <text:p>0</text:p>
                <draw:g>
                  <svg:desc>'attr_based - h_s - time'.N94:'attr_based - h_s - time'.N98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468174666666651">
                <text:p>0.468174666666651</text:p>
              </table:table-cell>
              <table:table-cell office:value-type="float" office:value="0.00677100000001474">
                <text:p>0.00677100000001474</text:p>
              </table:table-cell>
              <table:table-cell office:value-type="float" office:value="1.38526233333339">
                <text:p>1.38526233333339</text:p>
              </table:table-cell>
              <table:table-cell office:value-type="float" office:value="21.9434093634287">
                <text:p>21.9434093634287</text:p>
              </table:table-cell>
              <table:table-cell office:value-type="float" office:value="49.0371476666668">
                <text:p>49.0371476666668</text:p>
              </table:table-cell>
              <table:table-cell office:value-type="float" office:value="0.0183413333333249">
                <text:p>0.0183413333333249</text:p>
              </table:table-cell>
              <table:table-cell office:value-type="float" office:value="67.6297419999999">
                <text:p>67.6297419999999</text:p>
              </table:table-cell>
              <table:table-cell office:value-type="float" office:value="3.34227800000006">
                <text:p>3.34227800000006</text:p>
              </table:table-cell>
              <table:table-cell office:value-type="float" office:value="0.0951509999999776">
                <text:p>0.0951509999999776</text:p>
              </table:table-cell>
              <table:table-cell office:value-type="float" office:value="2.01337833333338">
                <text:p>2.01337833333338</text:p>
              </table:table-cell>
              <table:table-cell office:value-type="float" office:value="0.0733410000000087">
                <text:p>0.073341000000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468501333333241">
                <text:p>0.468501333333241</text:p>
              </table:table-cell>
              <table:table-cell office:value-type="float" office:value="0.00677633333335355">
                <text:p>0.00677633333335355</text:p>
              </table:table-cell>
              <table:table-cell office:value-type="float" office:value="0.804195333333307">
                <text:p>0.804195333333307</text:p>
              </table:table-cell>
              <table:table-cell office:value-type="float" office:value="13.0448296070099">
                <text:p>13.0448296070099</text:p>
              </table:table-cell>
              <table:table-cell office:value-type="float" office:value="19.115376">
                <text:p>19.115376</text:p>
              </table:table-cell>
              <table:table-cell office:value-type="float" office:value="0.0182476666667147">
                <text:p>0.0182476666667147</text:p>
              </table:table-cell>
              <table:table-cell office:value-type="float" office:value="28.1307646666667">
                <text:p>28.1307646666667</text:p>
              </table:table-cell>
              <table:table-cell office:value-type="float" office:value="1.37917066666663">
                <text:p>1.37917066666663</text:p>
              </table:table-cell>
              <table:table-cell office:value-type="float" office:value="0.0727316666666411">
                <text:p>0.0727316666666411</text:p>
              </table:table-cell>
              <table:table-cell office:value-type="float" office:value="0.285298333333306">
                <text:p>0.285298333333306</text:p>
              </table:table-cell>
              <table:table-cell office:value-type="float" office:value="0">
                <text:p>0</text:p>
              </table:table-cell>
              <table:table-cell office:value-type="float" office:value="0.0763363333333018">
                <text:p>0.0763363333333018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471514666666811">
                <text:p>0.471514666666811</text:p>
              </table:table-cell>
              <table:table-cell office:value-type="float" office:value="0.00676900000007663">
                <text:p>0.00676900000007663</text:p>
              </table:table-cell>
              <table:table-cell office:value-type="float" office:value="0.865181999999928">
                <text:p>0.865181999999928</text:p>
              </table:table-cell>
              <table:table-cell office:value-type="float" office:value="13.3852693239848">
                <text:p>13.3852693239848</text:p>
              </table:table-cell>
              <table:table-cell office:value-type="float" office:value="19.1852869999999">
                <text:p>19.1852869999999</text:p>
              </table:table-cell>
              <table:table-cell office:value-type="float" office:value="0.0437433333332441">
                <text:p>0.0437433333332441</text:p>
              </table:table-cell>
              <table:table-cell office:value-type="float" office:value="15.1736916666667">
                <text:p>15.1736916666667</text:p>
              </table:table-cell>
              <table:table-cell office:value-type="float" office:value="1.38874033333317">
                <text:p>1.38874033333317</text:p>
              </table:table-cell>
              <table:table-cell office:value-type="float" office:value="0.0733636666665613">
                <text:p>0.0733636666665613</text:p>
              </table:table-cell>
              <table:table-cell office:value-type="float" office:value="0.286738999999898">
                <text:p>0.286738999999898</text:p>
              </table:table-cell>
              <table:table-cell office:value-type="float" office:value="0">
                <text:p>0</text:p>
              </table:table-cell>
              <table:table-cell office:value-type="float" office:value="0.0774443333333087">
                <text:p>0.0774443333333087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468277999999941">
                <text:p>0.468277999999941</text:p>
              </table:table-cell>
              <table:table-cell office:value-type="float" office:value="0.00678399999996297">
                <text:p>0.00678399999996297</text:p>
              </table:table-cell>
              <table:table-cell office:value-type="float" office:value="1.42620500000025">
                <text:p>1.42620500000025</text:p>
              </table:table-cell>
              <table:table-cell office:value-type="float" office:value="22.1672373612722">
                <text:p>22.1672373612722</text:p>
              </table:table-cell>
              <table:table-cell office:value-type="float" office:value="49.2994339999999">
                <text:p>49.2994339999999</text:p>
              </table:table-cell>
              <table:table-cell office:value-type="float" office:value="0.0439576666667184">
                <text:p>0.0439576666667184</text:p>
              </table:table-cell>
              <table:table-cell office:value-type="float" office:value="21.3993843333333">
                <text:p>21.3993843333333</text:p>
              </table:table-cell>
              <table:table-cell office:value-type="float" office:value="3.2832796666667">
                <text:p>3.2832796666667</text:p>
              </table:table-cell>
              <table:table-cell office:value-type="float" office:value="0.0958623333333435">
                <text:p>0.0958623333333435</text:p>
              </table:table-cell>
              <table:table-cell office:value-type="float" office:value="2.02086933333343">
                <text:p>2.02086933333343</text:p>
              </table:table-cell>
              <table:table-cell office:value-type="float" office:value="0.108726999999931">
                <text:p>0.1087269999999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Food5k Dataset - Shuffled</text:p>
        </chart:title>
        <chart:legend chart:legend-position="end" svg:x="11.197cm" svg:y="1.462cm" style:legend-expansion="high" chart:style-name="ch3"/>
        <chart:plot-area chart:style-name="ch4" table:cell-range-address="'attr_based - f_s - time'.B92:'attr_based - f_s - time'.N96" chart:data-source-has-labels="both" svg:x="1.331cm" svg:y="1.275cm" svg:width="9.546cm" svg:height="7.545cm">
          <chartooo:coordinate-region svg:x="2.323cm" svg:y="1.475cm" svg:width="8.554cm" svg:height="6.698cm"/>
          <chart:axis chart:dimension="x" chart:name="primary-x" chart:style-name="ch5" chartooo:axis-type="auto">
            <chartooo:date-scale/>
            <chart:categories table:cell-range-address="'attr_based - f_s - time'.B93:'attr_based - f_s - time'.B96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attr_based - f_s - time'.C93:'attr_based - f_s - time'.C96" chart:label-cell-address="'attr_based - f_s - time'.C92:'attr_based - f_s - time'.C92" chart:class="chart:bar">
            <chart:data-point chart:repeated="4"/>
          </chart:series>
          <chart:series chart:style-name="ch10" chart:values-cell-range-address="'attr_based - f_s - time'.D93:'attr_based - f_s - time'.D96" chart:label-cell-address="'attr_based - f_s - time'.D92:'attr_based - f_s - time'.D92" chart:class="chart:bar">
            <chart:data-point chart:repeated="4"/>
          </chart:series>
          <chart:series chart:style-name="ch11" chart:values-cell-range-address="'attr_based - f_s - time'.E93:'attr_based - f_s - time'.E96" chart:label-cell-address="'attr_based - f_s - time'.E92:'attr_based - f_s - time'.E92" chart:class="chart:bar">
            <chart:data-point chart:repeated="4"/>
          </chart:series>
          <chart:series chart:style-name="ch12" chart:values-cell-range-address="'attr_based - f_s - time'.F93:'attr_based - f_s - time'.F96" chart:label-cell-address="'attr_based - f_s - time'.F92:'attr_based - f_s - time'.F92" chart:class="chart:bar">
            <chart:data-point chart:repeated="4"/>
          </chart:series>
          <chart:series chart:style-name="ch13" chart:values-cell-range-address="'attr_based - f_s - time'.G93:'attr_based - f_s - time'.G96" chart:label-cell-address="'attr_based - f_s - time'.G92:'attr_based - f_s - time'.G92" chart:class="chart:bar">
            <chart:data-point chart:repeated="4"/>
          </chart:series>
          <chart:series chart:style-name="ch14" chart:values-cell-range-address="'attr_based - f_s - time'.H93:'attr_based - f_s - time'.H96" chart:label-cell-address="'attr_based - f_s - time'.H92:'attr_based - f_s - time'.H92" chart:class="chart:bar">
            <chart:data-point chart:repeated="4"/>
          </chart:series>
          <chart:series chart:style-name="ch15" chart:values-cell-range-address="'attr_based - f_s - time'.I93:'attr_based - f_s - time'.I96" chart:label-cell-address="'attr_based - f_s - time'.I92:'attr_based - f_s - time'.I92" chart:class="chart:bar">
            <chart:data-point chart:repeated="4"/>
          </chart:series>
          <chart:series chart:style-name="ch16" chart:values-cell-range-address="'attr_based - f_s - time'.J93:'attr_based - f_s - time'.J96" chart:label-cell-address="'attr_based - f_s - time'.J92:'attr_based - f_s - time'.J92" chart:class="chart:bar">
            <chart:data-point chart:repeated="4"/>
          </chart:series>
          <chart:series chart:style-name="ch17" chart:values-cell-range-address="'attr_based - f_s - time'.K93:'attr_based - f_s - time'.K96" chart:label-cell-address="'attr_based - f_s - time'.K92:'attr_based - f_s - time'.K92" chart:class="chart:bar">
            <chart:data-point chart:repeated="4"/>
          </chart:series>
          <chart:series chart:style-name="ch18" chart:values-cell-range-address="'attr_based - f_s - time'.L93:'attr_based - f_s - time'.L96" chart:label-cell-address="'attr_based - f_s - time'.L92:'attr_based - f_s - time'.L92" chart:class="chart:bar">
            <chart:data-point chart:repeated="4"/>
          </chart:series>
          <chart:series chart:style-name="ch19" chart:values-cell-range-address="'attr_based - f_s - time'.M93:'attr_based - f_s - time'.M96" chart:label-cell-address="'attr_based - f_s - time'.M92:'attr_based - f_s - time'.M92" chart:class="chart:bar">
            <chart:data-point chart:repeated="4"/>
          </chart:series>
          <chart:series chart:style-name="ch20" chart:values-cell-range-address="'attr_based - f_s - time'.N93:'attr_based - f_s - time'.N96" chart:label-cell-address="'attr_based - f_s - time'.N92:'attr_based - f_s - time'.N9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f_s - time'.C92:'attr_based - f_s - time'.C92</svg:desc>
                </draw:g>
              </table:table-cell>
              <table:table-cell office:value-type="string">
                <text:p>load_dcs</text:p>
                <draw:g>
                  <svg:desc>'attr_based - f_s - time'.D92:'attr_based - f_s - time'.D92</svg:desc>
                </draw:g>
              </table:table-cell>
              <table:table-cell office:value-type="string">
                <text:p>detect_errors</text:p>
                <draw:g>
                  <svg:desc>'attr_based - f_s - time'.E92:'attr_based - f_s - time'.E92</svg:desc>
                </draw:g>
              </table:table-cell>
              <table:table-cell office:value-type="string">
                <text:p>setup_domain</text:p>
                <draw:g>
                  <svg:desc>'attr_based - f_s - time'.F92:'attr_based - f_s - time'.F92</svg:desc>
                </draw:g>
              </table:table-cell>
              <table:table-cell office:value-type="string">
                <text:p>featurize_data</text:p>
                <draw:g>
                  <svg:desc>'attr_based - f_s - time'.G92:'attr_based - f_s - time'.G92</svg:desc>
                </draw:g>
              </table:table-cell>
              <table:table-cell office:value-type="string">
                <text:p>setup_model</text:p>
                <draw:g>
                  <svg:desc>'attr_based - f_s - time'.H92:'attr_based - f_s - time'.H92</svg:desc>
                </draw:g>
              </table:table-cell>
              <table:table-cell office:value-type="string">
                <text:p>fit_model</text:p>
                <draw:g>
                  <svg:desc>'attr_based - f_s - time'.I92:'attr_based - f_s - time'.I92</svg:desc>
                </draw:g>
              </table:table-cell>
              <table:table-cell office:value-type="string">
                <text:p>infer_repairs</text:p>
                <draw:g>
                  <svg:desc>'attr_based - f_s - time'.J92:'attr_based - f_s - time'.J92</svg:desc>
                </draw:g>
              </table:table-cell>
              <table:table-cell office:value-type="string">
                <text:p>get_inferred_values</text:p>
                <draw:g>
                  <svg:desc>'attr_based - f_s - time'.K92:'attr_based - f_s - time'.K92</svg:desc>
                </draw:g>
              </table:table-cell>
              <table:table-cell office:value-type="string">
                <text:p>generate_repaired_dataset</text:p>
                <draw:g>
                  <svg:desc>'attr_based - f_s - time'.L92:'attr_based - f_s - time'.L92</svg:desc>
                </draw:g>
              </table:table-cell>
              <table:table-cell office:value-type="string">
                <text:p>repaired_table_copy_time</text:p>
                <draw:g>
                  <svg:desc>'attr_based - f_s - time'.M92:'attr_based - f_s - time'.M92</svg:desc>
                </draw:g>
              </table:table-cell>
              <table:table-cell office:value-type="string">
                <text:p>save_stats_time</text:p>
                <draw:g>
                  <svg:desc>'attr_based - f_s - time'.N92:'attr_based - f_s - time'.N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 - time'.B93:'attr_based - f_s - time'.B96</svg:desc>
                </draw:g>
              </table:table-cell>
              <table:table-cell office:value-type="float" office:value="0.938128666666309">
                <text:p>0.938128666666309</text:p>
                <draw:g>
                  <svg:desc>'attr_based - f_s - time'.C93:'attr_based - f_s - time'.C96</svg:desc>
                </draw:g>
              </table:table-cell>
              <table:table-cell office:value-type="float" office:value="0.00332366666678411">
                <text:p>0.00332366666678411</text:p>
                <draw:g>
                  <svg:desc>'attr_based - f_s - time'.D93:'attr_based - f_s - time'.D96</svg:desc>
                </draw:g>
              </table:table-cell>
              <table:table-cell office:value-type="float" office:value="0.356486333332915">
                <text:p>0.356486333332915</text:p>
                <draw:g>
                  <svg:desc>'attr_based - f_s - time'.E93:'attr_based - f_s - time'.E96</svg:desc>
                </draw:g>
              </table:table-cell>
              <table:table-cell office:value-type="float" office:value="170.592561165492">
                <text:p>170.592561165492</text:p>
                <draw:g>
                  <svg:desc>'attr_based - f_s - time'.F93:'attr_based - f_s - time'.F96</svg:desc>
                </draw:g>
              </table:table-cell>
              <table:table-cell office:value-type="float" office:value="1754.50073466667">
                <text:p>1754.50073466667</text:p>
                <draw:g>
                  <svg:desc>'attr_based - f_s - time'.G93:'attr_based - f_s - time'.G96</svg:desc>
                </draw:g>
              </table:table-cell>
              <table:table-cell office:value-type="float" office:value="0.0124859999996829">
                <text:p>0.0124859999996829</text:p>
                <draw:g>
                  <svg:desc>'attr_based - f_s - time'.H93:'attr_based - f_s - time'.H96</svg:desc>
                </draw:g>
              </table:table-cell>
              <table:table-cell office:value-type="float" office:value="142.208293333334">
                <text:p>142.208293333334</text:p>
                <draw:g>
                  <svg:desc>'attr_based - f_s - time'.I93:'attr_based - f_s - time'.I96</svg:desc>
                </draw:g>
              </table:table-cell>
              <table:table-cell office:value-type="float" office:value="30.6094719999995">
                <text:p>30.6094719999995</text:p>
                <draw:g>
                  <svg:desc>'attr_based - f_s - time'.J93:'attr_based - f_s - time'.J96</svg:desc>
                </draw:g>
              </table:table-cell>
              <table:table-cell office:value-type="float" office:value="0.0705563333330967">
                <text:p>0.0705563333330967</text:p>
                <draw:g>
                  <svg:desc>'attr_based - f_s - time'.K93:'attr_based - f_s - time'.K96</svg:desc>
                </draw:g>
              </table:table-cell>
              <table:table-cell office:value-type="float" office:value="0.488075333333427">
                <text:p>0.488075333333427</text:p>
                <draw:g>
                  <svg:desc>'attr_based - f_s - time'.L93:'attr_based - f_s - time'.L96</svg:desc>
                </draw:g>
              </table:table-cell>
              <table:table-cell office:value-type="float" office:value="0">
                <text:p>0</text:p>
                <draw:g>
                  <svg:desc>'attr_based - f_s - time'.M93:'attr_based - f_s - time'.M96</svg:desc>
                </draw:g>
              </table:table-cell>
              <table:table-cell office:value-type="float" office:value="0">
                <text:p>0</text:p>
                <draw:g>
                  <svg:desc>'attr_based - f_s - time'.N93:'attr_based - f_s - time'.N96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939729000000625">
                <text:p>0.939729000000625</text:p>
              </table:table-cell>
              <table:table-cell office:value-type="float" office:value="0.00334633333416908">
                <text:p>0.00334633333416908</text:p>
              </table:table-cell>
              <table:table-cell office:value-type="float" office:value="0.613575999999133">
                <text:p>0.613575999999133</text:p>
              </table:table-cell>
              <table:table-cell office:value-type="float" office:value="377.561856746674">
                <text:p>377.561856746674</text:p>
              </table:table-cell>
              <table:table-cell office:value-type="float" office:value="3520.630443">
                <text:p>3520.630443</text:p>
              </table:table-cell>
              <table:table-cell office:value-type="float" office:value="0.0129809999983384">
                <text:p>0.0129809999983384</text:p>
              </table:table-cell>
              <table:table-cell office:value-type="float" office:value="187.464301333332">
                <text:p>187.464301333332</text:p>
              </table:table-cell>
              <table:table-cell office:value-type="float" office:value="64.4699183333335">
                <text:p>64.4699183333335</text:p>
              </table:table-cell>
              <table:table-cell office:value-type="float" office:value="0.0826266666666318">
                <text:p>0.0826266666666318</text:p>
              </table:table-cell>
              <table:table-cell office:value-type="float" office:value="1.83605933333214">
                <text:p>1.83605933333214</text:p>
              </table:table-cell>
              <table:table-cell office:value-type="float" office:value="0.188326000001931">
                <text:p>0.18832600000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940214666664057">
                <text:p>0.940214666664057</text:p>
              </table:table-cell>
              <table:table-cell office:value-type="float" office:value="0.00333833333327978">
                <text:p>0.00333833333327978</text:p>
              </table:table-cell>
              <table:table-cell office:value-type="float" office:value="0.377868999999919">
                <text:p>0.377868999999919</text:p>
              </table:table-cell>
              <table:table-cell office:value-type="float" office:value="295.70109740893">
                <text:p>295.70109740893</text:p>
              </table:table-cell>
              <table:table-cell office:value-type="float" office:value="2863.376562">
                <text:p>2863.376562</text:p>
              </table:table-cell>
              <table:table-cell office:value-type="float" office:value="0.0125353333375339">
                <text:p>0.0125353333375339</text:p>
              </table:table-cell>
              <table:table-cell office:value-type="float" office:value="145.103628333333">
                <text:p>145.103628333333</text:p>
              </table:table-cell>
              <table:table-cell office:value-type="float" office:value="50.8964160000032">
                <text:p>50.8964160000032</text:p>
              </table:table-cell>
              <table:table-cell office:value-type="float" office:value="0.0716213333301615">
                <text:p>0.0716213333301615</text:p>
              </table:table-cell>
              <table:table-cell office:value-type="float" office:value="0.569306000002446">
                <text:p>0.569306000002446</text:p>
              </table:table-cell>
              <table:table-cell office:value-type="float" office:value="0">
                <text:p>0</text:p>
              </table:table-cell>
              <table:table-cell office:value-type="float" office:value="0.746663333333951">
                <text:p>0.746663333333951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911175000000148">
                <text:p>0.911175000000148</text:p>
              </table:table-cell>
              <table:table-cell office:value-type="float" office:value="0.00338299999979741">
                <text:p>0.00338299999979741</text:p>
              </table:table-cell>
              <table:table-cell office:value-type="float" office:value="0.379645999999942">
                <text:p>0.379645999999942</text:p>
              </table:table-cell>
              <table:table-cell office:value-type="float" office:value="285.927705526352">
                <text:p>285.927705526352</text:p>
              </table:table-cell>
              <table:table-cell office:value-type="float" office:value="2794.912541">
                <text:p>2794.912541</text:p>
              </table:table-cell>
              <table:table-cell office:value-type="float" office:value="0.031957999999463">
                <text:p>0.031957999999463</text:p>
              </table:table-cell>
              <table:table-cell office:value-type="float" office:value="46.692587">
                <text:p>46.692587</text:p>
              </table:table-cell>
              <table:table-cell office:value-type="float" office:value="51.2800560000002">
                <text:p>51.2800560000002</text:p>
              </table:table-cell>
              <table:table-cell office:value-type="float" office:value="0.0713729999999373">
                <text:p>0.0713729999999373</text:p>
              </table:table-cell>
              <table:table-cell office:value-type="float" office:value="0.587776999999676">
                <text:p>0.587776999999676</text:p>
              </table:table-cell>
              <table:table-cell office:value-type="float" office:value="0">
                <text:p>0</text:p>
              </table:table-cell>
              <table:table-cell office:value-type="float" office:value="0.749085000000036">
                <text:p>0.7490850000000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Food5k - Shuffled</text:p>
        </chart:title>
        <chart:legend chart:legend-position="end" svg:x="14.054cm" svg:y="3.205cm" style:legend-expansion="high" chart:style-name="ch3"/>
        <chart:plot-area chart:style-name="ch4" table:cell-range-address="'attr_based - f_s - quality'.A36:'attr_based - f_s - quality'.F40" chart:data-source-has-labels="both" svg:x="1.331cm" svg:y="1.275cm" svg:width="12.403cm" svg:height="7.545cm">
          <chartooo:coordinate-region svg:x="2.323cm" svg:y="1.474cm" svg:width="11.411cm" svg:height="6.699cm"/>
          <chart:axis chart:dimension="x" chart:name="primary-x" chart:style-name="ch5" chartooo:axis-type="auto">
            <chartooo:date-scale/>
            <chart:categories table:cell-range-address="'attr_based - f_s - quality'.A37:'attr_based - f_s - quality'.A40"/>
          </chart:axis>
          <chart:axis chart:dimension="y" chart:name="primary-y" chart:style-name="ch6">
            <chart:title svg:x="0.451cm" svg:y="7.353cm" chart:style-name="ch7">
              <text:p>Number of potentially dirty cells</text:p>
            </chart:title>
            <chart:grid chart:style-name="ch8" chart:class="major"/>
          </chart:axis>
          <chart:series chart:style-name="ch9" chart:values-cell-range-address="'attr_based - f_s - quality'.B37:'attr_based - f_s - quality'.B40" chart:label-cell-address="'attr_based - f_s - quality'.B36:'attr_based - f_s - quality'.B36" chart:class="chart:bar">
            <chart:data-point chart:repeated="4"/>
          </chart:series>
          <chart:series chart:style-name="ch10" chart:values-cell-range-address="'attr_based - f_s - quality'.C37:'attr_based - f_s - quality'.C40" chart:label-cell-address="'attr_based - f_s - quality'.C36:'attr_based - f_s - quality'.C36" chart:class="chart:bar">
            <chart:data-point chart:repeated="4"/>
          </chart:series>
          <chart:series chart:style-name="ch11" chart:values-cell-range-address="'attr_based - f_s - quality'.D37:'attr_based - f_s - quality'.D40" chart:label-cell-address="'attr_based - f_s - quality'.D36:'attr_based - f_s - quality'.D36" chart:class="chart:bar">
            <chart:data-point chart:repeated="4"/>
          </chart:series>
          <chart:series chart:style-name="ch12" chart:values-cell-range-address="'attr_based - f_s - quality'.E37:'attr_based - f_s - quality'.E40" chart:label-cell-address="'attr_based - f_s - quality'.E36:'attr_based - f_s - quality'.E36" chart:class="chart:bar">
            <chart:data-point chart:repeated="4"/>
          </chart:series>
          <chart:series chart:style-name="ch13" chart:values-cell-range-address="'attr_based - f_s - quality'.F37:'attr_based - f_s - quality'.F40" chart:label-cell-address="'attr_based - f_s - quality'.F36:'attr_based - f_s - quality'.F3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 - quality'.B36:'attr_based - f_s - quality'.B36</svg:desc>
                </draw:g>
              </table:table-cell>
              <table:table-cell office:value-type="string">
                <text:p>Batch 2</text:p>
                <draw:g>
                  <svg:desc>'attr_based - f_s - quality'.C36:'attr_based - f_s - quality'.C36</svg:desc>
                </draw:g>
              </table:table-cell>
              <table:table-cell office:value-type="string">
                <text:p>Batch 3</text:p>
                <draw:g>
                  <svg:desc>'attr_based - f_s - quality'.D36:'attr_based - f_s - quality'.D36</svg:desc>
                </draw:g>
              </table:table-cell>
              <table:table-cell office:value-type="string">
                <text:p>Batch 4</text:p>
                <draw:g>
                  <svg:desc>'attr_based - f_s - quality'.E36:'attr_based - f_s - quality'.E36</svg:desc>
                </draw:g>
              </table:table-cell>
              <table:table-cell office:value-type="string">
                <text:p>Batch 5</text:p>
                <draw:g>
                  <svg:desc>'attr_based - f_s - quality'.F36:'attr_based - f_s - quality'.F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 - quality'.A37:'attr_based - f_s - quality'.A40</svg:desc>
                </draw:g>
              </table:table-cell>
              <table:table-cell office:value-type="float" office:value="101">
                <text:p>101</text:p>
                <draw:g>
                  <svg:desc>'attr_based - f_s - quality'.B37:'attr_based - f_s - quality'.B40</svg:desc>
                </draw:g>
              </table:table-cell>
              <table:table-cell office:value-type="float" office:value="197">
                <text:p>197</text:p>
                <draw:g>
                  <svg:desc>'attr_based - f_s - quality'.C37:'attr_based - f_s - quality'.C40</svg:desc>
                </draw:g>
              </table:table-cell>
              <table:table-cell office:value-type="float" office:value="262">
                <text:p>262</text:p>
                <draw:g>
                  <svg:desc>'attr_based - f_s - quality'.D37:'attr_based - f_s - quality'.D40</svg:desc>
                </draw:g>
              </table:table-cell>
              <table:table-cell office:value-type="float" office:value="316">
                <text:p>316</text:p>
                <draw:g>
                  <svg:desc>'attr_based - f_s - quality'.E37:'attr_based - f_s - quality'.E40</svg:desc>
                </draw:g>
              </table:table-cell>
              <table:table-cell office:value-type="float" office:value="239">
                <text:p>239</text:p>
                <draw:g>
                  <svg:desc>'attr_based - f_s - quality'.F37:'attr_based - f_s - quality'.F40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101">
                <text:p>101</text:p>
              </table:table-cell>
              <table:table-cell office:value-type="float" office:value="332">
                <text:p>332</text:p>
              </table:table-cell>
              <table:table-cell office:value-type="float" office:value="745">
                <text:p>745</text:p>
              </table:table-cell>
              <table:table-cell office:value-type="float" office:value="1183">
                <text:p>118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101">
                <text:p>101</text:p>
              </table:table-cell>
              <table:table-cell office:value-type="float" office:value="209">
                <text:p>209</text:p>
              </table:table-cell>
              <table:table-cell office:value-type="float" office:value="309">
                <text:p>309</text:p>
              </table:table-cell>
              <table:table-cell office:value-type="float" office:value="380">
                <text:p>3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101">
                <text:p>101</text:p>
              </table:table-cell>
              <table:table-cell office:value-type="float" office:value="209">
                <text:p>209</text:p>
              </table:table-cell>
              <table:table-cell office:value-type="float" office:value="309">
                <text:p>309</text:p>
              </table:table-cell>
              <table:table-cell office:value-type="float" office:value="380">
                <text:p>380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Food5k - Shuffled</text:p>
        </chart:title>
        <chart:legend chart:legend-position="end" svg:x="14.054cm" svg:y="3.205cm" style:legend-expansion="high" chart:style-name="ch3"/>
        <chart:plot-area chart:style-name="ch4" table:cell-range-address="'attr_based - f_s - quality'.A43:'attr_based - f_s - quality'.F47" chart:data-source-has-labels="both" svg:x="1.331cm" svg:y="1.275cm" svg:width="12.403cm" svg:height="7.545cm">
          <chartooo:coordinate-region svg:x="2.508cm" svg:y="1.474cm" svg:width="11.226cm" svg:height="6.699cm"/>
          <chart:axis chart:dimension="x" chart:name="primary-x" chart:style-name="ch5" chartooo:axis-type="auto">
            <chartooo:date-scale/>
            <chart:categories table:cell-range-address="'attr_based - f_s - quality'.A44:'attr_based - f_s - quality'.A47"/>
          </chart:axis>
          <chart:axis chart:dimension="y" chart:name="primary-y" chart:style-name="ch6">
            <chart:title svg:x="0.451cm" svg:y="6.811cm" chart:style-name="ch7">
              <text:p>Number of training cells</text:p>
            </chart:title>
            <chart:grid chart:style-name="ch8" chart:class="major"/>
          </chart:axis>
          <chart:series chart:style-name="ch9" chart:values-cell-range-address="'attr_based - f_s - quality'.B44:'attr_based - f_s - quality'.B47" chart:label-cell-address="'attr_based - f_s - quality'.B43:'attr_based - f_s - quality'.B43" chart:class="chart:bar">
            <chart:data-point chart:repeated="4"/>
          </chart:series>
          <chart:series chart:style-name="ch10" chart:values-cell-range-address="'attr_based - f_s - quality'.C44:'attr_based - f_s - quality'.C47" chart:label-cell-address="'attr_based - f_s - quality'.C43:'attr_based - f_s - quality'.C43" chart:class="chart:bar">
            <chart:data-point chart:repeated="4"/>
          </chart:series>
          <chart:series chart:style-name="ch11" chart:values-cell-range-address="'attr_based - f_s - quality'.D44:'attr_based - f_s - quality'.D47" chart:label-cell-address="'attr_based - f_s - quality'.D43:'attr_based - f_s - quality'.D43" chart:class="chart:bar">
            <chart:data-point chart:repeated="4"/>
          </chart:series>
          <chart:series chart:style-name="ch12" chart:values-cell-range-address="'attr_based - f_s - quality'.E44:'attr_based - f_s - quality'.E47" chart:label-cell-address="'attr_based - f_s - quality'.E43:'attr_based - f_s - quality'.E43" chart:class="chart:bar">
            <chart:data-point chart:repeated="4"/>
          </chart:series>
          <chart:series chart:style-name="ch13" chart:values-cell-range-address="'attr_based - f_s - quality'.F44:'attr_based - f_s - quality'.F47" chart:label-cell-address="'attr_based - f_s - quality'.F43:'attr_based - f_s - quality'.F43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 - quality'.B43:'attr_based - f_s - quality'.B43</svg:desc>
                </draw:g>
              </table:table-cell>
              <table:table-cell office:value-type="string">
                <text:p>Batch 2</text:p>
                <draw:g>
                  <svg:desc>'attr_based - f_s - quality'.C43:'attr_based - f_s - quality'.C43</svg:desc>
                </draw:g>
              </table:table-cell>
              <table:table-cell office:value-type="string">
                <text:p>Batch 3</text:p>
                <draw:g>
                  <svg:desc>'attr_based - f_s - quality'.D43:'attr_based - f_s - quality'.D43</svg:desc>
                </draw:g>
              </table:table-cell>
              <table:table-cell office:value-type="string">
                <text:p>Batch 4</text:p>
                <draw:g>
                  <svg:desc>'attr_based - f_s - quality'.E43:'attr_based - f_s - quality'.E43</svg:desc>
                </draw:g>
              </table:table-cell>
              <table:table-cell office:value-type="string">
                <text:p>Batch 5</text:p>
                <draw:g>
                  <svg:desc>'attr_based - f_s - quality'.F43:'attr_based - f_s - quality'.F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 - quality'.A44:'attr_based - f_s - quality'.A47</svg:desc>
                </draw:g>
              </table:table-cell>
              <table:table-cell office:value-type="float" office:value="7907">
                <text:p>7907</text:p>
                <draw:g>
                  <svg:desc>'attr_based - f_s - quality'.B44:'attr_based - f_s - quality'.B47</svg:desc>
                </draw:g>
              </table:table-cell>
              <table:table-cell office:value-type="float" office:value="8847">
                <text:p>8847</text:p>
                <draw:g>
                  <svg:desc>'attr_based - f_s - quality'.C44:'attr_based - f_s - quality'.C47</svg:desc>
                </draw:g>
              </table:table-cell>
              <table:table-cell office:value-type="float" office:value="8827">
                <text:p>8827</text:p>
                <draw:g>
                  <svg:desc>'attr_based - f_s - quality'.D44:'attr_based - f_s - quality'.D47</svg:desc>
                </draw:g>
              </table:table-cell>
              <table:table-cell office:value-type="float" office:value="8858">
                <text:p>8858</text:p>
                <draw:g>
                  <svg:desc>'attr_based - f_s - quality'.E44:'attr_based - f_s - quality'.E47</svg:desc>
                </draw:g>
              </table:table-cell>
              <table:table-cell office:value-type="float" office:value="8823">
                <text:p>8823</text:p>
                <draw:g>
                  <svg:desc>'attr_based - f_s - quality'.F44:'attr_based - f_s - quality'.F47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7907">
                <text:p>7907</text:p>
              </table:table-cell>
              <table:table-cell office:value-type="float" office:value="9102">
                <text:p>9102</text:p>
              </table:table-cell>
              <table:table-cell office:value-type="float" office:value="9858">
                <text:p>9858</text:p>
              </table:table-cell>
              <table:table-cell office:value-type="float" office:value="11123">
                <text:p>11123</text:p>
              </table:table-cell>
              <table:table-cell office:value-type="float" office:value="12729">
                <text:p>12729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7907">
                <text:p>7907</text:p>
              </table:table-cell>
              <table:table-cell office:value-type="float" office:value="8834">
                <text:p>8834</text:p>
              </table:table-cell>
              <table:table-cell office:value-type="float" office:value="8732">
                <text:p>8732</text:p>
              </table:table-cell>
              <table:table-cell office:value-type="float" office:value="8748">
                <text:p>8748</text:p>
              </table:table-cell>
              <table:table-cell office:value-type="float" office:value="8757">
                <text:p>8757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7907">
                <text:p>7907</text:p>
              </table:table-cell>
              <table:table-cell office:value-type="float" office:value="2991">
                <text:p>2991</text:p>
              </table:table-cell>
              <table:table-cell office:value-type="float" office:value="971">
                <text:p>971</text:p>
              </table:table-cell>
              <table:table-cell office:value-type="float" office:value="1924">
                <text:p>1924</text:p>
              </table:table-cell>
              <table:table-cell office:value-type="float" office:value="1960">
                <text:p>19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28cm" svg:y="2.956cm" style:legend-expansion="high" chart:style-name="ch2"/>
        <chart:plot-area chart:style-name="ch3" table:cell-range-address="'combined - h_cp - quality'.B28:'combined - h_cp - quality'.E32 'combined - h_cp - quality'.A28:'combined - h_cp - quality'.A32 'combined - h_cp - quality'.A33:'combined - h_cp - quality'.E34" chart:data-source-has-labels="both" svg:x="0.32cm" svg:y="0.18cm" svg:width="12.64cm" svg:height="8.64cm">
          <chartooo:coordinate-region svg:x="1.127cm" svg:y="0.379cm" svg:width="11.236cm" svg:height="7.794cm"/>
          <chart:axis chart:dimension="x" chart:name="primary-x" chart:style-name="ch4" chartooo:axis-type="auto">
            <chartooo:date-scale/>
            <chart:categories table:cell-range-address="'combined - h_cp - quality'.B28:'combined - h_cp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_cp - quality'.B29:'combined - h_cp - quality'.E29" chart:label-cell-address="'combined - h_cp - quality'.A29:'combined - h_cp - quality'.A29" chart:class="chart:line">
            <chart:data-point chart:repeated="4"/>
          </chart:series>
          <chart:series chart:style-name="ch7" chart:values-cell-range-address="'combined - h_cp - quality'.B30:'combined - h_cp - quality'.E30" chart:label-cell-address="'combined - h_cp - quality'.A30:'combined - h_cp - quality'.A30" chart:class="chart:line">
            <chart:data-point chart:repeated="4"/>
          </chart:series>
          <chart:series chart:style-name="ch8" chart:values-cell-range-address="'combined - h_cp - quality'.B31:'combined - h_cp - quality'.E31" chart:label-cell-address="'combined - h_cp - quality'.A31:'combined - h_cp - quality'.A31" chart:class="chart:line">
            <chart:data-point chart:repeated="4"/>
          </chart:series>
          <chart:series chart:style-name="ch9" chart:values-cell-range-address="'combined - h_cp - quality'.B33:'combined - h_cp - quality'.E33" chart:label-cell-address="'combined - h_cp - quality'.A33:'combined - h_cp - quality'.A33" chart:class="chart:line">
            <chart:data-point chart:repeated="4"/>
          </chart:series>
          <chart:series chart:style-name="ch10" chart:values-cell-range-address="'combined - h_cp - quality'.B32:'combined - h_cp - quality'.E32" chart:label-cell-address="'combined - h_cp - quality'.A32:'combined - h_cp - quality'.A32" chart:class="chart:line">
            <chart:data-point chart:repeated="4"/>
          </chart:series>
          <chart:series chart:style-name="ch11" chart:values-cell-range-address="'combined - h_cp - quality'.B34:'combined - h_cp - quality'.E34" chart:label-cell-address="'combined - h_cp - quality'.A34:'combined - h_cp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_cp - quality'.B28:'combined - h_cp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_cp - quality'.A29:'combined - h_cp - quality'.A29</svg:desc>
                </draw:g>
              </table:table-cell>
              <table:table-cell office:value-type="float" office:value="18">
                <text:p>18</text:p>
                <draw:g>
                  <svg:desc>'combined - h_cp - quality'.B29:'combined - h_cp - quality'.E29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B</text:p>
                <draw:g>
                  <svg:desc>'combined - h_cp - quality'.A30:'combined - h_cp - quality'.A30</svg:desc>
                </draw:g>
              </table:table-cell>
              <table:table-cell office:value-type="float" office:value="18">
                <text:p>18</text:p>
                <draw:g>
                  <svg:desc>'combined - h_cp - quality'.B30:'combined - h_cp - quality'.E30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combined - h_cp - quality'.A31:'combined - h_cp - quality'.A31</svg:desc>
                </draw:g>
              </table:table-cell>
              <table:table-cell office:value-type="float" office:value="18">
                <text:p>18</text:p>
                <draw:g>
                  <svg:desc>'combined - h_cp - quality'.B31:'combined - h_cp - quality'.E31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+</text:p>
                <draw:g>
                  <svg:desc>'combined - h_cp - quality'.A33:'combined - h_cp - quality'.A33</svg:desc>
                </draw:g>
              </table:table-cell>
              <table:table-cell office:value-type="float" office:value="18">
                <text:p>18</text:p>
                <draw:g>
                  <svg:desc>'combined - h_cp - quality'.B33:'combined - h_cp - quality'.E3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+</text:p>
                <draw:g>
                  <svg:desc>'combined - h_cp - quality'.A32:'combined - h_cp - quality'.A32</svg:desc>
                </draw:g>
              </table:table-cell>
              <table:table-cell office:value-type="float" office:value="18">
                <text:p>18</text:p>
                <draw:g>
                  <svg:desc>'combined - h_cp - quality'.B32:'combined - h_cp - quality'.E32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No repair</text:p>
                <draw:g>
                  <svg:desc>'combined - h_cp - quality'.A34:'combined - h_cp - quality'.A34</svg:desc>
                </draw:g>
              </table:table-cell>
              <table:table-cell office:value-type="float" office:value="109">
                <text:p>109</text:p>
                <draw:g>
                  <svg:desc>'combined - h_cp - quality'.B34:'combined - h_cp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2.956cm" style:legend-expansion="high" chart:style-name="ch2"/>
        <chart:plot-area chart:style-name="ch3" table:cell-range-address="'attr_based - h - quality'.B28:'attr_based - h - quality'.E32 'attr_based - h - quality'.A28:'attr_based - h - quality'.A32 'attr_based - h - quality'.A33:'attr_based - h - quality'.E34" chart:data-source-has-labels="both" svg:x="0.32cm" svg:y="0.18cm" svg:width="12.64cm" svg:height="8.64cm">
          <chartooo:coordinate-region svg:x="1.127cm" svg:y="0.379cm" svg:width="11.236cm" svg:height="7.794cm"/>
          <chart:axis chart:dimension="x" chart:name="primary-x" chart:style-name="ch4" chartooo:axis-type="auto">
            <chartooo:date-scale/>
            <chart:categories table:cell-range-address="'attr_based - h - quality'.B28:'attr_based - h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ttr_based - h - quality'.B29:'attr_based - h - quality'.E29" chart:label-cell-address="'attr_based - h - quality'.A29:'attr_based - h - quality'.A29" chart:class="chart:line">
            <chart:data-point chart:repeated="4"/>
          </chart:series>
          <chart:series chart:style-name="ch7" chart:values-cell-range-address="'attr_based - h - quality'.B30:'attr_based - h - quality'.E30" chart:label-cell-address="'attr_based - h - quality'.A30:'attr_based - h - quality'.A30" chart:class="chart:line">
            <chart:data-point chart:repeated="4"/>
          </chart:series>
          <chart:series chart:style-name="ch8" chart:values-cell-range-address="'attr_based - h - quality'.B31:'attr_based - h - quality'.E31" chart:label-cell-address="'attr_based - h - quality'.A31:'attr_based - h - quality'.A31" chart:class="chart:line">
            <chart:data-point chart:repeated="4"/>
          </chart:series>
          <chart:series chart:style-name="ch9" chart:values-cell-range-address="'attr_based - h - quality'.B33:'attr_based - h - quality'.E33" chart:label-cell-address="'attr_based - h - quality'.A33:'attr_based - h - quality'.A33" chart:class="chart:line">
            <chart:data-point chart:repeated="4"/>
          </chart:series>
          <chart:series chart:style-name="ch10" chart:values-cell-range-address="'attr_based - h - quality'.B32:'attr_based - h - quality'.E32" chart:label-cell-address="'attr_based - h - quality'.A32:'attr_based - h - quality'.A32" chart:class="chart:line">
            <chart:data-point chart:repeated="4"/>
          </chart:series>
          <chart:series chart:style-name="ch11" chart:values-cell-range-address="'attr_based - h - quality'.B34:'attr_based - h - quality'.E34" chart:label-cell-address="'attr_based - h - quality'.A34:'attr_based - h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 - quality'.B28:'attr_based - h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 - quality'.A29:'attr_based - h - quality'.A29</svg:desc>
                </draw:g>
              </table:table-cell>
              <table:table-cell office:value-type="float" office:value="20">
                <text:p>20</text:p>
                <draw:g>
                  <svg:desc>'attr_based - h - quality'.B29:'attr_based - h - quality'.E29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B</text:p>
                <draw:g>
                  <svg:desc>'attr_based - h - quality'.A30:'attr_based - h - quality'.A30</svg:desc>
                </draw:g>
              </table:table-cell>
              <table:table-cell office:value-type="float" office:value="20">
                <text:p>20</text:p>
                <draw:g>
                  <svg:desc>'attr_based - h - quality'.B30:'attr_based - h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attr_based - h - quality'.A31:'attr_based - h - quality'.A31</svg:desc>
                </draw:g>
              </table:table-cell>
              <table:table-cell office:value-type="float" office:value="20">
                <text:p>20</text:p>
                <draw:g>
                  <svg:desc>'attr_based - h - quality'.B31:'attr_based - h - quality'.E31</svg:desc>
                </draw:g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B+</text:p>
                <draw:g>
                  <svg:desc>'attr_based - h - quality'.A33:'attr_based - h - quality'.A33</svg:desc>
                </draw:g>
              </table:table-cell>
              <table:table-cell office:value-type="float" office:value="20">
                <text:p>20</text:p>
                <draw:g>
                  <svg:desc>'attr_based - h - quality'.B33:'attr_based - h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+</text:p>
                <draw:g>
                  <svg:desc>'attr_based - h - quality'.A32:'attr_based - h - quality'.A32</svg:desc>
                </draw:g>
              </table:table-cell>
              <table:table-cell office:value-type="float" office:value="20">
                <text:p>20</text:p>
                <draw:g>
                  <svg:desc>'attr_based - h - quality'.B32:'attr_based - h - quality'.E3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No repair</text:p>
                <draw:g>
                  <svg:desc>'attr_based - h - quality'.A34:'attr_based - h - quality'.A34</svg:desc>
                </draw:g>
              </table:table-cell>
              <table:table-cell office:value-type="float" office:value="129">
                <text:p>129</text:p>
                <draw:g>
                  <svg:desc>'attr_based - h - quality'.B34:'attr_based - h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42cm" svg:y="0.316cm" chart:style-name="ch2">
          <text:p>Hospital Dataset - Cherrypicked</text:p>
        </chart:title>
        <chart:legend chart:legend-position="end" svg:x="13.28cm" svg:y="2.956cm" style:legend-expansion="high" chart:style-name="ch3"/>
        <chart:plot-area chart:style-name="ch4" table:cell-range-address="'attr_based - h_cp - quality'.B28:'attr_based - h_cp - quality'.E32 'attr_based - h_cp - quality'.A28:'attr_based - h_cp - quality'.A32 'attr_based - h_cp - quality'.A33:'attr_based - h_cp - quality'.E34" chart:data-source-has-labels="both" svg:x="1.331cm" svg:y="1.275cm" svg:width="11.629cm" svg:height="7.545cm">
          <chartooo:coordinate-region svg:x="2.138cm" svg:y="1.474cm" svg:width="10.225cm" svg:height="6.699cm"/>
          <chart:axis chart:dimension="x" chart:name="primary-x" chart:style-name="ch5" chartooo:axis-type="auto">
            <chartooo:date-scale/>
            <chart:categories table:cell-range-address="'attr_based - h_cp - quality'.B28:'attr_based - h_cp - quality'.E28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h_cp - quality'.B29:'attr_based - h_cp - quality'.E29" chart:label-cell-address="'attr_based - h_cp - quality'.A29:'attr_based - h_cp - quality'.A29" chart:class="chart:line">
            <chart:data-point chart:repeated="4"/>
          </chart:series>
          <chart:series chart:style-name="ch9" chart:values-cell-range-address="'attr_based - h_cp - quality'.B30:'attr_based - h_cp - quality'.E30" chart:label-cell-address="'attr_based - h_cp - quality'.A30:'attr_based - h_cp - quality'.A30" chart:class="chart:line">
            <chart:data-point chart:repeated="4"/>
          </chart:series>
          <chart:series chart:style-name="ch10" chart:values-cell-range-address="'attr_based - h_cp - quality'.B31:'attr_based - h_cp - quality'.E31" chart:label-cell-address="'attr_based - h_cp - quality'.A31:'attr_based - h_cp - quality'.A31" chart:class="chart:line">
            <chart:data-point chart:repeated="4"/>
          </chart:series>
          <chart:series chart:style-name="ch11" chart:values-cell-range-address="'attr_based - h_cp - quality'.B33:'attr_based - h_cp - quality'.E33" chart:label-cell-address="'attr_based - h_cp - quality'.A33:'attr_based - h_cp - quality'.A33" chart:class="chart:line">
            <chart:data-point chart:repeated="4"/>
          </chart:series>
          <chart:series chart:style-name="ch12" chart:values-cell-range-address="'attr_based - h_cp - quality'.B32:'attr_based - h_cp - quality'.E32" chart:label-cell-address="'attr_based - h_cp - quality'.A32:'attr_based - h_cp - quality'.A32" chart:class="chart:line">
            <chart:data-point chart:repeated="4"/>
          </chart:series>
          <chart:series chart:style-name="ch13" chart:values-cell-range-address="'attr_based - h_cp - quality'.B34:'attr_based - h_cp - quality'.E34" chart:label-cell-address="'attr_based - h_cp - quality'.A34:'attr_based - h_cp - quality'.A3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_cp - quality'.B28:'attr_based - h_cp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_cp - quality'.A29:'attr_based - h_cp - quality'.A29</svg:desc>
                </draw:g>
              </table:table-cell>
              <table:table-cell office:value-type="float" office:value="19">
                <text:p>19</text:p>
                <draw:g>
                  <svg:desc>'attr_based - h_cp - quality'.B29:'attr_based - h_cp - quality'.E29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B</text:p>
                <draw:g>
                  <svg:desc>'attr_based - h_cp - quality'.A30:'attr_based - h_cp - quality'.A30</svg:desc>
                </draw:g>
              </table:table-cell>
              <table:table-cell office:value-type="float" office:value="19">
                <text:p>19</text:p>
                <draw:g>
                  <svg:desc>'attr_based - h_cp - quality'.B30:'attr_based - h_cp - quality'.E30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attr_based - h_cp - quality'.A31:'attr_based - h_cp - quality'.A31</svg:desc>
                </draw:g>
              </table:table-cell>
              <table:table-cell office:value-type="float" office:value="19">
                <text:p>19</text:p>
                <draw:g>
                  <svg:desc>'attr_based - h_cp - quality'.B31:'attr_based - h_cp - quality'.E31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B+</text:p>
                <draw:g>
                  <svg:desc>'attr_based - h_cp - quality'.A33:'attr_based - h_cp - quality'.A33</svg:desc>
                </draw:g>
              </table:table-cell>
              <table:table-cell office:value-type="float" office:value="19">
                <text:p>19</text:p>
                <draw:g>
                  <svg:desc>'attr_based - h_cp - quality'.B33:'attr_based - h_cp - quality'.E3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+</text:p>
                <draw:g>
                  <svg:desc>'attr_based - h_cp - quality'.A32:'attr_based - h_cp - quality'.A32</svg:desc>
                </draw:g>
              </table:table-cell>
              <table:table-cell office:value-type="float" office:value="19">
                <text:p>19</text:p>
                <draw:g>
                  <svg:desc>'attr_based - h_cp - quality'.B32:'attr_based - h_cp - quality'.E3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No repair</text:p>
                <draw:g>
                  <svg:desc>'attr_based - h_cp - quality'.A34:'attr_based - h_cp - quality'.A34</svg:desc>
                </draw:g>
              </table:table-cell>
              <table:table-cell office:value-type="float" office:value="109">
                <text:p>109</text:p>
                <draw:g>
                  <svg:desc>'attr_based - h_cp - quality'.B34:'attr_based - h_cp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title svg:x="5.258cm" svg:y="0.316cm" chart:style-name="ch2">
          <text:p>Hospital Dataset - Shuffled</text:p>
        </chart:title>
        <chart:legend chart:legend-position="end" svg:x="13.28cm" svg:y="2.956cm" style:legend-expansion="high" chart:style-name="ch3"/>
        <chart:plot-area chart:style-name="ch4" table:cell-range-address="'attr_based - h_s - quality'.B28:'attr_based - h_s - quality'.E32 'attr_based - h_s - quality'.A28:'attr_based - h_s - quality'.A32 'attr_based - h_s - quality'.A33:'attr_based - h_s - quality'.E34" chart:data-source-has-labels="both" svg:x="1.331cm" svg:y="1.275cm" svg:width="11.629cm" svg:height="7.545cm">
          <chartooo:coordinate-region svg:x="2.138cm" svg:y="1.474cm" svg:width="10.225cm" svg:height="6.699cm"/>
          <chart:axis chart:dimension="x" chart:name="primary-x" chart:style-name="ch5" chartooo:axis-type="auto">
            <chartooo:date-scale/>
            <chart:categories table:cell-range-address="'attr_based - h_s - quality'.B28:'attr_based - h_s - quality'.E28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h_s - quality'.B29:'attr_based - h_s - quality'.E29" chart:label-cell-address="'attr_based - h_s - quality'.A29:'attr_based - h_s - quality'.A29" chart:class="chart:line">
            <chart:data-point chart:repeated="4"/>
          </chart:series>
          <chart:series chart:style-name="ch9" chart:values-cell-range-address="'attr_based - h_s - quality'.B30:'attr_based - h_s - quality'.E30" chart:label-cell-address="'attr_based - h_s - quality'.A30:'attr_based - h_s - quality'.A30" chart:class="chart:line">
            <chart:data-point chart:repeated="4"/>
          </chart:series>
          <chart:series chart:style-name="ch10" chart:values-cell-range-address="'attr_based - h_s - quality'.B31:'attr_based - h_s - quality'.E31" chart:label-cell-address="'attr_based - h_s - quality'.A31:'attr_based - h_s - quality'.A31" chart:class="chart:line">
            <chart:data-point chart:repeated="4"/>
          </chart:series>
          <chart:series chart:style-name="ch11" chart:values-cell-range-address="'attr_based - h_s - quality'.B33:'attr_based - h_s - quality'.E33" chart:label-cell-address="'attr_based - h_s - quality'.A33:'attr_based - h_s - quality'.A33" chart:class="chart:line">
            <chart:data-point chart:repeated="4"/>
          </chart:series>
          <chart:series chart:style-name="ch12" chart:values-cell-range-address="'attr_based - h_s - quality'.B32:'attr_based - h_s - quality'.E32" chart:label-cell-address="'attr_based - h_s - quality'.A32:'attr_based - h_s - quality'.A32" chart:class="chart:line">
            <chart:data-point chart:repeated="4"/>
          </chart:series>
          <chart:series chart:style-name="ch13" chart:values-cell-range-address="'attr_based - h_s - quality'.B34:'attr_based - h_s - quality'.E34" chart:label-cell-address="'attr_based - h_s - quality'.A34:'attr_based - h_s - quality'.A3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_s - quality'.B28:'attr_based - h_s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_s - quality'.A29:'attr_based - h_s - quality'.A29</svg:desc>
                </draw:g>
              </table:table-cell>
              <table:table-cell office:value-type="float" office:value="36">
                <text:p>36</text:p>
                <draw:g>
                  <svg:desc>'attr_based - h_s - quality'.B29:'attr_based - h_s - quality'.E29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B</text:p>
                <draw:g>
                  <svg:desc>'attr_based - h_s - quality'.A30:'attr_based - h_s - quality'.A30</svg:desc>
                </draw:g>
              </table:table-cell>
              <table:table-cell office:value-type="float" office:value="36">
                <text:p>36</text:p>
                <draw:g>
                  <svg:desc>'attr_based - h_s - quality'.B30:'attr_based - h_s - quality'.E3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</text:p>
                <draw:g>
                  <svg:desc>'attr_based - h_s - quality'.A31:'attr_based - h_s - quality'.A31</svg:desc>
                </draw:g>
              </table:table-cell>
              <table:table-cell office:value-type="float" office:value="36">
                <text:p>36</text:p>
                <draw:g>
                  <svg:desc>'attr_based - h_s - quality'.B31:'attr_based - h_s - quality'.E31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B+</text:p>
                <draw:g>
                  <svg:desc>'attr_based - h_s - quality'.A33:'attr_based - h_s - quality'.A33</svg:desc>
                </draw:g>
              </table:table-cell>
              <table:table-cell office:value-type="float" office:value="36">
                <text:p>36</text:p>
                <draw:g>
                  <svg:desc>'attr_based - h_s - quality'.B33:'attr_based - h_s - quality'.E33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+</text:p>
                <draw:g>
                  <svg:desc>'attr_based - h_s - quality'.A32:'attr_based - h_s - quality'.A32</svg:desc>
                </draw:g>
              </table:table-cell>
              <table:table-cell office:value-type="float" office:value="36">
                <text:p>36</text:p>
                <draw:g>
                  <svg:desc>'attr_based - h_s - quality'.B32:'attr_based - h_s - quality'.E3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o repair</text:p>
                <draw:g>
                  <svg:desc>'attr_based - h_s - quality'.A34:'attr_based - h_s - quality'.A34</svg:desc>
                </draw:g>
              </table:table-cell>
              <table:table-cell office:value-type="float" office:value="142">
                <text:p>142</text:p>
                <draw:g>
                  <svg:desc>'attr_based - h_s - quality'.B34:'attr_based - h_s - quality'.E34</svg:desc>
                </draw:g>
              </table:table-cell>
              <table:table-cell office:value-type="float" office:value="268">
                <text:p>268</text:p>
              </table:table-cell>
              <table:table-cell office:value-type="float" office:value="391">
                <text:p>391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ood5k Dataset - Shuffled</text:p>
        </chart:title>
        <chart:legend chart:legend-position="end" svg:x="13.28cm" svg:y="3.205cm" style:legend-expansion="high" chart:style-name="ch3"/>
        <chart:plot-area chart:style-name="ch4" table:cell-range-address="'attr_based - f_s - quality'.A28:'attr_based - f_s - quality'.F33" chart:data-source-has-labels="both" svg:x="1.331cm" svg:y="1.275cm" svg:width="11.629cm" svg:height="7.545cm">
          <chartooo:coordinate-region svg:x="2.138cm" svg:y="1.475cm" svg:width="10.225cm" svg:height="6.698cm"/>
          <chart:axis chart:dimension="x" chart:name="primary-x" chart:style-name="ch5" chartooo:axis-type="auto">
            <chartooo:date-scale/>
            <chart:categories table:cell-range-address="'attr_based - f_s - quality'.B28:'attr_based - f_s - quality'.F28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f_s - quality'.B29:'attr_based - f_s - quality'.F29" chart:label-cell-address="'attr_based - f_s - quality'.A29:'attr_based - f_s - quality'.A29" chart:class="chart:line">
            <chart:data-point chart:repeated="5"/>
          </chart:series>
          <chart:series chart:style-name="ch9" chart:values-cell-range-address="'attr_based - f_s - quality'.B30:'attr_based - f_s - quality'.F30" chart:label-cell-address="'attr_based - f_s - quality'.A30:'attr_based - f_s - quality'.A30" chart:class="chart:line">
            <chart:data-point chart:repeated="5"/>
          </chart:series>
          <chart:series chart:style-name="ch10" chart:values-cell-range-address="'attr_based - f_s - quality'.B31:'attr_based - f_s - quality'.F31" chart:label-cell-address="'attr_based - f_s - quality'.A31:'attr_based - f_s - quality'.A31" chart:class="chart:line">
            <chart:data-point chart:repeated="5"/>
          </chart:series>
          <chart:series chart:style-name="ch11" chart:values-cell-range-address="'attr_based - f_s - quality'.B32:'attr_based - f_s - quality'.F32" chart:label-cell-address="'attr_based - f_s - quality'.A32:'attr_based - f_s - quality'.A32" chart:class="chart:line">
            <chart:data-point chart:repeated="5"/>
          </chart:series>
          <chart:series chart:style-name="ch12" chart:values-cell-range-address="'attr_based - f_s - quality'.B33:'attr_based - f_s - quality'.F33" chart:label-cell-address="'attr_based - f_s - quality'.A33:'attr_based - f_s - quality'.A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 - quality'.B28:'attr_based - f_s - quality'.F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  <table:table-cell office:value-type="string">
                <text:p>Batch 5</text:p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 - quality'.A29:'attr_based - f_s - quality'.A29</svg:desc>
                </draw:g>
              </table:table-cell>
              <table:table-cell office:value-type="float" office:value="24">
                <text:p>24</text:p>
                <draw:g>
                  <svg:desc>'attr_based - f_s - quality'.B29:'attr_based - f_s - quality'.F2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B_attr</text:p>
                <draw:g>
                  <svg:desc>'attr_based - f_s - quality'.A30:'attr_based - f_s - quality'.A30</svg:desc>
                </draw:g>
              </table:table-cell>
              <table:table-cell office:value-type="float" office:value="24">
                <text:p>24</text:p>
                <draw:g>
                  <svg:desc>'attr_based - f_s - quality'.B30:'attr_based - f_s - quality'.F30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88">
                <text:p>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C_attr</text:p>
                <draw:g>
                  <svg:desc>'attr_based - f_s - quality'.A31:'attr_based - f_s - quality'.A31</svg:desc>
                </draw:g>
              </table:table-cell>
              <table:table-cell office:value-type="float" office:value="24">
                <text:p>24</text:p>
                <draw:g>
                  <svg:desc>'attr_based - f_s - quality'.B31:'attr_based - f_s - quality'.F31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C+_attr</text:p>
                <draw:g>
                  <svg:desc>'attr_based - f_s - quality'.A32:'attr_based - f_s - quality'.A32</svg:desc>
                </draw:g>
              </table:table-cell>
              <table:table-cell office:value-type="float" office:value="24">
                <text:p>24</text:p>
                <draw:g>
                  <svg:desc>'attr_based - f_s - quality'.B32:'attr_based - f_s - quality'.F3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No repair</text:p>
                <draw:g>
                  <svg:desc>'attr_based - f_s - quality'.A33:'attr_based - f_s - quality'.A33</svg:desc>
                </draw:g>
              </table:table-cell>
              <table:table-cell office:value-type="float" office:value="48">
                <text:p>48</text:p>
                <draw:g>
                  <svg:desc>'attr_based - f_s - quality'.B33:'attr_based - f_s - quality'.F33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225">
                <text:p>225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1cm" svg:y="0.316cm" chart:style-name="ch2">
          <text:p>Combined vs Attribute-Based Approaches (Hospital - Cherrypicked)</text:p>
        </chart:title>
        <chart:legend chart:legend-position="end" svg:x="13.518cm" svg:y="1.96cm" style:legend-expansion="high" chart:style-name="ch3"/>
        <chart:plot-area chart:style-name="ch4" table:cell-range-address="'combined vs attr_based'.B1:'combined vs attr_based'.E6 'combined vs attr_based'.A1:'combined vs attr_based'.A6 'combined vs attr_based'.A9:'combined vs attr_based'.E13" chart:data-source-has-labels="both" svg:x="1.331cm" svg:y="1.275cm" svg:width="11.867cm" svg:height="7.545cm">
          <chartooo:coordinate-region svg:x="1.952cm" svg:y="1.474cm" svg:width="10.463cm" svg:height="6.699cm"/>
          <chart:axis chart:dimension="x" chart:name="primary-x" chart:style-name="ch5" chartooo:axis-type="auto">
            <chartooo:date-scale/>
            <chart:categories table:cell-range-address="'combined vs attr_based'.B1:'combined vs attr_based'.E1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combined vs attr_based'.B2:'combined vs attr_based'.E2" chart:label-cell-address="'combined vs attr_based'.A2:'combined vs attr_based'.A2" chart:class="chart:line">
            <chart:data-point chart:repeated="4"/>
          </chart:series>
          <chart:series chart:style-name="ch9" chart:values-cell-range-address="'combined vs attr_based'.B3:'combined vs attr_based'.E3" chart:label-cell-address="'combined vs attr_based'.A3:'combined vs attr_based'.A3" chart:class="chart:line">
            <chart:data-point chart:repeated="4"/>
          </chart:series>
          <chart:series chart:style-name="ch10" chart:values-cell-range-address="'combined vs attr_based'.B4:'combined vs attr_based'.E4" chart:label-cell-address="'combined vs attr_based'.A4:'combined vs attr_based'.A4" chart:class="chart:line">
            <chart:data-point chart:repeated="4"/>
          </chart:series>
          <chart:series chart:style-name="ch11" chart:values-cell-range-address="'combined vs attr_based'.B5:'combined vs attr_based'.E5" chart:label-cell-address="'combined vs attr_based'.A5:'combined vs attr_based'.A5" chart:class="chart:line">
            <chart:data-point chart:repeated="4"/>
          </chart:series>
          <chart:series chart:style-name="ch12" chart:values-cell-range-address="'combined vs attr_based'.B6:'combined vs attr_based'.E6" chart:label-cell-address="'combined vs attr_based'.A6:'combined vs attr_based'.A6" chart:class="chart:line">
            <chart:data-point chart:repeated="4"/>
          </chart:series>
          <chart:series chart:style-name="ch13" chart:values-cell-range-address="'combined vs attr_based'.B9:'combined vs attr_based'.E9" chart:label-cell-address="'combined vs attr_based'.A9:'combined vs attr_based'.A9" chart:class="chart:line">
            <chart:data-point chart:repeated="4"/>
          </chart:series>
          <chart:series chart:style-name="ch14" chart:values-cell-range-address="'combined vs attr_based'.B10:'combined vs attr_based'.E10" chart:label-cell-address="'combined vs attr_based'.A10:'combined vs attr_based'.A10" chart:class="chart:line">
            <chart:data-point chart:repeated="4"/>
          </chart:series>
          <chart:series chart:style-name="ch15" chart:values-cell-range-address="'combined vs attr_based'.B11:'combined vs attr_based'.E11" chart:label-cell-address="'combined vs attr_based'.A11:'combined vs attr_based'.A11" chart:class="chart:line">
            <chart:data-point chart:repeated="4"/>
          </chart:series>
          <chart:series chart:style-name="ch16" chart:values-cell-range-address="'combined vs attr_based'.B12:'combined vs attr_based'.E12" chart:label-cell-address="'combined vs attr_based'.A12:'combined vs attr_based'.A12" chart:class="chart:line">
            <chart:data-point chart:repeated="4"/>
          </chart:series>
          <chart:series chart:style-name="ch17" chart:values-cell-range-address="'combined vs attr_based'.B13:'combined vs attr_based'.E13" chart:label-cell-address="'combined vs attr_based'.A13:'combined vs attr_based'.A13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vs attr_based'.B1:'combined vs attr_based'.E1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A2:'combined vs attr_based'.A2</svg:desc>
                </draw:g>
              </table:table-cell>
              <table:table-cell office:value-type="float" office:value="18">
                <text:p>18</text:p>
                <draw:g>
                  <svg:desc>'combined vs attr_based'.B2:'combined vs attr_based'.E2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B</text:p>
                <draw:g>
                  <svg:desc>'combined vs attr_based'.A3:'combined vs attr_based'.A3</svg:desc>
                </draw:g>
              </table:table-cell>
              <table:table-cell office:value-type="float" office:value="18">
                <text:p>18</text:p>
                <draw:g>
                  <svg:desc>'combined vs attr_based'.B3:'combined vs attr_based'.E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combined vs attr_based'.A4:'combined vs attr_based'.A4</svg:desc>
                </draw:g>
              </table:table-cell>
              <table:table-cell office:value-type="float" office:value="18">
                <text:p>18</text:p>
                <draw:g>
                  <svg:desc>'combined vs attr_based'.B4:'combined vs attr_based'.E4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+</text:p>
                <draw:g>
                  <svg:desc>'combined vs attr_based'.A5:'combined vs attr_based'.A5</svg:desc>
                </draw:g>
              </table:table-cell>
              <table:table-cell office:value-type="float" office:value="18">
                <text:p>18</text:p>
                <draw:g>
                  <svg:desc>'combined vs attr_based'.B5:'combined vs attr_based'.E5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+</text:p>
                <draw:g>
                  <svg:desc>'combined vs attr_based'.A6:'combined vs attr_based'.A6</svg:desc>
                </draw:g>
              </table:table-cell>
              <table:table-cell office:value-type="float" office:value="18">
                <text:p>18</text:p>
                <draw:g>
                  <svg:desc>'combined vs attr_based'.B6:'combined vs attr_based'.E6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_attr</text:p>
                <draw:g>
                  <svg:desc>'combined vs attr_based'.A9:'combined vs attr_based'.A9</svg:desc>
                </draw:g>
              </table:table-cell>
              <table:table-cell office:value-type="float" office:value="19">
                <text:p>19</text:p>
                <draw:g>
                  <svg:desc>'combined vs attr_based'.B9:'combined vs attr_based'.E9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B_attr</text:p>
                <draw:g>
                  <svg:desc>'combined vs attr_based'.A10:'combined vs attr_based'.A10</svg:desc>
                </draw:g>
              </table:table-cell>
              <table:table-cell office:value-type="float" office:value="19">
                <text:p>19</text:p>
                <draw:g>
                  <svg:desc>'combined vs attr_based'.B10:'combined vs attr_based'.E10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_attr</text:p>
                <draw:g>
                  <svg:desc>'combined vs attr_based'.A11:'combined vs attr_based'.A11</svg:desc>
                </draw:g>
              </table:table-cell>
              <table:table-cell office:value-type="float" office:value="19">
                <text:p>19</text:p>
                <draw:g>
                  <svg:desc>'combined vs attr_based'.B11:'combined vs attr_based'.E11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C+_attr</text:p>
                <draw:g>
                  <svg:desc>'combined vs attr_based'.A12:'combined vs attr_based'.A12</svg:desc>
                </draw:g>
              </table:table-cell>
              <table:table-cell office:value-type="float" office:value="19">
                <text:p>19</text:p>
                <draw:g>
                  <svg:desc>'combined vs attr_based'.B12:'combined vs attr_based'.E1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B+_attr</text:p>
                <draw:g>
                  <svg:desc>'combined vs attr_based'.A13:'combined vs attr_based'.A13</svg:desc>
                </draw:g>
              </table:table-cell>
              <table:table-cell office:value-type="float" office:value="19">
                <text:p>19</text:p>
                <draw:g>
                  <svg:desc>'combined vs attr_based'.B13:'combined vs attr_based'.E1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cm" svg:y="0.316cm" chart:style-name="ch2">
          <text:p>Combined vs Attribute-Based Approaches (Hospital - Cherrypicked)</text:p>
        </chart:title>
        <chart:legend chart:legend-position="end" svg:x="11.197cm" svg:y="1.462cm" style:legend-expansion="high" chart:style-name="ch3"/>
        <chart:plot-area chart:style-name="ch4" table:cell-range-address="'combined vs attr_based'.A2:'combined vs attr_based'.A6 'combined vs attr_based'.A9:'combined vs attr_based'.A13 'combined vs attr_based'.G1:'combined vs attr_based'.R6 'combined vs attr_based'.G9:'combined vs attr_based'.R13" chart:data-source-has-labels="both" svg:x="1.331cm" svg:y="1.275cm" svg:width="9.546cm" svg:height="7.545cm">
          <chartooo:coordinate-region svg:x="2.138cm" svg:y="1.275cm" svg:width="8.739cm" svg:height="6.011cm"/>
          <chart:axis chart:dimension="x" chart:name="primary-x" chart:style-name="ch5" chartooo:axis-type="auto">
            <chartooo:date-scale/>
            <chart:categories table:cell-range-address="'combined vs attr_based'.A2:'combined vs attr_based'.A6 'combined vs attr_based'.A9:'combined vs attr_based'.A13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combined vs attr_based'.G2:'combined vs attr_based'.G6 'combined vs attr_based'.G9:'combined vs attr_based'.G13" chart:label-cell-address="'combined vs attr_based'.G1:'combined vs attr_based'.G1" chart:class="chart:bar">
            <chart:data-point chart:repeated="10"/>
          </chart:series>
          <chart:series chart:style-name="ch10" chart:values-cell-range-address="'combined vs attr_based'.H2:'combined vs attr_based'.H6 'combined vs attr_based'.H9:'combined vs attr_based'.H13" chart:label-cell-address="'combined vs attr_based'.H1:'combined vs attr_based'.H1" chart:class="chart:bar">
            <chart:data-point chart:repeated="10"/>
          </chart:series>
          <chart:series chart:style-name="ch11" chart:values-cell-range-address="'combined vs attr_based'.I2:'combined vs attr_based'.I6 'combined vs attr_based'.I9:'combined vs attr_based'.I13" chart:label-cell-address="'combined vs attr_based'.I1:'combined vs attr_based'.I1" chart:class="chart:bar">
            <chart:data-point chart:repeated="10"/>
          </chart:series>
          <chart:series chart:style-name="ch12" chart:values-cell-range-address="'combined vs attr_based'.J2:'combined vs attr_based'.J6 'combined vs attr_based'.J9:'combined vs attr_based'.J13" chart:label-cell-address="'combined vs attr_based'.J1:'combined vs attr_based'.J1" chart:class="chart:bar">
            <chart:data-point chart:repeated="10"/>
          </chart:series>
          <chart:series chart:style-name="ch13" chart:values-cell-range-address="'combined vs attr_based'.K2:'combined vs attr_based'.K6 'combined vs attr_based'.K9:'combined vs attr_based'.K13" chart:label-cell-address="'combined vs attr_based'.K1:'combined vs attr_based'.K1" chart:class="chart:bar">
            <chart:data-point chart:repeated="10"/>
          </chart:series>
          <chart:series chart:style-name="ch14" chart:values-cell-range-address="'combined vs attr_based'.L2:'combined vs attr_based'.L6 'combined vs attr_based'.L9:'combined vs attr_based'.L13" chart:label-cell-address="'combined vs attr_based'.L1:'combined vs attr_based'.L1" chart:class="chart:bar">
            <chart:data-point chart:repeated="10"/>
          </chart:series>
          <chart:series chart:style-name="ch15" chart:values-cell-range-address="'combined vs attr_based'.M2:'combined vs attr_based'.M6 'combined vs attr_based'.M9:'combined vs attr_based'.M13" chart:label-cell-address="'combined vs attr_based'.M1:'combined vs attr_based'.M1" chart:class="chart:bar">
            <chart:data-point chart:repeated="10"/>
          </chart:series>
          <chart:series chart:style-name="ch16" chart:values-cell-range-address="'combined vs attr_based'.N2:'combined vs attr_based'.N6 'combined vs attr_based'.N9:'combined vs attr_based'.N13" chart:label-cell-address="'combined vs attr_based'.N1:'combined vs attr_based'.N1" chart:class="chart:bar">
            <chart:data-point chart:repeated="10"/>
          </chart:series>
          <chart:series chart:style-name="ch17" chart:values-cell-range-address="'combined vs attr_based'.O2:'combined vs attr_based'.O6 'combined vs attr_based'.O9:'combined vs attr_based'.O13" chart:label-cell-address="'combined vs attr_based'.O1:'combined vs attr_based'.O1" chart:class="chart:bar">
            <chart:data-point chart:repeated="10"/>
          </chart:series>
          <chart:series chart:style-name="ch18" chart:values-cell-range-address="'combined vs attr_based'.P2:'combined vs attr_based'.P6 'combined vs attr_based'.P9:'combined vs attr_based'.P13" chart:label-cell-address="'combined vs attr_based'.P1:'combined vs attr_based'.P1" chart:class="chart:bar">
            <chart:data-point chart:repeated="10"/>
          </chart:series>
          <chart:series chart:style-name="ch19" chart:values-cell-range-address="'combined vs attr_based'.Q2:'combined vs attr_based'.Q6 'combined vs attr_based'.Q9:'combined vs attr_based'.Q13" chart:label-cell-address="'combined vs attr_based'.Q1:'combined vs attr_based'.Q1" chart:class="chart:bar">
            <chart:data-point chart:repeated="10"/>
          </chart:series>
          <chart:series chart:style-name="ch20" chart:values-cell-range-address="'combined vs attr_based'.R2:'combined vs attr_based'.R6 'combined vs attr_based'.R9:'combined vs attr_based'.R13" chart:label-cell-address="'combined vs attr_based'.R1:'combined vs attr_based'.R1" chart:class="chart:ba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combined vs attr_based'.G1:'combined vs attr_based'.G1</svg:desc>
                </draw:g>
              </table:table-cell>
              <table:table-cell office:value-type="string">
                <text:p>load_dcs</text:p>
                <draw:g>
                  <svg:desc>'combined vs attr_based'.H1:'combined vs attr_based'.H1</svg:desc>
                </draw:g>
              </table:table-cell>
              <table:table-cell office:value-type="string">
                <text:p>detect_errors</text:p>
                <draw:g>
                  <svg:desc>'combined vs attr_based'.I1:'combined vs attr_based'.I1</svg:desc>
                </draw:g>
              </table:table-cell>
              <table:table-cell office:value-type="string">
                <text:p>setup_domain</text:p>
                <draw:g>
                  <svg:desc>'combined vs attr_based'.J1:'combined vs attr_based'.J1</svg:desc>
                </draw:g>
              </table:table-cell>
              <table:table-cell office:value-type="string">
                <text:p>featurize_data</text:p>
                <draw:g>
                  <svg:desc>'combined vs attr_based'.K1:'combined vs attr_based'.K1</svg:desc>
                </draw:g>
              </table:table-cell>
              <table:table-cell office:value-type="string">
                <text:p>setup_model</text:p>
                <draw:g>
                  <svg:desc>'combined vs attr_based'.L1:'combined vs attr_based'.L1</svg:desc>
                </draw:g>
              </table:table-cell>
              <table:table-cell office:value-type="string">
                <text:p>fit_model</text:p>
                <draw:g>
                  <svg:desc>'combined vs attr_based'.M1:'combined vs attr_based'.M1</svg:desc>
                </draw:g>
              </table:table-cell>
              <table:table-cell office:value-type="string">
                <text:p>infer_repairs</text:p>
                <draw:g>
                  <svg:desc>'combined vs attr_based'.N1:'combined vs attr_based'.N1</svg:desc>
                </draw:g>
              </table:table-cell>
              <table:table-cell office:value-type="string">
                <text:p>get_inferred_values</text:p>
                <draw:g>
                  <svg:desc>'combined vs attr_based'.O1:'combined vs attr_based'.O1</svg:desc>
                </draw:g>
              </table:table-cell>
              <table:table-cell office:value-type="string">
                <text:p>generate_repaired_dataset</text:p>
                <draw:g>
                  <svg:desc>'combined vs attr_based'.P1:'combined vs attr_based'.P1</svg:desc>
                </draw:g>
              </table:table-cell>
              <table:table-cell office:value-type="string">
                <text:p>repaired_table_copy_time</text:p>
                <draw:g>
                  <svg:desc>'combined vs attr_based'.Q1:'combined vs attr_based'.Q1</svg:desc>
                </draw:g>
              </table:table-cell>
              <table:table-cell office:value-type="string">
                <text:p>save_stats_time</text:p>
                <draw:g>
                  <svg:desc>'combined vs attr_based'.R1:'combined vs attr_based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A2:'combined vs attr_based'.A6 'combined vs attr_based'.A9:'combined vs attr_based'.A13</svg:desc>
                </draw:g>
              </table:table-cell>
              <table:table-cell office:value-type="float" office:value="0.466978999999986">
                <text:p>0.466978999999986</text:p>
                <draw:g>
                  <svg:desc>'combined vs attr_based'.G2:'combined vs attr_based'.G6 'combined vs attr_based'.G9:'combined vs attr_based'.G13</svg:desc>
                </draw:g>
              </table:table-cell>
              <table:table-cell office:value-type="float" office:value="0.00667533333333359">
                <text:p>0.00667533333333359</text:p>
                <draw:g>
                  <svg:desc>'combined vs attr_based'.H2:'combined vs attr_based'.H6 'combined vs attr_based'.H9:'combined vs attr_based'.H13</svg:desc>
                </draw:g>
              </table:table-cell>
              <table:table-cell office:value-type="float" office:value="0.885770333333334">
                <text:p>0.885770333333334</text:p>
                <draw:g>
                  <svg:desc>'combined vs attr_based'.I2:'combined vs attr_based'.I6 'combined vs attr_based'.I9:'combined vs attr_based'.I13</svg:desc>
                </draw:g>
              </table:table-cell>
              <table:table-cell office:value-type="float" office:value="12.5313379764557">
                <text:p>12.5313379764557</text:p>
                <draw:g>
                  <svg:desc>'combined vs attr_based'.J2:'combined vs attr_based'.J6 'combined vs attr_based'.J9:'combined vs attr_based'.J13</svg:desc>
                </draw:g>
              </table:table-cell>
              <table:table-cell office:value-type="float" office:value="22.1177443333333">
                <text:p>22.1177443333333</text:p>
                <draw:g>
                  <svg:desc>'combined vs attr_based'.K2:'combined vs attr_based'.K6 'combined vs attr_based'.K9:'combined vs attr_based'.K13</svg:desc>
                </draw:g>
              </table:table-cell>
              <table:table-cell office:value-type="float" office:value="0.00200233333333877">
                <text:p>0.00200233333333877</text:p>
                <draw:g>
                  <svg:desc>'combined vs attr_based'.L2:'combined vs attr_based'.L6 'combined vs attr_based'.L9:'combined vs attr_based'.L13</svg:desc>
                </draw:g>
              </table:table-cell>
              <table:table-cell office:value-type="float" office:value="36.437005">
                <text:p>36.437005</text:p>
                <draw:g>
                  <svg:desc>'combined vs attr_based'.M2:'combined vs attr_based'.M6 'combined vs attr_based'.M9:'combined vs attr_based'.M13</svg:desc>
                </draw:g>
              </table:table-cell>
              <table:table-cell office:value-type="float" office:value="1.75516066666667">
                <text:p>1.75516066666667</text:p>
                <draw:g>
                  <svg:desc>'combined vs attr_based'.N2:'combined vs attr_based'.N6 'combined vs attr_based'.N9:'combined vs attr_based'.N13</svg:desc>
                </draw:g>
              </table:table-cell>
              <table:table-cell office:value-type="float" office:value="0.0745579999999925">
                <text:p>0.0745579999999925</text:p>
                <draw:g>
                  <svg:desc>'combined vs attr_based'.O2:'combined vs attr_based'.O6 'combined vs attr_based'.O9:'combined vs attr_based'.O13</svg:desc>
                </draw:g>
              </table:table-cell>
              <table:table-cell office:value-type="float" office:value="0.179182333333344">
                <text:p>0.179182333333344</text:p>
                <draw:g>
                  <svg:desc>'combined vs attr_based'.P2:'combined vs attr_based'.P6 'combined vs attr_based'.P9:'combined vs attr_based'.P13</svg:desc>
                </draw:g>
              </table:table-cell>
              <table:table-cell office:value-type="float" office:value="0">
                <text:p>0</text:p>
                <draw:g>
                  <svg:desc>'combined vs attr_based'.Q2:'combined vs attr_based'.Q6 'combined vs attr_based'.Q9:'combined vs attr_based'.Q13</svg:desc>
                </draw:g>
              </table:table-cell>
              <table:table-cell office:value-type="float" office:value="0">
                <text:p>0</text:p>
                <draw:g>
                  <svg:desc>'combined vs attr_based'.R2:'combined vs attr_based'.R6 'combined vs attr_based'.R9:'combined vs attr_based'.R1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503935999999991">
                <text:p>0.503935999999991</text:p>
              </table:table-cell>
              <table:table-cell office:value-type="float" office:value="0.00680266666675303">
                <text:p>0.00680266666675303</text:p>
              </table:table-cell>
              <table:table-cell office:value-type="float" office:value="1.35775533333333">
                <text:p>1.35775533333333</text:p>
              </table:table-cell>
              <table:table-cell office:value-type="float" office:value="21.4569588502248">
                <text:p>21.4569588502248</text:p>
              </table:table-cell>
              <table:table-cell office:value-type="float" office:value="50.8150833333333">
                <text:p>50.8150833333333</text:p>
              </table:table-cell>
              <table:table-cell office:value-type="float" office:value="0.00205733333334971">
                <text:p>0.00205733333334971</text:p>
              </table:table-cell>
              <table:table-cell office:value-type="float" office:value="67.6985146666667">
                <text:p>67.6985146666667</text:p>
              </table:table-cell>
              <table:table-cell office:value-type="float" office:value="3.222548">
                <text:p>3.222548</text:p>
              </table:table-cell>
              <table:table-cell office:value-type="float" office:value="0.12331766666667">
                <text:p>0.12331766666667</text:p>
              </table:table-cell>
              <table:table-cell office:value-type="float" office:value="0.265244666666604">
                <text:p>0.265244666666604</text:p>
              </table:table-cell>
              <table:table-cell office:value-type="float" office:value="0.0723236666667238">
                <text:p>0.072323666666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493657333333393">
                <text:p>0.493657333333393</text:p>
              </table:table-cell>
              <table:table-cell office:value-type="float" office:value="0.00668766666664548">
                <text:p>0.00668766666664548</text:p>
              </table:table-cell>
              <table:table-cell office:value-type="float" office:value="0.913749333333233">
                <text:p>0.913749333333233</text:p>
              </table:table-cell>
              <table:table-cell office:value-type="float" office:value="12.9520827929179">
                <text:p>12.9520827929179</text:p>
              </table:table-cell>
              <table:table-cell office:value-type="float" office:value="21.5264079999999">
                <text:p>21.5264079999999</text:p>
              </table:table-cell>
              <table:table-cell office:value-type="float" office:value="0.00194866666667319">
                <text:p>0.00194866666667319</text:p>
              </table:table-cell>
              <table:table-cell office:value-type="float" office:value="30.8202523333334">
                <text:p>30.8202523333334</text:p>
              </table:table-cell>
              <table:table-cell office:value-type="float" office:value="1.81124333333344">
                <text:p>1.81124333333344</text:p>
              </table:table-cell>
              <table:table-cell office:value-type="float" office:value="0.0760043333333443">
                <text:p>0.0760043333333443</text:p>
              </table:table-cell>
              <table:table-cell office:value-type="float" office:value="0.264956999999943">
                <text:p>0.264956999999943</text:p>
              </table:table-cell>
              <table:table-cell office:value-type="float" office:value="0">
                <text:p>0</text:p>
              </table:table-cell>
              <table:table-cell office:value-type="float" office:value="0.0712076666666614">
                <text:p>0.0712076666666614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0.467443666666668">
                <text:p>0.467443666666668</text:p>
              </table:table-cell>
              <table:table-cell office:value-type="float" office:value="0.0067349999999351">
                <text:p>0.0067349999999351</text:p>
              </table:table-cell>
              <table:table-cell office:value-type="float" office:value="0.882042999999972">
                <text:p>0.882042999999972</text:p>
              </table:table-cell>
              <table:table-cell office:value-type="float" office:value="12.9423733552297">
                <text:p>12.9423733552297</text:p>
              </table:table-cell>
              <table:table-cell office:value-type="float" office:value="21.9246256666666">
                <text:p>21.9246256666666</text:p>
              </table:table-cell>
              <table:table-cell office:value-type="float" office:value="0.00393533333325044">
                <text:p>0.00393533333325044</text:p>
              </table:table-cell>
              <table:table-cell office:value-type="float" office:value="22.3445550000001">
                <text:p>22.3445550000001</text:p>
              </table:table-cell>
              <table:table-cell office:value-type="float" office:value="1.79088000000005">
                <text:p>1.79088000000005</text:p>
              </table:table-cell>
              <table:table-cell office:value-type="float" office:value="0.0764159999998999">
                <text:p>0.0764159999998999</text:p>
              </table:table-cell>
              <table:table-cell office:value-type="float" office:value="0.265282333333346">
                <text:p>0.265282333333346</text:p>
              </table:table-cell>
              <table:table-cell office:value-type="float" office:value="0">
                <text:p>0</text:p>
              </table:table-cell>
              <table:table-cell office:value-type="float" office:value="0.071076000000005">
                <text:p>0.071076000000005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0.466378999999994">
                <text:p>0.466378999999994</text:p>
              </table:table-cell>
              <table:table-cell office:value-type="float" office:value="0.0067386666666834">
                <text:p>0.0067386666666834</text:p>
              </table:table-cell>
              <table:table-cell office:value-type="float" office:value="1.46829000000001">
                <text:p>1.46829000000001</text:p>
              </table:table-cell>
              <table:table-cell office:value-type="float" office:value="21.4109131495158">
                <text:p>21.4109131495158</text:p>
              </table:table-cell>
              <table:table-cell office:value-type="float" office:value="53.4550756666667">
                <text:p>53.4550756666667</text:p>
              </table:table-cell>
              <table:table-cell office:value-type="float" office:value="0.00410999999998473">
                <text:p>0.00410999999998473</text:p>
              </table:table-cell>
              <table:table-cell office:value-type="float" office:value="67.1570296666667">
                <text:p>67.1570296666667</text:p>
              </table:table-cell>
              <table:table-cell office:value-type="float" office:value="3.38390833333334">
                <text:p>3.38390833333334</text:p>
              </table:table-cell>
              <table:table-cell office:value-type="float" office:value="0.094793000000004">
                <text:p>0.094793000000004</text:p>
              </table:table-cell>
              <table:table-cell office:value-type="float" office:value="2.02716733333333">
                <text:p>2.02716733333333</text:p>
              </table:table-cell>
              <table:table-cell office:value-type="float" office:value="0.0725946666666388">
                <text:p>0.0725946666666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attr</text:p>
              </table:table-cell>
              <table:table-cell office:value-type="float" office:value="0.49703033333333">
                <text:p>0.49703033333333</text:p>
              </table:table-cell>
              <table:table-cell office:value-type="float" office:value="0.00663933333333678">
                <text:p>0.00663933333333678</text:p>
              </table:table-cell>
              <table:table-cell office:value-type="float" office:value="0.856924333333322">
                <text:p>0.856924333333322</text:p>
              </table:table-cell>
              <table:table-cell office:value-type="float" office:value="12.3730020523071">
                <text:p>12.3730020523071</text:p>
              </table:table-cell>
              <table:table-cell office:value-type="float" office:value="19.5222206666667">
                <text:p>19.5222206666667</text:p>
              </table:table-cell>
              <table:table-cell office:value-type="float" office:value="0.0186073333333372">
                <text:p>0.0186073333333372</text:p>
              </table:table-cell>
              <table:table-cell office:value-type="float" office:value="27.3446373333333">
                <text:p>27.3446373333333</text:p>
              </table:table-cell>
              <table:table-cell office:value-type="float" office:value="1.47223466666666">
                <text:p>1.47223466666666</text:p>
              </table:table-cell>
              <table:table-cell office:value-type="float" office:value="0.0759673333333299">
                <text:p>0.0759673333333299</text:p>
              </table:table-cell>
              <table:table-cell office:value-type="float" office:value="0.180116999999999">
                <text:p>0.180116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471517999999956">
                <text:p>0.471517999999956</text:p>
              </table:table-cell>
              <table:table-cell office:value-type="float" office:value="0.00664366666668077">
                <text:p>0.00664366666668077</text:p>
              </table:table-cell>
              <table:table-cell office:value-type="float" office:value="1.45434466666668">
                <text:p>1.45434466666668</text:p>
              </table:table-cell>
              <table:table-cell office:value-type="float" office:value="21.4586077531179">
                <text:p>21.4586077531179</text:p>
              </table:table-cell>
              <table:table-cell office:value-type="float" office:value="46.6988733333333">
                <text:p>46.6988733333333</text:p>
              </table:table-cell>
              <table:table-cell office:value-type="float" office:value="0.0187646666666789">
                <text:p>0.0187646666666789</text:p>
              </table:table-cell>
              <table:table-cell office:value-type="float" office:value="61.4127240000001">
                <text:p>61.4127240000001</text:p>
              </table:table-cell>
              <table:table-cell office:value-type="float" office:value="3.27199333333335">
                <text:p>3.27199333333335</text:p>
              </table:table-cell>
              <table:table-cell office:value-type="float" office:value="0.097187333333333">
                <text:p>0.097187333333333</text:p>
              </table:table-cell>
              <table:table-cell office:value-type="float" office:value="2.02510833333328">
                <text:p>2.02510833333328</text:p>
              </table:table-cell>
              <table:table-cell office:value-type="float" office:value="0.0740673333333367">
                <text:p>0.074067333333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472514666666674">
                <text:p>0.472514666666674</text:p>
              </table:table-cell>
              <table:table-cell office:value-type="float" office:value="0.00663166666667319">
                <text:p>0.00663166666667319</text:p>
              </table:table-cell>
              <table:table-cell office:value-type="float" office:value="0.895875333333265">
                <text:p>0.895875333333265</text:p>
              </table:table-cell>
              <table:table-cell office:value-type="float" office:value="13.0632194677989">
                <text:p>13.0632194677989</text:p>
              </table:table-cell>
              <table:table-cell office:value-type="float" office:value="19.2570823333333">
                <text:p>19.2570823333333</text:p>
              </table:table-cell>
              <table:table-cell office:value-type="float" office:value="0.0187343333333274">
                <text:p>0.0187343333333274</text:p>
              </table:table-cell>
              <table:table-cell office:value-type="float" office:value="23.8455136666667">
                <text:p>23.8455136666667</text:p>
              </table:table-cell>
              <table:table-cell office:value-type="float" office:value="1.66613199999995">
                <text:p>1.66613199999995</text:p>
              </table:table-cell>
              <table:table-cell office:value-type="float" office:value="0.078012999999866">
                <text:p>0.078012999999866</text:p>
              </table:table-cell>
              <table:table-cell office:value-type="float" office:value="0.266812999999994">
                <text:p>0.266812999999994</text:p>
              </table:table-cell>
              <table:table-cell office:value-type="float" office:value="0">
                <text:p>0</text:p>
              </table:table-cell>
              <table:table-cell office:value-type="float" office:value="0.0715533333333269">
                <text:p>0.0715533333333269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474044999999933">
                <text:p>0.474044999999933</text:p>
              </table:table-cell>
              <table:table-cell office:value-type="float" office:value="0.00672433333329536">
                <text:p>0.00672433333329536</text:p>
              </table:table-cell>
              <table:table-cell office:value-type="float" office:value="0.896864333333118">
                <text:p>0.896864333333118</text:p>
              </table:table-cell>
              <table:table-cell office:value-type="float" office:value="13.2660506566366">
                <text:p>13.2660506566366</text:p>
              </table:table-cell>
              <table:table-cell office:value-type="float" office:value="19.5326793333331">
                <text:p>19.5326793333331</text:p>
              </table:table-cell>
              <table:table-cell office:value-type="float" office:value="0.0440509999997024">
                <text:p>0.0440509999997024</text:p>
              </table:table-cell>
              <table:table-cell office:value-type="float" office:value="13.0455443333335">
                <text:p>13.0455443333335</text:p>
              </table:table-cell>
              <table:table-cell office:value-type="float" office:value="1.77731066666668">
                <text:p>1.77731066666668</text:p>
              </table:table-cell>
              <table:table-cell office:value-type="float" office:value="0.0786756666666406">
                <text:p>0.0786756666666406</text:p>
              </table:table-cell>
              <table:table-cell office:value-type="float" office:value="0.265563333333375">
                <text:p>0.265563333333375</text:p>
              </table:table-cell>
              <table:table-cell office:value-type="float" office:value="0">
                <text:p>0</text:p>
              </table:table-cell>
              <table:table-cell office:value-type="float" office:value="0.0728120000000369">
                <text:p>0.0728120000000369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473334333333242">
                <text:p>0.473334333333242</text:p>
              </table:table-cell>
              <table:table-cell office:value-type="float" office:value="0.00671066666685268">
                <text:p>0.00671066666685268</text:p>
              </table:table-cell>
              <table:table-cell office:value-type="float" office:value="1.46977433333313">
                <text:p>1.46977433333313</text:p>
              </table:table-cell>
              <table:table-cell office:value-type="float" office:value="21.9055156707764">
                <text:p>21.9055156707764</text:p>
              </table:table-cell>
              <table:table-cell office:value-type="float" office:value="47.096167333333">
                <text:p>47.096167333333</text:p>
              </table:table-cell>
              <table:table-cell office:value-type="float" office:value="0.0440120000001419">
                <text:p>0.0440120000001419</text:p>
              </table:table-cell>
              <table:table-cell office:value-type="float" office:value="24.9708776666669">
                <text:p>24.9708776666669</text:p>
              </table:table-cell>
              <table:table-cell office:value-type="float" office:value="3.32354700000011">
                <text:p>3.32354700000011</text:p>
              </table:table-cell>
              <table:table-cell office:value-type="float" office:value="0.0980563333335643">
                <text:p>0.0980563333335643</text:p>
              </table:table-cell>
              <table:table-cell office:value-type="float" office:value="2.02824866666697">
                <text:p>2.02824866666697</text:p>
              </table:table-cell>
              <table:table-cell office:value-type="float" office:value="0.0740513333333486">
                <text:p>0.07405133333334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cm" svg:y="0.316cm" chart:style-name="ch2">
          <text:p>Combined vs Attribute-Based Approaches (Hospital - Cherrypicked)</text:p>
        </chart:title>
        <chart:legend chart:legend-position="end" svg:x="14.054cm" svg:y="3.454cm" style:legend-expansion="high" chart:style-name="ch3"/>
        <chart:plot-area chart:style-name="ch4" table:cell-range-address="'combined vs attr_based'.X1:'combined vs attr_based'.AB11" chart:data-source-has-labels="both" svg:x="1.331cm" svg:y="1.275cm" svg:width="12.403cm" svg:height="7.545cm">
          <chartooo:coordinate-region svg:x="2.323cm" svg:y="1.474cm" svg:width="11.411cm" svg:height="6.699cm"/>
          <chart:axis chart:dimension="x" chart:name="primary-x" chart:style-name="ch5" chartooo:axis-type="auto">
            <chartooo:date-scale/>
            <chart:categories table:cell-range-address="'combined vs attr_based'.X2:'combined vs attr_based'.X11"/>
          </chart:axis>
          <chart:axis chart:dimension="y" chart:name="primary-y" chart:style-name="ch6">
            <chart:title svg:x="0.451cm" svg:y="7.353cm" chart:style-name="ch7">
              <text:p>Number of potentially dirty cells</text:p>
            </chart:title>
            <chart:grid chart:style-name="ch8" chart:class="major"/>
          </chart:axis>
          <chart:series chart:style-name="ch9" chart:values-cell-range-address="'combined vs attr_based'.Y2:'combined vs attr_based'.Y11" chart:label-cell-address="'combined vs attr_based'.Y1:'combined vs attr_based'.Y1" chart:class="chart:bar">
            <chart:data-point chart:repeated="10"/>
          </chart:series>
          <chart:series chart:style-name="ch10" chart:values-cell-range-address="'combined vs attr_based'.Z2:'combined vs attr_based'.Z11" chart:label-cell-address="'combined vs attr_based'.Z1:'combined vs attr_based'.Z1" chart:class="chart:bar">
            <chart:data-point chart:repeated="10"/>
          </chart:series>
          <chart:series chart:style-name="ch11" chart:values-cell-range-address="'combined vs attr_based'.AA2:'combined vs attr_based'.AA11" chart:label-cell-address="'combined vs attr_based'.AA1:'combined vs attr_based'.AA1" chart:class="chart:bar">
            <chart:data-point chart:repeated="10"/>
          </chart:series>
          <chart:series chart:style-name="ch12" chart:values-cell-range-address="'combined vs attr_based'.AB2:'combined vs attr_based'.AB11" chart:label-cell-address="'combined vs attr_based'.AB1:'combined vs attr_based'.AB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vs attr_based'.Y1:'combined vs attr_based'.Y1</svg:desc>
                </draw:g>
              </table:table-cell>
              <table:table-cell office:value-type="string">
                <text:p>Batch 2</text:p>
                <draw:g>
                  <svg:desc>'combined vs attr_based'.Z1:'combined vs attr_based'.Z1</svg:desc>
                </draw:g>
              </table:table-cell>
              <table:table-cell office:value-type="string">
                <text:p>Batch 3</text:p>
                <draw:g>
                  <svg:desc>'combined vs attr_based'.AA1:'combined vs attr_based'.AA1</svg:desc>
                </draw:g>
              </table:table-cell>
              <table:table-cell office:value-type="string">
                <text:p>Batch 4</text:p>
                <draw:g>
                  <svg:desc>'combined vs attr_based'.AB1:'combined vs attr_based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X2:'combined vs attr_based'.X11</svg:desc>
                </draw:g>
              </table:table-cell>
              <table:table-cell office:value-type="float" office:value="1946">
                <text:p>1946</text:p>
                <draw:g>
                  <svg:desc>'combined vs attr_based'.Y2:'combined vs attr_based'.Y11</svg:desc>
                </draw:g>
              </table:table-cell>
              <table:table-cell office:value-type="float" office:value="1963">
                <text:p>1963</text:p>
                <draw:g>
                  <svg:desc>'combined vs attr_based'.Z2:'combined vs attr_based'.Z11</svg:desc>
                </draw:g>
              </table:table-cell>
              <table:table-cell office:value-type="float" office:value="2083">
                <text:p>2083</text:p>
                <draw:g>
                  <svg:desc>'combined vs attr_based'.AA2:'combined vs attr_based'.AA11</svg:desc>
                </draw:g>
              </table:table-cell>
              <table:table-cell office:value-type="float" office:value="1949">
                <text:p>1949</text:p>
                <draw:g>
                  <svg:desc>'combined vs attr_based'.AB2:'combined vs attr_based'.A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46">
                <text:p>1946</text:p>
              </table:table-cell>
              <table:table-cell office:value-type="float" office:value="3424">
                <text:p>3424</text:p>
              </table:table-cell>
              <table:table-cell office:value-type="float" office:value="3767">
                <text:p>3767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172">
                <text:p>217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172">
                <text:p>217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1946">
                <text:p>1946</text:p>
              </table:table-cell>
              <table:table-cell office:value-type="float" office:value="3424">
                <text:p>3424</text:p>
              </table:table-cell>
              <table:table-cell office:value-type="float" office:value="3767">
                <text:p>3767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A_attr</text:p>
              </table:table-cell>
              <table:table-cell office:value-type="float" office:value="1946">
                <text:p>1946</text:p>
              </table:table-cell>
              <table:table-cell office:value-type="float" office:value="1963">
                <text:p>1963</text:p>
              </table:table-cell>
              <table:table-cell office:value-type="float" office:value="2083">
                <text:p>208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1946">
                <text:p>1946</text:p>
              </table:table-cell>
              <table:table-cell office:value-type="float" office:value="3423">
                <text:p>3423</text:p>
              </table:table-cell>
              <table:table-cell office:value-type="float" office:value="3824">
                <text:p>382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206">
                <text:p>220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191">
                <text:p>2191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1946">
                <text:p>1946</text:p>
              </table:table-cell>
              <table:table-cell office:value-type="float" office:value="3423">
                <text:p>3423</text:p>
              </table:table-cell>
              <table:table-cell office:value-type="float" office:value="3824">
                <text:p>3824</text:p>
              </table:table-cell>
              <table:table-cell office:value-type="float" office:value="6214">
                <text:p>62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